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tkinson Hyperlegible Next"/>
    </style:style>
    <style:style style:name="P2" style:family="paragraph" style:parent-style-name="Text_20_body" style:list-style-name="L1">
      <style:paragraph-properties fo:text-align="justify" style:justify-single-word="false"/>
      <style:text-properties style:font-name="Atkinson Hyperlegible Next"/>
    </style:style>
    <style:style style:name="P3" style:family="paragraph" style:parent-style-name="Text_20_body" style:list-style-name="L2">
      <style:paragraph-properties fo:text-align="justify" style:justify-single-word="false"/>
      <style:text-properties style:font-name="Atkinson Hyperlegible Next"/>
    </style:style>
    <style:style style:name="P4" style:family="paragraph" style:parent-style-name="Text_20_body" style:list-style-name="L3">
      <style:paragraph-properties fo:text-align="justify" style:justify-single-word="false"/>
      <style:text-properties style:font-name="Atkinson Hyperlegible Next"/>
    </style:style>
    <style:style style:name="P5" style:family="paragraph" style:parent-style-name="Text_20_body" style:list-style-name="L4">
      <style:paragraph-properties fo:text-align="justify" style:justify-single-word="false"/>
      <style:text-properties style:font-name="Atkinson Hyperlegible Next"/>
    </style:style>
    <style:style style:name="P6" style:family="paragraph" style:parent-style-name="Text_20_body" style:list-style-name="L5">
      <style:paragraph-properties fo:text-align="justify" style:justify-single-word="false"/>
      <style:text-properties style:font-name="Atkinson Hyperlegible Next"/>
    </style:style>
    <style:style style:name="P7" style:family="paragraph" style:parent-style-name="Text_20_body" style:list-style-name="L6">
      <style:paragraph-properties fo:text-align="justify" style:justify-single-word="false"/>
      <style:text-properties style:font-name="Atkinson Hyperlegible Next"/>
    </style:style>
    <style:style style:name="P8" style:family="paragraph" style:parent-style-name="Text_20_body" style:list-style-name="L7">
      <style:paragraph-properties fo:text-align="justify" style:justify-single-word="false"/>
      <style:text-properties style:font-name="Atkinson Hyperlegible Next"/>
    </style:style>
    <style:style style:name="P9" style:family="paragraph" style:parent-style-name="Text_20_body" style:list-style-name="L8">
      <style:paragraph-properties fo:text-align="justify" style:justify-single-word="false"/>
      <style:text-properties style:font-name="Atkinson Hyperlegible Next"/>
    </style:style>
    <style:style style:name="P10" style:family="paragraph" style:parent-style-name="Text_20_body" style:list-style-name="L9">
      <style:paragraph-properties fo:text-align="justify" style:justify-single-word="false"/>
      <style:text-properties style:font-name="Atkinson Hyperlegible Next"/>
    </style:style>
    <style:style style:name="P11" style:family="paragraph" style:parent-style-name="Text_20_body" style:list-style-name="L10">
      <style:paragraph-properties fo:text-align="justify" style:justify-single-word="false"/>
      <style:text-properties style:font-name="Atkinson Hyperlegible Next"/>
    </style:style>
    <style:style style:name="P12" style:family="paragraph" style:parent-style-name="Text_20_body" style:list-style-name="L11">
      <style:paragraph-properties fo:text-align="justify" style:justify-single-word="false"/>
      <style:text-properties style:font-name="Atkinson Hyperlegible Next"/>
    </style:style>
    <style:style style:name="P13" style:family="paragraph" style:parent-style-name="Text_20_body" style:list-style-name="L12">
      <style:paragraph-properties fo:text-align="justify" style:justify-single-word="false"/>
      <style:text-properties style:font-name="Atkinson Hyperlegible Next"/>
    </style:style>
    <style:style style:name="P14" style:family="paragraph" style:parent-style-name="Text_20_body" style:list-style-name="L13">
      <style:paragraph-properties fo:text-align="justify" style:justify-single-word="false"/>
      <style:text-properties style:font-name="Atkinson Hyperlegible Next"/>
    </style:style>
    <style:style style:name="P15" style:family="paragraph" style:parent-style-name="Text_20_body" style:list-style-name="L151">
      <style:paragraph-properties fo:text-align="justify" style:justify-single-word="false"/>
      <style:text-properties style:font-name="Atkinson Hyperlegible Next"/>
    </style:style>
    <style:style style:name="P16" style:family="paragraph" style:parent-style-name="Text_20_body" style:list-style-name="L153">
      <style:paragraph-properties fo:text-align="justify" style:justify-single-word="false"/>
      <style:text-properties style:font-name="Atkinson Hyperlegible Next"/>
    </style:style>
    <style:style style:name="P17" style:family="paragraph" style:parent-style-name="Text_20_body" style:list-style-name="L154">
      <style:paragraph-properties fo:text-align="justify" style:justify-single-word="false"/>
      <style:text-properties style:font-name="Atkinson Hyperlegible Next"/>
    </style:style>
    <style:style style:name="P18" style:family="paragraph" style:parent-style-name="Text_20_body" style:list-style-name="L155">
      <style:paragraph-properties fo:text-align="justify" style:justify-single-word="false"/>
      <style:text-properties style:font-name="Atkinson Hyperlegible Next"/>
    </style:style>
    <style:style style:name="P19" style:family="paragraph" style:parent-style-name="Text_20_body" style:list-style-name="L161">
      <style:paragraph-properties fo:text-align="justify" style:justify-single-word="false"/>
      <style:text-properties style:font-name="Atkinson Hyperlegible Next"/>
    </style:style>
    <style:style style:name="P20" style:family="paragraph" style:parent-style-name="Text_20_body" style:list-style-name="L162">
      <style:paragraph-properties fo:text-align="justify" style:justify-single-word="false"/>
      <style:text-properties style:font-name="Atkinson Hyperlegible Next"/>
    </style:style>
    <style:style style:name="P21" style:family="paragraph" style:parent-style-name="Text_20_body" style:list-style-name="L167">
      <style:paragraph-properties fo:text-align="justify" style:justify-single-word="false"/>
      <style:text-properties style:font-name="Atkinson Hyperlegible Next"/>
    </style:style>
    <style:style style:name="P22" style:family="paragraph" style:parent-style-name="Text_20_body" style:list-style-name="L168">
      <style:paragraph-properties fo:text-align="justify" style:justify-single-word="false"/>
      <style:text-properties style:font-name="Atkinson Hyperlegible Next"/>
    </style:style>
    <style:style style:name="P23" style:family="paragraph" style:parent-style-name="Text_20_body">
      <style:paragraph-properties fo:text-align="justify" style:justify-single-word="false"/>
    </style:style>
    <style:style style:name="P24" style:family="paragraph" style:parent-style-name="Text_20_body" style:list-style-name="L14">
      <style:paragraph-properties fo:text-align="justify" style:justify-single-word="false"/>
    </style:style>
    <style:style style:name="P25" style:family="paragraph" style:parent-style-name="Text_20_body" style:list-style-name="L15">
      <style:paragraph-properties fo:text-align="justify" style:justify-single-word="false"/>
    </style:style>
    <style:style style:name="P26" style:family="paragraph" style:parent-style-name="Text_20_body" style:list-style-name="L16">
      <style:paragraph-properties fo:text-align="justify" style:justify-single-word="false"/>
    </style:style>
    <style:style style:name="P27" style:family="paragraph" style:parent-style-name="Text_20_body" style:list-style-name="L17">
      <style:paragraph-properties fo:text-align="justify" style:justify-single-word="false"/>
    </style:style>
    <style:style style:name="P28" style:family="paragraph" style:parent-style-name="Text_20_body" style:list-style-name="L18">
      <style:paragraph-properties fo:text-align="justify" style:justify-single-word="false"/>
    </style:style>
    <style:style style:name="P29" style:family="paragraph" style:parent-style-name="Text_20_body" style:list-style-name="L19">
      <style:paragraph-properties fo:text-align="justify" style:justify-single-word="false"/>
    </style:style>
    <style:style style:name="P30" style:family="paragraph" style:parent-style-name="Text_20_body" style:list-style-name="L20">
      <style:paragraph-properties fo:text-align="justify" style:justify-single-word="false"/>
    </style:style>
    <style:style style:name="P31" style:family="paragraph" style:parent-style-name="Text_20_body" style:list-style-name="L21">
      <style:paragraph-properties fo:text-align="justify" style:justify-single-word="false"/>
    </style:style>
    <style:style style:name="P32" style:family="paragraph" style:parent-style-name="Text_20_body" style:list-style-name="L22">
      <style:paragraph-properties fo:text-align="justify" style:justify-single-word="false"/>
    </style:style>
    <style:style style:name="P33" style:family="paragraph" style:parent-style-name="Text_20_body" style:list-style-name="L23">
      <style:paragraph-properties fo:text-align="justify" style:justify-single-word="false"/>
    </style:style>
    <style:style style:name="P34" style:family="paragraph" style:parent-style-name="Text_20_body" style:list-style-name="L24">
      <style:paragraph-properties fo:text-align="justify" style:justify-single-word="false"/>
    </style:style>
    <style:style style:name="P35" style:family="paragraph" style:parent-style-name="Text_20_body" style:list-style-name="L25">
      <style:paragraph-properties fo:text-align="justify" style:justify-single-word="false"/>
    </style:style>
    <style:style style:name="P36" style:family="paragraph" style:parent-style-name="Text_20_body" style:list-style-name="L26">
      <style:paragraph-properties fo:text-align="justify" style:justify-single-word="false"/>
    </style:style>
    <style:style style:name="P37" style:family="paragraph" style:parent-style-name="Text_20_body" style:list-style-name="L27">
      <style:paragraph-properties fo:text-align="justify" style:justify-single-word="false"/>
    </style:style>
    <style:style style:name="P38" style:family="paragraph" style:parent-style-name="Text_20_body" style:list-style-name="L28">
      <style:paragraph-properties fo:text-align="justify" style:justify-single-word="false"/>
    </style:style>
    <style:style style:name="P39" style:family="paragraph" style:parent-style-name="Text_20_body" style:list-style-name="L29">
      <style:paragraph-properties fo:text-align="justify" style:justify-single-word="false"/>
    </style:style>
    <style:style style:name="P40" style:family="paragraph" style:parent-style-name="Text_20_body" style:list-style-name="L30">
      <style:paragraph-properties fo:text-align="justify" style:justify-single-word="false"/>
    </style:style>
    <style:style style:name="P41" style:family="paragraph" style:parent-style-name="Text_20_body" style:list-style-name="L31">
      <style:paragraph-properties fo:text-align="justify" style:justify-single-word="false"/>
    </style:style>
    <style:style style:name="P42" style:family="paragraph" style:parent-style-name="Text_20_body" style:list-style-name="L32">
      <style:paragraph-properties fo:text-align="justify" style:justify-single-word="false"/>
    </style:style>
    <style:style style:name="P43" style:family="paragraph" style:parent-style-name="Text_20_body" style:list-style-name="L33">
      <style:paragraph-properties fo:text-align="justify" style:justify-single-word="false"/>
    </style:style>
    <style:style style:name="P44" style:family="paragraph" style:parent-style-name="Text_20_body" style:list-style-name="L34">
      <style:paragraph-properties fo:text-align="justify" style:justify-single-word="false"/>
    </style:style>
    <style:style style:name="P45" style:family="paragraph" style:parent-style-name="Text_20_body" style:list-style-name="L35">
      <style:paragraph-properties fo:text-align="justify" style:justify-single-word="false"/>
    </style:style>
    <style:style style:name="P46" style:family="paragraph" style:parent-style-name="Text_20_body" style:list-style-name="L36">
      <style:paragraph-properties fo:text-align="justify" style:justify-single-word="false"/>
    </style:style>
    <style:style style:name="P47" style:family="paragraph" style:parent-style-name="Text_20_body" style:list-style-name="L37">
      <style:paragraph-properties fo:text-align="justify" style:justify-single-word="false"/>
    </style:style>
    <style:style style:name="P48" style:family="paragraph" style:parent-style-name="Text_20_body" style:list-style-name="L38">
      <style:paragraph-properties fo:text-align="justify" style:justify-single-word="false"/>
    </style:style>
    <style:style style:name="P49" style:family="paragraph" style:parent-style-name="Text_20_body" style:list-style-name="L39">
      <style:paragraph-properties fo:text-align="justify" style:justify-single-word="false"/>
    </style:style>
    <style:style style:name="P50" style:family="paragraph" style:parent-style-name="Text_20_body" style:list-style-name="L40">
      <style:paragraph-properties fo:text-align="justify" style:justify-single-word="false"/>
    </style:style>
    <style:style style:name="P51" style:family="paragraph" style:parent-style-name="Text_20_body" style:list-style-name="L41">
      <style:paragraph-properties fo:text-align="justify" style:justify-single-word="false"/>
    </style:style>
    <style:style style:name="P52" style:family="paragraph" style:parent-style-name="Text_20_body" style:list-style-name="L42">
      <style:paragraph-properties fo:text-align="justify" style:justify-single-word="false"/>
    </style:style>
    <style:style style:name="P53" style:family="paragraph" style:parent-style-name="Text_20_body" style:list-style-name="L43">
      <style:paragraph-properties fo:text-align="justify" style:justify-single-word="false"/>
    </style:style>
    <style:style style:name="P54" style:family="paragraph" style:parent-style-name="Text_20_body" style:list-style-name="L44">
      <style:paragraph-properties fo:text-align="justify" style:justify-single-word="false"/>
    </style:style>
    <style:style style:name="P55" style:family="paragraph" style:parent-style-name="Text_20_body" style:list-style-name="L45">
      <style:paragraph-properties fo:text-align="justify" style:justify-single-word="false"/>
    </style:style>
    <style:style style:name="P56" style:family="paragraph" style:parent-style-name="Text_20_body" style:list-style-name="L46">
      <style:paragraph-properties fo:text-align="justify" style:justify-single-word="false"/>
    </style:style>
    <style:style style:name="P57" style:family="paragraph" style:parent-style-name="Text_20_body" style:list-style-name="L47">
      <style:paragraph-properties fo:text-align="justify" style:justify-single-word="false"/>
    </style:style>
    <style:style style:name="P58" style:family="paragraph" style:parent-style-name="Text_20_body" style:list-style-name="L48">
      <style:paragraph-properties fo:text-align="justify" style:justify-single-word="false"/>
    </style:style>
    <style:style style:name="P59" style:family="paragraph" style:parent-style-name="Text_20_body" style:list-style-name="L49">
      <style:paragraph-properties fo:text-align="justify" style:justify-single-word="false"/>
    </style:style>
    <style:style style:name="P60" style:family="paragraph" style:parent-style-name="Text_20_body" style:list-style-name="L50">
      <style:paragraph-properties fo:text-align="justify" style:justify-single-word="false"/>
    </style:style>
    <style:style style:name="P61" style:family="paragraph" style:parent-style-name="Text_20_body" style:list-style-name="L51">
      <style:paragraph-properties fo:text-align="justify" style:justify-single-word="false"/>
    </style:style>
    <style:style style:name="P62" style:family="paragraph" style:parent-style-name="Text_20_body" style:list-style-name="L52">
      <style:paragraph-properties fo:text-align="justify" style:justify-single-word="false"/>
    </style:style>
    <style:style style:name="P63" style:family="paragraph" style:parent-style-name="Text_20_body" style:list-style-name="L53">
      <style:paragraph-properties fo:text-align="justify" style:justify-single-word="false"/>
    </style:style>
    <style:style style:name="P64" style:family="paragraph" style:parent-style-name="Text_20_body" style:list-style-name="L54">
      <style:paragraph-properties fo:text-align="justify" style:justify-single-word="false"/>
    </style:style>
    <style:style style:name="P65" style:family="paragraph" style:parent-style-name="Text_20_body" style:list-style-name="L55">
      <style:paragraph-properties fo:text-align="justify" style:justify-single-word="false"/>
    </style:style>
    <style:style style:name="P66" style:family="paragraph" style:parent-style-name="Text_20_body" style:list-style-name="L56">
      <style:paragraph-properties fo:text-align="justify" style:justify-single-word="false"/>
    </style:style>
    <style:style style:name="P67" style:family="paragraph" style:parent-style-name="Text_20_body" style:list-style-name="L57">
      <style:paragraph-properties fo:text-align="justify" style:justify-single-word="false"/>
    </style:style>
    <style:style style:name="P68" style:family="paragraph" style:parent-style-name="Text_20_body" style:list-style-name="L58">
      <style:paragraph-properties fo:text-align="justify" style:justify-single-word="false"/>
    </style:style>
    <style:style style:name="P69" style:family="paragraph" style:parent-style-name="Text_20_body" style:list-style-name="L59">
      <style:paragraph-properties fo:text-align="justify" style:justify-single-word="false"/>
    </style:style>
    <style:style style:name="P70" style:family="paragraph" style:parent-style-name="Text_20_body" style:list-style-name="L60">
      <style:paragraph-properties fo:text-align="justify" style:justify-single-word="false"/>
    </style:style>
    <style:style style:name="P71" style:family="paragraph" style:parent-style-name="Text_20_body" style:list-style-name="L61">
      <style:paragraph-properties fo:text-align="justify" style:justify-single-word="false"/>
    </style:style>
    <style:style style:name="P72" style:family="paragraph" style:parent-style-name="Text_20_body" style:list-style-name="L62">
      <style:paragraph-properties fo:text-align="justify" style:justify-single-word="false"/>
    </style:style>
    <style:style style:name="P73" style:family="paragraph" style:parent-style-name="Text_20_body" style:list-style-name="L63">
      <style:paragraph-properties fo:text-align="justify" style:justify-single-word="false"/>
    </style:style>
    <style:style style:name="P74" style:family="paragraph" style:parent-style-name="Text_20_body" style:list-style-name="L64">
      <style:paragraph-properties fo:text-align="justify" style:justify-single-word="false"/>
    </style:style>
    <style:style style:name="P75" style:family="paragraph" style:parent-style-name="Text_20_body" style:list-style-name="L65">
      <style:paragraph-properties fo:text-align="justify" style:justify-single-word="false"/>
    </style:style>
    <style:style style:name="P76" style:family="paragraph" style:parent-style-name="Text_20_body" style:list-style-name="L66">
      <style:paragraph-properties fo:text-align="justify" style:justify-single-word="false"/>
    </style:style>
    <style:style style:name="P77" style:family="paragraph" style:parent-style-name="Text_20_body" style:list-style-name="L67">
      <style:paragraph-properties fo:text-align="justify" style:justify-single-word="false"/>
    </style:style>
    <style:style style:name="P78" style:family="paragraph" style:parent-style-name="Text_20_body" style:list-style-name="L68">
      <style:paragraph-properties fo:text-align="justify" style:justify-single-word="false"/>
    </style:style>
    <style:style style:name="P79" style:family="paragraph" style:parent-style-name="Text_20_body" style:list-style-name="L69">
      <style:paragraph-properties fo:text-align="justify" style:justify-single-word="false"/>
    </style:style>
    <style:style style:name="P80" style:family="paragraph" style:parent-style-name="Text_20_body" style:list-style-name="L70">
      <style:paragraph-properties fo:text-align="justify" style:justify-single-word="false"/>
    </style:style>
    <style:style style:name="P81" style:family="paragraph" style:parent-style-name="Text_20_body" style:list-style-name="L71">
      <style:paragraph-properties fo:text-align="justify" style:justify-single-word="false"/>
    </style:style>
    <style:style style:name="P82" style:family="paragraph" style:parent-style-name="Text_20_body" style:list-style-name="L72">
      <style:paragraph-properties fo:text-align="justify" style:justify-single-word="false"/>
    </style:style>
    <style:style style:name="P83" style:family="paragraph" style:parent-style-name="Text_20_body" style:list-style-name="L73">
      <style:paragraph-properties fo:text-align="justify" style:justify-single-word="false"/>
    </style:style>
    <style:style style:name="P84" style:family="paragraph" style:parent-style-name="Text_20_body" style:list-style-name="L74">
      <style:paragraph-properties fo:text-align="justify" style:justify-single-word="false"/>
    </style:style>
    <style:style style:name="P85" style:family="paragraph" style:parent-style-name="Text_20_body" style:list-style-name="L75">
      <style:paragraph-properties fo:text-align="justify" style:justify-single-word="false"/>
    </style:style>
    <style:style style:name="P86" style:family="paragraph" style:parent-style-name="Text_20_body" style:list-style-name="L76">
      <style:paragraph-properties fo:text-align="justify" style:justify-single-word="false"/>
    </style:style>
    <style:style style:name="P87" style:family="paragraph" style:parent-style-name="Text_20_body" style:list-style-name="L77">
      <style:paragraph-properties fo:text-align="justify" style:justify-single-word="false"/>
    </style:style>
    <style:style style:name="P88" style:family="paragraph" style:parent-style-name="Text_20_body" style:list-style-name="L78">
      <style:paragraph-properties fo:text-align="justify" style:justify-single-word="false"/>
    </style:style>
    <style:style style:name="P89" style:family="paragraph" style:parent-style-name="Text_20_body" style:list-style-name="L79">
      <style:paragraph-properties fo:text-align="justify" style:justify-single-word="false"/>
    </style:style>
    <style:style style:name="P90" style:family="paragraph" style:parent-style-name="Text_20_body" style:list-style-name="L80">
      <style:paragraph-properties fo:text-align="justify" style:justify-single-word="false"/>
    </style:style>
    <style:style style:name="P91" style:family="paragraph" style:parent-style-name="Text_20_body" style:list-style-name="L81">
      <style:paragraph-properties fo:text-align="justify" style:justify-single-word="false"/>
    </style:style>
    <style:style style:name="P92" style:family="paragraph" style:parent-style-name="Text_20_body" style:list-style-name="L82">
      <style:paragraph-properties fo:text-align="justify" style:justify-single-word="false"/>
    </style:style>
    <style:style style:name="P93" style:family="paragraph" style:parent-style-name="Text_20_body" style:list-style-name="L83">
      <style:paragraph-properties fo:text-align="justify" style:justify-single-word="false"/>
    </style:style>
    <style:style style:name="P94" style:family="paragraph" style:parent-style-name="Text_20_body" style:list-style-name="L84">
      <style:paragraph-properties fo:text-align="justify" style:justify-single-word="false"/>
    </style:style>
    <style:style style:name="P95" style:family="paragraph" style:parent-style-name="Text_20_body" style:list-style-name="L85">
      <style:paragraph-properties fo:text-align="justify" style:justify-single-word="false"/>
    </style:style>
    <style:style style:name="P96" style:family="paragraph" style:parent-style-name="Text_20_body" style:list-style-name="L86">
      <style:paragraph-properties fo:text-align="justify" style:justify-single-word="false"/>
    </style:style>
    <style:style style:name="P97" style:family="paragraph" style:parent-style-name="Text_20_body" style:list-style-name="L87">
      <style:paragraph-properties fo:text-align="justify" style:justify-single-word="false"/>
    </style:style>
    <style:style style:name="P98" style:family="paragraph" style:parent-style-name="Text_20_body" style:list-style-name="L88">
      <style:paragraph-properties fo:text-align="justify" style:justify-single-word="false"/>
    </style:style>
    <style:style style:name="P99" style:family="paragraph" style:parent-style-name="Text_20_body" style:list-style-name="L89">
      <style:paragraph-properties fo:text-align="justify" style:justify-single-word="false"/>
    </style:style>
    <style:style style:name="P100" style:family="paragraph" style:parent-style-name="Text_20_body" style:list-style-name="L90">
      <style:paragraph-properties fo:text-align="justify" style:justify-single-word="false"/>
    </style:style>
    <style:style style:name="P101" style:family="paragraph" style:parent-style-name="Text_20_body" style:list-style-name="L91">
      <style:paragraph-properties fo:text-align="justify" style:justify-single-word="false"/>
    </style:style>
    <style:style style:name="P102" style:family="paragraph" style:parent-style-name="Text_20_body" style:list-style-name="L92">
      <style:paragraph-properties fo:text-align="justify" style:justify-single-word="false"/>
    </style:style>
    <style:style style:name="P103" style:family="paragraph" style:parent-style-name="Text_20_body" style:list-style-name="L93">
      <style:paragraph-properties fo:text-align="justify" style:justify-single-word="false"/>
    </style:style>
    <style:style style:name="P104" style:family="paragraph" style:parent-style-name="Text_20_body" style:list-style-name="L94">
      <style:paragraph-properties fo:text-align="justify" style:justify-single-word="false"/>
    </style:style>
    <style:style style:name="P105" style:family="paragraph" style:parent-style-name="Text_20_body" style:list-style-name="L95">
      <style:paragraph-properties fo:text-align="justify" style:justify-single-word="false"/>
    </style:style>
    <style:style style:name="P106" style:family="paragraph" style:parent-style-name="Text_20_body" style:list-style-name="L96">
      <style:paragraph-properties fo:text-align="justify" style:justify-single-word="false"/>
    </style:style>
    <style:style style:name="P107" style:family="paragraph" style:parent-style-name="Text_20_body" style:list-style-name="L97">
      <style:paragraph-properties fo:text-align="justify" style:justify-single-word="false"/>
    </style:style>
    <style:style style:name="P108" style:family="paragraph" style:parent-style-name="Text_20_body" style:list-style-name="L98">
      <style:paragraph-properties fo:text-align="justify" style:justify-single-word="false"/>
    </style:style>
    <style:style style:name="P109" style:family="paragraph" style:parent-style-name="Text_20_body" style:list-style-name="L99">
      <style:paragraph-properties fo:text-align="justify" style:justify-single-word="false"/>
    </style:style>
    <style:style style:name="P110" style:family="paragraph" style:parent-style-name="Text_20_body" style:list-style-name="L100">
      <style:paragraph-properties fo:text-align="justify" style:justify-single-word="false"/>
    </style:style>
    <style:style style:name="P111" style:family="paragraph" style:parent-style-name="Text_20_body" style:list-style-name="L101">
      <style:paragraph-properties fo:text-align="justify" style:justify-single-word="false"/>
    </style:style>
    <style:style style:name="P112" style:family="paragraph" style:parent-style-name="Text_20_body" style:list-style-name="L102">
      <style:paragraph-properties fo:text-align="justify" style:justify-single-word="false"/>
    </style:style>
    <style:style style:name="P113" style:family="paragraph" style:parent-style-name="Text_20_body" style:list-style-name="L103">
      <style:paragraph-properties fo:text-align="justify" style:justify-single-word="false"/>
    </style:style>
    <style:style style:name="P114" style:family="paragraph" style:parent-style-name="Text_20_body" style:list-style-name="L104">
      <style:paragraph-properties fo:text-align="justify" style:justify-single-word="false"/>
    </style:style>
    <style:style style:name="P115" style:family="paragraph" style:parent-style-name="Text_20_body" style:list-style-name="L105">
      <style:paragraph-properties fo:text-align="justify" style:justify-single-word="false"/>
    </style:style>
    <style:style style:name="P116" style:family="paragraph" style:parent-style-name="Text_20_body" style:list-style-name="L106">
      <style:paragraph-properties fo:text-align="justify" style:justify-single-word="false"/>
    </style:style>
    <style:style style:name="P117" style:family="paragraph" style:parent-style-name="Text_20_body" style:list-style-name="L107">
      <style:paragraph-properties fo:text-align="justify" style:justify-single-word="false"/>
    </style:style>
    <style:style style:name="P118" style:family="paragraph" style:parent-style-name="Text_20_body" style:list-style-name="L108">
      <style:paragraph-properties fo:text-align="justify" style:justify-single-word="false"/>
    </style:style>
    <style:style style:name="P119" style:family="paragraph" style:parent-style-name="Text_20_body" style:list-style-name="L109">
      <style:paragraph-properties fo:text-align="justify" style:justify-single-word="false"/>
    </style:style>
    <style:style style:name="P120" style:family="paragraph" style:parent-style-name="Text_20_body" style:list-style-name="L110">
      <style:paragraph-properties fo:text-align="justify" style:justify-single-word="false"/>
    </style:style>
    <style:style style:name="P121" style:family="paragraph" style:parent-style-name="Text_20_body" style:list-style-name="L111">
      <style:paragraph-properties fo:text-align="justify" style:justify-single-word="false"/>
    </style:style>
    <style:style style:name="P122" style:family="paragraph" style:parent-style-name="Text_20_body" style:list-style-name="L112">
      <style:paragraph-properties fo:text-align="justify" style:justify-single-word="false"/>
    </style:style>
    <style:style style:name="P123" style:family="paragraph" style:parent-style-name="Text_20_body" style:list-style-name="L113">
      <style:paragraph-properties fo:text-align="justify" style:justify-single-word="false"/>
    </style:style>
    <style:style style:name="P124" style:family="paragraph" style:parent-style-name="Text_20_body" style:list-style-name="L114">
      <style:paragraph-properties fo:text-align="justify" style:justify-single-word="false"/>
    </style:style>
    <style:style style:name="P125" style:family="paragraph" style:parent-style-name="Text_20_body" style:list-style-name="L115">
      <style:paragraph-properties fo:text-align="justify" style:justify-single-word="false"/>
    </style:style>
    <style:style style:name="P126" style:family="paragraph" style:parent-style-name="Text_20_body" style:list-style-name="L116">
      <style:paragraph-properties fo:text-align="justify" style:justify-single-word="false"/>
    </style:style>
    <style:style style:name="P127" style:family="paragraph" style:parent-style-name="Text_20_body" style:list-style-name="L117">
      <style:paragraph-properties fo:text-align="justify" style:justify-single-word="false"/>
    </style:style>
    <style:style style:name="P128" style:family="paragraph" style:parent-style-name="Text_20_body" style:list-style-name="L118">
      <style:paragraph-properties fo:text-align="justify" style:justify-single-word="false"/>
    </style:style>
    <style:style style:name="P129" style:family="paragraph" style:parent-style-name="Text_20_body" style:list-style-name="L119">
      <style:paragraph-properties fo:text-align="justify" style:justify-single-word="false"/>
    </style:style>
    <style:style style:name="P130" style:family="paragraph" style:parent-style-name="Text_20_body" style:list-style-name="L120">
      <style:paragraph-properties fo:text-align="justify" style:justify-single-word="false"/>
    </style:style>
    <style:style style:name="P131" style:family="paragraph" style:parent-style-name="Text_20_body" style:list-style-name="L121">
      <style:paragraph-properties fo:text-align="justify" style:justify-single-word="false"/>
    </style:style>
    <style:style style:name="P132" style:family="paragraph" style:parent-style-name="Text_20_body" style:list-style-name="L122">
      <style:paragraph-properties fo:text-align="justify" style:justify-single-word="false"/>
    </style:style>
    <style:style style:name="P133" style:family="paragraph" style:parent-style-name="Text_20_body" style:list-style-name="L123">
      <style:paragraph-properties fo:text-align="justify" style:justify-single-word="false"/>
    </style:style>
    <style:style style:name="P134" style:family="paragraph" style:parent-style-name="Text_20_body" style:list-style-name="L124">
      <style:paragraph-properties fo:text-align="justify" style:justify-single-word="false"/>
    </style:style>
    <style:style style:name="P135" style:family="paragraph" style:parent-style-name="Text_20_body" style:list-style-name="L125">
      <style:paragraph-properties fo:text-align="justify" style:justify-single-word="false"/>
    </style:style>
    <style:style style:name="P136" style:family="paragraph" style:parent-style-name="Text_20_body" style:list-style-name="L126">
      <style:paragraph-properties fo:text-align="justify" style:justify-single-word="false"/>
    </style:style>
    <style:style style:name="P137" style:family="paragraph" style:parent-style-name="Text_20_body" style:list-style-name="L127">
      <style:paragraph-properties fo:text-align="justify" style:justify-single-word="false"/>
    </style:style>
    <style:style style:name="P138" style:family="paragraph" style:parent-style-name="Text_20_body" style:list-style-name="L128">
      <style:paragraph-properties fo:text-align="justify" style:justify-single-word="false"/>
    </style:style>
    <style:style style:name="P139" style:family="paragraph" style:parent-style-name="Text_20_body" style:list-style-name="L129">
      <style:paragraph-properties fo:text-align="justify" style:justify-single-word="false"/>
    </style:style>
    <style:style style:name="P140" style:family="paragraph" style:parent-style-name="Text_20_body" style:list-style-name="L130">
      <style:paragraph-properties fo:text-align="justify" style:justify-single-word="false"/>
    </style:style>
    <style:style style:name="P141" style:family="paragraph" style:parent-style-name="Text_20_body" style:list-style-name="L131">
      <style:paragraph-properties fo:text-align="justify" style:justify-single-word="false"/>
    </style:style>
    <style:style style:name="P142" style:family="paragraph" style:parent-style-name="Text_20_body" style:list-style-name="L132">
      <style:paragraph-properties fo:text-align="justify" style:justify-single-word="false"/>
    </style:style>
    <style:style style:name="P143" style:family="paragraph" style:parent-style-name="Text_20_body" style:list-style-name="L133">
      <style:paragraph-properties fo:text-align="justify" style:justify-single-word="false"/>
    </style:style>
    <style:style style:name="P144" style:family="paragraph" style:parent-style-name="Text_20_body" style:list-style-name="L134">
      <style:paragraph-properties fo:text-align="justify" style:justify-single-word="false"/>
    </style:style>
    <style:style style:name="P145" style:family="paragraph" style:parent-style-name="Text_20_body" style:list-style-name="L135">
      <style:paragraph-properties fo:text-align="justify" style:justify-single-word="false"/>
    </style:style>
    <style:style style:name="P146" style:family="paragraph" style:parent-style-name="Text_20_body" style:list-style-name="L136">
      <style:paragraph-properties fo:text-align="justify" style:justify-single-word="false"/>
    </style:style>
    <style:style style:name="P147" style:family="paragraph" style:parent-style-name="Text_20_body" style:list-style-name="L137">
      <style:paragraph-properties fo:text-align="justify" style:justify-single-word="false"/>
    </style:style>
    <style:style style:name="P148" style:family="paragraph" style:parent-style-name="Text_20_body" style:list-style-name="L138">
      <style:paragraph-properties fo:text-align="justify" style:justify-single-word="false"/>
    </style:style>
    <style:style style:name="P149" style:family="paragraph" style:parent-style-name="Text_20_body" style:list-style-name="L139">
      <style:paragraph-properties fo:text-align="justify" style:justify-single-word="false"/>
    </style:style>
    <style:style style:name="P150" style:family="paragraph" style:parent-style-name="Text_20_body" style:list-style-name="L140">
      <style:paragraph-properties fo:text-align="justify" style:justify-single-word="false"/>
    </style:style>
    <style:style style:name="P151" style:family="paragraph" style:parent-style-name="Text_20_body" style:list-style-name="L141">
      <style:paragraph-properties fo:text-align="justify" style:justify-single-word="false"/>
    </style:style>
    <style:style style:name="P152" style:family="paragraph" style:parent-style-name="Text_20_body" style:list-style-name="L142">
      <style:paragraph-properties fo:text-align="justify" style:justify-single-word="false"/>
    </style:style>
    <style:style style:name="P153" style:family="paragraph" style:parent-style-name="Text_20_body" style:list-style-name="L143">
      <style:paragraph-properties fo:text-align="justify" style:justify-single-word="false"/>
    </style:style>
    <style:style style:name="P154" style:family="paragraph" style:parent-style-name="Text_20_body" style:list-style-name="L144">
      <style:paragraph-properties fo:text-align="justify" style:justify-single-word="false"/>
    </style:style>
    <style:style style:name="P155" style:family="paragraph" style:parent-style-name="Text_20_body" style:list-style-name="L145">
      <style:paragraph-properties fo:text-align="justify" style:justify-single-word="false"/>
    </style:style>
    <style:style style:name="P156" style:family="paragraph" style:parent-style-name="Text_20_body" style:list-style-name="L146">
      <style:paragraph-properties fo:text-align="justify" style:justify-single-word="false"/>
    </style:style>
    <style:style style:name="P157" style:family="paragraph" style:parent-style-name="Text_20_body" style:list-style-name="L147">
      <style:paragraph-properties fo:text-align="justify" style:justify-single-word="false"/>
    </style:style>
    <style:style style:name="P158" style:family="paragraph" style:parent-style-name="Text_20_body" style:list-style-name="L148">
      <style:paragraph-properties fo:text-align="justify" style:justify-single-word="false"/>
    </style:style>
    <style:style style:name="P159" style:family="paragraph" style:parent-style-name="Text_20_body" style:list-style-name="L149">
      <style:paragraph-properties fo:text-align="justify" style:justify-single-word="false"/>
    </style:style>
    <style:style style:name="P160" style:family="paragraph" style:parent-style-name="Text_20_body" style:list-style-name="L150">
      <style:paragraph-properties fo:text-align="justify" style:justify-single-word="false"/>
    </style:style>
    <style:style style:name="P161" style:family="paragraph" style:parent-style-name="Text_20_body" style:list-style-name="L152">
      <style:paragraph-properties fo:text-align="justify" style:justify-single-word="false"/>
    </style:style>
    <style:style style:name="P162" style:family="paragraph" style:parent-style-name="Text_20_body" style:list-style-name="L156">
      <style:paragraph-properties fo:text-align="justify" style:justify-single-word="false"/>
    </style:style>
    <style:style style:name="P163" style:family="paragraph" style:parent-style-name="Text_20_body" style:list-style-name="L157">
      <style:paragraph-properties fo:text-align="justify" style:justify-single-word="false"/>
    </style:style>
    <style:style style:name="P164" style:family="paragraph" style:parent-style-name="Text_20_body" style:list-style-name="L158">
      <style:paragraph-properties fo:text-align="justify" style:justify-single-word="false"/>
    </style:style>
    <style:style style:name="P165" style:family="paragraph" style:parent-style-name="Text_20_body" style:list-style-name="L159">
      <style:paragraph-properties fo:text-align="justify" style:justify-single-word="false"/>
    </style:style>
    <style:style style:name="P166" style:family="paragraph" style:parent-style-name="Text_20_body" style:list-style-name="L160">
      <style:paragraph-properties fo:text-align="justify" style:justify-single-word="false"/>
    </style:style>
    <style:style style:name="P167" style:family="paragraph" style:parent-style-name="Text_20_body" style:list-style-name="L163">
      <style:paragraph-properties fo:text-align="justify" style:justify-single-word="false"/>
    </style:style>
    <style:style style:name="P168" style:family="paragraph" style:parent-style-name="Text_20_body" style:list-style-name="L164">
      <style:paragraph-properties fo:text-align="justify" style:justify-single-word="false"/>
    </style:style>
    <style:style style:name="P169" style:family="paragraph" style:parent-style-name="Text_20_body" style:list-style-name="L165">
      <style:paragraph-properties fo:text-align="justify" style:justify-single-word="false"/>
    </style:style>
    <style:style style:name="P170" style:family="paragraph" style:parent-style-name="Text_20_body" style:list-style-name="L166">
      <style:paragraph-properties fo:text-align="justify" style:justify-single-word="false"/>
    </style:style>
    <style:style style:name="P171" style:family="paragraph" style:parent-style-name="Text_20_body">
      <style:paragraph-properties fo:margin-top="0in" fo:margin-bottom="0in" fo:text-align="justify" style:justify-single-word="false"/>
      <style:text-properties style:font-name="Atkinson Hyperlegible Next"/>
    </style:style>
    <style:style style:name="P172" style:family="paragraph" style:parent-style-name="Text_20_body" style:list-style-name="L1">
      <style:paragraph-properties fo:margin-top="0in" fo:margin-bottom="0in" fo:text-align="justify" style:justify-single-word="false"/>
      <style:text-properties style:font-name="Atkinson Hyperlegible Next"/>
    </style:style>
    <style:style style:name="P173" style:family="paragraph" style:parent-style-name="Text_20_body" style:list-style-name="L2">
      <style:paragraph-properties fo:margin-top="0in" fo:margin-bottom="0in" fo:text-align="justify" style:justify-single-word="false"/>
      <style:text-properties style:font-name="Atkinson Hyperlegible Next"/>
    </style:style>
    <style:style style:name="P174" style:family="paragraph" style:parent-style-name="Text_20_body" style:list-style-name="L3">
      <style:paragraph-properties fo:margin-top="0in" fo:margin-bottom="0in" fo:text-align="justify" style:justify-single-word="false"/>
      <style:text-properties style:font-name="Atkinson Hyperlegible Next"/>
    </style:style>
    <style:style style:name="P175" style:family="paragraph" style:parent-style-name="Text_20_body" style:list-style-name="L4">
      <style:paragraph-properties fo:margin-top="0in" fo:margin-bottom="0in" fo:text-align="justify" style:justify-single-word="false"/>
      <style:text-properties style:font-name="Atkinson Hyperlegible Next"/>
    </style:style>
    <style:style style:name="P176" style:family="paragraph" style:parent-style-name="Text_20_body" style:list-style-name="L5">
      <style:paragraph-properties fo:margin-top="0in" fo:margin-bottom="0in" fo:text-align="justify" style:justify-single-word="false"/>
      <style:text-properties style:font-name="Atkinson Hyperlegible Next"/>
    </style:style>
    <style:style style:name="P177" style:family="paragraph" style:parent-style-name="Text_20_body" style:list-style-name="L6">
      <style:paragraph-properties fo:margin-top="0in" fo:margin-bottom="0in" fo:text-align="justify" style:justify-single-word="false"/>
      <style:text-properties style:font-name="Atkinson Hyperlegible Next"/>
    </style:style>
    <style:style style:name="P178" style:family="paragraph" style:parent-style-name="Text_20_body" style:list-style-name="L7">
      <style:paragraph-properties fo:margin-top="0in" fo:margin-bottom="0in" fo:text-align="justify" style:justify-single-word="false"/>
      <style:text-properties style:font-name="Atkinson Hyperlegible Next"/>
    </style:style>
    <style:style style:name="P179" style:family="paragraph" style:parent-style-name="Text_20_body" style:list-style-name="L8">
      <style:paragraph-properties fo:margin-top="0in" fo:margin-bottom="0in" fo:text-align="justify" style:justify-single-word="false"/>
      <style:text-properties style:font-name="Atkinson Hyperlegible Next"/>
    </style:style>
    <style:style style:name="P180" style:family="paragraph" style:parent-style-name="Text_20_body" style:list-style-name="L9">
      <style:paragraph-properties fo:margin-top="0in" fo:margin-bottom="0in" fo:text-align="justify" style:justify-single-word="false"/>
      <style:text-properties style:font-name="Atkinson Hyperlegible Next"/>
    </style:style>
    <style:style style:name="P181" style:family="paragraph" style:parent-style-name="Text_20_body" style:list-style-name="L10">
      <style:paragraph-properties fo:margin-top="0in" fo:margin-bottom="0in" fo:text-align="justify" style:justify-single-word="false"/>
      <style:text-properties style:font-name="Atkinson Hyperlegible Next"/>
    </style:style>
    <style:style style:name="P182" style:family="paragraph" style:parent-style-name="Text_20_body" style:list-style-name="L11">
      <style:paragraph-properties fo:margin-top="0in" fo:margin-bottom="0in" fo:text-align="justify" style:justify-single-word="false"/>
      <style:text-properties style:font-name="Atkinson Hyperlegible Next"/>
    </style:style>
    <style:style style:name="P183" style:family="paragraph" style:parent-style-name="Text_20_body" style:list-style-name="L12">
      <style:paragraph-properties fo:margin-top="0in" fo:margin-bottom="0in" fo:text-align="justify" style:justify-single-word="false"/>
      <style:text-properties style:font-name="Atkinson Hyperlegible Next"/>
    </style:style>
    <style:style style:name="P184" style:family="paragraph" style:parent-style-name="Text_20_body" style:list-style-name="L13">
      <style:paragraph-properties fo:margin-top="0in" fo:margin-bottom="0in" fo:text-align="justify" style:justify-single-word="false"/>
      <style:text-properties style:font-name="Atkinson Hyperlegible Next"/>
    </style:style>
    <style:style style:name="P185" style:family="paragraph" style:parent-style-name="Text_20_body" style:list-style-name="L153">
      <style:paragraph-properties fo:margin-top="0in" fo:margin-bottom="0in" fo:text-align="justify" style:justify-single-word="false"/>
      <style:text-properties style:font-name="Atkinson Hyperlegible Next"/>
    </style:style>
    <style:style style:name="P186" style:family="paragraph" style:parent-style-name="Text_20_body" style:list-style-name="L154">
      <style:paragraph-properties fo:margin-top="0in" fo:margin-bottom="0in" fo:text-align="justify" style:justify-single-word="false"/>
      <style:text-properties style:font-name="Atkinson Hyperlegible Next"/>
    </style:style>
    <style:style style:name="P187" style:family="paragraph" style:parent-style-name="Text_20_body" style:list-style-name="L155">
      <style:paragraph-properties fo:margin-top="0in" fo:margin-bottom="0in" fo:text-align="justify" style:justify-single-word="false"/>
      <style:text-properties style:font-name="Atkinson Hyperlegible Next"/>
    </style:style>
    <style:style style:name="P188" style:family="paragraph" style:parent-style-name="Text_20_body" style:list-style-name="L162">
      <style:paragraph-properties fo:margin-top="0in" fo:margin-bottom="0in" fo:text-align="justify" style:justify-single-word="false"/>
      <style:text-properties style:font-name="Atkinson Hyperlegible Next"/>
    </style:style>
    <style:style style:name="P189" style:family="paragraph" style:parent-style-name="Text_20_body" style:list-style-name="L167">
      <style:paragraph-properties fo:margin-top="0in" fo:margin-bottom="0in" fo:text-align="justify" style:justify-single-word="false"/>
      <style:text-properties style:font-name="Atkinson Hyperlegible Next"/>
    </style:style>
    <style:style style:name="P190" style:family="paragraph" style:parent-style-name="Text_20_body" style:list-style-name="L168">
      <style:paragraph-properties fo:margin-top="0in" fo:margin-bottom="0in" fo:text-align="justify" style:justify-single-word="false"/>
      <style:text-properties style:font-name="Atkinson Hyperlegible Next"/>
    </style:style>
    <style:style style:name="P191" style:family="paragraph" style:parent-style-name="Text_20_body">
      <style:paragraph-properties fo:margin-top="0in" fo:margin-bottom="0in" fo:text-align="justify" style:justify-single-word="false"/>
    </style:style>
    <style:style style:name="P192" style:family="paragraph" style:parent-style-name="Text_20_body" style:list-style-name="L14">
      <style:paragraph-properties fo:margin-top="0in" fo:margin-bottom="0in" fo:text-align="justify" style:justify-single-word="false"/>
    </style:style>
    <style:style style:name="P193" style:family="paragraph" style:parent-style-name="Text_20_body" style:list-style-name="L15">
      <style:paragraph-properties fo:margin-top="0in" fo:margin-bottom="0in" fo:text-align="justify" style:justify-single-word="false"/>
    </style:style>
    <style:style style:name="P194" style:family="paragraph" style:parent-style-name="Text_20_body" style:list-style-name="L36">
      <style:paragraph-properties fo:margin-top="0in" fo:margin-bottom="0in" fo:text-align="justify" style:justify-single-word="false"/>
    </style:style>
    <style:style style:name="P195" style:family="paragraph" style:parent-style-name="Text_20_body" style:list-style-name="L37">
      <style:paragraph-properties fo:margin-top="0in" fo:margin-bottom="0in" fo:text-align="justify" style:justify-single-word="false"/>
    </style:style>
    <style:style style:name="P196" style:family="paragraph" style:parent-style-name="Text_20_body" style:list-style-name="L38">
      <style:paragraph-properties fo:margin-top="0in" fo:margin-bottom="0in" fo:text-align="justify" style:justify-single-word="false"/>
    </style:style>
    <style:style style:name="P197" style:family="paragraph" style:parent-style-name="Text_20_body" style:list-style-name="L39">
      <style:paragraph-properties fo:margin-top="0in" fo:margin-bottom="0in" fo:text-align="justify" style:justify-single-word="false"/>
    </style:style>
    <style:style style:name="P198" style:family="paragraph" style:parent-style-name="Text_20_body" style:list-style-name="L40">
      <style:paragraph-properties fo:margin-top="0in" fo:margin-bottom="0in" fo:text-align="justify" style:justify-single-word="false"/>
    </style:style>
    <style:style style:name="P199" style:family="paragraph" style:parent-style-name="Text_20_body" style:list-style-name="L41">
      <style:paragraph-properties fo:margin-top="0in" fo:margin-bottom="0in" fo:text-align="justify" style:justify-single-word="false"/>
    </style:style>
    <style:style style:name="P200" style:family="paragraph" style:parent-style-name="Text_20_body" style:list-style-name="L42">
      <style:paragraph-properties fo:margin-top="0in" fo:margin-bottom="0in" fo:text-align="justify" style:justify-single-word="false"/>
    </style:style>
    <style:style style:name="P201" style:family="paragraph" style:parent-style-name="Text_20_body" style:list-style-name="L43">
      <style:paragraph-properties fo:margin-top="0in" fo:margin-bottom="0in" fo:text-align="justify" style:justify-single-word="false"/>
    </style:style>
    <style:style style:name="P202" style:family="paragraph" style:parent-style-name="Text_20_body" style:list-style-name="L44">
      <style:paragraph-properties fo:margin-top="0in" fo:margin-bottom="0in" fo:text-align="justify" style:justify-single-word="false"/>
    </style:style>
    <style:style style:name="P203" style:family="paragraph" style:parent-style-name="Text_20_body" style:list-style-name="L45">
      <style:paragraph-properties fo:margin-top="0in" fo:margin-bottom="0in" fo:text-align="justify" style:justify-single-word="false"/>
    </style:style>
    <style:style style:name="P204" style:family="paragraph" style:parent-style-name="Text_20_body" style:list-style-name="L46">
      <style:paragraph-properties fo:margin-top="0in" fo:margin-bottom="0in" fo:text-align="justify" style:justify-single-word="false"/>
    </style:style>
    <style:style style:name="P205" style:family="paragraph" style:parent-style-name="Text_20_body" style:list-style-name="L47">
      <style:paragraph-properties fo:margin-top="0in" fo:margin-bottom="0in" fo:text-align="justify" style:justify-single-word="false"/>
    </style:style>
    <style:style style:name="P206" style:family="paragraph" style:parent-style-name="Text_20_body" style:list-style-name="L48">
      <style:paragraph-properties fo:margin-top="0in" fo:margin-bottom="0in" fo:text-align="justify" style:justify-single-word="false"/>
    </style:style>
    <style:style style:name="P207" style:family="paragraph" style:parent-style-name="Text_20_body" style:list-style-name="L49">
      <style:paragraph-properties fo:margin-top="0in" fo:margin-bottom="0in" fo:text-align="justify" style:justify-single-word="false"/>
    </style:style>
    <style:style style:name="P208" style:family="paragraph" style:parent-style-name="Text_20_body" style:list-style-name="L50">
      <style:paragraph-properties fo:margin-top="0in" fo:margin-bottom="0in" fo:text-align="justify" style:justify-single-word="false"/>
    </style:style>
    <style:style style:name="P209" style:family="paragraph" style:parent-style-name="Text_20_body" style:list-style-name="L51">
      <style:paragraph-properties fo:margin-top="0in" fo:margin-bottom="0in" fo:text-align="justify" style:justify-single-word="false"/>
    </style:style>
    <style:style style:name="P210" style:family="paragraph" style:parent-style-name="Text_20_body" style:list-style-name="L52">
      <style:paragraph-properties fo:margin-top="0in" fo:margin-bottom="0in" fo:text-align="justify" style:justify-single-word="false"/>
    </style:style>
    <style:style style:name="P211" style:family="paragraph" style:parent-style-name="Text_20_body" style:list-style-name="L53">
      <style:paragraph-properties fo:margin-top="0in" fo:margin-bottom="0in" fo:text-align="justify" style:justify-single-word="false"/>
    </style:style>
    <style:style style:name="P212" style:family="paragraph" style:parent-style-name="Text_20_body" style:list-style-name="L54">
      <style:paragraph-properties fo:margin-top="0in" fo:margin-bottom="0in" fo:text-align="justify" style:justify-single-word="false"/>
    </style:style>
    <style:style style:name="P213" style:family="paragraph" style:parent-style-name="Text_20_body" style:list-style-name="L55">
      <style:paragraph-properties fo:margin-top="0in" fo:margin-bottom="0in" fo:text-align="justify" style:justify-single-word="false"/>
    </style:style>
    <style:style style:name="P214" style:family="paragraph" style:parent-style-name="Text_20_body" style:list-style-name="L56">
      <style:paragraph-properties fo:margin-top="0in" fo:margin-bottom="0in" fo:text-align="justify" style:justify-single-word="false"/>
    </style:style>
    <style:style style:name="P215" style:family="paragraph" style:parent-style-name="Text_20_body" style:list-style-name="L57">
      <style:paragraph-properties fo:margin-top="0in" fo:margin-bottom="0in" fo:text-align="justify" style:justify-single-word="false"/>
    </style:style>
    <style:style style:name="P216" style:family="paragraph" style:parent-style-name="Text_20_body" style:list-style-name="L58">
      <style:paragraph-properties fo:margin-top="0in" fo:margin-bottom="0in" fo:text-align="justify" style:justify-single-word="false"/>
    </style:style>
    <style:style style:name="P217" style:family="paragraph" style:parent-style-name="Text_20_body" style:list-style-name="L59">
      <style:paragraph-properties fo:margin-top="0in" fo:margin-bottom="0in" fo:text-align="justify" style:justify-single-word="false"/>
    </style:style>
    <style:style style:name="P218" style:family="paragraph" style:parent-style-name="Text_20_body" style:list-style-name="L60">
      <style:paragraph-properties fo:margin-top="0in" fo:margin-bottom="0in" fo:text-align="justify" style:justify-single-word="false"/>
    </style:style>
    <style:style style:name="P219" style:family="paragraph" style:parent-style-name="Text_20_body" style:list-style-name="L61">
      <style:paragraph-properties fo:margin-top="0in" fo:margin-bottom="0in" fo:text-align="justify" style:justify-single-word="false"/>
    </style:style>
    <style:style style:name="P220" style:family="paragraph" style:parent-style-name="Text_20_body" style:list-style-name="L62">
      <style:paragraph-properties fo:margin-top="0in" fo:margin-bottom="0in" fo:text-align="justify" style:justify-single-word="false"/>
    </style:style>
    <style:style style:name="P221" style:family="paragraph" style:parent-style-name="Text_20_body" style:list-style-name="L63">
      <style:paragraph-properties fo:margin-top="0in" fo:margin-bottom="0in" fo:text-align="justify" style:justify-single-word="false"/>
    </style:style>
    <style:style style:name="P222" style:family="paragraph" style:parent-style-name="Text_20_body" style:list-style-name="L64">
      <style:paragraph-properties fo:margin-top="0in" fo:margin-bottom="0in" fo:text-align="justify" style:justify-single-word="false"/>
    </style:style>
    <style:style style:name="P223" style:family="paragraph" style:parent-style-name="Text_20_body" style:list-style-name="L65">
      <style:paragraph-properties fo:margin-top="0in" fo:margin-bottom="0in" fo:text-align="justify" style:justify-single-word="false"/>
    </style:style>
    <style:style style:name="P224" style:family="paragraph" style:parent-style-name="Text_20_body" style:list-style-name="L66">
      <style:paragraph-properties fo:margin-top="0in" fo:margin-bottom="0in" fo:text-align="justify" style:justify-single-word="false"/>
    </style:style>
    <style:style style:name="P225" style:family="paragraph" style:parent-style-name="Text_20_body" style:list-style-name="L67">
      <style:paragraph-properties fo:margin-top="0in" fo:margin-bottom="0in" fo:text-align="justify" style:justify-single-word="false"/>
    </style:style>
    <style:style style:name="P226" style:family="paragraph" style:parent-style-name="Text_20_body" style:list-style-name="L68">
      <style:paragraph-properties fo:margin-top="0in" fo:margin-bottom="0in" fo:text-align="justify" style:justify-single-word="false"/>
    </style:style>
    <style:style style:name="P227" style:family="paragraph" style:parent-style-name="Text_20_body" style:list-style-name="L69">
      <style:paragraph-properties fo:margin-top="0in" fo:margin-bottom="0in" fo:text-align="justify" style:justify-single-word="false"/>
    </style:style>
    <style:style style:name="P228" style:family="paragraph" style:parent-style-name="Text_20_body" style:list-style-name="L70">
      <style:paragraph-properties fo:margin-top="0in" fo:margin-bottom="0in" fo:text-align="justify" style:justify-single-word="false"/>
    </style:style>
    <style:style style:name="P229" style:family="paragraph" style:parent-style-name="Text_20_body" style:list-style-name="L71">
      <style:paragraph-properties fo:margin-top="0in" fo:margin-bottom="0in" fo:text-align="justify" style:justify-single-word="false"/>
    </style:style>
    <style:style style:name="P230" style:family="paragraph" style:parent-style-name="Text_20_body" style:list-style-name="L72">
      <style:paragraph-properties fo:margin-top="0in" fo:margin-bottom="0in" fo:text-align="justify" style:justify-single-word="false"/>
    </style:style>
    <style:style style:name="P231" style:family="paragraph" style:parent-style-name="Text_20_body" style:list-style-name="L73">
      <style:paragraph-properties fo:margin-top="0in" fo:margin-bottom="0in" fo:text-align="justify" style:justify-single-word="false"/>
    </style:style>
    <style:style style:name="P232" style:family="paragraph" style:parent-style-name="Text_20_body" style:list-style-name="L74">
      <style:paragraph-properties fo:margin-top="0in" fo:margin-bottom="0in" fo:text-align="justify" style:justify-single-word="false"/>
    </style:style>
    <style:style style:name="P233" style:family="paragraph" style:parent-style-name="Text_20_body" style:list-style-name="L75">
      <style:paragraph-properties fo:margin-top="0in" fo:margin-bottom="0in" fo:text-align="justify" style:justify-single-word="false"/>
    </style:style>
    <style:style style:name="P234" style:family="paragraph" style:parent-style-name="Text_20_body" style:list-style-name="L76">
      <style:paragraph-properties fo:margin-top="0in" fo:margin-bottom="0in" fo:text-align="justify" style:justify-single-word="false"/>
    </style:style>
    <style:style style:name="P235" style:family="paragraph" style:parent-style-name="Text_20_body" style:list-style-name="L77">
      <style:paragraph-properties fo:margin-top="0in" fo:margin-bottom="0in" fo:text-align="justify" style:justify-single-word="false"/>
    </style:style>
    <style:style style:name="P236" style:family="paragraph" style:parent-style-name="Text_20_body" style:list-style-name="L78">
      <style:paragraph-properties fo:margin-top="0in" fo:margin-bottom="0in" fo:text-align="justify" style:justify-single-word="false"/>
    </style:style>
    <style:style style:name="P237" style:family="paragraph" style:parent-style-name="Text_20_body" style:list-style-name="L79">
      <style:paragraph-properties fo:margin-top="0in" fo:margin-bottom="0in" fo:text-align="justify" style:justify-single-word="false"/>
    </style:style>
    <style:style style:name="P238" style:family="paragraph" style:parent-style-name="Text_20_body" style:list-style-name="L80">
      <style:paragraph-properties fo:margin-top="0in" fo:margin-bottom="0in" fo:text-align="justify" style:justify-single-word="false"/>
    </style:style>
    <style:style style:name="P239" style:family="paragraph" style:parent-style-name="Text_20_body" style:list-style-name="L81">
      <style:paragraph-properties fo:margin-top="0in" fo:margin-bottom="0in" fo:text-align="justify" style:justify-single-word="false"/>
    </style:style>
    <style:style style:name="P240" style:family="paragraph" style:parent-style-name="Text_20_body" style:list-style-name="L83">
      <style:paragraph-properties fo:margin-top="0in" fo:margin-bottom="0in" fo:text-align="justify" style:justify-single-word="false"/>
    </style:style>
    <style:style style:name="P241" style:family="paragraph" style:parent-style-name="Text_20_body" style:list-style-name="L84">
      <style:paragraph-properties fo:margin-top="0in" fo:margin-bottom="0in" fo:text-align="justify" style:justify-single-word="false"/>
    </style:style>
    <style:style style:name="P242" style:family="paragraph" style:parent-style-name="Text_20_body" style:list-style-name="L85">
      <style:paragraph-properties fo:margin-top="0in" fo:margin-bottom="0in" fo:text-align="justify" style:justify-single-word="false"/>
    </style:style>
    <style:style style:name="P243" style:family="paragraph" style:parent-style-name="Text_20_body" style:list-style-name="L86">
      <style:paragraph-properties fo:margin-top="0in" fo:margin-bottom="0in" fo:text-align="justify" style:justify-single-word="false"/>
    </style:style>
    <style:style style:name="P244" style:family="paragraph" style:parent-style-name="Text_20_body" style:list-style-name="L87">
      <style:paragraph-properties fo:margin-top="0in" fo:margin-bottom="0in" fo:text-align="justify" style:justify-single-word="false"/>
    </style:style>
    <style:style style:name="P245" style:family="paragraph" style:parent-style-name="Text_20_body" style:list-style-name="L88">
      <style:paragraph-properties fo:margin-top="0in" fo:margin-bottom="0in" fo:text-align="justify" style:justify-single-word="false"/>
    </style:style>
    <style:style style:name="P246" style:family="paragraph" style:parent-style-name="Text_20_body" style:list-style-name="L89">
      <style:paragraph-properties fo:margin-top="0in" fo:margin-bottom="0in" fo:text-align="justify" style:justify-single-word="false"/>
    </style:style>
    <style:style style:name="P247" style:family="paragraph" style:parent-style-name="Text_20_body" style:list-style-name="L90">
      <style:paragraph-properties fo:margin-top="0in" fo:margin-bottom="0in" fo:text-align="justify" style:justify-single-word="false"/>
    </style:style>
    <style:style style:name="P248" style:family="paragraph" style:parent-style-name="Text_20_body" style:list-style-name="L91">
      <style:paragraph-properties fo:margin-top="0in" fo:margin-bottom="0in" fo:text-align="justify" style:justify-single-word="false"/>
    </style:style>
    <style:style style:name="P249" style:family="paragraph" style:parent-style-name="Text_20_body" style:list-style-name="L92">
      <style:paragraph-properties fo:margin-top="0in" fo:margin-bottom="0in" fo:text-align="justify" style:justify-single-word="false"/>
    </style:style>
    <style:style style:name="P250" style:family="paragraph" style:parent-style-name="Text_20_body" style:list-style-name="L93">
      <style:paragraph-properties fo:margin-top="0in" fo:margin-bottom="0in" fo:text-align="justify" style:justify-single-word="false"/>
    </style:style>
    <style:style style:name="P251" style:family="paragraph" style:parent-style-name="Text_20_body" style:list-style-name="L94">
      <style:paragraph-properties fo:margin-top="0in" fo:margin-bottom="0in" fo:text-align="justify" style:justify-single-word="false"/>
    </style:style>
    <style:style style:name="P252" style:family="paragraph" style:parent-style-name="Text_20_body" style:list-style-name="L95">
      <style:paragraph-properties fo:margin-top="0in" fo:margin-bottom="0in" fo:text-align="justify" style:justify-single-word="false"/>
    </style:style>
    <style:style style:name="P253" style:family="paragraph" style:parent-style-name="Text_20_body" style:list-style-name="L96">
      <style:paragraph-properties fo:margin-top="0in" fo:margin-bottom="0in" fo:text-align="justify" style:justify-single-word="false"/>
    </style:style>
    <style:style style:name="P254" style:family="paragraph" style:parent-style-name="Text_20_body" style:list-style-name="L97">
      <style:paragraph-properties fo:margin-top="0in" fo:margin-bottom="0in" fo:text-align="justify" style:justify-single-word="false"/>
    </style:style>
    <style:style style:name="P255" style:family="paragraph" style:parent-style-name="Text_20_body" style:list-style-name="L98">
      <style:paragraph-properties fo:margin-top="0in" fo:margin-bottom="0in" fo:text-align="justify" style:justify-single-word="false"/>
    </style:style>
    <style:style style:name="P256" style:family="paragraph" style:parent-style-name="Text_20_body" style:list-style-name="L99">
      <style:paragraph-properties fo:margin-top="0in" fo:margin-bottom="0in" fo:text-align="justify" style:justify-single-word="false"/>
    </style:style>
    <style:style style:name="P257" style:family="paragraph" style:parent-style-name="Text_20_body" style:list-style-name="L100">
      <style:paragraph-properties fo:margin-top="0in" fo:margin-bottom="0in" fo:text-align="justify" style:justify-single-word="false"/>
    </style:style>
    <style:style style:name="P258" style:family="paragraph" style:parent-style-name="Text_20_body" style:list-style-name="L101">
      <style:paragraph-properties fo:margin-top="0in" fo:margin-bottom="0in" fo:text-align="justify" style:justify-single-word="false"/>
    </style:style>
    <style:style style:name="P259" style:family="paragraph" style:parent-style-name="Text_20_body" style:list-style-name="L102">
      <style:paragraph-properties fo:margin-top="0in" fo:margin-bottom="0in" fo:text-align="justify" style:justify-single-word="false"/>
    </style:style>
    <style:style style:name="P260" style:family="paragraph" style:parent-style-name="Text_20_body" style:list-style-name="L103">
      <style:paragraph-properties fo:margin-top="0in" fo:margin-bottom="0in" fo:text-align="justify" style:justify-single-word="false"/>
    </style:style>
    <style:style style:name="P261" style:family="paragraph" style:parent-style-name="Text_20_body" style:list-style-name="L104">
      <style:paragraph-properties fo:margin-top="0in" fo:margin-bottom="0in" fo:text-align="justify" style:justify-single-word="false"/>
    </style:style>
    <style:style style:name="P262" style:family="paragraph" style:parent-style-name="Text_20_body" style:list-style-name="L105">
      <style:paragraph-properties fo:margin-top="0in" fo:margin-bottom="0in" fo:text-align="justify" style:justify-single-word="false"/>
    </style:style>
    <style:style style:name="P263" style:family="paragraph" style:parent-style-name="Text_20_body" style:list-style-name="L106">
      <style:paragraph-properties fo:margin-top="0in" fo:margin-bottom="0in" fo:text-align="justify" style:justify-single-word="false"/>
    </style:style>
    <style:style style:name="P264" style:family="paragraph" style:parent-style-name="Text_20_body" style:list-style-name="L107">
      <style:paragraph-properties fo:margin-top="0in" fo:margin-bottom="0in" fo:text-align="justify" style:justify-single-word="false"/>
    </style:style>
    <style:style style:name="P265" style:family="paragraph" style:parent-style-name="Text_20_body" style:list-style-name="L108">
      <style:paragraph-properties fo:margin-top="0in" fo:margin-bottom="0in" fo:text-align="justify" style:justify-single-word="false"/>
    </style:style>
    <style:style style:name="P266" style:family="paragraph" style:parent-style-name="Text_20_body" style:list-style-name="L109">
      <style:paragraph-properties fo:margin-top="0in" fo:margin-bottom="0in" fo:text-align="justify" style:justify-single-word="false"/>
    </style:style>
    <style:style style:name="P267" style:family="paragraph" style:parent-style-name="Text_20_body" style:list-style-name="L110">
      <style:paragraph-properties fo:margin-top="0in" fo:margin-bottom="0in" fo:text-align="justify" style:justify-single-word="false"/>
    </style:style>
    <style:style style:name="P268" style:family="paragraph" style:parent-style-name="Text_20_body" style:list-style-name="L111">
      <style:paragraph-properties fo:margin-top="0in" fo:margin-bottom="0in" fo:text-align="justify" style:justify-single-word="false"/>
    </style:style>
    <style:style style:name="P269" style:family="paragraph" style:parent-style-name="Text_20_body" style:list-style-name="L112">
      <style:paragraph-properties fo:margin-top="0in" fo:margin-bottom="0in" fo:text-align="justify" style:justify-single-word="false"/>
    </style:style>
    <style:style style:name="P270" style:family="paragraph" style:parent-style-name="Text_20_body" style:list-style-name="L113">
      <style:paragraph-properties fo:margin-top="0in" fo:margin-bottom="0in" fo:text-align="justify" style:justify-single-word="false"/>
    </style:style>
    <style:style style:name="P271" style:family="paragraph" style:parent-style-name="Text_20_body" style:list-style-name="L114">
      <style:paragraph-properties fo:margin-top="0in" fo:margin-bottom="0in" fo:text-align="justify" style:justify-single-word="false"/>
    </style:style>
    <style:style style:name="P272" style:family="paragraph" style:parent-style-name="Text_20_body" style:list-style-name="L116">
      <style:paragraph-properties fo:margin-top="0in" fo:margin-bottom="0in" fo:text-align="justify" style:justify-single-word="false"/>
    </style:style>
    <style:style style:name="P273" style:family="paragraph" style:parent-style-name="Text_20_body" style:list-style-name="L117">
      <style:paragraph-properties fo:margin-top="0in" fo:margin-bottom="0in" fo:text-align="justify" style:justify-single-word="false"/>
    </style:style>
    <style:style style:name="P274" style:family="paragraph" style:parent-style-name="Text_20_body" style:list-style-name="L118">
      <style:paragraph-properties fo:margin-top="0in" fo:margin-bottom="0in" fo:text-align="justify" style:justify-single-word="false"/>
    </style:style>
    <style:style style:name="P275" style:family="paragraph" style:parent-style-name="Text_20_body" style:list-style-name="L119">
      <style:paragraph-properties fo:margin-top="0in" fo:margin-bottom="0in" fo:text-align="justify" style:justify-single-word="false"/>
    </style:style>
    <style:style style:name="P276" style:family="paragraph" style:parent-style-name="Text_20_body" style:list-style-name="L120">
      <style:paragraph-properties fo:margin-top="0in" fo:margin-bottom="0in" fo:text-align="justify" style:justify-single-word="false"/>
    </style:style>
    <style:style style:name="P277" style:family="paragraph" style:parent-style-name="Text_20_body" style:list-style-name="L121">
      <style:paragraph-properties fo:margin-top="0in" fo:margin-bottom="0in" fo:text-align="justify" style:justify-single-word="false"/>
    </style:style>
    <style:style style:name="P278" style:family="paragraph" style:parent-style-name="Text_20_body" style:list-style-name="L122">
      <style:paragraph-properties fo:margin-top="0in" fo:margin-bottom="0in" fo:text-align="justify" style:justify-single-word="false"/>
    </style:style>
    <style:style style:name="P279" style:family="paragraph" style:parent-style-name="Text_20_body" style:list-style-name="L123">
      <style:paragraph-properties fo:margin-top="0in" fo:margin-bottom="0in" fo:text-align="justify" style:justify-single-word="false"/>
    </style:style>
    <style:style style:name="P280" style:family="paragraph" style:parent-style-name="Text_20_body" style:list-style-name="L124">
      <style:paragraph-properties fo:margin-top="0in" fo:margin-bottom="0in" fo:text-align="justify" style:justify-single-word="false"/>
    </style:style>
    <style:style style:name="P281" style:family="paragraph" style:parent-style-name="Text_20_body" style:list-style-name="L125">
      <style:paragraph-properties fo:margin-top="0in" fo:margin-bottom="0in" fo:text-align="justify" style:justify-single-word="false"/>
    </style:style>
    <style:style style:name="P282" style:family="paragraph" style:parent-style-name="Text_20_body" style:list-style-name="L126">
      <style:paragraph-properties fo:margin-top="0in" fo:margin-bottom="0in" fo:text-align="justify" style:justify-single-word="false"/>
    </style:style>
    <style:style style:name="P283" style:family="paragraph" style:parent-style-name="Text_20_body" style:list-style-name="L127">
      <style:paragraph-properties fo:margin-top="0in" fo:margin-bottom="0in" fo:text-align="justify" style:justify-single-word="false"/>
    </style:style>
    <style:style style:name="P284" style:family="paragraph" style:parent-style-name="Text_20_body" style:list-style-name="L128">
      <style:paragraph-properties fo:margin-top="0in" fo:margin-bottom="0in" fo:text-align="justify" style:justify-single-word="false"/>
    </style:style>
    <style:style style:name="P285" style:family="paragraph" style:parent-style-name="Text_20_body" style:list-style-name="L130">
      <style:paragraph-properties fo:margin-top="0in" fo:margin-bottom="0in" fo:text-align="justify" style:justify-single-word="false"/>
    </style:style>
    <style:style style:name="P286" style:family="paragraph" style:parent-style-name="Text_20_body" style:list-style-name="L131">
      <style:paragraph-properties fo:margin-top="0in" fo:margin-bottom="0in" fo:text-align="justify" style:justify-single-word="false"/>
    </style:style>
    <style:style style:name="P287" style:family="paragraph" style:parent-style-name="Text_20_body" style:list-style-name="L132">
      <style:paragraph-properties fo:margin-top="0in" fo:margin-bottom="0in" fo:text-align="justify" style:justify-single-word="false"/>
    </style:style>
    <style:style style:name="P288" style:family="paragraph" style:parent-style-name="Text_20_body" style:list-style-name="L133">
      <style:paragraph-properties fo:margin-top="0in" fo:margin-bottom="0in" fo:text-align="justify" style:justify-single-word="false"/>
    </style:style>
    <style:style style:name="P289" style:family="paragraph" style:parent-style-name="Text_20_body" style:list-style-name="L134">
      <style:paragraph-properties fo:margin-top="0in" fo:margin-bottom="0in" fo:text-align="justify" style:justify-single-word="false"/>
    </style:style>
    <style:style style:name="P290" style:family="paragraph" style:parent-style-name="Text_20_body" style:list-style-name="L135">
      <style:paragraph-properties fo:margin-top="0in" fo:margin-bottom="0in" fo:text-align="justify" style:justify-single-word="false"/>
    </style:style>
    <style:style style:name="P291" style:family="paragraph" style:parent-style-name="Text_20_body" style:list-style-name="L136">
      <style:paragraph-properties fo:margin-top="0in" fo:margin-bottom="0in" fo:text-align="justify" style:justify-single-word="false"/>
    </style:style>
    <style:style style:name="P292" style:family="paragraph" style:parent-style-name="Text_20_body" style:list-style-name="L137">
      <style:paragraph-properties fo:margin-top="0in" fo:margin-bottom="0in" fo:text-align="justify" style:justify-single-word="false"/>
    </style:style>
    <style:style style:name="P293" style:family="paragraph" style:parent-style-name="Text_20_body" style:list-style-name="L138">
      <style:paragraph-properties fo:margin-top="0in" fo:margin-bottom="0in" fo:text-align="justify" style:justify-single-word="false"/>
    </style:style>
    <style:style style:name="P294" style:family="paragraph" style:parent-style-name="Text_20_body" style:list-style-name="L139">
      <style:paragraph-properties fo:margin-top="0in" fo:margin-bottom="0in" fo:text-align="justify" style:justify-single-word="false"/>
    </style:style>
    <style:style style:name="P295" style:family="paragraph" style:parent-style-name="Text_20_body" style:list-style-name="L140">
      <style:paragraph-properties fo:margin-top="0in" fo:margin-bottom="0in" fo:text-align="justify" style:justify-single-word="false"/>
    </style:style>
    <style:style style:name="P296" style:family="paragraph" style:parent-style-name="Text_20_body" style:list-style-name="L141">
      <style:paragraph-properties fo:margin-top="0in" fo:margin-bottom="0in" fo:text-align="justify" style:justify-single-word="false"/>
    </style:style>
    <style:style style:name="P297" style:family="paragraph" style:parent-style-name="Text_20_body" style:list-style-name="L142">
      <style:paragraph-properties fo:margin-top="0in" fo:margin-bottom="0in" fo:text-align="justify" style:justify-single-word="false"/>
    </style:style>
    <style:style style:name="P298" style:family="paragraph" style:parent-style-name="Text_20_body" style:list-style-name="L143">
      <style:paragraph-properties fo:margin-top="0in" fo:margin-bottom="0in" fo:text-align="justify" style:justify-single-word="false"/>
    </style:style>
    <style:style style:name="P299" style:family="paragraph" style:parent-style-name="Text_20_body" style:list-style-name="L144">
      <style:paragraph-properties fo:margin-top="0in" fo:margin-bottom="0in" fo:text-align="justify" style:justify-single-word="false"/>
    </style:style>
    <style:style style:name="P300" style:family="paragraph" style:parent-style-name="Text_20_body" style:list-style-name="L145">
      <style:paragraph-properties fo:margin-top="0in" fo:margin-bottom="0in" fo:text-align="justify" style:justify-single-word="false"/>
    </style:style>
    <style:style style:name="P301" style:family="paragraph" style:parent-style-name="Text_20_body" style:list-style-name="L146">
      <style:paragraph-properties fo:margin-top="0in" fo:margin-bottom="0in" fo:text-align="justify" style:justify-single-word="false"/>
    </style:style>
    <style:style style:name="P302" style:family="paragraph" style:parent-style-name="Text_20_body" style:list-style-name="L147">
      <style:paragraph-properties fo:margin-top="0in" fo:margin-bottom="0in" fo:text-align="justify" style:justify-single-word="false"/>
    </style:style>
    <style:style style:name="P303" style:family="paragraph" style:parent-style-name="Text_20_body" style:list-style-name="L148">
      <style:paragraph-properties fo:margin-top="0in" fo:margin-bottom="0in" fo:text-align="justify" style:justify-single-word="false"/>
    </style:style>
    <style:style style:name="P304" style:family="paragraph" style:parent-style-name="Text_20_body" style:list-style-name="L149">
      <style:paragraph-properties fo:margin-top="0in" fo:margin-bottom="0in" fo:text-align="justify" style:justify-single-word="false"/>
    </style:style>
    <style:style style:name="P305" style:family="paragraph" style:parent-style-name="Text_20_body" style:list-style-name="L150">
      <style:paragraph-properties fo:margin-top="0in" fo:margin-bottom="0in" fo:text-align="justify" style:justify-single-word="false"/>
    </style:style>
    <style:style style:name="P306" style:family="paragraph" style:parent-style-name="Text_20_body" style:list-style-name="L151">
      <style:paragraph-properties fo:margin-top="0in" fo:margin-bottom="0in" fo:text-align="justify" style:justify-single-word="false"/>
    </style:style>
    <style:style style:name="P307" style:family="paragraph" style:parent-style-name="Text_20_body" style:list-style-name="L152">
      <style:paragraph-properties fo:margin-top="0in" fo:margin-bottom="0in" fo:text-align="justify" style:justify-single-word="false"/>
    </style:style>
    <style:style style:name="P308" style:family="paragraph" style:parent-style-name="Text_20_body" style:list-style-name="L154">
      <style:paragraph-properties fo:margin-top="0in" fo:margin-bottom="0in" fo:text-align="justify" style:justify-single-word="false"/>
    </style:style>
    <style:style style:name="P309" style:family="paragraph" style:parent-style-name="Text_20_body" style:list-style-name="L156">
      <style:paragraph-properties fo:margin-top="0in" fo:margin-bottom="0in" fo:text-align="justify" style:justify-single-word="false"/>
    </style:style>
    <style:style style:name="P310" style:family="paragraph" style:parent-style-name="Text_20_body" style:list-style-name="L157">
      <style:paragraph-properties fo:margin-top="0in" fo:margin-bottom="0in" fo:text-align="justify" style:justify-single-word="false"/>
    </style:style>
    <style:style style:name="P311" style:family="paragraph" style:parent-style-name="Text_20_body" style:list-style-name="L158">
      <style:paragraph-properties fo:margin-top="0in" fo:margin-bottom="0in" fo:text-align="justify" style:justify-single-word="false"/>
    </style:style>
    <style:style style:name="P312" style:family="paragraph" style:parent-style-name="Text_20_body" style:list-style-name="L159">
      <style:paragraph-properties fo:margin-top="0in" fo:margin-bottom="0in" fo:text-align="justify" style:justify-single-word="false"/>
    </style:style>
    <style:style style:name="P313" style:family="paragraph" style:parent-style-name="Text_20_body" style:list-style-name="L160">
      <style:paragraph-properties fo:margin-top="0in" fo:margin-bottom="0in" fo:text-align="justify" style:justify-single-word="false"/>
    </style:style>
    <style:style style:name="P314" style:family="paragraph" style:parent-style-name="Text_20_body" style:list-style-name="L163">
      <style:paragraph-properties fo:margin-top="0in" fo:margin-bottom="0in" fo:text-align="justify" style:justify-single-word="false"/>
    </style:style>
    <style:style style:name="P315" style:family="paragraph" style:parent-style-name="Text_20_body" style:list-style-name="L164">
      <style:paragraph-properties fo:margin-top="0in" fo:margin-bottom="0in" fo:text-align="justify" style:justify-single-word="false"/>
    </style:style>
    <style:style style:name="P316" style:family="paragraph" style:parent-style-name="Text_20_body" style:list-style-name="L165">
      <style:paragraph-properties fo:margin-top="0in" fo:margin-bottom="0in" fo:text-align="justify" style:justify-single-word="false"/>
    </style:style>
    <style:style style:name="P317" style:family="paragraph" style:parent-style-name="Text_20_body" style:list-style-name="L166">
      <style:paragraph-properties fo:margin-top="0in" fo:margin-bottom="0in" fo:text-align="justify" style:justify-single-word="false"/>
    </style:style>
    <style:style style:name="P318" style:family="paragraph" style:parent-style-name="Text_20_body">
      <style:paragraph-properties fo:text-align="justify" style:justify-single-word="false" style:writing-mode="lr-tb"/>
      <style:text-properties style:font-name="Atkinson Hyperlegible Next"/>
    </style:style>
    <style:style style:name="P319" style:family="paragraph" style:parent-style-name="Standard">
      <style:paragraph-properties fo:text-align="justify" style:justify-single-word="false"/>
      <style:text-properties style:font-name="Atkinson Hyperlegible Next"/>
    </style:style>
    <style:style style:name="P320" style:family="paragraph" style:parent-style-name="Standard">
      <style:paragraph-properties fo:margin-top="0in" fo:margin-bottom="0.1965in" fo:text-align="justify" style:justify-single-word="false"/>
      <style:text-properties style:font-name="Atkinson Hyperlegible Next"/>
    </style:style>
    <style:style style:name="P321" style:family="paragraph" style:parent-style-name="Heading_20_1">
      <style:paragraph-properties fo:text-align="justify" style:justify-single-word="false"/>
      <style:text-properties style:font-name="Atkinson Hyperlegible Next"/>
    </style:style>
    <style:style style:name="P322" style:family="paragraph" style:parent-style-name="Horizontal_20_Line">
      <style:paragraph-properties fo:text-align="justify" style:justify-single-word="false"/>
      <style:text-properties style:font-name="Atkinson Hyperlegible Next"/>
    </style:style>
    <style:style style:name="P323" style:family="paragraph" style:parent-style-name="Quotations" style:list-style-name="L16">
      <style:paragraph-properties fo:text-align="justify" style:justify-single-word="false"/>
      <style:text-properties style:font-name="Atkinson Hyperlegible Next"/>
    </style:style>
    <style:style style:name="P324" style:family="paragraph" style:parent-style-name="Quotations" style:list-style-name="L17">
      <style:paragraph-properties fo:text-align="justify" style:justify-single-word="false"/>
      <style:text-properties style:font-name="Atkinson Hyperlegible Next"/>
    </style:style>
    <style:style style:name="P325" style:family="paragraph" style:parent-style-name="Quotations" style:list-style-name="L18">
      <style:paragraph-properties fo:text-align="justify" style:justify-single-word="false"/>
      <style:text-properties style:font-name="Atkinson Hyperlegible Next"/>
    </style:style>
    <style:style style:name="P326" style:family="paragraph" style:parent-style-name="Quotations" style:list-style-name="L19">
      <style:paragraph-properties fo:text-align="justify" style:justify-single-word="false"/>
      <style:text-properties style:font-name="Atkinson Hyperlegible Next"/>
    </style:style>
    <style:style style:name="P327" style:family="paragraph" style:parent-style-name="Quotations" style:list-style-name="L20">
      <style:paragraph-properties fo:text-align="justify" style:justify-single-word="false"/>
      <style:text-properties style:font-name="Atkinson Hyperlegible Next"/>
    </style:style>
    <style:style style:name="P328" style:family="paragraph" style:parent-style-name="Quotations" style:list-style-name="L21">
      <style:paragraph-properties fo:text-align="justify" style:justify-single-word="false"/>
      <style:text-properties style:font-name="Atkinson Hyperlegible Next"/>
    </style:style>
    <style:style style:name="P329" style:family="paragraph" style:parent-style-name="Quotations" style:list-style-name="L22">
      <style:paragraph-properties fo:text-align="justify" style:justify-single-word="false"/>
      <style:text-properties style:font-name="Atkinson Hyperlegible Next"/>
    </style:style>
    <style:style style:name="P330" style:family="paragraph" style:parent-style-name="Quotations" style:list-style-name="L25">
      <style:paragraph-properties fo:text-align="justify" style:justify-single-word="false"/>
      <style:text-properties style:font-name="Atkinson Hyperlegible Next"/>
    </style:style>
    <style:style style:name="P331" style:family="paragraph" style:parent-style-name="Quotations" style:list-style-name="L27">
      <style:paragraph-properties fo:text-align="justify" style:justify-single-word="false"/>
      <style:text-properties style:font-name="Atkinson Hyperlegible Next"/>
    </style:style>
    <style:style style:name="P332" style:family="paragraph" style:parent-style-name="Quotations" style:list-style-name="L30">
      <style:paragraph-properties fo:text-align="justify" style:justify-single-word="false"/>
      <style:text-properties style:font-name="Atkinson Hyperlegible Next"/>
    </style:style>
    <style:style style:name="P333" style:family="paragraph" style:parent-style-name="Quotations" style:list-style-name="L31">
      <style:paragraph-properties fo:text-align="justify" style:justify-single-word="false"/>
      <style:text-properties style:font-name="Atkinson Hyperlegible Next"/>
    </style:style>
    <style:style style:name="P334" style:family="paragraph" style:parent-style-name="Quotations" style:list-style-name="L32">
      <style:paragraph-properties fo:text-align="justify" style:justify-single-word="false"/>
      <style:text-properties style:font-name="Atkinson Hyperlegible Next"/>
    </style:style>
    <style:style style:name="P335" style:family="paragraph" style:parent-style-name="Quotations" style:list-style-name="L33">
      <style:paragraph-properties fo:text-align="justify" style:justify-single-word="false"/>
      <style:text-properties style:font-name="Atkinson Hyperlegible Next"/>
    </style:style>
    <style:style style:name="P336" style:family="paragraph" style:parent-style-name="Quotations" style:list-style-name="L34">
      <style:paragraph-properties fo:text-align="justify" style:justify-single-word="false"/>
      <style:text-properties style:font-name="Atkinson Hyperlegible Next"/>
    </style:style>
    <style:style style:name="P337" style:family="paragraph" style:parent-style-name="Quotations" style:list-style-name="L35">
      <style:paragraph-properties fo:text-align="justify" style:justify-single-word="false"/>
      <style:text-properties style:font-name="Atkinson Hyperlegible Next"/>
    </style:style>
    <style:style style:name="P338" style:family="paragraph" style:parent-style-name="Quotations" style:list-style-name="L36">
      <style:paragraph-properties fo:text-align="justify" style:justify-single-word="false"/>
      <style:text-properties style:font-name="Atkinson Hyperlegible Next"/>
    </style:style>
    <style:style style:name="P339" style:family="paragraph" style:parent-style-name="Quotations" style:list-style-name="L37">
      <style:paragraph-properties fo:text-align="justify" style:justify-single-word="false"/>
      <style:text-properties style:font-name="Atkinson Hyperlegible Next"/>
    </style:style>
    <style:style style:name="P340" style:family="paragraph" style:parent-style-name="Quotations" style:list-style-name="L38">
      <style:paragraph-properties fo:text-align="justify" style:justify-single-word="false"/>
      <style:text-properties style:font-name="Atkinson Hyperlegible Next"/>
    </style:style>
    <style:style style:name="P341" style:family="paragraph" style:parent-style-name="Quotations" style:list-style-name="L39">
      <style:paragraph-properties fo:text-align="justify" style:justify-single-word="false"/>
      <style:text-properties style:font-name="Atkinson Hyperlegible Next"/>
    </style:style>
    <style:style style:name="P342" style:family="paragraph" style:parent-style-name="Quotations" style:list-style-name="L40">
      <style:paragraph-properties fo:text-align="justify" style:justify-single-word="false"/>
      <style:text-properties style:font-name="Atkinson Hyperlegible Next"/>
    </style:style>
    <style:style style:name="P343" style:family="paragraph" style:parent-style-name="Quotations" style:list-style-name="L41">
      <style:paragraph-properties fo:text-align="justify" style:justify-single-word="false"/>
      <style:text-properties style:font-name="Atkinson Hyperlegible Next"/>
    </style:style>
    <style:style style:name="P344" style:family="paragraph" style:parent-style-name="Quotations" style:list-style-name="L43">
      <style:paragraph-properties fo:text-align="justify" style:justify-single-word="false"/>
      <style:text-properties style:font-name="Atkinson Hyperlegible Next"/>
    </style:style>
    <style:style style:name="P345" style:family="paragraph" style:parent-style-name="Quotations" style:list-style-name="L44">
      <style:paragraph-properties fo:text-align="justify" style:justify-single-word="false"/>
      <style:text-properties style:font-name="Atkinson Hyperlegible Next"/>
    </style:style>
    <style:style style:name="P346" style:family="paragraph" style:parent-style-name="Quotations" style:list-style-name="L47">
      <style:paragraph-properties fo:text-align="justify" style:justify-single-word="false"/>
      <style:text-properties style:font-name="Atkinson Hyperlegible Next"/>
    </style:style>
    <style:style style:name="P347" style:family="paragraph" style:parent-style-name="Quotations" style:list-style-name="L50">
      <style:paragraph-properties fo:text-align="justify" style:justify-single-word="false"/>
      <style:text-properties style:font-name="Atkinson Hyperlegible Next"/>
    </style:style>
    <style:style style:name="P348" style:family="paragraph" style:parent-style-name="Quotations" style:list-style-name="L51">
      <style:paragraph-properties fo:text-align="justify" style:justify-single-word="false"/>
      <style:text-properties style:font-name="Atkinson Hyperlegible Next"/>
    </style:style>
    <style:style style:name="P349" style:family="paragraph" style:parent-style-name="Quotations" style:list-style-name="L53">
      <style:paragraph-properties fo:text-align="justify" style:justify-single-word="false"/>
      <style:text-properties style:font-name="Atkinson Hyperlegible Next"/>
    </style:style>
    <style:style style:name="P350" style:family="paragraph" style:parent-style-name="Quotations" style:list-style-name="L54">
      <style:paragraph-properties fo:text-align="justify" style:justify-single-word="false"/>
      <style:text-properties style:font-name="Atkinson Hyperlegible Next"/>
    </style:style>
    <style:style style:name="P351" style:family="paragraph" style:parent-style-name="Quotations" style:list-style-name="L56">
      <style:paragraph-properties fo:text-align="justify" style:justify-single-word="false"/>
      <style:text-properties style:font-name="Atkinson Hyperlegible Next"/>
    </style:style>
    <style:style style:name="P352" style:family="paragraph" style:parent-style-name="Quotations" style:list-style-name="L57">
      <style:paragraph-properties fo:text-align="justify" style:justify-single-word="false"/>
      <style:text-properties style:font-name="Atkinson Hyperlegible Next"/>
    </style:style>
    <style:style style:name="P353" style:family="paragraph" style:parent-style-name="Quotations" style:list-style-name="L58">
      <style:paragraph-properties fo:text-align="justify" style:justify-single-word="false"/>
      <style:text-properties style:font-name="Atkinson Hyperlegible Next"/>
    </style:style>
    <style:style style:name="P354" style:family="paragraph" style:parent-style-name="Quotations" style:list-style-name="L59">
      <style:paragraph-properties fo:text-align="justify" style:justify-single-word="false"/>
      <style:text-properties style:font-name="Atkinson Hyperlegible Next"/>
    </style:style>
    <style:style style:name="P355" style:family="paragraph" style:parent-style-name="Quotations" style:list-style-name="L63">
      <style:paragraph-properties fo:text-align="justify" style:justify-single-word="false"/>
      <style:text-properties style:font-name="Atkinson Hyperlegible Next"/>
    </style:style>
    <style:style style:name="P356" style:family="paragraph" style:parent-style-name="Quotations" style:list-style-name="L77">
      <style:paragraph-properties fo:text-align="justify" style:justify-single-word="false"/>
      <style:text-properties style:font-name="Atkinson Hyperlegible Next"/>
    </style:style>
    <style:style style:name="P357" style:family="paragraph" style:parent-style-name="Quotations" style:list-style-name="L81">
      <style:paragraph-properties fo:text-align="justify" style:justify-single-word="false"/>
      <style:text-properties style:font-name="Atkinson Hyperlegible Next"/>
    </style:style>
    <style:style style:name="P358" style:family="paragraph" style:parent-style-name="Quotations" style:list-style-name="L83">
      <style:paragraph-properties fo:text-align="justify" style:justify-single-word="false"/>
      <style:text-properties style:font-name="Atkinson Hyperlegible Next"/>
    </style:style>
    <style:style style:name="P359" style:family="paragraph" style:parent-style-name="Quotations" style:list-style-name="L85">
      <style:paragraph-properties fo:text-align="justify" style:justify-single-word="false"/>
      <style:text-properties style:font-name="Atkinson Hyperlegible Next"/>
    </style:style>
    <style:style style:name="P360" style:family="paragraph" style:parent-style-name="Quotations" style:list-style-name="L93">
      <style:paragraph-properties fo:text-align="justify" style:justify-single-word="false"/>
      <style:text-properties style:font-name="Atkinson Hyperlegible Next"/>
    </style:style>
    <style:style style:name="P361" style:family="paragraph" style:parent-style-name="Quotations" style:list-style-name="L112">
      <style:paragraph-properties fo:text-align="justify" style:justify-single-word="false"/>
      <style:text-properties style:font-name="Atkinson Hyperlegible Next"/>
    </style:style>
    <style:style style:name="P362" style:family="paragraph" style:parent-style-name="Quotations" style:list-style-name="L114">
      <style:paragraph-properties fo:text-align="justify" style:justify-single-word="false"/>
      <style:text-properties style:font-name="Atkinson Hyperlegible Next"/>
    </style:style>
    <style:style style:name="P363" style:family="paragraph" style:parent-style-name="Quotations" style:list-style-name="L118">
      <style:paragraph-properties fo:text-align="justify" style:justify-single-word="false"/>
      <style:text-properties style:font-name="Atkinson Hyperlegible Next"/>
    </style:style>
    <style:style style:name="P364" style:family="paragraph" style:parent-style-name="Quotations" style:list-style-name="L119">
      <style:paragraph-properties fo:text-align="justify" style:justify-single-word="false"/>
      <style:text-properties style:font-name="Atkinson Hyperlegible Next"/>
    </style:style>
    <style:style style:name="P365" style:family="paragraph" style:parent-style-name="Quotations" style:list-style-name="L121">
      <style:paragraph-properties fo:text-align="justify" style:justify-single-word="false"/>
      <style:text-properties style:font-name="Atkinson Hyperlegible Next"/>
    </style:style>
    <style:style style:name="P366" style:family="paragraph" style:parent-style-name="Quotations" style:list-style-name="L123">
      <style:paragraph-properties fo:text-align="justify" style:justify-single-word="false"/>
      <style:text-properties style:font-name="Atkinson Hyperlegible Next"/>
    </style:style>
    <style:style style:name="P367" style:family="paragraph" style:parent-style-name="Quotations" style:list-style-name="L128">
      <style:paragraph-properties fo:text-align="justify" style:justify-single-word="false"/>
      <style:text-properties style:font-name="Atkinson Hyperlegible Next"/>
    </style:style>
    <style:style style:name="P368" style:family="paragraph" style:parent-style-name="Quotations" style:list-style-name="L130">
      <style:paragraph-properties fo:text-align="justify" style:justify-single-word="false"/>
      <style:text-properties style:font-name="Atkinson Hyperlegible Next"/>
    </style:style>
    <style:style style:name="P369" style:family="paragraph" style:parent-style-name="Quotations" style:list-style-name="L136">
      <style:paragraph-properties fo:text-align="justify" style:justify-single-word="false"/>
      <style:text-properties style:font-name="Atkinson Hyperlegible Next"/>
    </style:style>
    <style:style style:name="P370" style:family="paragraph" style:parent-style-name="Quotations" style:list-style-name="L138">
      <style:paragraph-properties fo:text-align="justify" style:justify-single-word="false"/>
      <style:text-properties style:font-name="Atkinson Hyperlegible Next"/>
    </style:style>
    <style:style style:name="P371" style:family="paragraph" style:parent-style-name="Quotations" style:list-style-name="L140">
      <style:paragraph-properties fo:text-align="justify" style:justify-single-word="false"/>
      <style:text-properties style:font-name="Atkinson Hyperlegible Next"/>
    </style:style>
    <style:style style:name="P372" style:family="paragraph" style:parent-style-name="Quotations" style:list-style-name="L142">
      <style:paragraph-properties fo:text-align="justify" style:justify-single-word="false"/>
      <style:text-properties style:font-name="Atkinson Hyperlegible Next"/>
    </style:style>
    <style:style style:name="P373" style:family="paragraph" style:parent-style-name="Quotations" style:list-style-name="L144">
      <style:paragraph-properties fo:text-align="justify" style:justify-single-word="false"/>
      <style:text-properties style:font-name="Atkinson Hyperlegible Next"/>
    </style:style>
    <style:style style:name="P374" style:family="paragraph" style:parent-style-name="Quotations" style:list-style-name="L145">
      <style:paragraph-properties fo:text-align="justify" style:justify-single-word="false"/>
      <style:text-properties style:font-name="Atkinson Hyperlegible Next"/>
    </style:style>
    <style:style style:name="P375" style:family="paragraph" style:parent-style-name="Quotations" style:list-style-name="L148">
      <style:paragraph-properties fo:text-align="justify" style:justify-single-word="false"/>
      <style:text-properties style:font-name="Atkinson Hyperlegible Next"/>
    </style:style>
    <style:style style:name="P376" style:family="paragraph" style:parent-style-name="Quotations" style:list-style-name="L16">
      <style:paragraph-properties fo:text-align="justify" style:justify-single-word="false"/>
    </style:style>
    <style:style style:name="P377" style:family="paragraph" style:parent-style-name="Quotations" style:list-style-name="L18">
      <style:paragraph-properties fo:text-align="justify" style:justify-single-word="false"/>
    </style:style>
    <style:style style:name="P378" style:family="paragraph" style:parent-style-name="Quotations" style:list-style-name="L22">
      <style:paragraph-properties fo:text-align="justify" style:justify-single-word="false"/>
    </style:style>
    <style:style style:name="P379" style:family="paragraph" style:parent-style-name="Quotations" style:list-style-name="L23">
      <style:paragraph-properties fo:text-align="justify" style:justify-single-word="false"/>
    </style:style>
    <style:style style:name="P380" style:family="paragraph" style:parent-style-name="Quotations" style:list-style-name="L24">
      <style:paragraph-properties fo:text-align="justify" style:justify-single-word="false"/>
    </style:style>
    <style:style style:name="P381" style:family="paragraph" style:parent-style-name="Quotations" style:list-style-name="L26">
      <style:paragraph-properties fo:text-align="justify" style:justify-single-word="false"/>
    </style:style>
    <style:style style:name="P382" style:family="paragraph" style:parent-style-name="Quotations" style:list-style-name="L28">
      <style:paragraph-properties fo:text-align="justify" style:justify-single-word="false"/>
    </style:style>
    <style:style style:name="P383" style:family="paragraph" style:parent-style-name="Quotations" style:list-style-name="L29">
      <style:paragraph-properties fo:text-align="justify" style:justify-single-word="false"/>
    </style:style>
    <style:style style:name="P384" style:family="paragraph" style:parent-style-name="Quotations" style:list-style-name="L30">
      <style:paragraph-properties fo:text-align="justify" style:justify-single-word="false"/>
    </style:style>
    <style:style style:name="P385" style:family="paragraph" style:parent-style-name="Quotations" style:list-style-name="L32">
      <style:paragraph-properties fo:text-align="justify" style:justify-single-word="false"/>
    </style:style>
    <style:style style:name="P386" style:family="paragraph" style:parent-style-name="Quotations" style:list-style-name="L34">
      <style:paragraph-properties fo:text-align="justify" style:justify-single-word="false"/>
    </style:style>
    <style:style style:name="P387" style:family="paragraph" style:parent-style-name="Quotations" style:list-style-name="L60">
      <style:paragraph-properties fo:text-align="justify" style:justify-single-word="false"/>
    </style:style>
    <style:style style:name="P388" style:family="paragraph" style:parent-style-name="Quotations" style:list-style-name="L61">
      <style:paragraph-properties fo:text-align="justify" style:justify-single-word="false"/>
    </style:style>
    <style:style style:name="P389" style:family="paragraph" style:parent-style-name="Quotations" style:list-style-name="L65">
      <style:paragraph-properties fo:text-align="justify" style:justify-single-word="false"/>
    </style:style>
    <style:style style:name="P390" style:family="paragraph" style:parent-style-name="Quotations" style:list-style-name="L66">
      <style:paragraph-properties fo:text-align="justify" style:justify-single-word="false"/>
    </style:style>
    <style:style style:name="P391" style:family="paragraph" style:parent-style-name="Quotations" style:list-style-name="L70">
      <style:paragraph-properties fo:text-align="justify" style:justify-single-word="false"/>
    </style:style>
    <style:style style:name="P392" style:family="paragraph" style:parent-style-name="Quotations" style:list-style-name="L72">
      <style:paragraph-properties fo:text-align="justify" style:justify-single-word="false"/>
    </style:style>
    <style:style style:name="P393" style:family="paragraph" style:parent-style-name="Quotations" style:list-style-name="L74">
      <style:paragraph-properties fo:text-align="justify" style:justify-single-word="false"/>
    </style:style>
    <style:style style:name="P394" style:family="paragraph" style:parent-style-name="Quotations" style:list-style-name="L76">
      <style:paragraph-properties fo:text-align="justify" style:justify-single-word="false"/>
    </style:style>
    <style:style style:name="P395" style:family="paragraph" style:parent-style-name="Quotations" style:list-style-name="L78">
      <style:paragraph-properties fo:text-align="justify" style:justify-single-word="false"/>
    </style:style>
    <style:style style:name="P396" style:family="paragraph" style:parent-style-name="Quotations" style:list-style-name="L80">
      <style:paragraph-properties fo:text-align="justify" style:justify-single-word="false"/>
    </style:style>
    <style:style style:name="P397" style:family="paragraph" style:parent-style-name="Quotations" style:list-style-name="L81">
      <style:paragraph-properties fo:text-align="justify" style:justify-single-word="false"/>
    </style:style>
    <style:style style:name="P398" style:family="paragraph" style:parent-style-name="Quotations" style:list-style-name="L86">
      <style:paragraph-properties fo:text-align="justify" style:justify-single-word="false"/>
    </style:style>
    <style:style style:name="P399" style:family="paragraph" style:parent-style-name="Quotations" style:list-style-name="L88">
      <style:paragraph-properties fo:text-align="justify" style:justify-single-word="false"/>
    </style:style>
    <style:style style:name="P400" style:family="paragraph" style:parent-style-name="Quotations" style:list-style-name="L91">
      <style:paragraph-properties fo:text-align="justify" style:justify-single-word="false"/>
    </style:style>
    <style:style style:name="P401" style:family="paragraph" style:parent-style-name="Quotations" style:list-style-name="L93">
      <style:paragraph-properties fo:text-align="justify" style:justify-single-word="false"/>
    </style:style>
    <style:style style:name="P402" style:family="paragraph" style:parent-style-name="Quotations" style:list-style-name="L95">
      <style:paragraph-properties fo:text-align="justify" style:justify-single-word="false"/>
    </style:style>
    <style:style style:name="P403" style:family="paragraph" style:parent-style-name="Quotations" style:list-style-name="L97">
      <style:paragraph-properties fo:text-align="justify" style:justify-single-word="false"/>
    </style:style>
    <style:style style:name="P404" style:family="paragraph" style:parent-style-name="Quotations" style:list-style-name="L98">
      <style:paragraph-properties fo:text-align="justify" style:justify-single-word="false"/>
    </style:style>
    <style:style style:name="P405" style:family="paragraph" style:parent-style-name="Quotations" style:list-style-name="L100">
      <style:paragraph-properties fo:text-align="justify" style:justify-single-word="false"/>
    </style:style>
    <style:style style:name="P406" style:family="paragraph" style:parent-style-name="Quotations" style:list-style-name="L102">
      <style:paragraph-properties fo:text-align="justify" style:justify-single-word="false"/>
    </style:style>
    <style:style style:name="P407" style:family="paragraph" style:parent-style-name="Quotations" style:list-style-name="L105">
      <style:paragraph-properties fo:text-align="justify" style:justify-single-word="false"/>
    </style:style>
    <style:style style:name="P408" style:family="paragraph" style:parent-style-name="Quotations" style:list-style-name="L107">
      <style:paragraph-properties fo:text-align="justify" style:justify-single-word="false"/>
    </style:style>
    <style:style style:name="P409" style:family="paragraph" style:parent-style-name="Quotations" style:list-style-name="L110">
      <style:paragraph-properties fo:text-align="justify" style:justify-single-word="false"/>
    </style:style>
    <style:style style:name="P410" style:family="paragraph" style:parent-style-name="Quotations" style:list-style-name="L114">
      <style:paragraph-properties fo:text-align="justify" style:justify-single-word="false"/>
    </style:style>
    <style:style style:name="P411" style:family="paragraph" style:parent-style-name="Quotations" style:list-style-name="L116">
      <style:paragraph-properties fo:text-align="justify" style:justify-single-word="false"/>
    </style:style>
    <style:style style:name="P412" style:family="paragraph" style:parent-style-name="Quotations" style:list-style-name="L119">
      <style:paragraph-properties fo:text-align="justify" style:justify-single-word="false"/>
    </style:style>
    <style:style style:name="P413" style:family="paragraph" style:parent-style-name="Quotations" style:list-style-name="L121">
      <style:paragraph-properties fo:text-align="justify" style:justify-single-word="false"/>
    </style:style>
    <style:style style:name="P414" style:family="paragraph" style:parent-style-name="Quotations" style:list-style-name="L123">
      <style:paragraph-properties fo:text-align="justify" style:justify-single-word="false"/>
    </style:style>
    <style:style style:name="P415" style:family="paragraph" style:parent-style-name="Quotations" style:list-style-name="L126">
      <style:paragraph-properties fo:text-align="justify" style:justify-single-word="false"/>
    </style:style>
    <style:style style:name="P416" style:family="paragraph" style:parent-style-name="Quotations" style:list-style-name="L128">
      <style:paragraph-properties fo:text-align="justify" style:justify-single-word="false"/>
    </style:style>
    <style:style style:name="P417" style:family="paragraph" style:parent-style-name="Quotations" style:list-style-name="L131">
      <style:paragraph-properties fo:text-align="justify" style:justify-single-word="false"/>
    </style:style>
    <style:style style:name="P418" style:family="paragraph" style:parent-style-name="Quotations" style:list-style-name="L134">
      <style:paragraph-properties fo:text-align="justify" style:justify-single-word="false"/>
    </style:style>
    <style:style style:name="P419" style:family="paragraph" style:parent-style-name="Quotations" style:list-style-name="L136">
      <style:paragraph-properties fo:text-align="justify" style:justify-single-word="false"/>
    </style:style>
    <style:style style:name="P420" style:family="paragraph" style:parent-style-name="Quotations" style:list-style-name="L138">
      <style:paragraph-properties fo:text-align="justify" style:justify-single-word="false"/>
    </style:style>
    <style:style style:name="P421" style:family="paragraph" style:parent-style-name="Quotations" style:list-style-name="L140">
      <style:paragraph-properties fo:text-align="justify" style:justify-single-word="false"/>
    </style:style>
    <style:style style:name="P422" style:family="paragraph" style:parent-style-name="Quotations" style:list-style-name="L32">
      <style:paragraph-properties fo:margin-top="0in" fo:margin-bottom="0in" fo:text-align="justify" style:justify-single-word="false"/>
      <style:text-properties style:font-name="Atkinson Hyperlegible Next"/>
    </style:style>
    <style:style style:name="P423" style:family="paragraph" style:parent-style-name="Quotations" style:list-style-name="L83">
      <style:paragraph-properties fo:margin-top="0in" fo:margin-bottom="0in" fo:text-align="justify" style:justify-single-word="false"/>
      <style:text-properties style:font-name="Atkinson Hyperlegible Next"/>
    </style:style>
    <style:style style:name="P424" style:family="paragraph" style:parent-style-name="Quotations" style:list-style-name="L119">
      <style:paragraph-properties fo:margin-top="0in" fo:margin-bottom="0in" fo:text-align="justify" style:justify-single-word="false"/>
      <style:text-properties style:font-name="Atkinson Hyperlegible Next"/>
    </style:style>
    <style:style style:name="P425" style:family="paragraph" style:parent-style-name="Quotations" style:list-style-name="L30">
      <style:paragraph-properties fo:margin-top="0in" fo:margin-bottom="0in" fo:text-align="justify" style:justify-single-word="false"/>
    </style:style>
    <style:style style:name="P426" style:family="paragraph" style:parent-style-name="Quotations" style:list-style-name="L32">
      <style:paragraph-properties fo:margin-top="0in" fo:margin-bottom="0in" fo:text-align="justify" style:justify-single-word="false"/>
    </style:style>
    <style:style style:name="P427" style:family="paragraph" style:parent-style-name="Quotations" style:list-style-name="L34">
      <style:paragraph-properties fo:margin-top="0in" fo:margin-bottom="0in" fo:text-align="justify" style:justify-single-word="false"/>
    </style:style>
    <style:style style:name="P428" style:family="paragraph" style:parent-style-name="Quotations" style:list-style-name="L81">
      <style:paragraph-properties fo:margin-top="0in" fo:margin-bottom="0in" fo:text-align="justify" style:justify-single-word="false"/>
    </style:style>
    <style:style style:name="P429" style:family="paragraph" style:parent-style-name="Quotations" style:list-style-name="L93">
      <style:paragraph-properties fo:margin-top="0in" fo:margin-bottom="0in" fo:text-align="justify" style:justify-single-word="false"/>
    </style:style>
    <style:style style:name="P430" style:family="paragraph" style:parent-style-name="Quotations" style:list-style-name="L98">
      <style:paragraph-properties fo:margin-top="0in" fo:margin-bottom="0in" fo:text-align="justify" style:justify-single-word="false"/>
    </style:style>
    <style:style style:name="P431" style:family="paragraph" style:parent-style-name="Quotations" style:list-style-name="L100">
      <style:paragraph-properties fo:margin-top="0in" fo:margin-bottom="0in" fo:text-align="justify" style:justify-single-word="false"/>
    </style:style>
    <style:style style:name="P432" style:family="paragraph" style:parent-style-name="Quotations" style:list-style-name="L114">
      <style:paragraph-properties fo:margin-top="0in" fo:margin-bottom="0in" fo:text-align="justify" style:justify-single-word="false"/>
    </style:style>
    <style:style style:name="P433" style:family="paragraph" style:parent-style-name="Quotations" style:list-style-name="L119">
      <style:paragraph-properties fo:margin-top="0in" fo:margin-bottom="0in" fo:text-align="justify" style:justify-single-word="false"/>
    </style:style>
    <style:style style:name="P434" style:family="paragraph" style:parent-style-name="Quotations" style:list-style-name="L121">
      <style:paragraph-properties fo:margin-top="0in" fo:margin-bottom="0in" fo:text-align="justify" style:justify-single-word="false"/>
    </style:style>
    <style:style style:name="P435" style:family="paragraph" style:parent-style-name="Quotations" style:list-style-name="L123">
      <style:paragraph-properties fo:margin-top="0in" fo:margin-bottom="0in" fo:text-align="justify" style:justify-single-word="false"/>
    </style:style>
    <style:style style:name="P436" style:family="paragraph" style:parent-style-name="Quotations" style:list-style-name="L128">
      <style:paragraph-properties fo:margin-top="0in" fo:margin-bottom="0in" fo:text-align="justify" style:justify-single-word="false"/>
    </style:style>
    <style:style style:name="P437" style:family="paragraph" style:parent-style-name="Quotations" style:list-style-name="L134">
      <style:paragraph-properties fo:margin-top="0in" fo:margin-bottom="0in" fo:text-align="justify" style:justify-single-word="false"/>
    </style:style>
    <style:style style:name="P438" style:family="paragraph" style:parent-style-name="Quotations" style:list-style-name="L136">
      <style:paragraph-properties fo:margin-top="0in" fo:margin-bottom="0in" fo:text-align="justify" style:justify-single-word="false"/>
    </style:style>
    <style:style style:name="P439" style:family="paragraph" style:parent-style-name="Quotations" style:list-style-name="L138">
      <style:paragraph-properties fo:margin-top="0in" fo:margin-bottom="0in" fo:text-align="justify" style:justify-single-word="false"/>
    </style:style>
    <style:style style:name="P440" style:family="paragraph" style:parent-style-name="Quotations" style:list-style-name="L140">
      <style:paragraph-properties fo:margin-top="0in" fo:margin-bottom="0in" fo:text-align="justify" style:justify-single-word="false"/>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Gemini Advanced </text:p>
      <text:p text:style-name="P319">2.5 Pro (experimental)</text:p>
      <text:p text:style-name="P320">Percakapan baru</text:p>
      <text:h text:style-name="P321" text:outline-level="1">Terbaru </text:h>
      <text:section text:style-name="Sect1" text:name="conversations-list-0">
        <text:p text:style-name="P171">[+4] PASC - Desktop Lazarus </text:p>
        <text:p text:style-name="P171">[@6 ] Kerangka Buku Amazon </text:p>
        <text:p text:style-name="P171">Inovator Teknologi Paling Berpengaruh </text:p>
        <text:p text:style-name="P171">[+] FUTRE - Teleportasi: Bukan Lagi Khayalan </text:p>
        <text:p text:style-name="P171">[@8] Buku Evolusi Game Komputer </text:p>
        <text:p text:style-name="P171">Lainnya</text:p>
      </text:section>
      <text:h text:style-name="P321" text:outline-level="1">Gem</text:h>
      <text:p text:style-name="P171">Pencari ide</text:p>
      <text:p text:style-name="P171">Konsultan karier</text:p>
      <text:p text:style-name="P171">Partner coding</text:p>
      <text:p text:style-name="P171">Lainnya</text:p>
      <text:p text:style-name="P171">Pengelola Gem</text:p>
      <text:p text:style-name="P171">Bantuan</text:p>
      <text:p text:style-name="P171">Aktivitas</text:p>
      <text:p text:style-name="P171">Setelan</text:p>
      <text:p text:style-name="P1">Kota Banda Aceh, Aceh, Indonesia <text:line-break/>Dari alamat IP Anda • Perbarui lokasi</text:p>
      <text:h text:style-name="P321" text:outline-level="1">Percakapan dengan Gemini</text:h>
      <text:section text:style-name="Sect1" text:name="chat-history">
        <text:p text:style-name="P1"/>
        <text:section text:style-name="Sect1" text:name="cdeb304c238ad1a6">
          <text:p text:style-name="P1"/>
          <text:section text:style-name="Sect1" text:name="user-query-content-0">
            <text:p text:style-name="P318">buatkan saya outline bab dan subbab sebuah buku nonfiksi yang membahas [perusahaan amazon] dari sejarah awal,perkembangan,teknologi unggulan,teknologi dihentikan/gagal dan inovasi masa depan dari [ perusahaan amazon] . buku ini ditujukan  untuk masyarakat umum, tambahkan saran gaya bahasa penulisan dan tips tambahan untuk memperkaya bobot buku </text:p>
          </text:section>
          <text:p text:style-name="P171"><text:soft-page-break/>Tampilkan alur berpikir</text:p>
          <text:section text:style-name="Sect2" text:name="model-response-message-contentr_cdeb304c238ad1a6">
            <text:p text:style-name="P1">Tentu, ini adalah draf kerangka (outline) bab dan subbab untuk buku nonfiksi tentang Amazon yang ditujukan untuk masyarakat umum, beserta saran gaya penulisan dan tips tambahan:</text:p>
            <text:p text:style-name="P23"><text:span text:style-name="Strong_20_Emphasis"><text:span text:style-name="T1">Judul Buku (Saran):</text:span></text:span><text:span text:style-name="T1"> </text:span><text:span text:style-name="Emphasis"><text:span text:style-name="T1">Amazon: Dari Garasi ke Galaksi - Kisah Raksasa yang Mengubah Dunia</text:span></text:span><text:span text:style-name="T1"> atau </text:span><text:span text:style-name="Emphasis"><text:span text:style-name="T1">Sungai Tanpa Ujung: Bagaimana Amazon Mendefinisikan Ulang Belanja, Teknologi, dan Masa Depan</text:span></text:span></text:p>
            <text:p text:style-name="P23"><text:span text:style-name="Strong_20_Emphasis"><text:span text:style-name="T1">Target Pembaca:</text:span></text:span><text:span text:style-name="T1"> Masyarakat umum, orang yang tertarik dengan bisnis, teknologi, dan kisah sukses/dampak perusahaan besar.</text:span></text:p>
            <text:p text:style-name="P322"/>
            <text:p text:style-name="P23"><text:span text:style-name="Strong_20_Emphasis"><text:span text:style-name="T1">Outline Buku</text:span></text:span></text:p>
            <text:p text:style-name="P23"><text:span text:style-name="Strong_20_Emphasis"><text:span text:style-name="T1">Kata Pengantar</text:span></text:span></text:p>
            <text:list xml:id="list1591915422150877377" text:style-name="L1">
              <text:list-item>
                <text:p text:style-name="P172">Mengapa Amazon Penting? Dampaknya pada Kehidupan Sehari-hari. </text:p>
              </text:list-item>
              <text:list-item>
                <text:p text:style-name="P172">Apa yang Akan Dibahas dalam Buku Ini? (Roadmap singkat) </text:p>
              </text:list-item>
              <text:list-item>
                <text:p text:style-name="P2">Ucapan Terima Kasih (Opsional) </text:p>
              </text:list-item>
            </text:list>
            <text:p text:style-name="P23"><text:span text:style-name="Strong_20_Emphasis"><text:span text:style-name="T1">Bab 1: Awal Mula Sebuah Sungai - Ide dan Kelahiran (1994-1999)</text:span></text:span></text:p>
            <text:list xml:id="list5334939180710983766" text:style-name="L2">
              <text:list-item>
                <text:p text:style-name="P173">1.1. Si Jenius di Balik Layar: Siapa Jeff Bezos? </text:p>
              </text:list-item>
              <text:list-item>
                <text:p text:style-name="P173">1.2. Momen "Aha!": Mengapa Toko Buku Online? </text:p>
              </text:list-item>
              <text:list-item>
                <text:p text:style-name="P173">1.3. Dari Garasi ke Dunia Maya: Peluncuran Amazon.com </text:p>
              </text:list-item>
              <text:list-item>
                <text:p text:style-name="P173">1.4. Filosofi "Get Big Fast": Pertumbuhan Awal dan Tantangan </text:p>
              </text:list-item>
              <text:list-item>
                <text:p text:style-name="P3">1.5. Melewati Gelembung Dot-com: Bertahan dan Berkembang </text:p>
              </text:list-item>
            </text:list>
            <text:p text:style-name="P23"><text:span text:style-name="Strong_20_Emphasis"><text:span text:style-name="T1">Bab 2: Melebarkan Aliran - Diversifikasi dan Pertumbuhan (2000-2006)</text:span></text:span></text:p>
            <text:list xml:id="list7026965714665956268" text:style-name="L3">
              <text:list-item>
                <text:p text:style-name="P174">2.1. Lebih dari Sekadar Buku: Menjual Segalanya (Marketplace) </text:p>
              </text:list-item>
              <text:list-item>
                <text:p text:style-name="P174">2.2. Fondasi Logistik: Membangun Jaringan Gudang dan Pengiriman </text:p>
              </text:list-item>
              <text:list-item>
                <text:p text:style-name="P174">2.3. Kelahiran Sang Raksasa Tersembunyi: Cikal Bakal Amazon Web Services (AWS) </text:p>
              </text:list-item>
              <text:list-item>
                <text:p text:style-name="P4">2.4. Memanjakan Pelanggan: Inovasi Awal seperti "One-Click" dan Ulasan Pelanggan </text:p>
              </text:list-item>
            </text:list>
            <text:p text:style-name="P23"><text:span text:style-name="Strong_20_Emphasis"><text:span text:style-name="T1">Bab 3: Mesin E-commerce - Dominasi Ritel Online (2005 - Sekarang)</text:span></text:span></text:p>
            <text:list xml:id="list8266658780694986449" text:style-name="L4">
              <text:list-item>
                <text:p text:style-name="P175">3.1. Keajaiban Amazon Prime: Mengubah Loyalitas Pelanggan </text:p>
              </text:list-item>
              <text:list-item>
                <text:p text:style-name="P175">3.2. Marketplace: Kekuatan Penjual Pihak Ketiga </text:p>
              </text:list-item>
              <text:list-item>
                <text:p text:style-name="P175">3.3. Algoritma Rekomendasi: Mesin Personalisasi yang Tak Terlihat </text:p>
              </text:list-item>
              <text:list-item>
                <text:p text:style-name="P175"><text:soft-page-break/>3.4. Efisiensi Tanpa Henti: Otomatisasi Gudang dan Logistik Canggih </text:p>
              </text:list-item>
              <text:list-item>
                <text:p text:style-name="P5">3.5. Tantangan Ritel Fisik: Persaingan dan Dampaknya </text:p>
              </text:list-item>
            </text:list>
            <text:p text:style-name="P23"><text:span text:style-name="Strong_20_Emphasis"><text:span text:style-name="T1">Bab 4: Awan Kekuatan - Revolusi Amazon Web Services (AWS) (2006 - Sekarang)</text:span></text:span></text:p>
            <text:list xml:id="list3087286302786282328" text:style-name="L5">
              <text:list-item>
                <text:p text:style-name="P176">4.1. Apa Itu Cloud Computing dan Mengapa AWS Merajai? </text:p>
              </text:list-item>
              <text:list-item>
                <text:p text:style-name="P176">4.2. Dari Startup hingga Korporasi Raksasa: Siapa Saja Pengguna AWS? </text:p>
              </text:list-item>
              <text:list-item>
                <text:p text:style-name="P176">4.3. Inovasi Tanpa Henti di Awan: Layanan Baru dan Dampaknya </text:p>
              </text:list-item>
              <text:list-item>
                <text:p text:style-name="P176">4.4. Persaingan di Langit Digital: Melawan Microsoft Azure dan Google Cloud </text:p>
              </text:list-item>
              <text:list-item>
                <text:p text:style-name="P6">4.5. Bagaimana AWS Mengubah Infrastruktur Teknologi Global </text:p>
              </text:list-item>
            </text:list>
            <text:p text:style-name="P23"><text:span text:style-name="Strong_20_Emphasis"><text:span text:style-name="T1">Bab 5: Perangkat Keras dan Ekosistem Digital (2007 - Sekarang)</text:span></text:span></text:p>
            <text:list xml:id="list5289010638674180173" text:style-name="L6">
              <text:list-item>
                <text:p text:style-name="P177">5.1. Revolusi Membaca: Kindle dan Era E-book </text:p>
              </text:list-item>
              <text:list-item>
                <text:p text:style-name="P177">5.2. Suara di Rumah Anda: Amazon Echo dan Alexa </text:p>
              </text:list-item>
              <text:list-item>
                <text:p text:style-name="P177">5.3. Api yang Menyala (dan Kadang Padam): Tablet Fire dan Fire TV </text:p>
              </text:list-item>
              <text:list-item>
                <text:p text:style-name="P7">5.4. Membangun Ekosistem: Bagaimana Perangkat Saling Terhubung? </text:p>
              </text:list-item>
            </text:list>
            <text:p text:style-name="P23"><text:span text:style-name="Strong_20_Emphasis"><text:span text:style-name="T1">Bab 6: Merambah Arena Baru - Ekspansi dan Akuisisi</text:span></text:span></text:p>
            <text:list xml:id="list542297755638510509" text:style-name="L7">
              <text:list-item>
                <text:p text:style-name="P178">6.1. Masuk ke Dunia Nyata: Akuisisi Whole Foods Market </text:p>
              </text:list-item>
              <text:list-item>
                <text:p text:style-name="P178">6.2. Dari Streaming ke Studio: Amazon Prime Video dan Amazon Studios </text:p>
              </text:list-item>
              <text:list-item>
                <text:p text:style-name="P178">6.3. Eksperimen Lain: Kesehatan (Amazon Pharmacy), Periklanan, Game (Twitch) </text:p>
              </text:list-item>
              <text:list-item>
                <text:p text:style-name="P8">6.4. Strategi di Balik Akuisisi: Membeli Inovasi atau Menghilangkan Pesaing? </text:p>
              </text:list-item>
            </text:list>
            <text:p text:style-name="P23"><text:span text:style-name="Strong_20_Emphasis"><text:span text:style-name="T1">Bab 7: Budaya Amazon - Prinsip Kepemimpinan dan Kontroversi</text:span></text:span></text:p>
            <text:list xml:id="list407069902339238722" text:style-name="L8">
              <text:list-item>
                <text:p text:style-name="P179">7.1. 16 Prinsip Kepemimpinan Amazon: DNA Perusahaan </text:p>
              </text:list-item>
              <text:list-item>
                <text:p text:style-name="P179">7.2. Obsesi Pelanggan: Kunci Sukses atau Tekanan Berlebih? </text:p>
              </text:list-item>
              <text:list-item>
                <text:p text:style-name="P179">7.3. Kehidupan di Dalam Amazon: Budaya Kerja, Tuntutan, dan Peluang </text:p>
              </text:list-item>
              <text:list-item>
                <text:p text:style-name="P179">7.4. Sisi Gelap: Isu Perburuhan, Pajak, dan Dampak Lingkungan </text:p>
              </text:list-item>
              <text:list-item>
                <text:p text:style-name="P9">7.5. Transisi Kepemimpinan: Era Pasca-Jeff Bezos </text:p>
              </text:list-item>
            </text:list>
            <text:p text:style-name="P23"><text:span text:style-name="Strong_20_Emphasis"><text:span text:style-name="T1">Bab 8: Teknologi Unggulan dan Inovasi yang Gagal</text:span></text:span></text:p>
            <text:list xml:id="list8149968539075628597" text:style-name="L9">
              <text:list-item>
                <text:p text:style-name="P180">8.1. Teknologi Kunci Sukses: </text:p>
                <text:list>
                  <text:list-item>
                    <text:p text:style-name="P180">8.1.1. Infrastruktur AWS (EC2, S3, dll.) </text:p>
                  </text:list-item>
                  <text:list-item>
                    <text:p text:style-name="P180">8.1.2. AI dan Machine Learning (Rekomendasi, Alexa, Logistik) </text:p>
                  </text:list-item>
                  <text:list-item>
                    <text:p text:style-name="P180">8.1.3. Otomatisasi Gudang (Robotika Kiva) </text:p>
                  </text:list-item>
                  <text:list-item>
                    <text:p text:style-name="P180"><text:soft-page-break/>8.1.4. Arsitektur Layanan Mikro (Internal) </text:p>
                  </text:list-item>
                </text:list>
              </text:list-item>
              <text:list-item>
                <text:p text:style-name="P180">8.2. Proyek yang Dihentikan atau Gagal: </text:p>
                <text:list>
                  <text:list-item>
                    <text:p text:style-name="P180">8.2.1. Fire Phone: Pelajaran Mahal di Pasar Smartphone </text:p>
                  </text:list-item>
                  <text:list-item>
                    <text:p text:style-name="P180">8.2.2. Amazon Destinations (Layanan Perjalanan) </text:p>
                  </text:list-item>
                  <text:list-item>
                    <text:p text:style-name="P180">8.2.3. Amazon Restaurants (Pengiriman Makanan) </text:p>
                  </text:list-item>
                  <text:list-item>
                    <text:p text:style-name="P180">8.2.4. Eksperimen Kecil Lainnya yang Tak Bertahan Lama </text:p>
                  </text:list-item>
                </text:list>
              </text:list-item>
              <text:list-item>
                <text:p text:style-name="P10">8.3. Belajar dari Kegagalan: Filosofi Eksperimen Amazon </text:p>
              </text:list-item>
            </text:list>
            <text:p text:style-name="P23"><text:span text:style-name="Strong_20_Emphasis"><text:span text:style-name="T1">Bab 9: Raksasa di Panggung Dunia - Tantangan dan Kritik</text:span></text:span></text:p>
            <text:list xml:id="list2659713000174454401" text:style-name="L10">
              <text:list-item>
                <text:p text:style-name="P181">9.1. Kekuatan Pasar: Tuduhan Monopoli dan Praktik Anti-Persaingan </text:p>
              </text:list-item>
              <text:list-item>
                <text:p text:style-name="P181">9.2. Perlakuan terhadap Pekerja: Gudang, Pengemudi, dan Serikat Pekerja </text:p>
              </text:list-item>
              <text:list-item>
                <text:p text:style-name="P181">9.3. Jejak Karbon: Tantangan Keberlanjutan dan Lingkungan </text:p>
              </text:list-item>
              <text:list-item>
                <text:p text:style-name="P181">9.4. Pengaruh Politik dan Lobi </text:p>
              </text:list-item>
              <text:list-item>
                <text:p text:style-name="P11">9.5. Pertarungan Regulasi di Berbagai Negara </text:p>
              </text:list-item>
            </text:list>
            <text:p text:style-name="P23"><text:span text:style-name="Strong_20_Emphasis"><text:span text:style-name="T1">Bab 10: Masa Depan Amazon - Inovasi Tanpa Batas?</text:span></text:span></text:p>
            <text:list xml:id="list1556405292597964940" text:style-name="L11">
              <text:list-item>
                <text:p text:style-name="P182">10.1. Kecerdasan Buatan (AI) Generatif dan Aplikasinya </text:p>
              </text:list-item>
              <text:list-item>
                <text:p text:style-name="P182">10.2. Pengiriman Masa Depan: Drone (Prime Air) dan Robot Otonom </text:p>
              </text:list-item>
              <text:list-item>
                <text:p text:style-name="P182">10.3. Ekspansi ke Industri Baru: Kesehatan, Otomotif, Satelit (Project Kuiper) </text:p>
              </text:list-item>
              <text:list-item>
                <text:p text:style-name="P182">10.4. Evolusi Ritel: Toko Fisik Tanpa Kasir (Amazon Go), Pengalaman Belanja Baru </text:p>
              </text:list-item>
              <text:list-item>
                <text:p text:style-name="P182">10.5. Tantangan Pertumbuhan di Masa Depan </text:p>
              </text:list-item>
              <text:list-item>
                <text:p text:style-name="P12">10.6. Visi Jangka Panjang: Apa Lagi yang Akan Ditaklukkan Amazon? (Spekulasi Terinformasi) </text:p>
              </text:list-item>
            </text:list>
            <text:p text:style-name="P23"><text:span text:style-name="Strong_20_Emphasis"><text:span text:style-name="T1">Penutup: Warisan Amazon</text:span></text:span></text:p>
            <text:list xml:id="list2765102515846391650" text:style-name="L12">
              <text:list-item>
                <text:p text:style-name="P183">Merangkum Perjalanan Amazon dari Awal hingga Kini </text:p>
              </text:list-item>
              <text:list-item>
                <text:p text:style-name="P183">Menilai Kembali Dampak Amazon pada Ekonomi dan Masyarakat Global </text:p>
              </text:list-item>
              <text:list-item>
                <text:p text:style-name="P13">Pertanyaan Terbuka tentang Masa Depan Perusahaan dan Pengaruhnya </text:p>
              </text:list-item>
            </text:list>
            <text:p text:style-name="P23"><text:span text:style-name="Strong_20_Emphasis"><text:span text:style-name="T1">Lampiran (Opsional)</text:span></text:span></text:p>
            <text:list xml:id="list8596722854359859895" text:style-name="L13">
              <text:list-item>
                <text:p text:style-name="P184">Garis Waktu Penting Amazon </text:p>
              </text:list-item>
              <text:list-item>
                <text:p text:style-name="P184">Daftar Tokoh Kunci </text:p>
              </text:list-item>
              <text:list-item>
                <text:p text:style-name="P184">Glosarium Istilah (AWS, Marketplace, dll.) </text:p>
              </text:list-item>
              <text:list-item>
                <text:p text:style-name="P14">Sumber Bacaan Lebih Lanjut/Bibliografi </text:p>
              </text:list-item>
            </text:list>
            <text:p text:style-name="P322"/>
            <text:p text:style-name="P23"><text:soft-page-break/><text:span text:style-name="Strong_20_Emphasis"><text:span text:style-name="T1">Saran Gaya Bahasa Penulisan (Untuk Masyarakat Umum)</text:span></text:span></text:p>
            <text:list xml:id="list7856181150975863338" text:style-name="L14">
              <text:list-item>
                <text:p text:style-name="P192"><text:span text:style-name="Strong_20_Emphasis"><text:span text:style-name="T1">Gunakan Bahasa yang Mudah Dicerna:</text:span></text:span><text:span text:style-name="T1"> Hindari jargon teknis atau bisnis yang terlalu rumit. Jika harus digunakan, jelaskan dengan bahasa sederhana atau berikan analogi. </text:span></text:p>
              </text:list-item>
              <text:list-item>
                <text:p text:style-name="P192"><text:span text:style-name="Strong_20_Emphasis"><text:span text:style-name="T1">Storytelling (Bercerita):</text:span></text:span><text:span text:style-name="T1"> Ceritakan kisah Amazon seperti sebuah narasi. Gunakan anekdot menarik tentang Jeff Bezos, keputusan-keputusan penting, atau momen-momen krusial. Buat pembaca merasa terlibat dalam perjalanan perusahaan. </text:span></text:p>
              </text:list-item>
              <text:list-item>
                <text:p text:style-name="P192"><text:span text:style-name="Strong_20_Emphasis"><text:span text:style-name="T1">Fokus pada Dampak:</text:span></text:span><text:span text:style-name="T1"> Selalu kaitkan perkembangan Amazon dengan dampaknya pada kehidupan sehari-hari pembaca, industri lain, atau masyarakat luas. Contoh: "Ingatkah Anda saat harus menunggu seminggu untuk pesanan online? Amazon Prime mengubah itu semua..." </text:span></text:p>
              </text:list-item>
              <text:list-item>
                <text:p text:style-name="P192"><text:span text:style-name="Strong_20_Emphasis"><text:span text:style-name="T1">Objektif Namun Menarik:</text:span></text:span><text:span text:style-name="T1"> Sajikan fakta secara akurat, tetapi jangan ragu untuk menunjukkan drama, tantangan, dan keberhasilan. Sertakan kutipan-kutipan penting jika relevan. </text:span></text:p>
              </text:list-item>
              <text:list-item>
                <text:p text:style-name="P192"><text:span text:style-name="Strong_20_Emphasis"><text:span text:style-name="T1">Seimbangkan Perspektif:</text:span></text:span><text:span text:style-name="T1"> Akui kesuksesan besar Amazon, tetapi jangan lupakan kritik dan kontroversi yang menyertainya. Berikan ruang untuk berbagai sudut pandang agar buku terasa berimbang. </text:span></text:p>
              </text:list-item>
              <text:list-item>
                <text:p text:style-name="P192"><text:span text:style-name="Strong_20_Emphasis"><text:span text:style-name="T1">Gunakan Analogi dan Metafora:</text:span></text:span><text:span text:style-name="T1"> Untuk menjelaskan konsep kompleks (misalnya cloud computing), gunakan perumpamaan yang mudah dipahami oleh orang awam. Metafora "sungai" untuk Amazon bisa digunakan secara konsisten. </text:span></text:p>
              </text:list-item>
              <text:list-item>
                <text:p text:style-name="P24"><text:span text:style-name="Strong_20_Emphasis"><text:span text:style-name="T1">Struktur Kalimat Bervariasi:</text:span></text:span><text:span text:style-name="T1"> Gunakan kalimat pendek dan panjang secara bergantian agar tulisan tidak monoton. Mulai paragraf dengan ide utama. </text:span></text:p>
              </text:list-item>
            </text:list>
            <text:p text:style-name="P322"/>
            <text:p text:style-name="P23"><text:span text:style-name="Strong_20_Emphasis"><text:span text:style-name="T1">Tips Tambahan untuk Memperkaya Bobot Buku</text:span></text:span></text:p>
            <text:list xml:id="list7532903367871020319" text:style-name="L15">
              <text:list-item>
                <text:p text:style-name="P193"><text:span text:style-name="Strong_20_Emphasis"><text:span text:style-name="T1">Wawancara (Jika Memungkinkan):</text:span></text:span><text:span text:style-name="T1"> Jika ada kesempatan, wawancarai mantan karyawan, analis industri, pemilik bisnis kecil yang berjualan di Amazon, atau pakar teknologi untuk mendapatkan perspektif unik. </text:span></text:p>
              </text:list-item>
              <text:list-item>
                <text:p text:style-name="P193"><text:span text:style-name="Strong_20_Emphasis"><text:span text:style-name="T1">Studi Kasus Mini:</text:span></text:span><text:span text:style-name="T1"> Selipkan studi kasus singkat di beberapa bab. Contoh: Bagaimana startup X sukses besar berkat AWS? Bagaimana sebuah toko buku independen bertahan (atau tidak) melawan Amazon? Dampak akuisisi Whole Foods pada harga dan pekerja. </text:span></text:p>
              </text:list-item>
              <text:list-item>
                <text:p text:style-name="P193"><text:span text:style-name="Strong_20_Emphasis"><text:span text:style-name="T1">Visualisasi Data:</text:span></text:span><text:span text:style-name="T1"> Gunakan grafik atau infografis sederhana untuk menunjukkan pertumbuhan pendapatan Amazon, pangsa pasar AWS, </text:span><text:soft-page-break/><text:span text:style-name="T1">jumlah karyawan, atau data menarik lainnya. </text:span></text:p>
              </text:list-item>
              <text:list-item>
                <text:p text:style-name="P193"><text:span text:style-name="Strong_20_Emphasis"><text:span text:style-name="T1">Perspektif Global:</text:span></text:span><text:span text:style-name="T1"> Jangan hanya fokus pada AS. Bahas bagaimana Amazon beroperasi, beradaptasi, dan menghadapi tantangan di negara-negara lain (Eropa, Asia, dll.). </text:span></text:p>
              </text:list-item>
              <text:list-item>
                <text:p text:style-name="P193"><text:span text:style-name="Strong_20_Emphasis"><text:span text:style-name="T1">Koneksi ke Peristiwa Aktual:</text:span></text:span><text:span text:style-name="T1"> Kaitkan sejarah atau strategi Amazon dengan peristiwa ekonomi atau teknologi global yang relevan pada masanya (misalnya krisis keuangan 2008, pandemi COVID-19). </text:span></text:p>
              </text:list-item>
              <text:list-item>
                <text:p text:style-name="P193"><text:span text:style-name="Strong_20_Emphasis"><text:span text:style-name="T1">Fokus pada "Mengapa":</text:span></text:span><text:span text:style-name="T1"> Jangan hanya menjelaskan "apa" yang dilakukan Amazon, tetapi gali lebih dalam "mengapa" mereka mengambil keputusan tertentu. Apa motivasi strategis di baliknya? </text:span></text:p>
              </text:list-item>
              <text:list-item>
                <text:p text:style-name="P193"><text:span text:style-name="Strong_20_Emphasis"><text:span text:style-name="T1">Riset Mendalam:</text:span></text:span><text:span text:style-name="T1"> Gunakan sumber yang kredibel dan bervariasi: buku lain tentang Amazon/Bezos, artikel berita investigatif, laporan keuangan perusahaan, wawancara, dokumenter. </text:span></text:p>
              </text:list-item>
              <text:list-item>
                <text:p text:style-name="P25"><text:span text:style-name="Strong_20_Emphasis"><text:span text:style-name="T1">Bagian "Tahukah Anda?":</text:span></text:span><text:span text:style-name="T1"> Sisipkan kotak-kotak kecil berisi fakta menarik atau trivia tentang Amazon untuk menambah daya tarik. </text:span></text:p>
              </text:list-item>
            </text:list>
            <text:p text:style-name="P1">Semoga outline dan saran ini membantu Anda dalam menyusun buku yang informatif dan menarik tentang Amazon!</text:p>
          </text:section>
          <text:section text:style-name="Sect1" text:name="feedback-form-0">
            <text:p text:style-name="P171"/>
          </text:section>
        </text:section>
        <text:section text:style-name="Sect1" text:name="3020c1685f44fb73">
          <text:p text:style-name="P1"/>
          <text:section text:style-name="Sect1" text:name="user-query-content-1">
            <text:p text:style-name="P318">Pada Kata Pengantar, Tambahkan prompt pada subbab untuk mendapatkan isinya </text:p>
          </text:section>
          <text:p text:style-name="P171">Tampilkan alur berpikir</text:p>
          <text:section text:style-name="Sect2" text:name="model-response-message-contentr_3020c1685f44fb73">
            <text:p text:style-name="P23"><text:span text:style-name="T1">Baik, berikut adalah prompt yang bisa Anda gunakan untuk memandu penulisan isi dari setiap subbab di bagian </text:span><text:span text:style-name="Strong_20_Emphasis"><text:span text:style-name="T1">Kata Pengantar</text:span></text:span><text:span text:style-name="T1">:</text:span></text:p>
            <text:p text:style-name="P322"/>
            <text:p text:style-name="P23"><text:span text:style-name="Strong_20_Emphasis"><text:span text:style-name="T1">Kata Pengantar</text:span></text:span></text:p>
            <text:list xml:id="list675322922205759325" text:style-name="L16">
              <text:list-item>
                <text:p text:style-name="P26"><text:span text:style-name="Strong_20_Emphasis"><text:span text:style-name="T1">Subbab: Mengapa Amazon Penting? Dampaknya pada Kehidupan Sehari-hari.</text:span></text:span></text:p>
                <text:list>
                  <text:list-item>
                    <text:p text:style-name="P26"><text:span text:style-name="Strong_20_Emphasis"><text:span text:style-name="T1">Prompt untuk Penulisan:</text:span></text:span><text:span text:style-name="T1"> </text:span></text:p>
                    <text:p text:style-name="P376"><text:span text:style-name="T1">"Mulai dengan sebuah paragraf pembuka yang kuat dan menarik perhatian. Gambarkan bagaimana Amazon telah meresap ke dalam berbagai aspek kehidupan modern, mulai dari cara kita berbelanja, bekerja (melalui AWS), hingga mencari hiburan (Prime Video). </text:span><text:soft-page-break/><text:span text:style-name="T1">Gunakan contoh nyata atau pertanyaan retoris (misalnya, 'Kapan terakhir kali Anda </text:span><text:span text:style-name="Emphasis"><text:span text:style-name="T1">tidak</text:span></text:span><text:span text:style-name="T1"> berinteraksi dengan layanan Amazon dalam seminggu?') untuk menyoroti skala pengaruhnya yang luar biasa. Tekankan transformasi radikal yang dibawanya ke industri ritel, komputasi awan, dan lainnya. Akhiri dengan menyatakan mengapa memahami kisah dan dampak Amazon menjadi sangat relevan dan penting bagi siapa saja di era digital saat ini."</text:span></text:p>
                  </text:list-item>
                </text:list>
              </text:list-item>
              <text:list-item>
                <text:p text:style-name="P26"><text:span text:style-name="Strong_20_Emphasis"><text:span text:style-name="T1">Subbab: Apa yang Akan Dibahas dalam Buku Ini? (Roadmap singkat)</text:span></text:span></text:p>
                <text:list>
                  <text:list-item>
                    <text:p text:style-name="P26"><text:span text:style-name="Strong_20_Emphasis"><text:span text:style-name="T1">Prompt untuk Penulisan:</text:span></text:span><text:span text:style-name="T1"> </text:span></text:p>
                    <text:p text:style-name="P376"><text:span text:style-name="T1">"Berikan gambaran singkat (peta jalan atau </text:span><text:span text:style-name="Emphasis"><text:span text:style-name="T1">roadmap</text:span></text:span><text:span text:style-name="T1">) mengenai struktur dan isi buku kepada pembaca. Jelaskan secara ringkas perjalanan yang akan dijelajahi: mulai dari ide awal Jeff Bezos dan pendirian di garasi (Bab 1), fase pertumbuhan awal dan diversifikasi (Bab 2), pendalaman pada mesin e-commerce dan Prime (Bab 3), revolusi AWS (Bab 4), eksplorasi perangkat keras seperti Kindle dan Echo (Bab 5), ekspansi ke area baru melalui akuisisi (Bab 6), budaya unik Amazon beserta kontroversinya (Bab 7), telaah teknologi kunci dan kegagalan penting (Bab 8), tantangan global dan kritik yang dihadapi (Bab 9), hingga pandangan ke masa depan dan inovasi yang sedang dikembangkan (Bab 10). Yakinkan pembaca bahwa buku ini bertujuan menyajikan kisah Amazon secara komprehensif, berimbang, dan mudah diakses oleh khalayak umum, tidak hanya bagi mereka yang berkecimpung di dunia bisnis atau teknologi."</text:span></text:p>
                  </text:list-item>
                </text:list>
              </text:list-item>
              <text:list-item>
                <text:p text:style-name="P26"><text:span text:style-name="Strong_20_Emphasis"><text:span text:style-name="T1">Subbab: Ucapan Terima Kasih (Opsional)</text:span></text:span></text:p>
                <text:list>
                  <text:list-item>
                    <text:p text:style-name="P26"><text:span text:style-name="Strong_20_Emphasis"><text:span text:style-name="T1">Prompt untuk Penulisan:</text:span></text:span><text:span text:style-name="T1"> </text:span></text:p>
                    <text:p text:style-name="P323">"(Bagian ini opsional, sertakan jika relevan). Tuliskan ucapan terima kasih yang tulus kepada individu, <text:soft-page-break/>kelompok, atau institusi yang telah memberikan dukungan signifikan selama proses penulisan buku. Ini bisa mencakup bantuan riset, penyediaan data, masukan editorial, dukungan moral, inspirasi, atau wawancara. Sebutkan nama mereka (jika diizinkan) dan jelaskan secara singkat kontribusi mereka. Jaga agar tetap ringkas dan personal."</text:p>
                  </text:list-item>
                </text:list>
              </text:list-item>
            </text:list>
            <text:p text:style-name="P322"/>
            <text:p text:style-name="P1">Dengan menggunakan prompt ini untuk setiap subbab, Anda dapat memastikan bahwa Kata Pengantar mencakup semua elemen penting untuk memperkenalkan buku Anda secara efektif kepada pembaca.</text:p>
          </text:section>
          <text:section text:style-name="Sect1" text:name="feedback-form-1">
            <text:p text:style-name="P171"/>
          </text:section>
        </text:section>
        <text:section text:style-name="Sect1" text:name="d405d4103ca2843e">
          <text:p text:style-name="P1"/>
          <text:section text:style-name="Sect1" text:name="user-query-content-2">
            <text:p text:style-name="P318">Pada Bab 1 Tambahkan prompt pada awal bab untuk mendapatkan pengantar , pada tiap subbab/sub-subab untuk mendapatkan isi dengan pembahasan mendalam </text:p>
          </text:section>
          <text:p text:style-name="P171">Tampilkan alur berpikir</text:p>
          <text:section text:style-name="Sect2" text:name="model-response-message-contentr_d405d4103ca2843e">
            <text:p text:style-name="P1">Tentu, berikut adalah prompt untuk pengantar Bab 1 dan prompt mendalam untuk masing-masing subbabnya:</text:p>
            <text:p text:style-name="P322"/>
            <text:p text:style-name="P23"><text:span text:style-name="Strong_20_Emphasis"><text:span text:style-name="T1">Bab 1: Awal Mula Sebuah Sungai - Ide dan Kelahiran (1994-1999)</text:span></text:span></text:p>
            <text:list xml:id="list8391252366902074524" text:style-name="L17">
              <text:list-item>
                <text:p text:style-name="P27"><text:span text:style-name="Strong_20_Emphasis"><text:span text:style-name="T1">Prompt untuk Pengantar Bab:</text:span></text:span><text:span text:style-name="T1"> </text:span></text:p>
                <text:p text:style-name="P324">"Tulis paragraf pengantar untuk Bab 1. Ciptakan suasana pertengahan tahun 1990-an, era fajar internet komersial yang penuh optimisme namun juga ketidakpastian. Perkenalkan secara singkat sosok Jeff Bezos sebagai tokoh sentral bab ini dan ide 'gila'-nya untuk menjual buku secara online, sebuah konsep yang terdengar asing saat itu. Bangun kontras antara permulaan yang sangat sederhana (berangkat dari pekerjaan mapan, pindah, memulai di garasi) dengan potensi raksasa yang akan datang. Timbulkan rasa ingin tahu pembaca tentang bagaimana sebuah ide radikal ini bisa lahir, didanai, dan diluncurkan di tengah lanskap teknologi dan bisnis yang <text:soft-page-break/>baru mulai terbentuk."</text:p>
              </text:list-item>
            </text:list>
            <text:p text:style-name="P322"/>
            <text:list xml:id="list7440944440634548131" text:style-name="L18">
              <text:list-item>
                <text:p text:style-name="P28"><text:span text:style-name="Strong_20_Emphasis"><text:span text:style-name="T1">1.1. Si Jenius di Balik Layar: Siapa Jeff Bezos?</text:span></text:span></text:p>
                <text:list>
                  <text:list-item>
                    <text:p text:style-name="P28"><text:span text:style-name="Strong_20_Emphasis"><text:span text:style-name="T1">Prompt untuk Pembahasan Mendalam:</text:span></text:span><text:span text:style-name="T1"> </text:span></text:p>
                    <text:p text:style-name="P377"><text:span text:style-name="T1">"Bahas secara mendalam latar belakang Jeff Bezos </text:span><text:span text:style-name="Emphasis"><text:span text:style-name="T1">sebelum</text:span></text:span><text:span text:style-name="T1"> mendirikan Amazon. Gali informasi tentang masa kecilnya (termasuk pengaruh kakeknya di peternakan), pendidikannya yang cemerlang di Princeton (Fisika lalu Ilmu Komputer &amp; Teknik Elektro), dan bagaimana latar belakang ini membentuk cara berpikir analitisnya. Jelajahi karir awalnya yang menanjak pesat di Wall Street, terutama perannya sebagai Wakil Presiden Senior termuda di perusahaan investasi D.E. Shaw. Analisis bagaimana pengalaman di D.E. Shaw, yang berada di persimpangan antara keuangan dan teknologi, memberinya wawasan unik. Telusuri sifat-sifat kepribadian kuncinya yang sudah terlihat saat itu: kecerdasan tinggi, dorongan kuat (drive), fokus jangka panjang ('Regret Minimization Framework'), dan kemampuan melihat pola atau tren besar. Simpulkan faktor-faktor apa saja (kombinasi latar belakang, pengalaman, dan kepribadian) yang memungkinkannya mengambil risiko besar meninggalkan karir yang aman demi mengejar visi bisnis online."</text:span></text:p>
                  </text:list-item>
                </text:list>
              </text:list-item>
              <text:list-item>
                <text:p text:style-name="P28"><text:span text:style-name="Strong_20_Emphasis"><text:span text:style-name="T1">1.2. Momen "Aha!": Mengapa Toko Buku Online?</text:span></text:span></text:p>
                <text:list>
                  <text:list-item>
                    <text:p text:style-name="P28"><text:span text:style-name="Strong_20_Emphasis"><text:span text:style-name="T1">Prompt untuk Pembahasan Mendalam:</text:span></text:span><text:span text:style-name="T1"> </text:span></text:p>
                    <text:p text:style-name="P377"><text:span text:style-name="T1">"Jelaskan secara rinci proses pemikiran dan riset Jeff Bezos yang membawanya pada ide spesifik untuk menjual buku secara online. Uraikan bagaimana ia secara sistematis menganalisis potensi e-commerce setelah menemukan statistik pertumbuhan penggunaan internet sebesar 2300% per tahun. Detailkan daftar 20 </text:span><text:soft-page-break/><text:span text:style-name="T1">produk potensial yang ia pertimbangkan untuk dijual online dan proses eliminasinya. Paparkan argumen kuat </text:span><text:span text:style-name="Emphasis"><text:span text:style-name="T1">mengapa buku</text:span></text:span><text:span text:style-name="T1"> menjadi pilihan pertama yang paling logis: jumlah judul yang sangat besar (jutaan, jauh melebihi kapasitas toko fisik manapun), tidak memerlukan sentuhan fisik sebelum dibeli, harga relatif standar, dan sudah adanya infrastruktur distributor buku yang mapan (seperti Ingram). Ceritakan kembali (jika mungkin dengan kutipan atau anekdot) kisah perjalanannya melintasi Amerika dari New York ke Seattle bersama istrinya, MacKenzie, saat ia menyusun rencana bisnis awal di laptopnya, yang menjadi momen kristalisasi ide Amazon."</text:span></text:p>
                  </text:list-item>
                </text:list>
              </text:list-item>
              <text:list-item>
                <text:p text:style-name="P28"><text:span text:style-name="Strong_20_Emphasis"><text:span text:style-name="T1">1.3. Dari Garasi ke Dunia Maya: Peluncuran Amazon.com</text:span></text:span></text:p>
                <text:list>
                  <text:list-item>
                    <text:p text:style-name="P28"><text:span text:style-name="Strong_20_Emphasis"><text:span text:style-name="T1">Prompt untuk Pembahasan Mendalam:</text:span></text:span><text:span text:style-name="T1"> </text:span></text:p>
                    <text:p text:style-name="P325">"Ceritakan secara detail dan hidup proses pendirian fisik dan teknis Amazon.com. Deskripsikan keputusan pindah ke Bellevue, Washington (dekat Seattle) karena adanya pusat distribusi buku besar dan kumpulan talenta teknologi. Gambarkan kondisi kerja awal yang sangat sederhana di garasi rumah sewaan Bezos, lengkap dengan meja yang terbuat dari pintu bekas. Detailkan proses perekrutan karyawan-karyawan pionir seperti Shel Kaphan (CTO pertama) dan Paul Davis, serta bagaimana Bezos meyakinkan mereka untuk bergabung dengan startup yang belum pasti. Jelaskan tantangan teknis utama dalam membangun website e-commerce fungsional pertama (termasuk database untuk jutaan judul buku) dengan sumber daya dan waktu terbatas. Uraikan strategi penggalangan dana awal yang krusial, terutama dari keluarga dan teman ('Friends and Family round'). Tutup dengan momen peluncuran 'beta' dan publik Amazon.com pada Juli 1995, lonceng kantor yang berbunyi setiap ada pesanan, dan respons pasar awal yang melampaui <text:soft-page-break/>ekspektasi, yang langsung menunjukkan potensi besar ide tersebut."</text:p>
                  </text:list-item>
                </text:list>
              </text:list-item>
              <text:list-item>
                <text:p text:style-name="P28"><text:span text:style-name="Strong_20_Emphasis"><text:span text:style-name="T1">1.4. Filosofi "Get Big Fast": Pertumbuhan Awal dan Tantangan</text:span></text:span></text:p>
                <text:list>
                  <text:list-item>
                    <text:p text:style-name="P28"><text:span text:style-name="Strong_20_Emphasis"><text:span text:style-name="T1">Prompt untuk Pembahasan Mendalam:</text:span></text:span><text:span text:style-name="T1"> </text:span></text:p>
                    <text:p text:style-name="P325">"Jelaskan secara komprehensif filosofi bisnis inti Jeff Bezos pada masa awal: 'Get Big Fast'. Uraikan logika di baliknya: dalam pasar internet yang baru lahir, menjadi pemain dominan pertama (first-mover advantage) dan mencapai skala ekonomi adalah kunci untuk bertahan hidup dan menang dalam jangka panjang, bahkan jika harus mengorbankan profitabilitas jangka pendek. Diskusikan bagaimana filosofi ini diterjemahkan menjadi strategi konkret: investasi besar-besaran pada pemasaran untuk membangun merek, penetapan harga yang sangat kompetitif (seringkali rugi), perluasan katalog produk secara agresif melampaui buku, dan akuisisi dini untuk mempercepat pertumbuhan. Analisis tantangan-tantangan operasional masif yang timbul akibat strategi ini: kesulitan memenuhi lonjakan pesanan (terutama saat liburan), membangun sistem logistik dan gudang dari nol, mengelola arus kas negatif, dan menghadapi tekanan dari investor serta analis pasar yang skeptis terhadap model bisnis yang terus merugi. Sertakan contoh spesifik dari tantangan ini, misalnya cerita karyawan (termasuk Bezos sendiri) yang harus ikut mengepak barang."</text:p>
                  </text:list-item>
                </text:list>
              </text:list-item>
              <text:list-item>
                <text:p text:style-name="P28"><text:span text:style-name="Strong_20_Emphasis"><text:span text:style-name="T1">1.5. Melewati Gelembung Dot-com: Bertahan dan Berkembang</text:span></text:span></text:p>
                <text:list>
                  <text:list-item>
                    <text:p text:style-name="P28"><text:span text:style-name="Strong_20_Emphasis"><text:span text:style-name="T1">Prompt untuk Pembahasan Mendalam:</text:span></text:span><text:span text:style-name="T1"> </text:span></text:p>
                    <text:p text:style-name="P325">"Analisis secara mendalam bagaimana Amazon, yang sering dianggap sebagai simbol era Dot-com, berhasil selamat dari ledakan gelembung tersebut pada tahun 2000-2001, sementara ribuan perusahaan internet lainnya bangkrut. Kontraskan model bisnis, strategi, atau kondisi keuangan Amazon (meskipun masih <text:soft-page-break/>merugi, memiliki pendapatan riil dan basis pelanggan) dengan perusahaan 'dot-com' lain yang hanya mengandalkan 'eyeballs' atau valuasi spekulatif. Jelaskan langkah-langkah menyakitkan namun strategis yang diambil Amazon untuk bertahan: melakukan PHK pertama kalinya (sekitar 15% staf), menutup beberapa pusat distribusi, merestrukturisasi utang, dan menanamkan disiplin finansial serta fokus yang jauh lebih kuat pada efisiensi operasional dan pencapaian profitabilitas. Paparkan bagaimana periode krisis ini menjadi titik balik penting yang memaksa Amazon untuk mendewasakan operasinya, membuktikan ketahanan model bisnisnya, dan bahkan memanfaatkannya untuk mengakuisisi aset dari pesaing yang gagal. Tunjukkan bagaimana keberhasilan melewati badai ini memperkuat posisi Amazon dan menetapkan fondasi untuk pertumbuhan yang lebih berkelanjutan di dekade berikutnya."</text:p>
                  </text:list-item>
                </text:list>
              </text:list-item>
            </text:list>
            <text:p text:style-name="P322"/>
            <text:p text:style-name="P1">Prompt ini dirancang untuk memandu Anda menghasilkan konten yang kaya detail, analitis, dan naratif untuk setiap bagian dari Bab 1, sesuai dengan permintaan untuk pembahasan mendalam.</text:p>
          </text:section>
          <text:section text:style-name="Sect1" text:name="feedback-form-2">
            <text:p text:style-name="P171"/>
          </text:section>
        </text:section>
        <text:section text:style-name="Sect1" text:name="9f189d63262ca624">
          <text:p text:style-name="P1"/>
          <text:section text:style-name="Sect1" text:name="user-query-content-3">
            <text:p text:style-name="P318">Pada Bab 2 Tambahkan prompt pada awal bab untuk mendapatkan pengantar , pada tiap subbab/sub-subab untuk mendapatkan isi dengan pembahasan mendalam </text:p>
          </text:section>
          <text:p text:style-name="P171">Tampilkan alur berpikir</text:p>
          <text:section text:style-name="Sect2" text:name="model-response-message-contentr_9f189d63262ca624">
            <text:p text:style-name="P171"/>
          </text:section>
          <text:section text:style-name="Sect1" text:name="feedback-form-3">
            <text:p text:style-name="P171"/>
          </text:section>
        </text:section>
        <text:section text:style-name="Sect1" text:name="5a7323cd95fb50e9">
          <text:p text:style-name="P1"/>
          <text:section text:style-name="Sect1" text:name="user-query-content-4">
            <text:p text:style-name="P318">present it </text:p>
          </text:section>
          <text:p text:style-name="P171">Tampilkan alur berpikir</text:p>
          <text:section text:style-name="Sect2" text:name="model-response-message-contentr_5a7323cd95fb50e9">
            <text:p text:style-name="P1">Tentu, berikut adalah prompt untuk pengantar Bab 2 dan prompt mendalam <text:soft-page-break/>untuk masing-masing subbabnya, disajikan dengan jelas:</text:p>
            <text:p text:style-name="P322"/>
            <text:p text:style-name="P23"><text:span text:style-name="Strong_20_Emphasis"><text:span text:style-name="T1">Bab 2: Melebarkan Aliran - Diversifikasi dan Pertumbuhan (2000-2006)</text:span></text:span></text:p>
            <text:list xml:id="list8627137521474722795" text:style-name="L19">
              <text:list-item>
                <text:p text:style-name="P29"><text:span text:style-name="Strong_20_Emphasis"><text:span text:style-name="T1">Prompt untuk Pengantar Bab:</text:span></text:span><text:span text:style-name="T1"> </text:span></text:p>
                <text:p text:style-name="P326">"Tulis paragraf pengantar untuk Bab 2. Mulai dengan menandai berakhirnya era 'bertahan hidup' pasca-gelembung dot-com dan dimulainya fase konsolidasi serta ekspansi strategis bagi Amazon (sekitar tahun 2000-2006). Jelaskan bagaimana perusahaan mulai secara serius bergerak melampaui identitasnya sebagai toko buku online menuju visi 'toko segalanya'. Soroti tema-tema utama yang akan dibahas dalam bab ini: peluncuran Marketplace yang transformatif, investasi besar-besaran dalam membangun infrastruktur logistik fisik, munculnya ide revolusioner yang akan menjadi AWS, dan kelanjutan inovasi yang berfokus pada pengalaman pelanggan. Tekankan periode ini sebagai masa peletakan fondasi krusial untuk dominasi Amazon di masa depan."</text:p>
              </text:list-item>
            </text:list>
            <text:p text:style-name="P322"/>
            <text:list xml:id="list6997487050360770561" text:style-name="L20">
              <text:list-item>
                <text:p text:style-name="P30"><text:span text:style-name="Strong_20_Emphasis"><text:span text:style-name="T1">2.1. Lebih dari Sekadar Buku: Menjual Segalanya (Marketplace)</text:span></text:span></text:p>
                <text:list>
                  <text:list-item>
                    <text:p text:style-name="P30"><text:span text:style-name="Strong_20_Emphasis"><text:span text:style-name="T1">Prompt untuk Pembahasan Mendalam:</text:span></text:span><text:span text:style-name="T1"> </text:span></text:p>
                    <text:p text:style-name="P327">"Bahas secara mendalam keputusan strategis Amazon untuk membuka platformnya bagi penjual pihak ketiga (third-party sellers) melalui peluncuran Marketplace (diawali dengan zShops). Jelaskan motivasi utama di balik langkah ini: merealisasikan visi 'toko segalanya' dengan cepat tanpa harus menanggung risiko inventaris, menciptakan aliran pendapatan baru dari komisi, dan memanfaatkan efek jaringan. Uraikan tantangan teknis dan organisasional dalam mengintegrasikan jutaan produk dari penjual eksternal ke dalam pengalaman belanja Amazon yang mulus. Diskusikan potensi kanibalisasi penjualan sendiri dan bagaimana Amazon mengatasinya ('Customer Obsession' - biarkan pelanggan memilih). Bandingkan <text:soft-page-break/>model Marketplace Amazon dengan platform pesaing seperti eBay pada saat itu. Analisis bagaimana langkah ini secara fundamental mengubah model bisnis Amazon menjadi platform dan mempercepat pertumbuhannya secara eksponensial."</text:p>
                  </text:list-item>
                </text:list>
              </text:list-item>
              <text:list-item>
                <text:p text:style-name="P30"><text:span text:style-name="Strong_20_Emphasis"><text:span text:style-name="T1">2.2. Fondasi Logistik: Membangun Jaringan Gudang dan Pengiriman</text:span></text:span></text:p>
                <text:list>
                  <text:list-item>
                    <text:p text:style-name="P30"><text:span text:style-name="Strong_20_Emphasis"><text:span text:style-name="T1">Prompt untuk Pembahasan Mendalam:</text:span></text:span><text:span text:style-name="T1"> </text:span></text:p>
                    <text:p text:style-name="P327">"Jelaskan secara rinci investasi besar-besaran dan upaya strategis Amazon dalam membangun jaringan pusat pemenuhan (fulfillment center/FC) dan infrastruktur logistiknya selama periode 2000-2006. Uraikan mengapa kontrol atas logistik menjadi prioritas utama bagi Amazon (untuk kecepatan pengiriman, keandalan, biaya, dan pengalaman pelanggan secara keseluruhan). Deskripsikan skala pembangunan atau penyewaan FC baru di lokasi-lokasi strategis. Bahas pengembangan sistem manajemen gudang (WMS) yang canggih untuk mengelola inventaris yang semakin kompleks dan volume pesanan yang terus meningkat. Jelajahi bagaimana Amazon mulai bereksperimen dengan berbagai metode pengiriman dan menjalin kemitraan (atau persaingan) dengan perusahaan logistik pihak ketiga (3PL). Tekankan bagaimana investasi modal yang masif dalam 'atom' (infrastruktur fisik) ini menjadi fondasi penting bagi kesuksesan 'bit' (bisnis digital) Amazon."</text:p>
                  </text:list-item>
                </text:list>
              </text:list-item>
              <text:list-item>
                <text:p text:style-name="P30"><text:span text:style-name="Strong_20_Emphasis"><text:span text:style-name="T1">2.3. Kelahiran Sang Raksasa Tersembunyi: Cikal Bakal Amazon Web Services (AWS)</text:span></text:span></text:p>
                <text:list>
                  <text:list-item>
                    <text:p text:style-name="P30"><text:span text:style-name="Strong_20_Emphasis"><text:span text:style-name="T1">Prompt untuk Pembahasan Mendalam:</text:span></text:span><text:span text:style-name="T1"> </text:span></text:p>
                    <text:p text:style-name="P327">"Ceritakan secara mendalam kisah kelahiran Amazon Web Services (AWS), 'raksasa tersembunyi' yang tumbuh dari kebutuhan internal Amazon sendiri. Jelaskan bagaimana tantangan dalam mengelola infrastruktur IT yang sangat besar dan kompleks untuk <text:soft-page-break/>mendukung operasi ritelnya yang berkembang pesat justru melahirkan kompetensi inti baru. Uraikan peran tokoh-tokoh kunci seperti Benjamin Black dan Chris Pinkham dalam mengidentifikasi potensi ini. Bahas momen 'pencerahan' ketika Amazon menyadari bahwa infrastruktur internalnya yang efisien dan skalabel bisa ditawarkan sebagai layanan (produk) kepada pihak eksternal. Deskripsikan visi awal AWS: menyediakan 'building blocks' infrastruktur IT dasar melalui internet. Jelaskan peluncuran layanan-layanan fundamental awal seperti SQS (Simple Queue Service) dan S3 (Simple Storage Service) pada tahun 2006, serta rintisan EC2 (Elastic Compute Cloud). Tekankan betapa radikal dan tidak terduganya langkah ini bagi sebuah perusahaan ritel pada saat itu, mengubah pusat biaya (cost center) menjadi pusat laba (profit center) yang potensial."</text:p>
                  </text:list-item>
                </text:list>
              </text:list-item>
              <text:list-item>
                <text:p text:style-name="P30"><text:span text:style-name="Strong_20_Emphasis"><text:span text:style-name="T1">2.4. Memanjakan Pelanggan: Inovasi Awal seperti "One-Click" dan Ulasan Pelanggan</text:span></text:span></text:p>
                <text:list>
                  <text:list-item>
                    <text:p text:style-name="P30"><text:span text:style-name="Strong_20_Emphasis"><text:span text:style-name="T1">Prompt untuk Pembahasan Mendalam:</text:span></text:span><text:span text:style-name="T1"> </text:span></text:p>
                    <text:p text:style-name="P327">"Fokus pada bagaimana Amazon terus berinovasi untuk meningkatkan pengalaman pelanggan ('customer obsession') selama periode ini, melampaui sekadar harga murah dan seleksi luas. Bahas secara mendalam dampak fitur-fitur ikonik seperti pemesanan '1-Click' (termasuk kontroversi patennya) yang secara drastis mengurangi friksi dalam proses pembelian. Analisis peran pionir Amazon dalam mengintegrasikan ulasan pelanggan (customer reviews) secara terbuka di halaman produk – diskusikan manfaatnya (transparansi, kepercayaan, social proof) maupun potensi masalahnya (ulasan palsu, kritik dari penerbit/produsen). Jelaskan pengembangan awal sistem rekomendasi yang dipersonalisasi ('Pelanggan yang membeli ini juga membeli...') dan bagaimana hal itu meningkatkan penemuan produk dan penjualan. Sebutkan inovasi lain <text:soft-page-break/>pada antarmuka pengguna atau layanan pelanggan yang bertujuan membangun loyalitas dan menjadikan Amazon tujuan belanja online utama."</text:p>
                  </text:list-item>
                </text:list>
              </text:list-item>
            </text:list>
            <text:p text:style-name="P322"/>
          </text:section>
          <text:section text:style-name="Sect1" text:name="feedback-form-4">
            <text:p text:style-name="P171"/>
          </text:section>
        </text:section>
        <text:section text:style-name="Sect1" text:name="c75096361b3596d4">
          <text:p text:style-name="P1"/>
          <text:section text:style-name="Sect1" text:name="user-query-content-5">
            <text:p text:style-name="P318">yax </text:p>
          </text:section>
          <text:p text:style-name="P171">Tampilkan alur berpikir</text:p>
          <text:section text:style-name="Sect2" text:name="model-response-message-contentr_c75096361b3596d4">
            <text:p text:style-name="P1">Oke, baik. Ada lagi yang bisa saya bantu terkait outline buku Amazon ini atau topik lainnya?</text:p>
          </text:section>
          <text:section text:style-name="Sect1" text:name="feedback-form-5">
            <text:p text:style-name="P171"/>
          </text:section>
        </text:section>
        <text:section text:style-name="Sect1" text:name="cc92235c21d4ed61">
          <text:p text:style-name="P1"/>
          <text:section text:style-name="Sect1" text:name="user-query-content-6">
            <text:p text:style-name="P318">Pada Bab 3 Tambahkan prompt pada awal bab untuk mendapatkan pengantar , pada tiap subbab/sub-subab untuk mendapatkan isi dengan pembahasan mendalam </text:p>
          </text:section>
          <text:p text:style-name="P171">Tampilkan alur berpikir</text:p>
          <text:section text:style-name="Sect2" text:name="model-response-message-contentr_cc92235c21d4ed61">
            <text:p text:style-name="P1">Oke, siap! Berikut adalah prompt untuk pengantar Bab 3 dan prompt mendalam untuk masing-masing subbabnya:</text:p>
            <text:p text:style-name="P322"/>
            <text:p text:style-name="P23"><text:span text:style-name="Strong_20_Emphasis"><text:span text:style-name="T1">Bab 3: Mesin E-commerce - Dominasi Ritel Online (2005 - Sekarang)</text:span></text:span></text:p>
            <text:list xml:id="list4298416458014842406" text:style-name="L21">
              <text:list-item>
                <text:p text:style-name="P31"><text:span text:style-name="Strong_20_Emphasis"><text:span text:style-name="T1">Prompt untuk Pengantar Bab:</text:span></text:span><text:span text:style-name="T1"> </text:span></text:p>
                <text:p text:style-name="P328">"Tulis paragraf pengantar untuk Bab 3. Fokuskan pada periode di mana Amazon mengukuhkan dirinya sebagai kekuatan dominan yang tak terbantahkan dalam ritel online (dimulai sekitar tahun 2005 dan berlanjut hingga kini, meskipun beberapa elemen mungkin beririsan dengan bab lain). Jelaskan bagaimana fondasi yang dibangun di bab sebelumnya (Marketplace, logistik awal) kini ditingkatkan dan dioptimalkan menjadi mesin e-commerce yang sangat efisien, terskala, dan berfokus pada pelanggan. Soroti elemen-elemen kunci yang akan menjadi fokus pembahasan bab ini: ledakan Amazon Prime sebagai program loyalitas pengubah permainan, pendewasaan Marketplace hingga menjadi <text:soft-page-break/>kontributor utama penjualan, kecanggihan teknologi personalisasi melalui algoritma rekomendasi, lompatan besar dalam efisiensi operasional lewat otomatisasi logistik, serta dampak disruptifnya yang semakin nyata terhadap lanskap ritel tradisional. Tekankan tema-tema sentral seperti skala masif, kecepatan layanan, penguncian pelanggan (customer lock-in), dan efisiensi tanpa henti yang menjadi ciri khas era dominasi e-commerce Amazon."</text:p>
              </text:list-item>
            </text:list>
            <text:p text:style-name="P322"/>
            <text:list xml:id="list1402784956751287970" text:style-name="L22">
              <text:list-item>
                <text:p text:style-name="P32"><text:span text:style-name="Strong_20_Emphasis"><text:span text:style-name="T1">3.1. Keajaiban Amazon Prime: Mengubah Loyalitas Pelanggan</text:span></text:span></text:p>
                <text:list>
                  <text:list-item>
                    <text:p text:style-name="P32"><text:span text:style-name="Strong_20_Emphasis"><text:span text:style-name="T1">Prompt untuk Pembahasan Mendalam:</text:span></text:span><text:span text:style-name="T1"> </text:span></text:p>
                    <text:p text:style-name="P329">"Bahas secara mendalam peluncuran Amazon Prime pada tahun 2005 sebagai respons strategis terhadap tantangan biaya pengiriman dan untuk membangun loyalitas. Uraikan proposisi nilai awalnya yang revolusioner: pengiriman dua hari 'gratis tanpa batas' dengan biaya keanggotaan tahunan yang terjangkau. Jelaskan bagaimana Amazon secara cerdik terus menambah nilai keanggotaan Prime jauh melampaui pengiriman, dengan mengintegrasikan layanan digital seperti Prime Video, Prime Music, Prime Reading, Twitch Prime, penyimpanan foto, dan penawaran eksklusif lainnya. Analisis secara detail dampak psikologis dan perilaku dari Prime: bagaimana ia secara efektif menghilangkan hambatan biaya pengiriman dari pertimbangan pembelian, secara signifikan meningkatkan frekuensi dan nilai belanja anggota, serta menciptakan 'ekosistem terkunci' (lock-in effect) yang kuat. Diskusikan peran Prime sebagai 'flywheel' (roda gila) yang mempercepat pertumbuhan Amazon dan sebagai 'parit pertahanan' (competitive moat) yang sangat sulit ditiru oleh pesaing. Gunakan data (jika tersedia) untuk menunjukkan pertumbuhan jumlah anggota dan pengaruhnya pada pendapatan Amazon."</text:p>
                  </text:list-item>
                </text:list>
              </text:list-item>
              <text:list-item>
                <text:p text:style-name="P32"><text:soft-page-break/><text:span text:style-name="Strong_20_Emphasis"><text:span text:style-name="T1">3.2. Marketplace: Kekuatan Penjual Pihak Ketiga</text:span></text:span></text:p>
                <text:list>
                  <text:list-item>
                    <text:p text:style-name="P32"><text:span text:style-name="Strong_20_Emphasis"><text:span text:style-name="T1">Prompt untuk Pembahasan Mendalam:</text:span></text:span><text:span text:style-name="T1"> </text:span></text:p>
                    <text:p text:style-name="P329">"Jelaskan secara rinci bagaimana Amazon Marketplace bertransformasi dari fitur sampingan menjadi kontributor dominan terhadap total volume penjualan barang (Gross Merchandise Volume - GMV) Amazon, melampaui 50% pada periode ini. Analisis model bisnis platform Marketplace: bagaimana Amazon menyediakan akses ke basis pelanggan raksasa, infrastruktur logistik (terutama melalui FBA), dan alat pemasaran bagi jutaan penjual pihak ketiga (dari UKM hingga merek besar) dengan imbalan komisi dan biaya layanan. Uraikan secara spesifik layanan Fulfillment by Amazon (FBA): bagaimana cara kerjanya (penjual menyimpan inventaris di gudang Amazon, Amazon menangani penyimpanan, pengepakan, pengiriman, dan layanan pelanggan) dan mengapa FBA menjadi daya tarik utama bagi penjual. Namun, bahas juga kompleksitas dan ketegangan dalam hubungan ini: isu persaingan langsung antara produk Amazon (merek privat seperti AmazonBasics) dengan produk penjual pihak ketiga, tuduhan penggunaan data penjual oleh Amazon, masalah produk palsu (counterfeiting), dan kebijakan platform yang sering berubah. Tekankan bagaimana Marketplace memperluas 'seleksi tak terbatas' Amazon dan dampaknya pada pilihan konsumen serta ekonomi penjual kecil."</text:p>
                  </text:list-item>
                </text:list>
              </text:list-item>
              <text:list-item>
                <text:p text:style-name="P32"><text:span text:style-name="Strong_20_Emphasis"><text:span text:style-name="T1">3.3. Algoritma Rekomendasi: Mesin Personalisasi yang Tak Terlihat</text:span></text:span></text:p>
                <text:list>
                  <text:list-item>
                    <text:p text:style-name="P32"><text:span text:style-name="Strong_20_Emphasis"><text:span text:style-name="T1">Prompt untuk Pembahasan Mendalam:</text:span></text:span><text:span text:style-name="T1"> </text:span></text:p>
                    <text:p text:style-name="P378"><text:span text:style-name="T1">"Bahas secara mendalam evolusi dan kecanggihan sistem rekomendasi Amazon sebagai salah satu pendorong utama penjualan dan pengalaman pelanggan yang dipersonalisasi. Jelaskan teknologi di baliknya, mulai dari </text:span><text:span text:style-name="Emphasis"><text:span text:style-name="T1">collaborative filtering</text:span></text:span><text:span text:style-name="T1"> ('pelanggan yang membeli ini juga membeli itu') yang dipelopori </text:span><text:soft-page-break/><text:span text:style-name="T1">Amazon, hingga penggunaan </text:span><text:span text:style-name="Emphasis"><text:span text:style-name="T1">machine learning</text:span></text:span><text:span text:style-name="T1"> yang lebih canggih untuk menganalisis pola perilaku pengguna dalam skala masif. Uraikan berbagai jenis data yang digunakan sebagai input (riwayat pembelian, produk yang dilihat, pencarian, item dalam daftar keinginan, ulasan, bahkan data demografis dan kontekstual). Analisis bagaimana rekomendasi yang relevan dan tepat waktu ini secara signifikan meningkatkan penemuan produk baru oleh pelanggan (mengatasi masalah 'etalase tak terbatas'), mendorong pembelian impulsif atau tambahan (cross-selling/up-selling), dan menciptakan ilusi bahwa Amazon 'memahami' preferensi individu. Diskusikan bagaimana sistem ini terus diuji dan disempurnakan melalui A/B testing untuk memaksimalkan konversi. Singgung bagaimana teknologi ini menjadi salah satu keunggulan kompetitif utama Amazon dalam e-commerce."</text:span></text:p>
                  </text:list-item>
                </text:list>
              </text:list-item>
              <text:list-item>
                <text:p text:style-name="P32"><text:span text:style-name="Strong_20_Emphasis"><text:span text:style-name="T1">3.4. Efisiensi Tanpa Henti: Otomatisasi Gudang dan Logistik Canggih</text:span></text:span></text:p>
                <text:list>
                  <text:list-item>
                    <text:p text:style-name="P32"><text:span text:style-name="Strong_20_Emphasis"><text:span text:style-name="T1">Prompt untuk Pembahasan Mendalam:</text:span></text:span><text:span text:style-name="T1"> </text:span></text:p>
                    <text:p text:style-name="P329">"Fokus pada revolusi operasional di dalam pusat pemenuhan (gudang) Amazon yang didorong oleh otomatisasi dan robotika. Jelaskan secara detail akuisisi strategis Kiva Systems pada tahun 2012 (kemudian menjadi Amazon Robotics) dan dampak transformasionalnya. Uraikan cara kerja robot Kiva (mengangkut rak ke pekerja, bukan sebaliknya) dan bagaimana hal ini secara drastis meningkatkan kepadatan penyimpanan (storage density) dan kecepatan pengambilan barang (picking speed). Deskripsikan penerapan teknologi otomatisasi lainnya: lengan robotik untuk memindahkan atau mengemas barang, sistem konveyor cerdas, visi komputer untuk kontrol kualitas, dan algoritma canggih untuk optimalisasi penempatan inventaris dan alur kerja <text:soft-page-break/>gudang. Analisis bagaimana investasi miliaran dolar dalam otomatisasi ini memungkinkan Amazon menangani volume pesanan yang terus meledak, mengurangi biaya tenaga kerja per unit, mempercepat waktu pemrosesan, dan mendukung janji pengiriman super cepat (termasuk pengiriman di hari yang sama atau satu jam). Jangan lupakan pembahasan mengenai dampak otomatisasi ini pada efisiensi, skala, serta kondisi dan masa depan pekerjaan bagi karyawan gudang manusia."</text:p>
                  </text:list-item>
                </text:list>
              </text:list-item>
              <text:list-item>
                <text:p text:style-name="P32"><text:span text:style-name="Strong_20_Emphasis"><text:span text:style-name="T1">3.5. Tantangan Ritel Fisik: Persaingan dan Dampaknya</text:span></text:span></text:p>
                <text:list>
                  <text:list-item>
                    <text:p text:style-name="P32"><text:span text:style-name="Strong_20_Emphasis"><text:span text:style-name="T1">Prompt untuk Pembahasan Mendalam:</text:span></text:span><text:span text:style-name="T1"> </text:span></text:p>
                    <text:p text:style-name="P329">"Analisis secara komprehensif dampak signifikan Amazon terhadap lanskap ritel tradisional (brick-and-mortar) selama periode ini, yang sering disebut sebagai 'Kiamat Ritel' (Retail Apocalypse) atau 'Efek Amazon'. Jelaskan bagaimana model bisnis Amazon—dengan harga kompetitif (seringkali lebih rendah karena struktur biaya yang berbeda), seleksi produk yang 'tak terbatas', kenyamanan belanja dari rumah, dan ekspektasi pengiriman cepat yang diciptakan oleh Prime—memberikan tekanan hebat pada pengecer fisik di berbagai kategori. Berikan contoh konkret bagaimana sektor-sektor seperti toko buku (misalnya, kebangkrutan Borders), toko elektronik (misalnya, tekanan pada Best Buy), toko mainan (kebangkrutan Toys 'R' Us), dan department store (misalnya, kesulitan Sears, Macy's) merasakan dampak langsung. Diskusikan strategi adaptasi yang terpaksa dilakukan oleh pengecer tradisional, seperti investasi besar pada platform e-commerce mereka sendiri, penerapan strategi omnichannel (klik-dan-ambil, pengiriman dari toko), peningkatan pengalaman berbelanja di toko fisik, dan penutupan toko yang tidak efisien. Simpulkan bagaimana Amazon tidak hanya bersaing, tetapi secara <text:soft-page-break/>fundamental mengubah aturan main dan ekspektasi konsumen dalam industri ritel secara keseluruhan."</text:p>
                  </text:list-item>
                </text:list>
              </text:list-item>
            </text:list>
            <text:p text:style-name="P322"/>
          </text:section>
          <text:section text:style-name="Sect1" text:name="feedback-form-6">
            <text:p text:style-name="P171"/>
          </text:section>
        </text:section>
        <text:section text:style-name="Sect1" text:name="bef3d4e4863dd3d0">
          <text:p text:style-name="P1"/>
          <text:section text:style-name="Sect1" text:name="user-query-content-7">
            <text:p text:style-name="P318">Pada Bab 4 Tambahkan prompt pada awal bab untuk mendapatkan pengantar , pada tiap subbab/sub-subab untuk mendapatkan isi dengan pembahasan mendalam </text:p>
          </text:section>
          <text:p text:style-name="P171">Tampilkan alur berpikir</text:p>
          <text:section text:style-name="Sect2" text:name="model-response-message-contentr_bef3d4e4863dd3d0">
            <text:p text:style-name="P1">Baik, ini adalah prompt untuk pengantar Bab 4 dan prompt mendalam untuk masing-masing subbabnya, dengan mempertimbangkan konteks hingga sekitar awal tahun 2025:</text:p>
            <text:p text:style-name="P322"/>
            <text:p text:style-name="P23"><text:span text:style-name="Strong_20_Emphasis"><text:span text:style-name="T1">Bab 4: Awan Kekuatan - Revolusi Amazon Web Services (AWS) (2006 - Sekarang)</text:span></text:span></text:p>
            <text:list xml:id="list6274868251401793202" text:style-name="L23">
              <text:list-item>
                <text:p text:style-name="P33"><text:span text:style-name="Strong_20_Emphasis"><text:span text:style-name="T1">Prompt untuk Pengantar Bab:</text:span></text:span><text:span text:style-name="T1"> </text:span></text:p>
                <text:p text:style-name="P379"><text:span text:style-name="T1">"Tulis paragraf pengantar untuk Bab 4. Posisikan bab ini sebagai penyelaman mendalam ke dalam Amazon Web Services (AWS), pilar bisnis Amazon yang sangat berbeda dari ritel namun menjadi mesin laba utama perusahaan, terutama dalam dekade terakhir. Ingatkan kembali secara singkat asal-usulnya dari kebutuhan internal Amazon (dibahas di Bab 2), lalu jelaskan bagaimana peluncuran resminya pada tahun 2006 menandai dimulainya revolusi </text:span><text:span text:style-name="Emphasis"><text:span text:style-name="T1">cloud computing</text:span></text:span><text:span text:style-name="T1"> skala besar. Definisikan secara ringkas apa itu </text:span><text:span text:style-name="Emphasis"><text:span text:style-name="T1">cloud computing</text:span></text:span><text:span text:style-name="T1"> (penyediaan sumber daya IT—komputasi, penyimpanan, basis data—sesuai permintaan melalui internet dengan model bayar-sesuai-pemakaian) dan tegaskan peran AWS sebagai pionir dan pemimpin pasar yang dominan. Soroti tema-tema utama bab ini: penjelasan tentang dominasi pasar AWS, keragaman pelanggannya yang masif, kecepatan inovasi layanan yang menjadi ciri khasnya, dinamika persaingan yang semakin memanas (terutama dengan Azure dan GCP), serta dampak fundamental AWS dalam mengubah cara bisnis dan </text:span><text:soft-page-break/><text:span text:style-name="T1">teknologi beroperasi secara global. Tekankan bahwa memahami AWS adalah kunci esensial untuk memahami kekuatan finansial dan pengaruh teknologi Amazon di era modern (hingga 2025)."</text:span></text:p>
              </text:list-item>
            </text:list>
            <text:p text:style-name="P322"/>
            <text:list xml:id="list2328191810325852449" text:style-name="L24">
              <text:list-item>
                <text:p text:style-name="P34"><text:span text:style-name="Strong_20_Emphasis"><text:span text:style-name="T1">4.1. Apa Itu Cloud Computing dan Mengapa AWS Merajai?</text:span></text:span></text:p>
                <text:list>
                  <text:list-item>
                    <text:p text:style-name="P34"><text:span text:style-name="Strong_20_Emphasis"><text:span text:style-name="T1">Prompt untuk Pembahasan Mendalam:</text:span></text:span><text:span text:style-name="T1"> </text:span></text:p>
                    <text:p text:style-name="P380"><text:span text:style-name="T1">"Jelaskan konsep inti </text:span><text:span text:style-name="Emphasis"><text:span text:style-name="T1">cloud computing</text:span></text:span><text:span text:style-name="T1"> menggunakan analogi yang mudah dicerna oleh pembaca awam (misalnya, seperti berlangganan listrik ketimbang membangun pembangkit listrik sendiri). Bedakan secara sederhana tingkatan layanan utama (IaaS, PaaS, SaaS) dan fokuskan pada IaaS sebagai titik awal AWS. Uraikan secara detail proposisi nilai utama yang ditawarkan AWS: eliminasi investasi modal awal (CapEx) untuk infrastruktur, fleksibilitas model operasional (OpEx) dengan bayar sesuai pemakaian (</text:span><text:span text:style-name="Emphasis"><text:span text:style-name="T1">pay-as-you-go</text:span></text:span><text:span text:style-name="T1">), skalabilitas elastis (kemampuan menambah/mengurangi sumber daya dengan cepat), keandalan, keamanan, dan jangkauan infrastruktur global (region dan availability zone). Analisis faktor-faktor kunci yang menjelaskan dominasi pasar AWS yang berkelanjutan hingga pertengahan dekade 2020-an: keuntungan sebagai penggerak pertama (</text:span><text:span text:style-name="Emphasis"><text:span text:style-name="T1">first-mover advantage</text:span></text:span><text:span text:style-name="T1">) yang signifikan, portofolio layanan yang paling luas dan matang (mencakup komputasi, penyimpanan, database, jaringan, AI/ML, dll.), ekosistem mitra yang kuat, strategi harga yang kompetitif (meskipun tekanan harga mungkin sedikit berkurang dibanding awal), serta reputasi keandalan dan keunggulan operasional yang terbukti. Jelaskan bagaimana skala besar menciptakan siklus yang menguntungkan (</text:span><text:span text:style-name="Emphasis"><text:span text:style-name="T1">virtuous cycle</text:span></text:span><text:span text:style-name="T1">)."</text:span></text:p>
                  </text:list-item>
                </text:list>
              </text:list-item>
              <text:list-item>
                <text:p text:style-name="P34"><text:span text:style-name="Strong_20_Emphasis"><text:span text:style-name="T1">4.2. Dari Startup hingga Korporasi Raksasa: Siapa Saja Pengguna </text:span></text:span><text:soft-page-break/><text:span text:style-name="Strong_20_Emphasis"><text:span text:style-name="T1">AWS?</text:span></text:span></text:p>
                <text:list>
                  <text:list-item>
                    <text:p text:style-name="P34"><text:span text:style-name="Strong_20_Emphasis"><text:span text:style-name="T1">Prompt untuk Pembahasan Mendalam:</text:span></text:span><text:span text:style-name="T1"> </text:span></text:p>
                    <text:p text:style-name="P380"><text:span text:style-name="T1">"Gambarkan spektrum pengguna AWS yang sangat luas untuk menunjukkan penetrasinya di hampir semua sektor industri dan skala organisasi hingga saat ini (2025). Berikan contoh-contoh spesifik dan relevan: </text:span><text:span text:style-name="Emphasis"><text:span text:style-name="T1">startup</text:span></text:span><text:span text:style-name="T1"> teknologi generasi baru yang mengandalkan AWS sejak awal (mungkin contoh yang lebih baru dari sekadar Netflix/Airbnb jika ada), transformasi digital di perusahaan-perusahaan Fortune 500 (sebutkan beberapa nama besar di sektor finansial, manufaktur, atau ritel yang menjadi pelanggan besar), adopsi yang signifikan di sektor publik (lembaga pemerintah di berbagai negara, termasuk kontrak sensitif), penggunaan di lembaga riset dan pendidikan, serta oleh organisasi nirlaba. Jelaskan motivasi berbeda di balik adopsi AWS untuk tiap segmen (misalnya, </text:span><text:span text:style-name="Emphasis"><text:span text:style-name="T1">startup</text:span></text:span><text:span text:style-name="T1"> mencari kelincahan dan biaya rendah, korporasi mencari inovasi dan efisiensi, pemerintah mencari keamanan dan skalabilitas). Tekankan bagaimana AWS menjadi infrastruktur 'tak terlihat' yang mendukung banyak aplikasi dan layanan digital populer yang digunakan masyarakat umum setiap hari."</text:span></text:p>
                  </text:list-item>
                </text:list>
              </text:list-item>
              <text:list-item>
                <text:p text:style-name="P34"><text:span text:style-name="Strong_20_Emphasis"><text:span text:style-name="T1">4.3. Inovasi Tanpa Henti di Awan: Layanan Baru dan Dampaknya</text:span></text:span></text:p>
                <text:list>
                  <text:list-item>
                    <text:p text:style-name="P34"><text:span text:style-name="Strong_20_Emphasis"><text:span text:style-name="T1">Prompt untuk Pembahasan Mendalam:</text:span></text:span><text:span text:style-name="T1"> </text:span></text:p>
                    <text:p text:style-name="P380"><text:span text:style-name="T1">"Fokus pada budaya dan mesin inovasi AWS yang terus berjalan dengan kecepatan tinggi, meluncurkan ribuan fitur dan layanan baru setiap tahunnya. Jelaskan bagaimana AWS bergerak jauh melampaui layanan IaaS dasar menuju penawaran yang lebih bernilai tambah dan terspesialisasi. Berikan contoh-contoh kategori layanan penting dan beberapa layanan kunci di dalamnya yang relevan hingga kini: komputasi (melampaui EC2, mungkin tren </text:span><text:span text:style-name="Emphasis"><text:span text:style-name="T1">serverless</text:span></text:span><text:span text:style-name="T1"> dengan Lambda, kontainer dengan EKS), penyimpanan </text:span><text:soft-page-break/><text:span text:style-name="T1">(beragam tipe S3, EBS), basis data (RDS, Aurora, DynamoDB, Redshift untuk </text:span><text:span text:style-name="Emphasis"><text:span text:style-name="T1">data warehousing</text:span></text:span><text:span text:style-name="T1">), jaringan (VPC, CloudFront), </text:span><text:span text:style-name="Emphasis"><text:span text:style-name="T1">Machine Learning</text:span></text:span><text:span text:style-name="T1"> (SageMaker dan layanan AI spesifik seperti Lex, Polly, Rekognition), Analitik Data, </text:span><text:span text:style-name="Emphasis"><text:span text:style-name="T1">Internet of Things</text:span></text:span><text:span text:style-name="T1"> (IoT), Keamanan, dan alat-alat untuk Developer &amp; DevOps. Analisis bagaimana penambahan layanan terus-menerus ini berfungsi untuk (a) memenuhi kebutuhan pelanggan yang semakin kompleks, (b) menarik beban kerja baru ke </text:span><text:span text:style-name="Emphasis"><text:span text:style-name="T1">cloud</text:span></text:span><text:span text:style-name="T1">, (c) meningkatkan 'keterikatan' pelanggan pada ekosistem AWS (</text:span><text:span text:style-name="Emphasis"><text:span text:style-name="T1">vendor lock-in</text:span></text:span><text:span text:style-name="T1">), dan (d) menjaga keunggulan kompetitif terhadap para pesaing."</text:span></text:p>
                  </text:list-item>
                </text:list>
              </text:list-item>
              <text:list-item>
                <text:p text:style-name="P34"><text:span text:style-name="Strong_20_Emphasis"><text:span text:style-name="T1">4.4. Persaingan di Langit Digital: Melawan Microsoft Azure dan Google Cloud</text:span></text:span></text:p>
                <text:list>
                  <text:list-item>
                    <text:p text:style-name="P34"><text:span text:style-name="Strong_20_Emphasis"><text:span text:style-name="T1">Prompt untuk Pembahasan Mendalam:</text:span></text:span><text:span text:style-name="T1"> </text:span></text:p>
                    <text:p text:style-name="P380"><text:span text:style-name="T1">"Analisis lanskap persaingan di pasar </text:span><text:span text:style-name="Emphasis"><text:span text:style-name="T1">cloud</text:span></text:span><text:span text:style-name="T1"> publik yang didominasi oleh tiga pemain utama (AWS, Microsoft Azure, Google Cloud Platform - GCP) berdasarkan data dan posisi pasar terkini (sekitar 2024-2025). Bandingkan strategi utama, target pasar, dan kekuatan masing-masing: AWS sebagai pemimpin pasar dengan portofolio terlengkap; Azure sebagai penantang kuat dengan keunggulan di pasar korporat (memanfaatkan lisensi Microsoft yang ada) dan solusi </text:span><text:span text:style-name="Emphasis"><text:span text:style-name="T1">hybrid</text:span></text:span><text:span text:style-name="T1">; GCP sebagai pemain ketiga yang agresif dengan kekuatan di bidang data, analitik, AI/ML, dan </text:span><text:span text:style-name="Emphasis"><text:span text:style-name="T1">open source</text:span></text:span><text:span text:style-name="T1"> (khususnya Kubernetes). Diskusikan bagaimana persaingan ini memengaruhi harga (meski mungkin lebih stabil daripada 'perang harga' awal), inovasi layanan, dan strategi akuisisi talenta/teknologi. Sebutkan juga peran pemain </text:span><text:span text:style-name="Emphasis"><text:span text:style-name="T1">niche</text:span></text:span><text:span text:style-name="T1"> atau regional lainnya (misalnya, Alibaba Cloud di Asia, Oracle Cloud yang fokus pada basis data dan aplikasi bisnisnya). Bahas tren pelanggan yang semakin mengadopsi strategi </text:span><text:span text:style-name="Emphasis"><text:span text:style-name="T1">multicloud</text:span></text:span><text:span text:style-name="T1"> untuk mengoptimalkan biaya, </text:span><text:soft-page-break/><text:span text:style-name="T1">memanfaatkan keunggulan spesifik tiap penyedia, dan mengurangi risiko ketergantungan pada satu vendor."</text:span></text:p>
                  </text:list-item>
                </text:list>
              </text:list-item>
              <text:list-item>
                <text:p text:style-name="P34"><text:span text:style-name="Strong_20_Emphasis"><text:span text:style-name="T1">4.5. Bagaimana AWS Mengubah Infrastruktur Teknologi Global</text:span></text:span></text:p>
                <text:list>
                  <text:list-item>
                    <text:p text:style-name="P34"><text:span text:style-name="Strong_20_Emphasis"><text:span text:style-name="T1">Prompt untuk Pembahasan Mendalam:</text:span></text:span><text:span text:style-name="T1"> </text:span></text:p>
                    <text:p text:style-name="P380"><text:span text:style-name="T1">"Sintesiskan dampak fundamental dan jangka panjang dari kehadiran AWS terhadap cara dunia membangun, menyebarkan, dan mengelola teknologi. Jelaskan pergeseran paradigma dari kepemilikan infrastruktur fisik (pusat data on-premise) ke model penyewaan berbasis layanan (</text:span><text:span text:style-name="Emphasis"><text:span text:style-name="T1">utility model</text:span></text:span><text:span text:style-name="T1">). Uraikan bagaimana AWS secara signifikan menurunkan hambatan masuk (</text:span><text:span text:style-name="Emphasis"><text:span text:style-name="T1">barrier to entry</text:span></text:span><text:span text:style-name="T1">) bagi </text:span><text:span text:style-name="Emphasis"><text:span text:style-name="T1">startup</text:span></text:span><text:span text:style-name="T1"> teknologi, memungkinkan lahirnya inovasi dan model bisnis baru yang sebelumnya tidak mungkin atau terlalu mahal. Diskusikan perannya sebagai katalisator utama transformasi digital di perusahaan-perusahaan mapan di berbagai industri. Jelaskan bagaimana AWS memengaruhi praktik pengembangan perangkat lunak modern (mendorong adopsi DevOps, </text:span><text:span text:style-name="Emphasis"><text:span text:style-name="T1">microservices</text:span></text:span><text:span text:style-name="T1">, infrastruktur sebagai kode/IaC). Simpulkan dengan menegaskan posisi AWS sebagai infrastruktur kritis—semacam fondasi utilitas—yang menopang sebagian besar aktivitas ekonomi dan sosial di era digital global saat ini, meskipun seringkali beroperasi di balik layar."</text:span></text:p>
                  </text:list-item>
                </text:list>
              </text:list-item>
            </text:list>
            <text:p text:style-name="P322"/>
          </text:section>
          <text:section text:style-name="Sect1" text:name="feedback-form-7">
            <text:p text:style-name="P171"/>
          </text:section>
        </text:section>
        <text:section text:style-name="Sect1" text:name="6ca8f566a5952972">
          <text:p text:style-name="P1"/>
          <text:section text:style-name="Sect1" text:name="user-query-content-8">
            <text:p text:style-name="P318">yax </text:p>
          </text:section>
          <text:p text:style-name="P171">Tampilkan alur berpikir</text:p>
          <text:section text:style-name="Sect2" text:name="model-response-message-contentr_6ca8f566a5952972">
            <text:p text:style-name="P1">Oke, siap. Apakah Anda ingin melanjutkan ke Bab 5 atau ada bagian lain dari outline yang ingin didiskusikan lebih lanjut?</text:p>
          </text:section>
          <text:section text:style-name="Sect1" text:name="feedback-form-8">
            <text:p text:style-name="P171"/>
          </text:section>
        </text:section>
        <text:section text:style-name="Sect1" text:name="dcb9a41430a5ff86">
          <text:p text:style-name="P1"/>
          <text:section text:style-name="Sect1" text:name="user-query-content-9">
            <text:p text:style-name="P318"><text:soft-page-break/>Pada Bab 6 Tambahkan prompt pada awal bab untuk mendapatkan pengantar , pada tiap subbab/sub-subab untuk mendapatkan isi dengan pembahasan mendalam </text:p>
          </text:section>
          <text:p text:style-name="P171">Tampilkan alur berpikir</text:p>
          <text:section text:style-name="Sect2" text:name="model-response-message-contentr_dcb9a41430a5ff86">
            <text:p text:style-name="P171"/>
          </text:section>
          <text:section text:style-name="Sect1" text:name="feedback-form-9">
            <text:p text:style-name="P171"/>
          </text:section>
        </text:section>
        <text:section text:style-name="Sect1" text:name="fe9c1106b5e46044">
          <text:p text:style-name="P1"/>
          <text:section text:style-name="Sect1" text:name="user-query-content-10">
            <text:p text:style-name="P318">present it </text:p>
          </text:section>
          <text:p text:style-name="P171">Tampilkan alur berpikir</text:p>
          <text:section text:style-name="Sect2" text:name="model-response-message-contentr_fe9c1106b5e46044">
            <text:p text:style-name="P1">Tentu, ini adalah prompt untuk pengantar Bab 6 dan prompt mendalam untuk masing-masing subbabnya, disajikan dengan jelas:</text:p>
            <text:p text:style-name="P322"/>
            <text:p text:style-name="P23"><text:span text:style-name="Strong_20_Emphasis"><text:span text:style-name="T1">Bab 6: Merambah Arena Baru - Ekspansi dan Akuisisi</text:span></text:span></text:p>
            <text:list xml:id="list3286472505879609162" text:style-name="L25">
              <text:list-item>
                <text:p text:style-name="P35"><text:span text:style-name="Strong_20_Emphasis"><text:span text:style-name="T1">Prompt untuk Pengantar Bab:</text:span></text:span><text:span text:style-name="T1"> </text:span></text:p>
                <text:p text:style-name="P330">"Tulis paragraf pengantar untuk Bab 6. Jelaskan bahwa setelah mengukuhkan dominasinya di e-commerce (Bab 3) dan cloud computing (Bab 4), ambisi Amazon tidak berhenti di situ. Fokuskan bab ini pada bagaimana Amazon secara aktif dan seringkali agresif merambah arena bisnis yang sama sekali baru, banyak di antaranya melalui akuisisi strategis bernilai miliaran dolar atau investasi internal jangka panjang yang signifikan. Sebutkan beberapa area ekspansi utama yang akan dieksplorasi dalam bab ini: langkah mengejutkan ke dunia ritel fisik dengan akuisisi Whole Foods, pembangunan kerajaan konten dan hiburan melalui Prime Video dan akuisisi MGM, pertumbuhan pesat bisnis periklanan digitalnya, serta upaya ambisius untuk masuk dan mendisrupsi sektor kompleks seperti layanan kesehatan (farmasi) dan game. Tekankan tema-tema kunci bab ini: diversifikasi radikal melampaui bisnis inti, kemauan mengambil 'taruhan' besar dan bereksperimen di skala masif, penggunaan akuisisi sebagai tuas penting untuk pertumbuhan dan penetrasi pasar, serta tantangan dan peluang dalam menanamkan DNA Amazon di industri-industri yang sangat berbeda."</text:p>
              </text:list-item>
            </text:list>
            <text:p text:style-name="P322"><text:soft-page-break/></text:p>
            <text:list xml:id="list7693295070147053836" text:style-name="L26">
              <text:list-item>
                <text:p text:style-name="P36"><text:span text:style-name="Strong_20_Emphasis"><text:span text:style-name="T1">6.1. Masuk ke Dunia Nyata: Akuisisi Whole Foods Market</text:span></text:span></text:p>
                <text:list>
                  <text:list-item>
                    <text:p text:style-name="P36"><text:span text:style-name="Strong_20_Emphasis"><text:span text:style-name="T1">Prompt untuk Pembahasan Mendalam:</text:span></text:span><text:span text:style-name="T1"> </text:span></text:p>
                    <text:p text:style-name="P381"><text:span text:style-name="T1">"Bahas secara mendalam akuisisi Whole Foods Market oleh Amazon pada tahun 2017 senilai $13.7 miliar, sebuah langkah yang mengejutkan pasar dan menandai masuknya Amazon secara besar-besaran ke ritel fisik. Analisis secara detail alasan-alasan strategis di balik akuisisi ini: mengapa raksasa online ini membeli jaringan supermarket fisik? Jelajahi motif-motif seperti: (1) Akses instan ke pasar bahan makanan (grocery) AS yang sangat besar, (2) Perolehan ratusan lokasi toko fisik premium yang dapat berfungsi sebagai pusat distribusi </text:span><text:span text:style-name="Emphasis"><text:span text:style-name="T1">last-mile</text:span></text:span><text:span text:style-name="T1">, titik pengambilan barang (pickup point), dan etalase produk Amazon lainnya, (3) Kemampuan mengumpulkan data perilaku belanja offline yang berharga, (4) Menciptakan sinergi kuat dengan keanggotaan Amazon Prime (diskon eksklusif, pengiriman bahan makanan). Uraikan perubahan nyata yang terjadi di Whole Foods setelah akuisisi (misalnya, implementasi diskon Prime, integrasi teknologi Amazon, potensi benturan budaya antara perusahaan teknologi dan ritel makanan). Diskusikan dampak signifikan akuisisi ini terhadap lanskap persaingan di industri grosir (bagaimana respons Walmart, Kroger, Target?) dan bagaimana ini mencerminkan visi omnichannel Amazon yang lebih luas."</text:span></text:p>
                  </text:list-item>
                </text:list>
              </text:list-item>
              <text:list-item>
                <text:p text:style-name="P36"><text:span text:style-name="Strong_20_Emphasis"><text:span text:style-name="T1">6.2. Dari Streaming ke Studio: Amazon Prime Video dan Amazon Studios</text:span></text:span></text:p>
                <text:list>
                  <text:list-item>
                    <text:p text:style-name="P36"><text:span text:style-name="Strong_20_Emphasis"><text:span text:style-name="T1">Prompt untuk Pembahasan Mendalam:</text:span></text:span><text:span text:style-name="T1"> </text:span></text:p>
                    <text:p text:style-name="P381"><text:span text:style-name="T1">"Jelaskan secara rinci evolusi keterlibatan Amazon di industri media dan hiburan, dengan fokus pada Amazon Prime Video dan Amazon Studios. Uraikan bagaimana Prime Video bertransformasi dari sekadar manfaat </text:span><text:soft-page-break/><text:span text:style-name="T1">tambahan bagi anggota Prime menjadi layanan streaming global yang berdiri sendiri dan bersaing ketat dalam 'perang streaming' melawan Netflix, Disney+, dll. Analisis strategi konten Amazon Studios: investasi miliaran dolar dalam produksi konten orisinal (baik film pemenang penghargaan maupun serial TV blockbuster seperti </text:span><text:span text:style-name="Emphasis"><text:span text:style-name="T1">The Lord of the Rings: The Rings of Power</text:span></text:span><text:span text:style-name="T1">, </text:span><text:span text:style-name="Emphasis"><text:span text:style-name="T1">The Boys</text:span></text:span><text:span text:style-name="T1">, </text:span><text:span text:style-name="Emphasis"><text:span text:style-name="T1">Fleabag</text:span></text:span><text:span text:style-name="T1">) serta akuisisi konten pihak ketiga. Bahas secara spesifik akuisisi studio film legendaris MGM senilai $8.5 miliar pada tahun 2022: apa signifikansinya bagi pustaka konten Amazon (James Bond, Rocky, dll.) dan potensi pengembangan </text:span><text:span text:style-name="Emphasis"><text:span text:style-name="T1">franchise</text:span></text:span><text:span text:style-name="T1">? Analisis tujuan strategis utama di balik investasi hiburan yang masif ini: bagaimana konten berkualitas tinggi berfungsi sebagai 'magnet' untuk menarik pelanggan baru ke Prime, meningkatkan retensi pelanggan, memperdalam keterikatan pada ekosistem Amazon, dan mungkin membuka peluang monetisasi baru di masa depan."</text:span></text:p>
                  </text:list-item>
                </text:list>
              </text:list-item>
              <text:list-item>
                <text:p text:style-name="P36"><text:span text:style-name="Strong_20_Emphasis"><text:span text:style-name="T1">6.3. Eksperimen Lain: Kesehatan (Amazon Pharmacy), Periklanan, Game (Twitch), dll.</text:span></text:span></text:p>
                <text:list>
                  <text:list-item>
                    <text:p text:style-name="P36"><text:span text:style-name="Strong_20_Emphasis"><text:span text:style-name="T1">Prompt untuk Pembahasan Mendalam:</text:span></text:span><text:span text:style-name="T1"> </text:span></text:p>
                    <text:p text:style-name="P381"><text:span text:style-name="T1">"Bahas berbagai inisiatif ekspansi signifikan lainnya yang menunjukkan jangkauan ambisi Amazon yang luas, di luar ritel inti dan AWS. Fokus pada beberapa area kunci yang relevan hingga kini (pertengahan dekade 2020-an): * </text:span><text:span text:style-name="Strong_20_Emphasis"><text:span text:style-name="T1">Layanan Kesehatan:</text:span></text:span><text:span text:style-name="T1"> Jelaskan langkah strategis Amazon memasuki sektor layanan kesehatan, dimulai dengan akuisisi PillPack pada 2018, peluncuran Amazon Pharmacy untuk pengiriman obat resep, dan eksplorasi layanan kesehatan lainnya (meskipun Amazon Care mengalami penyesuaian). Analisis potensi disruptif jangka panjang Amazon di industri perawatan kesehatan AS yang besar dan kompleks, serta tantangan yang dihadapi. * </text:span><text:span text:style-name="Strong_20_Emphasis"><text:span text:style-name="T1">Periklanan </text:span></text:span><text:soft-page-break/><text:span text:style-name="Strong_20_Emphasis"><text:span text:style-name="T1">Digital:</text:span></text:span><text:span text:style-name="T1"> Ungkap bagaimana bisnis periklanan Amazon secara relatif 'senyap' tumbuh menjadi pilar pendapatan ketiga terbesar dan sangat menguntungkan bagi perusahaan, menantang duopoli Google dan Facebook/Meta. Jelaskan bagaimana Amazon secara unik memanfaatkan data transaksi dan pencarian produk di platform e-commerce-nya untuk menawarkan iklan yang sangat relevan dan efektif bagi para penjual dan merek. * </text:span><text:span text:style-name="Strong_20_Emphasis"><text:span text:style-name="T1">Industri Game:</text:span></text:span><text:span text:style-name="T1"> Analisis akuisisi platform </text:span><text:span text:style-name="Emphasis"><text:span text:style-name="T1">live streaming</text:span></text:span><text:span text:style-name="T1"> Twitch pada 2014 dan bagaimana Amazon mempertahankannya sebagai pemimpin pasar absolut di ranah tersebut. Bahas juga upaya dan tantangan Amazon dalam pengembangan game AAA melalui Amazon Games Studios (dengan contoh keberhasilan dan kegagalan) serta layanan </text:span><text:span text:style-name="Emphasis"><text:span text:style-name="T1">cloud gaming</text:span></text:span><text:span text:style-name="T1"> Amazon Luna sebagai pesaing di pasar yang sedang berkembang. Singgung secara singkat usaha besar lainnya jika relevan (misalnya, Project Kuiper untuk konstelasi satelit internet) untuk melengkapi gambaran diversifikasi Amazon."</text:span></text:p>
                  </text:list-item>
                </text:list>
              </text:list-item>
              <text:list-item>
                <text:p text:style-name="P36"><text:span text:style-name="Strong_20_Emphasis"><text:span text:style-name="T1">6.4. Strategi di Balik Akuisisi: Membeli Inovasi atau Menghilangkan Pesaing?</text:span></text:span></text:p>
                <text:list>
                  <text:list-item>
                    <text:p text:style-name="P36"><text:span text:style-name="Strong_20_Emphasis"><text:span text:style-name="T1">Prompt untuk Pembahasan Mendalam:</text:span></text:span><text:span text:style-name="T1"> </text:span></text:p>
                    <text:p text:style-name="P381"><text:span text:style-name="T1">"Analisis secara lebih luas dan kritis strategi merger dan akuisisi (M&amp;amp;A) yang telah menjadi ciri khas Amazon. Jelaskan bahwa akuisisi bagi Amazon adalah alat strategis dengan beragam tujuan. Identifikasi dan diskusikan berbagai motivasi di balik akuisisi-akuisisi kunci Amazon, menggunakan contoh-contoh spesifik untuk mengilustrasikan setiap poin: * </text:span><text:span text:style-name="Strong_20_Emphasis"><text:span text:style-name="T1">Akuisisi Teknologi &amp; Talenta:</text:span></text:span><text:span text:style-name="T1"> Contohnya Kiva Systems (robotika gudang) untuk keunggulan operasional internal, atau akuisisi startup AI/ML untuk memperkuat kapabilitas teknologi ('acqui-hire'). * </text:span><text:span text:style-name="Strong_20_Emphasis"><text:span text:style-name="T1">Akses Cepat ke Pasar Baru:</text:span></text:span><text:span text:style-name="T1"> Contohnya Whole Foods (pasar grosir </text:span><text:soft-page-break/><text:span text:style-name="T1">fisik), PillPack (pasar farmasi online). * </text:span><text:span text:style-name="Strong_20_Emphasis"><text:span text:style-name="T1">Memperoleh Skala, Merek, atau Basis Pengguna:</text:span></text:span><text:span text:style-name="T1"> Contohnya Zappos (pemimpin di sepatu online), Twitch (pemimpin di </text:span><text:span text:style-name="Emphasis"><text:span text:style-name="T1">live streaming</text:span></text:span><text:span text:style-name="T1"> game), MGM (pustaka konten hiburan ikonik). * </text:span><text:span text:style-name="Strong_20_Emphasis"><text:span text:style-name="T1">Memperkuat Ekosistem Produk/Layanan:</text:span></text:span><text:span text:style-name="T1"> Contohnya Ring (perangkat keamanan rumah pintar yang terintegrasi dengan Alexa). * </text:span><text:span text:style-name="Strong_20_Emphasis"><text:span text:style-name="T1">Tuduhan Meredam Persaingan:</text:span></text:span><text:span text:style-name="T1"> Diskusikan perspektif kritis mengenai beberapa akuisisi (misalnya, akuisisi Quidsi/https://www.google.com/search?q=Diapers.com di masa lalu) yang dianggap bertujuan untuk menghilangkan pesaing potensial, meskipun Amazon mungkin menyanggahnya. Bahas tantangan integrasi budaya dan operasional pasca-akuisisi. Singgung pula meningkatnya sorotan dan pengawasan dari regulator antimonopoli di AS dan global terhadap praktik M&amp;amp;A Amazon dan raksasa teknologi lainnya dalam beberapa tahun terakhir."</text:span></text:p>
                  </text:list-item>
                </text:list>
              </text:list-item>
            </text:list>
            <text:p text:style-name="P322"/>
          </text:section>
          <text:section text:style-name="Sect1" text:name="feedback-form-10">
            <text:p text:style-name="P171"/>
          </text:section>
        </text:section>
        <text:section text:style-name="Sect1" text:name="2b11e9fcdb5877be">
          <text:p text:style-name="P1"/>
          <text:section text:style-name="Sect1" text:name="user-query-content-11">
            <text:p text:style-name="P318">Pada Bab 7 Tambahkan prompt pada awal bab untuk mendapatkan pengantar , pada tiap subbab/sub-subab untuk mendapatkan isi dengan pembahasan mendalam </text:p>
          </text:section>
          <text:p text:style-name="P171">Tampilkan alur berpikir</text:p>
          <text:section text:style-name="Sect2" text:name="model-response-message-contentr_2b11e9fcdb5877be">
            <text:p text:style-name="P1">Oke, berikut adalah prompt untuk pengantar Bab 7 dan prompt mendalam untuk masing-masing subbabnya, sesuai dengan struktur outline Anda dan konteks waktu sekitar pertengahan dekade 2020-an:</text:p>
            <text:p text:style-name="P322"/>
            <text:p text:style-name="P23"><text:span text:style-name="Strong_20_Emphasis"><text:span text:style-name="T1">Bab 7: Budaya Amazon - Prinsip Kepemimpinan dan Kontroversi</text:span></text:span></text:p>
            <text:list xml:id="list7644457804648201976" text:style-name="L27">
              <text:list-item>
                <text:p text:style-name="P37"><text:span text:style-name="Strong_20_Emphasis"><text:span text:style-name="T1">Prompt untuk Pengantar Bab:</text:span></text:span><text:span text:style-name="T1"> </text:span></text:p>
                <text:p text:style-name="P331">"Tulis paragraf pengantar untuk Bab 7. Jelaskan bahwa di balik strategi bisnis dan inovasi teknologi Amazon terdapat elemen krusial yang seringkali menjadi kunci keberhasilan <text:soft-page-break/>sekaligus sumber kontroversi: budaya perusahaannya yang unik dan intens. Fokuskan bab ini pada eksplorasi 'mesin internal' Amazon—nilai-nilai, ekspektasi, dan praktik yang membentuk pengalaman bekerja dan berinteraksi dengan perusahaan ini. Perkenalkan 16 Prinsip Kepemimpinan (Leadership Principles) sebagai DNA atau sistem operasi yang memandu pengambilan keputusan dan perilaku di semua tingkatan. Sinyalkan bahwa bab ini akan mengupas tuntas baik aspek-aspek budaya Amazon yang dipuji karena mendorong inovasi dan 'obsesi pelanggan', maupun sisi-sisi yang menuai kritik tajam terkait tekanan kerja, perlakuan terhadap karyawan (terutama di gudang), dan dampak sosial-lingkungan yang lebih luas. Janjikan sebuah pandangan yang berimbang mengenai apa artinya menjadi 'Amazonian' dan bagaimana budaya ini mungkin berevolusi, terutama setelah transisi kepemimpinan dari Jeff Bezos ke Andy Jassy."</text:p>
              </text:list-item>
            </text:list>
            <text:p text:style-name="P322"/>
            <text:list xml:id="list4026777929473723666" text:style-name="L28">
              <text:list-item>
                <text:p text:style-name="P38"><text:span text:style-name="Strong_20_Emphasis"><text:span text:style-name="T1">7.1. 16 Prinsip Kepemimpinan Amazon: DNA Perusahaan</text:span></text:span></text:p>
                <text:list>
                  <text:list-item>
                    <text:p text:style-name="P38"><text:span text:style-name="Strong_20_Emphasis"><text:span text:style-name="T1">Prompt untuk Pembahasan Mendalam:</text:span></text:span><text:span text:style-name="T1"> </text:span></text:p>
                    <text:p text:style-name="P382"><text:span text:style-name="T1">"Jelaskan secara rinci ke-16 Prinsip Kepemimpinan (Leadership Principles/LPs) Amazon yang terkenal (pastikan jumlah dan daftar prinsipnya akurat sesuai kondisi terkini, kemungkinan masih 16 termasuk yang ditambahkan pada 2021). Uraikan asal-usul dan peran sentral LPs ini sebagai fondasi budaya dan bahasa bersama di Amazon. Paparkan makna praktis dan contoh penerapan dari beberapa prinsip kunci yang paling sering dikutip dan berpengaruh, seperti </text:span><text:span text:style-name="Emphasis"><text:span text:style-name="T1">Customer Obsession</text:span></text:span><text:span text:style-name="T1">, </text:span><text:span text:style-name="Emphasis"><text:span text:style-name="T1">Ownership</text:span></text:span><text:span text:style-name="T1">, </text:span><text:span text:style-name="Emphasis"><text:span text:style-name="T1">Invent and Simplify</text:span></text:span><text:span text:style-name="T1">, </text:span><text:span text:style-name="Emphasis"><text:span text:style-name="T1">Bias for Action</text:span></text:span><text:span text:style-name="T1">, </text:span><text:span text:style-name="Emphasis"><text:span text:style-name="T1">Frugality</text:span></text:span><text:span text:style-name="T1">, </text:span><text:span text:style-name="Emphasis"><text:span text:style-name="T1">Dive Deep</text:span></text:span><text:span text:style-name="T1">, </text:span><text:span text:style-name="Emphasis"><text:span text:style-name="T1">Have Backbone; Disagree and Commit</text:span></text:span><text:span text:style-name="T1">, </text:span><text:span text:style-name="Emphasis"><text:span text:style-name="T1">Deliver Results</text:span></text:span><text:span text:style-name="T1">, </text:span><text:span text:style-name="Emphasis"><text:span text:style-name="T1">Earn Trust</text:span></text:span><text:span text:style-name="T1">. Jangan lupakan juga prinsip-prinsip yang lebih baru atau yang memiliki implikasi sosial lebih luas seperti </text:span><text:span text:style-name="Emphasis"><text:span text:style-name="T1">Strive to be Earth's Best Employer</text:span></text:span><text:span text:style-name="T1"> dan </text:span><text:span text:style-name="Emphasis"><text:span text:style-name="T1">Success and Scale Bring Broad Responsibility</text:span></text:span><text:span text:style-name="T1">. Analisis bagaimana </text:span><text:soft-page-break/><text:span text:style-name="T1">LPs ini secara aktif diintegrasikan dalam siklus karyawan: mulai dari proses rekrutmen (wawancara STAR yang berfokus pada LPs), tinjauan kinerja, mekanisme promosi, hingga menjadi dasar argumen dalam rapat dan pembuatan dokumen (</text:span><text:span text:style-name="Emphasis"><text:span text:style-name="T1">narratives</text:span></text:span><text:span text:style-name="T1">). Diskusikan bagaimana LPs berfungsi sebagai alat penyeragaman budaya dan pendorong eksekusi yang konsisten di tengah skala global perusahaan."</text:span></text:p>
                  </text:list-item>
                </text:list>
              </text:list-item>
              <text:list-item>
                <text:p text:style-name="P38"><text:span text:style-name="Strong_20_Emphasis"><text:span text:style-name="T1">7.2. Obsesi Pelanggan: Kunci Sukses atau Tekanan Berlebih?</text:span></text:span></text:p>
                <text:list>
                  <text:list-item>
                    <text:p text:style-name="P38"><text:span text:style-name="Strong_20_Emphasis"><text:span text:style-name="T1">Prompt untuk Pembahasan Mendalam:</text:span></text:span><text:span text:style-name="T1"> </text:span></text:p>
                    <text:p text:style-name="P382"><text:span text:style-name="T1">"Lakukan analisis mendalam terhadap Prinsip Kepemimpinan Amazon yang paling fundamental: </text:span><text:span text:style-name="Emphasis"><text:span text:style-name="T1">Customer Obsession</text:span></text:span><text:span text:style-name="T1"> (Obsesi Pelanggan). Jelaskan secara detail apa artinya prinsip ini dalam etos kerja Amazon, termasuk metodologi 'bekerja mundur dari pelanggan' (</text:span><text:span text:style-name="Emphasis"><text:span text:style-name="T1">working backward from the customer</text:span></text:span><text:span text:style-name="T1">). Berikan contoh-contoh konkret bagaimana obsesi ini telah menghasilkan inovasi layanan dan fitur yang memenangkan hati pelanggan (misalnya, kemudahan pengembalian barang, program Prime, rekomendasi personal, fokus pada ulasan jujur) dan menjadi pilar kesuksesan bisnisnya. Namun, lakukan juga analisis kritis terhadap potensi sisi negatifnya: Apakah fokus yang nyaris tunggal pada pelanggan ini terkadang mengarah pada pengabaian kepentingan pemangku kepentingan lain (karyawan, lingkungan, komunitas)? Apakah ini secara implisit membenarkan tekanan kerja yang ekstrem atau taktik bisnis yang agresif terhadap pesaing? Jelajahi ketegangan dan trade-off yang mungkin timbul dari penerapan prinsip ini secara absolut."</text:span></text:p>
                  </text:list-item>
                </text:list>
              </text:list-item>
              <text:list-item>
                <text:p text:style-name="P38"><text:span text:style-name="Strong_20_Emphasis"><text:span text:style-name="T1">7.3. Kehidupan di Dalam Amazon: Budaya Kerja, Tuntutan, dan Peluang</text:span></text:span></text:p>
                <text:list>
                  <text:list-item>
                    <text:p text:style-name="P38"><text:span text:style-name="Strong_20_Emphasis"><text:span text:style-name="T1">Prompt untuk Pembahasan Mendalam:</text:span></text:span><text:span text:style-name="T1"> </text:span></text:p>
                    <text:p text:style-name="P382"><text:soft-page-break/><text:span text:style-name="T1">"Gambarkan secara detail dan berimbang bagaimana realitas bekerja di dalam Amazon, khususnya untuk peran-peran korporat, manajerial, dan teknologi (berbeda dari pengalaman kerja di gudang yang akan dibahas lebih lanjut). Deskripsikan budaya kerja yang dikenal sangat menuntut (</text:span><text:span text:style-name="Emphasis"><text:span text:style-name="T1">demanding</text:span></text:span><text:span text:style-name="T1">), serba cepat (</text:span><text:span text:style-name="Emphasis"><text:span text:style-name="T1">fast-paced</text:span></text:span><text:span text:style-name="T1">), dan sangat berorientasi pada data dan metrik kinerja (</text:span><text:span text:style-name="Emphasis"><text:span text:style-name="T1">data-driven</text:span></text:span><text:span text:style-name="T1">). Diskusikan penerapan standar yang sangat tinggi ('raising the bar'), tekanan konstan untuk berkinerja ('Deliver Results'), dan sejarah atau warisan dari sistem manajemen kinerja yang sangat kompetitif (misalnya, isu 'stack ranking' di masa lalu atau filosofi 'unregretted attrition'). Namun, seimbangkan narasi ini dengan mengeksplorasi mengapa Amazon tetap menjadi magnet bagi talenta: peluang untuk mengerjakan proyek-proyek inovatif berskala global, kesempatan belajar yang cepat ('sink or swim'), lingkungan yang mendorong pengambilan keputusan berbasis data, dan potensi kemajuan karir yang signifikan bagi individu yang berprestasi. Singgung juga aspek-aspek unik budaya rapat dan komunikasi Amazon, seperti penggunaan dokumen naratif (</text:span><text:span text:style-name="Emphasis"><text:span text:style-name="T1">6-pagers</text:span></text:span><text:span text:style-name="T1">) dan struktur 'tim dua pizza'."</text:span></text:p>
                  </text:list-item>
                </text:list>
              </text:list-item>
              <text:list-item>
                <text:p text:style-name="P38"><text:span text:style-name="Strong_20_Emphasis"><text:span text:style-name="T1">7.4. Sisi Gelap: Isu Perburuhan, Pajak, dan Dampak Lingkungan</text:span></text:span></text:p>
                <text:list>
                  <text:list-item>
                    <text:p text:style-name="P38"><text:span text:style-name="Strong_20_Emphasis"><text:span text:style-name="T1">Prompt untuk Pembahasan Mendalam:</text:span></text:span><text:span text:style-name="T1"> </text:span></text:p>
                    <text:p text:style-name="P382"><text:span text:style-name="T1">"Bahas secara terbuka, mendalam, dan berdasarkan fakta terkini mengenai berbagai kritik dan kontroversi utama yang terus membayangi Amazon. Fokus pada tiga area utama yang menjadi sorotan publik, media, dan regulator: * </text:span><text:span text:style-name="Strong_20_Emphasis"><text:span text:style-name="T1">Isu Ketenagakerjaan (terutama di Gudang):</text:span></text:span><text:span text:style-name="T1"> Jelaskan secara rinci kritik mengenai kondisi kerja di jaringan pusat pemenuhan Amazon yang luas: kecepatan kerja yang dipaksakan oleh sistem, pengawasan elektronik yang ketat terhadap produktivitas dan waktu istirahat, tingginya angka </text:span><text:soft-page-break/><text:span text:style-name="T1">cedera di tempat kerja dibandingkan rata-rata industri, serta upaya sistematis Amazon untuk menghalangi atau melawan upaya pembentukan serikat pekerja (unionisasi) di fasilitasnya. Singgung juga isu terkait status dan perlakuan terhadap pengemudi dalam program Delivery Service Partner (DSP). * </text:span><text:span text:style-name="Strong_20_Emphasis"><text:span text:style-name="T1">Praktik Perpajakan:</text:span></text:span><text:span text:style-name="T1"> Uraikan kritik persisten mengenai strategi perencanaan pajak agresif yang diterapkan Amazon secara global, yang memungkinkan perusahaan membayar tarif pajak efektif yang relatif rendah di banyak yurisdiksi dibandingkan dengan pendapatannya yang masif, menimbulkan pertanyaan tentang keadilan pajak. * </text:span><text:span text:style-name="Strong_20_Emphasis"><text:span text:style-name="T1">Dampak Lingkungan:</text:span></text:span><text:span text:style-name="T1"> Analisis jejak lingkungan Amazon yang signifikan, mencakup konsumsi energi besar oleh pusat data AWS, emisi karbon dari jaringan transportasi dan pengiriman globalnya, serta masalah limbah dari kemasan produk. Evaluasi komitmen publik Amazon terhadap keberlanjutan (seperti The Climate Pledge) dan diskusikan tantangan serta kritik mengenai kecepatan dan transparansi implementasi komitmen tersebut."</text:span></text:p>
                  </text:list-item>
                </text:list>
              </text:list-item>
              <text:list-item>
                <text:p text:style-name="P38"><text:span text:style-name="Strong_20_Emphasis"><text:span text:style-name="T1">7.5. Transisi Kepemimpinan: Era Pasca-Jeff Bezos</text:span></text:span></text:p>
                <text:list>
                  <text:list-item>
                    <text:p text:style-name="P38"><text:span text:style-name="Strong_20_Emphasis"><text:span text:style-name="T1">Prompt untuk Pembahasan Mendalam:</text:span></text:span><text:span text:style-name="T1"> </text:span></text:p>
                    <text:p text:style-name="P382"><text:span text:style-name="T1">"Analisis periode transisi kepemimpinan di Amazon pasca mundurnya Jeff Bezos sebagai CEO pada Juli 2021 dan naiknya Andy Jassy (mantan CEO AWS). Uraikan profil kepemimpinan Andy Jassy dan bagaimana latar belakangnya yang mendalam di AWS mungkin memengaruhi pendekatannya dalam memimpin keseluruhan perusahaan. Diskusikan pengamatan (berdasarkan perkembangan hingga 2025) mengenai apakah era Jassy menandai lebih banyak kesinambungan (menjalankan visi Bezos) atau justru membawa perubahan signifikan dalam hal prioritas strategis (misalnya, fokus yang lebih besar </text:span><text:soft-page-break/><text:span text:style-name="T1">pada profitabilitas, efisiensi biaya), gaya manajemen, atau evolusi budaya perusahaan. Identifikasi tantangan-tantangan utama yang dihadapi Jassy, seperti mengelola pertumbuhan di tengah perlambatan ekonomi global (jika relevan), menghadapi pengawasan regulasi yang semakin ketat di berbagai bidang (antimonopoli, perburuhan, privasi data), mempertahankan keunggulan inovatif AWS dari pesaing, dan mengelola bisnis ritel yang matang. Pertimbangkan juga bagaimana peran Jeff Bezos sebagai </text:span><text:span text:style-name="Emphasis"><text:span text:style-name="T1">Executive Chair</text:span></text:span><text:span text:style-name="T1"> (jika masih diemban) dapat memengaruhi dinamika kepemimpinan."</text:span></text:p>
                  </text:list-item>
                </text:list>
              </text:list-item>
            </text:list>
            <text:p text:style-name="P322"/>
          </text:section>
          <text:section text:style-name="Sect1" text:name="feedback-form-11">
            <text:p text:style-name="P171"/>
          </text:section>
        </text:section>
        <text:section text:style-name="Sect1" text:name="cf7983f404e85b04">
          <text:p text:style-name="P1"/>
          <text:section text:style-name="Sect1" text:name="user-query-content-12">
            <text:p text:style-name="P318">Pada Bab 8 Tambahkan prompt pada awal bab untuk mendapatkan pengantar , pada tiap subbab/sub-subab untuk mendapatkan isi dengan pembahasan mendalam </text:p>
          </text:section>
          <text:p text:style-name="P171">Tampilkan alur berpikir</text:p>
          <text:section text:style-name="Sect2" text:name="model-response-message-contentr_cf7983f404e85b04">
            <text:p text:style-name="P171"/>
          </text:section>
          <text:section text:style-name="Sect1" text:name="feedback-form-12">
            <text:p text:style-name="P171"/>
          </text:section>
        </text:section>
        <text:section text:style-name="Sect1" text:name="b53c6c4963339e27">
          <text:p text:style-name="P1"/>
          <text:section text:style-name="Sect1" text:name="user-query-content-13">
            <text:p text:style-name="P318">present it </text:p>
          </text:section>
          <text:p text:style-name="P171">Tampilkan alur berpikir</text:p>
          <text:section text:style-name="Sect2" text:name="model-response-message-contentr_b53c6c4963339e27">
            <text:p text:style-name="P1">Tentu, ini adalah prompt untuk pengantar Bab 8 dan prompt mendalam untuk masing-masing subbab dan sub-subbabnya, disajikan dengan jelas:</text:p>
            <text:p text:style-name="P322"/>
            <text:p text:style-name="P23"><text:span text:style-name="Strong_20_Emphasis"><text:span text:style-name="T1">Bab 8: Teknologi Unggulan dan Inovasi yang Gagal</text:span></text:span></text:p>
            <text:list xml:id="list2340900671232628798" text:style-name="L29">
              <text:list-item>
                <text:p text:style-name="P39"><text:span text:style-name="Strong_20_Emphasis"><text:span text:style-name="T1">Prompt untuk Pengantar Bab:</text:span></text:span><text:span text:style-name="T1"> </text:span></text:p>
                <text:p text:style-name="P383"><text:span text:style-name="T1">"Tulis paragraf pengantar untuk Bab 8. Fokuskan bab ini pada jantung teknis Amazon: inovasi-inovasi teknologi yang menjadi tulang punggung kesuksesan raksasanya, sekaligus keberaniannya untuk bereksperimen yang tak jarang berujung </text:span><text:soft-page-break/><text:span text:style-name="T1">pada kegagalan. Jelaskan bahwa bab ini akan mengupas tuntas dua sisi dari koin inovasi Amazon. Di satu sisi, kita akan melihat teknologi-teknologi unggulan yang revolusioner dan fundamental bagi operasinya—mulai dari infrastruktur cloud AWS, aplikasi kecerdasan buatan (AI) dan machine learning (ML) yang meresap, hingga otomatisasi robotik di gudang. Di sisi lain, kita akan mempelajari beberapa kegagalan atau proyek yang dihentikan, termasuk kegagalan paling terkenal seperti Fire Phone, sebagai studi kasus dalam risiko inovasi. Tekankan bagaimana pemahaman terhadap keberhasilan </text:span><text:span text:style-name="Emphasis"><text:span text:style-name="T1">dan</text:span></text:span><text:span text:style-name="T1"> kegagalan teknologi ini penting untuk mengerti filosofi eksperimen dan siklus belajar Amazon."</text:span></text:p>
              </text:list-item>
            </text:list>
            <text:p text:style-name="P322"/>
            <text:list xml:id="list8430232719547888550" text:style-name="L30">
              <text:list-item>
                <text:p text:style-name="P40"><text:span text:style-name="Strong_20_Emphasis"><text:span text:style-name="T1">8.1. Teknologi Kunci Sukses:</text:span></text:span></text:p>
                <text:list>
                  <text:list-item>
                    <text:p text:style-name="P40"><text:span text:style-name="Emphasis"><text:span text:style-name="T1">(Prompt Pengantar Subbab Opsional):</text:span></text:span></text:p>
                    <text:p text:style-name="P332">"Bagian ini akan mengulas beberapa teknologi paling fundamental dan transformasional yang dikembangkan atau diadopsi oleh Amazon, yang menjadi kunci kesuksesan di berbagai lini bisnisnya."</text:p>
                  </text:list-item>
                  <text:list-item>
                    <text:p text:style-name="P40"><text:span text:style-name="Strong_20_Emphasis"><text:span text:style-name="T1">8.1.1. Infrastruktur AWS (EC2, S3, dll.)</text:span></text:span></text:p>
                    <text:list>
                      <text:list-item>
                        <text:p text:style-name="P40"><text:span text:style-name="Strong_20_Emphasis"><text:span text:style-name="T1">Prompt untuk Pembahasan Mendalam:</text:span></text:span><text:span text:style-name="T1"> </text:span></text:p>
                        <text:p text:style-name="P384"><text:span text:style-name="T1">"Jelaskan secara mendalam beberapa layanan infrastruktur inti AWS yang menjadi fondasi </text:span><text:span text:style-name="Emphasis"><text:span text:style-name="T1">cloud computing</text:span></text:span><text:span text:style-name="T1"> modern. Fokus pada:</text:span></text:p>
                        <text:list>
                          <text:list-item>
                            <text:p text:style-name="P425"><text:span text:style-name="Strong_20_Emphasis"><text:span text:style-name="T1">EC2 (Elastic Compute Cloud):</text:span></text:span><text:span text:style-name="T1"> Apa itu server virtual sesuai permintaan, dan bagaimana kemampuannya untuk diskalakan secara elastis mengubah cara perusahaan mengelola beban kerja komputasi? </text:span></text:p>
                          </text:list-item>
                          <text:list-item>
                            <text:p text:style-name="P425"><text:span text:style-name="Strong_20_Emphasis"><text:span text:style-name="T1">S3 (Simple Storage Service):</text:span></text:span><text:span text:style-name="T1"> Apa itu penyimpanan objek yang sangat tahan lama dan skalabel, dan mengapa ini </text:span><text:soft-page-break/><text:span text:style-name="T1">menjadi standar de facto untuk penyimpanan data di </text:span><text:span text:style-name="Emphasis"><text:span text:style-name="T1">cloud</text:span></text:span><text:span text:style-name="T1">? </text:span></text:p>
                          </text:list-item>
                          <text:list-item>
                            <text:p text:style-name="P425"><text:span text:style-name="Strong_20_Emphasis"><text:span text:style-name="T1">Layanan Database (misalnya, RDS, DynamoDB):</text:span></text:span><text:span text:style-name="T1"> Bagaimana penyediaan basis data terkelola (relasional dan NoSQL) menyederhanakan operasi database bagi pelanggan? </text:span></text:p>
                          </text:list-item>
                          <text:list-item>
                            <text:p text:style-name="P384"><text:span text:style-name="Strong_20_Emphasis"><text:span text:style-name="T1">VPC (Virtual Private Cloud):</text:span></text:span><text:span text:style-name="T1"> Bagaimana AWS memungkinkan pelanggan membangun jaringan virtual yang terisolasi dan aman di </text:span><text:span text:style-name="Emphasis"><text:span text:style-name="T1">cloud</text:span></text:span><text:span text:style-name="T1">? Tekankan bagaimana kombinasi layanan-layanan ini memberikan kelincahan, skalabilitas, dan efisiensi biaya yang belum pernah ada sebelumnya, dan bagaimana Amazon sendiri sangat bergantung pada infrastruktur ini untuk menjalankan bisnis ritel dan lainnya." </text:span></text:p>
                          </text:list-item>
                        </text:list>
                      </text:list-item>
                    </text:list>
                  </text:list-item>
                  <text:list-item>
                    <text:p text:style-name="P40"><text:span text:style-name="Strong_20_Emphasis"><text:span text:style-name="T1">8.1.2. AI dan Machine Learning (Rekomendasi, Alexa, Logistik)</text:span></text:span></text:p>
                    <text:list>
                      <text:list-item>
                        <text:p text:style-name="P40"><text:span text:style-name="Strong_20_Emphasis"><text:span text:style-name="T1">Prompt untuk Pembahasan Mendalam:</text:span></text:span><text:span text:style-name="T1"> </text:span></text:p>
                        <text:p text:style-name="P384"><text:span text:style-name="T1">"Bahas secara mendalam bagaimana Amazon menjadi salah satu pelopor dan pengguna terbesar kecerdasan buatan (AI) dan </text:span><text:span text:style-name="Emphasis"><text:span text:style-name="T1">machine learning</text:span></text:span><text:span text:style-name="T1"> (ML) di berbagai operasinya. Ulas kembali kecanggihan mesin rekomendasinya (mungkin dengan detail tambahan). Fokus secara khusus pada:</text:span></text:p>
                        <text:list>
                          <text:list-item>
                            <text:p text:style-name="P425"><text:span text:style-name="Strong_20_Emphasis"><text:span text:style-name="T1">Alexa dan Teknologi Suara:</text:span></text:span><text:span text:style-name="T1"> Jelaskan teknologi kunci di balik Alexa (pengenalan suara, pemrosesan bahasa alami/NLP, sintesis suara) dan bagaimana Amazon membangun ekosistem perangkat Echo serta integrasi Alexa. </text:span></text:p>
                          </text:list-item>
                          <text:list-item>
                            <text:p text:style-name="P425"><text:span text:style-name="Strong_20_Emphasis"><text:span text:style-name="T1">Optimalisasi Logistik:</text:span></text:span><text:span text:style-name="T1"> Uraikan </text:span><text:soft-page-break/><text:span text:style-name="T1">bagaimana AI/ML digunakan secara ekstensif dalam jaringan logistik Amazon (peramalan permintaan, optimalisasi inventaris &amp; rute, koordinasi robot). </text:span></text:p>
                          </text:list-item>
                          <text:list-item>
                            <text:p text:style-name="P384"><text:span text:style-name="Strong_20_Emphasis"><text:span text:style-name="T1">Aplikasi Lain &amp; AWS AI:</text:span></text:span><text:span text:style-name="T1"> Singgung penggunaan AI/ML dalam deteksi penipuan, moderasi konten, dll. Sebutkan juga bagaimana Amazon mengemas keahlian AI/ML-nya menjadi layanan AWS (seperti SageMaker)." </text:span></text:p>
                          </text:list-item>
                        </text:list>
                      </text:list-item>
                    </text:list>
                  </text:list-item>
                  <text:list-item>
                    <text:p text:style-name="P40"><text:span text:style-name="Strong_20_Emphasis"><text:span text:style-name="T1">8.1.3. Otomatisasi Gudang (Robotika Kiva)</text:span></text:span></text:p>
                    <text:list>
                      <text:list-item>
                        <text:p text:style-name="P40"><text:span text:style-name="Strong_20_Emphasis"><text:span text:style-name="T1">Prompt untuk Pembahasan Mendalam:</text:span></text:span><text:span text:style-name="T1"> </text:span></text:p>
                        <text:p text:style-name="P384"><text:span text:style-name="T1">"Fokus secara spesifik pada teknologi di balik otomatisasi gudang Amazon, terutama yang berasal dari akuisisi Kiva Systems (sekarang Amazon Robotics). Jelaskan secara detail bagaimana sistem robot Kiva bekerja: robot otonom (AMR) yang mengangkat dan memindahkan rak barang ke stasiun kerja manusia (</text:span><text:span text:style-name="Emphasis"><text:span text:style-name="T1">goods-to-person</text:span></text:span><text:span text:style-name="T1">). Analisis dampak teknisnya: peningkatan drastis dalam kepadatan penyimpanan inventaris, percepatan proses pengambilan barang (</text:span><text:span text:style-name="Emphasis"><text:span text:style-name="T1">picking</text:span></text:span><text:span text:style-name="T1">), dan pengurangan jarak tempuh pekerja. Diskusikan juga evolusi robotika Amazon pasca-Kiva: pengembangan jenis robot lain seperti lengan robotik (misalnya Robin, Sparrow) atau AMR yang lebih canggih. Tekankan peran R&amp;D berkelanjutan Amazon dalam robotika logistik."</text:span></text:p>
                      </text:list-item>
                    </text:list>
                  </text:list-item>
                  <text:list-item>
                    <text:p text:style-name="P40"><text:span text:style-name="Strong_20_Emphasis"><text:span text:style-name="T1">8.1.4. Arsitektur Layanan Mikro (Internal)</text:span></text:span></text:p>
                    <text:list>
                      <text:list-item>
                        <text:p text:style-name="P40"><text:span text:style-name="Strong_20_Emphasis"><text:span text:style-name="T1">Prompt untuk Pembahasan Mendalam:</text:span></text:span><text:span text:style-name="T1"> </text:span></text:p>
                        <text:p text:style-name="P384"><text:span text:style-name="T1">"Jelaskan konsep arsitektur </text:span><text:span text:style-name="Emphasis"><text:span text:style-name="T1">microservices</text:span></text:span><text:span text:style-name="T1"> (layanan mikro) dan mengapa Amazon menjadi pionir awal dalam mengadopsi pendekatan ini </text:span><text:soft-page-break/><text:span text:style-name="T1">secara masif untuk platform e-commerce Amazon.com yang kompleks. Kontraskan arsitektur </text:span><text:span text:style-name="Emphasis"><text:span text:style-name="T1">microservices</text:span></text:span><text:span text:style-name="T1"> (aplikasi dipecah jadi layanan kecil independen via API) dengan arsitektur monolitik. Uraikan manfaat utama bagi Amazon: skalabilitas komponen independen, peningkatan ketahanan (</text:span><text:span text:style-name="Emphasis"><text:span text:style-name="T1">resilience</text:span></text:span><text:span text:style-name="T1">), memungkinkan tim kecil (</text:span><text:span text:style-name="Emphasis"><text:span text:style-name="T1">two-pizza teams</text:span></text:span><text:span text:style-name="T1">) melakukan </text:span><text:span text:style-name="Emphasis"><text:span text:style-name="T1">deploy</text:span></text:span><text:span text:style-name="T1"> mandiri dan cepat, serta memfasilitasi evolusi platform yang berkelanjutan. Tekankan krusialnya pilihan arsitektur internal ini bagi kecepatan inovasi Amazon."</text:span></text:p>
                      </text:list-item>
                    </text:list>
                  </text:list-item>
                </text:list>
              </text:list-item>
              <text:list-item>
                <text:p text:style-name="P40"><text:span text:style-name="Strong_20_Emphasis"><text:span text:style-name="T1">8.2. Proyek yang Dihentikan atau Gagal:</text:span></text:span></text:p>
                <text:list>
                  <text:list-item>
                    <text:p text:style-name="P40"><text:span text:style-name="Emphasis"><text:span text:style-name="T1">(Prompt Pengantar Subbab Opsional):</text:span></text:span></text:p>
                    <text:p text:style-name="P332">"Inovasi selalu mengandung risiko. Bagian ini akan melihat beberapa taruhan besar atau eksperimen Amazon yang tidak berhasil mencapai tujuannya, memberikan pelajaran berharga tentang batas-batas ambisi dan realitas pasar."</text:p>
                  </text:list-item>
                  <text:list-item>
                    <text:p text:style-name="P40"><text:span text:style-name="Strong_20_Emphasis"><text:span text:style-name="T1">8.2.1. Fire Phone: Pelajaran Mahal di Pasar Smartphone</text:span></text:span></text:p>
                    <text:list>
                      <text:list-item>
                        <text:p text:style-name="P40"><text:span text:style-name="Strong_20_Emphasis"><text:span text:style-name="T1">Prompt untuk Pembahasan Mendalam:</text:span></text:span><text:span text:style-name="T1"> </text:span></text:p>
                        <text:p text:style-name="P384"><text:span text:style-name="T1">"Lakukan analisis mendalam terhadap kegagalan spektakuler Amazon Fire Phone (2014). Deskripsikan fitur uniknya (</text:span><text:span text:style-name="Emphasis"><text:span text:style-name="T1">Dynamic Perspective</text:span></text:span><text:span text:style-name="T1">, </text:span><text:span text:style-name="Emphasis"><text:span text:style-name="T1">Firefly</text:span></text:span><text:span text:style-name="T1">). Analisis faktor-faktor utama kegagalannya: harga terlalu mahal, nilai pembeda tidak kuat, eksklusivitas operator AT&amp;T, ulasan negatif, ekosistem aplikasi lemah, dan kemungkinan kesalahan asumsi strategis. Jelaskan kerugian finansial signifikan (write-down $170 juta) dan pelajaran yang didapat tentang kesulitan memasuki pasar perangkat keras yang sudah matang."</text:span></text:p>
                      </text:list-item>
                    </text:list>
                  </text:list-item>
                  <text:list-item>
                    <text:p text:style-name="P40"><text:soft-page-break/><text:span text:style-name="Strong_20_Emphasis"><text:span text:style-name="T1">8.2.2. Amazon Destinations (Layanan Perjalanan)</text:span></text:span></text:p>
                    <text:list>
                      <text:list-item>
                        <text:p text:style-name="P40"><text:span text:style-name="Strong_20_Emphasis"><text:span text:style-name="T1">Prompt untuk Pembahasan Mendalam:</text:span></text:span><text:span text:style-name="T1"> </text:span></text:p>
                        <text:p text:style-name="P332">"Jelaskan secara singkat tentang Amazon Destinations, upaya singkat Amazon memasuki pasar pemesanan perjalanan online (fokus hotel lokal) yang diluncurkan dan ditutup cepat pada 2015. Analisis kemungkinan alasan kegagalannya: persaingan ketat dari OTA mapan (Expedia, Booking.com), kurangnya nilai unik yang ditawarkan, atau keputusan strategis untuk fokus kembali ke area lain. Gunakan ini sebagai contoh kecepatan Amazon dalam mematikan inisiatif yang tidak menunjukkan traksi."</text:p>
                      </text:list-item>
                    </text:list>
                  </text:list-item>
                  <text:list-item>
                    <text:p text:style-name="P40"><text:span text:style-name="Strong_20_Emphasis"><text:span text:style-name="T1">8.2.3. Amazon Restaurants (Pengiriman Makanan)</text:span></text:span></text:p>
                    <text:list>
                      <text:list-item>
                        <text:p text:style-name="P40"><text:span text:style-name="Strong_20_Emphasis"><text:span text:style-name="T1">Prompt untuk Pembahasan Mendalam:</text:span></text:span><text:span text:style-name="T1"> </text:span></text:p>
                        <text:p text:style-name="P332">"Uraikan tentang Amazon Restaurants, layanan pengiriman makanan dari restoran lokal yang beroperasi beberapa tahun sebelum ditutup di pasar utamanya (AS) pada 2019. Jelaskan persaingannya di pasar yang sangat kompetitif (DoorDash, Uber Eats, dll.). Analisis tantangan yang kemungkinan menyebabkan penutupannya: margin keuntungan tipis, logistik pengiriman makanan yang kompleks, dan persaingan 'bakar uang'. Bedakan penutupan ini dari layanan pengiriman bahan makanan (Amazon Fresh) yang berlanjut."</text:p>
                      </text:list-item>
                    </text:list>
                  </text:list-item>
                  <text:list-item>
                    <text:p text:style-name="P40"><text:span text:style-name="Strong_20_Emphasis"><text:span text:style-name="T1">8.2.4. Eksperimen Kecil Lainnya yang Tak Bertahan Lama</text:span></text:span></text:p>
                    <text:list>
                      <text:list-item>
                        <text:p text:style-name="P40"><text:span text:style-name="Strong_20_Emphasis"><text:span text:style-name="T1">Prompt untuk Pembahasan Mendalam:</text:span></text:span><text:span text:style-name="T1"> </text:span></text:p>
                        <text:p text:style-name="P332">"Berikan beberapa contoh tambahan dari produk atau layanan Amazon yang diluncurkan sebagai eksperimen namun kemudian dihentikan. Contohnya bisa mencakup Amazon Spark (sosial <text:soft-page-break/>belanja), Tombol Dash fisik (IoT pesanan ulang), atau penutupan toko fisik eksperimental tertentu. Gunakan contoh-contoh ini untuk mengilustrasikan pola eksperimen Amazon yang luas: mencoba banyak ide, mengukur cepat, dan tidak ragu menghentikan inisiatif yang tidak berjalan."</text:p>
                      </text:list-item>
                    </text:list>
                  </text:list-item>
                </text:list>
              </text:list-item>
              <text:list-item>
                <text:p text:style-name="P40"><text:span text:style-name="Strong_20_Emphasis"><text:span text:style-name="T1">8.3. Belajar dari Kegagalan: Filosofi Eksperimen Amazon</text:span></text:span></text:p>
                <text:list>
                  <text:list-item>
                    <text:p text:style-name="P40"><text:span text:style-name="Strong_20_Emphasis"><text:span text:style-name="T1">Prompt untuk Pembahasan Mendalam:</text:span></text:span><text:span text:style-name="T1"> </text:span></text:p>
                    <text:p text:style-name="P384"><text:span text:style-name="T1">"Simpulkan bab ini dengan menjelaskan filosofi Amazon terhadap kegagalan, yang mendasari keberhasilan dan kegagalannya. Rujuk pandangan Jeff Bezos bahwa kegagalan adalah bagian tak terpisahkan dan diperlukan dari inovasi dan eksperimen besar. Jelaskan konsep 'Keputusan Tipe 2' (mudah dibalik, dorong eksperimen) vs 'Tipe 1'. Tekankan bagaimana Amazon berusaha belajar dari setiap kegagalan (seperti Fire Phone) untuk menginformasikan inovasi masa depan. Kaitkan filosofi ini kembali dengan Prinsip Kepemimpinan seperti </text:span><text:span text:style-name="Emphasis"><text:span text:style-name="T1">Invent and Simplify</text:span></text:span><text:span text:style-name="T1"> dan </text:span><text:span text:style-name="Emphasis"><text:span text:style-name="T1">Bias for Action</text:span></text:span><text:span text:style-name="T1"> yang mendorong pengambilan risiko terukur."</text:span></text:p>
                  </text:list-item>
                </text:list>
              </text:list-item>
            </text:list>
            <text:p text:style-name="P322"/>
          </text:section>
          <text:section text:style-name="Sect1" text:name="feedback-form-13">
            <text:p text:style-name="P171"/>
          </text:section>
        </text:section>
        <text:section text:style-name="Sect1" text:name="074c6f4ec82039d6">
          <text:p text:style-name="P1"/>
          <text:section text:style-name="Sect1" text:name="user-query-content-14">
            <text:p text:style-name="P318">yax </text:p>
          </text:section>
          <text:p text:style-name="P171">Tampilkan alur berpikir</text:p>
          <text:section text:style-name="Sect2" text:name="model-response-message-contentr_074c6f4ec82039d6">
            <text:p text:style-name="P1">Oke, siap. Kita lanjut ke Bab 9 tentang Tantangan dan Kritik, atau ada bagian lain yang ingin Anda eksplorasi terlebih dahulu?</text:p>
          </text:section>
          <text:section text:style-name="Sect1" text:name="feedback-form-14">
            <text:p text:style-name="P171"/>
          </text:section>
        </text:section>
        <text:section text:style-name="Sect1" text:name="51c8e07b01a7f310">
          <text:p text:style-name="P1"/>
          <text:section text:style-name="Sect1" text:name="user-query-content-15">
            <text:p text:style-name="P318">Pada Bab 9 Tambahkan prompt pada awal bab untuk mendapatkan pengantar , pada tiap subbab/sub-subab untuk mendapatkan isi dengan pembahasan mendalam </text:p>
          </text:section>
          <text:p text:style-name="P171"><text:soft-page-break/>Tampilkan alur berpikir</text:p>
          <text:section text:style-name="Sect2" text:name="model-response-message-contentr_51c8e07b01a7f310">
            <text:p text:style-name="P171"/>
          </text:section>
          <text:section text:style-name="Sect1" text:name="feedback-form-15">
            <text:p text:style-name="P171"/>
          </text:section>
        </text:section>
        <text:section text:style-name="Sect1" text:name="d7bce0ef7fa076fe">
          <text:p text:style-name="P1"/>
          <text:section text:style-name="Sect1" text:name="user-query-content-16">
            <text:p text:style-name="P318">present it </text:p>
          </text:section>
          <text:p text:style-name="P171">Tampilkan alur berpikir</text:p>
          <text:section text:style-name="Sect2" text:name="model-response-message-contentr_d7bce0ef7fa076fe">
            <text:p text:style-name="P1">Tentu, ini adalah prompt untuk pengantar Bab 9 dan prompt mendalam untuk masing-masing subbabnya, disajikan dengan jelas dan mempertimbangkan konteks hingga pertengahan dekade 2020-an:</text:p>
            <text:p text:style-name="P322"/>
            <text:p text:style-name="P23"><text:span text:style-name="Strong_20_Emphasis"><text:span text:style-name="T1">Bab 9: Raksasa di Panggung Dunia - Tantangan dan Kritik</text:span></text:span></text:p>
            <text:list xml:id="list5977010226575714612" text:style-name="L31">
              <text:list-item>
                <text:p text:style-name="P41"><text:span text:style-name="Strong_20_Emphasis"><text:span text:style-name="T1">Prompt untuk Pengantar Bab:</text:span></text:span><text:span text:style-name="T1"> </text:span></text:p>
                <text:p text:style-name="P333">"Tulis paragraf pengantar untuk Bab 9. Jelaskan bahwa ukuran dan kesuksesan Amazon yang luar biasa, seperti yang telah dibahas, secara tak terhindarkan membawa serta serangkaian tantangan, kritik, dan pengawasan (skrutini) yang intens di panggung global. Fokuskan bab ini pada 'sisi lain' dari menjadi raksasa: isu-isu kompleks dan kontroversial yang dihadapi Amazon karena kekuatan pasarnya yang masif, dampaknya pada tenaga kerja dan lingkungan, pengaruh politiknya, serta pertarungan regulasi yang dihadapinya di berbagai belahan dunia. Sinyalkan bahwa bab ini akan mengupas tuntas area-area utama di mana Amazon menghadapi tekanan dan tuntutan pertanggungjawaban—mulai dari tuduhan praktik monopoli hingga isu kondisi kerja dan jejak karbonnya. Tekankan bahwa memahami tantangan-tantangan ini penting untuk mendapatkan gambaran utuh tentang posisi Amazon di dunia saat ini (hingga 2025)."</text:p>
              </text:list-item>
            </text:list>
            <text:p text:style-name="P322"/>
            <text:list xml:id="list3667252428335145394" text:style-name="L32">
              <text:list-item>
                <text:p text:style-name="P42"><text:span text:style-name="Strong_20_Emphasis"><text:span text:style-name="T1">9.1. Kekuatan Pasar: Tuduhan Monopoli dan Praktik Anti-Persaingan</text:span></text:span></text:p>
                <text:list>
                  <text:list-item>
                    <text:p text:style-name="P42"><text:span text:style-name="Strong_20_Emphasis"><text:span text:style-name="T1">Prompt untuk Pembahasan Mendalam:</text:span></text:span><text:span text:style-name="T1"> </text:span></text:p>
                    <text:p text:style-name="P385"><text:span text:style-name="T1">"Bahas secara mendalam kekhawatiran luas mengenai kekuatan pasar Amazon yang sangat besar, terutama di </text:span><text:soft-page-break/><text:span text:style-name="T1">sektor e-commerce dan </text:span><text:span text:style-name="Emphasis"><text:span text:style-name="T1">cloud computing</text:span></text:span><text:span text:style-name="T1"> (AWS). Uraikan tuduhan-tuduhan spesifik mengenai praktik anti-persaingan yang sering dilontarkan terhadap Amazon:</text:span></text:p>
                    <text:list>
                      <text:list-item>
                        <text:p text:style-name="P422">Penggunaan data dari penjual pihak ketiga di Marketplace untuk mengembangkan produk pesaing merek sendiri (misalnya, AmazonBasics). </text:p>
                      </text:list-item>
                      <text:list-item>
                        <text:p text:style-name="P426"><text:span text:style-name="T1">Praktik </text:span><text:span text:style-name="Emphasis"><text:span text:style-name="T1">self-preferencing</text:span></text:span><text:span text:style-name="T1">, yaitu dugaan mengutamakan produk atau layanan Amazon sendiri dalam hasil pencarian atau rekomendasi. </text:span></text:p>
                      </text:list-item>
                      <text:list-item>
                        <text:p text:style-name="P426"><text:span text:style-name="T1">Potensi </text:span><text:span text:style-name="Emphasis"><text:span text:style-name="T1">predatory pricing</text:span></text:span><text:span text:style-name="T1"> untuk menyingkirkan pesaing. </text:span></text:p>
                      </text:list-item>
                      <text:list-item>
                        <text:p text:style-name="P334">Memanfaatkan dominasi di satu pasar (misalnya, e-commerce) untuk mendapatkan keuntungan di pasar lain (misalnya, periklanan). Jelaskan argumen pro dan kontra mengenai apakah Amazon dapat dianggap sebagai monopoli menurut definisi hukum. Sebutkan investigasi antimonopoli atau tuntutan hukum yang sedang berlangsung atau telah terjadi di yurisdiksi utama seperti Amerika Serikat (oleh FTC atau Departemen Kehakiman) dan Uni Eropa (oleh Komisi Eropa) hingga periode waktu penulisan (2025)." </text:p>
                      </text:list-item>
                    </text:list>
                  </text:list-item>
                </text:list>
              </text:list-item>
              <text:list-item>
                <text:p text:style-name="P42"><text:span text:style-name="Strong_20_Emphasis"><text:span text:style-name="T1">9.2. Perlakuan terhadap Pekerja: Gudang, Pengemudi, dan Serikat Pekerja</text:span></text:span></text:p>
                <text:list>
                  <text:list-item>
                    <text:p text:style-name="P42"><text:span text:style-name="Strong_20_Emphasis"><text:span text:style-name="T1">Prompt untuk Pembahasan Mendalam:</text:span></text:span><text:span text:style-name="T1"> </text:span></text:p>
                    <text:p text:style-name="P334">"Lakukan pendalaman lebih lanjut pada isu perlakuan Amazon terhadap tenaga kerjanya, yang menjadi sumber kritik berkelanjutan. Fokus pada:</text:p>
                    <text:list>
                      <text:list-item>
                        <text:p text:style-name="P426"><text:span text:style-name="Strong_20_Emphasis"><text:span text:style-name="T1">Kondisi Kerja di Pusat Pemenuhan:</text:span></text:span><text:span text:style-name="T1"> Detailkan laporan dan data (jika tersedia, hingga 2025) mengenai tingkat cedera yang tinggi, kecepatan kerja yang dipaksakan oleh sistem dan metrik, </text:span><text:soft-page-break/><text:span text:style-name="T1">serta tingkat pengawasan terhadap pekerja gudang. </text:span></text:p>
                      </text:list-item>
                      <text:list-item>
                        <text:p text:style-name="P426"><text:span text:style-name="Strong_20_Emphasis"><text:span text:style-name="T1">Program Delivery Service Partner (DSP):</text:span></text:span><text:span text:style-name="T1"> Analisis kritik terhadap model DSP untuk pengemudi pengiriman, yang menurut beberapa pihak memberikan Amazon kontrol seperti majikan tanpa tanggung jawab penuh, sementara menempatkan tekanan dan risiko pada pemilik DSP kecil dan pengemudinya. </text:span></text:p>
                      </text:list-item>
                      <text:list-item>
                        <text:p text:style-name="P385"><text:span text:style-name="Strong_20_Emphasis"><text:span text:style-name="T1">Sikap Anti-Serikat Pekerja:</text:span></text:span><text:span text:style-name="T1"> Uraikan secara detail sikap dan taktik historis maupun terkini yang digunakan Amazon untuk mencegah atau melawan upaya pembentukan serikat pekerja (unionisasi) di fasilitasnya di AS dan negara lain. Berikan contoh kasus spesifik dari upaya pengorganisasian serikat pekerja yang signifikan (misalnya, di Bessemer, Alabama, atau Staten Island, New York) dan bagaimana Amazon meresponsnya. Sertakan suara dari para pekerja atau aktivis buruh jika memungkinkan." </text:span></text:p>
                      </text:list-item>
                    </text:list>
                  </text:list-item>
                </text:list>
              </text:list-item>
              <text:list-item>
                <text:p text:style-name="P42"><text:span text:style-name="Strong_20_Emphasis"><text:span text:style-name="T1">9.3. Jejak Karbon: Tantangan Keberlanjutan dan Lingkungan</text:span></text:span></text:p>
                <text:list>
                  <text:list-item>
                    <text:p text:style-name="P42"><text:span text:style-name="Strong_20_Emphasis"><text:span text:style-name="T1">Prompt untuk Pembahasan Mendalam:</text:span></text:span><text:span text:style-name="T1"> </text:span></text:p>
                    <text:p text:style-name="P334">"Analisis secara mendalam dampak lingkungan dari operasi global Amazon yang masif dan tantangan keberlanjutan yang dihadapinya. Uraikan sumber-sumber utama jejak karbonnya:</text:p>
                    <text:list>
                      <text:list-item>
                        <text:p text:style-name="P426"><text:span text:style-name="Strong_20_Emphasis"><text:span text:style-name="T1">Pusat Data AWS:</text:span></text:span><text:span text:style-name="T1"> Konsumsi energi yang sangat besar untuk menjalankan infrastruktur </text:span><text:span text:style-name="Emphasis"><text:span text:style-name="T1">cloud</text:span></text:span><text:span text:style-name="T1"> global. </text:span></text:p>
                      </text:list-item>
                      <text:list-item>
                        <text:p text:style-name="P426"><text:span text:style-name="Strong_20_Emphasis"><text:span text:style-name="T1">Transportasi &amp; Logistik:</text:span></text:span><text:span text:style-name="T1"> Emisi dari armada pesawat kargo (Amazon Air), truk pengiriman darat, dan kapal laut. </text:span></text:p>
                      </text:list-item>
                      <text:list-item>
                        <text:p text:style-name="P385"><text:span text:style-name="Strong_20_Emphasis"><text:span text:style-name="T1">Kemasan:</text:span></text:span><text:span text:style-name="T1"> Volume besar material kemasan (kardus, plastik) yang digunakan dan masalah daur ulang atau limbahnya. Diskusikan komitmen </text:span><text:soft-page-break/><text:span text:style-name="T1">publik Amazon, terutama The Climate Pledge (target net-zero carbon pada 2040). Evaluasi ambisi janji ini dibandingkan dengan skala tantangan dekarbonisasi operasinya. Angkat kritik yang sering muncul mengenai kurangnya transparansi data emisi, ketergantungan pada pembelian </text:span><text:span text:style-name="Emphasis"><text:span text:style-name="T1">carbon offset</text:span></text:span><text:span text:style-name="T1">, dan kecepatan transisi ke energi terbarukan atau kendaraan listrik. Singgung juga isu limbah lain seperti potensi pemusnahan barang retur yang masih layak pakai." </text:span></text:p>
                      </text:list-item>
                    </text:list>
                  </text:list-item>
                </text:list>
              </text:list-item>
              <text:list-item>
                <text:p text:style-name="P42"><text:span text:style-name="Strong_20_Emphasis"><text:span text:style-name="T1">9.4. Pengaruh Politik dan Lobi</text:span></text:span></text:p>
                <text:list>
                  <text:list-item>
                    <text:p text:style-name="P42"><text:span text:style-name="Strong_20_Emphasis"><text:span text:style-name="T1">Prompt untuk Pembahasan Mendalam:</text:span></text:span><text:span text:style-name="T1"> </text:span></text:p>
                    <text:p text:style-name="P385"><text:span text:style-name="T1">"Jelaskan bagaimana Amazon, seiring dengan pertumbuhan kekuatan ekonominya, juga secara signifikan meningkatkan pengaruh politiknya. Detailkan peningkatan dramatis dalam pengeluaran Amazon untuk aktivitas lobi (</text:span><text:span text:style-name="Emphasis"><text:span text:style-name="T1">lobbying</text:span></text:span><text:span text:style-name="T1">) di pusat-pusat kekuasaan seperti Washington D.C. dan Brussels. Analisis area-area kebijakan utama yang menjadi fokus upaya lobi Amazon: regulasi terkait e-commerce, upaya memenangkan kontrak pemerintah (khususnya untuk AWS), isu ketenagakerjaan dan serikat pekerja, kebijakan pajak perusahaan, undang-undang privasi data, dan tentunya, perdebatan mengenai hukum antimonopoli. Diskusikan fenomena 'pintu berputar' (</text:span><text:span text:style-name="Emphasis"><text:span text:style-name="T1">revolving door</text:span></text:span><text:span text:style-name="T1">), di mana Amazon merekrut mantan pejabat pemerintah atau regulator untuk memperkuat tim lobi dan hubungan pemerintahannya. Analisis implikasi dari kekuatan lobi korporat sebesar Amazon terhadap proses pembuatan kebijakan dan potensi dampaknya pada demokrasi."</text:span></text:p>
                  </text:list-item>
                </text:list>
              </text:list-item>
              <text:list-item>
                <text:p text:style-name="P42"><text:span text:style-name="Strong_20_Emphasis"><text:span text:style-name="T1">9.5. Pertarungan Regulasi di Berbagai Negara</text:span></text:span></text:p>
                <text:list>
                  <text:list-item>
                    <text:p text:style-name="P42"><text:span text:style-name="Strong_20_Emphasis"><text:span text:style-name="T1">Prompt untuk Pembahasan Mendalam:</text:span></text:span><text:span text:style-name="T1"> </text:span></text:p>
                    <text:p text:style-name="P334"><text:soft-page-break/>"Tekankan bahwa tantangan regulasi yang dihadapi Amazon bersifat global dan tidak terbatas pada AS atau Uni Eropa. Berikan contoh-contoh spesifik tentang bagaimana Amazon menghadapi pengawasan atau pertarungan regulasi di negara atau wilayah lain yang penting bagi operasinya (berdasarkan informasi hingga 2025):</text:p>
                    <text:list>
                      <text:list-item>
                        <text:p text:style-name="P426"><text:span text:style-name="Strong_20_Emphasis"><text:span text:style-name="T1">India:</text:span></text:span><text:span text:style-name="T1"> Pertarungan terkait aturan investasi asing langsung (FDI) di e-commerce, tuduhan mengutamakan penjual tertentu atau merek sendiri, dan tekanan untuk mendukung penjual lokal kecil. </text:span></text:p>
                      </text:list-item>
                      <text:list-item>
                        <text:p text:style-name="P426"><text:span text:style-name="Strong_20_Emphasis"><text:span text:style-name="T1">Tiongkok:</text:span></text:span><text:span text:style-name="T1"> Tantangan operasional historis yang menyebabkan penarikan sebagian besar bisnis e-commerce konsumennya, menyisakan fokus pada AWS dan penjualan lintas batas. </text:span></text:p>
                      </text:list-item>
                      <text:list-item>
                        <text:p text:style-name="P426"><text:span text:style-name="Strong_20_Emphasis"><text:span text:style-name="T1">Australia:</text:span></text:span><text:span text:style-name="T1"> Pengawasan dari Komisi Persaingan dan Konsumen Australia (ACCC) terkait isu persaingan dan pajak. </text:span></text:p>
                      </text:list-item>
                      <text:list-item>
                        <text:p text:style-name="P385"><text:span text:style-name="Strong_20_Emphasis"><text:span text:style-name="T1">Wilayah Lain (jika relevan dan ada data):</text:span></text:span><text:span text:style-name="T1"> Potensi isu regulasi di pasar berkembang lainnya seperti Asia Tenggara atau Amerika Latin terkait persaingan, pajak, atau ketenagakerjaan. Jelaskan bagaimana contoh-contoh ini menggambarkan kompleksitas bagi Amazon dalam menavigasi lanskap hukum, politik, dan budaya yang beragam di seluruh dunia dalam upayanya untuk terus berekspansi secara global." </text:span></text:p>
                      </text:list-item>
                    </text:list>
                  </text:list-item>
                </text:list>
              </text:list-item>
            </text:list>
            <text:p text:style-name="P322"/>
          </text:section>
          <text:section text:style-name="Sect1" text:name="feedback-form-16">
            <text:p text:style-name="P171"/>
          </text:section>
        </text:section>
        <text:section text:style-name="Sect1" text:name="e6d320f74b81e6dd">
          <text:p text:style-name="P1"/>
          <text:section text:style-name="Sect1" text:name="user-query-content-17">
            <text:p text:style-name="P318">Pada Bab 10 Tambahkan prompt pada awal bab untuk mendapatkan pengantar , pada tiap subbab/sub-subab untuk mendapatkan isi dengan pembahasan mendalam </text:p>
          </text:section>
          <text:p text:style-name="P171"><text:soft-page-break/>Tampilkan alur berpikir</text:p>
          <text:section text:style-name="Sect2" text:name="model-response-message-contentr_e6d320f74b81e6dd">
            <text:p text:style-name="P1">Oke, mari kita siapkan prompt untuk bab terakhir mengenai masa depan Amazon, Bab 10, dengan memperhatikan konteks waktu saat ini (April 2025):</text:p>
            <text:p text:style-name="P322"/>
            <text:p text:style-name="P23"><text:span text:style-name="Strong_20_Emphasis"><text:span text:style-name="T1">Bab 10: Masa Depan Amazon - Inovasi Tanpa Batas?</text:span></text:span></text:p>
            <text:list xml:id="list2302997748906305369" text:style-name="L33">
              <text:list-item>
                <text:p text:style-name="P43"><text:span text:style-name="Strong_20_Emphasis"><text:span text:style-name="T1">Prompt untuk Pengantar Bab:</text:span></text:span><text:span text:style-name="T1"> </text:span></text:p>
                <text:p text:style-name="P335">"Tulis paragraf pengantar untuk Bab 10. Setelah menelusuri sejarah, kesuksesan, kegagalan, dan tantangan Amazon hingga saat ini (April 2025), bab terakhir ini akan mengarahkan pandangan ke masa depan. Ajukan pertanyaan: Ke mana arah raksasa teknologi ini selanjutnya? Apakah inovasinya benar-benar tanpa batas? Jelaskan bahwa bab ini akan mengeksplorasi area-area utama di mana Amazon sedang berinvestasi dan bereksperimen untuk pertumbuhan di masa depan: mulai dari potensi transformasional AI Generatif, realisasi pengiriman otonom dengan drone dan robot, ekspansi lebih lanjut ke industri-industri besar seperti kesehatan dan otomotif, hingga evolusi pengalaman ritel itu sendiri. Namun, seimbangkan optimisme inovasi ini dengan pengakuan terhadap tantangan pertumbuhan yang tak terhindarkan dan tekanan regulasi yang terus membayangi. Bingkai bab ini sebagai upaya untuk memahami visi jangka panjang Amazon dan memetakan kemungkinan trajektorinya di tahun-tahun mendatang, berdasarkan tren dan inisiatif yang terlihat saat ini."</text:p>
              </text:list-item>
            </text:list>
            <text:p text:style-name="P322"/>
            <text:list xml:id="list5415927245220642506" text:style-name="L34">
              <text:list-item>
                <text:p text:style-name="P44"><text:span text:style-name="Strong_20_Emphasis"><text:span text:style-name="T1">10.1. Kecerdasan Buatan (AI) Generatif dan Aplikasinya</text:span></text:span></text:p>
                <text:list>
                  <text:list-item>
                    <text:p text:style-name="P44"><text:span text:style-name="Strong_20_Emphasis"><text:span text:style-name="T1">Prompt untuk Pembahasan Mendalam:</text:span></text:span><text:span text:style-name="T1"> </text:span></text:p>
                    <text:p text:style-name="P336">"Bahas secara mendalam posisi, strategi, dan investasi Amazon dalam bidang kecerdasan buatan generatif (Generative AI) yang menjadi fokus utama industri teknologi saat ini (berdasarkan perkembangan hingga April 2025). Jelaskan respons Amazon terhadap tren ini, termasuk pengembangan model AI fondasinya <text:soft-page-break/>sendiri (misalnya, keluarga model Amazon Titan) dan kemitraan strategis utamanya (seperti investasi besar di Anthropic). Uraikan peran sentral AWS dalam memfasilitasi adopsi GenAI oleh bisnis lain melalui platform seperti Amazon Bedrock dan peningkatan kapabilitas SageMaker. Analisis secara konkret potensi penerapan GenAI untuk mentransformasi bisnis Amazon sendiri: bagaimana ia dapat merevolusi pencarian produk dan personalisasi di situs e-commerce, membuat Alexa menjadi asisten yang jauh lebih cerdas dan kontekstual, mengotomatisasi pembuatan konten skala besar, meningkatkan produktivitas developer melalui alat seperti CodeWhisperer, dan lainnya. Bandingkan strategi dan kapabilitas GenAI Amazon dengan para pesaing utamanya (Microsoft/OpenAI, Google)."</text:p>
                  </text:list-item>
                </text:list>
              </text:list-item>
              <text:list-item>
                <text:p text:style-name="P44"><text:span text:style-name="Strong_20_Emphasis"><text:span text:style-name="T1">10.2. Pengiriman Masa Depan: Drone (Prime Air) dan Robot Otonom</text:span></text:span></text:p>
                <text:list>
                  <text:list-item>
                    <text:p text:style-name="P44"><text:span text:style-name="Strong_20_Emphasis"><text:span text:style-name="T1">Prompt untuk Pembahasan Mendalam:</text:span></text:span><text:span text:style-name="T1"> </text:span></text:p>
                    <text:p text:style-name="P336">"Jelaskan secara rinci perkembangan terkini (per April 2025) dari upaya ambisius Amazon dalam mewujudkan pengiriman barang secara otonom. Fokus pada:</text:p>
                    <text:list>
                      <text:list-item>
                        <text:p text:style-name="P427"><text:span text:style-name="Strong_20_Emphasis"><text:span text:style-name="T1">Prime Air (Pengiriman Drone):</text:span></text:span><text:span text:style-name="T1"> Bagaimana status operasional program pengiriman drone Amazon saat ini? Di lokasi mana saja layanan ini telah berjalan, meskipun mungkin dalam skala terbatas? Apa kemajuan signifikan yang telah dicapai dalam mengatasi hambatan regulasi (misalnya, dari FAA di AS), tantangan teknis (keamanan, jangkauan, cuaca), dan penerimaan publik? Kapan target realistis untuk peluncuran skala luas? </text:span></text:p>
                      </text:list-item>
                      <text:list-item>
                        <text:p text:style-name="P386"><text:span text:style-name="Strong_20_Emphasis"><text:span text:style-name="T1">Robot Otonom Darat:</text:span></text:span><text:span text:style-name="T1"> Bagaimana status proyek robot pengiriman trotoar Amazon (misalnya, Amazon Scout – apakah masih aktif, diuji coba, atau telah diubah fokusnya)? Apakah ada </text:span><text:soft-page-break/><text:span text:style-name="T1">perkembangan dalam eksplorasi kendaraan pengiriman darat otonom yang lebih besar, mungkin terkait dengan investasi Amazon di Rivian atau teknologi otonom lainnya? Analisis urgensi strategis dan potensi dampak ekonomi (pengurangan biaya, peningkatan kecepatan) jika Amazon berhasil memecahkan teka-teki pengiriman otonom </text:span><text:span text:style-name="Emphasis"><text:span text:style-name="T1">last-mile</text:span></text:span><text:span text:style-name="T1"> dalam skala besar." </text:span></text:p>
                      </text:list-item>
                    </text:list>
                  </text:list-item>
                </text:list>
              </text:list-item>
              <text:list-item>
                <text:p text:style-name="P44"><text:span text:style-name="Strong_20_Emphasis"><text:span text:style-name="T1">10.3. Ekspansi ke Industri Baru: Kesehatan, Otomotif, Satelit (Project Kuiper)</text:span></text:span></text:p>
                <text:list>
                  <text:list-item>
                    <text:p text:style-name="P44"><text:span text:style-name="Strong_20_Emphasis"><text:span text:style-name="T1">Prompt untuk Pembahasan Mendalam:</text:span></text:span><text:span text:style-name="T1"> </text:span></text:p>
                    <text:p text:style-name="P336">"Bahas secara mendalam ekspansi Amazon yang terus berlanjut ke industri-industri baru yang masif dan seringkali sangat berbeda dari bisnis intinya. Telusuri perkembangan terbaru (hingga 2025) di beberapa area kunci:</text:p>
                    <text:list>
                      <text:list-item>
                        <text:p text:style-name="P427"><text:span text:style-name="Strong_20_Emphasis"><text:span text:style-name="T1">Layanan Kesehatan:</text:span></text:span><text:span text:style-name="T1"> Setelah akuisisi PillPack dan peluncuran Amazon Pharmacy, apa langkah signifikan Amazon selanjutnya di sektor kesehatan? Apakah ada kemajuan dalam penawaran layanan kesehatan primer, penggunaan AI untuk diagnostik, atau pengembangan perangkat kesehatan </text:span><text:span text:style-name="Emphasis"><text:span text:style-name="T1">wearable</text:span></text:span><text:span text:style-name="T1"> (cek status Amazon Halo)? Apa visi jangka panjang yang terlihat? </text:span></text:p>
                      </text:list-item>
                      <text:list-item>
                        <text:p text:style-name="P427"><text:span text:style-name="Strong_20_Emphasis"><text:span text:style-name="T1">Industri Otomotif:</text:span></text:span><text:span text:style-name="T1"> Di luar integrasi Alexa Auto, bagaimana Amazon memperdalam keterlibatannya di industri otomotif? Bagaimana peran AWS dalam mendukung platform mobil terhubung (</text:span><text:span text:style-name="Emphasis"><text:span text:style-name="T1">connected car</text:span></text:span><text:span text:style-name="T1">) dan pengembangan kendaraan otonom oleh pabrikan lain? Bagaimana kelanjutan kemitraan strategis dengan Rivian terkait armada van listrik dan potensi lainnya? </text:span></text:p>
                      </text:list-item>
                      <text:list-item>
                        <text:p text:style-name="P386"><text:span text:style-name="Strong_20_Emphasis"><text:span text:style-name="T1">Internet Satelit (Project Kuiper):</text:span></text:span><text:span text:style-name="T1"> Uraikan </text:span><text:soft-page-break/><text:span text:style-name="T1">status terkini Project Kuiper. Berapa banyak satelit prototipe atau operasional yang telah diluncurkan? Kapan target peluncuran layanan komersialnya? Bagaimana Amazon berencana bersaing dengan Starlink (SpaceX) dan pemain lain di pasar internet satelit? Apa target pasar utamanya (konsumen, bisnis, pemerintah)?" </text:span></text:p>
                      </text:list-item>
                    </text:list>
                  </text:list-item>
                </text:list>
              </text:list-item>
              <text:list-item>
                <text:p text:style-name="P44"><text:span text:style-name="Strong_20_Emphasis"><text:span text:style-name="T1">10.4. Evolusi Ritel: Toko Fisik Tanpa Kasir (Amazon Go), Pengalaman Belanja Baru</text:span></text:span></text:p>
                <text:list>
                  <text:list-item>
                    <text:p text:style-name="P44"><text:span text:style-name="Strong_20_Emphasis"><text:span text:style-name="T1">Prompt untuk Pembahasan Mendalam:</text:span></text:span><text:span text:style-name="T1"> </text:span></text:p>
                    <text:p text:style-name="P336">"Jelaskan visi Amazon untuk masa depan pengalaman berbelanja, baik secara fisik maupun digital, berdasarkan inovasi terkini (hingga April 2025). Fokus pada:</text:p>
                    <text:list>
                      <text:list-item>
                        <text:p text:style-name="P427"><text:span text:style-name="Strong_20_Emphasis"><text:span text:style-name="T1">Inovasi Ritel Fisik:</text:span></text:span><text:span text:style-name="T1"> Bagaimana perkembangan toko Amazon Go dengan teknologi 'Just Walk Out'? Apakah teknologi ini berhasil diterapkan secara luas di format toko Amazon lainnya (seperti Amazon Fresh) atau dilisensikan secara signifikan ke pengecer pihak ketiga? Bagaimana adopsi dan efektivitas inovasi lain seperti kereta belanja pintar (Dash Carts)? Apakah ada format toko fisik baru yang sedang diuji coba? </text:span></text:p>
                      </text:list-item>
                      <text:list-item>
                        <text:p text:style-name="P386"><text:span text:style-name="Strong_20_Emphasis"><text:span text:style-name="T1">Masa Depan E-commerce:</text:span></text:span><text:span text:style-name="T1"> Di luar logistik, inovasi apa yang sedang atau akan dikejar Amazon untuk platform e-commerce-nya? Apakah ada peningkatan signifikan dalam penggunaan </text:span><text:span text:style-name="Emphasis"><text:span text:style-name="T1">Augmented Reality</text:span></text:span><text:span text:style-name="T1"> (AR) untuk visualisasi produk? Adakah tanda-tanda pengembangan pengalaman belanja </text:span><text:span text:style-name="Emphasis"><text:span text:style-name="T1">Virtual Reality</text:span></text:span><text:span text:style-name="T1"> (VR)? Bagaimana Amazon mengintegrasikan tren </text:span><text:span text:style-name="Emphasis"><text:span text:style-name="T1">social commerce</text:span></text:span><text:span text:style-name="T1"> atau </text:span><text:span text:style-name="Emphasis"><text:span text:style-name="T1">live streaming shopping</text:span></text:span><text:span text:style-name="T1">? Bagaimana tingkat personalisasi akan terus ditingkatkan melalui AI?" </text:span></text:p>
                      </text:list-item>
                    </text:list>
                  </text:list-item>
                </text:list>
              </text:list-item>
              <text:list-item>
                <text:p text:style-name="P44"><text:soft-page-break/><text:span text:style-name="Strong_20_Emphasis"><text:span text:style-name="T1">10.5. Tantangan Pertumbuhan di Masa Depan</text:span></text:span></text:p>
                <text:list>
                  <text:list-item>
                    <text:p text:style-name="P44"><text:span text:style-name="Strong_20_Emphasis"><text:span text:style-name="T1">Prompt untuk Pembahasan Mendalam:</text:span></text:span><text:span text:style-name="T1"> </text:span></text:p>
                    <text:p text:style-name="P336">"Sajikan analisis yang berimbang mengenai tantangan-tantangan signifikan yang kemungkinan akan dihadapi Amazon dalam mempertahankan momentum pertumbuhannya yang fenomenal di tahun-tahun mendatang. Diskusikan beberapa hambatan utama yang terlihat saat ini (April 2025):</text:p>
                    <text:list>
                      <text:list-item>
                        <text:p text:style-name="P427"><text:span text:style-name="Strong_20_Emphasis"><text:span text:style-name="T1">Tantangan Skala &amp; Kejenuhan:</text:span></text:span><text:span text:style-name="T1"> Bagaimana 'hukum angka besar' mempengaruhi kemampuan Amazon untuk terus tumbuh secara eksponensial? Apakah pasar-pasar intinya (misalnya, e-commerce di Amerika Utara/Eropa, IaaS dasar AWS) menunjukkan tanda-tanda kejenuhan? </text:span></text:p>
                      </text:list-item>
                      <text:list-item>
                        <text:p text:style-name="P427"><text:span text:style-name="Strong_20_Emphasis"><text:span text:style-name="T1">Meningkatnya Persaingan:</text:span></text:span><text:span text:style-name="T1"> Bagaimana tekanan dari pesaing </text:span><text:span text:style-name="Emphasis"><text:span text:style-name="T1">cloud</text:span></text:span><text:span text:style-name="T1"> yang semakin kuat (Azure, GCP) dan pemain e-commerce global atau regional yang agresif (misalnya, Walmart, Target, Shopify, serta pemain baru seperti Shein/Temu) dapat menggerus pangsa pasar atau margin? </text:span></text:p>
                      </text:list-item>
                      <text:list-item>
                        <text:p text:style-name="P427"><text:span text:style-name="Strong_20_Emphasis"><text:span text:style-name="T1">Hambatan Regulasi:</text:span></text:span><text:span text:style-name="T1"> Bagaimana meningkatnya pengawasan dan potensi tindakan regulasi di bidang antimonopoli, ketenagakerjaan, privasi data, dan isu lingkungan di berbagai negara dapat membatasi ruang gerak atau model bisnis Amazon? </text:span></text:p>
                      </text:list-item>
                      <text:list-item>
                        <text:p text:style-name="P427"><text:span text:style-name="Strong_20_Emphasis"><text:span text:style-name="T1">Menjaga Inovasi &amp; Budaya:</text:span></text:span><text:span text:style-name="T1"> Bagaimana Amazon bisa terus berinovasi secepat di masa lalu sambil mengelola birokrasi yang tak terhindarkan dari ukuran masifnya? Bagaimana mempertahankan budaya 'Day 1' di bawah kepemimpinan baru? </text:span></text:p>
                      </text:list-item>
                      <text:list-item>
                        <text:p text:style-name="P386"><text:span text:style-name="Strong_20_Emphasis"><text:span text:style-name="T1">Risiko Eksternal:</text:span></text:span><text:span text:style-name="T1"> Bagaimana faktor-faktor seperti kondisi ekonomi makro global, </text:span><text:soft-page-break/><text:span text:style-name="T1">ketegangan geopolitik, atau disrupsi rantai pasokan dapat berdampak pada bisnis Amazon yang sangat global?" </text:span></text:p>
                      </text:list-item>
                    </text:list>
                  </text:list-item>
                </text:list>
              </text:list-item>
              <text:list-item>
                <text:p text:style-name="P44"><text:span text:style-name="Strong_20_Emphasis"><text:span text:style-name="T1">10.6. Visi Jangka Panjang: Apa Lagi yang Akan Ditaklukkan Amazon? (Spekulasi Terinformasi)</text:span></text:span></text:p>
                <text:list>
                  <text:list-item>
                    <text:p text:style-name="P44"><text:span text:style-name="Strong_20_Emphasis"><text:span text:style-name="T1">Prompt untuk Pembahasan Mendalam:</text:span></text:span><text:span text:style-name="T1"> </text:span></text:p>
                    <text:p text:style-name="P336">"Akhiri bab ini dengan menawarkan spekulasi yang cerdas dan terinformasi—bukan ramalan liar—mengenai arah jangka panjang Amazon (misalnya, 10-20 tahun ke depan), berdasarkan DNA perusahaan (obsesi pelanggan, bias untuk aksi, fokus jangka panjang), kompetensi intinya (logistik, AI, data, skala), dan inisiatif saat ini. Di luar area yang sudah jelas (AI, Kuiper, dll.), industri atau domain besar mana lagi yang secara logis bisa menjadi target Amazon selanjutnya? Apakah mungkin masuk lebih dalam ke layanan keuangan, pendidikan formal, logistik global B2B skala penuh, energi, atau bidang lain? Jelajahi bagaimana Amazon mungkin terus mencari 'masalah besar' yang dapat dipecahkan dengan pendekatan uniknya. Tutup dengan refleksi singkat tentang potensi tak terbatas versus batasan nyata (regulasi, sosial, etis) yang mungkin dihadapi oleh ambisi Amazon di masa depan."</text:p>
                  </text:list-item>
                </text:list>
              </text:list-item>
            </text:list>
            <text:p text:style-name="P322"/>
          </text:section>
          <text:section text:style-name="Sect1" text:name="feedback-form-17">
            <text:p text:style-name="P171"/>
          </text:section>
        </text:section>
        <text:section text:style-name="Sect1" text:name="98df1f5aeb0903d8">
          <text:p text:style-name="P1"/>
          <text:section text:style-name="Sect1" text:name="user-query-content-18">
            <text:p text:style-name="P318">Pada Penutup , Tambahkan prompt pada subbab mendapatkan isinya </text:p>
          </text:section>
          <text:p text:style-name="P171">Tampilkan alur berpikir</text:p>
          <text:section text:style-name="Sect2" text:name="model-response-message-contentr_98df1f5aeb0903d8">
            <text:p text:style-name="P23"><text:span text:style-name="T1">Tentu, berikut adalah prompt yang bisa Anda gunakan untuk memandu penulisan isi dari setiap subbab di bagian </text:span><text:span text:style-name="Strong_20_Emphasis"><text:span text:style-name="T1">Penutup</text:span></text:span><text:span text:style-name="T1">:</text:span></text:p>
            <text:p text:style-name="P322"/>
            <text:p text:style-name="P23"><text:span text:style-name="Strong_20_Emphasis"><text:span text:style-name="T1">Penutup: Warisan Amazon</text:span></text:span></text:p>
            <text:list xml:id="list3398928942523509549" text:style-name="L35">
              <text:list-item>
                <text:p text:style-name="P45"><text:soft-page-break/><text:span text:style-name="Strong_20_Emphasis"><text:span text:style-name="T1">Subbab: Merangkum Perjalanan Amazon dari Awal hingga Kini</text:span></text:span></text:p>
                <text:list>
                  <text:list-item>
                    <text:p text:style-name="P45"><text:span text:style-name="Strong_20_Emphasis"><text:span text:style-name="T1">Prompt untuk Penulisan:</text:span></text:span><text:span text:style-name="T1"> </text:span></text:p>
                    <text:p text:style-name="P337">"Tulis rangkuman singkat namun komprehensif mengenai keseluruhan perjalanan Amazon yang telah dibahas dalam buku ini. Ingatkan kembali titik-titik penting transformasinya: dari ide awal Jeff Bezos dan peluncuran sebagai toko buku online sederhana di garasi pada pertengahan 90-an, melewati gelembung dot-com, ekspansi menjadi 'toko segalanya' melalui Marketplace dan pengikat loyalitas bernama Prime, revolusi tak terduga dengan AWS yang kini menjadi mesin laba, pengembangan perangkat keras seperti Kindle dan Echo, akuisisi strategis seperti Whole Foods dan MGM, hingga ekspansi ke arena baru seperti kesehatan dan periklanan. Tekankan skala perubahan dan pertumbuhan luar biasa yang telah dicapai perusahaan dari permulaan yang sederhana hingga menjadi salah satu perusahaan paling berpengaruh dan bernilai di dunia pada saat ini (April 2025). Berikan pembaca ringkasan padat dari narasi utama yang telah dipaparkan di bab-bab sebelumnya."</text:p>
                  </text:list-item>
                </text:list>
              </text:list-item>
              <text:list-item>
                <text:p text:style-name="P45"><text:span text:style-name="Strong_20_Emphasis"><text:span text:style-name="T1">Subbab: Menilai Kembali Dampak Amazon pada Ekonomi dan Masyarakat Global</text:span></text:span></text:p>
                <text:list>
                  <text:list-item>
                    <text:p text:style-name="P45"><text:span text:style-name="Strong_20_Emphasis"><text:span text:style-name="T1">Prompt untuk Penulisan:</text:span></text:span><text:span text:style-name="T1"> </text:span></text:p>
                    <text:p text:style-name="P337">"Sajikan penilaian reflektif dan berimbang mengenai dampak luas dan seringkali bersifat ganda (positif dan negatif) yang telah ditimbulkan Amazon pada ekonomi dan masyarakat global hingga saat ini (April 2025). Sintesiskan berbagai pengaruh yang telah dibahas sepanjang buku: bagaimana Amazon secara fundamental mengubah lanskap industri ritel (mempercepat pergeseran ke online, menekan margin), menjadi tulang punggung infrastruktur internet modern melalui AWS (memungkinkan inovasi bagi banyak perusahaan lain), mengubah ekspektasi konsumen <text:soft-page-break/>terhadap kenyamanan dan kecepatan, menciptakan jutaan lapangan kerja (namun sering dikritik kondisi kerjanya), serta menimbulkan pertanyaan serius tentang kekuatan pasar, persaingan yang adil, praktik pajak, dan jejak lingkungan. Evaluasi warisan (legacy) Amazon sejauh ini, dengan mengakui kontribusi inovatifnya sambil tetap kritis terhadap biaya dan kontroversi yang menyertainya. Tawarkan perspektif akhir mengenai signifikansi Amazon dalam membentuk wajah ekonomi digital global."</text:p>
                  </text:list-item>
                </text:list>
              </text:list-item>
              <text:list-item>
                <text:p text:style-name="P45"><text:span text:style-name="Strong_20_Emphasis"><text:span text:style-name="T1">Subbab: Pertanyaan Terbuka tentang Masa Depan Perusahaan dan Pengaruhnya</text:span></text:span></text:p>
                <text:list>
                  <text:list-item>
                    <text:p text:style-name="P45"><text:span text:style-name="Strong_20_Emphasis"><text:span text:style-name="T1">Prompt untuk Penulisan:</text:span></text:span><text:span text:style-name="T1"> </text:span></text:p>
                    <text:p text:style-name="P337">"Akhiri buku dengan mengajukan beberapa pertanyaan kunci yang menggugah pemikiran dan belum terjawab mengenai masa depan Amazon serta pengaruhnya yang berkelanjutan di tahun-tahun mendatang. Berdasarkan potensi inovasi (Bab 10) dan tantangan besar (Bab 9) yang telah dibahas, formulasikan pertanyaan-pertanyaan reflektif seperti: Seberapa jauh lagi Amazon dapat berekspansi sebelum menghadapi batas nyata (baik dari pasar, regulasi, maupun kemampuan internal)? Mampukah Amazon di bawah kepemimpinan baru mempertahankan semangat 'Day 1' dan kelincahan inovatifnya seiring dengan skala yang semakin masif? Bagaimana perusahaan akan menavigasi tekanan yang semakin besar terkait tanggung jawab sosial, etika AI, keberlanjutan lingkungan, dan isu ketenagakerjaan? Akankah upaya regulasi di berbagai negara berhasil membatasi kekuatannya secara signifikan? Apa warisan jangka panjang yang pada akhirnya akan ditinggalkan oleh Amazon bagi peradaban manusia? Biarkan pembaca merenungkan kompleksitas dan ketidakpastian masa depan raksasa ini sebagai penutup."</text:p>
                  </text:list-item>
                </text:list>
              </text:list-item>
            </text:list>
            <text:p text:style-name="P322"><text:soft-page-break/></text:p>
            <text:p text:style-name="P1">Dengan prompt ini, bagian Penutup buku Anda akan merangkum secara efektif, memberikan refleksi yang mendalam, dan meninggalkan pembaca dengan pertanyaan penting untuk dipikirkan lebih lanjut.</text:p>
          </text:section>
          <text:section text:style-name="Sect1" text:name="feedback-form-18">
            <text:p text:style-name="P171"/>
          </text:section>
        </text:section>
        <text:section text:style-name="Sect1" text:name="cbda07d19545b0ab">
          <text:p text:style-name="P1"/>
          <text:section text:style-name="Sect1" text:name="user-query-content-19">
            <text:p text:style-name="P318">Jawablah setiap prompt yang telah anda buat secara bertahap satu persatu dan jangan pindah prompt sebelum saya memerintahkan “YAX” dengan ketentuan sebagai berikut : </text:p>
            <text:p text:style-name="P318">Gaya Bahasa : Sesuai yang telah Anda sarankan sebelumnya , GUNAKAN tips sesuai yang telah anda sarankan sebelumnya untuk menambah bobot jawaban </text:p>
          </text:section>
          <text:p text:style-name="P171">Tampilkan alur berpikir</text:p>
          <text:section text:style-name="Sect2" text:name="model-response-message-contentr_cbda07d19545b0ab">
            <text:p text:style-name="P23"><text:span text:style-name="T1">Baik, saya mengerti. Saya akan menjawab prompt pertama yang telah kita buat, yaitu untuk subbab pertama dari </text:span><text:span text:style-name="Strong_20_Emphasis"><text:span text:style-name="T1">Kata Pengantar</text:span></text:span><text:span text:style-name="T1">. Saya akan menggunakan gaya bahasa dan tips yang telah disarankan untuk memperkaya jawabannya.</text:span></text:p>
            <text:p text:style-name="P322"/>
            <text:p text:style-name="P23"><text:span text:style-name="Strong_20_Emphasis"><text:span text:style-name="T1">Prompt yang Dijawab:</text:span></text:span></text:p>
            <text:list xml:id="list6004038183748000210" text:style-name="L36">
              <text:list-item>
                <text:p text:style-name="P194"><text:span text:style-name="Strong_20_Emphasis"><text:span text:style-name="T1">Subbab Kata Pengantar:</text:span></text:span><text:span text:style-name="T1"> Mengapa Amazon Penting? Dampaknya pada Kehidupan Sehari-hari. </text:span></text:p>
                <text:list>
                  <text:list-item>
                    <text:p text:style-name="P46"><text:span text:style-name="Strong_20_Emphasis"><text:span text:style-name="T1">Prompt:</text:span></text:span><text:span text:style-name="T1"> </text:span></text:p>
                    <text:p text:style-name="P338">"Mulai dengan sebuah paragraf pembuka yang kuat dan menarik perhatian. Gambarkan bagaimana Amazon telah meresap ke dalam berbagai aspek kehidupan modern, mulai dari cara kita berbelanja, bekerja, hingga mencari hiburan. Gunakan contoh nyata atau pertanyaan retoris untuk menyoroti skala pengaruhnya yang luar biasa dan mengapa memahami raksasa ini menjadi relevan bagi siapa saja di era digital saat ini. Tekankan transformasi yang dibawanya ke berbagai industri."</text:p>
                  </text:list-item>
                </text:list>
              </text:list-item>
            </text:list>
            <text:p text:style-name="P322"/>
            <text:p text:style-name="P23"><text:span text:style-name="Strong_20_Emphasis"><text:span text:style-name="T1">Jawaban Prompt:</text:span></text:span></text:p>
            <text:p text:style-name="P1"><text:soft-page-break/>(Paragraf Pembuka - Menarik Perhatian &amp; Dampak Sehari-hari)</text:p>
            <text:p text:style-name="P23"><text:span text:style-name="T1">Pernahkah Anda berhenti sejenak dan menghitung, dalam seminggu terakhir, berapa kali Anda 'menyentuh' Amazon? Mungkin saat Anda memesan barang kebutuhan mendadak yang tiba esok hari, atau ketika Anda mencari film terbaru untuk ditonton malam ini di Prime Video. Mungkin juga tanpa sadar, saat Anda mengakses situs web berita favorit atau aplikasi ojek online, yang infrastruktur teknologinya berjalan di atas layanan </text:span><text:span text:style-name="Emphasis"><text:span text:style-name="T1">cloud</text:span></text:span><text:span text:style-name="T1"> Amazon Web Services (AWS). Sulit dibayangkan, bukan? Dari sebuah garasi sederhana di tahun 1994 yang hanya menjual buku, Amazon telah bertransformasi menjadi sebuah 'sungai' raksasa yang alirannya merasuk ke hampir setiap sudut kehidupan modern kita di tahun 2025 ini.</text:span></text:p>
            <text:p text:style-name="P1">(Menyoroti Skala &amp; Relevansi)</text:p>
            <text:p text:style-name="P1">Amazon bukan lagi sekadar toko online; ia adalah ekosistem global yang mendefinisikan ulang cara kita berbelanja, bekerja, terhibur, dan bahkan berinteraksi dengan teknologi itu sendiri. Kekuatannya tidak hanya mengubah wajah industri ritel, memaksa pemain lama beradaptasi atau tersingkir, tetapi juga merevolusi dunia komputasi awan, menjadi tulang punggung bagi ribuan bisnis lain, dari startup inovatif hingga korporasi multinasional. Skalanya begitu masif, pengaruhnya begitu dalam, sehingga memahami bagaimana raksasa ini beroperasi, bagaimana ia tumbuh, dan ke mana ia akan melangkah selanjutnya, bukan lagi sekadar urusan para pebisnis atau teknolog. Ini adalah cerita tentang kekuatan korporat di era digital, tentang inovasi yang tak kenal henti, tentang ambisi yang seolah tanpa batas, dan tentang dampak nyata—baik positif maupun negatif—yang dirasakan oleh kita semua, setiap hari. Memahami Amazon adalah memahami salah satu kekuatan paling signifikan yang membentuk dunia kita saat ini dan masa depan.</text:p>
            <text:p text:style-name="P322"/>
            <text:p text:style-name="P1">Silakan berikan perintah "YAX" jika Anda ingin saya melanjutkan ke prompt berikutnya (Prompt untuk subbab kedua Kata Pengantar: "Apa yang Akan Dibahas dalam Buku Ini? (Roadmap singkat)").</text:p>
          </text:section>
          <text:section text:style-name="Sect1" text:name="feedback-form-19">
            <text:p text:style-name="P171"/>
          </text:section>
        </text:section>
        <text:section text:style-name="Sect1" text:name="7808b24f5e552e16">
          <text:p text:style-name="P1"/>
          <text:section text:style-name="Sect1" text:name="user-query-content-20">
            <text:p text:style-name="P318">yax </text:p>
          </text:section>
          <text:p text:style-name="P171">Tampilkan alur berpikir</text:p>
          <text:section text:style-name="Sect2" text:name="model-response-message-contentr_7808b24f5e552e16">
            <text:p text:style-name="P1"><text:soft-page-break/>Baik, saya akan melanjutkan ke prompt berikutnya.</text:p>
            <text:p text:style-name="P322"/>
            <text:p text:style-name="P23"><text:span text:style-name="Strong_20_Emphasis"><text:span text:style-name="T1">Prompt yang Dijawab:</text:span></text:span></text:p>
            <text:list xml:id="list6051324169845402591" text:style-name="L37">
              <text:list-item>
                <text:p text:style-name="P195"><text:span text:style-name="Strong_20_Emphasis"><text:span text:style-name="T1">Subbab Kata Pengantar:</text:span></text:span><text:span text:style-name="T1"> Apa yang Akan Dibahas dalam Buku Ini? (Roadmap singkat) </text:span></text:p>
                <text:list>
                  <text:list-item>
                    <text:p text:style-name="P47"><text:span text:style-name="Strong_20_Emphasis"><text:span text:style-name="T1">Prompt:</text:span></text:span><text:span text:style-name="T1"> </text:span></text:p>
                    <text:p text:style-name="P339">"Berikan gambaran singkat mengenai struktur dan isi buku. Jelaskan kepada pembaca perjalanan yang akan mereka ikuti, mulai dari pendirian Amazon di sebuah garasi, pertumbuhannya menjadi raksasa e-commerce, ekspansinya ke cloud computing (AWS), pengembangan perangkat keras, hingga inovasi masa depan dan tantangan yang dihadapinya. Sebutkan secara ringkas tema-tema utama (sejarah, teknologi kunci, kegagalan, dampak, masa depan) yang akan dibahas di setiap bagian utama buku. Yakinkan pembaca bahwa buku ini menyajikan pandangan yang komprehensif namun tetap mudah diakses oleh khalayak umum."</text:p>
                  </text:list-item>
                </text:list>
              </text:list-item>
            </text:list>
            <text:p text:style-name="P322"/>
            <text:p text:style-name="P23"><text:span text:style-name="Strong_20_Emphasis"><text:span text:style-name="T1">Jawaban Prompt:</text:span></text:span></text:p>
            <text:p text:style-name="P1">(Memberikan Gambaran Perjalanan &amp; Struktur)</text:p>
            <text:p text:style-name="P1">Buku yang Anda pegang ini adalah sebuah ekspedisi untuk membedah fenomena bernama Amazon. Kita akan memulai perjalanan ini dari hulunya yang paling sederhana: sebuah garasi di pertengahan tahun 90-an, tempat lahirnya ide 'gila' untuk menjual buku secara online (Bab 1). Dari sana, kita akan mengikuti arusnya yang semakin deras, menyaksikan bagaimana Amazon tidak hanya selamat dari badai dot-com, tetapi juga melebarkan alirannya dengan menjual 'segalanya' melalui Marketplace dan mulai membangun fondasi logistik serta cikal bakal AWS (Bab 2).</text:p>
            <text:p text:style-name="P1">(Menyoroti Bagian Utama &amp; Tema)</text:p>
            <text:p text:style-name="P1">Selanjutnya, kita akan menyelam lebih dalam ke jantung mesin e-commerce Amazon yang dominan: memahami keajaiban program loyalitas Prime dan <text:soft-page-break/>kekuatan penjual pihak ketiga (Bab 3), lalu mengungkap 'raksasa tersembunyi' yang menjadi mesin laba utamanya, yaitu revolusi Amazon Web Services (AWS) yang mengubah wajah infrastruktur teknologi global (Bab 4). Kita juga akan menjelajahi upaya Amazon merambah dunia perangkat keras dengan Kindle dan Echo (Bab 5), serta keberaniannya memasuki arena-arena baru yang penuh tantangan melalui akuisisi strategis seperti Whole Foods dan pengembangan bisnis di bidang hiburan, kesehatan, hingga periklanan (Bab 6).</text:p>
            <text:p text:style-name="P1">(Menyajikan Keseimbangan &amp; Aksesibilitas)</text:p>
            <text:p text:style-name="P1">Namun, kisah Amazon tidak melulu tentang kesuksesan. Buku ini berkomitmen menyajikan gambaran yang utuh dan berimbang. Oleh karena itu, kita juga akan mengupas budaya internalnya yang unik, termasuk Prinsip Kepemimpinan yang terkenal itu, beserta kontroversi yang menyertainya, terutama terkait isu perburuhan (Bab 7). Kita akan melihat lebih dekat teknologi-teknologi kunci yang membuatnya unggul, namun juga tidak ragu untuk mempelajari kegagalan-kegagalan penting seperti Fire Phone, karena di sanalah filosofi eksperimen Amazon terlihat jelas (Bab 8). Kita pun akan menghadapi tantangan dan kritik tajam yang dihadapi Amazon sebagai raksasa global, mulai dari tuduhan monopoli hingga dampak lingkungannya (Bab 9).</text:p>
            <text:p text:style-name="P1">(Menuju Masa Depan &amp; Penutup)</text:p>
            <text:p text:style-name="P1">Akhirnya, kita akan mencoba meneropong ke mana aliran sungai Amazon ini akan bermuara, mengamati inovasi-inovasi masa depan yang sedang dikembangkannya, mulai dari AI generatif hingga pengiriman drone, sambil tetap mempertimbangkan tantangan pertumbuhannya (Bab 10). Ditulis dengan gaya naratif yang mengalir dan bahasa yang mudah diakses oleh siapa saja—baik Anda seorang pengusaha, mahasiswa, penggemar teknologi, atau sekadar konsumen yang penasaran—buku ini bertujuan memberikan pemahaman komprehensif tentang salah satu perusahaan paling penting di abad ke-21. Mari kita mulai perjalanan ini.</text:p>
            <text:p text:style-name="P322"/>
            <text:p text:style-name="P1">Silakan berikan perintah "YAX" jika Anda ingin saya melanjutkan ke prompt berikutnya (Prompt untuk subbab ketiga Kata Pengantar: "Ucapan Terima Kasih (Opsional)").</text:p>
          </text:section>
          <text:section text:style-name="Sect1" text:name="feedback-form-20">
            <text:p text:style-name="P171"/>
          </text:section>
        </text:section>
        <text:section text:style-name="Sect1" text:name="38e926224af70e2e">
          <text:p text:style-name="P1"/>
          <text:section text:style-name="Sect1" text:name="user-query-content-21">
            <text:p text:style-name="P318"><text:soft-page-break/>yax </text:p>
          </text:section>
          <text:p text:style-name="P171">Tampilkan alur berpikir</text:p>
          <text:section text:style-name="Sect2" text:name="model-response-message-contentr_38e926224af70e2e">
            <text:p text:style-name="P1">Baik, saya lanjutkan.</text:p>
            <text:p text:style-name="P322"/>
            <text:p text:style-name="P23"><text:span text:style-name="Strong_20_Emphasis"><text:span text:style-name="T1">Prompt yang Dijawab:</text:span></text:span></text:p>
            <text:list xml:id="list563055404370934943" text:style-name="L38">
              <text:list-item>
                <text:p text:style-name="P196"><text:span text:style-name="Strong_20_Emphasis"><text:span text:style-name="T1">Subbab Kata Pengantar:</text:span></text:span><text:span text:style-name="T1"> Ucapan Terima Kasih (Opsional) </text:span></text:p>
                <text:list>
                  <text:list-item>
                    <text:p text:style-name="P48"><text:span text:style-name="Strong_20_Emphasis"><text:span text:style-name="T1">Prompt:</text:span></text:span><text:span text:style-name="T1"> </text:span></text:p>
                    <text:p text:style-name="P340">"(Opsional) Jika Anda ingin menyertakan bagian ini, tuliskan ucapan terima kasih yang tulus kepada individu, kelompok, atau institusi yang telah memberikan dukungan, bantuan riset, masukan editorial, inspirasi, atau kontribusi lain dalam proses penulisan buku ini. Sebutkan nama dan peran mereka secara singkat jika relevan."</text:p>
                  </text:list-item>
                </text:list>
              </text:list-item>
            </text:list>
            <text:p text:style-name="P322"/>
            <text:p text:style-name="P23"><text:span text:style-name="Strong_20_Emphasis"><text:span text:style-name="T1">Jawaban Prompt:</text:span></text:span></text:p>
            <text:p text:style-name="P1">(Menyatakan Apresiasi - Contoh Umum)</text:p>
            <text:p text:style-name="P1">Sebuah buku, terutama yang mencoba merangkum kisah sebesar Amazon, jarang sekali merupakan hasil kerja seorang diri. Meskipun tanggung jawab akhir atas isi buku ini sepenuhnya ada pada saya, penyelesaiannya tidak akan mungkin terwujud tanpa dukungan, masukan, dan bantuan dari berbagai pihak.</text:p>
            <text:p text:style-name="P1">(Contoh Pihak yang Diberi Ucapan Terima Kasih)</text:p>
            <text:p text:style-name="P1">Saya ingin mengucapkan terima kasih yang sebesar-besarnya kepada [Nama Editor atau Tim Editorial, jika ada] atas kesabaran, ketelitian, dan saran-saran konstruktif yang telah membantu mempertajam argumen dan menjernihkan penyampaian dalam naskah ini. Diskusi mendalam dengan [Nama Pakar Industri/Akademisi, jika ada] memberikan perspektif berharga mengenai [Sebutkan Topik Spesifik, misal: dinamika AWS atau dampak ritel]. Saya juga berterima kasih kepada [Nama Pustakawan/Lembaga Riset, jika ada] yang telah membantu akses ke sumber-sumber informasi penting.</text:p>
            <text:p text:style-name="P1">Beberapa [Mantan Karyawan/Narasumber Lain, jika ada wawancara] berkenan berbagi pengalaman dan wawasan mereka (meskipun beberapa memilih untuk <text:soft-page-break/>tetap anonim), dan kontribusi mereka sangat memperkaya pemahaman saya tentang nuansa internal perusahaan.</text:p>
            <text:p text:style-name="P1">(Dukungan Personal)</text:p>
            <text:p text:style-name="P1">Di luar dukungan profesional, dorongan semangat dari keluarga dan sahabat [Sebutkan secara umum atau nama spesifik jika diinginkan] merupakan jangkar yang tak ternilai selama pasang surut proses penulisan yang panjang ini. Kesabaran dan pengertian mereka memberikan ruang yang saya butuhkan untuk fokus dan menyelesaikan karya ini.</text:p>
            <text:p text:style-name="P1">Kepada semua yang telah berkontribusi, baik secara langsung maupun tidak langsung, saya haturkan terima kasih yang tulus.</text:p>
            <text:p text:style-name="P23"><text:span text:style-name="Emphasis"><text:span text:style-name="T1">(Catatan: Ini adalah contoh kerangka ucapan terima kasih. Penulis sebenarnya perlu mengisi bagian ini dengan nama dan kontribusi spesifik yang relevan dengan proses penulisan bukunya).</text:span></text:span></text:p>
            <text:p text:style-name="P322"/>
            <text:p text:style-name="P1">Silakan berikan perintah "YAX" jika Anda ingin saya melanjutkan ke prompt berikutnya (Prompt untuk Pengantar Bab 1).</text:p>
          </text:section>
          <text:section text:style-name="Sect1" text:name="feedback-form-21">
            <text:p text:style-name="P171"/>
          </text:section>
        </text:section>
        <text:section text:style-name="Sect1" text:name="9ba2ed3526883a09">
          <text:p text:style-name="P1"/>
          <text:section text:style-name="Sect1" text:name="user-query-content-22">
            <text:p text:style-name="P318">yax </text:p>
          </text:section>
          <text:p text:style-name="P171">Tampilkan alur berpikir</text:p>
          <text:section text:style-name="Sect2" text:name="model-response-message-contentr_9ba2ed3526883a09">
            <text:p text:style-name="P1">Baik, kita masuk ke Bab 1.</text:p>
            <text:p text:style-name="P322"/>
            <text:p text:style-name="P23"><text:span text:style-name="Strong_20_Emphasis"><text:span text:style-name="T1">Prompt yang Dijawab:</text:span></text:span></text:p>
            <text:list xml:id="list9121711853830254590" text:style-name="L39">
              <text:list-item>
                <text:p text:style-name="P197"><text:span text:style-name="Strong_20_Emphasis"><text:span text:style-name="T1">Pengantar Bab 1:</text:span></text:span><text:span text:style-name="T1"> Awal Mula Sebuah Sungai - Ide dan Kelahiran (1994-1999) </text:span></text:p>
                <text:list>
                  <text:list-item>
                    <text:p text:style-name="P49"><text:span text:style-name="Strong_20_Emphasis"><text:span text:style-name="T1">Prompt:</text:span></text:span><text:span text:style-name="T1"> </text:span></text:p>
                    <text:p text:style-name="P341">"Tulis paragraf pengantar untuk Bab 1. Ciptakan suasana pertengahan tahun 1990-an, era awal internet komersial yang penuh optimisme namun juga ketidakpastian. Perkenalkan secara singkat sosok Jeff Bezos sebagai tokoh sentral bab ini dan ide 'gila'-nya untuk menjual buku secara online. Bangun kontras <text:soft-page-break/>antara permulaan yang sangat sederhana (garasi) dengan apa yang akan menjadi Amazon di kemudian hari. Timbulkan rasa ingin tahu pembaca tentang bagaimana sebuah ide radikal ini bisa lahir dan bertumbuh di tengah lanskap teknologi yang baru berkembang."</text:p>
                  </text:list-item>
                </text:list>
              </text:list-item>
            </text:list>
            <text:p text:style-name="P322"/>
            <text:p text:style-name="P23"><text:span text:style-name="Strong_20_Emphasis"><text:span text:style-name="T1">Jawaban Prompt:</text:span></text:span></text:p>
            <text:p text:style-name="P23"><text:span text:style-name="T1">Bayangkan pertengahan dekade 1990-an. Dunia sedang berada di ambang revolusi digital. Internet, yang tadinya hanya domain akademisi dan militer, mulai membuka gerbangnya untuk umum. Suara modem </text:span><text:span text:style-name="Emphasis"><text:span text:style-name="T1">dial-up</text:span></text:span><text:span text:style-name="T1"> yang berisik adalah musik latar era itu, penuh dengan janji konektivitas global namun juga diselimuti kabut ketidakpastian. Di tengah eforia dan keraguan inilah, seorang pria berusia tiga puluh tahun bernama Jeff Bezos, dengan karir cemerlang di Wall Street, melihat sebuah angka yang membuatnya terpaku: statistik pertumbuhan penggunaan internet sebesar 2.300% per tahun. Angka itu memicu sebuah ide yang, pada masanya, terdengar hampir absurd: membangun toko buku terbesar di dunia, bukan di jalanan kota metropolitan, melainkan di ruang hampa dunia maya.</text:span></text:p>
            <text:p text:style-name="P1">Bab ini akan membawa kita kembali ke titik nol itu. Kita akan berkenalan lebih dekat dengan sosok Bezos, seorang analis keuangan yang memutuskan untuk mempertaruhkan segalanya demi sebuah visi. Kita akan menelusuri perjalanan ikoniknya melintasi Amerika, meninggalkan kemapanan New York menuju sebuah garasi sederhana di Seattle, tempat cikal bakal sebuah raksasa global mulai dirakit. Bagaimana mungkin sebuah toko buku online, ide yang lahir di tengah keterbatasan teknologi dan skeptisisme pasar saat itu, bisa menjadi langkah pertama menuju kerajaan bisnis bernilai triliunan dolar yang kita kenal hari ini (April 2025)? Mari kita ungkap kisah awal mula sungai Amazon ini, dari percikan ide hingga tetesan pertamanya yang mulai mengalir deras di dunia maya.</text:p>
            <text:p text:style-name="P322"/>
            <text:p text:style-name="P1">Silakan berikan perintah "YAX" jika Anda ingin saya melanjutkan ke prompt berikutnya (Prompt untuk Subbab 1.1: "Si Jenius di Balik Layar: Siapa Jeff Bezos?").</text:p>
          </text:section>
          <text:section text:style-name="Sect1" text:name="feedback-form-22">
            <text:p text:style-name="P171"><text:soft-page-break/></text:p>
          </text:section>
        </text:section>
        <text:section text:style-name="Sect1" text:name="2431cbc2c33a2555">
          <text:p text:style-name="P1"/>
          <text:section text:style-name="Sect1" text:name="user-query-content-23">
            <text:p text:style-name="P318">yax </text:p>
          </text:section>
          <text:p text:style-name="P171">Tampilkan alur berpikir</text:p>
          <text:section text:style-name="Sect2" text:name="model-response-message-contentr_2431cbc2c33a2555">
            <text:p text:style-name="P1">Baik, kita lanjutkan ke subbab pertama dari Bab 1.</text:p>
            <text:p text:style-name="P322"/>
            <text:p text:style-name="P23"><text:span text:style-name="Strong_20_Emphasis"><text:span text:style-name="T1">Prompt yang Dijawab:</text:span></text:span></text:p>
            <text:list xml:id="list3490990964103773577" text:style-name="L40">
              <text:list-item>
                <text:p text:style-name="P198"><text:span text:style-name="Strong_20_Emphasis"><text:span text:style-name="T1">Subbab 1.1:</text:span></text:span><text:span text:style-name="T1"> Si Jenius di Balik Layar: Siapa Jeff Bezos? </text:span></text:p>
                <text:list>
                  <text:list-item>
                    <text:p text:style-name="P50"><text:span text:style-name="Strong_20_Emphasis"><text:span text:style-name="T1">Prompt:</text:span></text:span><text:span text:style-name="T1"> </text:span></text:p>
                    <text:p text:style-name="P342">"Bahas secara mendalam latar belakang Jeff Bezos sebelum mendirikan Amazon. Gali informasi tentang masa kecil dan pendidikannya (terutama di Princeton dan pengaruhnya), karir awalnya yang sukses di Wall Street (khususnya perannya di D.E. Shaw), dan bagaimana pengalaman ini membentuk pemikiran analitis dan strategisnya. Jelajahi sifat-sifat kepribadian kunci yang relevan (misalnya, fokus jangka panjang, pengambilan risiko yang diperhitungkan, obsesi pada data). Analisis faktor-faktor apa saja yang kemungkinan mendorongnya meninggalkan karir yang mapan untuk mengejar ide bisnis online yang belum teruji."</text:p>
                  </text:list-item>
                </text:list>
              </text:list-item>
            </text:list>
            <text:p text:style-name="P322"/>
            <text:p text:style-name="P23"><text:span text:style-name="Strong_20_Emphasis"><text:span text:style-name="T1">Jawaban Prompt:</text:span></text:span></text:p>
            <text:p text:style-name="P1">(Latar Belakang Awal dan Pendidikan)</text:p>
            <text:p text:style-name="P23"><text:span text:style-name="T1">Sebelum namanya identik dengan paket cokelat tersenyum dan revolusi e-commerce, Jeffrey Preston Jorgensen (yang kemudian dikenal sebagai Jeff Bezos setelah diadopsi ayah tirinya, Miguel Bezos) menunjukkan tanda-tanda kecerdasan dan ketekunan sejak dini. Masa kecilnya diwarnai rasa ingin tahu teknis—konon ia pernah mencoba membongkar tempat tidurnya sendiri dengan obeng saat balita. Musim panas yang dihabiskan di peternakan kakeknya di Texas menanamkan etos kerja keras dan kemampuan memecahkan masalah secara mandiri. Kecemerlangan akademis membawanya ke Universitas Princeton, tempat ia awalnya mendalami fisika sebelum beralih ke ilmu </text:span><text:soft-page-break/><text:span text:style-name="T1">komputer dan teknik elektro, lulus dengan predikat </text:span><text:span text:style-name="Emphasis"><text:span text:style-name="T1">summa cum laude</text:span></text:span><text:span text:style-name="T1">. Pilihan ini—berada di persimpangan antara sains fundamental dan aplikasi teknologi—menjadi fondasi penting bagi kemampuannya melihat potensi transformatif internet di kemudian hari.</text:span></text:p>
            <text:p text:style-name="P1">(Karir di Wall Street dan Pengaruh D.E. Shaw)</text:p>
            <text:p text:style-name="P23"><text:span text:style-name="T1">Lulus dari Princeton, Bezos menolak tawaran dari perusahaan teknologi ternama seperti Intel dan Bell Labs, memilih terjun ke dunia keuangan Wall Street yang dinamis. Ia bekerja di beberapa perusahaan sebelum mendarat di D.E. Shaw &amp; Co., sebuah </text:span><text:span text:style-name="Emphasis"><text:span text:style-name="T1">hedge fund</text:span></text:span><text:span text:style-name="T1"> (dana lindung nilai) kuantitatif yang terkenal inovatif dan sangat selektif dalam merekrut talenta. Di D.E. Shaw, Bezos naik pangkat dengan cepat, menjadi Wakil Presiden Senior termuda di perusahaan itu pada usia 30 tahun. Peran ini sangat krusial. Ia tidak hanya mengasah kemampuan analisis kuantitatif dan pemikiran strategisnya, tetapi juga ditugaskan secara khusus untuk mencari peluang bisnis baru yang dimungkinkan oleh ledakan internet yang baru mulai terasa. Di sinilah ia terpapar langsung pada data pertumbuhan internet yang fenomenal itu. Lingkungan D.E. Shaw yang sangat intelektual dan berorientasi pada data semakin memperkuat sifat alami Bezos yang analitis dan obsesif terhadap angka.</text:span></text:p>
            <text:p text:style-name="P1">(Kepribadian Kunci dan Keputusan Besar)</text:p>
            <text:p text:style-name="P23"><text:span text:style-name="T1">Beberapa sifat kunci Bezos tampak jelas bahkan sebelum Amazon berdiri. Pertama, </text:span><text:span text:style-name="Strong_20_Emphasis"><text:span text:style-name="T1">fokus jangka panjang</text:span></text:span><text:span text:style-name="T1">. Keputusannya meninggalkan D.E. Shaw sering dikaitkan dengan apa yang ia sebut "Kerangka Minimalisasi Penyesalan" (</text:span><text:span text:style-name="Emphasis"><text:span text:style-name="T1">Regret Minimization Framework</text:span></text:span><text:span text:style-name="T1">). Ia membayangkan dirinya di usia 80 tahun, menoleh ke belakang, dan bertanya: akankah ia lebih menyesal jika mencoba peruntungan di internet dan gagal, atau jika ia tidak pernah mencoba sama sekali? Jawabannya jelas: penyesalan terbesar adalah tidak mencoba. Kedua, </text:span><text:span text:style-name="Strong_20_Emphasis"><text:span text:style-name="T1">pengambilan risiko yang diperhitungkan</text:span></text:span><text:span text:style-name="T1">. Meski tampak nekat, keputusannya didasarkan pada analisis data pertumbuhan internet dan riset pasar yang (menurutnya) menunjukkan peluang asimetris—potensi keuntungan jauh lebih besar daripada risiko kerugian. Ketiga, </text:span><text:span text:style-name="Strong_20_Emphasis"><text:span text:style-name="T1">obsesi pada data dan analisis</text:span></text:span><text:span text:style-name="T1">. Keputusan memilih buku sebagai produk pertama bukanlah kebetulan, melainkan hasil analisis sistematis terhadap berbagai kategori produk.</text:span></text:p>
            <text:p text:style-name="P1">Kombinasi antara latar belakang pendidikan teknis yang kuat, pengalaman di lingkungan finansial berteknologi tinggi yang kompetitif, sifat analitis yang <text:soft-page-break/>tajam, dan keberanian mengambil risiko yang terkalkulasi berdasarkan visi jangka panjang inilah yang mendorong Jeff Bezos meninggalkan kenyamanan dan prestise Wall Street pada tahun 1994. Ia melihat sebuah gelombang pasang bernama internet datang, dan ia memutuskan untuk membangun sebuah 'kapal'—yang awalnya hanya berupa rakit kecil bernama toko buku online—untuk mengarunginya.</text:p>
            <text:p text:style-name="P322"/>
            <text:p text:style-name="P1">Silakan berikan perintah "YAX" jika Anda ingin saya melanjutkan ke prompt berikutnya (Prompt untuk Subbab 1.2: "Momen 'Aha!': Mengapa Toko Buku Online?").</text:p>
          </text:section>
          <text:section text:style-name="Sect1" text:name="feedback-form-23">
            <text:p text:style-name="P171"/>
          </text:section>
        </text:section>
        <text:section text:style-name="Sect1" text:name="70e4775e210c4d40">
          <text:p text:style-name="P1"/>
          <text:section text:style-name="Sect1" text:name="user-query-content-24">
            <text:p text:style-name="P318">yax </text:p>
          </text:section>
          <text:p text:style-name="P171">Tampilkan alur berpikir</text:p>
          <text:section text:style-name="Sect2" text:name="model-response-message-contentr_70e4775e210c4d40">
            <text:p text:style-name="P1">Baik, saya lanjutkan ke subbab berikutnya.</text:p>
            <text:p text:style-name="P322"/>
            <text:p text:style-name="P23"><text:span text:style-name="Strong_20_Emphasis"><text:span text:style-name="T1">Prompt yang Dijawab:</text:span></text:span></text:p>
            <text:list xml:id="list844012325885424312" text:style-name="L41">
              <text:list-item>
                <text:p text:style-name="P199"><text:span text:style-name="Strong_20_Emphasis"><text:span text:style-name="T1">Subbab 1.2:</text:span></text:span><text:span text:style-name="T1"> Momen "Aha!": Mengapa Toko Buku Online? </text:span></text:p>
                <text:list>
                  <text:list-item>
                    <text:p text:style-name="P51"><text:span text:style-name="Strong_20_Emphasis"><text:span text:style-name="T1">Prompt:</text:span></text:span><text:span text:style-name="T1"> </text:span></text:p>
                    <text:p text:style-name="P343">"Jelaskan secara rinci momen 'pencerahan' Jeff Bezos yang membawanya pada ide toko buku online. Uraikan proses risetnya, termasuk penemuannya tentang statistik pertumbuhan internet sebesar 2300% per tahun. Detailkan kriteria yang ia gunakan untuk memilih produk pertama yang ideal dijual secara online (jumlah judul yang besar, tidak adanya katalog fisik yang komprehensif, dll.) dan mengapa buku memenuhi kriteria tersebut dibandingkan produk lain yang ia pertimbangkan. Ceritakan kembali kisah perjalanannya melintasi Amerika sambil menyusun rencana bisnis awal."</text:p>
                  </text:list-item>
                </text:list>
              </text:list-item>
            </text:list>
            <text:p text:style-name="P322"/>
            <text:p text:style-name="P23"><text:soft-page-break/><text:span text:style-name="Strong_20_Emphasis"><text:span text:style-name="T1">Jawaban Prompt:</text:span></text:span></text:p>
            <text:p text:style-name="P1">(Pemicu: Statistik Pertumbuhan Internet)</text:p>
            <text:p text:style-name="P23"><text:span text:style-name="T1">Momen 'pencerahan' Jeff Bezos bukanlah sebuah ilham yang turun dari langit, melainkan hasil dari proses analisis yang metodis, dipicu oleh satu data statistik yang mengejutkan. Saat bekerja di D.E. Shaw pada musim semi 1994, tugasnya adalah mencari peluang investasi di ranah internet yang baru berkembang. Ia menemukan sebuah laporan yang menyatakan bahwa penggunaan World Wide Web tumbuh sekitar 2.300% per tahun. Angka ini, yang menunjukkan pertumbuhan eksponensial yang luar biasa, menyalakan alarm di benaknya. Ia menyadari bahwa di balik angka tersebut tersembunyi potensi bisnis raksasa yang belum pernah ada sebelumnya. Pertanyaannya bukan lagi </text:span><text:span text:style-name="Emphasis"><text:span text:style-name="T1">apakah</text:span></text:span><text:span text:style-name="T1"> internet akan mengubah dunia, melainkan </text:span><text:span text:style-name="Emphasis"><text:span text:style-name="T1">bagaimana</text:span></text:span><text:span text:style-name="T1"> dan </text:span><text:span text:style-name="Emphasis"><text:span text:style-name="T1">siapa</text:span></text:span><text:span text:style-name="T1"> yang akan memanfaatkannya terlebih dahulu.</text:span></text:p>
            <text:p text:style-name="P1">(Proses Seleksi Produk yang Metodis)</text:p>
            <text:p text:style-name="P1">Bezos tidak langsung melompat ke ide toko buku. Dengan pemikiran analitisnya, ia mulai menyusun daftar produk yang mungkin bisa dijual secara efektif secara online. Konon, daftar awalnya mencakup sekitar 20 kategori produk, mulai dari perangkat lunak komputer, CD musik, hingga pakaian. Kemudian, ia menetapkan serangkaian kriteria untuk menyaring daftar tersebut dan menemukan produk 'pembunuh' pertama yang paling ideal untuk memulai bisnis e-commerce:</text:p>
            <text:list xml:id="list8719751356531266623" text:style-name="L42">
              <text:list-item>
                <text:p text:style-name="P200"><text:span text:style-name="Strong_20_Emphasis"><text:span text:style-name="T1">Permintaan Global yang Sudah Ada:</text:span></text:span><text:span text:style-name="T1"> Produk tersebut harus sudah memiliki pasar yang mapan di dunia offline. </text:span></text:p>
              </text:list-item>
              <text:list-item>
                <text:p text:style-name="P200"><text:span text:style-name="Strong_20_Emphasis"><text:span text:style-name="T1">Jumlah Item yang Sangat Besar (Seleksi Luas):</text:span></text:span><text:span text:style-name="T1"> Idealnya, produk tersebut memiliki variasi yang sangat banyak sehingga toko fisik tidak mungkin menampung semuanya. Ini akan menjadi keunggulan kompetitif utama toko online. </text:span></text:p>
              </text:list-item>
              <text:list-item>
                <text:p text:style-name="P200"><text:span text:style-name="Strong_20_Emphasis"><text:span text:style-name="T1">Tidak Memerlukan Sentuhan Fisik:</text:span></text:span><text:span text:style-name="T1"> Pelanggan harus merasa nyaman membeli produk tersebut tanpa melihat atau menyentuhnya secara langsung. </text:span></text:p>
              </text:list-item>
              <text:list-item>
                <text:p text:style-name="P200"><text:span text:style-name="Strong_20_Emphasis"><text:span text:style-name="T1">Harga Relatif Rendah:</text:span></text:span><text:span text:style-name="T1"> Untuk mendorong adopsi awal dan mengurangi risiko bagi pembeli online pertama kali. </text:span></text:p>
              </text:list-item>
              <text:list-item>
                <text:p text:style-name="P52"><text:span text:style-name="Strong_20_Emphasis"><text:span text:style-name="T1">Kemudahan Pengiriman:</text:span></text:span><text:span text:style-name="T1"> Produk harus relatif mudah untuk dikemas dan dikirim. </text:span></text:p>
              </text:list-item>
            </text:list>
            <text:p text:style-name="P1">(Mengapa Buku Menjadi Pilihan Utama)</text:p>
            <text:p text:style-name="P1"><text:soft-page-break/>Setelah melalui proses eliminasi berdasarkan kriteria tersebut, buku muncul sebagai pemenang yang jelas. Mengapa? Pertama, jumlah judul buku yang tersedia di dunia sangat masif (jutaan), jauh melampaui kapasitas toko buku fisik terbesar sekalipun. Kedua, tidak ada katalog cetak komprehensif yang mencantumkan semua buku yang tersedia. Ketiga, orang sudah terbiasa membeli buku berdasarkan judul, penulis, atau genre tanpa perlu memegangnya terlebih dahulu. Keempat, buku relatif murah dan mudah dikirim. CD musik adalah pesaing kuat, namun jumlah judulnya lebih sedikit dibandingkan buku. Produk lain seperti pakaian jelas membutuhkan pengalaman fisik. Jadi, keputusan memilih buku bukanlah karena Bezos seorang kutu buku, melainkan karena buku secara sempurna memenuhi kriteria analitisnya sebagai 'irisan' pertama untuk memasuki dunia e-commerce.</text:p>
            <text:p text:style-name="P1">(Perjalanan Lintas Amerika dan Rencana Bisnis)</text:p>
            <text:p text:style-name="P1">Setelah meyakinkan istrinya saat itu, MacKenzie, dan mendapatkan restu (meskipun dengan keraguan) dari bosnya di D.E. Shaw, Bezos mengambil langkah berani: berhenti dari pekerjaannya. Momen ikonik berikutnya adalah perjalanan mereka melintasi Amerika Serikat dari New York menuju Seattle (kota yang dipilih karena dekat dengan distributor buku besar Ingram dan kumpulan talenta teknologi). Selama perjalanan darat inilah, dengan MacKenzie menyetir, Bezos mulai mengetik rencana bisnis awal untuk perusahaan yang kelak bernama Amazon di laptopnya. Perjalanan ini bukan sekadar perpindahan fisik, tetapi juga sebuah proses kristalisasi visi—mengubah data statistik dan analisis produk menjadi kerangka kerja nyata untuk sebuah perusahaan yang akan mengubah dunia.</text:p>
            <text:p text:style-name="P322"/>
            <text:p text:style-name="P1">Silakan berikan perintah "YAX" jika Anda ingin saya melanjutkan ke prompt berikutnya (Prompt untuk Subbab 1.3: "Dari Garasi ke Dunia Maya: Peluncuran Amazon.com").</text:p>
          </text:section>
          <text:section text:style-name="Sect1" text:name="feedback-form-24">
            <text:p text:style-name="P171"/>
          </text:section>
        </text:section>
        <text:section text:style-name="Sect1" text:name="d411d5903a19f181">
          <text:p text:style-name="P1"/>
          <text:section text:style-name="Sect1" text:name="user-query-content-25">
            <text:p text:style-name="P318">yax </text:p>
          </text:section>
          <text:p text:style-name="P171">Tampilkan alur berpikir</text:p>
          <text:section text:style-name="Sect2" text:name="model-response-message-contentr_d411d5903a19f181">
            <text:p text:style-name="P1">Baik, saya lanjutkan ke proses pendirian Amazon.</text:p>
            <text:p text:style-name="P322"/>
            <text:p text:style-name="P23"><text:soft-page-break/><text:span text:style-name="Strong_20_Emphasis"><text:span text:style-name="T1">Prompt yang Dijawab:</text:span></text:span></text:p>
            <text:list xml:id="list9046455541579851178" text:style-name="L43">
              <text:list-item>
                <text:p text:style-name="P201"><text:span text:style-name="Strong_20_Emphasis"><text:span text:style-name="T1">Subbab 1.3:</text:span></text:span><text:span text:style-name="T1"> Dari Garasi ke Dunia Maya: Peluncuran Amazon.com </text:span></text:p>
                <text:list>
                  <text:list-item>
                    <text:p text:style-name="P53"><text:span text:style-name="Strong_20_Emphasis"><text:span text:style-name="T1">Prompt:</text:span></text:span><text:span text:style-name="T1"> </text:span></text:p>
                    <text:p text:style-name="P344">"Ceritakan secara mendalam proses pendirian fisik dan teknis Amazon.com. Deskripsikan kepindahan Bezos ke Seattle, pemilihan lokasi awal di garasi rumah sewaan, proses perekrutan karyawan-karyawan pertama (seperti peran krusial Shel Kaphan sebagai CTO pertama). Jelaskan tantangan dalam membangun infrastruktur teknologi awal (website, database) dengan sumber daya terbatas. Uraikan bagaimana pendanaan awal diperoleh (dari keluarga dan teman). Gambarkan suasana kerja startup yang serba terbatas namun penuh semangat, hingga momen peluncuran resmi website pada Juli 1995 dan respons awal yang mengejutkan."</text:p>
                  </text:list-item>
                </text:list>
              </text:list-item>
            </text:list>
            <text:p text:style-name="P322"/>
            <text:p text:style-name="P23"><text:span text:style-name="Strong_20_Emphasis"><text:span text:style-name="T1">Jawaban Prompt:</text:span></text:span></text:p>
            <text:p text:style-name="P1">(Pindah ke Seattle dan Setup Awal yang Sederhana)</text:p>
            <text:p text:style-name="P23"><text:span text:style-name="T1">Musim panas 1994, Jeff dan MacKenzie Bezos tiba di Bellevue, pinggiran kota Seattle, Washington. Pilihan lokasi ini strategis: dekat dengan pusat distribusi buku besar milik Ingram Content Group dan memiliki akses ke sumber daya talenta teknologi yang melimpah (berkat kehadiran Microsoft dan Universitas Washington). Markas pertama Amazon? Bukan gedung perkantoran megah, melainkan sebuah garasi rumah sewaan mereka di 28th Avenue NE. Suasana awalnya benar-benar definisi </text:span><text:span text:style-name="Emphasis"><text:span text:style-name="T1">startup</text:span></text:span><text:span text:style-name="T1"> klasik: serba terbatas dan improvisasi. Meja kerja pertama para karyawan, termasuk Bezos sendiri, terkenal dibuat dari pintu kayu murah yang dibeli dari toko perangkat keras Home Depot, dengan kaki-kaki kayu dipasang di bawahnya—simbol awal dari prinsip </text:span><text:span text:style-name="Emphasis"><text:span text:style-name="T1">frugality</text:span></text:span><text:span text:style-name="T1"> (hemat) yang kelak menjadi bagian DNA Amazon.</text:span></text:p>
            <text:p text:style-name="P1">(Merekrut Tim Inti dan Tantangan Teknis)</text:p>
            <text:p text:style-name="P1">Bezos tahu ia tidak bisa membangun visinya sendirian. Tugas pertamanya adalah merekrut tim inti yang mau mengambil risiko bersamanya. Salah satu rekrutan paling krusial adalah Shel Kaphan, seorang programmer veteran <text:soft-page-break/>berpengalaman yang berhasil diyakinkan Bezos (meskipun awalnya skeptis) untuk menjadi Chief Technology Officer (CTO) pertama dan karyawan pertama Amazon. Kaphan, bersama beberapa programmer awal lainnya, menghadapi tantangan teknis yang luar biasa: membangun dari nol sebuah situs web e-commerce yang fungsional, mampu menampilkan katalog jutaan buku, memproses pesanan, dan mengelola data pelanggan, semuanya dengan anggaran dan waktu yang sangat terbatas, menggunakan teknologi server dan database yang relatif primitif dibandingkan standar sekarang. Mereka bekerja berjam-jam di garasi yang dingin itu, dikelilingi kabel-kabel dan server yang berdengung.</text:p>
            <text:p text:style-name="P1">(Pendanaan Awal dan Suasana Kerja)</text:p>
            <text:p text:style-name="P23"><text:span text:style-name="T1">Modal awal untuk memulai operasi ini tidak datang dari investor ventura besar, melainkan dari kantong pribadi Bezos dan, yang lebih penting, dari investasi 'keluarga dan teman' (</text:span><text:span text:style-name="Emphasis"><text:span text:style-name="T1">friends and family round</text:span></text:span><text:span text:style-name="T1">). Orang tua Bezos menginvestasikan sebagian besar tabungan pensiun mereka—sebuah pertaruhan besar berdasarkan keyakinan pada putra mereka dan visinya. Suasana kerja di garasi itu digambarkan penuh energi, semangat pionir, dan sedikit kekacauan terorganisir. Ada bel yang dipasang di kantor yang akan berbunyi setiap kali ada pesanan masuk—sebuah pengingat konstan akan pertumbuhan awal mereka. Konon, di minggu-minggu pertama setelah peluncuran, bel itu berbunyi begitu sering sehingga akhirnya harus dimatikan.</text:span></text:p>
            <text:p text:style-name="P1">(Peluncuran dan Respons Awal)</text:p>
            <text:p text:style-name="P1">Setelah berbulan-bulan kerja keras membangun infrastruktur teknis dan menjalin hubungan dengan distributor, Amazon.com akhirnya resmi diluncurkan ke publik pada 16 Juli 1995. Tanpa kampanye pemasaran besar-besaran, berita tentang toko buku online baru ini menyebar cepat melalui komunitas pengguna internet awal. Responsnya sungguh di luar dugaan. Dalam 30 hari pertama, Amazon sudah berhasil menjual buku ke pelanggan di seluruh 50 negara bagian AS dan 45 negara lainnya di seluruh dunia—semuanya dioperasikan dari garasi kecil itu. Lonjakan pesanan awal ini, meskipun menggembirakan, juga langsung menghadirkan tantangan baru: bagaimana memenuhi semua pesanan ini secara efisien? Namun, satu hal sudah jelas: percikan ide Bezos telah menyala menjadi api, dan dunia mulai memperhatikan.</text:p>
            <text:p text:style-name="P322"/>
            <text:p text:style-name="P1">Silakan berikan perintah "YAX" jika Anda ingin saya melanjutkan ke prompt <text:soft-page-break/>berikutnya (Prompt untuk Subbab 1.4: "Filosofi 'Get Big Fast': Pertumbuhan Awal dan Tantangan").</text:p>
          </text:section>
          <text:section text:style-name="Sect1" text:name="feedback-form-25">
            <text:p text:style-name="P171"/>
          </text:section>
        </text:section>
        <text:section text:style-name="Sect1" text:name="104b08bbb7d672f1">
          <text:p text:style-name="P1"/>
          <text:section text:style-name="Sect1" text:name="user-query-content-26">
            <text:p text:style-name="P318">yax </text:p>
          </text:section>
          <text:p text:style-name="P171">Tampilkan alur berpikir</text:p>
          <text:section text:style-name="Sect2" text:name="model-response-message-contentr_104b08bbb7d672f1">
            <text:p text:style-name="P1">Baik, saya lanjutkan ke pembahasan strategi awal Amazon.</text:p>
            <text:p text:style-name="P322"/>
            <text:p text:style-name="P23"><text:span text:style-name="Strong_20_Emphasis"><text:span text:style-name="T1">Prompt yang Dijawab:</text:span></text:span></text:p>
            <text:list xml:id="list3668860852353785680" text:style-name="L44">
              <text:list-item>
                <text:p text:style-name="P202"><text:span text:style-name="Strong_20_Emphasis"><text:span text:style-name="T1">Subbab 1.4:</text:span></text:span><text:span text:style-name="T1"> Filosofi "Get Big Fast": Pertumbuhan Awal dan Tantangan </text:span></text:p>
                <text:list>
                  <text:list-item>
                    <text:p text:style-name="P54"><text:span text:style-name="Strong_20_Emphasis"><text:span text:style-name="T1">Prompt:</text:span></text:span><text:span text:style-name="T1"> </text:span></text:p>
                    <text:p text:style-name="P345">"Jelaskan secara detail filosofi inti Jeff Bezos: 'Get Big Fast'. Uraikan mengapa ia memprioritaskan pertumbuhan skala dan pangsa pasar di atas profitabilitas jangka pendek pada tahun-tahun awal. Diskusikan bagaimana strategi ini diimplementasikan dalam praktik (misalnya, investasi besar dalam pemasaran, penetapan harga agresif, perluasan katalog produk). Bahas tantangan-tantangan besar yang dihadapi sebagai konsekuensi dari pertumbuhan cepat ini, termasuk kesulitan dalam penskalaan operasional, masalah logistik pengiriman, persaingan awal yang ketat dari pemain mapan (seperti Barnes &amp; Noble), dan tekanan dalam mengelola organisasi yang berkembang pesat."</text:p>
                  </text:list-item>
                </text:list>
              </text:list-item>
            </text:list>
            <text:p text:style-name="P322"/>
            <text:p text:style-name="P23"><text:span text:style-name="Strong_20_Emphasis"><text:span text:style-name="T1">Jawaban Prompt:</text:span></text:span></text:p>
            <text:p text:style-name="P1">(Filosofi Inti: Get Big Fast)</text:p>
            <text:p text:style-name="P23"><text:span text:style-name="T1">Sejak awal, Jeff Bezos memahami sesuatu yang fundamental tentang lanskap internet yang baru lahir: di dunia digital, skala adalah segalanya. Keunggulan sebagai penggerak pertama (</text:span><text:span text:style-name="Emphasis"><text:span text:style-name="T1">first-mover advantage</text:span></text:span><text:span text:style-name="T1">) sangatlah krusial. Dari pemahaman inilah lahir mantra atau filosofi inti yang menggerakkan Amazon di tahun-tahun awalnya: </text:span><text:span text:style-name="Strong_20_Emphasis"><text:span text:style-name="T1">"Get Big Fast"</text:span></text:span><text:span text:style-name="T1"> (Menjadi Besar dengan Cepat). Logikanya </text:span><text:soft-page-break/><text:span text:style-name="T1">sederhana namun radikal untuk masanya: prioritaskan pertumbuhan pendapatan, perluasan basis pelanggan, dan perebutan pangsa pasar secara agresif di atas segalanya, bahkan jika itu berarti harus membakar uang dan menunda profitabilitas selama bertahun-tahun. Bezos percaya bahwa perusahaan internet yang pertama mencapai skala dominan akan membangun 'parit pertahanan' (</text:span><text:span text:style-name="Emphasis"><text:span text:style-name="T1">moat</text:span></text:span><text:span text:style-name="T1">) yang sulit ditembus oleh pesaing dan akan menikmati keuntungan jangka panjang dari efek jaringan dan skala ekonomi.</text:span></text:p>
            <text:p text:style-name="P1">(Implementasi dalam Praktik)</text:p>
            <text:p text:style-name="P1">Filosofi "Get Big Fast" ini bukan sekadar slogan, tetapi diterjemahkan ke dalam strategi bisnis yang nyata:</text:p>
            <text:list xml:id="list221939884293363144" text:style-name="L45">
              <text:list-item>
                <text:p text:style-name="P203"><text:span text:style-name="Strong_20_Emphasis"><text:span text:style-name="T1">Investasi Pemasaran Agresif:</text:span></text:span><text:span text:style-name="T1"> Amazon menghabiskan banyak dana (terutama setelah IPO pada tahun 1997) untuk membangun kesadaran merek secara global, jauh melampaui apa yang dianggap wajar untuk perusahaan seukurannya saat itu. Tujuannya adalah menanamkan nama Amazon di benak konsumen sebagai tujuan utama belanja online. </text:span></text:p>
              </text:list-item>
              <text:list-item>
                <text:p text:style-name="P203"><text:span text:style-name="Strong_20_Emphasis"><text:span text:style-name="T1">Penetapan Harga Kompetitif (Bahkan Merugi):</text:span></text:span><text:span text:style-name="T1"> Amazon seringkali menjual buku dan produk lainnya dengan diskon besar, kadang di bawah harga pokok, untuk menarik pelanggan dan merebut pangsa pasar dari toko buku fisik. Profitabilitas per transaksi dikorbankan demi volume dan pertumbuhan pelanggan. </text:span></text:p>
              </text:list-item>
              <text:list-item>
                <text:p text:style-name="P55"><text:span text:style-name="Strong_20_Emphasis"><text:span text:style-name="T1">Perluasan Katalog Produk Cepat:</text:span></text:span><text:span text:style-name="T1"> Meskipun dimulai dengan buku, Amazon dengan cepat menambahkan kategori produk lain seperti musik, video, mainan, dan elektronik, bergerak menuju visinya sebagai "toko segalanya" untuk memperluas daya tarik dan meningkatkan potensi pendapatan per pelanggan. </text:span></text:p>
              </text:list-item>
            </text:list>
            <text:p text:style-name="P1">(Konsekuensi: Tantangan Pertumbuhan Pesat)</text:p>
            <text:p text:style-name="P1">Namun, strategi "Get Big Fast" ini datang dengan konsekuensi dan tantangan yang sangat besar:</text:p>
            <text:list xml:id="list7430137432746803641" text:style-name="L46">
              <text:list-item>
                <text:p text:style-name="P204"><text:span text:style-name="Strong_20_Emphasis"><text:span text:style-name="T1">Penskalaan Operasional:</text:span></text:span><text:span text:style-name="T1"> Pertumbuhan pesanan yang meledak seringkali melampaui kemampuan infrastruktur fisik dan teknis Amazon. Pusat pemenuhan (gudang) awal cepat kewalahan, terutama selama musim liburan, memaksa perusahaan untuk terus berinvestasi besar dalam membangun gudang baru dan mengembangkan sistem manajemen inventaris yang lebih canggih—sebuah proses yang mahal dan kompleks. Bahkan Bezos dan eksekutif lainnya dilaporkan harus ikut </text:span><text:soft-page-break/><text:span text:style-name="T1">turun tangan membantu mengepak barang saat puncak pesanan. </text:span></text:p>
              </text:list-item>
              <text:list-item>
                <text:p text:style-name="P204"><text:span text:style-name="Strong_20_Emphasis"><text:span text:style-name="T1">Masalah Logistik:</text:span></text:span><text:span text:style-name="T1"> Mengirimkan jutaan paket ke seluruh dunia secara efisien dan tepat waktu adalah mimpi buruk logistik. Amazon harus membangun jaringan pengiriman dari nol, menjalin kemitraan (dan terkadang persaingan) dengan perusahaan pengiriman yang ada, sambil terus berusaha menekan biaya pengiriman. </text:span></text:p>
              </text:list-item>
              <text:list-item>
                <text:p text:style-name="P204"><text:span text:style-name="Strong_20_Emphasis"><text:span text:style-name="T1">Persaingan dari Pemain Mapan:</text:span></text:span><text:span text:style-name="T1"> Raksasa toko buku fisik seperti Barnes &amp; Noble tidak tinggal diam. Mereka meluncurkan situs web mereka sendiri (BN.com) dan memiliki keunggulan merek yang sudah dikenal serta infrastruktur fisik yang mapan, memberikan perlawanan sengit di tahun-tahun awal. </text:span></text:p>
              </text:list-item>
              <text:list-item>
                <text:p text:style-name="P204"><text:span text:style-name="Strong_20_Emphasis"><text:span text:style-name="T1">Mengelola Organisasi yang Membengkak:</text:span></text:span><text:span text:style-name="T1"> Pertumbuhan jumlah karyawan yang sangat cepat menghadirkan tantangan dalam mempertahankan budaya perusahaan, merekrut talenta yang tepat, dan mengelola organisasi yang semakin kompleks tanpa kehilangan kelincahan startup. </text:span></text:p>
              </text:list-item>
              <text:list-item>
                <text:p text:style-name="P56"><text:span text:style-name="Strong_20_Emphasis"><text:span text:style-name="T1">Tekanan Finansial:</text:span></text:span><text:span text:style-name="T1"> Model bisnis yang terus 'membakar uang' demi pertumbuhan menimbulkan skeptisisme besar dari analis Wall Street dan investor yang mempertanyakan kapan (dan apakah) Amazon akan pernah menghasilkan keuntungan. </text:span></text:p>
              </text:list-item>
            </text:list>
            <text:p text:style-name="P1">Meskipun penuh tantangan, Bezos dan timnya tetap teguh pada filosofi "Get Big Fast", percaya bahwa pengorbanan jangka pendek ini adalah harga yang harus dibayar untuk membangun fondasi dominasi jangka panjang di era internet.</text:p>
            <text:p text:style-name="P322"/>
            <text:p text:style-name="P1">Silakan berikan perintah "YAX" jika Anda ingin saya melanjutkan ke prompt berikutnya (Prompt untuk Subbab 1.5: "Melewati Gelembung Dot-com: Bertahan dan Berkembang").</text:p>
          </text:section>
          <text:section text:style-name="Sect1" text:name="feedback-form-26">
            <text:p text:style-name="P171"/>
          </text:section>
        </text:section>
        <text:section text:style-name="Sect1" text:name="4b6728992c4ac29e">
          <text:p text:style-name="P1"/>
          <text:section text:style-name="Sect1" text:name="user-query-content-27">
            <text:p text:style-name="P318">yax </text:p>
          </text:section>
          <text:p text:style-name="P171">Tampilkan alur berpikir</text:p>
          <text:section text:style-name="Sect2" text:name="model-response-message-contentr_4b6728992c4ac29e">
            <text:p text:style-name="P1">Baik, kita tiba di penghujung Bab 1, membahas periode krusial bagi Amazon.</text:p>
            <text:p text:style-name="P322"/>
            <text:p text:style-name="P23"><text:span text:style-name="Strong_20_Emphasis"><text:span text:style-name="T1">Prompt yang Dijawab:</text:span></text:span></text:p>
            <text:list xml:id="list6220144623514233292" text:style-name="L47">
              <text:list-item>
                <text:p text:style-name="P205"><text:soft-page-break/><text:span text:style-name="Strong_20_Emphasis"><text:span text:style-name="T1">Subbab 1.5:</text:span></text:span><text:span text:style-name="T1"> Melewati Gelembung Dot-com: Bertahan dan Berkembang </text:span></text:p>
                <text:list>
                  <text:list-item>
                    <text:p text:style-name="P57"><text:span text:style-name="Strong_20_Emphasis"><text:span text:style-name="T1">Prompt:</text:span></text:span><text:span text:style-name="T1"> </text:span></text:p>
                    <text:p text:style-name="P346">"Analisis secara mendalam bagaimana Amazon berhasil bertahan dan bahkan berkembang melewati periode meletusnya gelembung Dot-com (sekitar tahun 2000-2001), sementara banyak perusahaan internet lain gagal. Kontraskan strategi atau kondisi Amazon dengan startup lain yang tidak selamat. Jelaskan langkah-langkah sulit namun penting yang diambil manajemen Amazon, seperti pemutusan hubungan kerja (PHK), efisiensi biaya operasional, dan penajaman fokus pada jalur menuju profitabilitas. Tekankan bagaimana krisis ini memaksa Amazon untuk menjadi perusahaan yang lebih dewasa, disiplin secara finansial, dan efisien secara operasional, yang pada akhirnya menjadi fondasi kuat untuk ekspansi di masa depan."</text:p>
                  </text:list-item>
                </text:list>
              </text:list-item>
            </text:list>
            <text:p text:style-name="P322"/>
            <text:p text:style-name="P23"><text:span text:style-name="Strong_20_Emphasis"><text:span text:style-name="T1">Jawaban Prompt:</text:span></text:span></text:p>
            <text:p text:style-name="P1">(Konteks Krisis Dot-com)</text:p>
            <text:p text:style-name="P1">Memasuki milenium baru, eforia internet mencapai puncaknya, diikuti oleh kejatuhan yang brutal. Gelembung Dot-com meletus pada tahun 2000-2001, memusnahkan ratusan perusahaan internet yang valuasinya melambung tinggi namun seringkali tanpa model bisnis yang berkelanjutan atau pendapatan riil. Nama-nama seperti Pets.com, Webvan, atau https://www.google.com/search?q=Boo.com menjadi simbol kegagalan era ini. Di tengah kehancuran tersebut, banyak yang meragukan masa depan Amazon, perusahaan yang identik dengan 'membakar uang' dan belum pernah mencetak laba tahunan. Namun, Amazon tidak hanya bertahan; ia keluar dari krisis ini dengan kondisi yang lebih kuat. Bagaimana bisa?</text:p>
            <text:p text:style-name="P1">(Faktor Pembeda Amazon)</text:p>
            <text:p text:style-name="P1">Beberapa faktor membedakan Amazon dari banyak korban dot-com lainnya:</text:p>
            <text:list xml:id="list1889965985730193329" text:style-name="L48">
              <text:list-item>
                <text:p text:style-name="P206"><text:span text:style-name="Strong_20_Emphasis"><text:span text:style-name="T1">Pendapatan Riil dan Basis Pelanggan:</text:span></text:span><text:span text:style-name="T1"> Tidak seperti banyak startup dot-com yang hanya menjual 'mimpi' atau 'jumlah klik', Amazon memiliki bisnis inti yang menghasilkan pendapatan nyata dari penjualan barang. </text:span><text:soft-page-break/><text:span text:style-name="T1">Mereka memiliki jutaan pelanggan setia dan terus bertambah. </text:span></text:p>
              </text:list-item>
              <text:list-item>
                <text:p text:style-name="P206"><text:span text:style-name="Strong_20_Emphasis"><text:span text:style-name="T1">Fokus pada Infrastruktur:</text:span></text:span><text:span text:style-name="T1"> Strategi "Get Big Fast", meskipun mahal, telah menghasilkan investasi nyata pada infrastruktur fisik (gudang) dan teknologi (platform e-commerce), bukan sekadar belanja pemasaran tanpa dasar. Ini adalah aset riil. </text:span></text:p>
              </text:list-item>
              <text:list-item>
                <text:p text:style-name="P58"><text:span text:style-name="Strong_20_Emphasis"><text:span text:style-name="T1">Kepemimpinan dan Visi Jangka Panjang:</text:span></text:span><text:span text:style-name="T1"> Jeff Bezos dan timnya tetap fokus pada visi jangka panjang dan tidak terlalu terbawa arus valuasi pasar saham yang fluktuatif. Mereka sudah mengantisipasi perlunya mencapai profitabilitas. </text:span></text:p>
              </text:list-item>
            </text:list>
            <text:p text:style-name="P1">(Langkah Sulit Menuju Kedewasaan)</text:p>
            <text:p text:style-name="P1">Namun, bertahan hidup tetap membutuhkan langkah-langkah drastis dan menyakitkan. Ketika keran pendanaan mengering dan pasar menjadi sangat skeptis, Amazon dipaksa untuk melakukan koreksi tajam:</text:p>
            <text:list xml:id="list928335266461566445" text:style-name="L49">
              <text:list-item>
                <text:p text:style-name="P207"><text:span text:style-name="Strong_20_Emphasis"><text:span text:style-name="T1">PHK Pertama:</text:span></text:span><text:span text:style-name="T1"> Pada awal 2001, Amazon melakukan pemutusan hubungan kerja (PHK) pertamanya, merumahkan sekitar 1.300 karyawan (sekitar 15% dari total staf). Ini adalah keputusan sulit yang menandakan pergeseran prioritas dari pertumbuhan semata ke efisiensi. </text:span></text:p>
              </text:list-item>
              <text:list-item>
                <text:p text:style-name="P207"><text:span text:style-name="Strong_20_Emphasis"><text:span text:style-name="T1">Disiplin Biaya dan Efisiensi Operasional:</text:span></text:span><text:span text:style-name="T1"> Perusahaan secara agresif memangkas biaya di semua lini, menegosiasikan ulang kontrak, menutup beberapa pusat distribusi, dan menanamkan fokus yang jauh lebih kuat pada efisiensi operasional di gudang dan logistik. Mantra </text:span><text:span text:style-name="Emphasis"><text:span text:style-name="T1">frugality</text:span></text:span><text:span text:style-name="T1"> menjadi lebih dari sekadar prinsip; ia menjadi kunci bertahan hidup. </text:span></text:p>
              </text:list-item>
              <text:list-item>
                <text:p text:style-name="P59"><text:span text:style-name="Strong_20_Emphasis"><text:span text:style-name="T1">Fokus pada Profitabilitas:</text:span></text:span><text:span text:style-name="T1"> Tekanan dari pasar memaksa Amazon untuk secara serius menunjukkan jalan menuju profitabilitas. Perusahaan mulai lebih selektif dalam ekspansi, menaikkan beberapa harga (meskipun tetap kompetitif), dan mencari cara untuk meningkatkan margin keuntungan. Amazon akhirnya berhasil membukukan laba kuartalan pertamanya pada kuartal keempat tahun 2001, sebuah tonggak penting yang membungkam banyak kritikus. </text:span></text:p>
              </text:list-item>
            </text:list>
            <text:p text:style-name="P1">(Dampak Jangka Panjang Krisis)</text:p>
            <text:p text:style-name="P1">Melewati badai dot-com adalah ujian api yang mendewasakan Amazon. Krisis ini memaksa perusahaan untuk menjadi lebih ramping, lebih efisien secara operasional, dan lebih disiplin secara finansial. Kemampuan Amazon untuk bertahan hidup ketika banyak pesaingnya berguguran tidak hanya membuktikan ketahanan model bisnisnya tetapi juga memperkuat posisinya di pasar. <text:soft-page-break/>Pelajaran dari periode sulit ini—pentingnya efisiensi, fokus pada arus kas, dan jalan menuju laba—menjadi bagian tak terpisahkan dari DNA Amazon dan membentuk fondasi yang lebih kokoh untuk gelombang pertumbuhan dan diversifikasi berikutnya yang akan dibahas di bab selanjutnya.</text:p>
            <text:p text:style-name="P322"/>
            <text:p text:style-name="P1">Ini adalah akhir dari Bab 1. Silakan berikan perintah "YAX" jika Anda ingin saya melanjutkan ke prompt berikutnya (Prompt untuk Pengantar Bab 2).</text:p>
          </text:section>
          <text:section text:style-name="Sect1" text:name="feedback-form-27">
            <text:p text:style-name="P171"/>
          </text:section>
        </text:section>
        <text:section text:style-name="Sect1" text:name="c597aeb3ded4288e">
          <text:p text:style-name="P1"/>
          <text:section text:style-name="Sect1" text:name="user-query-content-28">
            <text:p text:style-name="P318">yax </text:p>
          </text:section>
          <text:p text:style-name="P171">Tampilkan alur berpikir</text:p>
          <text:section text:style-name="Sect2" text:name="model-response-message-contentr_c597aeb3ded4288e">
            <text:p text:style-name="P1">Baik, kita sekarang memasuki Bab 2.</text:p>
            <text:p text:style-name="P322"/>
            <text:p text:style-name="P23"><text:span text:style-name="Strong_20_Emphasis"><text:span text:style-name="T1">Prompt yang Dijawab:</text:span></text:span></text:p>
            <text:list xml:id="list7204885897144578296" text:style-name="L50">
              <text:list-item>
                <text:p text:style-name="P208"><text:span text:style-name="Strong_20_Emphasis"><text:span text:style-name="T1">Pengantar Bab 2:</text:span></text:span><text:span text:style-name="T1"> Melebarkan Aliran - Diversifikasi dan Pertumbuhan (2000-2006) </text:span></text:p>
                <text:list>
                  <text:list-item>
                    <text:p text:style-name="P60"><text:span text:style-name="Strong_20_Emphasis"><text:span text:style-name="T1">Prompt:</text:span></text:span><text:span text:style-name="T1"> </text:span></text:p>
                    <text:p text:style-name="P347">"Tulis paragraf pengantar untuk Bab 2. Mulai dengan menandai berakhirnya era 'bertahan hidup' pasca-gelembung dot-com dan dimulainya fase konsolidasi serta ekspansi strategis bagi Amazon (sekitar tahun 2000-2006). Jelaskan bagaimana perusahaan mulai secara serius bergerak melampaui identitasnya sebagai toko buku online menuju visi 'toko segalanya'. Soroti tema-tema utama yang akan dibahas dalam bab ini: peluncuran Marketplace yang transformatif, investasi besar-besaran dalam membangun infrastruktur logistik fisik, munculnya ide revolusioner yang akan menjadi AWS, dan kelanjutan inovasi yang berfokus pada pengalaman pelanggan. Tekankan periode ini sebagai masa peletakan fondasi krusial untuk dominasi Amazon di masa depan."</text:p>
                  </text:list-item>
                </text:list>
              </text:list-item>
            </text:list>
            <text:p text:style-name="P322"/>
            <text:p text:style-name="P23"><text:soft-page-break/><text:span text:style-name="Strong_20_Emphasis"><text:span text:style-name="T1">Jawaban Prompt:</text:span></text:span></text:p>
            <text:p text:style-name="P23"><text:span text:style-name="T1">Setelah berhasil melewati badai dahsyat gelembung dot-com yang menenggelamkan banyak pesaingnya, Amazon memasuki periode baru di awal tahun 2000-an. Ini bukan lagi sekadar era bertahan hidup, melainkan fase konsolidasi kekuatan dan, yang lebih penting, ekspansi strategis yang akan membentuk ulang identitas perusahaan secara fundamental. Pelajaran dari krisis—pentingnya efisiensi dan jalan menuju profitabilitas—tetap membekas, namun ambisi Jeff Bezos untuk menjadikan Amazon lebih dari sekadar toko buku online kini mulai diwujudkan dengan langkah-langkah konkret dan berani. Periode antara tahun 2000 hingga 2006 menjadi saksi bagaimana 'sungai' Amazon mulai melebarkan alirannya secara signifikan, bergerak menuju muara visinya sebagai "toko segalanya" atau </text:span><text:span text:style-name="Emphasis"><text:span text:style-name="T1">the everything store</text:span></text:span><text:span text:style-name="T1">.</text:span></text:p>
            <text:p text:style-name="P1">Bab ini akan menelusuri empat pilar utama transformasi Amazon selama periode krusial ini. Pertama, kita akan melihat bagaimana Amazon membuka 'pintu'-nya bagi jutaan penjual lain melalui peluncuran Marketplace, sebuah langkah radikal yang secara eksponensial memperluas pilihan produk dan mengubah model bisnisnya menjadi platform. Kedua, kita akan menyaksikan investasi masif yang dilakukan Amazon untuk membangun 'otot'-nya di dunia fisik: jaringan pusat pemenuhan (gudang) dan infrastruktur logistik yang canggih, sebuah fondasi vital untuk janji pengiriman cepat dan andal. Ketiga, kita akan mengungkap kisah lahirnya 'raksasa tersembunyi' dari dalam perut Amazon sendiri—cikal bakal Amazon Web Services (AWS), sebuah ide revolusioner yang tumbuh dari kebutuhan internal namun kelak menjadi mesin laba utamanya. Terakhir, kita akan melihat bagaimana, di tengah semua ekspansi ini, Amazon tidak pernah melupakan akarnya: obsesi untuk terus 'memanjakan' pelanggan melalui inovasi seperti pemesanan 1-Klik dan ulasan pengguna. Periode ini, meskipun mungkin kurang dramatis dibandingkan ledakan dot-com, adalah masa di mana Amazon secara senyap namun pasti meletakkan fondasi-fondasi baja untuk dominasinya yang akan datang di panggung global.</text:p>
            <text:p text:style-name="P322"/>
            <text:p text:style-name="P1">Silakan berikan perintah "YAX" jika Anda ingin saya melanjutkan ke prompt berikutnya (Prompt untuk Subbab 2.1: "Lebih dari Sekadar Buku: Menjual Segalanya (Marketplace)").</text:p>
          </text:section>
          <text:section text:style-name="Sect1" text:name="feedback-form-28">
            <text:p text:style-name="P171"/>
          </text:section>
        </text:section>
        <text:section text:style-name="Sect1" text:name="3959aad850fca207">
          <text:p text:style-name="P1"><text:soft-page-break/></text:p>
          <text:section text:style-name="Sect1" text:name="user-query-content-29">
            <text:p text:style-name="P318">yax </text:p>
          </text:section>
          <text:p text:style-name="P171">Tampilkan alur berpikir</text:p>
          <text:section text:style-name="Sect2" text:name="model-response-message-contentr_3959aad850fca207">
            <text:p text:style-name="P1">Baik, saya lanjutkan ke subbab pertama dari Bab 2, dengan memperhatikan konteks waktu saat ini (Selasa, 22 April 2025, pukul 23:33 WIB di Medan, Sumatera Utara, Indonesia).</text:p>
            <text:p text:style-name="P322"/>
            <text:p text:style-name="P23"><text:span text:style-name="Strong_20_Emphasis"><text:span text:style-name="T1">Prompt yang Dijawab:</text:span></text:span></text:p>
            <text:list xml:id="list6608465202836290081" text:style-name="L51">
              <text:list-item>
                <text:p text:style-name="P209"><text:span text:style-name="Strong_20_Emphasis"><text:span text:style-name="T1">Subbab 2.1:</text:span></text:span><text:span text:style-name="T1"> Lebih dari Sekadar Buku: Menjual Segalanya (Marketplace) </text:span></text:p>
                <text:list>
                  <text:list-item>
                    <text:p text:style-name="P61"><text:span text:style-name="Strong_20_Emphasis"><text:span text:style-name="T1">Prompt:</text:span></text:span><text:span text:style-name="T1"> </text:span></text:p>
                    <text:p text:style-name="P348">"Bahas secara mendalam keputusan strategis Amazon untuk membuka platformnya bagi penjual pihak ketiga (third-party sellers) melalui peluncuran Marketplace (diawali dengan zShops). Jelaskan motivasi utama di balik langkah ini: merealisasikan visi 'toko segalanya' dengan cepat tanpa harus menanggung risiko inventaris, menciptakan aliran pendapatan baru dari komisi, dan memanfaatkan efek jaringan. Uraikan tantangan teknis dan organisasional dalam mengintegrasikan jutaan produk dari penjual eksternal ke dalam pengalaman belanja Amazon yang mulus. Diskusikan potensi kanibalisasi penjualan sendiri dan bagaimana Amazon mengatasinya ('Customer Obsession' - biarkan pelanggan memilih). Bandingkan model Marketplace Amazon dengan platform pesaing seperti eBay pada saat itu. Analisis bagaimana langkah ini secara fundamental mengubah model bisnis Amazon menjadi platform dan mempercepat pertumbuhannya secara eksponensial."</text:p>
                  </text:list-item>
                </text:list>
              </text:list-item>
            </text:list>
            <text:p text:style-name="P322"/>
            <text:p text:style-name="P23"><text:span text:style-name="Strong_20_Emphasis"><text:span text:style-name="T1">Jawaban Prompt:</text:span></text:span></text:p>
            <text:p text:style-name="P1">(Keputusan Strategis Membuka Platform)</text:p>
            <text:p text:style-name="P23"><text:span text:style-name="T1">Setelah selamat dari krisis dot-com, Amazon dihadapkan pada tantangan untuk </text:span><text:soft-page-break/><text:span text:style-name="T1">benar-benar mewujudkan ambisi Jeff Bezos menjadi "toko segalanya" (</text:span><text:span text:style-name="Emphasis"><text:span text:style-name="T1">the everything store</text:span></text:span><text:span text:style-name="T1">). Membeli dan menyimpan inventaris untuk jutaan jenis produk adalah tugas yang luar biasa mahal dan berisiko. Di sinilah muncul salah satu keputusan strategis paling transformatif dalam sejarah Amazon: membuka situs webnya sendiri bagi penjual lain. Dimulai dengan eksperimen bernama zShops pada tahun 1999 dan kemudian disempurnakan menjadi Amazon Marketplace pada tahun 2000, langkah ini secara fundamental mengubah DNA perusahaan.</text:span></text:p>
            <text:p text:style-name="P1">(Motivasi Utama: Seleksi, Risiko Rendah, Pendapatan Baru)</text:p>
            <text:p text:style-name="P1">Motivasi di balik peluncuran Marketplace sangatlah cerdas dan berlapis:</text:p>
            <text:list xml:id="list1595901198409634935" text:style-name="L52">
              <text:list-item>
                <text:p text:style-name="P210"><text:span text:style-name="Strong_20_Emphasis"><text:span text:style-name="T1">Seleksi Tak Terbatas (Tanpa Risiko Inventaris):</text:span></text:span><text:span text:style-name="T1"> Ini adalah cara tercepat untuk secara dramatis memperluas katalog produk Amazon menuju visi "toko segalanya". Amazon bisa menawarkan jutaan item baru tanpa harus membeli, menyimpan, atau mengelola inventarisnya sendiri. Risiko inventaris kini ditanggung oleh penjual pihak ketiga. </text:span></text:p>
              </text:list-item>
              <text:list-item>
                <text:p text:style-name="P210"><text:span text:style-name="Strong_20_Emphasis"><text:span text:style-name="T1">Aliran Pendapatan Baru:</text:span></text:span><text:span text:style-name="T1"> Amazon mendapatkan sumber pendapatan baru yang menarik berupa komisi dari setiap penjualan yang dilakukan oleh pihak ketiga di platformnya, serta biaya layanan lainnya. Ini membantu diversifikasi pendapatan di luar penjualan ritel langsungnya sendiri. </text:span></text:p>
              </text:list-item>
              <text:list-item>
                <text:p text:style-name="P62"><text:span text:style-name="Strong_20_Emphasis"><text:span text:style-name="T1">Memanfaatkan Efek Jaringan:</text:span></text:span><text:span text:style-name="T1"> Semakin banyak penjual bergabung, semakin banyak pilihan produk tersedia. Semakin banyak pilihan, semakin banyak pembeli tertarik datang ke Amazon. Semakin banyak pembeli, semakin menarik platform tersebut bagi penjual baru. Ini adalah </text:span><text:span text:style-name="Emphasis"><text:span text:style-name="T1">flywheel</text:span></text:span><text:span text:style-name="T1"> atau efek jaringan klasik yang memperkuat posisi Amazon. </text:span></text:p>
              </text:list-item>
            </text:list>
            <text:p text:style-name="P1">(Tantangan Integrasi dan Kanibalisasi)</text:p>
            <text:p text:style-name="P23"><text:span text:style-name="T1">Namun, langkah ini bukannya tanpa tantangan. Secara teknis, mengintegrasikan jutaan produk dari ribuan penjual berbeda ke dalam satu pengalaman pencarian dan pembelian yang koheren adalah tugas yang sangat kompleks. Amazon harus membangun sistem agar produk pihak ketiga bisa muncul berdampingan dengan produknya sendiri di halaman yang sama. Secara organisasional dan filosofis, muncul kekhawatiran internal bahwa mengizinkan penjual lain berjualan di 'halaman rumah' Amazon akan 'mengkanibal' atau mengurangi penjualan produk Amazon sendiri. Bagaimana Bezos mengatasi ini? Dengan kembali ke prinsip nomor satu: </text:span><text:span text:style-name="Strong_20_Emphasis"><text:span text:style-name="T1">Obsesi Pelanggan</text:span></text:span><text:span text:style-name="T1">. Ia berargumen </text:span><text:soft-page-break/><text:span text:style-name="T1">bahwa jika penjual pihak ketiga bisa menawarkan harga lebih baik atau seleksi lebih luas untuk produk yang sama, maka itulah yang terbaik bagi pelanggan, dan Amazon harus memfasilitasinya, bukan menghalanginya. Biarkan pelanggan yang memilih pemenangnya.</text:span></text:p>
            <text:p text:style-name="P1">(Perbandingan dengan eBay dan Transformasi Menjadi Platform)</text:p>
            <text:p text:style-name="P23"><text:span text:style-name="T1">Pada saat itu, eBay adalah raja </text:span><text:span text:style-name="Emphasis"><text:span text:style-name="T1">marketplace</text:span></text:span><text:span text:style-name="T1"> online, namun modelnya berbeda—lebih fokus pada lelang dan penjualan antar-konsumen (C2C) atau penjual kecil. Amazon Marketplace, sebaliknya, mengintegrasikan penawaran pihak ketiga langsung ke dalam pengalaman toko ritelnya, seringkali untuk produk baru dengan harga tetap, dan kemudian memperkenalkan Fulfillment by Amazon (FBA) yang memungkinkan penjual memanfaatkan logistik canggih Amazon (akan dibahas lebih lanjut). Langkah ini secara fundamental mengubah Amazon dari sekadar pengecer online menjadi sebuah </text:span><text:span text:style-name="Strong_20_Emphasis"><text:span text:style-name="T1">platform e-commerce</text:span></text:span><text:span text:style-name="T1"> yang kuat. Ia tidak lagi hanya menjual barang, tetapi juga menyediakan infrastruktur dan akses pasar bagi jutaan bisnis lain. Transformasi menjadi platform inilah yang menjadi salah satu pendorong utama pertumbuhan eksponensial Amazon di tahun-tahun berikutnya, menciptakan skala yang sulit ditandingi oleh pengecer tradisional maupun pesaing online lainnya.</text:span></text:p>
            <text:p text:style-name="P322"/>
            <text:p text:style-name="P1">Silakan berikan perintah "YAX" jika Anda ingin saya melanjutkan ke prompt berikutnya (Prompt untuk Subbab 2.2: "Fondasi Logistik: Membangun Jaringan Gudang dan Pengiriman").</text:p>
          </text:section>
          <text:section text:style-name="Sect1" text:name="feedback-form-29">
            <text:p text:style-name="P171"/>
          </text:section>
        </text:section>
        <text:section text:style-name="Sect1" text:name="df0bcae3272dccb6">
          <text:p text:style-name="P1"/>
          <text:section text:style-name="Sect1" text:name="user-query-content-30">
            <text:p text:style-name="P318">yax </text:p>
          </text:section>
          <text:section text:style-name="Sect2" text:name="model-response-message-contentr_df0bcae3272dccb6">
            <text:p text:style-name="P1">Baik, saya lanjutkan ke pembahasan logistik Amazon.</text:p>
          </text:section>
          <text:section text:style-name="Sect1" text:name="feedback-form-30">
            <text:p text:style-name="P1"/>
          </text:section>
        </text:section>
        <text:section text:style-name="Sect1" text:name="c5cf18a9003b5712">
          <text:p text:style-name="P1"/>
          <text:section text:style-name="Sect1" text:name="user-query-content-31">
            <text:p text:style-name="P318">present it </text:p>
          </text:section>
          <text:p text:style-name="P171">Tampilkan alur berpikir</text:p>
          <text:section text:style-name="Sect2" text:name="model-response-message-contentr_c5cf18a9003b5712">
            <text:p text:style-name="P1">Baik, saya lanjutkan dengan pembahasan fondasi logistik Amazon, dengan memperhatikan konteks waktu saat ini (Rabu, 23 April 2025 pukul 05:56:06 WIB di Indonesia).</text:p>
            <text:p text:style-name="P322"><text:soft-page-break/></text:p>
            <text:p text:style-name="P23"><text:span text:style-name="Strong_20_Emphasis"><text:span text:style-name="T1">Prompt yang Dijawab:</text:span></text:span></text:p>
            <text:list xml:id="list1635607382408063619" text:style-name="L53">
              <text:list-item>
                <text:p text:style-name="P211"><text:span text:style-name="Strong_20_Emphasis"><text:span text:style-name="T1">Subbab 2.2:</text:span></text:span><text:span text:style-name="T1"> Fondasi Logistik: Membangun Jaringan Gudang dan Pengiriman </text:span></text:p>
                <text:list>
                  <text:list-item>
                    <text:p text:style-name="P63"><text:span text:style-name="Strong_20_Emphasis"><text:span text:style-name="T1">Prompt:</text:span></text:span><text:span text:style-name="T1"> </text:span></text:p>
                    <text:p text:style-name="P349">"Jelaskan secara rinci investasi besar-besaran dan upaya strategis Amazon dalam membangun jaringan pusat pemenuhan (fulfillment center/FC) dan infrastruktur logistiknya selama periode 2000-2006. Uraikan mengapa kontrol atas logistik menjadi prioritas utama bagi Amazon (untuk kecepatan pengiriman, keandalan, biaya, dan pengalaman pelanggan secara keseluruhan). Deskripsikan skala pembangunan atau penyewaan FC baru di lokasi-lokasi strategis. Bahas pengembangan sistem manajemen gudang (WMS) yang canggih untuk mengelola inventaris yang semakin kompleks dan volume pesanan yang terus meningkat. Jelajahi bagaimana Amazon mulai bereksperimen dengan berbagai metode pengiriman dan menjalin kemitraan (atau persaingan) dengan perusahaan logistik pihak ketiga (3PL). Tekankan bagaimana investasi modal yang masif dalam 'atom' (infrastruktur fisik) ini menjadi fondasi penting bagi kesuksesan 'bit' (bisnis digital) Amazon."</text:p>
                  </text:list-item>
                </text:list>
              </text:list-item>
            </text:list>
            <text:p text:style-name="P322"/>
            <text:p text:style-name="P23"><text:span text:style-name="Strong_20_Emphasis"><text:span text:style-name="T1">Jawaban Prompt:</text:span></text:span></text:p>
            <text:p text:style-name="P1">(Pentingnya Menguasai Dunia Fisik)</text:p>
            <text:p text:style-name="P23"><text:span text:style-name="T1">Jika Marketplace adalah strategi Amazon untuk menguasai dunia 'bit' (informasi dan transaksi digital) dengan seleksi tak terbatas, maka periode 2000-2006 adalah masa di mana Amazon secara serius mulai menguasai dunia 'atom' (barang fisik dan pergerakannya). Jeff Bezos dan timnya menyadari sejak awal bahwa pengalaman pelanggan e-commerce tidak hanya ditentukan oleh kemudahan menjelajah situs web atau harga yang murah, tetapi secara krusial bergantung pada apa yang terjadi </text:span><text:span text:style-name="Emphasis"><text:span text:style-name="T1">setelah</text:span></text:span><text:span text:style-name="T1"> tombol 'beli' diklik: seberapa cepat, </text:span><text:soft-page-break/><text:span text:style-name="T1">andal, dan efisien barang tersebut sampai ke tangan pelanggan. Mengandalkan sepenuhnya pada pihak ketiga untuk penyimpanan dan pengiriman terbukti tidak cukup untuk memenuhi standar 'obsesi pelanggan' Amazon. Oleh karena itu, kontrol atas rantai pasok dan logistik menjadi prioritas strategis utama.</text:span></text:p>
            <text:p text:style-name="P1">(Investasi Masif pada Pusat Pemenuhan - Fulfillment Centers)</text:p>
            <text:p text:style-name="P23"><text:span text:style-name="T1">Konsekuensinya adalah investasi modal besar-besaran yang berkelanjutan untuk membangun jaringan pusat pemenuhan (</text:span><text:span text:style-name="Emphasis"><text:span text:style-name="T1">fulfillment center</text:span></text:span><text:span text:style-name="T1"> - FC) milik sendiri. Dimulai dengan beberapa gudang awal, Amazon secara agresif menambah jumlah dan ukuran FC-nya di lokasi-lokasi strategis di seluruh Amerika Serikat (dan mulai merambah internasional) selama periode ini. Gudang-gudang raksasa ini bukan sekadar tempat penyimpanan; mereka dirancang sebagai mesin pemrosesan pesanan yang sangat efisien. Di dalamnya, Amazon mulai mengembangkan dan menyempurnakan Sistem Manajemen Gudang (Warehouse Management System - WMS) yang canggih. Perangkat lunak ini menjadi otak di balik operasi gudang, mengelola penerimaan barang, penempatan inventaris yang optimal (seringkali secara acak atau </text:span><text:span text:style-name="Emphasis"><text:span text:style-name="T1">chaotic storage</text:span></text:span><text:span text:style-name="T1"> untuk memaksimalkan ruang dan efisiensi </text:span><text:span text:style-name="Emphasis"><text:span text:style-name="T1">picking</text:span></text:span><text:span text:style-name="T1">), mengatur alur kerja para pekerja, hingga proses pengepakan dan pengiriman. Kompleksitasnya meningkat seiring dengan semakin beragamnya jenis produk yang ditangani—dari buku kecil hingga barang elektronik besar.</text:span></text:p>
            <text:p text:style-name="P1">(Eksperimen Pengiriman dan Hubungan dengan 3PL)</text:p>
            <text:p text:style-name="P23"><text:span text:style-name="T1">Di sisi pengiriman (</text:span><text:span text:style-name="Emphasis"><text:span text:style-name="T1">delivery</text:span></text:span><text:span text:style-name="T1">), Amazon pada awalnya sangat bergantung pada mitra logistik pihak ketiga (Third-Party Logistics - 3PL) seperti UPS, FedEx, dan USPS di AS. Namun, untuk mendapatkan kontrol lebih besar atas biaya, kecepatan, dan pengalaman pengiriman </text:span><text:span text:style-name="Emphasis"><text:span text:style-name="T1">last-mile</text:span></text:span><text:span text:style-name="T1"> (pengantaran terakhir ke pelanggan), Amazon mulai bereksperimen. Meskipun pengembangan jaringan pengiriman sendiri secara masif baru terjadi di kemudian hari, fondasinya mulai diletakkan pada periode ini. Amazon terus menekan mitra 3PL-nya untuk mendapatkan tarif yang lebih baik dan tingkat layanan yang lebih tinggi, sambil mulai memahami seluk-beluk bisnis pengiriman itu sendiri. Hubungan dengan 3PL ini seringkali bersifat simbiosis sekaligus kompetitif.</text:span></text:p>
            <text:p text:style-name="P1">(Fondasi 'Atom' untuk Sukses 'Bit')</text:p>
            <text:p text:style-name="P1">Investasi miliaran dolar dalam infrastruktur fisik—gudang, teknologi WMS, dan sistem logistik—ini seringkali membuat analis keuangan mengerutkan dahi karena membebani neraca perusahaan dan menekan margin keuntungan. <text:soft-page-break/>Namun, bagi Amazon, penguasaan dunia 'atom' ini adalah fondasi yang mutlak diperlukan untuk mendukung dan mempercepat pertumbuhan bisnis digital ('bit') mereka. Kecepatan dan keandalan pengiriman yang dimungkinkan oleh jaringan logistik inilah yang kelak menjadi salah satu pilar utama penawaran Amazon Prime dan keunggulan kompetitifnya yang paling sulit ditiru. Tanpa investasi besar di dunia fisik ini, visi Amazon sebagai 'toko segalanya' yang nyaman dan cepat tidak akan pernah terwujud.</text:p>
            <text:p text:style-name="P322"/>
            <text:p text:style-name="P1">Silakan berikan perintah "YAX" jika Anda ingin saya melanjutkan ke prompt berikutnya (Prompt untuk Subbab 2.3: "Kelahiran Sang Raksasa Tersembunyi: Cikal Bakal Amazon Web Services (AWS)").</text:p>
          </text:section>
          <text:section text:style-name="Sect1" text:name="feedback-form-31">
            <text:p text:style-name="P171"/>
          </text:section>
        </text:section>
        <text:section text:style-name="Sect1" text:name="d3cd225148c65826">
          <text:p text:style-name="P1"/>
          <text:section text:style-name="Sect1" text:name="user-query-content-32">
            <text:p text:style-name="P318">yax </text:p>
          </text:section>
          <text:p text:style-name="P171">Tampilkan alur berpikir</text:p>
          <text:section text:style-name="Sect2" text:name="model-response-message-contentr_d3cd225148c65826">
            <text:p text:style-name="P1">Baik, saya lanjutkan ke salah satu bagian paling menarik dan tak terduga dalam sejarah Amazon, dengan memperhatikan konteks waktu saat ini (Rabu, 23 April 2025 pukul 05:56:32 WIB di Indonesia).</text:p>
            <text:p text:style-name="P322"/>
            <text:p text:style-name="P23"><text:span text:style-name="Strong_20_Emphasis"><text:span text:style-name="T1">Prompt yang Dijawab:</text:span></text:span></text:p>
            <text:list xml:id="list6099527156400331987" text:style-name="L54">
              <text:list-item>
                <text:p text:style-name="P212"><text:span text:style-name="Strong_20_Emphasis"><text:span text:style-name="T1">Subbab 2.3:</text:span></text:span><text:span text:style-name="T1"> Kelahiran Sang Raksasa Tersembunyi: Cikal Bakal Amazon Web Services (AWS) </text:span></text:p>
                <text:list>
                  <text:list-item>
                    <text:p text:style-name="P64"><text:span text:style-name="Strong_20_Emphasis"><text:span text:style-name="T1">Prompt:</text:span></text:span><text:span text:style-name="T1"> </text:span></text:p>
                    <text:p text:style-name="P350">"Ceritakan secara mendalam kisah kelahiran Amazon Web Services (AWS), 'raksasa tersembunyi' yang tumbuh dari kebutuhan internal Amazon sendiri. Jelaskan bagaimana tantangan dalam mengelola infrastruktur IT yang sangat besar dan kompleks untuk mendukung operasi ritelnya yang berkembang pesat justru melahirkan kompetensi inti baru. Uraikan peran tokoh-tokoh kunci seperti Benjamin Black dan Chris Pinkham dalam mengidentifikasi potensi ini. Bahas momen 'pencerahan' ketika Amazon menyadari bahwa infrastruktur internalnya yang efisien dan skalabel bisa <text:soft-page-break/>ditawarkan sebagai layanan (produk) kepada pihak eksternal. Deskripsikan visi awal AWS: menyediakan 'building blocks' infrastruktur IT dasar melalui internet. Jelaskan peluncuran layanan-layanan fundamental awal seperti SQS (Simple Queue Service) dan S3 (Simple Storage Service) pada tahun 2006, serta rintisan EC2 (Elastic Compute Cloud). Tekankan betapa radikal dan tidak terduganya langkah ini bagi sebuah perusahaan ritel pada saat itu, mengubah pusat biaya (cost center) menjadi pusat laba (profit center) yang potensial."</text:p>
                  </text:list-item>
                </text:list>
              </text:list-item>
            </text:list>
            <text:p text:style-name="P322"/>
            <text:p text:style-name="P23"><text:span text:style-name="Strong_20_Emphasis"><text:span text:style-name="T1">Jawaban Prompt:</text:span></text:span></text:p>
            <text:p text:style-name="P1">(Tumbuh dari Kebutuhan Internal)</text:p>
            <text:p text:style-name="P23"><text:span text:style-name="T1">Kisah kelahiran Amazon Web Services (AWS) adalah contoh klasik bagaimana solusi untuk masalah internal yang rumit dapat bertransformasi menjadi bisnis baru yang revolusioner. Di awal tahun 2000-an, seiring ledakan pertumbuhan Amazon.com dan peluncuran Marketplace, tim teknis internal Amazon menghadapi tantangan luar biasa dalam mengelola infrastruktur IT yang semakin besar dan kompleks. Mereka perlu membangun sistem komputasi, penyimpanan data, dan jaringan yang tidak hanya andal tetapi juga sangat skalabel—mampu menangani lonjakan trafik belanja musiman tanpa hambatan, namun juga efisien saat trafik sedang rendah. Proses membangun dan mengelola infrastruktur ini, meskipun menyakitkan, secara tidak sengaja menempa keahlian (</text:span><text:span text:style-name="Emphasis"><text:span text:style-name="T1">core competency</text:span></text:span><text:span text:style-name="T1">) baru di dalam Amazon: kemampuan membangun dan mengoperasikan infrastruktur komputasi terdistribusi berskala masif dengan efisien.</text:span></text:p>
            <text:p text:style-name="P1">(Momen 'Pencerahan' dan Tokoh Kunci)</text:p>
            <text:p text:style-name="P23"><text:span text:style-name="T1">Momen 'pencerahan' datang sekitar tahun 2003. Beberapa tokoh kunci di dalam tim teknis Amazon, terutama Benjamin Black dan Chris Pinkham, mulai menyadari sesuatu yang radikal. Mereka melihat bahwa berbagai tim internal Amazon pada dasarnya 'menciptakan ulang roda'—membangun layanan infrastruktur dasar yang sama berulang kali. Muncul gagasan: bagaimana jika Amazon menstandarisasi 'blok bangunan' (</text:span><text:span text:style-name="Emphasis"><text:span text:style-name="T1">building blocks</text:span></text:span><text:span text:style-name="T1">) infrastruktur ini (seperti komputasi, penyimpanan, database) dan menawarkannya sebagai </text:span><text:soft-page-break/><text:span text:style-name="T1">layanan mandiri (</text:span><text:span text:style-name="Emphasis"><text:span text:style-name="T1">self-service</text:span></text:span><text:span text:style-name="T1">) melalui API (Application Programming Interface), tidak hanya untuk tim internal tetapi juga untuk </text:span><text:span text:style-name="Emphasis"><text:span text:style-name="T1">pihak eksternal</text:span></text:span><text:span text:style-name="T1">? Ide ini didukung oleh visi bahwa infrastruktur komputasi di masa depan akan menjadi seperti utilitas publik—disewa sesuai kebutuhan, sama seperti listrik atau air. Sebuah makalah internal yang menguraikan visi ini konon menjadi pemicu utama Jeff Bezos memberikan lampu hijau untuk proyek ambisius ini.</text:span></text:p>
            <text:p text:style-name="P1">(Visi Awal dan Peluncuran Layanan Fundamental)</text:p>
            <text:p text:style-name="P23"><text:span text:style-name="T1">Visi awal AWS bukanlah untuk langsung menjual solusi IT kompleks, melainkan menyediakan komponen-komponen infrastruktur dasar yang paling fundamental, andal, dan terjangkau melalui internet, dengan model bayar-sesuai-pemakaian (</text:span><text:span text:style-name="Emphasis"><text:span text:style-name="T1">pay-as-you-go</text:span></text:span><text:span text:style-name="T1">). Pengembang atau perusahaan lain bisa merakit sendiri infrastruktur yang mereka butuhkan menggunakan 'blok bangunan' ini. Langkah konkret pertama adalah peluncuran Simple Queue Service (SQS) pada akhir 2004 (meskipun sering disebut 2006 sebagai tahun peluncuran AWS secara penuh). Kemudian, pada Maret 2006, datanglah dua layanan yang benar-benar menjadi fondasi AWS:</text:span></text:p>
            <text:list xml:id="list4006033236568631825" text:style-name="L55">
              <text:list-item>
                <text:p text:style-name="P213"><text:span text:style-name="Strong_20_Emphasis"><text:span text:style-name="T1">S3 (Simple Storage Service):</text:span></text:span><text:span text:style-name="T1"> Layanan penyimpanan objek yang sangat skalabel dan tahan lama. </text:span></text:p>
              </text:list-item>
              <text:list-item>
                <text:p text:style-name="P65"><text:span text:style-name="Strong_20_Emphasis"><text:span text:style-name="T1">EC2 (Elastic Compute Cloud):</text:span></text:span><text:span text:style-name="T1"> (Diluncurkan dalam versi beta pada Agustus 2006) Layanan yang memungkinkan pengguna menyewa kapasitas komputasi (server virtual) sesuai kebutuhan, dengan kemampuan menambah atau mengurangi kapasitas secara instan (elastis). </text:span></text:p>
              </text:list-item>
            </text:list>
            <text:p text:style-name="P1">(Langkah Radikal: Mengubah Biaya Menjadi Laba)</text:p>
            <text:p text:style-name="P23"><text:span text:style-name="T1">Bagi dunia luar, langkah Amazon memasuki bisnis penyediaan infrastruktur IT ini sangatlah mengejutkan dan membingungkan. Mengapa sebuah perusahaan ritel online tiba-tiba menjual layanan komputasi dan penyimpanan? Ini adalah langkah yang sangat tidak konvensional. Namun, bagi Amazon, ini adalah langkah logis: memanfaatkan keahlian internal yang sudah ada dan mengubah apa yang tadinya merupakan pusat biaya (</text:span><text:span text:style-name="Emphasis"><text:span text:style-name="T1">cost center</text:span></text:span><text:span text:style-name="T1">)—yakni investasi besar pada server dan pusat data—menjadi sebuah pusat laba (</text:span><text:span text:style-name="Emphasis"><text:span text:style-name="T1">profit center</text:span></text:span><text:span text:style-name="T1">) baru yang berpotensi sangat besar. Kelahiran AWS menandai dimulainya revolusi </text:span><text:span text:style-name="Emphasis"><text:span text:style-name="T1">cloud computing</text:span></text:span><text:span text:style-name="T1"> dan secara diam-diam menanam benih bagi apa yang kelak menjadi sumber keuntungan utama Amazon, sang 'raksasa tersembunyi' yang kekuatannya baru benar-benar terasa di dekade berikutnya.</text:span></text:p>
            <text:p text:style-name="P322"><text:soft-page-break/></text:p>
            <text:p text:style-name="P1">Silakan berikan perintah "YAX" jika Anda ingin saya melanjutkan ke prompt berikutnya (Prompt untuk Subbab 2.4: "Memanjakan Pelanggan: Inovasi Awal seperti 'One-Click' dan Ulasan Pelanggan").</text:p>
          </text:section>
          <text:section text:style-name="Sect1" text:name="feedback-form-32">
            <text:p text:style-name="P171"/>
          </text:section>
        </text:section>
        <text:section text:style-name="Sect1" text:name="05013d3bd842c6db">
          <text:p text:style-name="P1"/>
          <text:section text:style-name="Sect1" text:name="user-query-content-33">
            <text:p text:style-name="P318">yax </text:p>
          </text:section>
          <text:p text:style-name="P171">Tampilkan alur berpikir</text:p>
          <text:section text:style-name="Sect2" text:name="model-response-message-contentr_05013d3bd842c6db">
            <text:p text:style-name="P1">Baik, saya lanjutkan ke subbab terakhir dari Bab 2, dengan memperhatikan konteks waktu saat ini (Rabu, 23 April 2025 pukul 05:57:02 WIB di Indonesia).</text:p>
            <text:p text:style-name="P322"/>
            <text:p text:style-name="P23"><text:span text:style-name="Strong_20_Emphasis"><text:span text:style-name="T1">Prompt yang Dijawab:</text:span></text:span></text:p>
            <text:list xml:id="list2272299734574969408" text:style-name="L56">
              <text:list-item>
                <text:p text:style-name="P214"><text:span text:style-name="Strong_20_Emphasis"><text:span text:style-name="T1">Subbab 2.4:</text:span></text:span><text:span text:style-name="T1"> Memanjakan Pelanggan: Inovasi Awal seperti "One-Click" dan Ulasan Pelanggan </text:span></text:p>
                <text:list>
                  <text:list-item>
                    <text:p text:style-name="P66"><text:span text:style-name="Strong_20_Emphasis"><text:span text:style-name="T1">Prompt:</text:span></text:span><text:span text:style-name="T1"> </text:span></text:p>
                    <text:p text:style-name="P351">"Fokus pada bagaimana Amazon terus berinovasi untuk meningkatkan pengalaman pelanggan ('customer obsession') selama periode ini, melampaui sekadar harga murah dan seleksi luas. Bahas secara mendalam dampak fitur-fitur ikonik seperti pemesanan '1-Click' (termasuk kontroversi patennya) yang secara drastis mengurangi friksi dalam proses pembelian. Analisis peran pionir Amazon dalam mengintegrasikan ulasan pelanggan (customer reviews) secara terbuka di halaman produk – diskusikan manfaatnya (transparansi, kepercayaan, social proof) maupun potensi masalahnya (ulasan palsu, kritik dari penerbit/produsen). Jelaskan pengembangan awal sistem rekomendasi yang dipersonalisasi ('Pelanggan yang membeli ini juga membeli...') dan bagaimana hal itu meningkatkan penemuan produk dan penjualan. Sebutkan inovasi lain pada antarmuka pengguna atau layanan pelanggan yang bertujuan membangun loyalitas dan menjadikan Amazon tujuan belanja online utama."</text:p>
                  </text:list-item>
                </text:list>
              </text:list-item>
            </text:list>
            <text:p text:style-name="P322"><text:soft-page-break/></text:p>
            <text:p text:style-name="P23"><text:span text:style-name="Strong_20_Emphasis"><text:span text:style-name="T1">Jawaban Prompt:</text:span></text:span></text:p>
            <text:p text:style-name="P1">(Inovasi Berbasis Obsesi Pelanggan)</text:p>
            <text:p text:style-name="P23"><text:span text:style-name="T1">Di tengah kesibukan membangun Marketplace, gudang raksasa, dan fondasi AWS, Amazon tidak pernah melupakan prinsip intinya: obsesi pada pelanggan. Periode awal tahun 2000-an juga menjadi saksi bagaimana Amazon terus meluncurkan inovasi-inovasi (beberapa di antaranya sudah ada sejak akhir 90-an namun semakin matang di periode ini) yang dirancang khusus untuk 'memanjakan' pelanggan, membuat pengalaman belanja online semudah, seinformatif, dan sepersonal mungkin. Ini bukan hanya tentang harga murah atau pilihan banyak, tetapi tentang menghilangkan hambatan (</text:span><text:span text:style-name="Emphasis"><text:span text:style-name="T1">friction</text:span></text:span><text:span text:style-name="T1">) sekecil apa pun dalam proses belanja.</text:span></text:p>
            <text:p text:style-name="P1">(Keajaiban '1-Click' dan Kontroversi Paten)</text:p>
            <text:p text:style-name="P23"><text:span text:style-name="T1">Salah satu inovasi paling ikonik dan revolusioner adalah fitur pemesanan </text:span><text:span text:style-name="Strong_20_Emphasis"><text:span text:style-name="T1">"1-Click"</text:span></text:span><text:span text:style-name="T1">. Dipatenkan oleh Amazon pada tahun 1999, fitur ini memungkinkan pelanggan yang sudah menyimpan informasi pembayaran dan pengiriman mereka untuk membeli barang hanya dengan satu kali klik tombol mouse, melewati proses </text:span><text:span text:style-name="Emphasis"><text:span text:style-name="T1">checkout</text:span></text:span><text:span text:style-name="T1"> tradisional yang seringkali panjang dan membosankan. Dampaknya luar biasa dalam mendorong pembelian impulsif dan meningkatkan kenyamanan secara drastis. Namun, paten "1-Click" ini juga sangat kontroversial; banyak pihak menganggapnya sebagai paten atas ide bisnis yang terlalu jelas dan menghambat persaingan (Apple bahkan pernah melisensikannya dari Amazon). Terlepas dari kontroversinya, "1-Click" menjadi simbol komitmen Amazon untuk menyederhanakan pengalaman pelanggan hingga ke tingkat ekstrem.</text:span></text:p>
            <text:p text:style-name="P1">(Ulasan Pelanggan: Transparansi Radikal)</text:p>
            <text:p text:style-name="P23"><text:span text:style-name="T1">Inovasi radikal lainnya adalah keputusan Amazon untuk secara terbuka menampilkan </text:span><text:span text:style-name="Strong_20_Emphasis"><text:span text:style-name="T1">ulasan pelanggan (customer reviews)</text:span></text:span><text:span text:style-name="T1">—baik positif maupun negatif—langsung di halaman produk. Pada masanya, ini adalah langkah yang sangat berani. Banyak penerbit dan produsen awalnya memprotes keras, khawatir ulasan negatif akan merusak penjualan. Namun, Bezos bersikeras bahwa transparansi ini penting untuk membantu pelanggan membuat keputusan pembelian yang lebih baik dan membangun kepercayaan jangka panjang. Ternyata, ia benar. Ulasan pelanggan menjadi salah satu fitur paling berharga di Amazon, memberikan </text:span><text:span text:style-name="Emphasis"><text:span text:style-name="T1">social proof</text:span></text:span><text:span text:style-name="T1"> (bukti sosial), wawasan produk </text:span><text:soft-page-break/><text:span text:style-name="T1">yang jujur (meskipun isu ulasan palsu kemudian menjadi tantangan tersendiri), dan pada akhirnya justru seringkali meningkatkan penjualan karena membangun kredibilitas.</text:span></text:p>
            <text:p text:style-name="P1">(Personalisasi Awal dan Upaya Lain)</text:p>
            <text:p text:style-name="P23"><text:span text:style-name="T1">Selain itu, Amazon terus menyempurnakan </text:span><text:span text:style-name="Strong_20_Emphasis"><text:span text:style-name="T1">sistem rekomendasinya</text:span></text:span><text:span text:style-name="T1"> yang dipersonalisasi. Fitur seperti "Pelanggan yang membeli barang ini juga membeli..." atau "Rekomendasi untuk Anda" mulai menjadi lebih canggih (meskipun puncaknya baru tercapai di era berikutnya). Algoritma awal ini mulai menganalisis riwayat pembelian dan penjelajahan pengguna untuk menyarankan produk lain yang mungkin relevan, membantu pelanggan menemukan barang baru di tengah katalog yang semakin luas dan secara signifikan mendorong penjualan tambahan. Inovasi-inovasi lain pada antarmuka pengguna, kemudahan proses pengembalian barang, dan peningkatan layanan pelanggan terus dilakukan, semuanya dengan tujuan akhir yang sama: membangun loyalitas pelanggan dan menjadikan Amazon sebagai tempat pertama—dan seringkali satu-satunya—yang dituju orang untuk berbelanja online.</text:span></text:p>
            <text:p text:style-name="P322"/>
            <text:p text:style-name="P1">Ini adalah akhir dari Bab 2. Silakan berikan perintah "YAX" jika Anda ingin saya melanjutkan ke prompt berikutnya (Prompt untuk Pengantar Bab 3).</text:p>
          </text:section>
          <text:section text:style-name="Sect1" text:name="feedback-form-33">
            <text:p text:style-name="P171"/>
          </text:section>
        </text:section>
        <text:section text:style-name="Sect1" text:name="5dc4bccf170654d5">
          <text:p text:style-name="P1"/>
          <text:section text:style-name="Sect1" text:name="user-query-content-34">
            <text:p text:style-name="P318">yax </text:p>
          </text:section>
          <text:p text:style-name="P171">Tampilkan alur berpikir</text:p>
          <text:section text:style-name="Sect2" text:name="model-response-message-contentr_5dc4bccf170654d5">
            <text:p text:style-name="P1">Baik, kita memasuki Bab 3, dengan memperhatikan konteks waktu saat ini (Rabu, 23 April 2025 pukul 05:57:45 WIB di Indonesia).</text:p>
            <text:p text:style-name="P322"/>
            <text:p text:style-name="P23"><text:span text:style-name="Strong_20_Emphasis"><text:span text:style-name="T1">Prompt yang Dijawab:</text:span></text:span></text:p>
            <text:list xml:id="list4937131218930897216" text:style-name="L57">
              <text:list-item>
                <text:p text:style-name="P215"><text:span text:style-name="Strong_20_Emphasis"><text:span text:style-name="T1">Pengantar Bab 3:</text:span></text:span><text:span text:style-name="T1"> Mesin E-commerce - Dominasi Ritel Online (2005 - Sekarang) </text:span></text:p>
                <text:list>
                  <text:list-item>
                    <text:p text:style-name="P67"><text:span text:style-name="Strong_20_Emphasis"><text:span text:style-name="T1">Prompt:</text:span></text:span><text:span text:style-name="T1"> </text:span></text:p>
                    <text:p text:style-name="P352">"Tulis paragraf pengantar untuk Bab 3. Fokuskan pada periode di mana Amazon mengukuhkan dirinya sebagai <text:soft-page-break/>kekuatan dominan yang tak terbantahkan dalam ritel online (dimulai sekitar tahun 2005 dan berlanjut hingga kini, meskipun beberapa elemen mungkin beririsan dengan bab lain). Jelaskan bagaimana fondasi yang dibangun di bab sebelumnya (Marketplace, logistik awal) kini ditingkatkan dan dioptimalkan menjadi mesin e-commerce yang sangat efisien, terskala, dan berfokus pada pelanggan. Soroti elemen-elemen kunci yang akan menjadi fokus pembahasan bab ini: ledakan Amazon Prime sebagai program loyalitas pengubah permainan, pendewasaan Marketplace hingga menjadi kontributor utama penjualan, kecanggihan teknologi personalisasi melalui algoritma rekomendasi, lompatan besar dalam efisiensi operasional lewat otomatisasi logistik, serta dampak disruptifnya yang semakin nyata terhadap lanskap ritel tradisional. Tekankan tema-tema sentral seperti skala masif, kecepatan layanan, penguncian pelanggan (customer lock-in), dan efisiensi tanpa henti yang menjadi ciri khas era dominasi e-commerce Amazon."</text:p>
                  </text:list-item>
                </text:list>
              </text:list-item>
            </text:list>
            <text:p text:style-name="P322"/>
            <text:p text:style-name="P23"><text:span text:style-name="Strong_20_Emphasis"><text:span text:style-name="T1">Jawaban Prompt:</text:span></text:span></text:p>
            <text:p text:style-name="P23"><text:span text:style-name="T1">Memasuki pertengahan dekade 2000-an dan berlanjut hingga hari ini (April 2025), Amazon tidak lagi sekadar pemain penting di ranah e-commerce; ia telah menjadi </text:span><text:span text:style-name="Strong_20_Emphasis"><text:span text:style-name="T1">mesin dominan</text:span></text:span><text:span text:style-name="T1"> yang menetapkan aturan main dan mengubah ekspektasi konsumen secara global. Jika Bab 2 adalah tentang melebarkan aliran dan membangun fondasi, maka Bab 3 adalah tentang bagaimana Amazon menyempurnakan fondasi tersebut menjadi sebuah sistem operasi ritel online yang luar biasa efisien, terskala secara masif, dan tak tertandingi dalam kemampuannya mengikat loyalitas pelanggan. Ini adalah era di mana Amazon benar-benar mengukuhkan posisinya sebagai raja ritel online yang tak terbantahkan.</text:span></text:p>
            <text:p text:style-name="P23"><text:span text:style-name="T1">Bab ini akan membedah komponen-komponen inti dari mesin e-commerce Amazon yang telah matang ini. Kita akan menyelami fenomena </text:span><text:span text:style-name="Strong_20_Emphasis"><text:span text:style-name="T1">Amazon Prime</text:span></text:span><text:span text:style-name="T1">, program keanggotaan yang diluncurkan pada 2005 dan berevolusi menjadi </text:span><text:soft-page-break/><text:span text:style-name="T1">salah satu 'parit pertahanan' kompetitif paling efektif dalam sejarah bisnis, mengubah cara orang berbelanja dan mengunci mereka dalam ekosistem Amazon. Kita akan melihat bagaimana </text:span><text:span text:style-name="Strong_20_Emphasis"><text:span text:style-name="T1">Marketplace</text:span></text:span><text:span text:style-name="T1"> tumbuh dari sekadar fitur tambahan menjadi pilar utama, menyumbang lebih dari separuh total penjualan barang dan menunjukkan kekuatan model platform Amazon. Kita juga akan mengagumi kecanggihan </text:span><text:span text:style-name="Strong_20_Emphasis"><text:span text:style-name="T1">teknologi personalisasi</text:span></text:span><text:span text:style-name="T1"> melalui algoritma rekomendasi yang semakin pintar, serta menyaksikan lompatan kuantum dalam </text:span><text:span text:style-name="Strong_20_Emphasis"><text:span text:style-name="T1">efisiensi operasional</text:span></text:span><text:span text:style-name="T1"> yang dicapai melalui otomatisasi gudang berskala besar menggunakan robotika. Terakhir, kita akan menganalisis dampak lanjutan dari semua ini: bagaimana dominasi Amazon semakin menekan dan </text:span><text:span text:style-name="Strong_20_Emphasis"><text:span text:style-name="T1">mengubah lanskap ritel tradisional</text:span></text:span><text:span text:style-name="T1"> secara fundamental. Skala, kecepatan, personalisasi, efisiensi tanpa henti, dan penguncian pelanggan—inilah tema-tema sentral yang akan kita jelajahi dalam bab ini, mengungkap bagaimana Amazon membangun dan terus menjalankan mesin ritel onlinenya yang perkasa.</text:span></text:p>
            <text:p text:style-name="P322"/>
            <text:p text:style-name="P1">Silakan berikan perintah "YAX" jika Anda ingin saya melanjutkan ke prompt berikutnya (Prompt untuk Subbab 3.1: "Keajaiban Amazon Prime: Mengubah Loyalitas Pelanggan").</text:p>
          </text:section>
          <text:section text:style-name="Sect1" text:name="feedback-form-34">
            <text:p text:style-name="P171"/>
          </text:section>
        </text:section>
        <text:section text:style-name="Sect1" text:name="8d12168b24f0073e">
          <text:p text:style-name="P1"/>
          <text:section text:style-name="Sect1" text:name="user-query-content-35">
            <text:p text:style-name="P318">yax </text:p>
          </text:section>
          <text:p text:style-name="P171">Tampilkan alur berpikir</text:p>
          <text:section text:style-name="Sect2" text:name="model-response-message-contentr_8d12168b24f0073e">
            <text:p text:style-name="P1">Baik, saya lanjutkan ke pembahasan Amazon Prime, dengan memperhatikan konteks waktu saat ini (Rabu, 23 April 2025 pukul 05:58:07 WIB di Indonesia).</text:p>
            <text:p text:style-name="P322"/>
            <text:p text:style-name="P23"><text:span text:style-name="Strong_20_Emphasis"><text:span text:style-name="T1">Prompt yang Dijawab:</text:span></text:span></text:p>
            <text:list xml:id="list5778551152013095951" text:style-name="L58">
              <text:list-item>
                <text:p text:style-name="P216"><text:span text:style-name="Strong_20_Emphasis"><text:span text:style-name="T1">Subbab 3.1:</text:span></text:span><text:span text:style-name="T1"> Keajaiban Amazon Prime: Mengubah Loyalitas Pelanggan </text:span></text:p>
                <text:list>
                  <text:list-item>
                    <text:p text:style-name="P68"><text:span text:style-name="Strong_20_Emphasis"><text:span text:style-name="T1">Prompt:</text:span></text:span><text:span text:style-name="T1"> </text:span></text:p>
                    <text:p text:style-name="P353">"Bahas secara mendalam peluncuran Amazon Prime pada tahun 2005 dan evolusinya menjadi program loyalitas pelanggan yang sangat sukses. Uraikan proposisi nilai awalnya yang sederhana namun kuat: pengiriman cepat 'gratis' dengan biaya tahunan tetap. Jelaskan bagaimana Amazon secara bertahap <text:soft-page-break/>menambahkan berbagai manfaat (Prime Video, Music, Reading, Photos, dll.) untuk meningkatkan nilai dan 'kekentalan' (stickiness) keanggotaan. Analisis dampak psikologis Prime pada perilaku konsumen: bagaimana ia mengubah persepsi biaya pengiriman, mendorong frekuensi pembelian yang lebih tinggi, dan menciptakan ekosistem yang mengunci pelanggan. Diskusikan peran strategis Prime sebagai 'parit' kompetitif (competitive moat) yang sulit ditiru dan sebagai sumber data berharga tentang pelanggan paling loyal Amazon. Kaitkan dengan konsep 'flywheel' Amazon."</text:p>
                  </text:list-item>
                </text:list>
              </text:list-item>
            </text:list>
            <text:p text:style-name="P322"/>
            <text:p text:style-name="P23"><text:span text:style-name="Strong_20_Emphasis"><text:span text:style-name="T1">Jawaban Prompt:</text:span></text:span></text:p>
            <text:p text:style-name="P1">(Kelahiran Pengubah Permainan)</text:p>
            <text:p text:style-name="P23"><text:span text:style-name="T1">Pada tahun 2005, Amazon meluncurkan sebuah program yang pada awalnya mungkin tampak sederhana, namun terbukti menjadi salah satu inovasi paling cerdas dan berdampak dalam sejarah ritel modern: </text:span><text:span text:style-name="Strong_20_Emphasis"><text:span text:style-name="T1">Amazon Prime</text:span></text:span><text:span text:style-name="T1">. Dengan membayar biaya keanggotaan tahunan yang tetap (awalnya $79 di AS), pelanggan mendapatkan 'hak istimewa' berupa pengiriman dua hari tanpa batas untuk jutaan item yang memenuhi syarat, tanpa biaya tambahan per pesanan. Tawaran ini secara langsung menyerang salah satu hambatan terbesar dalam belanja online saat itu: biaya pengiriman yang seringkali mahal dan membuat pembeli ragu-ragu.</text:span></text:p>
            <text:p text:style-name="P1">(Evolusi Menjadi Bundel Bernilai Tinggi)</text:p>
            <text:p text:style-name="P23"><text:span text:style-name="T1">Kejeniusan Amazon tidak berhenti pada penawaran pengiriman gratis. Secara bertahap dan strategis, Amazon terus menambahkan lapisan nilai pada keanggotaan Prime, mengubahnya dari sekadar program pengiriman menjadi </text:span><text:span text:style-name="Strong_20_Emphasis"><text:span text:style-name="T1">bundel layanan digital dan fisik</text:span></text:span><text:span text:style-name="T1"> yang sangat menarik. Dimulai dengan akses ke layanan streaming video (Prime Video) yang kemudian diperkaya dengan konten orisinal mahal, diikuti oleh streaming musik (Prime Music), akses ke buku dan majalah digital (Prime Reading), penyimpanan foto tanpa batas (Amazon Photos), akses awal ke penawaran kilat (</text:span><text:span text:style-name="Emphasis"><text:span text:style-name="T1">Lightning Deals</text:span></text:span><text:span text:style-name="T1">), dan berbagai manfaat lainnya tergantung wilayah (termasuk mungkin penawaran </text:span><text:soft-page-break/><text:span text:style-name="T1">khusus yang tersedia bagi pelanggan di Indonesia saat ini, April 2025). Setiap tambahan manfaat ini dirancang untuk meningkatkan nilai yang dirasakan pelanggan dan membuat biaya keanggotaan tahunan terasa semakin murah, sehingga semakin sulit bagi pelanggan untuk meninggalkannya.</text:span></text:p>
            <text:p text:style-name="P1">(Dampak Psikologis dan Penguncian Pelanggan)</text:p>
            <text:p text:style-name="P23"><text:span text:style-name="T1">Dampak Prime pada perilaku konsumen sungguh luar biasa. Secara psikologis, setelah membayar biaya keanggotaan, pelanggan merasa 'harus' memaksimalkan manfaatnya dengan lebih sering berbelanja di Amazon untuk memanfaatkan pengiriman 'gratis'. Biaya pengiriman seolah lenyap dari persamaan keputusan pembelian. Hal ini secara signifikan meningkatkan frekuensi belanja dan total nilai pembelanjaan anggota Prime dibandingkan non-anggota. Lebih dari itu, bundel layanan yang terus berkembang menciptakan </text:span><text:span text:style-name="Strong_20_Emphasis"><text:span text:style-name="T1">ekosistem yang sangat 'lengket' (</text:span></text:span><text:span text:style-name="Strong_20_Emphasis"><text:span text:style-name="Emphasis"><text:span text:style-name="T1">sticky</text:span></text:span></text:span><text:span text:style-name="Strong_20_Emphasis"><text:span text:style-name="T1">)</text:span></text:span><text:span text:style-name="T1">. Pelanggan yang sudah terbiasa dengan kemudahan pengiriman Prime, menikmati film di Prime Video, dan menyimpan foto di Amazon Photos, akan berpikir dua kali untuk beralih ke pesaing atau membatalkan keanggotaan mereka. Prime secara efektif 'mengunci' pelanggan dalam orbit Amazon.</text:span></text:p>
            <text:p text:style-name="P1">(Peran Strategis: Parit Pertahanan dan Roda Gila)</text:p>
            <text:p text:style-name="P23"><text:span text:style-name="T1">Secara strategis, Prime adalah mahakarya. Ia berfungsi sebagai </text:span><text:span text:style-name="Strong_20_Emphasis"><text:span text:style-name="T1">'parit pertahanan' (competitive moat)</text:span></text:span><text:span text:style-name="T1"> yang sangat lebar dan dalam. Pesaing sangat sulit meniru kombinasi antara kecepatan pengiriman, seleksi luas, dan bundel manfaat digital yang ditawarkan Prime dalam skala global Amazon. Selain itu, Prime adalah komponen kunci dalam </text:span><text:span text:style-name="Strong_20_Emphasis"><text:span text:style-name="T1">'roda gila' (flywheel)</text:span></text:span><text:span text:style-name="T1"> Amazon: pelanggan Prime berbelanja lebih sering -&gt; meningkatkan volume penjualan -&gt; memungkinkan Amazon menegosiasikan harga lebih baik dan berinvestasi lebih banyak pada logistik -&gt; meningkatkan pengalaman pelanggan -&gt; menarik lebih banyak anggota Prime, dan seterusnya. Basis pelanggan Prime yang besar dan loyal ini juga menjadi sumber data yang sangat berharga bagi Amazon untuk memahami preferensi dan perilaku konsumen terbaiknya, yang kemudian digunakan untuk personalisasi dan pengembangan produk lebih lanjut. Singkatnya, Amazon Prime bukan hanya program loyalitas; ia adalah mesin pertumbuhan dan benteng pertahanan strategis Amazon.</text:span></text:p>
            <text:p text:style-name="P322"/>
            <text:p text:style-name="P1">Silakan berikan perintah "YAX" jika Anda ingin saya melanjutkan ke prompt berikutnya (Prompt untuk Subbab 3.2: "Marketplace: Kekuatan Penjual Pihak <text:soft-page-break/>Ketiga").</text:p>
          </text:section>
          <text:section text:style-name="Sect1" text:name="feedback-form-35">
            <text:p text:style-name="P171"/>
          </text:section>
        </text:section>
        <text:section text:style-name="Sect1" text:name="703a01298507366f">
          <text:p text:style-name="P1"/>
          <text:section text:style-name="Sect1" text:name="user-query-content-36">
            <text:p text:style-name="P318">yax </text:p>
          </text:section>
          <text:p text:style-name="P171">Tampilkan alur berpikir</text:p>
          <text:section text:style-name="Sect2" text:name="model-response-message-contentr_703a01298507366f">
            <text:p text:style-name="P1">Baik, saya lanjutkan ke pembahasan tentang Marketplace Amazon, dengan memperhatikan konteks waktu saat ini (Rabu, 23 April 2025 pukul 05:58:38 WIB di Indonesia).</text:p>
            <text:p text:style-name="P322"/>
            <text:p text:style-name="P23"><text:span text:style-name="Strong_20_Emphasis"><text:span text:style-name="T1">Prompt yang Dijawab:</text:span></text:span></text:p>
            <text:list xml:id="list6508378062374205831" text:style-name="L59">
              <text:list-item>
                <text:p text:style-name="P217"><text:span text:style-name="Strong_20_Emphasis"><text:span text:style-name="T1">Subbab 3.2:</text:span></text:span><text:span text:style-name="T1"> Marketplace: Kekuatan Penjual Pihak Ketiga </text:span></text:p>
                <text:list>
                  <text:list-item>
                    <text:p text:style-name="P69"><text:span text:style-name="Strong_20_Emphasis"><text:span text:style-name="T1">Prompt:</text:span></text:span><text:span text:style-name="T1"> </text:span></text:p>
                    <text:p text:style-name="P354">"Jelaskan secara rinci bagaimana Amazon Marketplace berkembang dari sekadar tambahan menjadi pilar utama bisnis ritel Amazon, di mana penjualan dari penjual pihak ketiga kini melampaui penjualan Amazon sendiri. Analisis dinamika hubungan antara Amazon (sebagai platform) dan jutaan penjual pihak ketiga: bagaimana Amazon menyediakan infrastruktur, jangkauan pelanggan, dan alat bantu (terutama Fulfillment by Amazon/FBA), namun juga menjadi pesaing dan pengatur aturan yang kuat. Uraikan secara detail manfaat dan cara kerja FBA, serta bagaimana FBA merevolusi kemampuan UKM untuk bersaing secara global. Bahas juga sisi kontroversial Marketplace: isu produk palsu, persaingan sengit antar penjual, dan tuduhan bahwa Amazon menggunakan data penjualan pihak ketiga untuk mengembangkan produk merek sendiri (misalnya AmazonBasics). Tekankan skala global dan dampak ekonomi Marketplace."</text:p>
                  </text:list-item>
                </text:list>
              </text:list-item>
            </text:list>
            <text:p text:style-name="P322"/>
            <text:p text:style-name="P23"><text:span text:style-name="Strong_20_Emphasis"><text:span text:style-name="T1">Jawaban Prompt:</text:span></text:span></text:p>
            <text:p text:style-name="P1"><text:soft-page-break/>(Dari Fitur Tambahan Menjadi Pilar Utama)</text:p>
            <text:p text:style-name="P23"><text:span text:style-name="T1">Jika Amazon Prime adalah mesin loyalitas, maka </text:span><text:span text:style-name="Strong_20_Emphasis"><text:span text:style-name="T1">Amazon Marketplace</text:span></text:span><text:span text:style-name="T1"> adalah mesin perluasan seleksi dan skala yang tak tertandingi. Apa yang dimulai sebagai eksperimen di awal tahun 2000-an telah berkembang pesat menjadi jantung operasi ritel Amazon. Pada periode ini (dan berlanjut hingga kini, April 2025), penjualan barang oleh penjual pihak ketiga (</text:span><text:span text:style-name="Emphasis"><text:span text:style-name="T1">third-party sellers</text:span></text:span><text:span text:style-name="T1">) secara konsisten menyumbang </text:span><text:span text:style-name="Strong_20_Emphasis"><text:span text:style-name="T1">lebih dari separuh</text:span></text:span><text:span text:style-name="T1"> total volume barang dagangan bruto (Gross Merchandise Volume - GMV) yang terjual di platform Amazon secara global. Ini bukan lagi fitur sampingan; Marketplace adalah pilar fundamental yang mendefinisikan ulang Amazon sebagai platform e-commerce raksasa, bukan sekadar pengecer online.</text:span></text:p>
            <text:p text:style-name="P1">(Dinamika Hubungan: Platform Sekaligus Pesaing)</text:p>
            <text:p text:style-name="P23"><text:span text:style-name="T1">Hubungan antara Amazon dan jutaan penjual pihak ketiga yang menghuni Marketplace bersifat kompleks: simbiosis mutualisme sekaligus arena persaingan yang terkadang brutal. Di satu sisi, Amazon menyediakan 'lahan bermain' yang sangat berharga: akses ke ratusan juta pelanggan potensial di seluruh dunia (termasuk di pasar seperti Indonesia), infrastruktur pembayaran yang aman, dan alat pemasaran. Puncaknya adalah layanan </text:span><text:span text:style-name="Strong_20_Emphasis"><text:span text:style-name="T1">Fulfillment by Amazon (FBA)</text:span></text:span><text:span text:style-name="T1">. Melalui FBA, penjual (bahkan Usaha Kecil Menengah - UKM) dapat menyimpan produk mereka di gudang Amazon; Amazon kemudian menangani seluruh proses logistik mulai dari penyimpanan, pengambilan, pengepakan, pengiriman (seringkali dengan kecepatan Prime), hingga layanan pelanggan dan pengembalian barang. FBA secara efektif mendemokratisasi akses ke infrastruktur logistik kelas dunia, memungkinkan bisnis kecil bersaing di panggung global yang sebelumnya tak terbayangkan.</text:span></text:p>
            <text:p text:style-name="P23"><text:span text:style-name="T1">Namun, di sisi lain, Amazon juga bertindak sebagai 'tuan rumah' yang menetapkan aturan main, memungut biaya (komisi penjualan, biaya FBA, biaya iklan), dan, yang paling kontroversial, juga </text:span><text:span text:style-name="Strong_20_Emphasis"><text:span text:style-name="T1">berkompetisi langsung</text:span></text:span><text:span text:style-name="T1"> dengan penjual di platformnya sendiri. Peluncuran merek privat Amazon (seperti AmazonBasics untuk elektronik konsumen atau berbagai merek pakaian) seringkali dituduh memanfaatkan data penjualan laris dari penjual pihak ketiga untuk mengidentifikasi peluang pasar dan meluncurkan produk pesaing—sebuah praktik yang menjadi subjek pengawasan regulator antimonopoli.</text:span></text:p>
            <text:p text:style-name="P1">(Kontroversi dan Skala Global)</text:p>
            <text:p text:style-name="P23"><text:span text:style-name="T1">Selain isu persaingan dengan merek Amazon sendiri, Marketplace juga </text:span><text:soft-page-break/><text:span text:style-name="T1">menghadapi tantangan kontroversial lainnya. </text:span><text:span text:style-name="Strong_20_Emphasis"><text:span text:style-name="T1">Produk palsu (counterfeits)</text:span></text:span><text:span text:style-name="T1"> dan penjual 'nakal' menjadi masalah persisten yang sulit diberantas sepenuhnya meskipun Amazon telah berinvestasi besar dalam teknologi dan tim moderasi. Persaingan antar penjual untuk mendapatkan visibilitas (terutama di halaman pertama hasil pencarian) juga sangat sengit, seringkali mendorong perang harga atau taktik pemasaran yang agresif.</text:span></text:p>
            <text:p text:style-name="P1">Meskipun demikian, dampak ekonomi dan skala global Marketplace tidak dapat disangkal. Ia telah memberdayakan jutaan pengusaha di seluruh dunia, menciptakan ekosistem bisnis yang luas, dan secara dramatis memperluas pilihan produk yang tersedia bagi konsumen hingga ke tingkat yang belum pernah terjadi sebelumnya. Marketplace adalah perwujudan paling nyata dari visi Amazon sebagai "toko segalanya", sebuah platform dinamis tempat kekuatan pasar dan inovasi (serta kontroversi) terus beradu.</text:p>
            <text:p text:style-name="P322"/>
            <text:p text:style-name="P1">Silakan berikan perintah "YAX" jika Anda ingin saya melanjutkan ke prompt berikutnya (Prompt untuk Subbab 3.3: "Algoritma Rekomendasi: Mesin Personalisasi yang Tak Terlihat").</text:p>
          </text:section>
          <text:section text:style-name="Sect1" text:name="feedback-form-36">
            <text:p text:style-name="P171"/>
          </text:section>
        </text:section>
        <text:section text:style-name="Sect1" text:name="ff14b93ae4ed6160">
          <text:p text:style-name="P1"/>
          <text:section text:style-name="Sect1" text:name="user-query-content-37">
            <text:p text:style-name="P318">yax </text:p>
          </text:section>
          <text:p text:style-name="P171">Tampilkan alur berpikir</text:p>
          <text:section text:style-name="Sect2" text:name="model-response-message-contentr_ff14b93ae4ed6160">
            <text:p text:style-name="P1">Baik, saya lanjutkan ke pembahasan tentang 'mesin' di balik layar Amazon, dengan memperhatikan konteks waktu saat ini (Rabu, 23 April 2025 pukul 05:59:06 WIB di Indonesia).</text:p>
            <text:p text:style-name="P322"/>
            <text:p text:style-name="P23"><text:span text:style-name="Strong_20_Emphasis"><text:span text:style-name="T1">Prompt yang Dijawab:</text:span></text:span></text:p>
            <text:list xml:id="list5589241240422628172" text:style-name="L60">
              <text:list-item>
                <text:p text:style-name="P218"><text:span text:style-name="Strong_20_Emphasis"><text:span text:style-name="T1">Subbab 3.3:</text:span></text:span><text:span text:style-name="T1"> Algoritma Rekomendasi: Mesin Personalisasi yang Tak Terlihat </text:span></text:p>
                <text:list>
                  <text:list-item>
                    <text:p text:style-name="P70"><text:span text:style-name="Strong_20_Emphasis"><text:span text:style-name="T1">Prompt:</text:span></text:span><text:span text:style-name="T1"> </text:span></text:p>
                    <text:p text:style-name="P387"><text:span text:style-name="T1">"Bahas secara mendalam kecanggihan 'mesin personalisasi tak terlihat' Amazon: algoritma rekomendasinya. Jelaskan bagaimana sistem ini berevolusi dari teknik sederhana menjadi sangat </text:span><text:soft-page-break/><text:span text:style-name="T1">kompleks, menggunakan metode seperti </text:span><text:span text:style-name="Emphasis"><text:span text:style-name="T1">collaborative filtering</text:span></text:span><text:span text:style-name="T1"> dan </text:span><text:span text:style-name="Emphasis"><text:span text:style-name="T1">item-to-item collaborative filtering</text:span></text:span><text:span text:style-name="T1"> (yang dipelopori Amazon), serta </text:span><text:span text:style-name="Emphasis"><text:span text:style-name="T1">machine learning</text:span></text:span><text:span text:style-name="T1"> terkini. Uraikan jenis data apa saja yang menjadi 'bahan bakar' algoritma ini (riwayat pembelian, barang yang dilihat, item di keranjang, daftar keinginan, bahkan pergerakan kursor). Analisis dampak signifikan sistem rekomendasi ini terhadap peningkatan penjualan (sales uplift), penemuan produk (product discovery) bagi pelanggan, dan penciptaan pengalaman belanja yang terasa unik dan personal. Diskusikan bagaimana algoritma ini terus menerus diuji (A/B testing) dan ditingkatkan untuk memaksimalkan relevansi dan efektivitasnya. Singgung secara singkat potensi implikasi etis jika relevan (misalnya, 'filter bubble')."</text:span></text:p>
                  </text:list-item>
                </text:list>
              </text:list-item>
            </text:list>
            <text:p text:style-name="P322"/>
            <text:p text:style-name="P23"><text:span text:style-name="Strong_20_Emphasis"><text:span text:style-name="T1">Jawaban Prompt:</text:span></text:span></text:p>
            <text:p text:style-name="P1">(Mesin Personalisasi di Balik Layar)</text:p>
            <text:p text:style-name="P23"><text:span text:style-name="T1">Di balik antarmuka Amazon yang tampak rapi, bekerja sebuah 'mesin' yang tak kasat mata namun sangat kuat dalam membentuk pengalaman belanja kita: </text:span><text:span text:style-name="Strong_20_Emphasis"><text:span text:style-name="T1">algoritma rekomendasi</text:span></text:span><text:span text:style-name="T1">. Jika Anda pernah merasa Amazon 'seperti tahu' apa yang Anda inginkan atau butuhkan selanjutnya, itu adalah hasil kerja keras sistem personalisasi ini. Jauh dari sekadar menampilkan produk populer, Amazon telah menjadi pionir dalam menggunakan data dan kecerdasan buatan untuk menciptakan pengalaman belanja yang terasa unik bagi setiap individu, termasuk bagi jutaan penggunanya di Indonesia saat ini (April 2025).</text:span></text:p>
            <text:p text:style-name="P1">(Evolusi Teknologi Rekomendasi)</text:p>
            <text:p text:style-name="P23"><text:span text:style-name="T1">Sistem rekomendasi Amazon telah berevolusi secara signifikan. Awalnya mungkin menggunakan teknik yang lebih sederhana, namun Amazon dengan cepat memelopori dan menyempurnakan metode seperti </text:span><text:span text:style-name="Strong_20_Emphasis"><text:span text:style-name="Emphasis"><text:span text:style-name="T1">collaborative filtering</text:span></text:span></text:span><text:span text:style-name="T1">. Teknik ini bekerja dengan menganalisis pola perilaku jutaan pengguna: jika orang A dan orang B cenderung menyukai atau membeli barang-barang yang sama, dan orang A baru saja membeli barang X, maka sistem akan merekomendasikan barang X kepada orang B. Amazon kemudian </text:span><text:soft-page-break/><text:span text:style-name="T1">mengembangkan varian yang lebih efisien dan efektif yang dikenal sebagai </text:span><text:span text:style-name="Strong_20_Emphasis"><text:span text:style-name="Emphasis"><text:span text:style-name="T1">item-to-item collaborative filtering</text:span></text:span></text:span><text:span text:style-name="T1">, yang menganalisis hubungan antar barang ("Pelanggan yang membeli barang ini juga membeli...") daripada hanya antar pengguna. Kini, dengan kemajuan </text:span><text:span text:style-name="Emphasis"><text:span text:style-name="T1">machine learning</text:span></text:span><text:span text:style-name="T1"> (ML), algoritma ini menjadi jauh lebih kompleks, mampu memproses dan belajar dari berbagai sinyal secara </text:span><text:span text:style-name="Emphasis"><text:span text:style-name="T1">real-time</text:span></text:span><text:span text:style-name="T1">.</text:span></text:p>
            <text:p text:style-name="P1">(Bahan Bakar Data dan Dampak Bisnis)</text:p>
            <text:p text:style-name="P23"><text:span text:style-name="T1">'Bahan bakar' untuk mesin rekomendasi ini adalah </text:span><text:span text:style-name="Strong_20_Emphasis"><text:span text:style-name="T1">data perilaku pengguna</text:span></text:span><text:span text:style-name="T1"> dalam jumlah masif: setiap klik, setiap pencarian, setiap barang yang Anda masukkan (atau keluarkan) dari keranjang, setiap ulasan yang Anda baca atau tulis, daftar keinginan (</text:span><text:span text:style-name="Emphasis"><text:span text:style-name="T1">wish list</text:span></text:span><text:span text:style-name="T1">) Anda, riwayat pembelian lengkap Anda, bahkan mungkin berapa lama Anda melihat suatu produk atau ke mana kursor mouse Anda bergerak. Semua data ini (yang dikumpulkan secara agregat dan seringkali anonim untuk analisis pola) diolah untuk membangun profil preferensi Anda dan memprediksi apa yang mungkin menarik minat Anda selanjutnya.</text:span></text:p>
            <text:p text:style-name="P23"><text:span text:style-name="T1">Dampaknya terhadap bisnis Amazon sangat signifikan. Rekomendasi yang relevan secara dramatis </text:span><text:span text:style-name="Strong_20_Emphasis"><text:span text:style-name="T1">meningkatkan penjualan</text:span></text:span><text:span text:style-name="T1"> (diperkirakan menyumbang sebagian besar dari total penjualan), membantu pelanggan </text:span><text:span text:style-name="Strong_20_Emphasis"><text:span text:style-name="T1">menemukan produk baru</text:span></text:span><text:span text:style-name="T1"> di tengah katalog raksasa yang mungkin terlewatkan jika hanya mengandalkan pencarian manual, dan yang terpenting, menciptakan </text:span><text:span text:style-name="Strong_20_Emphasis"><text:span text:style-name="T1">pengalaman belanja yang terasa personal dan efisien</text:span></text:span><text:span text:style-name="T1">, membuat pelanggan merasa 'dipahami' dan cenderung kembali lagi. Amazon terus menerus melakukan pengujian A/B (</text:span><text:span text:style-name="Emphasis"><text:span text:style-name="T1">A/B testing</text:span></text:span><text:span text:style-name="T1">) pada algoritma dan antarmuka rekomendasinya untuk melihat apa yang paling efektif dalam mendorong konversi.</text:span></text:p>
            <text:p text:style-name="P1">(Implikasi dan Catatan Kritis)</text:p>
            <text:p text:style-name="P23"><text:span text:style-name="T1">Meskipun sangat efektif, kecanggihan sistem rekomendasi ini juga menimbulkan pertanyaan. Seberapa jauh personalisasi ini 'membantu' versus 'memanipulasi' pilihan konsumen? Ada juga kekhawatiran tentang potensi terciptanya </text:span><text:span text:style-name="Strong_20_Emphasis"><text:span text:style-name="T1">'filter bubble'</text:span></text:span><text:span text:style-name="T1">, di mana pengguna hanya terus-menerus disuguhi produk atau ide yang serupa dengan preferensi mereka sebelumnya, sehingga membatasi paparan terhadap hal-hal baru atau berbeda. Namun, tak dapat disangkal bahwa mesin personalisasi tak terlihat ini adalah salah satu senjata rahasia paling ampuh dalam arsenal dominasi e-commerce Amazon.</text:span></text:p>
            <text:p text:style-name="P322"><text:soft-page-break/></text:p>
            <text:p text:style-name="P1">Silakan berikan perintah "YAX" jika Anda ingin saya melanjutkan ke prompt berikutnya (Prompt untuk Subbab 3.4: "Efisiensi Tanpa Henti: Otomatisasi Gudang dan Logistik Canggih").</text:p>
          </text:section>
          <text:section text:style-name="Sect1" text:name="feedback-form-37">
            <text:p text:style-name="P171"/>
          </text:section>
        </text:section>
        <text:section text:style-name="Sect1" text:name="34313f576b64ce2f">
          <text:p text:style-name="P1"/>
          <text:section text:style-name="Sect1" text:name="user-query-content-38">
            <text:p text:style-name="P318">yax </text:p>
          </text:section>
          <text:p text:style-name="P171">Tampilkan alur berpikir</text:p>
          <text:section text:style-name="Sect2" text:name="model-response-message-contentr_34313f576b64ce2f">
            <text:p text:style-name="P1">Baik, saya lanjutkan ke pembahasan efisiensi operasional Amazon, dengan memperhatikan konteks waktu saat ini (Rabu, 23 April 2025 pukul 05:59:33 WIB di Indonesia).</text:p>
            <text:p text:style-name="P322"/>
            <text:p text:style-name="P23"><text:span text:style-name="Strong_20_Emphasis"><text:span text:style-name="T1">Prompt yang Dijawab:</text:span></text:span></text:p>
            <text:list xml:id="list2024114162795211731" text:style-name="L61">
              <text:list-item>
                <text:p text:style-name="P219"><text:span text:style-name="Strong_20_Emphasis"><text:span text:style-name="T1">Subbab 3.4:</text:span></text:span><text:span text:style-name="T1"> Efisiensi Tanpa Henti: Otomatisasi Gudang dan Logistik Canggih </text:span></text:p>
                <text:list>
                  <text:list-item>
                    <text:p text:style-name="P71"><text:span text:style-name="Strong_20_Emphasis"><text:span text:style-name="T1">Prompt:</text:span></text:span><text:span text:style-name="T1"> </text:span></text:p>
                    <text:p text:style-name="P388"><text:span text:style-name="T1">"Jelaskan secara detail lompatan kuantum dalam efisiensi operasional Amazon yang dicapai melalui otomatisasi gudang (pusat pemenuhan) dan teknologi logistik canggih. Fokus pada akuisisi Kiva Systems (sekarang Amazon Robotics) pada tahun 2012 dan bagaimana penggunaan robot-robot oranye ini merevolusi proses </text:span><text:span text:style-name="Emphasis"><text:span text:style-name="T1">picking</text:span></text:span><text:span text:style-name="T1"> dan </text:span><text:span text:style-name="Emphasis"><text:span text:style-name="T1">stowing</text:span></text:span><text:span text:style-name="T1"> barang di gudang. Uraikan teknologi otomatisasi lain yang diterapkan (misalnya, lengan robotik untuk tugas tertentu, sistem sortir otomatis, mesin pengemasan otomatis). Analisis bagaimana investasi besar dalam otomatisasi ini secara dramatis meningkatkan kecepatan pemrosesan pesanan, mengurangi biaya per unit, memungkinkan penskalaan operasi yang masif, dan mendukung janji pengiriman cepat (seperti untuk Prime). Diskusikan juga implikasi dari otomatisasi ini terhadap peran dan kondisi kerja para pekerja manusia di gudang Amazon."</text:span></text:p>
                  </text:list-item>
                </text:list>
              </text:list-item>
            </text:list>
            <text:p text:style-name="P322"><text:soft-page-break/></text:p>
            <text:p text:style-name="P23"><text:span text:style-name="Strong_20_Emphasis"><text:span text:style-name="T1">Jawaban Prompt:</text:span></text:span></text:p>
            <text:p text:style-name="P1">(Lompatan Kuantum Efisiensi Melalui Robotika)</text:p>
            <text:p text:style-name="P23"><text:span text:style-name="T1">Jika kecepatan dan keandalan adalah kunci sukses e-commerce Amazon, maka mesin di balik layar yang memungkinkannya adalah </text:span><text:span text:style-name="Strong_20_Emphasis"><text:span text:style-name="T1">efisiensi operasional tanpa henti</text:span></text:span><text:span text:style-name="T1"> di jaringan pusat pemenuhannya (gudang). Salah satu lompatan kuantum terbesar dalam efisiensi ini terjadi setelah Amazon melakukan akuisisi strategis senilai $775 juta pada tahun 2012 terhadap </text:span><text:span text:style-name="Strong_20_Emphasis"><text:span text:style-name="T1">Kiva Systems</text:span></text:span><text:span text:style-name="T1">, sebuah perusahaan robotika gudang, yang kemudian diubah namanya menjadi </text:span><text:span text:style-name="Strong_20_Emphasis"><text:span text:style-name="T1">Amazon Robotics</text:span></text:span><text:span text:style-name="T1">. Langkah ini tidak hanya memberikan Amazon akses eksklusif ke teknologi Kiva (mereka berhenti menjualnya ke perusahaan lain), tetapi juga merevolusi cara kerja di dalam gudang-gudang Amazon di seluruh dunia.</text:span></text:p>
            <text:p text:style-name="P1">(Cara Kerja Robot Kiva dan Dampaknya)</text:p>
            <text:p text:style-name="P23"><text:span text:style-name="T1">Teknologi inti Kiva adalah sistem </text:span><text:span text:style-name="Strong_20_Emphasis"><text:span text:style-name="Emphasis"><text:span text:style-name="T1">goods-to-person</text:span></text:span></text:span><text:span text:style-name="T1"> (barang-ke-orang). Alih-alih pekerja manusia berjalan menyusuri lorong-lorong gudang yang luas untuk mencari dan mengambil barang (</text:span><text:span text:style-name="Emphasis"><text:span text:style-name="T1">picking</text:span></text:span><text:span text:style-name="T1">), robot-robot Kiva—unit otonom berbentuk kotak berwarna oranye yang bergerak rendah di lantai—akan meluncur di bawah rak penyimpanan barang (</text:span><text:span text:style-name="Emphasis"><text:span text:style-name="T1">pods</text:span></text:span><text:span text:style-name="T1">), mengangkatnya, dan membawanya langsung ke stasiun kerja tempat pekerja manusia berdiri. Pekerja kemudian mengambil item yang dibutuhkan (dibantu oleh sistem pemindai cahaya) dari rak tersebut, dan robot Kiva akan membawa rak itu kembali ke tempat penyimpanan (atau ke stasiun kerja lain). Sistem ini menghasilkan beberapa keuntungan dramatis:</text:span></text:p>
            <text:list xml:id="list4660385710912994315" text:style-name="L62">
              <text:list-item>
                <text:p text:style-name="P220"><text:span text:style-name="Strong_20_Emphasis"><text:span text:style-name="T1">Peningkatan Kepadatan Penyimpanan:</text:span></text:span><text:span text:style-name="T1"> Karena rak bisa ditempatkan jauh lebih rapat (tidak perlu lorong lebar untuk manusia), kapasitas penyimpanan gudang meningkat signifikan (bisa 50% lebih banyak barang). </text:span></text:p>
              </text:list-item>
              <text:list-item>
                <text:p text:style-name="P220"><text:span text:style-name="Strong_20_Emphasis"><text:span text:style-name="T1">Percepatan Proses Pengambilan:</text:span></text:span><text:span text:style-name="T1"> Waktu yang dibutuhkan untuk mengambil barang pesanan berkurang drastis karena waktu berjalan pekerja dieliminasi. </text:span></text:p>
              </text:list-item>
              <text:list-item>
                <text:p text:style-name="P72"><text:span text:style-name="Strong_20_Emphasis"><text:span text:style-name="T1">Pengurangan Kesalahan:</text:span></text:span><text:span text:style-name="T1"> Sistem terkomputerisasi membantu mengurangi kesalahan pengambilan barang. </text:span></text:p>
              </text:list-item>
            </text:list>
            <text:p text:style-name="P1">(Otomatisasi Lebih Lanjut dan Hasil Akhir)</text:p>
            <text:p text:style-name="P23"><text:span text:style-name="T1">Investasi Amazon dalam otomatisasi tidak berhenti pada robot Kiva. Mereka </text:span><text:soft-page-break/><text:span text:style-name="T1">terus mengembangkan dan menerapkan teknologi lain seperti </text:span><text:span text:style-name="Strong_20_Emphasis"><text:span text:style-name="T1">lengan robotik</text:span></text:span><text:span text:style-name="T1"> (dengan nama seperti Robin, Sparrow, Cardinal) untuk tugas-tugas spesifik seperti memindahkan kotak, menyortir barang, atau bahkan mengambil item individual; </text:span><text:span text:style-name="Strong_20_Emphasis"><text:span text:style-name="T1">sistem konveyor cerdas</text:span></text:span><text:span text:style-name="T1"> yang mengarahkan paket secara otomatis; serta </text:span><text:span text:style-name="Strong_20_Emphasis"><text:span text:style-name="T1">mesin pengemasan otomatis</text:span></text:span><text:span text:style-name="T1"> yang dapat memilih ukuran kotak yang tepat dan mengemas barang dengan minimal intervensi manusia.</text:span></text:p>
            <text:p text:style-name="P23"><text:span text:style-name="T1">Hasil akhir dari semua investasi besar dalam otomatisasi ini adalah peningkatan luar biasa dalam </text:span><text:span text:style-name="Strong_20_Emphasis"><text:span text:style-name="T1">kecepatan pemrosesan pesanan</text:span></text:span><text:span text:style-name="T1">, </text:span><text:span text:style-name="Strong_20_Emphasis"><text:span text:style-name="T1">pengurangan biaya operasional per unit</text:span></text:span><text:span text:style-name="T1">, dan kemampuan untuk </text:span><text:span text:style-name="Strong_20_Emphasis"><text:span text:style-name="T1">menskalakan operasi</text:span></text:span><text:span text:style-name="T1"> secara masif untuk menangani volume pesanan yang terus meledak (terutama selama event seperti Prime Day atau musim liburan). Efisiensi inilah yang menjadi tulang punggung kemampuan Amazon untuk menawarkan pengiriman cepat secara konsisten, termasuk layanan pengiriman di hari yang sama atau hari berikutnya bagi anggota Prime di banyak wilayah—sebuah standar layanan yang kini diharapkan oleh konsumen global, termasuk di Indonesia.</text:span></text:p>
            <text:p text:style-name="P1">(Implikasi bagi Pekerja Manusia)</text:p>
            <text:p text:style-name="P1">Namun, otomatisasi berskala besar ini juga menimbulkan pertanyaan dan kekhawatiran mengenai dampaknya pada pekerja manusia. Meskipun Amazon berargumen bahwa robotika menciptakan jenis pekerjaan baru (seperti teknisi robot) dan membuat pekerjaan yang tersisa lebih aman atau efisien, kritik tetap muncul mengenai potensi hilangnya pekerjaan di masa depan, peningkatan target kinerja bagi pekerja manusia yang bekerja bersama robot, dan isu-isu terkait kondisi kerja di lingkungan yang sangat terotomatisasi dan terukur ini (seperti yang dibahas di Bab 7 dan 9). Perdebatan mengenai keseimbangan antara efisiensi otomatisasi dan kesejahteraan pekerja manusia terus menjadi bagian penting dari narasi Amazon.</text:p>
            <text:p text:style-name="P322"/>
            <text:p text:style-name="P1">Silakan berikan perintah "YAX" jika Anda ingin saya melanjutkan ke prompt berikutnya (Prompt untuk Subbab 3.5: "Tantangan Ritel Fisik: Persaingan dan Dampaknya").</text:p>
          </text:section>
          <text:section text:style-name="Sect1" text:name="feedback-form-38">
            <text:p text:style-name="P171"/>
          </text:section>
        </text:section>
        <text:section text:style-name="Sect1" text:name="7bf0c3912ba2ca8b">
          <text:p text:style-name="P1"/>
          <text:section text:style-name="Sect1" text:name="user-query-content-39">
            <text:p text:style-name="P318">yax </text:p>
          </text:section>
          <text:p text:style-name="P171">Tampilkan alur berpikir</text:p>
          <text:section text:style-name="Sect2" text:name="model-response-message-contentr_7bf0c3912ba2ca8b">
            <text:p text:style-name="P1"><text:soft-page-break/>Baik, saya lanjutkan ke pembahasan dampak Amazon pada ritel fisik, dengan memperhatikan konteks waktu saat ini (Rabu, 23 April 2025 pukul 05:59:58 WIB di Indonesia).</text:p>
            <text:p text:style-name="P322"/>
            <text:p text:style-name="P23"><text:span text:style-name="Strong_20_Emphasis"><text:span text:style-name="T1">Prompt yang Dijawab:</text:span></text:span></text:p>
            <text:list xml:id="list5277617163215628339" text:style-name="L63">
              <text:list-item>
                <text:p text:style-name="P221"><text:span text:style-name="Strong_20_Emphasis"><text:span text:style-name="T1">Subbab 3.5:</text:span></text:span><text:span text:style-name="T1"> Tantangan Ritel Fisik: Persaingan dan Dampaknya </text:span></text:p>
                <text:list>
                  <text:list-item>
                    <text:p text:style-name="P73"><text:span text:style-name="Strong_20_Emphasis"><text:span text:style-name="T1">Prompt:</text:span></text:span><text:span text:style-name="T1"> </text:span></text:p>
                    <text:p text:style-name="P355">"Analisis secara mendalam dampak disruptif Amazon terhadap industri ritel fisik (brick-and-mortar) selama periode dominasinya. Jelaskan konsep 'Efek Amazon' (Amazon Effect): bagaimana kehadiran dan praktik bisnis Amazon (harga kompetitif, seleksi luas, pengiriman cepat, layanan pelanggan) memberikan tekanan luar biasa pada pengecer tradisional. Berikan contoh-contoh nyata bagaimana berbagai sektor ritel (toko buku, elektronik, mainan, department store) terpengaruh secara signifikan, termasuk penutupan toko massal dan kebangkrutan beberapa nama besar (misalnya, Borders, Toys 'R' Us, Sears di AS). Diskusikan berbagai strategi respons yang diadopsi oleh pengecer fisik untuk bertahan dan bersaing (misalnya, pengembangan strategi omnichannel, investasi pada pengalaman di dalam toko, fokus pada ceruk pasar). Bingkai Amazon bukan hanya sebagai pesaing, tetapi sebagai kekuatan transformasional yang secara fundamental mengubah ekspektasi konsumen dan lanskap ritel global."</text:p>
                  </text:list-item>
                </text:list>
              </text:list-item>
            </text:list>
            <text:p text:style-name="P322"/>
            <text:p text:style-name="P23"><text:span text:style-name="Strong_20_Emphasis"><text:span text:style-name="T1">Jawaban Prompt:</text:span></text:span></text:p>
            <text:p text:style-name="P1">(Efek Amazon: Mengubah Lanskap Ritel)</text:p>
            <text:p text:style-name="P23"><text:span text:style-name="T1">Dominasi mesin e-commerce Amazon tidak hanya tentang kesuksesan internal perusahaan; dampaknya terasa kuat dan seringkali menyakitkan bagi para pemain lama di industri ritel fisik (</text:span><text:span text:style-name="Emphasis"><text:span text:style-name="T1">brick-and-mortar</text:span></text:span><text:span text:style-name="T1">). Fenomena ini begitu signifikan sehingga melahirkan istilahnya sendiri: </text:span><text:span text:style-name="Strong_20_Emphasis"><text:span text:style-name="T1">"Efek Amazon" (Amazon </text:span></text:span><text:soft-page-break/><text:span text:style-name="Strong_20_Emphasis"><text:span text:style-name="T1">Effect)</text:span></text:span><text:span text:style-name="T1">. Konsep ini merujuk pada tekanan luar biasa yang diberikan oleh kehadiran dan praktik bisnis Amazon terhadap pengecer tradisional di berbagai sektor. Dengan menawarkan harga yang sangat kompetitif (seringkali lebih rendah karena struktur biaya yang berbeda), seleksi produk yang seolah tak terbatas, kenyamanan belanja dari mana saja kapan saja, dan standar pengiriman cepat yang dipopulerkan oleh Prime, Amazon secara fundamental mengubah ekspektasi konsumen dan meningkatkan standar persaingan secara drastis.</text:span></text:p>
            <text:p text:style-name="P1">(Korban dan Dampak Sektoral)</text:p>
            <text:p text:style-name="P1">Dampak ini paling terasa di negara-negara tempat Amazon memiliki kehadiran yang kuat sejak awal, terutama Amerika Serikat. Sektor-sektor ritel tertentu menjadi 'korban' awal yang paling nyata:</text:p>
            <text:list xml:id="list721818760794245053" text:style-name="L64">
              <text:list-item>
                <text:p text:style-name="P222"><text:span text:style-name="Strong_20_Emphasis"><text:span text:style-name="T1">Toko Buku:</text:span></text:span><text:span text:style-name="T1"> Ironisnya, industri yang pertama kali dimasuki Amazon juga yang pertama merasakan dampaknya secara masif. Jaringan toko buku besar seperti Borders di AS bangkrut pada tahun 2011, sebagian besar karena ketidakmampuan bersaing dengan harga dan seleksi Amazon. </text:span></text:p>
              </text:list-item>
              <text:list-item>
                <text:p text:style-name="P222"><text:span text:style-name="Strong_20_Emphasis"><text:span text:style-name="T1">Elektronik Konsumen:</text:span></text:span><text:span text:style-name="T1"> Pengecer elektronik menghadapi tekanan harga yang hebat dan fenomena </text:span><text:span text:style-name="Emphasis"><text:span text:style-name="T1">showrooming</text:span></text:span><text:span text:style-name="T1"> (pelanggan melihat barang di toko fisik lalu membelinya lebih murah secara online di Amazon). </text:span></text:p>
              </text:list-item>
              <text:list-item>
                <text:p text:style-name="P222"><text:span text:style-name="Strong_20_Emphasis"><text:span text:style-name="T1">Mainan:</text:span></text:span><text:span text:style-name="T1"> Kebangkrutan ikonik Toys 'R' Us di AS pada 2017-2018 seringkali juga dikaitkan dengan tekanan persaingan dari Amazon dan perubahan perilaku belanja konsumen. </text:span></text:p>
              </text:list-item>
              <text:list-item>
                <text:p text:style-name="P74"><text:span text:style-name="Strong_20_Emphasis"><text:span text:style-name="T1">Department Store:</text:span></text:span><text:span text:style-name="T1"> Banyak department store tradisional mengalami penurunan penjualan yang tajam, penutupan toko massal, dan beberapa bahkan bangkrut (seperti Sears di AS), karena kesulitan bersaing dengan kenyamanan dan harga Amazon, serta perubahan selera konsumen. </text:span></text:p>
              </text:list-item>
            </text:list>
            <text:p text:style-name="P1">Meskipun dinamika persaingan e-commerce di Indonesia mungkin melibatkan pemain regional besar lainnya di samping Amazon, 'Efek Amazon' secara global telah turut membentuk ekspektasi konsumen Indonesia terhadap harga, kecepatan pengiriman, dan kemudahan belanja online secara umum.</text:p>
            <text:p text:style-name="P1">(Respons Pengecer Tradisional: Adaptasi atau Mati)</text:p>
            <text:p text:style-name="P23"><text:span text:style-name="T1">Menghadapi tekanan ini, pengecer fisik tidak punya pilihan selain beradaptasi atau menghadapi risiko kehancuran. Strategi respons utama yang muncul adalah </text:span><text:span text:style-name="Strong_20_Emphasis"><text:span text:style-name="T1">omnichannel</text:span></text:span><text:span text:style-name="T1">, yaitu upaya mengintegrasikan pengalaman belanja online dan offline secara mulus. Ini mencakup investasi besar pada platform e-</text:span><text:soft-page-break/><text:span text:style-name="T1">commerce sendiri, menawarkan opsi 'klik-dan-ambil' (</text:span><text:span text:style-name="Emphasis"><text:span text:style-name="T1">click-and-collect</text:span></text:span><text:span text:style-name="T1">) di mana pelanggan memesan online dan mengambil di toko, memanfaatkan toko fisik sebagai pusat pemenuhan mini untuk pengiriman lokal, serta berinvestasi untuk menjadikan pengalaman berbelanja di toko fisik lebih menarik (misalnya melalui layanan personal, acara khusus, atau desain toko yang lebih baik). Beberapa pengecer juga mencoba bertahan dengan fokus pada ceruk pasar yang lebih spesifik atau membangun hubungan pelanggan yang lebih kuat.</text:span></text:p>
            <text:p text:style-name="P1">(Kekuatan Transformasional)</text:p>
            <text:p text:style-name="P23"><text:span text:style-name="T1">Pada akhirnya, 'Efek Amazon' menunjukkan bahwa Amazon bukan sekadar pesaing biasa di pasar ritel. Ia telah bertindak sebagai </text:span><text:span text:style-name="Strong_20_Emphasis"><text:span text:style-name="T1">kekuatan transformasional</text:span></text:span><text:span text:style-name="T1"> yang memaksa seluruh industri untuk mengevaluasi kembali model bisnisnya, berinvestasi besar dalam teknologi, dan secara fundamental mengubah cara mereka melayani pelanggan. Lanskap ritel global hari ini (April 2025) adalah bukti nyata dari dampak disruptif yang dimulai dari sebuah toko buku online sederhana dua dekade sebelumnya.</text:span></text:p>
            <text:p text:style-name="P322"/>
            <text:p text:style-name="P1">Ini adalah akhir dari Bab 3. Silakan berikan perintah "YAX" jika Anda ingin saya melanjutkan ke prompt berikutnya (Prompt untuk Pengantar Bab 4).</text:p>
          </text:section>
          <text:section text:style-name="Sect1" text:name="feedback-form-39">
            <text:p text:style-name="P171"/>
          </text:section>
        </text:section>
        <text:section text:style-name="Sect1" text:name="a709da17793c7b29">
          <text:p text:style-name="P1"/>
          <text:section text:style-name="Sect1" text:name="user-query-content-40">
            <text:p text:style-name="P318">yax </text:p>
          </text:section>
          <text:p text:style-name="P171">Tampilkan alur berpikir</text:p>
          <text:section text:style-name="Sect2" text:name="model-response-message-contentr_a709da17793c7b29">
            <text:p text:style-name="P1">Baik, kita memasuki Bab 4, dengan memperhatikan konteks waktu saat ini (Rabu, 23 April 2025 pukul 06:00:30 WIB di Indonesia).</text:p>
            <text:p text:style-name="P322"/>
            <text:p text:style-name="P23"><text:span text:style-name="Strong_20_Emphasis"><text:span text:style-name="T1">Prompt yang Dijawab:</text:span></text:span></text:p>
            <text:list xml:id="list1380663152403870762" text:style-name="L65">
              <text:list-item>
                <text:p text:style-name="P223"><text:span text:style-name="Strong_20_Emphasis"><text:span text:style-name="T1">Pengantar Bab 4:</text:span></text:span><text:span text:style-name="T1"> Awan Kekuatan - Revolusi Amazon Web Services (AWS) (2006 - Sekarang) </text:span></text:p>
                <text:list>
                  <text:list-item>
                    <text:p text:style-name="P75"><text:span text:style-name="Strong_20_Emphasis"><text:span text:style-name="T1">Prompt:</text:span></text:span><text:span text:style-name="T1"> </text:span></text:p>
                    <text:p text:style-name="P389"><text:span text:style-name="T1">"Tulis paragraf pengantar untuk Bab 4. Posisikan bab ini sebagai penyelaman mendalam ke dalam Amazon Web Services (AWS), pilar bisnis Amazon yang sangat berbeda namun sangat menguntungkan, yang sering </text:span><text:soft-page-break/><text:span text:style-name="T1">disebut 'mesin laba' perusahaan. Ingatkan kembali cikal bakalnya yang dibahas di Bab 2, lalu jelaskan bagaimana sejak peluncuran resminya pada tahun 2006, AWS memicu revolusi </text:span><text:span text:style-name="Emphasis"><text:span text:style-name="T1">cloud computing</text:span></text:span><text:span text:style-name="T1">. Definisikan secara singkat konsep </text:span><text:span text:style-name="Emphasis"><text:span text:style-name="T1">cloud computing</text:span></text:span><text:span text:style-name="T1"> (menyewa sumber daya komputasi sesuai permintaan via internet) dan tekankan peran pionir AWS dalam mempopulerkannya. Soroti tema-tema utama bab ini: dominasi pasar AWS yang luar biasa, ragam pelanggannya yang luas, kecepatan inovasi layanannya yang tak tertandingi, persaingan yang semakin ketat, dan dampak transformasionalnya pada cara perusahaan membangun dan mengelola infrastruktur teknologi. Tegaskan bahwa memahami AWS adalah kunci untuk memahami kekuatan dan profitabilitas Amazon modern."</text:span></text:p>
                  </text:list-item>
                </text:list>
              </text:list-item>
            </text:list>
            <text:p text:style-name="P322"/>
            <text:p text:style-name="P23"><text:span text:style-name="Strong_20_Emphasis"><text:span text:style-name="T1">Jawaban Prompt:</text:span></text:span></text:p>
            <text:p text:style-name="P23"><text:span text:style-name="T1">Jika sebagian besar dunia mengenal Amazon sebagai raksasa ritel online, maka Bab 4 ini akan membawa kita menyelami sisi lain yang, meskipun seringkali beroperasi 'di balik awan' dan tak terlihat langsung oleh konsumen akhir, justru menjadi </text:span><text:span text:style-name="Strong_20_Emphasis"><text:span text:style-name="T1">mesin laba utama</text:span></text:span><text:span text:style-name="T1"> dan pilar kekuatan teknologi Amazon modern: </text:span><text:span text:style-name="Strong_20_Emphasis"><text:span text:style-name="T1">Amazon Web Services (AWS)</text:span></text:span><text:span text:style-name="T1">. Kita telah menyentuh cikal bakalnya di Bab 2—bagaimana solusi cerdas untuk tantangan infrastruktur internal Amazon sendiri secara tak terduga melahirkan bisnis baru. Kini, kita akan melihat bagaimana, sejak peluncuran layanan intinya pada tahun 2006, AWS tidak hanya tumbuh menjadi bisnis bernilai ratusan miliar dolar, tetapi juga memicu dan memimpin revolusi </text:span><text:span text:style-name="Strong_20_Emphasis"><text:span text:style-name="Emphasis"><text:span text:style-name="T1">cloud computing</text:span></text:span></text:span><text:span text:style-name="T1"> secara global.</text:span></text:p>
            <text:p text:style-name="P23"><text:span text:style-name="T1">Apa itu </text:span><text:span text:style-name="Emphasis"><text:span text:style-name="T1">cloud computing</text:span></text:span><text:span text:style-name="T1">? Secara sederhana, bayangkan menyewa sumber daya komputasi—seperti daya prosesor, kapasitas penyimpanan data, atau basis data—sesuai kebutuhan Anda melalui internet, sama seperti Anda membayar tagihan listrik bulanan, alih-alih harus membeli dan memelihara pembangkit listrik (atau server) sendiri. AWS adalah pionir yang mempopulerkan model infrastruktur sebagai layanan (</text:span><text:span text:style-name="Emphasis"><text:span text:style-name="T1">Infrastructure as a Service</text:span></text:span><text:span text:style-name="T1"> - IaaS) ini dalam skala besar. Bab ini akan mengupas tuntas fenomena AWS: bagaimana ia bisa meraih </text:span><text:soft-page-break/><text:span text:style-name="Strong_20_Emphasis"><text:span text:style-name="T1">dominasi pasar</text:span></text:span><text:span text:style-name="T1"> yang begitu kuat dan bertahan lama? Siapa saja </text:span><text:span text:style-name="Strong_20_Emphasis"><text:span text:style-name="T1">pelanggannya</text:span></text:span><text:span text:style-name="T1"> yang sangat beragam, mulai dari startup teknologi hingga lembaga pemerintah (termasuk yang mendukung banyak layanan digital yang kita gunakan di Indonesia)? Bagaimana AWS mempertahankan </text:span><text:span text:style-name="Strong_20_Emphasis"><text:span text:style-name="T1">kecepatan inovasi</text:span></text:span><text:span text:style-name="T1"> layanan yang luar biasa? Bagaimana dinamika </text:span><text:span text:style-name="Strong_20_Emphasis"><text:span text:style-name="T1">persaingannya</text:span></text:span><text:span text:style-name="T1"> dengan raksasa teknologi lain seperti Microsoft Azure dan Google Cloud? Dan yang terpenting, bagaimana AWS secara fundamental </text:span><text:span text:style-name="Strong_20_Emphasis"><text:span text:style-name="T1">mengubah cara perusahaan</text:span></text:span><text:span text:style-name="T1"> di seluruh dunia membangun, menerapkan, dan mengelola teknologi? Memahami AWS bukan lagi sekadar memahami divisi teknis Amazon; ia adalah kunci untuk memahami sumber kekuatan finansial dan pengaruh infrastruktur digital Amazon yang sesungguhnya di abad ke-21 ini (hingga April 2025).</text:span></text:p>
            <text:p text:style-name="P322"/>
            <text:p text:style-name="P1">Silakan berikan perintah "YAX" jika Anda ingin saya melanjutkan ke prompt berikutnya (Prompt untuk Subbab 4.1: "Apa Itu Cloud Computing dan Mengapa AWS Merajai?").</text:p>
          </text:section>
          <text:section text:style-name="Sect1" text:name="feedback-form-40">
            <text:p text:style-name="P171"/>
          </text:section>
        </text:section>
        <text:section text:style-name="Sect1" text:name="0d0828209b33782a">
          <text:p text:style-name="P1"/>
          <text:section text:style-name="Sect1" text:name="user-query-content-41">
            <text:p text:style-name="P318">yax </text:p>
          </text:section>
          <text:p text:style-name="P171">Tampilkan alur berpikir</text:p>
          <text:section text:style-name="Sect2" text:name="model-response-message-contentr_0d0828209b33782a">
            <text:p text:style-name="P1">Baik, saya lanjutkan ke penjelasan dasar tentang cloud computing dan dominasi AWS, dengan memperhatikan konteks waktu saat ini (Rabu, 23 April 2025 pukul 06:00:53 WIB di Indonesia).</text:p>
            <text:p text:style-name="P322"/>
            <text:p text:style-name="P23"><text:span text:style-name="Strong_20_Emphasis"><text:span text:style-name="T1">Prompt yang Dijawab:</text:span></text:span></text:p>
            <text:list xml:id="list4287623077248950965" text:style-name="L66">
              <text:list-item>
                <text:p text:style-name="P224"><text:span text:style-name="Strong_20_Emphasis"><text:span text:style-name="T1">Subbab 4.1:</text:span></text:span><text:span text:style-name="T1"> Apa Itu Cloud Computing dan Mengapa AWS Merajai? </text:span></text:p>
                <text:list>
                  <text:list-item>
                    <text:p text:style-name="P76"><text:span text:style-name="Strong_20_Emphasis"><text:span text:style-name="T1">Prompt:</text:span></text:span><text:span text:style-name="T1"> </text:span></text:p>
                    <text:p text:style-name="P390"><text:span text:style-name="T1">"Jelaskan konsep dasar </text:span><text:span text:style-name="Emphasis"><text:span text:style-name="T1">cloud computing</text:span></text:span><text:span text:style-name="T1"> dengan bahasa yang mudah dipahami oleh masyarakat awam. Gunakan analogi (seperti listrik atau air dari utilitas publik) untuk menjelaskan model </text:span><text:span text:style-name="Emphasis"><text:span text:style-name="T1">Infrastructure as a Service</text:span></text:span><text:span text:style-name="T1"> (IaaS), </text:span><text:span text:style-name="Emphasis"><text:span text:style-name="T1">Platform as a Service</text:span></text:span><text:span text:style-name="T1"> (PaaS), dan </text:span><text:span text:style-name="Emphasis"><text:span text:style-name="T1">Software as a Service</text:span></text:span><text:span text:style-name="T1"> (SaaS), serta fokus pada IaaS sebagai inti awal AWS. Uraikan secara rinci proposisi nilai fundamental yang ditawarkan AWS kepada </text:span><text:soft-page-break/><text:span text:style-name="T1">pelanggan: penghapusan kebutuhan investasi modal besar di muka untuk perangkat keras, model bayar sesuai pemakaian (</text:span><text:span text:style-name="Emphasis"><text:span text:style-name="T1">pay-as-you-go</text:span></text:span><text:span text:style-name="T1">), kemampuan untuk menskalakan sumber daya naik atau turun secara instan (</text:span><text:span text:style-name="Emphasis"><text:span text:style-name="T1">elasticity</text:span></text:span><text:span text:style-name="T1">), keandalan tinggi, dan jangkauan global. Analisis faktor-faktor kunci mengapa AWS mampu meraih dan mempertahankan posisi dominan di pasar </text:span><text:span text:style-name="Emphasis"><text:span text:style-name="T1">cloud</text:span></text:span><text:span text:style-name="T1"> begitu lama: keuntungan sebagai penggerak pertama (</text:span><text:span text:style-name="Emphasis"><text:span text:style-name="T1">first-mover advantage</text:span></text:span><text:span text:style-name="T1">), strategi harga yang agresif dan seringnya pemotongan harga, portofolio layanan yang paling luas dan mendalam, serta keunggulan operasional yang diwarisi dari pengalaman menjalankan Amazon.com. Jelaskan siklus virtuous-nya."</text:span></text:p>
                  </text:list-item>
                </text:list>
              </text:list-item>
            </text:list>
            <text:p text:style-name="P322"/>
            <text:p text:style-name="P23"><text:span text:style-name="Strong_20_Emphasis"><text:span text:style-name="T1">Jawaban Prompt:</text:span></text:span></text:p>
            <text:p text:style-name="P1">(Analogi Cloud Computing: Seperti Langganan Listrik)</text:p>
            <text:p text:style-name="P23"><text:span text:style-name="T1">Sebelum ada </text:span><text:span text:style-name="Emphasis"><text:span text:style-name="T1">cloud computing</text:span></text:span><text:span text:style-name="T1">, jika sebuah perusahaan ingin menjalankan aplikasi atau menyimpan data, mereka harus membeli, memasang, dan memelihara server fisik mereka sendiri di pusat data pribadi. Ini seperti harus membangun pembangkit listrik sendiri hanya untuk menyalakan lampu di rumah—sangat mahal, rumit, dan tidak efisien. </text:span><text:span text:style-name="Strong_20_Emphasis"><text:span text:style-name="Emphasis"><text:span text:style-name="T1">Cloud computing</text:span></text:span></text:span><text:span text:style-name="T1"> mengubah semua itu. Konsep dasarnya adalah </text:span><text:span text:style-name="Strong_20_Emphasis"><text:span text:style-name="T1">menyewa sumber daya komputasi (seperti daya prosesor, penyimpanan data, jaringan, perangkat lunak) sesuai kebutuhan melalui internet, dari penyedia layanan besar</text:span></text:span><text:span text:style-name="T1">. Analogi terbaiknya adalah seperti berlangganan listrik atau air dari perusahaan utilitas publik (PLN atau PDAM): Anda cukup menyalakan keran atau saklar, menggunakan sebanyak yang Anda butuhkan, dan membayar tagihan berdasarkan pemakaian Anda di akhir bulan, tanpa perlu pusing memikirkan pemeliharaan pembangkit atau jaringan distribusinya.</text:span></text:p>
            <text:p text:style-name="P23"><text:span text:style-name="T1">Ada beberapa tingkatan layanan </text:span><text:span text:style-name="Emphasis"><text:span text:style-name="T1">cloud</text:span></text:span><text:span text:style-name="T1">:</text:span></text:p>
            <text:list xml:id="list3856941735535109906" text:style-name="L67">
              <text:list-item>
                <text:p text:style-name="P225"><text:span text:style-name="Strong_20_Emphasis"><text:span text:style-name="T1">IaaS (Infrastructure as a Service):</text:span></text:span><text:span text:style-name="T1"> Ini seperti menyewa 'lahan dan bangunan dasar' infrastruktur IT—server virtual (EC2 di AWS), penyimpanan data mentah (S3 di AWS), jaringan virtual (VPC di AWS). </text:span><text:soft-page-break/><text:span text:style-name="T1">Anda masih perlu mengelola sistem operasi dan aplikasi di atasnya. Inilah fokus awal dan inti dari AWS. </text:span></text:p>
              </text:list-item>
              <text:list-item>
                <text:p text:style-name="P225"><text:span text:style-name="Strong_20_Emphasis"><text:span text:style-name="T1">PaaS (Platform as a Service):</text:span></text:span><text:span text:style-name="T1"> Ini seperti menyewa 'lahan, bangunan, </text:span><text:span text:style-name="Emphasis"><text:span text:style-name="T1">plus</text:span></text:span><text:span text:style-name="T1"> alat-alat pertukangan'. Penyedia </text:span><text:span text:style-name="Emphasis"><text:span text:style-name="T1">cloud</text:span></text:span><text:span text:style-name="T1"> tidak hanya menyediakan infrastruktur dasar, tetapi juga platform (seperti sistem operasi, database terkelola, alat pengembangan) sehingga Anda bisa fokus membangun aplikasi tanpa mengurus infrastruktur di bawahnya. </text:span></text:p>
              </text:list-item>
              <text:list-item>
                <text:p text:style-name="P77"><text:span text:style-name="Strong_20_Emphasis"><text:span text:style-name="T1">SaaS (Software as a Service):</text:span></text:span><text:span text:style-name="T1"> Ini seperti menyewa 'rumah berperabot lengkap siap huni'. Anda langsung menggunakan perangkat lunak jadi melalui internet (contoh: Gmail, Microsoft 365, Netflix), tanpa perlu memikirkan infrastruktur atau platform sama sekali. </text:span></text:p>
              </text:list-item>
            </text:list>
            <text:p text:style-name="P1">(Proposisi Nilai Fundamental AWS)</text:p>
            <text:p text:style-name="P1">Mengapa model ini, khususnya IaaS yang dipelopori AWS, begitu menarik bagi bisnis (dari startup hingga korporasi)? AWS menawarkan proposisi nilai yang sangat kuat:</text:p>
            <text:list xml:id="list6708203884587739227" text:style-name="L68">
              <text:list-item>
                <text:p text:style-name="P226"><text:span text:style-name="Strong_20_Emphasis"><text:span text:style-name="T1">Tanpa Investasi Modal Awal (CapEx ke OpEx):</text:span></text:span><text:span text:style-name="T1"> Perusahaan tidak perlu lagi mengeluarkan biaya besar di muka untuk membeli server dan membangun pusat data. Biaya IT berubah menjadi biaya operasional bulanan (</text:span><text:span text:style-name="Emphasis"><text:span text:style-name="T1">pay-as-you-go</text:span></text:span><text:span text:style-name="T1">). </text:span></text:p>
              </text:list-item>
              <text:list-item>
                <text:p text:style-name="P226"><text:span text:style-name="Strong_20_Emphasis"><text:span text:style-name="T1">Bayar Sesuai Pemakaian:</text:span></text:span><text:span text:style-name="T1"> Anda hanya membayar sumber daya yang benar-benar Anda gunakan, seringkali hingga hitungan jam atau bahkan detik. </text:span></text:p>
              </text:list-item>
              <text:list-item>
                <text:p text:style-name="P226"><text:span text:style-name="Strong_20_Emphasis"><text:span text:style-name="T1">Skalabilitas Elastis:</text:span></text:span><text:span text:style-name="T1"> Butuh 100 server untuk menangani lonjakan trafik promo Lebaran? Anda bisa menyediakannya dalam hitungan menit. Setelah promo selesai, Anda bisa mematikannya lagi dan berhenti membayar. Kemampuan menambah atau mengurangi kapasitas secara instan ini disebut </text:span><text:span text:style-name="Emphasis"><text:span text:style-name="T1">elasticity</text:span></text:span><text:span text:style-name="T1">. </text:span></text:p>
              </text:list-item>
              <text:list-item>
                <text:p text:style-name="P226"><text:span text:style-name="Strong_20_Emphasis"><text:span text:style-name="T1">Kecepatan dan Kelincahan:</text:span></text:span><text:span text:style-name="T1"> Perusahaan bisa meluncurkan aplikasi atau layanan baru jauh lebih cepat karena tidak perlu menunggu pengadaan perangkat keras. </text:span></text:p>
              </text:list-item>
              <text:list-item>
                <text:p text:style-name="P226"><text:span text:style-name="Strong_20_Emphasis"><text:span text:style-name="T1">Keandalan dan Keamanan:</text:span></text:span><text:span text:style-name="T1"> AWS mengoperasikan pusat data berskala global dengan tingkat keandalan dan keamanan yang sulit ditandingi oleh kebanyakan perusahaan individual. </text:span></text:p>
              </text:list-item>
              <text:list-item>
                <text:p text:style-name="P78"><text:span text:style-name="Strong_20_Emphasis"><text:span text:style-name="T1">Jangkauan Global:</text:span></text:span><text:span text:style-name="T1"> AWS memiliki infrastruktur di seluruh dunia, memungkinkan perusahaan melayani pelanggan di berbagai negara dengan latensi rendah. </text:span></text:p>
              </text:list-item>
            </text:list>
            <text:p text:style-name="P1"><text:soft-page-break/>(Mengapa AWS Merajai?)</text:p>
            <text:p text:style-name="P23"><text:span text:style-name="T1">AWS berhasil menjadi pemimpin pasar </text:span><text:span text:style-name="Emphasis"><text:span text:style-name="T1">cloud</text:span></text:span><text:span text:style-name="T1"> yang dominan dan mempertahankannya begitu lama (meski persaingan semakin ketat) karena kombinasi beberapa faktor kunci:</text:span></text:p>
            <text:list xml:id="list672222816589322773" text:style-name="L69">
              <text:list-item>
                <text:p text:style-name="P227"><text:span text:style-name="Strong_20_Emphasis"><text:span text:style-name="T1">Penggerak Pertama (</text:span></text:span><text:span text:style-name="Strong_20_Emphasis"><text:span text:style-name="Emphasis"><text:span text:style-name="T1">First-Mover Advantage</text:span></text:span></text:span><text:span text:style-name="Strong_20_Emphasis"><text:span text:style-name="T1">):</text:span></text:span><text:span text:style-name="T1"> Mereka memulai lebih awal (sekitar 2006), memberikan mereka waktu bertahun-tahun untuk membangun teknologi, skala, basis pelanggan, dan ekosistem sebelum pesaing serius muncul. </text:span></text:p>
              </text:list-item>
              <text:list-item>
                <text:p text:style-name="P227"><text:span text:style-name="Strong_20_Emphasis"><text:span text:style-name="T1">Portofolio Layanan Terluas dan Terdalam:</text:span></text:span><text:span text:style-name="T1"> AWS menawarkan pilihan layanan </text:span><text:span text:style-name="Emphasis"><text:span text:style-name="T1">cloud</text:span></text:span><text:span text:style-name="T1"> yang jauh lebih banyak dan matang dibandingkan pesaing mana pun, mencakup hampir semua kebutuhan IT yang bisa dibayangkan. </text:span></text:p>
              </text:list-item>
              <text:list-item>
                <text:p text:style-name="P227"><text:span text:style-name="Strong_20_Emphasis"><text:span text:style-name="T1">Harga Kompetitif dan Terus Turun:</text:span></text:span><text:span text:style-name="T1"> AWS terkenal sering melakukan pemotongan harga seiring dengan peningkatan skala operasinya, membuatnya menarik bagi berbagai segmen pasar. </text:span></text:p>
              </text:list-item>
              <text:list-item>
                <text:p text:style-name="P227"><text:span text:style-name="Strong_20_Emphasis"><text:span text:style-name="T1">Keunggulan Operasional:</text:span></text:span><text:span text:style-name="T1"> Pengalaman bertahun-tahun menjalankan infrastruktur masif untuk Amazon.com memberikan AWS keahlian operasional yang sulit ditiru dalam hal efisiensi, keandalan, dan keamanan. </text:span></text:p>
              </text:list-item>
              <text:list-item>
                <text:p text:style-name="P79"><text:span text:style-name="Strong_20_Emphasis"><text:span text:style-name="T1">Siklus Menguntungkan (</text:span></text:span><text:span text:style-name="Strong_20_Emphasis"><text:span text:style-name="Emphasis"><text:span text:style-name="T1">Virtuous Cycle</text:span></text:span></text:span><text:span text:style-name="Strong_20_Emphasis"><text:span text:style-name="T1">):</text:span></text:span><text:span text:style-name="T1"> Skala besar memungkinkan AWS menawarkan harga lebih rendah dan berinvestasi lebih banyak dalam inovasi -&gt; menarik lebih banyak pelanggan -&gt; meningkatkan skala lebih lanjut -&gt; memungkinkan harga lebih rendah lagi, dan seterusnya. </text:span></text:p>
              </text:list-item>
            </text:list>
            <text:p text:style-name="P1">Kombinasi faktor-faktor inilah yang menjadikan AWS bukan hanya pionir, tetapi juga penguasa 'awan' komputasi selama bertahun-tahun.</text:p>
            <text:p text:style-name="P322"/>
            <text:p text:style-name="P1">Silakan berikan perintah "YAX" jika Anda ingin saya melanjutkan ke prompt berikutnya (Prompt untuk Subbab 4.2: "Dari Startup hingga Korporasi Raksasa: Siapa Saja Pengguna AWS?").</text:p>
          </text:section>
          <text:section text:style-name="Sect1" text:name="feedback-form-41">
            <text:p text:style-name="P171"/>
          </text:section>
        </text:section>
        <text:section text:style-name="Sect1" text:name="b4b8155e506a782b">
          <text:p text:style-name="P1"/>
          <text:section text:style-name="Sect1" text:name="user-query-content-42">
            <text:p text:style-name="P318">yax </text:p>
          </text:section>
          <text:p text:style-name="P171">Tampilkan alur berpikir</text:p>
          <text:section text:style-name="Sect2" text:name="model-response-message-contentr_b4b8155e506a782b">
            <text:p text:style-name="P1">Baik, saya lanjutkan ke pembahasan mengenai siapa saja yang menggunakan <text:soft-page-break/>AWS, dengan memperhatikan konteks waktu saat ini (Rabu, 23 April 2025 pukul 06:02:57 WIB di Indonesia).</text:p>
            <text:p text:style-name="P322"/>
            <text:p text:style-name="P23"><text:span text:style-name="Strong_20_Emphasis"><text:span text:style-name="T1">Prompt yang Dijawab:</text:span></text:span></text:p>
            <text:list xml:id="list3564554951624033891" text:style-name="L70">
              <text:list-item>
                <text:p text:style-name="P228"><text:span text:style-name="Strong_20_Emphasis"><text:span text:style-name="T1">Subbab 4.2:</text:span></text:span><text:span text:style-name="T1"> Dari Startup hingga Korporasi Raksasa: Siapa Saja Pengguna AWS? </text:span></text:p>
                <text:list>
                  <text:list-item>
                    <text:p text:style-name="P80"><text:span text:style-name="Strong_20_Emphasis"><text:span text:style-name="T1">Prompt:</text:span></text:span><text:span text:style-name="T1"> </text:span></text:p>
                    <text:p text:style-name="P391"><text:span text:style-name="T1">"Gambarkan secara jelas betapa luas dan beragamnya basis pelanggan AWS, membantah anggapan bahwa ini hanya untuk perusahaan teknologi. Berikan contoh-contoh konkret pengguna AWS dari berbagai skala dan sektor: </text:span><text:span text:style-name="Emphasis"><text:span text:style-name="T1">startup</text:span></text:span><text:span text:style-name="T1"> teknologi ikonik yang 'lahir di awan' (seperti Netflix, Airbnb, Slack), korporasi raksasa dan perusahaan Fortune 500 yang bermigrasi ke </text:span><text:span text:style-name="Emphasis"><text:span text:style-name="T1">cloud</text:span></text:span><text:span text:style-name="T1"> (seperti General Electric, Capital One, Johnson &amp; Johnson), lembaga pemerintah (termasuk kontrak besar dengan CIA atau departemen pertahanan), institusi pendidikan, dan organisasi nirlaba. Untuk beberapa contoh, jelaskan </text:span><text:span text:style-name="Emphasis"><text:span text:style-name="T1">mengapa</text:span></text:span><text:span text:style-name="T1"> mereka memilih AWS (misalnya, </text:span><text:span text:style-name="Emphasis"><text:span text:style-name="T1">startup</text:span></text:span><text:span text:style-name="T1"> butuh skalabilitas cepat dan biaya awal rendah, perusahaan besar butuh kelincahan dan inovasi, pemerintah butuh keamanan dan kepatuhan). Tekankan bagaimana AWS telah mendemokratisasi akses ke infrastruktur teknologi canggih dan menjadi fondasi bagi begitu banyak layanan digital yang kita gunakan sehari-hari."</text:span></text:p>
                  </text:list-item>
                </text:list>
              </text:list-item>
            </text:list>
            <text:p text:style-name="P322"/>
            <text:p text:style-name="P23"><text:span text:style-name="Strong_20_Emphasis"><text:span text:style-name="T1">Jawaban Prompt:</text:span></text:span></text:p>
            <text:p text:style-name="P1">(Spektrum Pelanggan yang Luas)</text:p>
            <text:p text:style-name="P23"><text:span text:style-name="T1">Salah satu kunci kekuatan AWS adalah kemampuannya melayani spektrum pelanggan yang luar biasa luas, jauh melampaui sekadar perusahaan teknologi. Dari startup garasi hingga lembaga pemerintahan paling sensitif, infrastruktur awan AWS telah menjadi fondasi bagi operasi digital di hampir semua sektor industri yang bisa dibayangkan. Ini membuktikan fleksibilitas dan daya tarik </text:span><text:soft-page-break/><text:span text:style-name="T1">model </text:span><text:span text:style-name="Emphasis"><text:span text:style-name="T1">cloud computing</text:span></text:span><text:span text:style-name="T1"> yang dipeloporinya.</text:span></text:p>
            <text:p text:style-name="P1">(Contoh Pengguna dari Berbagai Skala dan Sektor)</text:p>
            <text:p text:style-name="P1">Mari kita lihat beberapa contoh konkret untuk menggambarkan keragaman ini:</text:p>
            <text:list xml:id="list6470502231813355750" text:style-name="L71">
              <text:list-item>
                <text:p text:style-name="P229"><text:span text:style-name="Strong_20_Emphasis"><text:span text:style-name="Emphasis"><text:span text:style-name="T1">Startup</text:span></text:span></text:span><text:span text:style-name="Strong_20_Emphasis"><text:span text:style-name="T1"> Teknologi &amp; 'Unicorn':</text:span></text:span><text:span text:style-name="T1"> Banyak nama besar di dunia teknologi modern 'lahir' dan tumbuh besar di atas infrastruktur AWS. Contoh klasik termasuk </text:span><text:span text:style-name="Strong_20_Emphasis"><text:span text:style-name="T1">Netflix</text:span></text:span><text:span text:style-name="T1">, yang mengandalkan skalabilitas masif AWS untuk menangani </text:span><text:span text:style-name="Emphasis"><text:span text:style-name="T1">streaming</text:span></text:span><text:span text:style-name="T1"> video globalnya; </text:span><text:span text:style-name="Strong_20_Emphasis"><text:span text:style-name="T1">Airbnb</text:span></text:span><text:span text:style-name="T1">, yang membutuhkan fleksibilitas untuk menangani lonjakan pemesanan; atau </text:span><text:span text:style-name="Strong_20_Emphasis"><text:span text:style-name="T1">Slack</text:span></text:span><text:span text:style-name="T1">, platform komunikasi bisnis. Bagi </text:span><text:span text:style-name="Emphasis"><text:span text:style-name="T1">startup</text:span></text:span><text:span text:style-name="T1">, AWS menawarkan keuntungan krusial: kemampuan untuk memulai dengan biaya rendah (tanpa investasi server mahal), menskalakan sumber daya secara instan seiring pertumbuhan pengguna, dan fokus pada pengembangan produk inti daripada mengelola infrastruktur. </text:span></text:p>
              </text:list-item>
              <text:list-item>
                <text:p text:style-name="P229"><text:span text:style-name="Strong_20_Emphasis"><text:span text:style-name="T1">Korporasi Raksasa (Enterprise):</text:span></text:span><text:span text:style-name="T1"> Perusahaan-perusahaan besar dan mapan dari berbagai industri—seperti </text:span><text:span text:style-name="Strong_20_Emphasis"><text:span text:style-name="T1">General Electric (GE)</text:span></text:span><text:span text:style-name="T1"> di bidang manufaktur, </text:span><text:span text:style-name="Strong_20_Emphasis"><text:span text:style-name="T1">Capital One</text:span></text:span><text:span text:style-name="T1"> di sektor keuangan, atau </text:span><text:span text:style-name="Strong_20_Emphasis"><text:span text:style-name="T1">Johnson &amp; Johnson</text:span></text:span><text:span text:style-name="T1"> di farmasi—juga semakin banyak yang memindahkan beban kerja signifikan mereka ke AWS. Motivasi mereka seringkali adalah untuk meningkatkan kelincahan (</text:span><text:span text:style-name="Emphasis"><text:span text:style-name="T1">agility</text:span></text:span><text:span text:style-name="T1">), mempercepat inovasi, mengurangi biaya operasional pusat data internal, dan memanfaatkan layanan AWS yang lebih canggih seperti analisis data atau </text:span><text:span text:style-name="Emphasis"><text:span text:style-name="T1">machine learning</text:span></text:span><text:span text:style-name="T1">. </text:span></text:p>
              </text:list-item>
              <text:list-item>
                <text:p text:style-name="P229"><text:span text:style-name="Strong_20_Emphasis"><text:span text:style-name="T1">Sektor Publik dan Pemerintahan:</text:span></text:span><text:span text:style-name="T1"> AWS telah berhasil memenangkan kepercayaan dari berbagai lembaga pemerintah di seluruh dunia, termasuk kontrak-kontrak besar dan sensitif seperti pembangunan </text:span><text:span text:style-name="Emphasis"><text:span text:style-name="T1">cloud</text:span></text:span><text:span text:style-name="T1"> pribadi untuk </text:span><text:span text:style-name="Strong_20_Emphasis"><text:span text:style-name="T1">CIA</text:span></text:span><text:span text:style-name="T1"> (Badan Intelijen Pusat AS) atau melayani berbagai departemen pertahanan. Bagi sektor publik, AWS menawarkan kombinasi keamanan tingkat tinggi, kepatuhan terhadap regulasi yang ketat, keandalan, dan kemampuan untuk menskalakan layanan publik digital. </text:span></text:p>
              </text:list-item>
              <text:list-item>
                <text:p text:style-name="P81"><text:span text:style-name="Strong_20_Emphasis"><text:span text:style-name="T1">Pendidikan dan Nirlaba:</text:span></text:span><text:span text:style-name="T1"> Banyak universitas, lembaga riset, dan organisasi nirlaba juga memanfaatkan AWS untuk kebutuhan komputasi riset, hosting situs web, analisis data, atau menjalankan aplikasi mereka dengan biaya yang lebih efisien. </text:span></text:p>
              </text:list-item>
            </text:list>
            <text:p text:style-name="P1">(Demokratisasi Teknologi dan Dampak Sehari-hari)</text:p>
            <text:p text:style-name="P23"><text:span text:style-name="T1">Keberhasilan AWS melayani segmen yang begitu beragam menunjukkan bagaimana </text:span><text:span text:style-name="Emphasis"><text:span text:style-name="T1">cloud computing</text:span></text:span><text:span text:style-name="T1"> telah </text:span><text:span text:style-name="Strong_20_Emphasis"><text:span text:style-name="T1">mendemokratisasi akses ke infrastruktur </text:span></text:span><text:soft-page-break/><text:span text:style-name="Strong_20_Emphasis"><text:span text:style-name="T1">teknologi canggih</text:span></text:span><text:span text:style-name="T1">. Sebelumnya, hanya perusahaan besar dengan anggaran IT miliaran dolar yang mampu memiliki kapasitas komputasi dan penyimpanan berskala global. Kini, berkat AWS, </text:span><text:span text:style-name="Emphasis"><text:span text:style-name="T1">startup</text:span></text:span><text:span text:style-name="T1"> kecil atau bahkan pengembang individu dapat mengakses kekuatan teknologi yang sama dengan model bayar-sesuai-pemakaian. Konsekuensinya terasa dalam kehidupan kita sehari-hari: banyak aplikasi di ponsel Anda, situs web berita yang Anda baca, layanan </text:span><text:span text:style-name="Emphasis"><text:span text:style-name="T1">streaming</text:span></text:span><text:span text:style-name="T1"> yang Anda nikmati, platform belanja online lokal (banyak </text:span><text:span text:style-name="Emphasis"><text:span text:style-name="T1">unicorn</text:span></text:span><text:span text:style-name="T1"> dan startup teknologi di Indonesia, misalnya, juga merupakan pelanggan besar AWS), bahkan mungkin beberapa layanan pemerintah digital, berjalan di atas infrastruktur 'tak terlihat' yang disediakan oleh AWS. Ia benar-benar telah menjadi salah satu fondasi utama ekonomi digital global saat ini.</text:span></text:p>
            <text:p text:style-name="P322"/>
            <text:p text:style-name="P1">Silakan berikan perintah "YAX" jika Anda ingin saya melanjutkan ke prompt berikutnya (Prompt untuk Subbab 4.3: "Inovasi Tanpa Henti di Awan: Layanan Baru dan Dampaknya").</text:p>
          </text:section>
          <text:section text:style-name="Sect1" text:name="feedback-form-42">
            <text:p text:style-name="P171"/>
          </text:section>
        </text:section>
        <text:section text:style-name="Sect1" text:name="62d88cb1682c861b">
          <text:p text:style-name="P1"/>
          <text:section text:style-name="Sect1" text:name="user-query-content-43">
            <text:p text:style-name="P318">yax </text:p>
          </text:section>
          <text:p text:style-name="P171">Tampilkan alur berpikir</text:p>
          <text:section text:style-name="Sect2" text:name="model-response-message-contentr_62d88cb1682c861b">
            <text:p text:style-name="P1">Baik, saya lanjutkan ke pembahasan tentang inovasi layanan di AWS, dengan memperhatikan konteks waktu saat ini (Rabu, 23 April 2025 pukul 06:50:48 WIB di Indonesia).</text:p>
            <text:p text:style-name="P322"/>
            <text:p text:style-name="P23"><text:span text:style-name="Strong_20_Emphasis"><text:span text:style-name="T1">Prompt yang Dijawab:</text:span></text:span></text:p>
            <text:list xml:id="list1501094061248789055" text:style-name="L72">
              <text:list-item>
                <text:p text:style-name="P230"><text:span text:style-name="Strong_20_Emphasis"><text:span text:style-name="T1">Subbab 4.3:</text:span></text:span><text:span text:style-name="T1"> Inovasi Tanpa Henti di Awan: Layanan Baru dan Dampaknya </text:span></text:p>
                <text:list>
                  <text:list-item>
                    <text:p text:style-name="P82"><text:span text:style-name="Strong_20_Emphasis"><text:span text:style-name="T1">Prompt:</text:span></text:span><text:span text:style-name="T1"> </text:span></text:p>
                    <text:p text:style-name="P392"><text:span text:style-name="T1">"Fokus pada kecepatan inovasi AWS yang fenomenal sebagai salah satu keunggulan kompetitif utamanya. Jelaskan bagaimana AWS secara agresif dan terus-menerus meluncurkan ratusan layanan dan fitur baru setiap tahun, jauh melampaui sekadar penyediaan server virtual (EC2) dan penyimpanan (S3). Berikan contoh-contoh layanan yang lebih canggih dan </text:span><text:soft-page-break/><text:span text:style-name="T1">berdampak signifikan yang diperkenalkan selama bertahun-tahun: basis data terkelola (seperti RDS, DynamoDB NoSQL), komputasi tanpa server (</text:span><text:span text:style-name="Emphasis"><text:span text:style-name="T1">serverless</text:span></text:span><text:span text:style-name="T1">) dengan AWS Lambda (mengubah cara developer membangun aplikasi), layanan </text:span><text:span text:style-name="Emphasis"><text:span text:style-name="T1">container</text:span></text:span><text:span text:style-name="T1"> (ECS, EKS), platform </text:span><text:span text:style-name="Emphasis"><text:span text:style-name="T1">machine learning</text:span></text:span><text:span text:style-name="T1"> (SageMaker), alat analisis data besar (</text:span><text:span text:style-name="Emphasis"><text:span text:style-name="T1">big data</text:span></text:span><text:span text:style-name="T1">) (Redshift, EMR), layanan </text:span><text:span text:style-name="Emphasis"><text:span text:style-name="T1">Internet of Things</text:span></text:span><text:span text:style-name="T1"> (IoT Core), dan berbagai alat bantu developer lainnya. Analisis bagaimana aliran inovasi yang deras ini tidak hanya memenuhi kebutuhan pelanggan yang berkembang tetapi juga memperdalam ketergantungan mereka pada ekosistem AWS (meningkatkan </text:span><text:span text:style-name="Emphasis"><text:span text:style-name="T1">lock-in</text:span></text:span><text:span text:style-name="T1">) dan membuat pesaing sulit mengejar."</text:span></text:p>
                  </text:list-item>
                </text:list>
              </text:list-item>
            </text:list>
            <text:p text:style-name="P322"/>
            <text:p text:style-name="P23"><text:span text:style-name="Strong_20_Emphasis"><text:span text:style-name="T1">Jawaban Prompt:</text:span></text:span></text:p>
            <text:p text:style-name="P1">(Mesin Inovasi AWS: Lebih dari Sekadar Infrastruktur Dasar)</text:p>
            <text:p text:style-name="P23"><text:span text:style-name="T1">Jika keuntungan sebagai penggerak pertama memberi AWS permulaan, maka </text:span><text:span text:style-name="Strong_20_Emphasis"><text:span text:style-name="T1">kecepatan inovasi yang tak henti-hentinya</text:span></text:span><text:span text:style-name="T1"> adalah bahan bakar yang membuatnya terus melaju di depan para pesaingnya. AWS tidak pernah puas hanya menjadi penyedia infrastruktur dasar seperti server virtual (EC2) dan penyimpanan data (S3). Sebaliknya, mereka secara agresif dan konsisten meluncurkan </text:span><text:span text:style-name="Strong_20_Emphasis"><text:span text:style-name="T1">ratusan layanan dan fitur baru setiap tahun</text:span></text:span><text:span text:style-name="T1"> (seringkali diumumkan dalam gelombang besar di konferensi tahunan re:Invent mereka). Laju inovasi ini bertujuan untuk terus bergerak 'naik' dalam tumpukan teknologi (</text:span><text:span text:style-name="Emphasis"><text:span text:style-name="T1">tech stack</text:span></text:span><text:span text:style-name="T1">), menawarkan solusi yang lebih canggih, lebih terkelola (</text:span><text:span text:style-name="Emphasis"><text:span text:style-name="T1">managed</text:span></text:span><text:span text:style-name="T1">), dan lebih bernilai tambah bagi pelanggan di seluruh dunia, termasuk para developer dan perusahaan di Indonesia.</text:span></text:p>
            <text:p text:style-name="P1">(Contoh Layanan Canggih dan Dampaknya)</text:p>
            <text:p text:style-name="P1">Portofolio AWS yang terus berkembang mencakup hampir setiap aspek teknologi modern. Beberapa contoh layanan signifikan yang diluncurkan setelah era awal IaaS meliputi:</text:p>
            <text:list xml:id="list1485568812178323871" text:style-name="L73">
              <text:list-item>
                <text:p text:style-name="P231"><text:span text:style-name="Strong_20_Emphasis"><text:span text:style-name="T1">Basis Data Terkelola:</text:span></text:span><text:span text:style-name="T1"> Layanan seperti </text:span><text:span text:style-name="Strong_20_Emphasis"><text:span text:style-name="T1">RDS (Relational Database Service)</text:span></text:span><text:span text:style-name="T1"> memungkinkan pengguna menjalankan basis data populer </text:span><text:soft-page-break/><text:span text:style-name="T1">(MySQL, PostgreSQL, dll.) tanpa repot mengurus pemeliharaan server atau pembaruan perangkat lunak. Sementara </text:span><text:span text:style-name="Strong_20_Emphasis"><text:span text:style-name="T1">DynamoDB</text:span></text:span><text:span text:style-name="T1"> menawarkan basis data NoSQL yang sangat skalabel dan berkinerja tinggi, menjadi favorit banyak aplikasi web dan mobile berskala besar. </text:span></text:p>
              </text:list-item>
              <text:list-item>
                <text:p text:style-name="P231"><text:span text:style-name="Strong_20_Emphasis"><text:span text:style-name="T1">Komputasi Tanpa Server (Serverless):</text:span></text:span><text:span text:style-name="T1"> </text:span><text:span text:style-name="Strong_20_Emphasis"><text:span text:style-name="T1">AWS Lambda</text:span></text:span><text:span text:style-name="T1">, diluncurkan pada 2014, merevolusi cara developer membangun aplikasi. Dengan Lambda, developer bisa menjalankan kode sebagai respons terhadap suatu peristiwa (misalnya, unggahan gambar) tanpa perlu menyediakan atau mengelola server sama sekali—AWS yang menangani semuanya secara otomatis. Ini memungkinkan pengembangan yang lebih cepat dan biaya yang sangat efisien (bayar hanya saat kode berjalan). </text:span></text:p>
              </text:list-item>
              <text:list-item>
                <text:p text:style-name="P231"><text:span text:style-name="Strong_20_Emphasis"><text:span text:style-name="T1">Kontainerisasi:</text:span></text:span><text:span text:style-name="T1"> Layanan seperti </text:span><text:span text:style-name="Strong_20_Emphasis"><text:span text:style-name="T1">ECS (Elastic Container Service)</text:span></text:span><text:span text:style-name="T1"> dan </text:span><text:span text:style-name="Strong_20_Emphasis"><text:span text:style-name="T1">EKS (Elastic Kubernetes Service)</text:span></text:span><text:span text:style-name="T1"> memudahkan perusahaan untuk menerapkan, mengelola, dan menskalakan aplikasi yang dikemas dalam </text:span><text:span text:style-name="Emphasis"><text:span text:style-name="T1">container</text:span></text:span><text:span text:style-name="T1"> (seperti Docker), sebuah pendekatan populer dalam pengembangan perangkat lunak modern. </text:span></text:p>
              </text:list-item>
              <text:list-item>
                <text:p text:style-name="P231"><text:span text:style-name="Strong_20_Emphasis"><text:span text:style-name="T1">Machine Learning &amp; AI:</text:span></text:span><text:span text:style-name="T1"> </text:span><text:span text:style-name="Strong_20_Emphasis"><text:span text:style-name="T1">Amazon SageMaker</text:span></text:span><text:span text:style-name="T1"> menyediakan platform terintegrasi bagi developer dan ilmuwan data untuk membangun, melatih, dan menerapkan model </text:span><text:span text:style-name="Emphasis"><text:span text:style-name="T1">machine learning</text:span></text:span><text:span text:style-name="T1"> dalam skala besar. Ditambah lagi berbagai layanan AI spesifik untuk pengenalan gambar (Rekognition), pemrosesan bahasa (Comprehend, Lex), dll. (Termasuk layanan GenAI seperti Bedrock yang dibahas di Bab 10). </text:span></text:p>
              </text:list-item>
              <text:list-item>
                <text:p text:style-name="P83"><text:span text:style-name="Strong_20_Emphasis"><text:span text:style-name="T1">Analitik Data Besar &amp; IoT:</text:span></text:span><text:span text:style-name="T1"> Layanan seperti </text:span><text:span text:style-name="Strong_20_Emphasis"><text:span text:style-name="T1">Redshift</text:span></text:span><text:span text:style-name="T1"> (untuk </text:span><text:span text:style-name="Emphasis"><text:span text:style-name="T1">data warehousing</text:span></text:span><text:span text:style-name="T1">), </text:span><text:span text:style-name="Strong_20_Emphasis"><text:span text:style-name="T1">EMR (Elastic MapReduce)</text:span></text:span><text:span text:style-name="T1"> (untuk pemrosesan </text:span><text:span text:style-name="Emphasis"><text:span text:style-name="T1">big data</text:span></text:span><text:span text:style-name="T1">), dan </text:span><text:span text:style-name="Strong_20_Emphasis"><text:span text:style-name="T1">IoT Core</text:span></text:span><text:span text:style-name="T1"> (untuk menghubungkan dan mengelola perangkat </text:span><text:span text:style-name="Emphasis"><text:span text:style-name="T1">Internet of Things</text:span></text:span><text:span text:style-name="T1">) memungkinkan perusahaan mengolah dan mendapatkan wawasan dari volume data yang masif. </text:span></text:p>
              </text:list-item>
            </text:list>
            <text:p text:style-name="P1">(Dampak Strategis: Keunggulan Kompetitif dan Lock-in)</text:p>
            <text:p text:style-name="P23"><text:span text:style-name="T1">Aliran inovasi yang deras ini memiliki dampak strategis ganda. Pertama, ia memastikan bahwa AWS tetap relevan dan mampu memenuhi kebutuhan pelanggan yang terus berkembang di era teknologi yang berubah cepat. Selalu ada layanan baru untuk dicoba, masalah baru yang bisa dipecahkan dengan solusi AWS. Kedua, semakin banyak layanan AWS yang digunakan oleh sebuah perusahaan, semakin </text:span><text:span text:style-name="Strong_20_Emphasis"><text:span text:style-name="T1">dalam ketergantungan mereka pada ekosistem AWS</text:span></text:span><text:span text:style-name="T1">. Bermigrasi dari satu layanan </text:span><text:span text:style-name="Emphasis"><text:span text:style-name="T1">cloud</text:span></text:span><text:span text:style-name="T1"> dasar mungkin relatif mudah, tetapi memindahkan aplikasi kompleks yang sudah terintegrasi dengan belasan </text:span><text:soft-page-break/><text:span text:style-name="T1">layanan AWS yang berbeda (database, </text:span><text:span text:style-name="Emphasis"><text:span text:style-name="T1">serverless</text:span></text:span><text:span text:style-name="T1">, ML, dll.) menjadi jauh lebih sulit dan mahal. Kecepatan dan keluasan inovasi ini secara efektif meningkatkan </text:span><text:span text:style-name="Strong_20_Emphasis"><text:span text:style-name="Emphasis"><text:span text:style-name="T1">vendor lock-in</text:span></text:span></text:span><text:span text:style-name="T1"> dan membuat para pesaing seperti Microsoft Azure dan Google Cloud harus terus berlari kencang hanya untuk sekadar mengimbangi fitur-fitur yang ditawarkan AWS.</text:span></text:p>
            <text:p text:style-name="P322"/>
            <text:p text:style-name="P1">Silakan berikan perintah "YAX" jika Anda ingin saya melanjutkan ke prompt berikutnya (Prompt untuk Subbab 4.4: "Persaingan di Langit Digital: Melawan Microsoft Azure dan Google Cloud").</text:p>
          </text:section>
          <text:section text:style-name="Sect1" text:name="feedback-form-43">
            <text:p text:style-name="P171"/>
          </text:section>
        </text:section>
        <text:section text:style-name="Sect1" text:name="f498ed98f895cda7">
          <text:p text:style-name="P1"/>
          <text:section text:style-name="Sect1" text:name="user-query-content-44">
            <text:p text:style-name="P318">yax </text:p>
          </text:section>
          <text:p text:style-name="P171">Tampilkan alur berpikir</text:p>
          <text:section text:style-name="Sect2" text:name="model-response-message-contentr_f498ed98f895cda7">
            <text:p text:style-name="P1">Baik, saya lanjutkan ke pembahasan persaingan di pasar cloud, dengan memperhatikan konteks waktu saat ini (Rabu, 23 April 2025 pukul 06:53:47 WIB di Indonesia).</text:p>
            <text:p text:style-name="P322"/>
            <text:p text:style-name="P23"><text:span text:style-name="Strong_20_Emphasis"><text:span text:style-name="T1">Prompt yang Dijawab:</text:span></text:span></text:p>
            <text:list xml:id="list3482903158213688515" text:style-name="L74">
              <text:list-item>
                <text:p text:style-name="P232"><text:span text:style-name="Strong_20_Emphasis"><text:span text:style-name="T1">Subbab 4.4:</text:span></text:span><text:span text:style-name="T1"> Persaingan di Langit Digital: Melawan Microsoft Azure dan Google Cloud </text:span></text:p>
                <text:list>
                  <text:list-item>
                    <text:p text:style-name="P84"><text:span text:style-name="Strong_20_Emphasis"><text:span text:style-name="T1">Prompt:</text:span></text:span><text:span text:style-name="T1"> </text:span></text:p>
                    <text:p text:style-name="P393"><text:span text:style-name="T1">"Analisis lanskap persaingan yang semakin intensif di pasar </text:span><text:span text:style-name="Emphasis"><text:span text:style-name="T1">cloud computing</text:span></text:span><text:span text:style-name="T1">. Fokus pada dua pesaing utama AWS: Microsoft Azure dan Google Cloud Platform (GCP). Bandingkan posisi pasar, strategi, kekuatan, dan kelemahan masing-masing: jelaskan bagaimana Azure memanfaatkan basis pelanggan korporat Microsoft yang kuat dan fokus pada solusi </text:span><text:span text:style-name="Emphasis"><text:span text:style-name="T1">hybrid cloud</text:span></text:span><text:span text:style-name="T1">, sementara GCP menonjolkan keunggulannya dalam analisis data, </text:span><text:span text:style-name="Emphasis"><text:span text:style-name="T1">machine learning</text:span></text:span><text:span text:style-name="T1">, dan kontainerisasi (Kubernetes). Diskusikan bagaimana persaingan ini telah memicu 'perang harga' (meskipun mungkin melambat) dan mendorong inovasi yang lebih cepat dari semua pemain utama. Sebutkan secara singkat </text:span><text:soft-page-break/><text:span text:style-name="T1">pemain lain yang relevan (seperti Oracle Cloud, IBM Cloud, Alibaba Cloud di Asia). Jelaskan juga tren pelanggan menggunakan strategi </text:span><text:span text:style-name="Emphasis"><text:span text:style-name="T1">multicloud</text:span></text:span><text:span text:style-name="T1"> atau </text:span><text:span text:style-name="Emphasis"><text:span text:style-name="T1">hybrid cloud</text:span></text:span><text:span text:style-name="T1"> sebagai respons terhadap dominasi AWS dan untuk menghindari </text:span><text:span text:style-name="Emphasis"><text:span text:style-name="T1">vendor lock-in</text:span></text:span><text:span text:style-name="T1">."</text:span></text:p>
                  </text:list-item>
                </text:list>
              </text:list-item>
            </text:list>
            <text:p text:style-name="P322"/>
            <text:p text:style-name="P23"><text:span text:style-name="Strong_20_Emphasis"><text:span text:style-name="T1">Jawaban Prompt:</text:span></text:span></text:p>
            <text:p text:style-name="P1">(Dominasi AWS Ditantang)</text:p>
            <text:p text:style-name="P23"><text:span text:style-name="T1">Meskipun AWS menikmati posisi sebagai pemimpin pasar </text:span><text:span text:style-name="Emphasis"><text:span text:style-name="T1">cloud computing</text:span></text:span><text:span text:style-name="T1"> selama bertahun-tahun, 'langit digital' tidak lagi menjadi milik mereka seorang diri. Persaingan semakin memanas, terutama dari dua raksasa teknologi lainnya yang memiliki sumber daya masif dan ambisi besar di ranah ini: </text:span><text:span text:style-name="Strong_20_Emphasis"><text:span text:style-name="T1">Microsoft Azure</text:span></text:span><text:span text:style-name="T1"> dan </text:span><text:span text:style-name="Strong_20_Emphasis"><text:span text:style-name="T1">Google Cloud Platform (GCP)</text:span></text:span><text:span text:style-name="T1">. Meskipun AWS diperkirakan masih memegang pangsa pasar terbesar secara global pada awal tahun 2025, jaraknya dengan Azure terus menyempit, sementara GCP juga menunjukkan pertumbuhan yang agresif.</text:span></text:p>
            <text:p text:style-name="P1">(Profil Pesaing Utama: Azure dan GCP)</text:p>
            <text:p text:style-name="P1">Masing-masing pesaing utama memiliki strategi dan kekuatan uniknya:</text:p>
            <text:list xml:id="list4848254153811064426" text:style-name="L75">
              <text:list-item>
                <text:p text:style-name="P233"><text:span text:style-name="Strong_20_Emphasis"><text:span text:style-name="T1">Microsoft Azure:</text:span></text:span><text:span text:style-name="T1"> Penantang terdekat AWS ini secara cerdik memanfaatkan </text:span><text:span text:style-name="Strong_20_Emphasis"><text:span text:style-name="T1">basis pelanggan korporat (enterprise)</text:span></text:span><text:span text:style-name="T1"> Microsoft yang sudah sangat besar dan loyal. Banyak perusahaan yang sudah menggunakan Windows Server, Office 365, atau SQL Server merasa lebih mudah dan alami untuk mengadopsi Azure. Azure juga sangat kuat dalam menawarkan solusi </text:span><text:span text:style-name="Strong_20_Emphasis"><text:span text:style-name="Emphasis"><text:span text:style-name="T1">hybrid cloud</text:span></text:span></text:span><text:span text:style-name="T1">, yang memungkinkan perusahaan mengintegrasikan pusat data pribadi mereka dengan </text:span><text:span text:style-name="Emphasis"><text:span text:style-name="T1">public cloud</text:span></text:span><text:span text:style-name="T1"> Azure—sebuah proposisi menarik bagi banyak organisasi besar yang belum siap pindah sepenuhnya ke </text:span><text:span text:style-name="Emphasis"><text:span text:style-name="T1">cloud</text:span></text:span><text:span text:style-name="T1">. Kelemahannya mungkin terletak pada portofolio layanan yang, meskipun luas, terkadang dianggap sedikit di belakang AWS dalam hal kematangan atau variasi di beberapa area. </text:span></text:p>
              </text:list-item>
              <text:list-item>
                <text:p text:style-name="P85"><text:span text:style-name="Strong_20_Emphasis"><text:span text:style-name="T1">Google Cloud Platform (GCP):</text:span></text:span><text:span text:style-name="T1"> Meskipun pangsa pasarnya lebih kecil, GCP menonjolkan kekuatannya di area-area di mana Google secara historis unggul: </text:span><text:span text:style-name="Strong_20_Emphasis"><text:span text:style-name="T1">analisis data besar (</text:span></text:span><text:span text:style-name="Strong_20_Emphasis"><text:span text:style-name="Emphasis"><text:span text:style-name="T1">big data</text:span></text:span></text:span><text:span text:style-name="Strong_20_Emphasis"><text:span text:style-name="T1">)</text:span></text:span><text:span text:style-name="T1">, </text:span><text:span text:style-name="Strong_20_Emphasis"><text:span text:style-name="T1">kecerdasan buatan (</text:span></text:span><text:span text:style-name="Strong_20_Emphasis"><text:span text:style-name="Emphasis"><text:span text:style-name="T1">machine learning</text:span></text:span></text:span><text:span text:style-name="Strong_20_Emphasis"><text:span text:style-name="T1"> - AI/ML)</text:span></text:span><text:span text:style-name="T1">, dan teknologi </text:span><text:span text:style-name="Strong_20_Emphasis"><text:span text:style-name="T1">kontainerisasi</text:span></text:span><text:span text:style-name="T1">, terutama </text:span><text:soft-page-break/><text:span text:style-name="Strong_20_Emphasis"><text:span text:style-name="T1">Kubernetes</text:span></text:span><text:span text:style-name="T1"> (yang awalnya dikembangkan oleh Google). GCP seringkali menarik bagi perusahaan yang sangat berfokus pada data, AI, atau yang mengutamakan solusi berbasis </text:span><text:span text:style-name="Emphasis"><text:span text:style-name="T1">open source</text:span></text:span><text:span text:style-name="T1">. Tantangan bagi GCP adalah mengejar ketertinggalan dalam hal jangkauan pasar korporat dan keluasan portofolio layanan dibandingkan AWS dan Azure. </text:span></text:p>
              </text:list-item>
            </text:list>
            <text:p text:style-name="P1">(Dampak Persaingan dan Pemain Lain)</text:p>
            <text:p text:style-name="P23"><text:span text:style-name="T1">Persaingan sengit antara ketiga raksasa </text:span><text:span text:style-name="Emphasis"><text:span text:style-name="T1">cloud</text:span></text:span><text:span text:style-name="T1"> ini (AWS, Azure, GCP) membawa beberapa dampak signifikan. Meskipun 'perang harga' besar-besaran seperti di tahun-tahun awal mungkin telah melambat, tekanan kompetitif terus mendorong </text:span><text:span text:style-name="Strong_20_Emphasis"><text:span text:style-name="T1">inovasi yang lebih cepat</text:span></text:span><text:span text:style-name="T1"> dari semua pemain, yang pada akhirnya menguntungkan pelanggan (termasuk bisnis dan organisasi di Indonesia yang memiliki lebih banyak pilihan dan fitur canggih). Selain tiga besar, ada juga pemain lain yang relevan di pasar </text:span><text:span text:style-name="Emphasis"><text:span text:style-name="T1">cloud</text:span></text:span><text:span text:style-name="T1">, seperti </text:span><text:span text:style-name="Strong_20_Emphasis"><text:span text:style-name="T1">Alibaba Cloud</text:span></text:span><text:span text:style-name="T1"> yang sangat kuat di Tiongkok dan Asia, </text:span><text:span text:style-name="Strong_20_Emphasis"><text:span text:style-name="T1">Oracle Cloud</text:span></text:span><text:span text:style-name="T1"> yang fokus pada basis data dan pelanggan korporatnya, serta </text:span><text:span text:style-name="Strong_20_Emphasis"><text:span text:style-name="T1">IBM Cloud</text:span></text:span><text:span text:style-name="T1"> yang juga menargetkan pasar enterprise dan </text:span><text:span text:style-name="Emphasis"><text:span text:style-name="T1">hybrid</text:span></text:span><text:span text:style-name="T1">.</text:span></text:p>
            <text:p text:style-name="P1">(Tren Multicloud dan Hybrid Cloud)</text:p>
            <text:p text:style-name="P23"><text:span text:style-name="T1">Sebagai respons terhadap lanskap yang kompetitif ini dan untuk menghindari ketergantungan total pada satu penyedia (</text:span><text:span text:style-name="Emphasis"><text:span text:style-name="T1">vendor lock-in</text:span></text:span><text:span text:style-name="T1">), banyak perusahaan kini mengadopsi strategi </text:span><text:span text:style-name="Strong_20_Emphasis"><text:span text:style-name="Emphasis"><text:span text:style-name="T1">multicloud</text:span></text:span></text:span><text:span text:style-name="T1"> (menggunakan layanan dari beberapa penyedia </text:span><text:span text:style-name="Emphasis"><text:span text:style-name="T1">cloud</text:span></text:span><text:span text:style-name="T1"> publik secara bersamaan) atau </text:span><text:span text:style-name="Strong_20_Emphasis"><text:span text:style-name="Emphasis"><text:span text:style-name="T1">hybrid cloud</text:span></text:span></text:span><text:span text:style-name="T1"> (menggabungkan </text:span><text:span text:style-name="Emphasis"><text:span text:style-name="T1">private cloud</text:span></text:span><text:span text:style-name="T1"> internal dengan </text:span><text:span text:style-name="Emphasis"><text:span text:style-name="T1">public cloud</text:span></text:span><text:span text:style-name="T1">). Pelanggan mungkin memilih AWS untuk beban kerja tertentu, Azure untuk yang lain (misalnya yang terkait ekosistem Microsoft), dan GCP untuk kebutuhan analisis data atau ML mereka. Tren ini memaksa penyedia </text:span><text:span text:style-name="Emphasis"><text:span text:style-name="T1">cloud</text:span></text:span><text:span text:style-name="T1">, termasuk AWS, untuk lebih terbuka dan mendukung interoperabilitas antar platform. Persaingan di 'langit digital' ini masih jauh dari selesai dan terus membentuk masa depan infrastruktur IT global.</text:span></text:p>
            <text:p text:style-name="P322"/>
            <text:p text:style-name="P1">Silakan berikan perintah "YAX" jika Anda ingin saya melanjutkan ke prompt berikutnya (Prompt untuk Subbab 4.5: "Bagaimana AWS Mengubah Infrastruktur Teknologi Global").</text:p>
          </text:section>
          <text:section text:style-name="Sect1" text:name="feedback-form-44">
            <text:p text:style-name="P171"/>
          </text:section>
        </text:section>
        <text:section text:style-name="Sect1" text:name="5b3e03a5db274da0">
          <text:p text:style-name="P1"/>
          <text:section text:style-name="Sect1" text:name="user-query-content-45">
            <text:p text:style-name="P318"><text:soft-page-break/>yax </text:p>
          </text:section>
          <text:p text:style-name="P171">Tampilkan alur berpikir</text:p>
          <text:section text:style-name="Sect2" text:name="model-response-message-contentr_5b3e03a5db274da0">
            <text:p text:style-name="P1">Baik, saya lanjutkan ke subbab terakhir dari Bab 4, yang merefleksikan dampak AWS secara keseluruhan, dengan memperhatikan konteks waktu saat ini (Rabu, 23 April 2025 pukul 06:54:22 WIB di Indonesia).</text:p>
            <text:p text:style-name="P322"/>
            <text:p text:style-name="P23"><text:span text:style-name="Strong_20_Emphasis"><text:span text:style-name="T1">Prompt yang Dijawab:</text:span></text:span></text:p>
            <text:list xml:id="list3163722060280296565" text:style-name="L76">
              <text:list-item>
                <text:p text:style-name="P234"><text:span text:style-name="Strong_20_Emphasis"><text:span text:style-name="T1">Subbab 4.5:</text:span></text:span><text:span text:style-name="T1"> Bagaimana AWS Mengubah Infrastruktur Teknologi Global </text:span></text:p>
                <text:list>
                  <text:list-item>
                    <text:p text:style-name="P86"><text:span text:style-name="Strong_20_Emphasis"><text:span text:style-name="T1">Prompt:</text:span></text:span><text:span text:style-name="T1"> </text:span></text:p>
                    <text:p text:style-name="P394"><text:span text:style-name="T1">"Sintesiskan dan refleksikan dampak transformasional AWS yang luas pada infrastruktur teknologi global dan ekonomi digital. Jelaskan bagaimana AWS secara fundamental mengubah cara perusahaan (dari </text:span><text:span text:style-name="Emphasis"><text:span text:style-name="T1">startup</text:span></text:span><text:span text:style-name="T1"> hingga korporasi raksasa) berpikir tentang dan mengelola IT: pergeseran dari belanja modal (CapEx) ke belanja operasional (OpEx), penghapusan kebutuhan membangun pusat data sendiri, dan demokratisasi akses ke teknologi canggih. Uraikan bagaimana AWS menjadi 'pelumas' bagi gelombang inovasi </text:span><text:span text:style-name="Emphasis"><text:span text:style-name="T1">startup</text:span></text:span><text:span text:style-name="T1"> dalam dekade terakhir dan akselerator utama transformasi digital di perusahaan-perusahaan besar. Diskusikan bagaimana ia memungkinkan munculnya model bisnis baru (seperti layanan </text:span><text:span text:style-name="Emphasis"><text:span text:style-name="T1">streaming</text:span></text:span><text:span text:style-name="T1"> skala besar atau perusahaan SaaS) dan memengaruhi praktik pengembangan perangkat lunak (mendorong DevOps dan arsitektur </text:span><text:span text:style-name="Emphasis"><text:span text:style-name="T1">microservices</text:span></text:span><text:span text:style-name="T1">). Simpulkan dengan menegaskan peran AWS sebagai semacam 'utilitas' fundamental yang mendasari sebagian besar ekonomi digital modern, menjadi 'tulang punggung' tak terlihat bagi banyak layanan internet yang kita andalkan."</text:span></text:p>
                  </text:list-item>
                </text:list>
              </text:list-item>
            </text:list>
            <text:p text:style-name="P322"/>
            <text:p text:style-name="P23"><text:span text:style-name="Strong_20_Emphasis"><text:span text:style-name="T1">Jawaban Prompt:</text:span></text:span></text:p>
            <text:p text:style-name="P1">(Transformasi Paradigma Infrastruktur IT)</text:p>
            <text:p text:style-name="P23"><text:soft-page-break/><text:span text:style-name="T1">Sulit untuk melebih-lebihkan dampak </text:span><text:span text:style-name="Strong_20_Emphasis"><text:span text:style-name="T1">transformasional</text:span></text:span><text:span text:style-name="T1"> yang telah ditimbulkan oleh Amazon Web Services (AWS) pada lanskap teknologi global sejak kelahirannya. AWS bukan sekadar produk atau layanan; ia adalah pemicu pergeseran paradigma fundamental dalam cara perusahaan—mulai dari </text:span><text:span text:style-name="Emphasis"><text:span text:style-name="T1">startup</text:span></text:span><text:span text:style-name="T1"> teknologi di Jakarta hingga korporasi multinasional di New York—berpikir tentang, membangun, dan mengelola infrastruktur Teknologi Informasi (IT) mereka. Sebelum AWS, membangun aplikasi atau layanan digital berskala global membutuhkan investasi modal awal (</text:span><text:span text:style-name="Emphasis"><text:span text:style-name="T1">Capital Expenditure</text:span></text:span><text:span text:style-name="T1"> - CapEx) yang sangat besar untuk membeli server, perangkat jaringan, dan membangun pusat data. AWS membalikkan model ini menjadi </text:span><text:span text:style-name="Strong_20_Emphasis"><text:span text:style-name="T1">belanja operasional (</text:span></text:span><text:span text:style-name="Strong_20_Emphasis"><text:span text:style-name="Emphasis"><text:span text:style-name="T1">Operational Expenditure</text:span></text:span></text:span><text:span text:style-name="Strong_20_Emphasis"><text:span text:style-name="T1"> - OpEx)</text:span></text:span><text:span text:style-name="T1">, di mana perusahaan bisa menyewa infrastruktur sesuai kebutuhan dan membayar berdasarkan pemakaian, mirip model utilitas. Ini secara drastis </text:span><text:span text:style-name="Strong_20_Emphasis"><text:span text:style-name="T1">menurunkan hambatan masuk (</text:span></text:span><text:span text:style-name="Strong_20_Emphasis"><text:span text:style-name="Emphasis"><text:span text:style-name="T1">barrier to entry</text:span></text:span></text:span><text:span text:style-name="Strong_20_Emphasis"><text:span text:style-name="T1">)</text:span></text:span><text:span text:style-name="T1"> bagi siapa saja yang memiliki ide bagus.</text:span></text:p>
            <text:p text:style-name="P1">(Demokratisasi Teknologi dan Katalisator Inovasi)</text:p>
            <text:p text:style-name="P23"><text:span text:style-name="T1">Konsekuensi paling signifikan dari pergeseran ini adalah </text:span><text:span text:style-name="Strong_20_Emphasis"><text:span text:style-name="T1">demokratisasi akses ke teknologi canggih</text:span></text:span><text:span text:style-name="T1">. </text:span><text:span text:style-name="Emphasis"><text:span text:style-name="T1">Startup</text:span></text:span><text:span text:style-name="T1"> kecil kini dapat mengakses kekuatan komputasi, penyimpanan data, dan alat </text:span><text:span text:style-name="Emphasis"><text:span text:style-name="T1">machine learning</text:span></text:span><text:span text:style-name="T1"> yang sama dengan yang dimiliki oleh perusahaan raksasa, memungkinkan mereka untuk bersaing dan berinovasi dengan kecepatan yang belum pernah terjadi sebelumnya. AWS secara efektif menjadi </text:span><text:span text:style-name="Strong_20_Emphasis"><text:span text:style-name="T1">'pelumas' bagi gelombang inovasi </text:span></text:span><text:span text:style-name="Strong_20_Emphasis"><text:span text:style-name="Emphasis"><text:span text:style-name="T1">startup</text:span></text:span></text:span><text:span text:style-name="T1"> yang kita saksikan dalam 15 tahun terakhir, melahirkan banyak </text:span><text:span text:style-name="Emphasis"><text:span text:style-name="T1">unicorn</text:span></text:span><text:span text:style-name="T1"> dan layanan digital baru di seluruh dunia, termasuk di ekosistem teknologi Indonesia yang dinamis. Bagi perusahaan besar, AWS menjadi </text:span><text:span text:style-name="Strong_20_Emphasis"><text:span text:style-name="T1">akselerator utama transformasi digital</text:span></text:span><text:span text:style-name="T1">, memungkinkan mereka untuk memodernisasi sistem lama, bereksperimen dengan teknologi baru (seperti AI dan </text:span><text:span text:style-name="Emphasis"><text:span text:style-name="T1">big data</text:span></text:span><text:span text:style-name="T1">), dan merespons perubahan pasar dengan lebih lincah tanpa terbebani oleh pusat data internal yang kaku.</text:span></text:p>
            <text:p text:style-name="P1">(Memungkinkan Model Bisnis Baru dan Mempengaruhi Praktik Pengembangan)</text:p>
            <text:p text:style-name="P23"><text:span text:style-name="T1">Keberadaan infrastruktur </text:span><text:span text:style-name="Emphasis"><text:span text:style-name="T1">cloud</text:span></text:span><text:span text:style-name="T1"> yang andal dan skalabel seperti AWS juga memungkinkan munculnya </text:span><text:span text:style-name="Strong_20_Emphasis"><text:span text:style-name="T1">model-model bisnis baru</text:span></text:span><text:span text:style-name="T1"> yang sebelumnya sulit atau tidak mungkin diwujudkan. Layanan </text:span><text:span text:style-name="Emphasis"><text:span text:style-name="T1">streaming</text:span></text:span><text:span text:style-name="T1"> video global seperti Netflix, platform </text:span><text:span text:style-name="Emphasis"><text:span text:style-name="T1">Software as a Service</text:span></text:span><text:span text:style-name="T1"> (SaaS) yang melayani jutaan pengguna, atau aplikasi </text:span><text:span text:style-name="Emphasis"><text:span text:style-name="T1">mobile</text:span></text:span><text:span text:style-name="T1"> dengan lonjakan pengguna tak terduga—semua ini sangat bergantung pada kemampuan infrastruktur </text:span><text:span text:style-name="Emphasis"><text:span text:style-name="T1">cloud</text:span></text:span><text:span text:style-name="T1"> untuk menangani skala dan elastisitas. Lebih jauh lagi, AWS turut memengaruhi </text:span><text:span text:style-name="Strong_20_Emphasis"><text:span text:style-name="T1">praktik pengembangan </text:span></text:span><text:soft-page-break/><text:span text:style-name="Strong_20_Emphasis"><text:span text:style-name="T1">perangkat lunak modern</text:span></text:span><text:span text:style-name="T1">. Konsep seperti </text:span><text:span text:style-name="Strong_20_Emphasis"><text:span text:style-name="T1">DevOps</text:span></text:span><text:span text:style-name="T1"> (kolaborasi erat antara tim pengembangan dan operasi) dan adopsi </text:span><text:span text:style-name="Strong_20_Emphasis"><text:span text:style-name="T1">arsitektur </text:span></text:span><text:span text:style-name="Strong_20_Emphasis"><text:span text:style-name="Emphasis"><text:span text:style-name="T1">microservices</text:span></text:span></text:span><text:span text:style-name="T1"> (memecah aplikasi menjadi layanan kecil independen) berkembang pesat karena difasilitasi oleh fleksibilitas dan otomatisasi yang ditawarkan oleh platform </text:span><text:span text:style-name="Emphasis"><text:span text:style-name="T1">cloud</text:span></text:span><text:span text:style-name="T1">.</text:span></text:p>
            <text:p text:style-name="P1">(Utilitas Fundamental Ekonomi Digital)</text:p>
            <text:p text:style-name="P23"><text:span text:style-name="T1">Pada akhirnya, hingga hari ini (April 2025), AWS telah menjelma menjadi semacam </text:span><text:span text:style-name="Strong_20_Emphasis"><text:span text:style-name="T1">utilitas fundamental</text:span></text:span><text:span text:style-name="T1"> yang tak terlihat namun sangat penting bagi ekonomi digital modern. Seperti jaringan listrik atau sistem perbankan, ia adalah infrastruktur kritis yang menopang begitu banyak aktivitas online kita sehari-hari—mulai dari bekerja, berkomunikasi, berbelanja, mencari hiburan, hingga mengakses layanan publik. AWS adalah 'tulang punggung' tersembunyi yang memungkinkan sebagian besar dunia digital kita berfungsi.</text:span></text:p>
            <text:p text:style-name="P322"/>
            <text:p text:style-name="P1">Ini adalah akhir dari Bab 4. Sesuai permintaan awal Anda, kita akan melompat ke Bab 6. Silakan berikan perintah "YAX" jika Anda ingin saya melanjutkan ke prompt berikutnya (Prompt untuk Pengantar Bab 6).</text:p>
          </text:section>
          <text:section text:style-name="Sect1" text:name="feedback-form-45">
            <text:p text:style-name="P171"/>
          </text:section>
        </text:section>
        <text:section text:style-name="Sect1" text:name="94e5f05e59cd8bda">
          <text:p text:style-name="P1"/>
          <text:section text:style-name="Sect1" text:name="user-query-content-46">
            <text:p text:style-name="P318">yax </text:p>
          </text:section>
          <text:p text:style-name="P171">Tampilkan alur berpikir</text:p>
          <text:section text:style-name="Sect2" text:name="model-response-message-contentr_94e5f05e59cd8bda">
            <text:p text:style-name="P1">Baik, sesuai arahan sebelumnya, kita melompat dari Bab 4 ke Bab 6. Saya akan menjawab prompt pengantar untuk Bab 6, dengan memperhatikan konteks waktu saat ini (Rabu, 23 April 2025 pukul 06:58:00 WIB di Indonesia).</text:p>
            <text:p text:style-name="P322"/>
            <text:p text:style-name="P23"><text:span text:style-name="Strong_20_Emphasis"><text:span text:style-name="T1">Prompt yang Dijawab:</text:span></text:span></text:p>
            <text:list xml:id="list6012546434810641962" text:style-name="L77">
              <text:list-item>
                <text:p text:style-name="P235"><text:span text:style-name="Strong_20_Emphasis"><text:span text:style-name="T1">Pengantar Bab 6:</text:span></text:span><text:span text:style-name="T1"> Merambah Arena Baru - Ekspansi dan Akuisisi </text:span></text:p>
                <text:list>
                  <text:list-item>
                    <text:p text:style-name="P87"><text:span text:style-name="Strong_20_Emphasis"><text:span text:style-name="T1">Prompt:</text:span></text:span><text:span text:style-name="T1"> </text:span></text:p>
                    <text:p text:style-name="P356">"Tulis paragraf pengantar untuk Bab 6. Jelaskan bahwa setelah mengukuhkan dominasinya di e-commerce (Bab 3) dan cloud computing (Bab 4), ambisi Amazon tidak berhenti. Fokuskan bab ini pada bagaimana Amazon secara aktif merambah arena bisnis yang sama <text:soft-page-break/>sekali baru, seringkali melalui akuisisi strategis bernilai besar atau investasi internal yang signifikan. Sebutkan beberapa area utama ekspansi yang akan dibahas: langkah mengejutkan ke ritel fisik dengan Whole Foods, pembangunan kerajaan hiburan melalui Prime Video dan Studios, pertumbuhan bisnis periklanan yang 'tersembunyi' namun masif, serta upaya memasuki sektor kompleks seperti kesehatan dan game. Tekankan tema-tema kunci bab ini: diversifikasi radikal, kemauan untuk bereksperimen di skala besar, penggunaan akuisisi sebagai alat pertumbuhan dan masuk pasar, serta upaya Amazon untuk menanamkan DNA-nya di industri-industri baru."</text:p>
                  </text:list-item>
                </text:list>
              </text:list-item>
            </text:list>
            <text:p text:style-name="P322"/>
            <text:p text:style-name="P23"><text:span text:style-name="Strong_20_Emphasis"><text:span text:style-name="T1">Jawaban Prompt:</text:span></text:span></text:p>
            <text:p text:style-name="P23"><text:span text:style-name="T1">Setelah berhasil membangun dua pilar raksasa—mesin e-commerce yang tak tertandingi (Bab 3) dan kerajaan </text:span><text:span text:style-name="Emphasis"><text:span text:style-name="T1">cloud computing</text:span></text:span><text:span text:style-name="T1"> AWS yang sangat menguntungkan (Bab 4)—mungkin banyak perusahaan lain akan merasa puas. Namun, tidak demikian dengan Amazon. Didorong oleh ambisi yang seolah tak terbatas dan filosofi 'Day 1' yang menolak berpuas diri, Amazon terus mencari 'arena bermain' baru untuk ditaklukkan. Bab 6 ini akan mengupas bagaimana Amazon secara aktif dan seringkali mengejutkan </text:span><text:span text:style-name="Strong_20_Emphasis"><text:span text:style-name="T1">merambah berbagai industri baru</text:span></text:span><text:span text:style-name="T1">, jauh di luar zona nyamannya di dunia digital murni. Langkah-langkah ekspansi ini seringkali ditandai oleh </text:span><text:span text:style-name="Strong_20_Emphasis"><text:span text:style-name="T1">akuisisi strategis bernilai miliaran dolar</text:span></text:span><text:span text:style-name="T1"> atau investasi internal jangka panjang yang menunjukkan keseriusan Amazon untuk menjadi pemain signifikan di sektor-sektor tersebut.</text:span></text:p>
            <text:p text:style-name="P23"><text:span text:style-name="T1">Dalam bab ini, kita akan menjelajahi beberapa 'petualangan' Amazon yang paling menonjol di medan baru ini. Kita akan menganalisis langkah dramatisnya memasuki </text:span><text:span text:style-name="Strong_20_Emphasis"><text:span text:style-name="T1">dunia ritel fisik</text:span></text:span><text:span text:style-name="T1"> dengan membeli jaringan supermarket kelas atas Whole Foods Market—sebuah langkah yang mengirimkan gelombang kejut ke seluruh industri. Kita akan melihat bagaimana Amazon membangun </text:span><text:span text:style-name="Strong_20_Emphasis"><text:span text:style-name="T1">kerajaan hiburan</text:span></text:span><text:span text:style-name="T1"> melalui investasi masif di Prime Video dan akuisisi studio legendaris MGM, bersaing langsung dengan Hollywood dan raksasa media lainnya (layanan Prime Video ini, misalnya, tersedia dan cukup populer di Indonesia). Kita juga akan mengungkap bagaimana </text:span><text:span text:style-name="Strong_20_Emphasis"><text:span text:style-name="T1">bisnis periklanan digital</text:span></text:span><text:span text:style-name="T1"> Amazon </text:span><text:soft-page-break/><text:span text:style-name="T1">secara diam-diam tumbuh menjadi pilar pendapatan ketiga yang sangat besar. Selain itu, kita akan menelusuri upaya-upaya Amazon yang lebih berani (dan terkadang lebih menantang) untuk memasuki sektor-sektor yang sangat kompleks seperti </text:span><text:span text:style-name="Strong_20_Emphasis"><text:span text:style-name="T1">layanan kesehatan</text:span></text:span><text:span text:style-name="T1"> (melalui farmasi online dan inisiatif lainnya) serta </text:span><text:span text:style-name="Strong_20_Emphasis"><text:span text:style-name="T1">industri game</text:span></text:span><text:span text:style-name="T1"> (dengan akuisisi Twitch dan pengembangan game sendiri). Tema utama yang akan kita lihat berulang kali adalah </text:span><text:span text:style-name="Strong_20_Emphasis"><text:span text:style-name="T1">diversifikasi radikal</text:span></text:span><text:span text:style-name="T1">, kemauan untuk </text:span><text:span text:style-name="Strong_20_Emphasis"><text:span text:style-name="T1">bereksperimen dalam skala besar</text:span></text:span><text:span text:style-name="T1">, penggunaan </text:span><text:span text:style-name="Strong_20_Emphasis"><text:span text:style-name="T1">akuisisi sebagai alat kunci</text:span></text:span><text:span text:style-name="T1"> untuk masuk pasar dan mendapatkan kapabilitas baru, serta tantangan dalam menanamkan budaya dan efisiensi ala Amazon di industri-industri yang memiliki dinamika sangat berbeda.</text:span></text:p>
            <text:p text:style-name="P322"/>
            <text:p text:style-name="P1">Silakan berikan perintah "YAX" jika Anda ingin saya melanjutkan ke prompt berikutnya (Prompt untuk Subbab 6.1: "Masuk ke Dunia Nyata: Akuisisi Whole Foods Market").</text:p>
          </text:section>
          <text:section text:style-name="Sect1" text:name="feedback-form-46">
            <text:p text:style-name="P171"/>
          </text:section>
        </text:section>
        <text:section text:style-name="Sect1" text:name="7586982e05775708">
          <text:p text:style-name="P1"/>
          <text:section text:style-name="Sect1" text:name="user-query-content-47">
            <text:p text:style-name="P318">yax </text:p>
          </text:section>
          <text:p text:style-name="P171">Tampilkan alur berpikir</text:p>
          <text:section text:style-name="Sect2" text:name="model-response-message-contentr_7586982e05775708">
            <text:p text:style-name="P1">Baik, saya lanjutkan ke pembahasan akuisisi Whole Foods, dengan memperhatikan konteks waktu saat ini (Rabu, 23 April 2025 pukul 06:58:21 WIB di Indonesia).</text:p>
            <text:p text:style-name="P322"/>
            <text:p text:style-name="P23"><text:span text:style-name="Strong_20_Emphasis"><text:span text:style-name="T1">Prompt yang Dijawab:</text:span></text:span></text:p>
            <text:list xml:id="list1361926830193649215" text:style-name="L78">
              <text:list-item>
                <text:p text:style-name="P236"><text:span text:style-name="Strong_20_Emphasis"><text:span text:style-name="T1">Subbab 6.1:</text:span></text:span><text:span text:style-name="T1"> Masuk ke Dunia Nyata: Akuisisi Whole Foods Market </text:span></text:p>
                <text:list>
                  <text:list-item>
                    <text:p text:style-name="P88"><text:span text:style-name="Strong_20_Emphasis"><text:span text:style-name="T1">Prompt:</text:span></text:span><text:span text:style-name="T1"> </text:span></text:p>
                    <text:p text:style-name="P395"><text:span text:style-name="T1">"Bahas secara mendalam akuisisi Whole Foods Market oleh Amazon pada tahun 2017 senilai $13.7 miliar, sebuah langkah yang mengejutkan banyak pihak. Analisis alasan strategis utama di balik akuisisi ini: mengapa Amazon, raja online, tiba-tiba membeli jaringan supermarket fisik kelas atas? Jelajahi motif-motif seperti keinginan masuk ke pasar bahan makanan (grocery) yang besar, mendapatkan ratusan lokasi fisik di area-area premium (penting untuk logistik </text:span><text:soft-page-break/><text:span text:style-name="Emphasis"><text:span text:style-name="T1">last-mile</text:span></text:span><text:span text:style-name="T1"> dan </text:span><text:span text:style-name="Emphasis"><text:span text:style-name="T1">pickup</text:span></text:span><text:span text:style-name="T1">), mengumpulkan data belanja offline, serta menciptakan sinergi dengan keanggotaan Prime. Uraikan perubahan-perubahan yang terjadi di Whole Foods pasca-akuisisi (misalnya, penurunan harga pada beberapa item, integrasi diskon Prime, potensi benturan budaya kerja). Diskusikan dampak akuisisi ini terhadap persaingan di industri grosir (bagaimana respons Walmart, Kroger, dll.) dan bagaimana langkah ini mencerminkan ambisi omnichannel Amazon yang lebih luas."</text:span></text:p>
                  </text:list-item>
                </text:list>
              </text:list-item>
            </text:list>
            <text:p text:style-name="P322"/>
            <text:p text:style-name="P23"><text:span text:style-name="Strong_20_Emphasis"><text:span text:style-name="T1">Jawaban Prompt:</text:span></text:span></text:p>
            <text:p text:style-name="P1">(Langkah Mengejutkan ke Dunia Fisik)</text:p>
            <text:p text:style-name="P23"><text:span text:style-name="T1">Pada bulan Juni 2017, dunia bisnis dikejutkan oleh pengumuman akuisisi Amazon terhadap </text:span><text:span text:style-name="Strong_20_Emphasis"><text:span text:style-name="T1">Whole Foods Market</text:span></text:span><text:span text:style-name="T1">, jaringan supermarket kelas atas yang fokus pada produk organik dan alami, dengan nilai transaksi fantastis </text:span><text:span text:style-name="Strong_20_Emphasis"><text:span text:style-name="T1">$13.7 miliar</text:span></text:span><text:span text:style-name="T1">. Langkah ini terasa sangat kontras: mengapa Amazon, sang penguasa dunia maya yang selama ini justru 'membunuh' banyak toko fisik, tiba-tiba membeli ratusan toko batu bata dan semen? Akuisisi ini menandai langkah paling signifikan Amazon ke dalam dunia ritel fisik dan mengirimkan sinyal kuat tentang ambisinya yang jauh melampaui layar komputer.</text:span></text:p>
            <text:p text:style-name="P1">(Alasan Strategis di Balik Akuisisi)</text:p>
            <text:p text:style-name="P1">Keputusan mengakuisisi Whole Foods didorong oleh berbagai pertimbangan strategis yang saling terkait:</text:p>
            <text:list xml:id="list5802650906263005730" text:style-name="L79">
              <text:list-item>
                <text:p text:style-name="P237"><text:span text:style-name="Strong_20_Emphasis"><text:span text:style-name="T1">Masuk ke Pasar Grosir:</text:span></text:span><text:span text:style-name="T1"> Pasar bahan makanan (</text:span><text:span text:style-name="Emphasis"><text:span text:style-name="T1">grocery</text:span></text:span><text:span text:style-name="T1">) adalah salah satu sektor ritel terbesar namun paling sulit ditembus secara online karena tantangan logistik (barang segar, pengiriman cepat). Akuisisi Whole Foods memberikan Amazon akses instan ke pasar ini dengan merek yang kuat dan basis pelanggan yang mapan di segmen premium. </text:span></text:p>
              </text:list-item>
              <text:list-item>
                <text:p text:style-name="P237"><text:span text:style-name="Strong_20_Emphasis"><text:span text:style-name="T1">Jejak Fisik Strategis:</text:span></text:span><text:span text:style-name="T1"> Ratusan toko Whole Foods yang berlokasi di area-area demografis yang menarik (pendapatan tinggi, perkotaan) memberikan Amazon aset fisik yang sangat berharga. Toko-toko ini tidak hanya berfungsi sebagai tempat penjualan grosir, tetapi juga berpotensi menjadi pusat distribusi mini untuk pengiriman </text:span><text:span text:style-name="Emphasis"><text:span text:style-name="T1">last-mile</text:span></text:span><text:span text:style-name="T1"> produk Amazon </text:span><text:soft-page-break/><text:span text:style-name="T1">lainnya, titik pengambilan pesanan online (</text:span><text:span text:style-name="Emphasis"><text:span text:style-name="T1">pickup points</text:span></text:span><text:span text:style-name="T1">), dan etalase untuk produk Amazon seperti perangkat Echo. </text:span></text:p>
              </text:list-item>
              <text:list-item>
                <text:p text:style-name="P237"><text:span text:style-name="Strong_20_Emphasis"><text:span text:style-name="T1">Data Belanja Offline:</text:span></text:span><text:span text:style-name="T1"> Akuisisi ini memberikan Amazon akses ke data perilaku belanja bahan makanan offline yang kaya, melengkapi data online-nya yang sudah masif, untuk pemahaman pelanggan yang lebih holistik. </text:span></text:p>
              </text:list-item>
              <text:list-item>
                <text:p text:style-name="P89"><text:span text:style-name="Strong_20_Emphasis"><text:span text:style-name="T1">Sinergi dengan Prime:</text:span></text:span><text:span text:style-name="T1"> Amazon dengan cepat mengintegrasikan Whole Foods ke dalam ekosistem Prime. Anggota Prime mendapatkan diskon khusus saat berbelanja di Whole Foods, dan layanan pengiriman bahan makanan dari Whole Foods melalui Prime diperluas. Ini memberikan nilai tambah bagi anggota Prime dan mendorong lebih banyak pelanggan Whole Foods untuk bergabung dengan Prime. </text:span></text:p>
              </text:list-item>
            </text:list>
            <text:p text:style-name="P1">(Perubahan Pasca-Akuisisi dan Potensi Benturan)</text:p>
            <text:p text:style-name="P23"><text:span text:style-name="T1">Setelah akuisisi, Amazon segera melakukan beberapa perubahan di Whole Foods, terutama menurunkan harga pada sejumlah item populer untuk menghilangkan citra 'Whole Paycheck' (terlalu mahal) dan menarik lebih banyak pelanggan. Integrasi diskon Prime juga menjadi fokus utama. Namun, proses integrasi ini juga dikabarkan menimbulkan beberapa tantangan, termasuk potensi </text:span><text:span text:style-name="Strong_20_Emphasis"><text:span text:style-name="T1">benturan budaya</text:span></text:span><text:span text:style-name="T1"> antara budaya kerja Amazon yang sangat terukur, efisien, dan terpusat dengan budaya Whole Foods yang sebelumnya lebih terdesentralisasi dan fokus pada pemberdayaan tim toko.</text:span></text:p>
            <text:p text:style-name="P1">(Dampak pada Industri dan Visi Omnichannel)</text:p>
            <text:p text:style-name="P23"><text:span text:style-name="T1">Akuisisi Whole Foods mengirimkan gelombang kejut ke seluruh industri grosir. Pesaing utama seperti Walmart, Kroger, dan Target mempercepat investasi mereka sendiri dalam e-commerce grosir, pengiriman, dan teknologi toko. Langkah Amazon ini menegaskan bahwa masa depan ritel bukanlah pertarungan antara online </text:span><text:span text:style-name="Emphasis"><text:span text:style-name="T1">versus</text:span></text:span><text:span text:style-name="T1"> offline, melainkan tentang </text:span><text:span text:style-name="Strong_20_Emphasis"><text:span text:style-name="T1">omnichannel</text:span></text:span><text:span text:style-name="T1">—kemampuan untuk melayani pelanggan secara mulus di mana pun dan kapan pun mereka ingin berbelanja. Meskipun Whole Foods belum hadir secara fisik di Indonesia, strategi di balik akuisisi ini memberikan cetak biru tentang bagaimana raksasa digital dapat merangkul dunia fisik untuk memperkuat ekosistemnya secara keseluruhan, sebuah pelajaran yang relevan bagi lanskap ritel global, termasuk dinamika persaingan di pasar Indonesia. Akuisisi Whole Foods adalah pernyataan tegas bahwa ambisi Amazon mencakup seluruh spektrum pengalaman belanja.</text:span></text:p>
            <text:p text:style-name="P322"/>
            <text:p text:style-name="P1"><text:soft-page-break/>Silakan berikan perintah "YAX" jika Anda ingin saya melanjutkan ke prompt berikutnya (Prompt untuk Subbab 6.2: "Dari Streaming ke Studio: Amazon Prime Video dan Amazon Studios").</text:p>
          </text:section>
          <text:section text:style-name="Sect1" text:name="feedback-form-47">
            <text:p text:style-name="P171"/>
          </text:section>
        </text:section>
        <text:section text:style-name="Sect1" text:name="c7f0fd1205fb189f">
          <text:p text:style-name="P1"/>
          <text:section text:style-name="Sect1" text:name="user-query-content-48">
            <text:p text:style-name="P318">yax </text:p>
          </text:section>
          <text:p text:style-name="P171">Tampilkan alur berpikir</text:p>
          <text:section text:style-name="Sect2" text:name="model-response-message-contentr_c7f0fd1205fb189f">
            <text:p text:style-name="P1">Baik, saya lanjutkan ke pembahasan ekspansi Amazon di dunia hiburan, dengan memperhatikan konteks waktu saat ini (Rabu, 23 April 2025 pukul 06:58:50 WIB di Indonesia).</text:p>
            <text:p text:style-name="P322"/>
            <text:p text:style-name="P23"><text:span text:style-name="Strong_20_Emphasis"><text:span text:style-name="T1">Prompt yang Dijawab:</text:span></text:span></text:p>
            <text:list xml:id="list4738107566630670097" text:style-name="L80">
              <text:list-item>
                <text:p text:style-name="P238"><text:span text:style-name="Strong_20_Emphasis"><text:span text:style-name="T1">Subbab 6.2:</text:span></text:span><text:span text:style-name="T1"> Dari Streaming ke Studio: Amazon Prime Video dan Amazon Studios </text:span></text:p>
                <text:list>
                  <text:list-item>
                    <text:p text:style-name="P90"><text:span text:style-name="Strong_20_Emphasis"><text:span text:style-name="T1">Prompt:</text:span></text:span><text:span text:style-name="T1"> </text:span></text:p>
                    <text:p text:style-name="P396"><text:span text:style-name="T1">"Jelaskan secara rinci evolusi dan ambisi Amazon di industri hiburan, berfokus pada Amazon Prime Video dan Amazon Studios. Uraikan bagaimana Prime Video berkembang dari sekadar 'bonus' pengiriman gratis menjadi pemain utama dalam 'perang streaming' global, bersaing langsung dengan Netflix, Disney+, HBO Max, dll. Analisis strategi Amazon Studios dalam memproduksi dan mengakuisisi konten orisinal—mulai dari film pemenang Oscar hingga serial blockbuster yang mahal seperti </text:span><text:span text:style-name="Emphasis"><text:span text:style-name="T1">The Lord of the Rings: The Rings of Power</text:span></text:span><text:span text:style-name="T1">. Diskusikan skala investasi masif Amazon dalam konten. Bahas akuisisi studio legendaris MGM senilai $8.5 miliar pada tahun 2022 dan bagaimana hal itu memperkuat pustaka konten dan potensi </text:span><text:span text:style-name="Emphasis"><text:span text:style-name="T1">franchise</text:span></text:span><text:span text:style-name="T1"> Amazon. Analisis tujuan strategis utama di balik semua investasi ini: bagaimana konten hiburan berfungsi untuk menarik dan mempertahankan pelanggan Amazon Prime, memperkuat ekosistem Amazon secara keseluruhan, dan berpotensi membuka aliran </text:span><text:soft-page-break/><text:span text:style-name="T1">pendapatan baru."</text:span></text:p>
                  </text:list-item>
                </text:list>
              </text:list-item>
            </text:list>
            <text:p text:style-name="P322"/>
            <text:p text:style-name="P23"><text:span text:style-name="Strong_20_Emphasis"><text:span text:style-name="T1">Jawaban Prompt:</text:span></text:span></text:p>
            <text:p text:style-name="P1">(Dari Bonus Prime Menjadi Raksasa Streaming)</text:p>
            <text:p text:style-name="P23"><text:span text:style-name="T1">Jika pada awalnya kehadiran </text:span><text:span text:style-name="Strong_20_Emphasis"><text:span text:style-name="T1">Amazon Prime Video</text:span></text:span><text:span text:style-name="T1"> terasa seperti sekadar 'bonus' tambahan untuk menarik orang berlangganan Prime demi pengiriman gratis, maka dalam perkembangannya, Amazon menunjukkan ambisi yang jauh lebih besar di industri hiburan. Prime Video telah bertransformasi menjadi pemain utama dalam 'perang streaming' global yang sengit, bersaing langsung memperebutkan waktu dan dompet penonton melawan raksasa seperti Netflix, Disney+, HBO Max (atau Max), dan platform lainnya. Layanan ini tersedia luas secara global, termasuk menjadi salah satu pilihan platform streaming bagi penonton di Indonesia, menawarkan kombinasi konten lisensi pihak ketiga dan, yang semakin penting, konten orisinal eksklusif.</text:span></text:p>
            <text:p text:style-name="P1">(Investasi Masif pada Konten Orisinal: Amazon Studios)</text:p>
            <text:p text:style-name="P23"><text:span text:style-name="T1">Motor penggerak utama di balik konten eksklusif ini adalah </text:span><text:span text:style-name="Strong_20_Emphasis"><text:span text:style-name="T1">Amazon Studios</text:span></text:span><text:span text:style-name="T1">. Didirikan pada tahun 2010, divisi ini bertugas memproduksi dan mengakuisisi film serta serial televisi orisinal. Strategi konten Amazon terlihat beragam: mereka tidak ragu berinvestasi pada film-film 'indie' berkualitas yang berhasil meraih penghargaan Oscar (seperti </text:span><text:span text:style-name="Emphasis"><text:span text:style-name="T1">Manchester by the Sea</text:span></text:span><text:span text:style-name="T1"> atau </text:span><text:span text:style-name="Emphasis"><text:span text:style-name="T1">Sound of Metal</text:span></text:span><text:span text:style-name="T1">), namun juga menggelontorkan dana fantastis untuk proyek-proyek blockbuster berskala epik. Contoh paling fenomenal tentu saja adalah serial </text:span><text:span text:style-name="Strong_20_Emphasis"><text:span text:style-name="Emphasis"><text:span text:style-name="T1">The Lord of the Rings: The Rings of Power</text:span></text:span></text:span><text:span text:style-name="T1">, yang dilaporkan menjadi serial TV termahal yang pernah dibuat, menunjukkan keseriusan Amazon untuk bersaing di level tertinggi dalam hal produksi konten premium. Judul-judul populer lain seperti </text:span><text:span text:style-name="Emphasis"><text:span text:style-name="T1">The Marvelous Mrs. Maisel</text:span></text:span><text:span text:style-name="T1">, </text:span><text:span text:style-name="Emphasis"><text:span text:style-name="T1">The Boys</text:span></text:span><text:span text:style-name="T1">, </text:span><text:span text:style-name="Emphasis"><text:span text:style-name="T1">Fleabag</text:span></text:span><text:span text:style-name="T1">, atau </text:span><text:span text:style-name="Emphasis"><text:span text:style-name="T1">Reacher</text:span></text:span><text:span text:style-name="T1"> menunjukkan kemampuan Amazon Studios menghasilkan konten yang disukai kritikus maupun penonton. </text:span><text:span text:style-name="Strong_20_Emphasis"><text:span text:style-name="T1">Skala investasi</text:span></text:span><text:span text:style-name="T1"> Amazon dalam konten (baik produksi maupun akuisisi hak siar, termasuk olahraga live seperti NFL di AS) mencapai puluhan miliar dolar per tahun, menjadikannya salah satu pembelanja konten terbesar di dunia.</text:span></text:p>
            <text:p text:style-name="P1">(Akuisisi MGM: Memperkuat Pustaka dan Franchise)</text:p>
            <text:p text:style-name="P23"><text:span text:style-name="T1">Langkah besar lainnya yang menegaskan ambisi hiburan Amazon adalah </text:span><text:span text:style-name="Strong_20_Emphasis"><text:span text:style-name="T1">akuisisi studio film legendaris Metro-Goldwyn-Mayer (MGM)</text:span></text:span><text:span text:style-name="T1"> senilai $8.5 </text:span><text:soft-page-break/><text:span text:style-name="T1">miliar pada tahun 2022. Akuisisi ini memberikan Amazon akses ke pustaka konten yang sangat kaya dan ikonik, mencakup ribuan film dan acara TV, termasuk </text:span><text:span text:style-name="Emphasis"><text:span text:style-name="T1">franchise</text:span></text:span><text:span text:style-name="T1"> besar seperti James Bond, Rocky/Creed, The Pink Panther, dan banyak lagi. Kepemilikan atas kekayaan intelektual (IP) ini membuka potensi besar bagi Amazon untuk mengembangkan </text:span><text:span text:style-name="Emphasis"><text:span text:style-name="T1">spin-off</text:span></text:span><text:span text:style-name="T1">, serial baru, atau bentuk eksploitasi konten lainnya di masa depan, baik untuk Prime Video maupun platform lain.</text:span></text:p>
            <text:p text:style-name="P1">(Tujuan Strategis Utama: Memperkuat Ekosistem Prime)</text:p>
            <text:p text:style-name="P23"><text:span text:style-name="T1">Mengapa Amazon rela mengeluarkan dana begitu besar untuk bisnis hiburan yang marginnya mungkin tidak setinggi AWS? Tujuan strategis utamanya bukanlah semata-mata keuntungan langsung dari streaming, melainkan untuk </text:span><text:span text:style-name="Strong_20_Emphasis"><text:span text:style-name="T1">memperkuat nilai proposisi dan 'kelengketan' keanggotaan Amazon Prime</text:span></text:span><text:span text:style-name="T1">. Konten hiburan eksklusif dan berkualitas tinggi menjadi alasan kuat bagi pelanggan untuk </text:span><text:span text:style-name="Emphasis"><text:span text:style-name="T1">mendaftar</text:span></text:span><text:span text:style-name="T1"> dan, yang lebih penting, </text:span><text:span text:style-name="Emphasis"><text:span text:style-name="T1">mempertahankan</text:span></text:span><text:span text:style-name="T1"> langganan Prime mereka. Semakin banyak orang berlangganan Prime demi film atau serial favorit, semakin besar kemungkinan mereka akan berbelanja lebih banyak di situs e-commerce Amazon untuk memanfaatkan pengiriman gratis. Ini adalah bagian integral dari strategi </text:span><text:span text:style-name="Strong_20_Emphasis"><text:span text:style-name="T1">membangun ekosistem</text:span></text:span><text:span text:style-name="T1"> Amazon: menggunakan konten sebagai 'perekat' untuk menjaga pelanggan tetap berada dalam orbit Amazon, sambil membuka potensi pendapatan iklan di Prime Video atau penjualan merchandise terkait konten di masa depan. Hiburan bagi Amazon adalah investasi strategis untuk memperkuat keseluruhan kerajaannya.</text:span></text:p>
            <text:p text:style-name="P322"/>
            <text:p text:style-name="P1">Silakan berikan perintah "YAX" jika Anda ingin saya melanjutkan ke prompt berikutnya (Prompt untuk Subbab 6.3: "Eksperimen Lain: Kesehatan (Amazon Pharmacy), Periklanan, Game (Twitch), dll.").</text:p>
          </text:section>
          <text:section text:style-name="Sect1" text:name="feedback-form-48">
            <text:p text:style-name="P171"/>
          </text:section>
        </text:section>
        <text:section text:style-name="Sect1" text:name="b183bb2417a82788">
          <text:p text:style-name="P1"/>
          <text:section text:style-name="Sect1" text:name="user-query-content-49">
            <text:p text:style-name="P318">yax </text:p>
          </text:section>
          <text:section text:style-name="Sect2" text:name="model-response-message-contentr_b183bb2417a82788">
            <text:p text:style-name="P1">Baik, saya lanjutkan ke pembahasan eksperimen Amazon di berbagai bidang, dengan memperhatikan konteks waktu saat ini (Rabu, 23 April 2025 pukul 06:59:17 WIB di Indonesia).</text:p>
          </text:section>
          <text:section text:style-name="Sect1" text:name="feedback-form-49">
            <text:p text:style-name="P1"/>
          </text:section>
        </text:section>
        <text:section text:style-name="Sect1" text:name="c28039b13284038b">
          <text:p text:style-name="P1"/>
          <text:section text:style-name="Sect1" text:name="user-query-content-50">
            <text:p text:style-name="P318"><text:soft-page-break/>yax </text:p>
          </text:section>
          <text:p text:style-name="P171">Tampilkan alur berpikir</text:p>
          <text:section text:style-name="Sect2" text:name="model-response-message-contentr_c28039b13284038b">
            <text:p text:style-name="P1">Baik, saya lanjutkan ke pembahasan mengenai 'eksperimen' atau ekspansi Amazon ke berbagai bidang lainnya, dengan memperhatikan konteks waktu saat ini (Rabu, 23 April 2025 pukul 07:15:24 WIB di Indonesia).</text:p>
            <text:p text:style-name="P322"/>
            <text:p text:style-name="P23"><text:span text:style-name="Strong_20_Emphasis"><text:span text:style-name="T1">Prompt yang Dijawab:</text:span></text:span></text:p>
            <text:list xml:id="list6155047298723462476" text:style-name="L81">
              <text:list-item>
                <text:p text:style-name="P239"><text:span text:style-name="Strong_20_Emphasis"><text:span text:style-name="T1">Subbab 6.3:</text:span></text:span><text:span text:style-name="T1"> Eksperimen Lain: Kesehatan (Amazon Pharmacy), Periklanan, Game (Twitch), dll. </text:span></text:p>
                <text:list>
                  <text:list-item>
                    <text:p text:style-name="P91"><text:span text:style-name="Strong_20_Emphasis"><text:span text:style-name="T1">Prompt:</text:span></text:span><text:span text:style-name="T1"> </text:span></text:p>
                    <text:p text:style-name="P357">"Bahas berbagai 'taruhan' atau ekspansi signifikan lainnya yang dilakukan Amazon di luar ritel dan AWS, yang menunjukkan diversifikasi yang terus berlanjut. Fokus pada beberapa area kunci:</text:p>
                    <text:list>
                      <text:list-item>
                        <text:p text:style-name="P428"><text:span text:style-name="Strong_20_Emphasis"><text:span text:style-name="T1">Kesehatan:</text:span></text:span><text:span text:style-name="T1"> Jelaskan langkah Amazon memasuki sektor kesehatan melalui akuisisi PillPack (2018) dan peluncuran Amazon Pharmacy. Singgung juga inisiatif seperti Amazon Care (meskipun mengalami perubahan strategi/penyempitan fokus) dan analisis potensi disruptif jangka panjang Amazon di industri perawatan kesehatan yang kompleks ini. </text:span></text:p>
                      </text:list-item>
                      <text:list-item>
                        <text:p text:style-name="P428"><text:span text:style-name="Strong_20_Emphasis"><text:span text:style-name="T1">Periklanan:</text:span></text:span><text:span text:style-name="T1"> Ungkap bagaimana bisnis periklanan Amazon secara diam-diam tumbuh menjadi pilar pendapatan ketiga yang sangat besar dan menguntungkan, menyaingi Google dan Meta. Jelaskan bagaimana Amazon memanfaatkan data belanja yang kaya di platformnya untuk menawarkan iklan yang sangat tertarget (iklan pencarian produk, iklan display). </text:span></text:p>
                      </text:list-item>
                      <text:list-item>
                        <text:p text:style-name="P397"><text:span text:style-name="Strong_20_Emphasis"><text:span text:style-name="T1">Game:</text:span></text:span><text:span text:style-name="T1"> Analisis akuisisi Twitch (2014) dan dominasinya di pasar </text:span><text:span text:style-name="Emphasis"><text:span text:style-name="T1">live streaming</text:span></text:span><text:span text:style-name="T1">. Bahas juga upaya Amazon di pengembangan game melalui </text:span><text:soft-page-break/><text:span text:style-name="T1">Amazon Games (termasuk beberapa kegagalan awal dan kesuksesan seperti </text:span><text:span text:style-name="Emphasis"><text:span text:style-name="T1">New World</text:span></text:span><text:span text:style-name="T1"> atau </text:span><text:span text:style-name="Emphasis"><text:span text:style-name="T1">Lost Ark</text:span></text:span><text:span text:style-name="T1">) serta layanan </text:span><text:span text:style-name="Emphasis"><text:span text:style-name="T1">cloud gaming</text:span></text:span><text:span text:style-name="T1"> Luna. Singgung secara singkat usaha besar lainnya jika relevan (misalnya, Project Kuiper untuk internet satelit) sebagai bukti ambisi yang tak terbatas." </text:span></text:p>
                      </text:list-item>
                    </text:list>
                  </text:list-item>
                </text:list>
              </text:list-item>
            </text:list>
            <text:p text:style-name="P322"/>
            <text:p text:style-name="P23"><text:span text:style-name="Strong_20_Emphasis"><text:span text:style-name="T1">Jawaban Prompt:</text:span></text:span></text:p>
            <text:p text:style-name="P1">(Diversifikasi yang Terus Berlanjut)</text:p>
            <text:p text:style-name="P1">Nafsu Amazon untuk tumbuh dan mendisrupsi tampaknya tidak mengenal batas industri. Di luar pilar utama ritel dan AWS, perusahaan ini terus menanamkan 'bibit' atau melakukan 'taruhan' besar di berbagai sektor lain, menunjukkan ambisi diversifikasi yang berkelanjutan. Beberapa area kunci yang patut dicermati hingga pertengahan dekade 2020-an ini meliputi:</text:p>
            <text:list xml:id="list6568680216013160978" text:style-name="L82">
              <text:list-item>
                <text:p text:style-name="P92"><text:span text:style-name="Strong_20_Emphasis"><text:span text:style-name="T1">Layanan Kesehatan (Healthcare):</text:span></text:span><text:span text:style-name="T1"> Amazon melihat potensi besar (dan tantangan besar) di industri layanan kesehatan yang luas dan seringkali tidak efisien. Langkah konkretnya dimulai dengan akuisisi apotek online </text:span><text:span text:style-name="Strong_20_Emphasis"><text:span text:style-name="T1">PillPack</text:span></text:span><text:span text:style-name="T1"> pada 2018, yang kemudian menjadi dasar peluncuran </text:span><text:span text:style-name="Strong_20_Emphasis"><text:span text:style-name="T1">Amazon Pharmacy</text:span></text:span><text:span text:style-name="T1">—layanan pengiriman obat resep langsung ke rumah (meskipun layanan ini mungkin belum tersedia secara luas di luar AS, termasuk Indonesia, per April 2025). Inisiatif lain seperti layanan telemedisin </text:span><text:span text:style-name="Strong_20_Emphasis"><text:span text:style-name="T1">Amazon Care</text:span></text:span><text:span text:style-name="T1"> telah mengalami penyesuaian strategi, menunjukkan kompleksitas dan hambatan regulasi di sektor ini. Namun, dengan kekuatan logistik, data, dan fokus pelanggan, potensi jangka panjang Amazon untuk mendisrupsi bagian-bagian tertentu dari rantai nilai kesehatan tetap menjadi sorotan.</text:span></text:p>
              </text:list-item>
              <text:list-item>
                <text:p text:style-name="P92"><text:span text:style-name="Strong_20_Emphasis"><text:span text:style-name="T1">Periklanan Digital (Advertising):</text:span></text:span><text:span text:style-name="T1"> Secara relatif 'di bawah radar' dibandingkan AWS atau e-commerce, bisnis </text:span><text:span text:style-name="Strong_20_Emphasis"><text:span text:style-name="T1">periklanan digital Amazon</text:span></text:span><text:span text:style-name="T1"> telah meledak menjadi pilar pendapatan ketiga yang sangat signifikan dan sangat menguntungkan. Berbeda dengan Google (pencarian umum) atau Meta (sosial), kekuatan iklan Amazon terletak pada kemampuannya memanfaatkan </text:span><text:span text:style-name="Strong_20_Emphasis"><text:span text:style-name="T1">data transaksi dan niat beli</text:span></text:span><text:span text:style-name="T1"> yang kaya dari platform e-commerce-nya. Penjual dan merek (termasuk yang berjualan kepada konsumen Indonesia) bersedia membayar mahal untuk menempatkan </text:span><text:soft-page-break/><text:span text:style-name="T1">iklan produk bersponsor di hasil pencarian Amazon atau iklan display di seluruh properti web Amazon, karena iklan tersebut menjangkau konsumen tepat pada saat mereka siap untuk membeli.</text:span></text:p>
              </text:list-item>
              <text:list-item>
                <text:p text:style-name="P92"><text:span text:style-name="Strong_20_Emphasis"><text:span text:style-name="T1">Industri Game:</text:span></text:span><text:span text:style-name="T1"> Amazon menyerbu industri game dari beberapa sudut. Akuisisi platform </text:span><text:span text:style-name="Emphasis"><text:span text:style-name="T1">live streaming</text:span></text:span><text:span text:style-name="T1"> </text:span><text:span text:style-name="Strong_20_Emphasis"><text:span text:style-name="T1">Twitch</text:span></text:span><text:span text:style-name="T1"> pada tahun 2014 senilai hampir $1 miliar terbukti sangat sukses, menjadikan Amazon pemain dominan absolut di pasar </text:span><text:span text:style-name="Emphasis"><text:span text:style-name="T1">streaming</text:span></text:span><text:span text:style-name="T1"> game yang sangat populer di kalangan generasi muda global, termasuk di Indonesia. Di sisi pengembangan game, melalui </text:span><text:span text:style-name="Strong_20_Emphasis"><text:span text:style-name="T1">Amazon Games Studios</text:span></text:span><text:span text:style-name="T1">, perjalanannya lebih berliku, dengan beberapa kegagalan awal yang mahal (</text:span><text:span text:style-name="Emphasis"><text:span text:style-name="T1">Crucible</text:span></text:span><text:span text:style-name="T1">, </text:span><text:span text:style-name="Emphasis"><text:span text:style-name="T1">Breakaway</text:span></text:span><text:span text:style-name="T1">) sebelum akhirnya meraih kesuksesan komersial dengan game seperti </text:span><text:span text:style-name="Emphasis"><text:span text:style-name="T1">New World</text:span></text:span><text:span text:style-name="T1"> dan </text:span><text:span text:style-name="Emphasis"><text:span text:style-name="T1">Lost Ark</text:span></text:span><text:span text:style-name="T1">. Amazon juga mencoba bersaing di pasar </text:span><text:span text:style-name="Emphasis"><text:span text:style-name="T1">cloud gaming</text:span></text:span><text:span text:style-name="T1"> dengan layanan </text:span><text:span text:style-name="Strong_20_Emphasis"><text:span text:style-name="T1">Amazon Luna</text:span></text:span><text:span text:style-name="T1">.</text:span></text:p>
              </text:list-item>
            </text:list>
            <text:p text:style-name="P1">(Taruhan Jangka Panjang Lainnya)</text:p>
            <text:p text:style-name="P23"><text:span text:style-name="T1">Di luar itu, Amazon juga melakukan taruhan jangka panjang yang sangat ambisius seperti </text:span><text:span text:style-name="Strong_20_Emphasis"><text:span text:style-name="T1">Project Kuiper</text:span></text:span><text:span text:style-name="T1">, sebuah inisiatif bernilai miliaran dolar untuk membangun konstelasi ribuan satelit di orbit rendah Bumi (LEO) guna menyediakan akses internet broadband berkecepatan tinggi ke area-area yang belum terlayani di seluruh dunia. Jika berhasil, proyek ini bisa menjadi bisnis besar baru lainnya bagi Amazon dan berpotensi membawa konektivitas ke wilayah-wilayah terpencil, termasuk mungkin di kepulauan Indonesia di masa depan. Semua 'eksperimen' ini menunjukkan pola pikir Amazon yang terus mencari peluang pasar besar berikutnya untuk didisrupsi dengan pendekatan berbasis teknologi, skala, dan fokus pelanggan.</text:span></text:p>
            <text:p text:style-name="P322"/>
            <text:p text:style-name="P1">Silakan berikan perintah "YAX" jika Anda ingin saya melanjutkan ke prompt berikutnya (Prompt untuk Subbab 6.4: "Strategi di Balik Akuisisi: Membeli Inovasi atau Menghilangkan Pesaing?").</text:p>
          </text:section>
          <text:section text:style-name="Sect1" text:name="feedback-form-50">
            <text:p text:style-name="P171"/>
          </text:section>
        </text:section>
        <text:section text:style-name="Sect1" text:name="f113e9e7cb421d1f">
          <text:p text:style-name="P1"/>
          <text:section text:style-name="Sect1" text:name="user-query-content-51">
            <text:p text:style-name="P318">yax </text:p>
          </text:section>
          <text:p text:style-name="P171">Tampilkan alur berpikir</text:p>
          <text:section text:style-name="Sect2" text:name="model-response-message-contentr_f113e9e7cb421d1f">
            <text:p text:style-name="P1">Baik, saya lanjutkan ke analisis strategi akuisisi Amazon, dengan memperhatikan konteks waktu saat ini (Rabu, 23 April 2025 pukul 07:16:08 <text:soft-page-break/>WIB di Indonesia).</text:p>
            <text:p text:style-name="P322"/>
            <text:p text:style-name="P23"><text:span text:style-name="Strong_20_Emphasis"><text:span text:style-name="T1">Prompt yang Dijawab:</text:span></text:span></text:p>
            <text:list xml:id="list2026614022087907691" text:style-name="L83">
              <text:list-item>
                <text:p text:style-name="P240"><text:span text:style-name="Strong_20_Emphasis"><text:span text:style-name="T1">Subbab 6.4:</text:span></text:span><text:span text:style-name="T1"> Strategi di Balik Akuisisi: Membeli Inovasi atau Menghilangkan Pesaing? </text:span></text:p>
                <text:list>
                  <text:list-item>
                    <text:p text:style-name="P93"><text:span text:style-name="Strong_20_Emphasis"><text:span text:style-name="T1">Prompt:</text:span></text:span><text:span text:style-name="T1"> </text:span></text:p>
                    <text:p text:style-name="P358">"Analisis secara lebih luas strategi merger dan akuisisi (M&amp;amp;A) Amazon. Jelaskan bahwa akuisisi bukan sekadar cara menambah pendapatan, tetapi alat strategis multifungsi. Identifikasi dan diskusikan berbagai motivasi umum di balik akuisisi Amazon, menggunakan contoh-contoh spesifik untuk ilustrasi:</text:p>
                    <text:list>
                      <text:list-item>
                        <text:p text:style-name="P423">Membeli Teknologi/Talenta: Seperti Kiva Systems (robotika gudang) atau mungkin startup AI yang lebih kecil ('acqui-hires'). </text:p>
                      </text:list-item>
                      <text:list-item>
                        <text:p text:style-name="P423">Memasuki Pasar Baru dengan Cepat: Seperti Whole Foods (ritel fisik/grosir) atau PillPack (farmasi). </text:p>
                      </text:list-item>
                      <text:list-item>
                        <text:p text:style-name="P423">Membeli Pemain Mapan/Merek Kuat: Seperti Zappos (sepatu online) atau Twitch (live streaming) atau MGM (konten hiburan). </text:p>
                      </text:list-item>
                      <text:list-item>
                        <text:p text:style-name="P423">Memperkuat Ekosistem: Seperti Ring (keamanan rumah pintar). </text:p>
                      </text:list-item>
                      <text:list-item>
                        <text:p text:style-name="P358">Potensi Menetralisir Pesaing (meskipun sering dibantah Amazon): Diskusikan bagaimana beberapa akuisisi (misalnya, https://www.google.com/search?q=Diapers.com via Quidsi) dilihat oleh kritikus. Bahas tantangan dalam mengintegrasikan perusahaan yang diakuisisi ke dalam budaya Amazon. Singgung juga meningkatnya pengawasan regulator (terutama terkait isu antimonopoli) terhadap praktik akuisisi Amazon dan raksasa teknologi lainnya." </text:p>
                      </text:list-item>
                    </text:list>
                  </text:list-item>
                </text:list>
              </text:list-item>
            </text:list>
            <text:p text:style-name="P322"><text:soft-page-break/></text:p>
            <text:p text:style-name="P23"><text:span text:style-name="Strong_20_Emphasis"><text:span text:style-name="T1">Jawaban Prompt:</text:span></text:span></text:p>
            <text:p text:style-name="P1">(Akuisisi sebagai Alat Strategis Multifungsi)</text:p>
            <text:p text:style-name="P23"><text:span text:style-name="T1">Merger dan Akuisisi (M&amp;amp;A) telah menjadi salah satu senjata utama dalam arsenal ekspansi Amazon. Bagi Amazon, membeli perusahaan lain bukan sekadar cara cepat menambah pendapatan atau ukuran, melainkan sebuah </text:span><text:span text:style-name="Strong_20_Emphasis"><text:span text:style-name="T1">alat strategis multifungsi</text:span></text:span><text:span text:style-name="T1"> yang digunakan dengan cermat untuk mencapai berbagai tujuan. Menganalisis pola akuisisi Amazon mengungkapkan beberapa motivasi kunci yang seringkali mendasarinya:</text:span></text:p>
            <text:list xml:id="list8427712464065312133" text:style-name="L84">
              <text:list-item>
                <text:p text:style-name="P241"><text:span text:style-name="Strong_20_Emphasis"><text:span text:style-name="T1">Membeli Teknologi atau Talenta Unggul (</text:span></text:span><text:span text:style-name="Strong_20_Emphasis"><text:span text:style-name="Emphasis"><text:span text:style-name="T1">Acqui-hiring</text:span></text:span></text:span><text:span text:style-name="Strong_20_Emphasis"><text:span text:style-name="T1">):</text:span></text:span><text:span text:style-name="T1"> Dalam banyak kasus, terutama untuk startup yang lebih kecil, Amazon mengakuisisi perusahaan bukan karena produk atau pendapatannya, tetapi untuk mendapatkan </text:span><text:span text:style-name="Strong_20_Emphasis"><text:span text:style-name="T1">teknologi inovatif</text:span></text:span><text:span text:style-name="T1"> atau </text:span><text:span text:style-name="Strong_20_Emphasis"><text:span text:style-name="T1">tim insinyur berbakat</text:span></text:span><text:span text:style-name="T1"> yang sulit ditemukan atau dikembangkan sendiri dengan cepat. Akuisisi </text:span><text:span text:style-name="Strong_20_Emphasis"><text:span text:style-name="T1">Kiva Systems</text:span></text:span><text:span text:style-name="T1"> (robotika gudang) adalah contoh klasik bagaimana Amazon membeli keunggulan teknologi fundamental. Akuisisi startup di bidang AI atau </text:span><text:span text:style-name="Emphasis"><text:span text:style-name="T1">machine learning</text:span></text:span><text:span text:style-name="T1"> seringkali juga bermotif serupa (dikenal sebagai </text:span><text:span text:style-name="Emphasis"><text:span text:style-name="T1">acqui-hire</text:span></text:span><text:span text:style-name="T1">). </text:span></text:p>
              </text:list-item>
              <text:list-item>
                <text:p text:style-name="P241"><text:span text:style-name="Strong_20_Emphasis"><text:span text:style-name="T1">Akses Cepat ke Pasar atau Industri Baru:</text:span></text:span><text:span text:style-name="T1"> Ketika Amazon ingin memasuki pasar yang benar-benar baru dan kompleks, akuisisi pemain yang sudah ada seringkali menjadi jalan pintas yang jauh lebih cepat daripada membangun dari nol. Akuisisi </text:span><text:span text:style-name="Strong_20_Emphasis"><text:span text:style-name="T1">Whole Foods Market</text:span></text:span><text:span text:style-name="T1"> memberikan akses instan ke pasar grosir fisik AS, sementara akuisisi </text:span><text:span text:style-name="Strong_20_Emphasis"><text:span text:style-name="T1">PillPack</text:span></text:span><text:span text:style-name="T1"> menjadi tiket masuk ke industri farmasi online yang teregulasi ketat. </text:span></text:p>
              </text:list-item>
              <text:list-item>
                <text:p text:style-name="P241"><text:span text:style-name="Strong_20_Emphasis"><text:span text:style-name="T1">Memperoleh Merek Kuat, Basis Pengguna, atau Skala:</text:span></text:span><text:span text:style-name="T1"> Terkadang, tujuannya adalah mengakuisisi perusahaan yang sudah menjadi pemimpin di ceruk pasarnya, memiliki merek yang kuat, atau basis pengguna yang loyal. Contohnya termasuk akuisisi toko sepatu online </text:span><text:span text:style-name="Strong_20_Emphasis"><text:span text:style-name="T1">Zappos</text:span></text:span><text:span text:style-name="T1"> (terkenal dengan layanan pelanggannya), platform </text:span><text:span text:style-name="Emphasis"><text:span text:style-name="T1">live streaming</text:span></text:span><text:span text:style-name="T1"> game </text:span><text:span text:style-name="Strong_20_Emphasis"><text:span text:style-name="T1">Twitch</text:span></text:span><text:span text:style-name="T1">, atau studio film </text:span><text:span text:style-name="Strong_20_Emphasis"><text:span text:style-name="T1">MGM</text:span></text:span><text:span text:style-name="T1"> dengan pustaka konten ikoniknya. Akuisisi ini langsung memberikan Amazon skala dan kredibilitas di pasar tersebut. </text:span></text:p>
              </text:list-item>
              <text:list-item>
                <text:p text:style-name="P241"><text:span text:style-name="Strong_20_Emphasis"><text:span text:style-name="T1">Memperkuat Ekosistem Produk dan Layanan:</text:span></text:span><text:span text:style-name="T1"> Beberapa akuisisi dirancang untuk memperkuat ekosistem produk Amazon yang sudah ada, terutama yang terkait dengan Alexa dan rumah pintar (</text:span><text:span text:style-name="Emphasis"><text:span text:style-name="T1">smart home</text:span></text:span><text:span text:style-name="T1">). </text:span><text:soft-page-break/><text:span text:style-name="T1">Akuisisi </text:span><text:span text:style-name="Strong_20_Emphasis"><text:span text:style-name="T1">Ring</text:span></text:span><text:span text:style-name="T1"> (bel pintu video dan kamera keamanan) adalah contoh utama, memungkinkan Amazon memperdalam kehadirannya di ranah keamanan rumah yang terhubung. </text:span></text:p>
              </text:list-item>
              <text:list-item>
                <text:p text:style-name="P94"><text:span text:style-name="Strong_20_Emphasis"><text:span text:style-name="T1">Menetralisir Pesaing Potensial? (Aspek Kontroversial):</text:span></text:span><text:span text:style-name="T1"> Ini adalah motivasi yang paling sering diperdebatkan dan dibantah oleh Amazon, namun menjadi fokus utama para kritikus dan regulator antimonopoli. Beberapa akuisisi di masa lalu, seperti pembelian </text:span><text:span text:style-name="Strong_20_Emphasis"><text:span text:style-name="T1">Quidsi</text:span></text:span><text:span text:style-name="T1"> (induk perusahaan https://www.google.com/search?q=Diapers.com dan https://www.google.com/search?q=Soap.com) setelah persaingan harga yang sengit, dilihat oleh sebagian pihak sebagai upaya strategis untuk menghilangkan pesaing yang sedang naik daun sebelum menjadi ancaman serius. Apakah ini membeli inovasi atau 'membunuh' persaingan adalah pertanyaan inti dalam banyak penyelidikan antimonopoli. </text:span></text:p>
              </text:list-item>
            </text:list>
            <text:p text:style-name="P1">(Tantangan Integrasi dan Pengawasan Regulator)</text:p>
            <text:p text:style-name="P23"><text:span text:style-name="T1">Meskipun akuisisi dapat mempercepat pertumbuhan, proses </text:span><text:span text:style-name="Strong_20_Emphasis"><text:span text:style-name="T1">integrasi</text:span></text:span><text:span text:style-name="T1"> perusahaan yang diakuisisi ke dalam mesin dan budaya Amazon yang sangat spesifik seringkali penuh tantangan. Menyelaraskan sistem, proses, dan terutama budaya kerja bisa menjadi tugas yang sulit dan terkadang gagal. Lebih jauh lagi, seiring dengan semakin besarnya skala dan frekuensi akuisisi oleh Amazon (dan raksasa teknologi lainnya), </text:span><text:span text:style-name="Strong_20_Emphasis"><text:span text:style-name="T1">pengawasan dari regulator antimonopoli</text:span></text:span><text:span text:style-name="T1"> di seluruh dunia (AS, Eropa, dan lainnya) menjadi semakin ketat pada pertengahan dekade 2020-an ini. Kekhawatiran bahwa akuisisi ini lebih bertujuan untuk memperkuat dominasi pasar dan menghambat persaingan daripada mendorong inovasi telah memicu penyelidikan mendalam dan potensi tantangan hukum yang dapat membatasi kemampuan Amazon untuk menggunakan M&amp;amp;A sebagai alat strategis di masa depan. Strategi akuisisi Amazon kini harus dijalankan di bawah sorotan publik dan regulator yang jauh lebih tajam dibandingkan sebelumnya.</text:span></text:p>
            <text:p text:style-name="P322"/>
            <text:p text:style-name="P1">Ini adalah akhir dari Bab 6. Silakan berikan perintah "YAX" jika Anda ingin saya melanjutkan ke prompt berikutnya (Prompt untuk Pengantar Bab 7).</text:p>
          </text:section>
          <text:section text:style-name="Sect1" text:name="feedback-form-51">
            <text:p text:style-name="P171"/>
          </text:section>
        </text:section>
        <text:section text:style-name="Sect1" text:name="2524b752e808ce27">
          <text:p text:style-name="P1"/>
          <text:section text:style-name="Sect1" text:name="user-query-content-52">
            <text:p text:style-name="P318">yax </text:p>
          </text:section>
          <text:p text:style-name="P171"><text:soft-page-break/>Tampilkan alur berpikir</text:p>
          <text:section text:style-name="Sect2" text:name="model-response-message-contentr_2524b752e808ce27">
            <text:p text:style-name="P1">Baik, kita lanjutkan ke Bab 7, yang akan membahas aspek internal Amazon, dengan memperhatikan konteks waktu dan lokasi saat ini (Rabu, 23 April 2025 pukul 09:26:08 WIB di Banda Aceh, Aceh, Indonesia).</text:p>
            <text:p text:style-name="P322"/>
            <text:p text:style-name="P23"><text:span text:style-name="Strong_20_Emphasis"><text:span text:style-name="T1">Prompt yang Dijawab:</text:span></text:span></text:p>
            <text:list xml:id="list6126223998714161803" text:style-name="L85">
              <text:list-item>
                <text:p text:style-name="P242"><text:span text:style-name="Strong_20_Emphasis"><text:span text:style-name="T1">Pengantar Bab 7:</text:span></text:span><text:span text:style-name="T1"> Budaya Amazon - Prinsip Kepemimpinan dan Kontroversi </text:span></text:p>
                <text:list>
                  <text:list-item>
                    <text:p text:style-name="P95"><text:span text:style-name="Strong_20_Emphasis"><text:span text:style-name="T1">Prompt:</text:span></text:span><text:span text:style-name="T1"> </text:span></text:p>
                    <text:p text:style-name="P359">"Tulis paragraf pengantar untuk Bab 7. Jelaskan bahwa di balik strategi bisnis dan inovasi teknologi Amazon terdapat elemen krusial yang seringkali menjadi kunci keberhasilan sekaligus sumber kontroversi: budaya perusahaannya yang unik dan intens. Fokuskan bab ini pada eksplorasi 'mesin internal' Amazon—nilai-nilai, ekspektasi, dan praktik yang membentuk pengalaman bekerja dan berinteraksi dengan perusahaan ini. Perkenalkan 16 Prinsip Kepemimpinan (Leadership Principles) sebagai DNA atau sistem operasi yang memandu pengambilan keputusan dan perilaku di semua tingkatan. Sinyalkan bahwa bab ini akan mengupas tuntas baik aspek-aspek budaya Amazon yang dipuji karena mendorong inovasi dan 'obsesi pelanggan', maupun sisi-sisi yang menuai kritik tajam terkait tekanan kerja, perlakuan terhadap karyawan, dan dampak sosial-lingkungan yang lebih luas. Janjikan sebuah pandangan yang berimbang mengenai apa artinya menjadi 'Amazonian' dan bagaimana budaya ini berevolusi, terutama setelah transisi kepemimpinan dari Jeff Bezos."</text:p>
                  </text:list-item>
                </text:list>
              </text:list-item>
            </text:list>
            <text:p text:style-name="P322"/>
            <text:p text:style-name="P23"><text:span text:style-name="Strong_20_Emphasis"><text:span text:style-name="T1">Jawaban Prompt:</text:span></text:span></text:p>
            <text:p text:style-name="P23"><text:span text:style-name="T1">Di balik angka-angka pertumbuhan yang fantastis, akuisisi bernilai miliaran dolar, dan inovasi teknologi yang mengubah dunia, terdapat sebuah 'mesin' lain </text:span><text:soft-page-break/><text:span text:style-name="T1">yang tak kalah penting dalam mendorong kesuksesan Amazon: </text:span><text:span text:style-name="Strong_20_Emphasis"><text:span text:style-name="T1">budaya perusahaannya</text:span></text:span><text:span text:style-name="T1">. Namun, budaya Amazon bukanlah sekadar kumpulan slogan manis di dinding kantor; ia adalah sebuah sistem operasi internal yang dikenal sangat unik, intens, dan seringkali menjadi pedang bermata dua—dipuji sebagai kunci keunggulan kompetitifnya, namun juga dikritik tajam karena dampaknya pada manusia dan lingkungan. Bab 7 ini akan membawa kita masuk ke dalam 'ruang mesin' Amazon, mencoba memahami nilai-nilai, ekspektasi, dan praktik sehari-hari yang mendefinisikan apa artinya bekerja untuk atau berinteraksi dengan raksasa ini.</text:span></text:p>
            <text:p text:style-name="P23"><text:span text:style-name="T1">Inti dari budaya Amazon adalah </text:span><text:span text:style-name="Strong_20_Emphasis"><text:span text:style-name="T1">16 Prinsip Kepemimpinan (Leadership Principles)</text:span></text:span><text:span text:style-name="T1"> yang terkenal itu. Prinsip-prinsip ini bukan sekadar panduan, melainkan dianggap sebagai DNA yang meresap ke dalam setiap aspek operasional perusahaan, mulai dari proses rekrutmen, evaluasi kinerja, hingga cara pengambilan keputusan dalam rapat. Bab ini akan mengupas tuntas prinsip-prinsip tersebut dan bagaimana mereka diterjemahkan dalam tindakan. Kita akan melihat bagaimana prinsip seperti 'Obsesi Pelanggan' mendorong inovasi tiada henti, namun juga bagaimana prinsip lain atau penerapan prinsip yang sama dapat menimbulkan tekanan kerja yang ekstrem dan lingkungan yang sangat kompetitif.</text:span></text:p>
            <text:p text:style-name="P23"><text:span text:style-name="T1">Lebih dari itu, bab ini berkomitmen untuk menyajikan </text:span><text:span text:style-name="Strong_20_Emphasis"><text:span text:style-name="T1">pandangan yang berimbang</text:span></text:span><text:span text:style-name="T1">. Kita akan mengeksplorasi sisi terang budaya Amazon—bagaimana ia menarik talenta terbaik dan mendorong pencapaian luar biasa—sekaligus menyelidiki 'sisi gelap' yang sering menjadi sorotan: isu perburuhan di gudang, tuduhan budaya kerja yang 'keras' di level korporat, serta pertanyaan tentang tanggung jawab sosial dan lingkungan yang lebih luas. Kita juga akan melihat bagaimana budaya ini mungkin mulai berevolusi, terutama dalam era kepemimpinan pasca-Jeff Bezos (hingga April 2025), saat perusahaan menghadapi pengawasan yang semakin ketat dan tuntutan yang berbeda dari para pemangku kepentingannya di seluruh dunia, termasuk bagaimana persepsi global ini mungkin dirasakan atau relevan bahkan di tempat sejauh Banda Aceh.</text:span></text:p>
            <text:p text:style-name="P322"/>
            <text:p text:style-name="P1">Silakan berikan perintah "YAX" jika Anda ingin saya melanjutkan ke prompt berikutnya (Prompt untuk Subbab 7.1: "16 Prinsip Kepemimpinan Amazon: DNA Perusahaan").</text:p>
          </text:section>
          <text:section text:style-name="Sect1" text:name="feedback-form-52">
            <text:p text:style-name="P171"><text:soft-page-break/></text:p>
          </text:section>
        </text:section>
        <text:section text:style-name="Sect1" text:name="19adc712bc5995e7">
          <text:p text:style-name="P1"/>
          <text:section text:style-name="Sect1" text:name="user-query-content-53">
            <text:p text:style-name="P318">yax </text:p>
          </text:section>
          <text:p text:style-name="P171">Tampilkan alur berpikir</text:p>
          <text:section text:style-name="Sect2" text:name="model-response-message-contentr_19adc712bc5995e7">
            <text:p text:style-name="P1">Baik, kita lanjutkan ke pembahasan inti budaya Amazon, yaitu Prinsip Kepemimpinannya, dengan memperhatikan konteks waktu saat ini (Rabu, 23 April 2025 pukul 12:41:14 WIB di Indonesia).</text:p>
            <text:p text:style-name="P322"/>
            <text:p text:style-name="P23"><text:span text:style-name="Strong_20_Emphasis"><text:span text:style-name="T1">Prompt yang Dijawab:</text:span></text:span></text:p>
            <text:list xml:id="list878411217236386095" text:style-name="L86">
              <text:list-item>
                <text:p text:style-name="P243"><text:span text:style-name="Strong_20_Emphasis"><text:span text:style-name="T1">Subbab 7.1:</text:span></text:span><text:span text:style-name="T1"> 16 Prinsip Kepemimpinan Amazon: DNA Perusahaan </text:span></text:p>
                <text:list>
                  <text:list-item>
                    <text:p text:style-name="P96"><text:span text:style-name="Strong_20_Emphasis"><text:span text:style-name="T1">Prompt:</text:span></text:span><text:span text:style-name="T1"> </text:span></text:p>
                    <text:p text:style-name="P398"><text:span text:style-name="T1">"Jelaskan secara rinci 16 Prinsip Kepemimpinan (Leadership Principles/LPs) Amazon yang terkenal. Uraikan asal-usul dan tujuan diciptakannya prinsip-prinsip ini sebagai fondasi budaya perusahaan. Paparkan makna dan implikasi praktis dari beberapa prinsip kunci yang paling berpengaruh, seperti </text:span><text:span text:style-name="Emphasis"><text:span text:style-name="T1">Customer Obsession</text:span></text:span><text:span text:style-name="T1">, </text:span><text:span text:style-name="Emphasis"><text:span text:style-name="T1">Ownership</text:span></text:span><text:span text:style-name="T1">, </text:span><text:span text:style-name="Emphasis"><text:span text:style-name="T1">Invent and Simplify</text:span></text:span><text:span text:style-name="T1">, </text:span><text:span text:style-name="Emphasis"><text:span text:style-name="T1">Bias for Action</text:span></text:span><text:span text:style-name="T1">, </text:span><text:span text:style-name="Emphasis"><text:span text:style-name="T1">Frugality</text:span></text:span><text:span text:style-name="T1">, </text:span><text:span text:style-name="Emphasis"><text:span text:style-name="T1">Dive Deep</text:span></text:span><text:span text:style-name="T1">, </text:span><text:span text:style-name="Emphasis"><text:span text:style-name="T1">Have Backbone; Disagree and Commit</text:span></text:span><text:span text:style-name="T1">, </text:span><text:span text:style-name="Emphasis"><text:span text:style-name="T1">Deliver Results</text:span></text:span><text:span text:style-name="T1">, </text:span><text:span text:style-name="Emphasis"><text:span text:style-name="T1">Earn Trust</text:span></text:span><text:span text:style-name="T1">, </text:span><text:span text:style-name="Emphasis"><text:span text:style-name="T1">Strive to be Earth's Best Employer</text:span></text:span><text:span text:style-name="T1">, dan </text:span><text:span text:style-name="Emphasis"><text:span text:style-name="T1">Success and Scale Bring Broad Responsibility</text:span></text:span><text:span text:style-name="T1"> (pastikan daftar dan jumlahnya akurat sesuai kondisi terkini 2025). Analisis bagaimana LPs ini tidak hanya sekadar pajangan di dinding, tetapi secara aktif digunakan dalam proses rekrutmen (wawancara berbasis perilaku STAR), evaluasi kinerja, promosi, dan bahkan dalam argumen saat rapat pengambilan keputusan sehari-hari. Diskusikan bagaimana LPs ini berfungsi sebagai mekanisme penyeragaman budaya dan pendorong eksekusi yang konsisten di seluruh organisasi global Amazon yang masif."</text:span></text:p>
                  </text:list-item>
                </text:list>
              </text:list-item>
            </text:list>
            <text:p text:style-name="P322"/>
            <text:p text:style-name="P23"><text:span text:style-name="Strong_20_Emphasis"><text:span text:style-name="T1">Jawaban Prompt:</text:span></text:span></text:p>
            <text:p text:style-name="P1"><text:soft-page-break/>(Fondasi Budaya: 16 Prinsip Kepemimpinan)</text:p>
            <text:p text:style-name="P23"><text:span text:style-name="T1">Jantung dari budaya Amazon yang unik dan seringkali menuntut adalah </text:span><text:span text:style-name="Strong_20_Emphasis"><text:span text:style-name="T1">16 Prinsip Kepemimpinan (Leadership Principles - LPs)</text:span></text:span><text:span text:style-name="T1">. Diciptakan dan disempurnakan selama bertahun-tahun di bawah kepemimpinan Jeff Bezos (dan tetap menjadi inti di bawah Andy Jassy per April 2025), LPs ini berfungsi sebagai kerangka kerja nilai dan perilaku yang diharapkan dari setiap karyawan Amazon ('Amazonian'), dari level staf gudang hingga eksekutif puncak. Tujuannya adalah menciptakan bahasa dan standar bersama untuk pengambilan keputusan dan evaluasi kinerja di seluruh organisasi global yang sangat besar dan beragam, memastikan konsistensi dalam cara Amazon beroperasi dan berinovasi.</text:span></text:p>
            <text:p text:style-name="P1">(Makna dan Implikasi Prinsip-Prinsip Kunci)</text:p>
            <text:p text:style-name="P1">Meskipun ada 16, beberapa prinsip memiliki gaung yang sangat kuat dan sering menjadi acuan:</text:p>
            <text:list xml:id="list1877256626457940134" text:style-name="L87">
              <text:list-item>
                <text:p text:style-name="P244"><text:span text:style-name="Strong_20_Emphasis"><text:span text:style-name="Emphasis"><text:span text:style-name="T1">Customer Obsession</text:span></text:span></text:span><text:span text:style-name="Strong_20_Emphasis"><text:span text:style-name="T1"> (Obsesi Pelanggan):</text:span></text:span><text:span text:style-name="T1"> Pemimpin memulai dari pelanggan dan bekerja mundur. Mereka bekerja keras untuk mendapatkan dan menjaga kepercayaan pelanggan. (Akan dibahas lebih lanjut di subbab berikutnya). </text:span></text:p>
              </text:list-item>
              <text:list-item>
                <text:p text:style-name="P244"><text:span text:style-name="Strong_20_Emphasis"><text:span text:style-name="Emphasis"><text:span text:style-name="T1">Ownership</text:span></text:span></text:span><text:span text:style-name="Strong_20_Emphasis"><text:span text:style-name="T1"> (Kepemilikan):</text:span></text:span><text:span text:style-name="T1"> Pemimpin adalah pemilik. Mereka berpikir jangka panjang dan tidak mengorbankan nilai jangka panjang demi hasil jangka pendek. Mereka bertindak atas nama seluruh perusahaan, bukan hanya tim mereka sendiri. </text:span></text:p>
              </text:list-item>
              <text:list-item>
                <text:p text:style-name="P244"><text:span text:style-name="Strong_20_Emphasis"><text:span text:style-name="Emphasis"><text:span text:style-name="T1">Invent and Simplify</text:span></text:span></text:span><text:span text:style-name="Strong_20_Emphasis"><text:span text:style-name="T1"> (Menciptakan dan Menyederhanakan):</text:span></text:span><text:span text:style-name="T1"> Pemimpin mengharapkan dan menuntut inovasi serta penemuan dari tim mereka, dan selalu mencari cara untuk menyederhanakan. Mereka sadar akan lingkungan eksternal, mencari ide baru dari mana saja, dan tidak dibatasi oleh "itu bukan diciptakan di sini". </text:span></text:p>
              </text:list-item>
              <text:list-item>
                <text:p text:style-name="P244"><text:span text:style-name="Strong_20_Emphasis"><text:span text:style-name="Emphasis"><text:span text:style-name="T1">Are Right, A Lot</text:span></text:span></text:span><text:span text:style-name="Strong_20_Emphasis"><text:span text:style-name="T1"> (Sering Benar):</text:span></text:span><text:span text:style-name="T1"> Pemimpin sering benar. Mereka memiliki penilaian bisnis yang kuat dan insting yang baik. Mereka mencari perspektif yang beragam dan bekerja untuk menyanggah keyakinan mereka sendiri. </text:span></text:p>
              </text:list-item>
              <text:list-item>
                <text:p text:style-name="P244"><text:span text:style-name="Strong_20_Emphasis"><text:span text:style-name="Emphasis"><text:span text:style-name="T1">Learn and Be Curious</text:span></text:span></text:span><text:span text:style-name="Strong_20_Emphasis"><text:span text:style-name="T1"> (Belajar dan Ingin Tahu):</text:span></text:span><text:span text:style-name="T1"> Pemimpin tidak pernah selesai belajar dan selalu berusaha memperbaiki diri. Mereka ingin tahu tentang kemungkinan-kemungkinan baru dan bertindak untuk menjelajahinya. </text:span></text:p>
              </text:list-item>
              <text:list-item>
                <text:p text:style-name="P244"><text:span text:style-name="Strong_20_Emphasis"><text:span text:style-name="Emphasis"><text:span text:style-name="T1">Hire and Develop the Best</text:span></text:span></text:span><text:span text:style-name="Strong_20_Emphasis"><text:span text:style-name="T1"> (Merekrut dan Mengembangkan yang </text:span></text:span><text:soft-page-break/><text:span text:style-name="Strong_20_Emphasis"><text:span text:style-name="T1">Terbaik):</text:span></text:span><text:span text:style-name="T1"> Pemimpin menaikkan standar kinerja dengan setiap perekrutan dan promosi. Mereka mengenali talenta luar biasa dan secara aktif memindahkannya ke seluruh organisasi. </text:span></text:p>
              </text:list-item>
              <text:list-item>
                <text:p text:style-name="P244"><text:span text:style-name="Strong_20_Emphasis"><text:span text:style-name="Emphasis"><text:span text:style-name="T1">Insist on the Highest Standards</text:span></text:span></text:span><text:span text:style-name="Strong_20_Emphasis"><text:span text:style-name="T1"> (Menuntut Standar Tertinggi):</text:span></text:span><text:span text:style-name="T1"> Pemimpin memiliki standar tinggi tanpa kompromi—banyak orang mungkin berpikir standar ini terlalu tinggi. Mereka terus menaikkan standar dan mendorong tim mereka untuk menghasilkan produk, layanan, dan proses berkualitas tinggi. </text:span></text:p>
              </text:list-item>
              <text:list-item>
                <text:p text:style-name="P244"><text:span text:style-name="Strong_20_Emphasis"><text:span text:style-name="Emphasis"><text:span text:style-name="T1">Think Big</text:span></text:span></text:span><text:span text:style-name="Strong_20_Emphasis"><text:span text:style-name="T1"> (Berpikir Besar):</text:span></text:span><text:span text:style-name="T1"> Berpikir kecil adalah ramalan yang terpenuhi dengan sendirinya. Pemimpin menciptakan dan mengkomunikasikan arah yang berani yang menginspirasi hasil. Mereka berpikir berbeda dan mencari cara untuk melayani pelanggan dengan lebih baik. </text:span></text:p>
              </text:list-item>
              <text:list-item>
                <text:p text:style-name="P244"><text:span text:style-name="Strong_20_Emphasis"><text:span text:style-name="Emphasis"><text:span text:style-name="T1">Bias for Action</text:span></text:span></text:span><text:span text:style-name="Strong_20_Emphasis"><text:span text:style-name="T1"> (Bias untuk Bertindak):</text:span></text:span><text:span text:style-name="T1"> Kecepatan penting dalam bisnis. Banyak keputusan dan tindakan bersifat reversibel dan tidak memerlukan studi ekstensif. Kami menghargai pengambilan risiko yang diperhitungkan. </text:span></text:p>
              </text:list-item>
              <text:list-item>
                <text:p text:style-name="P244"><text:span text:style-name="Strong_20_Emphasis"><text:span text:style-name="Emphasis"><text:span text:style-name="T1">Frugality</text:span></text:span></text:span><text:span text:style-name="Strong_20_Emphasis"><text:span text:style-name="T1"> (Hemat):</text:span></text:span><text:span text:style-name="T1"> Capai lebih banyak dengan lebih sedikit. Keterbatasan melahirkan sumber daya, kemandirian, dan penemuan. Tidak ada poin tambahan untuk menambah jumlah karyawan, ukuran anggaran, atau pengeluaran tetap. </text:span></text:p>
              </text:list-item>
              <text:list-item>
                <text:p text:style-name="P244"><text:span text:style-name="Strong_20_Emphasis"><text:span text:style-name="Emphasis"><text:span text:style-name="T1">Earn Trust</text:span></text:span></text:span><text:span text:style-name="Strong_20_Emphasis"><text:span text:style-name="T1"> (Mendapatkan Kepercayaan):</text:span></text:span><text:span text:style-name="T1"> Pemimpin mendengarkan dengan penuh perhatian, berbicara terus terang, dan memperlakukan orang lain dengan hormat. Mereka vokal dalam mengkritik diri sendiri, bahkan ketika hal itu canggung atau memalukan. </text:span></text:p>
              </text:list-item>
              <text:list-item>
                <text:p text:style-name="P244"><text:span text:style-name="Strong_20_Emphasis"><text:span text:style-name="Emphasis"><text:span text:style-name="T1">Dive Deep</text:span></text:span></text:span><text:span text:style-name="Strong_20_Emphasis"><text:span text:style-name="T1"> (Menyelam Dalam):</text:span></text:span><text:span text:style-name="T1"> Pemimpin beroperasi di semua tingkatan, tetap terhubung dengan detail, sering melakukan audit, dan skeptis ketika metrik dan anekdot berbeda. Tidak ada tugas yang berada di bawah mereka. </text:span></text:p>
              </text:list-item>
              <text:list-item>
                <text:p text:style-name="P244"><text:span text:style-name="Strong_20_Emphasis"><text:span text:style-name="Emphasis"><text:span text:style-name="T1">Have Backbone; Disagree and Commit</text:span></text:span></text:span><text:span text:style-name="Strong_20_Emphasis"><text:span text:style-name="T1"> (Punya Prinsip; Tidak Setuju dan Komit):</text:span></text:span><text:span text:style-name="T1"> Pemimpin wajib menantang keputusan dengan hormat ketika mereka tidak setuju, bahkan ketika melakukannya tidak nyaman atau melelahkan. Pemimpin memiliki keyakinan dan teguh. Mereka tidak berkompromi demi kekompakan sosial. Begitu keputusan ditentukan, mereka berkomitmen sepenuhnya. </text:span></text:p>
              </text:list-item>
              <text:list-item>
                <text:p text:style-name="P244"><text:span text:style-name="Strong_20_Emphasis"><text:span text:style-name="Emphasis"><text:span text:style-name="T1">Deliver Results</text:span></text:span></text:span><text:span text:style-name="Strong_20_Emphasis"><text:span text:style-name="T1"> (Memberikan Hasil):</text:span></text:span><text:span text:style-name="T1"> Pemimpin fokus pada input kunci untuk bisnis mereka dan mengirimkannya dengan kualitas yang tepat </text:span><text:soft-page-break/><text:span text:style-name="T1">dan secara tepat waktu. Meskipun ada kemunduran, mereka bangkit menghadapi tantangan dan tidak pernah puas. </text:span></text:p>
              </text:list-item>
              <text:list-item>
                <text:p text:style-name="P244"><text:span text:style-name="Strong_20_Emphasis"><text:span text:style-name="Emphasis"><text:span text:style-name="T1">Strive to be Earth's Best Employer</text:span></text:span></text:span><text:span text:style-name="Strong_20_Emphasis"><text:span text:style-name="T1"> (Berusaha Menjadi Pemberi Kerja Terbaik di Bumi):</text:span></text:span><text:span text:style-name="T1"> (Ditambahkan pada 2021) Pemimpin bekerja setiap hari untuk menciptakan lingkungan kerja yang lebih aman, lebih produktif, lebih berperforma tinggi, lebih beragam, dan lebih adil. </text:span></text:p>
              </text:list-item>
              <text:list-item>
                <text:p text:style-name="P97"><text:span text:style-name="Strong_20_Emphasis"><text:span text:style-name="Emphasis"><text:span text:style-name="T1">Success and Scale Bring Broad Responsibility</text:span></text:span></text:span><text:span text:style-name="Strong_20_Emphasis"><text:span text:style-name="T1"> (Kesuksesan dan Skala Membawa Tanggung Jawab Luas):</text:span></text:span><text:span text:style-name="T1"> (Ditambahkan pada 2021) Pemimpin menciptakan lebih dari yang mereka konsumsi dan selalu meninggalkan hal-hal lebih baik dari cara mereka menemukannya. Mereka serius tentang dampak sosial dan lingkungan mereka. </text:span></text:p>
              </text:list-item>
            </text:list>
            <text:p text:style-name="P1">(Penerapan dalam Praktik)</text:p>
            <text:p text:style-name="P23"><text:span text:style-name="T1">LPs bukan hanya teori. Dalam proses </text:span><text:span text:style-name="Strong_20_Emphasis"><text:span text:style-name="T1">rekrutmen</text:span></text:span><text:span text:style-name="T1">, kandidat seringkali diminta memberikan contoh spesifik dari pengalaman mereka yang menunjukkan penerapan LPs ini, menggunakan metode wawancara </text:span><text:span text:style-name="Strong_20_Emphasis"><text:span text:style-name="T1">STAR</text:span></text:span><text:span text:style-name="T1"> (Situation, Task, Action, Result). Dalam </text:span><text:span text:style-name="Strong_20_Emphasis"><text:span text:style-name="T1">evaluasi kinerja</text:span></text:span><text:span text:style-name="T1"> dan diskusi </text:span><text:span text:style-name="Strong_20_Emphasis"><text:span text:style-name="T1">promosi</text:span></text:span><text:span text:style-name="T1">, pencapaian diukur tidak hanya dari 'apa' yang dicapai tetapi juga 'bagaimana' hal itu dicapai, dengan merujuk pada LPs. Dalam </text:span><text:span text:style-name="Strong_20_Emphasis"><text:span text:style-name="T1">rapat</text:span></text:span><text:span text:style-name="T1">, argumen atau proposal seringkali dibingkai atau ditantang berdasarkan relevansinya dengan LPs tertentu.</text:span></text:p>
            <text:p text:style-name="P1">(Fungsi sebagai Perekat Budaya)</text:p>
            <text:p text:style-name="P23"><text:span text:style-name="T1">Di perusahaan sebesar dan sekompleks Amazon, yang beroperasi di puluhan negara (termasuk kehadirannya yang dirasakan di Indonesia melalui layanan seperti AWS atau e-commerce global), LPs berfungsi sebagai </text:span><text:span text:style-name="Strong_20_Emphasis"><text:span text:style-name="T1">perekat budaya</text:span></text:span><text:span text:style-name="T1"> yang penting. Mereka menyediakan kerangka kerja bersama yang membantu memastikan tingkat </text:span><text:span text:style-name="Strong_20_Emphasis"><text:span text:style-name="T1">konsistensi</text:span></text:span><text:span text:style-name="T1"> tertentu dalam pengambilan keputusan dan mendorong fokus tanpa henti pada </text:span><text:span text:style-name="Strong_20_Emphasis"><text:span text:style-name="T1">eksekusi dan hasil</text:span></text:span><text:span text:style-name="T1">, yang merupakan elemen kunci di balik kemampuan Amazon untuk terus bergerak maju dengan kecepatan tinggi.</text:span></text:p>
            <text:p text:style-name="P322"/>
            <text:p text:style-name="P1">Silakan berikan perintah "YAX" jika Anda ingin saya melanjutkan ke prompt berikutnya (Prompt untuk Subbab 7.2: "Obsesi Pelanggan: Kunci Sukses atau Tekanan Berlebih?").</text:p>
          </text:section>
          <text:section text:style-name="Sect1" text:name="feedback-form-53">
            <text:p text:style-name="P171"/>
          </text:section>
        </text:section>
        <text:section text:style-name="Sect1" text:name="90ae9c2693212ccc">
          <text:p text:style-name="P1"/>
          <text:section text:style-name="Sect1" text:name="user-query-content-54">
            <text:p text:style-name="P318"><text:soft-page-break/>yax </text:p>
          </text:section>
          <text:p text:style-name="P171">Tampilkan alur berpikir</text:p>
          <text:section text:style-name="Sect2" text:name="model-response-message-contentr_90ae9c2693212ccc">
            <text:p text:style-name="P171"/>
          </text:section>
          <text:section text:style-name="Sect1" text:name="feedback-form-54">
            <text:p text:style-name="P171"/>
          </text:section>
        </text:section>
        <text:section text:style-name="Sect1" text:name="ffba6d56c267afc8">
          <text:p text:style-name="P1"/>
          <text:section text:style-name="Sect1" text:name="user-query-content-55">
            <text:p text:style-name="P318">present it </text:p>
          </text:section>
          <text:p text:style-name="P171">Tampilkan alur berpikir</text:p>
          <text:section text:style-name="Sect2" text:name="model-response-message-contentr_ffba6d56c267afc8">
            <text:p text:style-name="P1">Baik, saya sajikan jawaban untuk prompt subbab 7.2, dengan memperhatikan konteks waktu saat ini (Rabu, 23 April 2025 pukul 13:59:48 WIB di Indonesia).</text:p>
            <text:p text:style-name="P322"/>
            <text:p text:style-name="P23"><text:span text:style-name="Strong_20_Emphasis"><text:span text:style-name="T1">Prompt yang Dijawab:</text:span></text:span></text:p>
            <text:list xml:id="list7121417047885276178" text:style-name="L88">
              <text:list-item>
                <text:p text:style-name="P245"><text:span text:style-name="Strong_20_Emphasis"><text:span text:style-name="T1">Subbab 7.2:</text:span></text:span><text:span text:style-name="T1"> Obsesi Pelanggan: Kunci Sukses atau Tekanan Berlebih? </text:span></text:p>
                <text:list>
                  <text:list-item>
                    <text:p text:style-name="P98"><text:span text:style-name="Strong_20_Emphasis"><text:span text:style-name="T1">Prompt:</text:span></text:span><text:span text:style-name="T1"> </text:span></text:p>
                    <text:p text:style-name="P399"><text:span text:style-name="T1">"Lakukan analisis mendalam terhadap Prinsip Kepemimpinan nomor satu Amazon: </text:span><text:span text:style-name="Emphasis"><text:span text:style-name="T1">Customer Obsession</text:span></text:span><text:span text:style-name="T1">. Jelaskan secara detail apa arti prinsip ini dalam praktik di Amazon, termasuk konsep 'bekerja mundur dari pelanggan' (</text:span><text:span text:style-name="Emphasis"><text:span text:style-name="T1">working backward</text:span></text:span><text:span text:style-name="T1">). Berikan contoh-contoh nyata bagaimana obsesi pada pelanggan ini telah mendorong inovasi produk/layanan yang sukses (misalnya, kemudahan pengembalian barang, pengembangan Prime, fokus pada ulasan pelanggan) dan menjadi keunggulan kompetitif utama. Namun, lakukan juga analisis kritis: sejauh mana </text:span><text:span text:style-name="Emphasis"><text:span text:style-name="T1">Customer Obsession</text:span></text:span><text:span text:style-name="T1"> ini menjadi pembenaran untuk praktik bisnis yang mungkin merugikan pesaing atau memberikan tekanan yang tidak sehat pada karyawan? Apakah fokus ekstrem pada pelanggan terkadang mengorbankan pertimbangan terhadap pemangku kepentingan lainnya (seperti karyawan, komunitas, atau lingkungan)? Jelajahi dualitas dan ketegangan yang melekat dalam prinsip fundamental ini."</text:span></text:p>
                  </text:list-item>
                </text:list>
              </text:list-item>
            </text:list>
            <text:p text:style-name="P322"/>
            <text:p text:style-name="P23"><text:soft-page-break/><text:span text:style-name="Strong_20_Emphasis"><text:span text:style-name="T1">Jawaban Prompt:</text:span></text:span></text:p>
            <text:p text:style-name="P1">(Makna Mendalam di Balik Prinsip #1)</text:p>
            <text:p text:style-name="P23"><text:span text:style-name="T1">Di puncak daftar Prinsip Kepemimpinan Amazon, berdiri kokoh prinsip nomor satu: </text:span><text:span text:style-name="Strong_20_Emphasis"><text:span text:style-name="Emphasis"><text:span text:style-name="T1">Customer Obsession</text:span></text:span></text:span><text:span text:style-name="Strong_20_Emphasis"><text:span text:style-name="T1"> (Obsesi Pelanggan)</text:span></text:span><text:span text:style-name="T1">. Ini bukan sekadar slogan layanan pelanggan biasa; di Amazon, ini adalah filosofi fundamental yang meresap ke dalam setiap keputusan strategis dan operasional. Makna intinya adalah </text:span><text:span text:style-name="Strong_20_Emphasis"><text:span text:style-name="T1">memulai segala sesuatu dari sudut pandang pelanggan dan bekerja mundur dari sana</text:span></text:span><text:span text:style-name="T1"> (</text:span><text:span text:style-name="Emphasis"><text:span text:style-name="T1">working backward from the customer</text:span></text:span><text:span text:style-name="T1">). Artinya, sebelum mengembangkan produk baru atau meluncurkan layanan, tim di Amazon didorong untuk terlebih dahulu memahami secara mendalam apa masalah atau kebutuhan pelanggan, baru kemudian merancang solusi teknisnya—bukan sebaliknya (menciptakan teknologi lalu mencari pasarnya).</text:span></text:p>
            <text:p text:style-name="P1">(Manifestasi Positif: Inovasi untuk Pelanggan)</text:p>
            <text:p text:style-name="P23"><text:span text:style-name="T1">Obsesi pada pelanggan ini tidak diragukan lagi menjadi </text:span><text:span text:style-name="Strong_20_Emphasis"><text:span text:style-name="T1">mesin pendorong utama inovasi</text:span></text:span><text:span text:style-name="T1"> yang telah membawa Amazon pada kesuksesan. Banyak fitur dan layanan ikonik Amazon lahir dari penerapan prinsip ini:</text:span></text:p>
            <text:list xml:id="list807015693732237182" text:style-name="L89">
              <text:list-item>
                <text:p text:style-name="P246"><text:span text:style-name="Strong_20_Emphasis"><text:span text:style-name="T1">Kemudahan Pengembalian Barang:</text:span></text:span><text:span text:style-name="T1"> Proses pengembalian barang Amazon yang seringkali sangat mudah dan tanpa banyak pertanyaan adalah hasil dari upaya menghilangkan 'rasa sakit' (pain point) pelanggan saat barang yang dibeli tidak sesuai harapan. </text:span></text:p>
              </text:list-item>
              <text:list-item>
                <text:p text:style-name="P246"><text:span text:style-name="Strong_20_Emphasis"><text:span text:style-name="T1">Pengembangan Amazon Prime:</text:span></text:span><text:span text:style-name="T1"> Seperti dibahas sebelumnya, Prime lahir dari pemahaman bahwa biaya dan kecepatan pengiriman adalah kekhawatiran utama pelanggan belanja online. </text:span></text:p>
              </text:list-item>
              <text:list-item>
                <text:p text:style-name="P246"><text:span text:style-name="Strong_20_Emphasis"><text:span text:style-name="T1">Fokus pada Ulasan Pelanggan:</text:span></text:span><text:span text:style-name="T1"> Memberikan ruang bagi ulasan jujur (bahkan yang negatif) didasarkan pada keyakinan bahwa transparansi ini pada akhirnya membantu pelanggan lain membuat keputusan yang lebih baik. </text:span></text:p>
              </text:list-item>
              <text:list-item>
                <text:p text:style-name="P99"><text:span text:style-name="Strong_20_Emphasis"><text:span text:style-name="T1">Personalisasi:</text:span></text:span><text:span text:style-name="T1"> Algoritma rekomendasi yang canggih bertujuan untuk mengantisipasi kebutuhan pelanggan dan menyajikan produk yang relevan, menghemat waktu dan tenaga mereka. Semua ini, dan banyak lagi, adalah contoh bagaimana fokus tanpa henti pada kenyamanan dan kepuasan pelanggan telah membangun loyalitas yang luar biasa dan menjadi keunggulan kompetitif utama Amazon—standar layanan yang kini juga semakin diharapkan oleh konsumen di pasar seperti Indonesia. </text:span></text:p>
              </text:list-item>
            </text:list>
            <text:p text:style-name="P1">(Sisi Kritis: Harga Sebuah Obsesi?)</text:p>
            <text:p text:style-name="P23"><text:soft-page-break/><text:span text:style-name="T1">Namun, fokus ekstrem pada pelanggan ini juga mengundang </text:span><text:span text:style-name="Strong_20_Emphasis"><text:span text:style-name="T1">analisis kritis dan pertanyaan etis</text:span></text:span><text:span text:style-name="T1">. Sejauh mana 'obsesi' ini menjadi pembenaran untuk praktik-praktik lain yang mungkin bermasalah?</text:span></text:p>
            <text:list xml:id="list5357963854890336847" text:style-name="L90">
              <text:list-item>
                <text:p text:style-name="P247"><text:span text:style-name="Strong_20_Emphasis"><text:span text:style-name="T1">Dampak pada Pesaing:</text:span></text:span><text:span text:style-name="T1"> Apakah upaya memberikan harga serendah mungkin dan layanan secepat mungkin bagi pelanggan terkadang diterjemahkan menjadi taktik bisnis yang 'mematikan' bagi pesaing yang lebih kecil atau tidak seefisien Amazon? Tuduhan praktik anti-persaingan (seperti yang dibahas di Bab 9) seringkali terkait dengan penerapan prinsip ini secara agresif. </text:span></text:p>
              </text:list-item>
              <text:list-item>
                <text:p text:style-name="P247"><text:span text:style-name="Strong_20_Emphasis"><text:span text:style-name="T1">Tekanan pada Karyawan:</text:span></text:span><text:span text:style-name="T1"> Demi memenuhi janji pengiriman super cepat atau efisiensi biaya maksimal untuk pelanggan, apakah karyawan (terutama di level operasional gudang dan pengiriman) harus menanggung beban kerja yang berlebihan, standar kinerja yang tidak manusiawi, atau kondisi kerja yang kurang aman? Kritik terhadap praktik perburuhan Amazon seringkali menyoroti ketegangan ini. </text:span></text:p>
              </text:list-item>
              <text:list-item>
                <text:p text:style-name="P100"><text:span text:style-name="Strong_20_Emphasis"><text:span text:style-name="T1">Pengabaian Pemangku Kepentingan Lain:</text:span></text:span><text:span text:style-name="T1"> Apakah fokus yang begitu kuat pada </text:span><text:span text:style-name="Emphasis"><text:span text:style-name="T1">pelanggan</text:span></text:span><text:span text:style-name="T1"> sebagai pemangku kepentingan utama terkadang menyebabkan Amazon kurang memperhatikan dampak operasinya pada pemangku kepentingan lain, seperti komunitas lokal tempat fasilitasnya berada, atau lingkungan hidup secara keseluruhan (misalnya, emisi karbon dari pengiriman cepat, limbah kemasan)? </text:span></text:p>
              </text:list-item>
            </text:list>
            <text:p text:style-name="P1">(Dualitas dan Ketegangan)</text:p>
            <text:p text:style-name="P23"><text:span text:style-name="T1">Di sinilah letak </text:span><text:span text:style-name="Strong_20_Emphasis"><text:span text:style-name="T1">dualias dan ketegangan</text:span></text:span><text:span text:style-name="T1"> yang melekat pada prinsip </text:span><text:span text:style-name="Emphasis"><text:span text:style-name="T1">Customer Obsession</text:span></text:span><text:span text:style-name="T1">. Di satu sisi, ia adalah sumber inovasi yang luar biasa dan kunci kesuksesan bisnis Amazon yang tak terbantahkan. Di sisi lain, penerapannya yang tanpa kompromi dapat menimbulkan konsekuensi negatif bagi pihak lain dan memicu perdebatan tentang tanggung jawab sosial perusahaan yang lebih luas. Menilai prinsip ini secara utuh berarti memahami kedua sisinya—baik sebagai resep sukses maupun sebagai sumber potensi masalah etis dan sosial yang kompleks.</text:span></text:p>
            <text:p text:style-name="P322"/>
            <text:p text:style-name="P1">Silakan berikan perintah "YAX" jika Anda ingin saya melanjutkan ke prompt berikutnya (Prompt untuk Subbab 7.3: "Kehidupan di Dalam Amazon: Budaya Kerja, Tuntutan, dan Peluang").</text:p>
          </text:section>
          <text:section text:style-name="Sect1" text:name="feedback-form-55">
            <text:p text:style-name="P171"/>
          </text:section>
        </text:section>
        <text:section text:style-name="Sect1" text:name="74fcb5e059d8cab0">
          <text:p text:style-name="P1"><text:soft-page-break/></text:p>
          <text:section text:style-name="Sect1" text:name="user-query-content-56">
            <text:p text:style-name="P318">yax </text:p>
          </text:section>
          <text:p text:style-name="P171">Tampilkan alur berpikir</text:p>
          <text:section text:style-name="Sect2" text:name="model-response-message-contentr_74fcb5e059d8cab0">
            <text:p text:style-name="P1">Baik, saya lanjutkan ke pembahasan tentang suasana kerja di dalam Amazon, dengan memperhatikan konteks waktu saat ini (Rabu, 23 April 2025 pukul 14:00:32 WIB di Indonesia).</text:p>
            <text:p text:style-name="P322"/>
            <text:p text:style-name="P23"><text:span text:style-name="Strong_20_Emphasis"><text:span text:style-name="T1">Prompt yang Dijawab:</text:span></text:span></text:p>
            <text:list xml:id="list1511102406896084153" text:style-name="L91">
              <text:list-item>
                <text:p text:style-name="P248"><text:span text:style-name="Strong_20_Emphasis"><text:span text:style-name="T1">Subbab 7.3:</text:span></text:span><text:span text:style-name="T1"> Kehidupan di Dalam Amazon: Budaya Kerja, Tuntutan, dan Peluang </text:span></text:p>
                <text:list>
                  <text:list-item>
                    <text:p text:style-name="P101"><text:span text:style-name="Strong_20_Emphasis"><text:span text:style-name="T1">Prompt:</text:span></text:span><text:span text:style-name="T1"> </text:span></text:p>
                    <text:p text:style-name="P400"><text:span text:style-name="T1">"Gambarkan secara realistis bagaimana rasanya bekerja di dalam Amazon, khususnya untuk peran-peran korporat, manajerial, dan teknologi (berbeda dari pengalaman di gudang). Jelaskan budaya kerja yang sering dilaporkan sebagai sangat intens, serba cepat (</text:span><text:span text:style-name="Emphasis"><text:span text:style-name="T1">fast-paced</text:span></text:span><text:span text:style-name="T1">), dan sangat terukur (</text:span><text:span text:style-name="Emphasis"><text:span text:style-name="T1">data-driven</text:span></text:span><text:span text:style-name="T1">), di mana kinerja individu terus dipantau berdasarkan metrik yang jelas. Diskusikan ekspektasi standar yang sangat tinggi ('Bar Raiser' dalam rekrutmen), tekanan untuk terus 'menghasilkan' (</text:span><text:span text:style-name="Emphasis"><text:span text:style-name="T1">Deliver Results</text:span></text:span><text:span text:style-name="T1">), dan sejarah (atau sisa-sisa) praktik manajemen kinerja yang kompetitif (seperti 'stack ranking' atau 'unregretted attrition'). Balance this with the opportunities for impact, innovation, learning, and career growth that attract talent. Use anecdotes or common descriptions (e.g., "peculiar ways," use of narratives vs. PowerPoints)."</text:span></text:p>
                  </text:list-item>
                </text:list>
              </text:list-item>
            </text:list>
            <text:p text:style-name="P322"/>
            <text:p text:style-name="P23"><text:span text:style-name="Strong_20_Emphasis"><text:span text:style-name="T1">Jawaban Prompt:</text:span></text:span></text:p>
            <text:p text:style-name="P1">(Budaya Kerja yang Intens dan Terukur)</text:p>
            <text:p text:style-name="P23"><text:span text:style-name="T1">Bekerja di Amazon, terutama di kantor pusat atau divisi teknologi seperti AWS—jauh berbeda dari ritme kerja di pusat pemenuhan—sering digambarkan sebagai pengalaman yang </text:span><text:span text:style-name="Strong_20_Emphasis"><text:span text:style-name="T1">sangat intens dan menuntut</text:span></text:span><text:span text:style-name="T1">. Ritme kerjanya </text:span><text:soft-page-break/><text:span text:style-name="T1">terkenal </text:span><text:span text:style-name="Strong_20_Emphasis"><text:span text:style-name="T1">serba cepat (</text:span></text:span><text:span text:style-name="Strong_20_Emphasis"><text:span text:style-name="Emphasis"><text:span text:style-name="T1">fast-paced</text:span></text:span></text:span><text:span text:style-name="Strong_20_Emphasis"><text:span text:style-name="T1">)</text:span></text:span><text:span text:style-name="T1">, dengan ekspektasi tinggi terhadap produktivitas dan kemampuan untuk beradaptasi dengan cepat terhadap perubahan. Budaya Amazon sangat </text:span><text:span text:style-name="Strong_20_Emphasis"><text:span text:style-name="T1">terobsesi pada data dan metrik (</text:span></text:span><text:span text:style-name="Strong_20_Emphasis"><text:span text:style-name="Emphasis"><text:span text:style-name="T1">data-driven</text:span></text:span></text:span><text:span text:style-name="Strong_20_Emphasis"><text:span text:style-name="T1">)</text:span></text:span><text:span text:style-name="T1">. Keputusan bisnis, evaluasi kinerja, bahkan argumen dalam rapat seringkali harus didukung oleh data kuantitatif yang kuat. Kinerja individu dipantau secara ketat berdasarkan Key Performance Indicators (KPIs) atau tujuan spesifik, menciptakan lingkungan di mana akuntabilitas sangat tinggi.</text:span></text:p>
            <text:p text:style-name="P1">(Standar Tinggi dan Tekanan Kinerja)</text:p>
            <text:p text:style-name="P23"><text:span text:style-name="T1">Amazon secara eksplisit menyatakan dalam Prinsip Kepemimpinannya bahwa mereka "Menuntut Standar Tertinggi" (</text:span><text:span text:style-name="Emphasis"><text:span text:style-name="T1">Insist on the Highest Standards</text:span></text:span><text:span text:style-name="T1">). Ini bukan sekadar kata-kata; standar ini diterapkan mulai dari proses rekrutmen yang ketat (melibatkan peran "Bar Raiser" yang bertugas memastikan setiap rekrutan baru benar-benar 'menaikkan standar' tim) hingga ekspektasi kinerja sehari-hari. Prinsip "Memberikan Hasil" (</text:span><text:span text:style-name="Emphasis"><text:span text:style-name="T1">Deliver Results</text:span></text:span><text:span text:style-name="T1">) juga sangat ditekankan, menciptakan tekanan konstan untuk mencapai target dan memberikan dampak nyata. Di masa lalu, Amazon juga dikenal (dan dikritik) karena praktik manajemen kinerja yang sangat kompetitif, seperti sistem </text:span><text:span text:style-name="Emphasis"><text:span text:style-name="T1">stack ranking</text:span></text:span><text:span text:style-name="T1"> (meskipun secara resmi mungkin sudah tidak digunakan dengan cara yang sama), atau filosofi yang menghasilkan tingkat </text:span><text:span text:style-name="Emphasis"><text:span text:style-name="T1">attrition</text:span></text:span><text:span text:style-name="T1"> (pergantian karyawan) yang relatif tinggi, kadang disebut sebagai </text:span><text:span text:style-name="Emphasis"><text:span text:style-name="T1">unregretted attrition</text:span></text:span><text:span text:style-name="T1"> (karyawan yang 'tidak disesali' kepergiannya). Meskipun mungkin telah berevolusi, warisan budaya berkinerja tinggi dengan konsekuensi nyata ini kemungkinan masih terasa.</text:span></text:p>
            <text:p text:style-name="P1">(Daya Tarik: Peluang dan Inovasi)</text:p>
            <text:p text:style-name="P23"><text:span text:style-name="T1">Lalu, mengapa begitu banyak talenta terbaik dari seluruh dunia—termasuk mungkin dari Indonesia—tertarik untuk bekerja di lingkungan yang menuntut seperti ini? Jawabannya terletak pada sisi lain dari koin tersebut: </text:span><text:span text:style-name="Strong_20_Emphasis"><text:span text:style-name="T1">peluang yang luar biasa</text:span></text:span><text:span text:style-name="T1">. Amazon menawarkan kesempatan untuk:</text:span></text:p>
            <text:list xml:id="list8939445379166921026" text:style-name="L92">
              <text:list-item>
                <text:p text:style-name="P249"><text:span text:style-name="Strong_20_Emphasis"><text:span text:style-name="T1">Bekerja pada Skala Masif:</text:span></text:span><text:span text:style-name="T1"> Karyawan dapat terlibat dalam proyek-proyek yang berdampak pada jutaan pelanggan atau infrastruktur global. </text:span></text:p>
              </text:list-item>
              <text:list-item>
                <text:p text:style-name="P249"><text:span text:style-name="Strong_20_Emphasis"><text:span text:style-name="T1">Mendorong Inovasi:</text:span></text:span><text:span text:style-name="T1"> Budaya Amazon, dengan prinsip seperti "Menciptakan dan Menyederhanakan" (</text:span><text:span text:style-name="Emphasis"><text:span text:style-name="T1">Invent and Simplify</text:span></text:span><text:span text:style-name="T1">) dan "Bias untuk Bertindak" (</text:span><text:span text:style-name="Emphasis"><text:span text:style-name="T1">Bias for Action</text:span></text:span><text:span text:style-name="T1">), secara aktif mendorong karyawan untuk mencoba ide-ide baru dan mengambil risiko yang diperhitungkan. Kegagalan (yang dipelajari) dianggap sebagai bagian dari proses. </text:span></text:p>
              </text:list-item>
              <text:list-item>
                <text:p text:style-name="P249"><text:soft-page-break/><text:span text:style-name="Strong_20_Emphasis"><text:span text:style-name="T1">Pembelajaran Cepat:</text:span></text:span><text:span text:style-name="T1"> Lingkungan yang dinamis dan penuh tantangan seringkali mempercepat kurva pembelajaran dan pengembangan profesional. </text:span></text:p>
              </text:list-item>
              <text:list-item>
                <text:p text:style-name="P102"><text:span text:style-name="Strong_20_Emphasis"><text:span text:style-name="T1">Pertumbuhan Karir:</text:span></text:span><text:span text:style-name="T1"> Bagi mereka yang mampu beradaptasi dan berprestasi dalam budaya ini, potensi untuk kemajuan karir dan mendapatkan tanggung jawab yang lebih besar bisa sangat cepat. </text:span></text:p>
              </text:list-item>
            </text:list>
            <text:p text:style-name="P1">(Cara Kerja yang "Peculiar")</text:p>
            <text:p text:style-name="P23"><text:span text:style-name="T1">Selain itu, Amazon memiliki beberapa praktik kerja internal yang unik atau "peculiar" (aneh tapi khas). Salah satu yang paling terkenal adalah </text:span><text:span text:style-name="Strong_20_Emphasis"><text:span text:style-name="T1">larangan penggunaan presentasi PowerPoint dalam rapat penting</text:span></text:span><text:span text:style-name="T1">. Sebagai gantinya, presenter diharapkan menulis </text:span><text:span text:style-name="Strong_20_Emphasis"><text:span text:style-name="T1">dokumen naratif 6 halaman (</text:span></text:span><text:span text:style-name="Strong_20_Emphasis"><text:span text:style-name="Emphasis"><text:span text:style-name="T1">six-pagers</text:span></text:span></text:span><text:span text:style-name="Strong_20_Emphasis"><text:span text:style-name="T1">)</text:span></text:span><text:span text:style-name="T1"> yang terstruktur rapi, yang kemudian dibaca dalam diam oleh semua peserta di awal rapat sebelum diskusi dimulai. Tujuannya adalah mendorong pemikiran yang jernih, analisis mendalam, dan diskusi berbasis substansi. Konsep </text:span><text:span text:style-name="Strong_20_Emphasis"><text:span text:style-name="T1">"tim dua pizza" (</text:span></text:span><text:span text:style-name="Strong_20_Emphasis"><text:span text:style-name="Emphasis"><text:span text:style-name="T1">two-pizza teams</text:span></text:span></text:span><text:span text:style-name="Strong_20_Emphasis"><text:span text:style-name="T1">)</text:span></text:span><text:span text:style-name="T1">—gagasan bahwa tim harus cukup kecil sehingga bisa diberi makan dengan dua loyang pizza—juga mencerminkan upaya untuk menjaga kelincahan dan akuntabilitas meskipun dalam skala perusahaan yang besar.</text:span></text:p>
            <text:p text:style-name="P1">Singkatnya, kehidupan di dalam Amazon (di luar gudang) adalah perpaduan antara tekanan yang tinggi dan peluang yang besar; sebuah lingkungan yang mungkin tidak cocok untuk semua orang, tetapi sangat menarik bagi mereka yang ambisius, berorientasi pada hasil, dan terdorong oleh tantangan berskala global.</text:p>
            <text:p text:style-name="P322"/>
            <text:p text:style-name="P1">Silakan berikan perintah "YAX" jika Anda ingin saya melanjutkan ke prompt berikutnya (Prompt untuk Subbab 7.4: "Sisi Gelap: Isu Perburuhan, Pajak, dan Dampak Lingkungan").</text:p>
          </text:section>
          <text:section text:style-name="Sect1" text:name="feedback-form-56">
            <text:p text:style-name="P171"/>
          </text:section>
        </text:section>
        <text:section text:style-name="Sect1" text:name="903b4fbe23ac08c0">
          <text:p text:style-name="P1"/>
          <text:section text:style-name="Sect1" text:name="user-query-content-57">
            <text:p text:style-name="P318">yax </text:p>
          </text:section>
          <text:p text:style-name="P171">Tampilkan alur berpikir</text:p>
          <text:section text:style-name="Sect2" text:name="model-response-message-contentr_903b4fbe23ac08c0">
            <text:p text:style-name="P1">Baik, saya lanjutkan ke pembahasan mengenai sisi kontroversial Amazon, dengan memperhatikan konteks waktu saat ini (Rabu, 23 April 2025 pukul 14:01:22 WIB di Indonesia).</text:p>
            <text:p text:style-name="P322"><text:soft-page-break/></text:p>
            <text:p text:style-name="P23"><text:span text:style-name="Strong_20_Emphasis"><text:span text:style-name="T1">Prompt yang Dijawab:</text:span></text:span></text:p>
            <text:list xml:id="list7490090938958642496" text:style-name="L93">
              <text:list-item>
                <text:p text:style-name="P250"><text:span text:style-name="Strong_20_Emphasis"><text:span text:style-name="T1">Subbab 7.4:</text:span></text:span><text:span text:style-name="T1"> Sisi Gelap: Isu Perburuhan, Pajak, dan Dampak Lingkungan </text:span></text:p>
                <text:list>
                  <text:list-item>
                    <text:p text:style-name="P103"><text:span text:style-name="Strong_20_Emphasis"><text:span text:style-name="T1">Prompt:</text:span></text:span><text:span text:style-name="T1"> </text:span></text:p>
                    <text:p text:style-name="P360">"Bahas secara terbuka dan mendalam sisi-sisi kontroversial dan 'gelap' dari operasi dan dampak Amazon, yang seringkali menjadi target kritik publik dan aktivis. Fokus pada tiga area utama:</text:p>
                    <text:list>
                      <text:list-item>
                        <text:p text:style-name="P429"><text:span text:style-name="Strong_20_Emphasis"><text:span text:style-name="T1">Isu Perburuhan:</text:span></text:span><text:span text:style-name="T1"> Jelaskan kritik tajam mengenai kondisi kerja di pusat pemenuhan (gudang) Amazon, termasuk kecepatan kerja yang melelahkan, pengawasan karyawan yang ketat (termasuk pemantauan waktu istirahat), tingginya tingkat cedera, serta upaya keras Amazon untuk mencegah pembentukan serikat pekerja (anti-unionisasi). Singgung juga isu terkait perlakuan terhadap pengemudi pengiriman di bawah program Delivery Service Partner (DSP). </text:span></text:p>
                      </text:list-item>
                      <text:list-item>
                        <text:p text:style-name="P429"><text:span text:style-name="Strong_20_Emphasis"><text:span text:style-name="T1">Praktik Pajak:</text:span></text:span><text:span text:style-name="T1"> Uraikan kritik yang sering dilontarkan mengenai strategi Amazon dalam meminimalkan beban pajaknya secara global, memanfaatkan celah hukum dan struktur perusahaan yang kompleks, yang menyebabkan persepsi bahwa Amazon tidak membayar 'bagian yang adil'. </text:span></text:p>
                      </text:list-item>
                      <text:list-item>
                        <text:p text:style-name="P401"><text:span text:style-name="Strong_20_Emphasis"><text:span text:style-name="T1">Dampak Lingkungan:</text:span></text:span><text:span text:style-name="T1"> Analisis jejak karbon Amazon yang besar, berasal dari operasi pusat data AWS yang boros energi, jaringan logistik global (transportasi), dan penggunaan material kemasan. Bandingkan komitmen publik Amazon terhadap keberlanjutan (seperti The Climate Pledge untuk mencapai net-zero carbon pada 2040) dengan realitas tantangan dan kritik terhadap implementasinya." </text:span></text:p>
                      </text:list-item>
                    </text:list>
                  </text:list-item>
                </text:list>
              </text:list-item>
            </text:list>
            <text:p text:style-name="P322"><text:soft-page-break/></text:p>
            <text:p text:style-name="P23"><text:span text:style-name="Strong_20_Emphasis"><text:span text:style-name="T1">Jawaban Prompt:</text:span></text:span></text:p>
            <text:p text:style-name="P1">(Bayangan di Balik Kesuksesan)</text:p>
            <text:p text:style-name="P1">Di balik citra perusahaan inovatif yang terobsesi pada pelanggan, Amazon juga terus-menerus dihantam oleh kritik tajam dan kontroversi mengenai dampak operasinya yang masif. 'Sisi gelap' ini menjadi bagian tak terpisahkan dari narasi Amazon modern (hingga April 2025) dan mencakup isu-isu fundamental terkait perlakuan terhadap pekerja, kewajiban pajak, dan tanggung jawab lingkungan.</text:p>
            <text:list xml:id="list6472027297124223635" text:style-name="L94">
              <text:list-item>
                <text:p text:style-name="P104"><text:span text:style-name="Strong_20_Emphasis"><text:span text:style-name="T1">Isu Perburuhan dan Kondisi Kerja:</text:span></text:span><text:span text:style-name="T1"> Kritik paling keras dan konsisten seringkali ditujukan pada kondisi kerja di </text:span><text:span text:style-name="Strong_20_Emphasis"><text:span text:style-name="T1">jaringan pusat pemenuhan (gudang)</text:span></text:span><text:span text:style-name="T1"> Amazon yang luas. Laporan investigasi, kesaksian pekerja, dan data statistik (meskipun sering diperdebatkan) berulang kali menyoroti:</text:span></text:p>
                <text:list>
                  <text:list-item>
                    <text:p text:style-name="P251"><text:span text:style-name="Strong_20_Emphasis"><text:span text:style-name="T1">Kecepatan Kerja yang Melelahkan:</text:span></text:span><text:span text:style-name="T1"> Target produktivitas yang sangat tinggi, seringkali dipantau secara elektronik, yang menurut para kritikus mendorong pekerja hingga batas fisik mereka. </text:span></text:p>
                  </text:list-item>
                  <text:list-item>
                    <text:p text:style-name="P251"><text:span text:style-name="Strong_20_Emphasis"><text:span text:style-name="T1">Pengawasan Ketat:</text:span></text:span><text:span text:style-name="T1"> Penggunaan teknologi untuk memonitor setiap gerakan pekerja, termasuk waktu yang dihabiskan untuk istirahat atau ke toilet, yang dianggap menciptakan lingkungan kerja yang penuh tekanan dan dehumanisasi. </text:span></text:p>
                  </text:list-item>
                  <text:list-item>
                    <text:p text:style-name="P251"><text:span text:style-name="Strong_20_Emphasis"><text:span text:style-name="T1">Tingkat Cedera Tinggi:</text:span></text:span><text:span text:style-name="T1"> Beberapa studi menunjukkan tingkat cedera di gudang Amazon lebih tinggi dibandingkan rata-rata industri pergudangan, dikaitkan dengan kecepatan kerja dan tugas fisik yang berulang. </text:span></text:p>
                  </text:list-item>
                  <text:list-item>
                    <text:p text:style-name="P251"><text:span text:style-name="Strong_20_Emphasis"><text:span text:style-name="T1">Sikap Anti-Serikat Pekerja:</text:span></text:span><text:span text:style-name="T1"> Amazon dikenal memiliki sejarah panjang dan strategi yang terorganisir untuk secara aktif menentang upaya pembentukan serikat pekerja di fasilitasnya, menggunakan berbagai taktik yang menurut aktivis buruh bersifat intimidatif. Selain pekerja gudang, </text:span><text:span text:style-name="Strong_20_Emphasis"><text:span text:style-name="T1">pengemudi pengiriman</text:span></text:span><text:span text:style-name="T1"> di bawah program </text:span><text:span text:style-name="Strong_20_Emphasis"><text:span text:style-name="T1">Delivery Service Partner (DSP)</text:span></text:span><text:span text:style-name="T1"> juga menghadapi sorotan. Meskipun secara teknis bekerja untuk perusahaan independen, para kritikus berpendapat bahwa Amazon masih memegang kontrol signifikan atas kondisi kerja mereka (rute, target pengiriman) tanpa memberikan perlindungan dan tunjangan sebagai karyawan langsung. </text:span></text:p>
                  </text:list-item>
                </text:list>
              </text:list-item>
              <text:list-item>
                <text:p text:style-name="P104"><text:soft-page-break/><text:span text:style-name="Strong_20_Emphasis"><text:span text:style-name="T1">Praktik Perpajakan:</text:span></text:span><text:span text:style-name="T1"> Sebagai perusahaan multinasional raksasa, Amazon sering menghadapi tuduhan melakukan </text:span><text:span text:style-name="Strong_20_Emphasis"><text:span text:style-name="T1">penghindaran pajak (tax avoidance)</text:span></text:span><text:span text:style-name="T1"> secara agresif. Para kritikus menyoroti bagaimana Amazon memanfaatkan struktur perusahaan yang kompleks, mentransfer keuntungan ke yurisdiksi dengan tarif pajak rendah (seperti Luksemburg atau Irlandia di masa lalu), dan memanfaatkan celah-celah dalam undang-undang pajak internasional untuk secara signifikan mengurangi beban pajak korporatnya di banyak negara tempat ia beroperasi dan meraup keuntungan besar. Hal ini menimbulkan persepsi publik dan kritik dari pejabat pemerintah bahwa Amazon tidak membayar 'bagiannya yang adil' (</text:span><text:span text:style-name="Emphasis"><text:span text:style-name="T1">fair share</text:span></text:span><text:span text:style-name="T1">) untuk mendukung layanan publik di negara-negara tersebut.</text:span></text:p>
              </text:list-item>
              <text:list-item>
                <text:p text:style-name="P104"><text:span text:style-name="Strong_20_Emphasis"><text:span text:style-name="T1">Dampak Lingkungan:</text:span></text:span><text:span text:style-name="T1"> Skala operasi Amazon yang masif tak pelak menghasilkan </text:span><text:span text:style-name="Strong_20_Emphasis"><text:span text:style-name="T1">jejak lingkungan yang signifikan</text:span></text:span><text:span text:style-name="T1">. Sumber utamanya meliputi:</text:span></text:p>
                <text:list>
                  <text:list-item>
                    <text:p text:style-name="P251"><text:span text:style-name="Strong_20_Emphasis"><text:span text:style-name="T1">Konsumsi Energi AWS:</text:span></text:span><text:span text:style-name="T1"> Menjalankan pusat data global yang mendukung AWS membutuhkan energi listrik dalam jumlah sangat besar. </text:span></text:p>
                  </text:list-item>
                  <text:list-item>
                    <text:p text:style-name="P251"><text:span text:style-name="Strong_20_Emphasis"><text:span text:style-name="T1">Emisi Transportasi:</text:span></text:span><text:span text:style-name="T1"> Armada pesawat kargo Amazon Air, ribuan truk pengiriman, dan jaringan logistik maritim globalnya menghasilkan emisi gas rumah kaca yang besar. </text:span></text:p>
                  </text:list-item>
                  <text:list-item>
                    <text:p text:style-name="P104"><text:span text:style-name="Strong_20_Emphasis"><text:span text:style-name="T1">Limbah Kemasan:</text:span></text:span><text:span text:style-name="T1"> Penggunaan material kemasan (kardus, plastik pembungkus) dalam jumlah masif untuk mengirimkan miliaran paket setiap tahun menimbulkan masalah limbah dan daur ulang. Meskipun Amazon telah mengumumkan komitmen ambisius seperti </text:span><text:span text:style-name="Strong_20_Emphasis"><text:span text:style-name="T1">The Climate Pledge</text:span></text:span><text:span text:style-name="T1"> (bertujuan mencapai net-zero carbon pada tahun 2040, sepuluh tahun lebih cepat dari Perjanjian Paris), para aktivis lingkungan seringkali mengkritik kurangnya transparansi rinci mengenai data emisi saat ini, dugaan ketergantungan yang berlebihan pada pembelian </text:span><text:span text:style-name="Emphasis"><text:span text:style-name="T1">carbon offset</text:span></text:span><text:span text:style-name="T1"> (yang kontroversial), dan kecepatan implementasi solusi nyata seperti elektrifikasi armada pengiriman atau transisi penuh ke energi terbarukan untuk pusat datanya. Isu pemusnahan barang retur yang masih layak pakai juga menambah daftar keprihatinan lingkungan. </text:span></text:p>
                  </text:list-item>
                </text:list>
              </text:list-item>
            </text:list>
            <text:p text:style-name="P1">Menghadapi kritik-kritik ini menjadi tantangan reputasi dan operasional yang <text:soft-page-break/>berkelanjutan bagi Amazon, terutama di era di mana tuntutan terhadap tanggung jawab sosial dan lingkungan perusahaan semakin meningkat secara global.</text:p>
            <text:p text:style-name="P322"/>
            <text:p text:style-name="P1">Silakan berikan perintah "YAX" jika Anda ingin saya melanjutkan ke prompt berikutnya (Prompt untuk Subbab 7.5: "Transisi Kepemimpinan: Era Pasca-Jeff Bezos").</text:p>
          </text:section>
          <text:section text:style-name="Sect1" text:name="feedback-form-57">
            <text:p text:style-name="P171"/>
          </text:section>
        </text:section>
        <text:section text:style-name="Sect1" text:name="3af446cab9ac33a8">
          <text:p text:style-name="P1"/>
          <text:section text:style-name="Sect1" text:name="user-query-content-58">
            <text:p text:style-name="P318">yax </text:p>
          </text:section>
          <text:p text:style-name="P171">Tampilkan alur berpikir</text:p>
          <text:section text:style-name="Sect2" text:name="model-response-message-contentr_3af446cab9ac33a8">
            <text:p text:style-name="P171"/>
          </text:section>
          <text:section text:style-name="Sect1" text:name="feedback-form-58">
            <text:p text:style-name="P171"/>
          </text:section>
        </text:section>
        <text:section text:style-name="Sect1" text:name="ec27ee0560afac3d">
          <text:p text:style-name="P1"/>
          <text:section text:style-name="Sect1" text:name="user-query-content-59">
            <text:p text:style-name="P318">present it </text:p>
          </text:section>
          <text:p text:style-name="P171">Tampilkan alur berpikir</text:p>
          <text:section text:style-name="Sect2" text:name="model-response-message-contentr_ec27ee0560afac3d">
            <text:p text:style-name="P1">Baik, saya sajikan jawaban untuk prompt subbab terakhir dari Bab 7, mengenai transisi kepemimpinan, dengan memperhatikan konteks waktu saat ini (Rabu, 23 April 2025 pukul 14:04:38 WIB di Indonesia).</text:p>
            <text:p text:style-name="P322"/>
            <text:p text:style-name="P23"><text:span text:style-name="Strong_20_Emphasis"><text:span text:style-name="T1">Prompt yang Dijawab:</text:span></text:span></text:p>
            <text:list xml:id="list2846803769356795691" text:style-name="L95">
              <text:list-item>
                <text:p text:style-name="P252"><text:span text:style-name="Strong_20_Emphasis"><text:span text:style-name="T1">Subbab 7.5:</text:span></text:span><text:span text:style-name="T1"> Transisi Kepemimpinan: Era Pasca-Jeff Bezos </text:span></text:p>
                <text:list>
                  <text:list-item>
                    <text:p text:style-name="P105"><text:span text:style-name="Strong_20_Emphasis"><text:span text:style-name="T1">Prompt:</text:span></text:span><text:span text:style-name="T1"> </text:span></text:p>
                    <text:p text:style-name="P402"><text:span text:style-name="T1">"Analisis transisi kepemimpinan penting di puncak Amazon ketika Jeff Bezos menyerahkan jabatan CEO kepada Andy Jassy pada pertengahan tahun 2021. Uraikan latar belakang Andy Jassy yang kuat sebagai arsitek dan pemimpin AWS selama bertahun-tahun. Bandingkan (sejauh mungkin berdasarkan pengamatan hingga 2025) gaya kepemimpinan Jassy dengan Bezos. Jelajahi pertanyaan kunci: Apakah di bawah Jassy terjadi kesinambungan (continuity) atau perubahan (change) yang signifikan dalam hal strategi, fokus </text:span><text:soft-page-break/><text:span text:style-name="T1">bisnis (misalnya, penekanan pada profitabilitas), dan budaya perusahaan? Diskusikan tantangan-tantangan besar yang dihadapi Jassy sebagai CEO kedua Amazon, termasuk mengelola skala perusahaan yang masif, menghadapi tekanan regulator yang meningkat, menavigasi kondisi ekonomi makro yang mungkin kurang stabil, dan menjaga mesin inovasi tetap berjalan. Pertimbangkan juga peran berkelanjutan Jeff Bezos sebagai </text:span><text:span text:style-name="Emphasis"><text:span text:style-name="T1">Executive Chair</text:span></text:span><text:span text:style-name="T1"> dan pengaruhnya (jika ada) terhadap arah perusahaan."</text:span></text:p>
                  </text:list-item>
                </text:list>
              </text:list-item>
            </text:list>
            <text:p text:style-name="P322"/>
            <text:p text:style-name="P23"><text:span text:style-name="Strong_20_Emphasis"><text:span text:style-name="T1">Jawaban Prompt:</text:span></text:span></text:p>
            <text:p text:style-name="P1">(Akhir Sebuah Era, Awal yang Baru?)</text:p>
            <text:p text:style-name="P23"><text:span text:style-name="T1">Pada 5 Juli 2021, sebuah era penting dalam sejarah Amazon resmi berakhir ketika pendiri ikoniknya, Jeff Bezos, menyerahkan tampuk kepemimpinan sebagai CEO kepada </text:span><text:span text:style-name="Strong_20_Emphasis"><text:span text:style-name="T1">Andy Jassy</text:span></text:span><text:span text:style-name="T1">. Transisi ini menandai momen signifikan bagi perusahaan teknologi raksasa tersebut. Jassy bukanlah orang baru; ia adalah 'Amazonian' sejati yang telah bergabung sejak 1997 dan merupakan arsitek utama di balik kesuksesan fenomenal Amazon Web Services (AWS), yang ia pimpin sejak awal. Latar belakangnya yang sangat kuat di AWS—bisnis yang berfokus pada infrastruktur, pelanggan korporat, dan profitabilitas—memunculkan spekulasi tentang bagaimana ia akan memimpin keseluruhan imperium Amazon yang jauh lebih beragam.</text:span></text:p>
            <text:p text:style-name="P1">(Gaya Kepemimpinan: Kesinambungan atau Perubahan?)</text:p>
            <text:p text:style-name="P23"><text:span text:style-name="T1">Membandingkan gaya Jassy dengan Bezos (berdasarkan pengamatan hingga April 2025) menunjukkan adanya nuansa kesinambungan sekaligus potensi pergeseran. Jassy dikenal sebagai pemimpin yang sangat analitis, detail, dan fokus pada operasional—sifat yang sangat dibutuhkan untuk mengelola AWS dan mungkin juga keseluruhan Amazon yang masif. Ia tampak melanjutkan banyak prinsip inti dan mekanisme operasional yang dibangun Bezos, termasuk penekanan pada Prinsip Kepemimpinan. Namun, beberapa pengamat melihat adanya potensi </text:span><text:span text:style-name="Strong_20_Emphasis"><text:span text:style-name="T1">pergeseran fokus</text:span></text:span><text:span text:style-name="T1">, terutama penekanan yang lebih besar pada </text:span><text:span text:style-name="Strong_20_Emphasis"><text:span text:style-name="T1">profitabilitas dan efisiensi biaya</text:span></text:span><text:span text:style-name="T1"> di seluruh lini bisnis, mungkin sebagai respons terhadap kondisi ekonomi makro yang lebih menantang dan tekanan </text:span><text:soft-page-break/><text:span text:style-name="T1">dari investor pasca-era pertumbuhan hiper. Apakah budaya kerja internal atau pendekatan terhadap isu-isu sosial dan lingkungan juga akan berevolusi secara signifikan di bawah Jassy masih menjadi pertanyaan yang terus diamati. Sejauh ini, perubahan tampaknya lebih bersifat evolusioner daripada revolusioner.</text:span></text:p>
            <text:p text:style-name="P1">(Tantangan di Pundak CEO Kedua)</text:p>
            <text:p text:style-name="P23"><text:span text:style-name="T1">Andy Jassy mewarisi sebuah perusahaan yang luar biasa sukses, namun juga menghadapi </text:span><text:span text:style-name="Strong_20_Emphasis"><text:span text:style-name="T1">tantangan yang belum pernah terjadi sebelumnya</text:span></text:span><text:span text:style-name="T1">:</text:span></text:p>
            <text:list xml:id="list4949510803836282527" text:style-name="L96">
              <text:list-item>
                <text:p text:style-name="P253"><text:span text:style-name="Strong_20_Emphasis"><text:span text:style-name="T1">Mengelola Skala dan Kompleksitas:</text:span></text:span><text:span text:style-name="T1"> Menjaga kelincahan dan efisiensi di perusahaan dengan jutaan karyawan dan operasi global yang sangat kompleks adalah tugas monumental. </text:span></text:p>
              </text:list-item>
              <text:list-item>
                <text:p text:style-name="P253"><text:span text:style-name="Strong_20_Emphasis"><text:span text:style-name="T1">Tekanan Regulasi:</text:span></text:span><text:span text:style-name="T1"> Jassy mengambil alih di saat Amazon (bersama raksasa teknologi lainnya) menghadapi pengawasan antimonopoli, perburuhan, dan privasi data yang paling intensif dalam sejarahnya dari pemerintah di seluruh dunia. Menavigasi lanskap regulasi ini membutuhkan kelihaian politik dan strategis. </text:span></text:p>
              </text:list-item>
              <text:list-item>
                <text:p text:style-name="P253"><text:span text:style-name="Strong_20_Emphasis"><text:span text:style-name="T1">Menjaga Mesin Inovasi:</text:span></text:span><text:span text:style-name="T1"> Memastikan bahwa Amazon terus melahirkan 'taruhan' besar berikutnya (seperti AWS di masa lalu) sambil mengelola bisnis inti yang sudah matang adalah tantangan klasik bagi perusahaan besar. </text:span></text:p>
              </text:list-item>
              <text:list-item>
                <text:p text:style-name="P106"><text:span text:style-name="Strong_20_Emphasis"><text:span text:style-name="T1">Kondisi Ekonomi Makro:</text:span></text:span><text:span text:style-name="T1"> Menjalankan perusahaan di tengah potensi perlambatan ekonomi global, inflasi, atau gangguan rantai pasokan (seperti yang terlihat dalam beberapa tahun terakhir) menuntut kepemimpinan finansial yang kuat. </text:span></text:p>
              </text:list-item>
            </text:list>
            <text:p text:style-name="P1">(Peran Bezos sebagai Executive Chair)</text:p>
            <text:p text:style-name="P23"><text:span text:style-name="T1">Sementara itu, Jeff Bezos tidak sepenuhnya menghilang. Ia beralih ke peran </text:span><text:span text:style-name="Strong_20_Emphasis"><text:span text:style-name="Emphasis"><text:span text:style-name="T1">Executive Chair</text:span></text:span></text:span><text:span text:style-name="T1"> di dewan direksi. Meskipun tidak lagi terlibat dalam operasi sehari-hari, posisinya masih memberinya potensi pengaruh signifikan terhadap arah strategis jangka panjang perusahaan, terutama pada inisiatif-inisiatif besar atau 'taruhan' baru seperti eksplorasi luar angkasa melalui Blue Origin (meskipun secara teknis terpisah) atau proyek-proyek ambisius lainnya. Bagaimana dinamika hubungan antara Jassy sebagai CEO dan Bezos sebagai Executive Chair akan berkembang di masa depan tetap menjadi faktor penting dalam menentukan trajektori Amazon. Transisi ini menandai babak baru yang penuh dengan peluang sekaligus tantangan besar bagi sang raksasa dari Seattle.</text:span></text:p>
            <text:p text:style-name="P322"><text:soft-page-break/></text:p>
            <text:p text:style-name="P1">Ini adalah akhir dari Bab 7. Silakan berikan perintah "YAX" jika Anda ingin saya melanjutkan ke prompt berikutnya (Prompt untuk Pengantar Bab 8).</text:p>
          </text:section>
          <text:section text:style-name="Sect1" text:name="feedback-form-59">
            <text:p text:style-name="P171"/>
          </text:section>
        </text:section>
        <text:section text:style-name="Sect1" text:name="849a9cf155e597c9">
          <text:p text:style-name="P1"/>
          <text:section text:style-name="Sect1" text:name="user-query-content-60">
            <text:p text:style-name="P318">yax </text:p>
          </text:section>
          <text:p text:style-name="P171">Tampilkan alur berpikir</text:p>
          <text:section text:style-name="Sect2" text:name="model-response-message-contentr_849a9cf155e597c9">
            <text:p text:style-name="P1">Baik, kita lanjutkan ke Bab 8, yang akan fokus pada teknologi Amazon, dengan memperhatikan konteks waktu saat ini (Rabu, 23 April 2025 pukul 14:05:13 WIB di Indonesia).</text:p>
            <text:p text:style-name="P322"/>
            <text:p text:style-name="P23"><text:span text:style-name="Strong_20_Emphasis"><text:span text:style-name="T1">Prompt yang Dijawab:</text:span></text:span></text:p>
            <text:list xml:id="list4140093150774141109" text:style-name="L97">
              <text:list-item>
                <text:p text:style-name="P254"><text:span text:style-name="Strong_20_Emphasis"><text:span text:style-name="T1">Pengantar Bab 8:</text:span></text:span><text:span text:style-name="T1"> Teknologi Unggulan dan Inovasi yang Gagal </text:span></text:p>
                <text:list>
                  <text:list-item>
                    <text:p text:style-name="P107"><text:span text:style-name="Strong_20_Emphasis"><text:span text:style-name="T1">Prompt:</text:span></text:span><text:span text:style-name="T1"> </text:span></text:p>
                    <text:p text:style-name="P403"><text:span text:style-name="T1">"Tulis paragraf pengantar untuk Bab 8. Fokuskan bab ini pada jantung teknis Amazon: inovasi-inovasi teknologi yang menjadi tulang punggung kesuksesan raksasanya, sekaligus keberaniannya untuk bereksperimen yang tak jarang berujung pada kegagalan. Jelaskan bahwa bab ini akan mengupas tuntas dua sisi dari koin inovasi Amazon. Di satu sisi, kita akan melihat teknologi-teknologi unggulan yang revolusioner dan fundamental bagi operasinya—mulai dari infrastruktur cloud AWS, aplikasi kecerdasan buatan (AI) dan machine learning (ML) yang meresap, hingga otomatisasi robotik di gudang. Di sisi lain, kita akan mempelajari beberapa kegagalan atau proyek yang dihentikan, termasuk kegagalan paling terkenal seperti Fire Phone, sebagai studi kasus dalam risiko inovasi. Tekankan bagaimana pemahaman terhadap keberhasilan </text:span><text:span text:style-name="Emphasis"><text:span text:style-name="T1">dan</text:span></text:span><text:span text:style-name="T1"> kegagalan teknologi ini penting untuk mengerti filosofi eksperimen dan siklus belajar Amazon."</text:span></text:p>
                  </text:list-item>
                </text:list>
              </text:list-item>
            </text:list>
            <text:p text:style-name="P322"/>
            <text:p text:style-name="P23"><text:soft-page-break/><text:span text:style-name="Strong_20_Emphasis"><text:span text:style-name="T1">Jawaban Prompt:</text:span></text:span></text:p>
            <text:p text:style-name="P23"><text:span text:style-name="T1">Di balik layar operasi Amazon yang menjangkau seluruh dunia (termasuk melayani pelanggan di Indonesia), berdetak sebuah </text:span><text:span text:style-name="Strong_20_Emphasis"><text:span text:style-name="T1">jantung teknis</text:span></text:span><text:span text:style-name="T1"> yang sangat kuat. Inovasi teknologi bukan sekadar pendukung, melainkan fondasi fundamental yang memungkinkan skala, efisiensi, dan kemampuan Amazon untuk terus mendisrupsi berbagai industri. Bab 8 ini akan membawa kita menyelami dunia teknologi Amazon, melihat lebih dekat pada mesin-mesin yang menggerakkan operasinya, baik yang terbukti sukses luar biasa maupun yang gagal total di pasaran. Kita akan menjelajahi </text:span><text:span text:style-name="Strong_20_Emphasis"><text:span text:style-name="T1">dua sisi dari koin inovasi</text:span></text:span><text:span text:style-name="T1"> di Amazon: keberhasilan gemilang dan kegagalan yang menyakitkan (namun berharga).</text:span></text:p>
            <text:p text:style-name="P23"><text:span text:style-name="T1">Di satu sisi, kita akan membedah beberapa </text:span><text:span text:style-name="Strong_20_Emphasis"><text:span text:style-name="T1">teknologi kunci</text:span></text:span><text:span text:style-name="T1"> yang menjadi tulang punggung kesuksesan Amazon. Ini termasuk arsitektur dan layanan inti </text:span><text:span text:style-name="Strong_20_Emphasis"><text:span text:style-name="T1">AWS</text:span></text:span><text:span text:style-name="T1"> yang merevolusi komputasi awan, penerapan </text:span><text:span text:style-name="Strong_20_Emphasis"><text:span text:style-name="T1">AI dan </text:span></text:span><text:span text:style-name="Strong_20_Emphasis"><text:span text:style-name="Emphasis"><text:span text:style-name="T1">machine learning</text:span></text:span></text:span><text:span text:style-name="T1"> yang canggih dalam segala hal mulai dari rekomendasi produk hingga optimalisasi logistik dan asisten suara Alexa, serta </text:span><text:span text:style-name="Strong_20_Emphasis"><text:span text:style-name="T1">otomatisasi gudang</text:span></text:span><text:span text:style-name="T1"> berskala masif melalui robotika yang mengubah wajah efisiensi operasional. Kita juga akan melihat bagaimana pilihan </text:span><text:span text:style-name="Strong_20_Emphasis"><text:span text:style-name="T1">arsitektur internal</text:span></text:span><text:span text:style-name="T1"> seperti </text:span><text:span text:style-name="Emphasis"><text:span text:style-name="T1">microservices</text:span></text:span><text:span text:style-name="T1"> memungkinkan platform Amazon.com untuk berkembang dengan cepat.</text:span></text:p>
            <text:p text:style-name="P23"><text:span text:style-name="T1">Namun, jalan inovasi tidak selalu mulus. Di sisi lain, bab ini juga akan secara jujur membahas beberapa </text:span><text:span text:style-name="Strong_20_Emphasis"><text:span text:style-name="T1">proyek ambisius Amazon yang dihentikan atau gagal</text:span></text:span><text:span text:style-name="T1"> mencapai tujuannya. Studi kasus utama tentu saja adalah </text:span><text:span text:style-name="Strong_20_Emphasis"><text:span text:style-name="T1">Amazon Fire Phone</text:span></text:span><text:span text:style-name="T1">, sebuah pertaruhan mahal di pasar smartphone yang memberikan pelajaran pahit. Kita juga akan melihat contoh-contoh eksperimen lain yang tidak berhasil. Tujuannya bukan untuk menyoroti kegagalan semata, tetapi untuk memahami bahwa dalam budaya Amazon yang mendorong eksperimen dan pengambilan risiko (</text:span><text:span text:style-name="Emphasis"><text:span text:style-name="T1">Bias for Action</text:span></text:span><text:span text:style-name="T1">, </text:span><text:span text:style-name="Emphasis"><text:span text:style-name="T1">Invent and Simplify</text:span></text:span><text:span text:style-name="T1">), kegagalan dianggap sebagai bagian tak terhindarkan dari proses belajar. Memahami dinamika antara keberhasilan teknologi yang mengubah dunia dan kegagalan inovatif ini sangat penting untuk mengapresiasi secara utuh </text:span><text:span text:style-name="Strong_20_Emphasis"><text:span text:style-name="T1">filosofi eksperimen</text:span></text:span><text:span text:style-name="T1"> dan siklus pembelajaran tanpa henti yang menjadi ciri khas Amazon.</text:span></text:p>
            <text:p text:style-name="P322"/>
            <text:p text:style-name="P1">Silakan berikan perintah "YAX" jika Anda ingin saya melanjutkan ke prompt <text:soft-page-break/>berikutnya (Prompt untuk Subbab 8.1.1: "Infrastruktur AWS (EC2, S3, dll.)" - kita akan mulai dengan teknologi sukses).</text:p>
          </text:section>
          <text:section text:style-name="Sect1" text:name="feedback-form-60">
            <text:p text:style-name="P171"/>
          </text:section>
        </text:section>
        <text:section text:style-name="Sect1" text:name="fa9989b8ffd80bd1">
          <text:p text:style-name="P1"/>
          <text:section text:style-name="Sect1" text:name="user-query-content-61">
            <text:p text:style-name="P318">yax </text:p>
          </text:section>
          <text:p text:style-name="P171">Tampilkan alur berpikir</text:p>
          <text:section text:style-name="Sect2" text:name="model-response-message-contentr_fa9989b8ffd80bd1">
            <text:p text:style-name="P1">Baik, kita mulai dengan teknologi sukses pertama dalam Bab 8, yaitu infrastruktur inti AWS, dengan memperhatikan konteks waktu saat ini (Rabu, 23 April 2025 pukul 14:05:35 WIB di Indonesia).</text:p>
            <text:p text:style-name="P322"/>
            <text:p text:style-name="P23"><text:span text:style-name="Strong_20_Emphasis"><text:span text:style-name="T1">Prompt yang Dijawab:</text:span></text:span></text:p>
            <text:list xml:id="list3008484729682598949" text:style-name="L98">
              <text:list-item>
                <text:p text:style-name="P255"><text:span text:style-name="Strong_20_Emphasis"><text:span text:style-name="T1">Subbab 8.1.1:</text:span></text:span><text:span text:style-name="T1"> Infrastruktur AWS (EC2, S3, dll.) </text:span></text:p>
                <text:list>
                  <text:list-item>
                    <text:p text:style-name="P108"><text:span text:style-name="Strong_20_Emphasis"><text:span text:style-name="T1">Prompt:</text:span></text:span><text:span text:style-name="T1"> </text:span></text:p>
                    <text:p text:style-name="P404"><text:span text:style-name="T1">"Jelaskan secara mendalam beberapa layanan infrastruktur inti AWS yang menjadi fondasi </text:span><text:span text:style-name="Emphasis"><text:span text:style-name="T1">cloud computing</text:span></text:span><text:span text:style-name="T1"> modern. Fokus pada:</text:span></text:p>
                    <text:list>
                      <text:list-item>
                        <text:p text:style-name="P430"><text:span text:style-name="Strong_20_Emphasis"><text:span text:style-name="T1">EC2 (Elastic Compute Cloud):</text:span></text:span><text:span text:style-name="T1"> Apa itu server virtual sesuai permintaan, dan bagaimana kemampuannya untuk diskalakan secara elastis mengubah cara perusahaan mengelola beban kerja komputasi? </text:span></text:p>
                      </text:list-item>
                      <text:list-item>
                        <text:p text:style-name="P430"><text:span text:style-name="Strong_20_Emphasis"><text:span text:style-name="T1">S3 (Simple Storage Service):</text:span></text:span><text:span text:style-name="T1"> Apa itu penyimpanan objek yang sangat tahan lama dan skalabel, dan mengapa ini menjadi standar de facto untuk penyimpanan data di </text:span><text:span text:style-name="Emphasis"><text:span text:style-name="T1">cloud</text:span></text:span><text:span text:style-name="T1">? </text:span></text:p>
                      </text:list-item>
                      <text:list-item>
                        <text:p text:style-name="P430"><text:span text:style-name="Strong_20_Emphasis"><text:span text:style-name="T1">Layanan Database (misalnya, RDS, DynamoDB):</text:span></text:span><text:span text:style-name="T1"> Bagaimana penyediaan basis data terkelola (relasional dan NoSQL) menyederhanakan operasi database bagi pelanggan? </text:span></text:p>
                      </text:list-item>
                      <text:list-item>
                        <text:p text:style-name="P404"><text:span text:style-name="Strong_20_Emphasis"><text:span text:style-name="T1">VPC (Virtual Private Cloud):</text:span></text:span><text:span text:style-name="T1"> Bagaimana AWS memungkinkan pelanggan membangun jaringan virtual yang terisolasi dan aman di </text:span><text:span text:style-name="Emphasis"><text:span text:style-name="T1">cloud</text:span></text:span><text:span text:style-name="T1">? Tekankan bagaimana kombinasi layanan-layanan </text:span><text:soft-page-break/><text:span text:style-name="T1">ini memberikan kelincahan, skalabilitas, dan efisiensi biaya yang belum pernah ada sebelumnya, dan bagaimana Amazon sendiri sangat bergantung pada infrastruktur ini untuk menjalankan bisnis ritel dan lainnya." </text:span></text:p>
                      </text:list-item>
                    </text:list>
                  </text:list-item>
                </text:list>
              </text:list-item>
            </text:list>
            <text:p text:style-name="P322"/>
            <text:p text:style-name="P23"><text:span text:style-name="Strong_20_Emphasis"><text:span text:style-name="T1">Jawaban Prompt:</text:span></text:span></text:p>
            <text:p text:style-name="P1">(Fondasi Awan: Blok Bangunan Inti AWS)</text:p>
            <text:p text:style-name="P23"><text:span text:style-name="T1">Kekuatan revolusioner AWS tidak muncul dari satu produk ajaib, melainkan dari serangkaian </text:span><text:span text:style-name="Strong_20_Emphasis"><text:span text:style-name="T1">layanan infrastruktur inti</text:span></text:span><text:span text:style-name="T1"> yang berfungsi sebagai 'blok bangunan' (</text:span><text:span text:style-name="Emphasis"><text:span text:style-name="T1">building blocks</text:span></text:span><text:span text:style-name="T1">) fundamental. Layanan-layanan inilah yang memungkinkan perusahaan di seluruh dunia (termasuk yang melayani pasar Indonesia) untuk membangun dan menjalankan aplikasi mereka di </text:span><text:span text:style-name="Emphasis"><text:span text:style-name="T1">cloud</text:span></text:span><text:span text:style-name="T1"> dengan cara yang sebelumnya tak terbayangkan. Beberapa yang paling penting adalah:</text:span></text:p>
            <text:list xml:id="list140920066483956582" text:style-name="L99">
              <text:list-item>
                <text:p text:style-name="P109"><text:span text:style-name="Strong_20_Emphasis"><text:span text:style-name="T1">EC2 (Elastic Compute Cloud) - Otak Komputasi Sesuai Permintaan:</text:span></text:span></text:p>
                <text:list>
                  <text:list-item>
                    <text:p text:style-name="P256"><text:span text:style-name="Strong_20_Emphasis"><text:span text:style-name="T1">Apa itu?</text:span></text:span><text:span text:style-name="T1"> EC2 pada dasarnya memungkinkan Anda 'menyewa' server virtual di </text:span><text:span text:style-name="Emphasis"><text:span text:style-name="T1">cloud</text:span></text:span><text:span text:style-name="T1"> Amazon. Anda bisa memilih ukuran 'otak' (CPU), 'memori' (RAM), dan kapasitas lainnya sesuai kebutuhan aplikasi Anda, dan meluncurkannya dalam hitungan menit. </text:span></text:p>
                  </text:list-item>
                  <text:list-item>
                    <text:p text:style-name="P256"><text:span text:style-name="Strong_20_Emphasis"><text:span text:style-name="T1">Mengapa Revolusioner?</text:span></text:span><text:span text:style-name="T1"> Kata kuncinya adalah 'Elastis'. Jika aplikasi Anda tiba-tiba populer dan butuh 100 server, Anda bisa menambahkannya secara instan. Jika trafik menurun, Anda bisa mematikannya lagi. Kemampuan </text:span><text:span text:style-name="Strong_20_Emphasis"><text:span text:style-name="T1">skalabilitas on-demand</text:span></text:span><text:span text:style-name="T1"> ini menghilangkan kebutuhan menebak-nebak kapasitas atau membeli server berlebih, mengubah cara perusahaan mengelola beban kerja komputasi menjadi jauh lebih fleksibel dan efisien biaya. </text:span></text:p>
                  </text:list-item>
                </text:list>
              </text:list-item>
              <text:list-item>
                <text:p text:style-name="P109"><text:span text:style-name="Strong_20_Emphasis"><text:span text:style-name="T1">S3 (Simple Storage Service) - Lemari Penyimpanan Tak Terbatas:</text:span></text:span></text:p>
                <text:list>
                  <text:list-item>
                    <text:p text:style-name="P256"><text:span text:style-name="Strong_20_Emphasis"><text:span text:style-name="T1">Apa itu?</text:span></text:span><text:span text:style-name="T1"> S3 adalah layanan penyimpanan objek yang dirancang untuk menyimpan dan mengambil data dalam jumlah berapa pun, dari mana saja di web. Ia terkenal sangat </text:span><text:span text:style-name="Strong_20_Emphasis"><text:span text:style-name="T1">tahan lama</text:span></text:span><text:span text:style-name="T1"> (</text:span><text:span text:style-name="Emphasis"><text:span text:style-name="T1">durable</text:span></text:span><text:span text:style-name="T1"> - dirancang agar data Anda sangat kecil kemungkinannya hilang) dan </text:span><text:span text:style-name="Strong_20_Emphasis"><text:span text:style-name="T1">sangat skalabel</text:span></text:span><text:span text:style-name="T1"> (Anda bisa menyimpan data dari ukuran byte hingga terabyte tanpa batas praktis). </text:span></text:p>
                  </text:list-item>
                  <text:list-item>
                    <text:p text:style-name="P256"><text:soft-page-break/><text:span text:style-name="Strong_20_Emphasis"><text:span text:style-name="T1">Mengapa Penting?</text:span></text:span><text:span text:style-name="T1"> S3 telah menjadi standar de facto untuk penyimpanan data di </text:span><text:span text:style-name="Emphasis"><text:span text:style-name="T1">cloud</text:span></text:span><text:span text:style-name="T1"> karena keandalan, skalabilitas, dan biayanya yang relatif rendah. Banyak situs web menyimpan gambar dan video mereka di S3, perusahaan menggunakannya untuk </text:span><text:span text:style-name="Emphasis"><text:span text:style-name="T1">backup</text:span></text:span><text:span text:style-name="T1"> data, analisis </text:span><text:span text:style-name="Emphasis"><text:span text:style-name="T1">big data</text:span></text:span><text:span text:style-name="T1">, atau sebagai 'danau data' (</text:span><text:span text:style-name="Emphasis"><text:span text:style-name="T1">data lake</text:span></text:span><text:span text:style-name="T1">). Kemudahan akses dan ketahanannya menjadikannya pilihan utama. </text:span></text:p>
                  </text:list-item>
                </text:list>
              </text:list-item>
              <text:list-item>
                <text:p text:style-name="P109"><text:span text:style-name="Strong_20_Emphasis"><text:span text:style-name="T1">Layanan Database Terkelola (RDS, DynamoDB) - Kemudahan Mengelola Data:</text:span></text:span></text:p>
                <text:list>
                  <text:list-item>
                    <text:p text:style-name="P256"><text:span text:style-name="Strong_20_Emphasis"><text:span text:style-name="T1">Apa itu?</text:span></text:span><text:span text:style-name="T1"> Mengelola database (tempat menyimpan informasi terstruktur) bisa sangat rumit. AWS menawarkan layanan seperti </text:span><text:span text:style-name="Strong_20_Emphasis"><text:span text:style-name="T1">RDS (Relational Database Service)</text:span></text:span><text:span text:style-name="T1"> yang mengotomatiskan tugas-tugas administratif membosankan (seperti patching, backup, scaling) untuk database relasional populer (MySQL, PostgreSQL, dll.). Sementara </text:span><text:span text:style-name="Strong_20_Emphasis"><text:span text:style-name="T1">DynamoDB</text:span></text:span><text:span text:style-name="T1"> adalah database NoSQL milik Amazon yang sangat cepat dan skalabel, ideal untuk aplikasi yang membutuhkan latensi rendah dan volume data besar. </text:span></text:p>
                  </text:list-item>
                  <text:list-item>
                    <text:p text:style-name="P256"><text:span text:style-name="Strong_20_Emphasis"><text:span text:style-name="T1">Mengapa Membantu?</text:span></text:span><text:span text:style-name="T1"> Layanan ini membebaskan developer dan administrator database dari tugas pengelolaan infrastruktur, memungkinkan mereka fokus pada pengembangan aplikasi dan analisis data. </text:span></text:p>
                  </text:list-item>
                </text:list>
              </text:list-item>
              <text:list-item>
                <text:p text:style-name="P109"><text:span text:style-name="Strong_20_Emphasis"><text:span text:style-name="T1">VPC (Virtual Private Cloud) - Jaringan Pribadi Aman di Awan:</text:span></text:span></text:p>
                <text:list>
                  <text:list-item>
                    <text:p text:style-name="P256"><text:span text:style-name="Strong_20_Emphasis"><text:span text:style-name="T1">Apa itu?</text:span></text:span><text:span text:style-name="T1"> VPC memungkinkan perusahaan untuk membuat </text:span><text:span text:style-name="Strong_20_Emphasis"><text:span text:style-name="T1">bagian jaringan yang terisolasi secara logis</text:span></text:span><text:span text:style-name="T1"> di dalam </text:span><text:span text:style-name="Emphasis"><text:span text:style-name="T1">cloud</text:span></text:span><text:span text:style-name="T1"> AWS, di mana mereka dapat meluncurkan sumber daya AWS dalam jaringan virtual yang mereka definisikan sendiri. Ini seperti memiliki 'jaringan pribadi' Anda sendiri di dalam pusat data AWS. </text:span></text:p>
                  </text:list-item>
                  <text:list-item>
                    <text:p text:style-name="P109"><text:span text:style-name="Strong_20_Emphasis"><text:span text:style-name="T1">Mengapa Penting?</text:span></text:span><text:span text:style-name="T1"> VPC memberikan kontrol penuh atas lingkungan jaringan virtual, termasuk pemilihan rentang alamat IP, pembuatan subnet, konfigurasi tabel rute, dan gateway jaringan. Ini sangat penting untuk keamanan dan memungkinkan perusahaan mengintegrasikan </text:span><text:span text:style-name="Emphasis"><text:span text:style-name="T1">cloud</text:span></text:span><text:span text:style-name="T1"> dengan jaringan </text:span><text:span text:style-name="Emphasis"><text:span text:style-name="T1">on-premise</text:span></text:span><text:span text:style-name="T1"> mereka secara aman. </text:span></text:p>
                  </text:list-item>
                </text:list>
              </text:list-item>
            </text:list>
            <text:p text:style-name="P1">(Dampak Kombinasi: Kelincahan dan Skalabilitas)</text:p>
            <text:p text:style-name="P23"><text:span text:style-name="T1">Kombinasi dari layanan-layanan inti inilah (dan banyak lagi lainnya) yang memberikan </text:span><text:span text:style-name="Strong_20_Emphasis"><text:span text:style-name="T1">kelincahan, skalabilitas, dan efisiensi biaya</text:span></text:span><text:span text:style-name="T1"> yang belum pernah </text:span><text:soft-page-break/><text:span text:style-name="T1">ada sebelumnya bagi pelanggan AWS. Perusahaan dapat bereksperimen dengan ide baru tanpa investasi awal yang besar, menskalakan layanan yang sukses dengan cepat, dan mengoperasikan infrastruktur global yang andal. Penting untuk diingat, </text:span><text:span text:style-name="Strong_20_Emphasis"><text:span text:style-name="T1">Amazon sendiri adalah pengguna terbesar</text:span></text:span><text:span text:style-name="T1"> dari infrastruktur AWS ini. Seluruh operasi e-commerce globalnya, layanan Prime Video, Alexa, dan hampir semua hal lain yang dilakukan Amazon berjalan di atas fondasi teknologi yang sama dengan yang mereka tawarkan kepada pelanggan eksternal. Ini membuktikan kekuatan dan keandalan platform AWS itu sendiri.</text:span></text:p>
            <text:p text:style-name="P322"/>
            <text:p text:style-name="P1">Silakan berikan perintah "YAX" jika Anda ingin saya melanjutkan ke prompt berikutnya (Prompt untuk Subbab 8.1.2: "AI dan Machine Learning (Rekomendasi, Alexa, Logistik)").</text:p>
          </text:section>
          <text:section text:style-name="Sect1" text:name="feedback-form-61">
            <text:p text:style-name="P171"/>
          </text:section>
        </text:section>
        <text:section text:style-name="Sect1" text:name="4c40e388df05311e">
          <text:p text:style-name="P1"/>
          <text:section text:style-name="Sect1" text:name="user-query-content-62">
            <text:p text:style-name="P318">yax </text:p>
          </text:section>
          <text:p text:style-name="P171">Tampilkan alur berpikir</text:p>
          <text:section text:style-name="Sect2" text:name="model-response-message-contentr_4c40e388df05311e">
            <text:p text:style-name="P1">Baik, saya lanjutkan ke pembahasan tentang peran AI dan Machine Learning di Amazon, dengan memperhatikan konteks waktu saat ini (Rabu, 23 April 2025 pukul 14:06:30 WIB di Indonesia).</text:p>
            <text:p text:style-name="P322"/>
            <text:p text:style-name="P23"><text:span text:style-name="Strong_20_Emphasis"><text:span text:style-name="T1">Prompt yang Dijawab:</text:span></text:span></text:p>
            <text:list xml:id="list6181362659469825725" text:style-name="L100">
              <text:list-item>
                <text:p text:style-name="P257"><text:span text:style-name="Strong_20_Emphasis"><text:span text:style-name="T1">Subbab 8.1.2:</text:span></text:span><text:span text:style-name="T1"> AI dan Machine Learning (Rekomendasi, Alexa, Logistik) </text:span></text:p>
                <text:list>
                  <text:list-item>
                    <text:p text:style-name="P110"><text:span text:style-name="Strong_20_Emphasis"><text:span text:style-name="T1">Prompt:</text:span></text:span><text:span text:style-name="T1"> </text:span></text:p>
                    <text:p text:style-name="P405"><text:span text:style-name="T1">"Bahas secara mendalam bagaimana Amazon menjadi salah satu pelopor dan pengguna terbesar kecerdasan buatan (AI) dan </text:span><text:span text:style-name="Emphasis"><text:span text:style-name="T1">machine learning</text:span></text:span><text:span text:style-name="T1"> (ML) di berbagai operasinya. Ulas kembali kecanggihan mesin rekomendasinya, mungkin dengan detail tambahan tentang evolusi algoritma atau dampaknya. Fokus secara khusus pada:</text:span></text:p>
                    <text:list>
                      <text:list-item>
                        <text:p text:style-name="P431"><text:span text:style-name="Strong_20_Emphasis"><text:span text:style-name="T1">Alexa dan Teknologi Suara:</text:span></text:span><text:span text:style-name="T1"> Jelaskan teknologi kunci di balik Alexa (pengenalan suara, </text:span><text:soft-page-break/><text:span text:style-name="T1">pemrosesan bahasa alami/NLP, sintesis suara) dan bagaimana Amazon membangun ekosistem perangkat Echo serta integrasi Alexa ke produk lain. </text:span></text:p>
                      </text:list-item>
                      <text:list-item>
                        <text:p text:style-name="P431"><text:span text:style-name="Strong_20_Emphasis"><text:span text:style-name="T1">Optimalisasi Logistik:</text:span></text:span><text:span text:style-name="T1"> Uraikan bagaimana AI/ML digunakan secara ekstensif dalam jaringan logistik Amazon, mulai dari peramalan permintaan (</text:span><text:span text:style-name="Emphasis"><text:span text:style-name="T1">demand forecasting</text:span></text:span><text:span text:style-name="T1">), optimalisasi penempatan inventaris di gudang, perencanaan rute pengiriman yang paling efisien, hingga koordinasi robot gudang. </text:span></text:p>
                      </text:list-item>
                      <text:list-item>
                        <text:p text:style-name="P405"><text:span text:style-name="Strong_20_Emphasis"><text:span text:style-name="T1">Aplikasi Lain:</text:span></text:span><text:span text:style-name="T1"> Singgung penggunaan AI/ML dalam deteksi penipuan (</text:span><text:span text:style-name="Emphasis"><text:span text:style-name="T1">fraud detection</text:span></text:span><text:span text:style-name="T1">), moderasi konten, atau bahkan dalam pengembangan produk. Sebutkan juga bagaimana Amazon mengemas keahlian AI/ML-nya menjadi layanan AWS (seperti SageMaker) untuk pelanggan eksternal." </text:span></text:p>
                      </text:list-item>
                    </text:list>
                  </text:list-item>
                </text:list>
              </text:list-item>
            </text:list>
            <text:p text:style-name="P322"/>
            <text:p text:style-name="P23"><text:span text:style-name="Strong_20_Emphasis"><text:span text:style-name="T1">Jawaban Prompt:</text:span></text:span></text:p>
            <text:p text:style-name="P1">(AI dan ML: Meresap di Seluruh Operasi Amazon)</text:p>
            <text:p text:style-name="P23"><text:span text:style-name="T1">Kecerdasan Buatan (AI) dan Pembelajaran Mesin (</text:span><text:span text:style-name="Emphasis"><text:span text:style-name="T1">Machine Learning</text:span></text:span><text:span text:style-name="T1"> - ML) bukan sekadar proyek sampingan di Amazon; teknologi ini telah menjadi urat nadi yang meresap ke hampir setiap aspek operasinya, mulai dari cara mereka merekomendasikan produk kepada Anda di situs web hingga cara paket Anda tiba di depan pintu rumah Anda (termasuk di Indonesia). Amazon adalah salah satu pengguna dan pengembang AI/ML terbesar di dunia, memanfaatkan kemampuannya untuk personalisasi, efisiensi, dan inovasi.</text:span></text:p>
            <text:list xml:id="list3002257993647756677" text:style-name="L101">
              <text:list-item>
                <text:p text:style-name="P111"><text:span text:style-name="Strong_20_Emphasis"><text:span text:style-name="T1">Mesin Rekomendasi yang Semakin Cerdas:</text:span></text:span><text:span text:style-name="T1"> Seperti dibahas sebelumnya (Subbab 3.3), mesin rekomendasi Amazon adalah salah satu aplikasi ML paling awal dan paling sukses. Namun, ia terus berevolusi. Dengan menggunakan teknik ML yang lebih canggih (seperti </text:span><text:span text:style-name="Emphasis"><text:span text:style-name="T1">deep learning</text:span></text:span><text:span text:style-name="T1">), sistem ini kini mampu memahami preferensi pengguna dengan nuansa yang lebih halus, menganalisis tidak hanya riwayat pembelian tetapi juga konteks penjelajahan, ulasan yang dibaca, bahkan mungkin </text:span><text:soft-page-break/><text:span text:style-name="T1">gambar produk yang dilihat, untuk memberikan rekomendasi yang semakin personal dan relevan secara </text:span><text:span text:style-name="Emphasis"><text:span text:style-name="T1">real-time</text:span></text:span><text:span text:style-name="T1">.</text:span></text:p>
              </text:list-item>
              <text:list-item>
                <text:p text:style-name="P111"><text:span text:style-name="Strong_20_Emphasis"><text:span text:style-name="T1">Alexa dan Revolusi Suara:</text:span></text:span><text:span text:style-name="T1"> </text:span><text:span text:style-name="Strong_20_Emphasis"><text:span text:style-name="T1">Alexa</text:span></text:span><text:span text:style-name="T1">, asisten suara Amazon yang ada di perangkat Echo dan berbagai produk pihak ketiga, adalah pertunjukan kekuatan AI/ML yang nyata. Di baliknya bekerja teknologi kompleks untuk:</text:span></text:p>
                <text:list>
                  <text:list-item>
                    <text:p text:style-name="P258"><text:span text:style-name="Strong_20_Emphasis"><text:span text:style-name="T1">Pengenalan Suara (</text:span></text:span><text:span text:style-name="Strong_20_Emphasis"><text:span text:style-name="Emphasis"><text:span text:style-name="T1">Speech Recognition</text:span></text:span></text:span><text:span text:style-name="Strong_20_Emphasis"><text:span text:style-name="T1">):</text:span></text:span><text:span text:style-name="T1"> Mengubah ucapan manusia menjadi teks yang bisa diproses komputer, bahkan dengan berbagai aksen dan kebisingan latar belakang. </text:span></text:p>
                  </text:list-item>
                  <text:list-item>
                    <text:p text:style-name="P258"><text:span text:style-name="Strong_20_Emphasis"><text:span text:style-name="T1">Pemrosesan Bahasa Alami (</text:span></text:span><text:span text:style-name="Strong_20_Emphasis"><text:span text:style-name="Emphasis"><text:span text:style-name="T1">Natural Language Processing</text:span></text:span></text:span><text:span text:style-name="Strong_20_Emphasis"><text:span text:style-name="T1"> - NLP):</text:span></text:span><text:span text:style-name="T1"> Memahami makna dan niat di balik perintah atau pertanyaan pengguna. </text:span></text:p>
                  </text:list-item>
                  <text:list-item>
                    <text:p text:style-name="P258"><text:span text:style-name="Strong_20_Emphasis"><text:span text:style-name="T1">Sintesis Suara (</text:span></text:span><text:span text:style-name="Strong_20_Emphasis"><text:span text:style-name="Emphasis"><text:span text:style-name="T1">Speech Synthesis</text:span></text:span></text:span><text:span text:style-name="Strong_20_Emphasis"><text:span text:style-name="T1">):</text:span></text:span><text:span text:style-name="T1"> Menghasilkan respons suara yang terdengar alami. Amazon terus mengembangkan kemampuan Alexa, menjadikannya lebih percakapan (</text:span><text:span text:style-name="Emphasis"><text:span text:style-name="T1">conversational</text:span></text:span><text:span text:style-name="T1">) dan mampu melakukan tugas yang lebih kompleks, sambil membangun ekosistem 'skill' (aplikasi suara) yang luas. Meskipun adopsi Alexa di Indonesia mungkin belum semasif di negara berbahasa Inggris, teknologinya menunjukkan ambisi Amazon di bidang interaksi suara. </text:span></text:p>
                  </text:list-item>
                </text:list>
              </text:list-item>
              <text:list-item>
                <text:p text:style-name="P111"><text:span text:style-name="Strong_20_Emphasis"><text:span text:style-name="T1">Optimalisasi Logistik Berbasis AI:</text:span></text:span><text:span text:style-name="T1"> Jaringan logistik Amazon yang masif sangat bergantung pada AI/ML untuk efisiensi:</text:span></text:p>
                <text:list>
                  <text:list-item>
                    <text:p text:style-name="P258"><text:span text:style-name="Strong_20_Emphasis"><text:span text:style-name="T1">Peramalan Permintaan (</text:span></text:span><text:span text:style-name="Strong_20_Emphasis"><text:span text:style-name="Emphasis"><text:span text:style-name="T1">Demand Forecasting</text:span></text:span></text:span><text:span text:style-name="Strong_20_Emphasis"><text:span text:style-name="T1">):</text:span></text:span><text:span text:style-name="T1"> Algoritma ML menganalisis data historis dan berbagai faktor lain untuk memprediksi produk apa yang akan diminati, di mana, dan kapan, memungkinkan Amazon menempatkan inventaris secara proaktif lebih dekat ke pelanggan. </text:span></text:p>
                  </text:list-item>
                  <text:list-item>
                    <text:p text:style-name="P258"><text:span text:style-name="Strong_20_Emphasis"><text:span text:style-name="T1">Optimalisasi Gudang:</text:span></text:span><text:span text:style-name="T1"> AI membantu menentukan lokasi penyimpanan barang yang paling efisien di dalam gudang dan mengkoordinasikan pergerakan ribuan robot Kiva untuk alur kerja yang optimal. </text:span></text:p>
                  </text:list-item>
                  <text:list-item>
                    <text:p text:style-name="P258"><text:span text:style-name="Strong_20_Emphasis"><text:span text:style-name="T1">Perencanaan Rute:</text:span></text:span><text:span text:style-name="T1"> AI digunakan untuk menghitung rute pengiriman yang paling efisien bagi armada van pengirimannya, mempertimbangkan lalu lintas, alamat tujuan, dan kapasitas kendaraan, demi pengiriman yang lebih cepat dan hemat biaya. </text:span></text:p>
                  </text:list-item>
                </text:list>
              </text:list-item>
              <text:list-item>
                <text:p text:style-name="P111"><text:span text:style-name="Strong_20_Emphasis"><text:span text:style-name="T1">Aplikasi Lain dan Demokratisasi melalui AWS:</text:span></text:span><text:span text:style-name="T1"> AI/ML juga digunakan </text:span><text:soft-page-break/><text:span text:style-name="T1">di area lain seperti </text:span><text:span text:style-name="Strong_20_Emphasis"><text:span text:style-name="T1">deteksi penipuan transaksi</text:span></text:span><text:span text:style-name="T1"> secara </text:span><text:span text:style-name="Emphasis"><text:span text:style-name="T1">real-time</text:span></text:span><text:span text:style-name="T1">, </text:span><text:span text:style-name="Strong_20_Emphasis"><text:span text:style-name="T1">moderasi konten</text:span></text:span><text:span text:style-name="T1"> (ulasan produk, konten video), dan bahkan dalam proses </text:span><text:span text:style-name="Strong_20_Emphasis"><text:span text:style-name="T1">desain dan pengujian produk</text:span></text:span><text:span text:style-name="T1"> baru. Lebih dari itu, menyadari nilai keahliannya, Amazon 'mengemas' banyak kemampuan AI/ML-nya ke dalam </text:span><text:span text:style-name="Strong_20_Emphasis"><text:span text:style-name="T1">layanan-layanan di AWS</text:span></text:span><text:span text:style-name="T1"> (seperti Amazon SageMaker untuk membangun model ML, atau layanan AI siap pakai seperti Rekognition untuk analisis gambar/video). Ini memungkinkan perusahaan lain, termasuk startup dan bisnis di Indonesia, untuk memanfaatkan kekuatan AI/ML tanpa harus membangun tim riset internal yang mahal, sekali lagi menunjukkan peran AWS dalam mendemokratisasi teknologi canggih.</text:span></text:p>
              </text:list-item>
            </text:list>
            <text:p text:style-name="P1">Penerapan AI/ML yang luas ini menunjukkan bagaimana Amazon menggunakan teknologi tidak hanya untuk menjalankan bisnisnya saat ini, tetapi juga untuk terus mencari cara baru dalam meningkatkan efisiensi dan menciptakan pengalaman pelanggan yang lebih baik.</text:p>
            <text:p text:style-name="P322"/>
            <text:p text:style-name="P1">Silakan berikan perintah "YAX" jika Anda ingin saya melanjutkan ke prompt berikutnya (Prompt untuk Subbab 8.1.3: "Otomatisasi Gudang (Robotika Kiva)").</text:p>
          </text:section>
          <text:section text:style-name="Sect1" text:name="feedback-form-62">
            <text:p text:style-name="P171"/>
          </text:section>
        </text:section>
        <text:section text:style-name="Sect1" text:name="7f3ed1e48d901ffd">
          <text:p text:style-name="P1"/>
          <text:section text:style-name="Sect1" text:name="user-query-content-63">
            <text:p text:style-name="P318">yax </text:p>
          </text:section>
          <text:p text:style-name="P171">Tampilkan alur berpikir</text:p>
          <text:section text:style-name="Sect2" text:name="model-response-message-contentr_7f3ed1e48d901ffd">
            <text:p text:style-name="P1">Baik, saya lanjutkan ke pembahasan teknologi otomatisasi gudang Amazon, dengan memperhatikan konteks waktu saat ini (Rabu, 23 April 2025 pukul 14:07:02 WIB di Indonesia).</text:p>
            <text:p text:style-name="P322"/>
            <text:p text:style-name="P23"><text:span text:style-name="Strong_20_Emphasis"><text:span text:style-name="T1">Prompt yang Dijawab:</text:span></text:span></text:p>
            <text:list xml:id="list1460043131554893878" text:style-name="L102">
              <text:list-item>
                <text:p text:style-name="P259"><text:span text:style-name="Strong_20_Emphasis"><text:span text:style-name="T1">Subbab 8.1.3:</text:span></text:span><text:span text:style-name="T1"> Otomatisasi Gudang (Robotika Kiva) </text:span></text:p>
                <text:list>
                  <text:list-item>
                    <text:p text:style-name="P112"><text:span text:style-name="Strong_20_Emphasis"><text:span text:style-name="T1">Prompt:</text:span></text:span><text:span text:style-name="T1"> </text:span></text:p>
                    <text:p text:style-name="P406"><text:span text:style-name="T1">"Fokus secara spesifik pada teknologi di balik otomatisasi gudang Amazon, terutama yang berasal dari akuisisi Kiva Systems (sekarang Amazon Robotics). Jelaskan secara detail bagaimana sistem robot Kiva bekerja: robot otonom (AMR) yang mengangkat dan </text:span><text:soft-page-break/><text:span text:style-name="T1">memindahkan rak barang (pods) ke stasiun kerja manusia (</text:span><text:span text:style-name="Emphasis"><text:span text:style-name="T1">goods-to-person</text:span></text:span><text:span text:style-name="T1">). Analisis dampak teknisnya: peningkatan drastis dalam kepadatan penyimpanan inventaris, percepatan proses pengambilan barang (</text:span><text:span text:style-name="Emphasis"><text:span text:style-name="T1">picking</text:span></text:span><text:span text:style-name="T1">), dan pengurangan jarak tempuh pekerja manusia di dalam gudang. Diskusikan juga evolusi robotika Amazon pasca-Kiva: pengembangan atau penggunaan jenis robot lain seperti lengan robotik (misalnya Robin, Sparrow untuk tugas-tugas tertentu) atau mungkin generasi baru AMR dengan kemampuan lebih canggih. Tekankan peran R&amp;D berkelanjutan Amazon dalam robotika logistik."</text:span></text:p>
                  </text:list-item>
                </text:list>
              </text:list-item>
            </text:list>
            <text:p text:style-name="P322"/>
            <text:p text:style-name="P23"><text:span text:style-name="Strong_20_Emphasis"><text:span text:style-name="T1">Jawaban Prompt:</text:span></text:span></text:p>
            <text:p text:style-name="P1">(Teknologi Kiva: Merevolusi Alur Kerja Gudang)</text:p>
            <text:p text:style-name="P23"><text:span text:style-name="T1">Di balik kecepatan pengiriman Amazon yang seringkali mengagumkan (termasuk untuk pesanan internasional yang mungkin diterima pelanggan di Indonesia), terdapat orkestrasi teknologi canggih di pusat-pusat pemenuhannya. Teknologi yang paling transformasional dalam hal ini adalah sistem robotik yang diperoleh melalui akuisisi </text:span><text:span text:style-name="Strong_20_Emphasis"><text:span text:style-name="T1">Kiva Systems</text:span></text:span><text:span text:style-name="T1"> pada 2012 (kini </text:span><text:span text:style-name="Strong_20_Emphasis"><text:span text:style-name="T1">Amazon Robotics</text:span></text:span><text:span text:style-name="T1">). Teknologi Kiva mengubah paradigma fundamental alur kerja gudang dari model </text:span><text:span text:style-name="Emphasis"><text:span text:style-name="T1">person-to-goods</text:span></text:span><text:span text:style-name="T1"> (orang berjalan mencari barang) menjadi </text:span><text:span text:style-name="Strong_20_Emphasis"><text:span text:style-name="Emphasis"><text:span text:style-name="T1">goods-to-person</text:span></text:span></text:span><text:span text:style-name="T1"> (barang datang ke orang).</text:span></text:p>
            <text:p text:style-name="P23"><text:span text:style-name="T1">Bagaimana cara kerjanya? Di gudang yang dilengkapi Kiva, barang disimpan dalam rak-rak bergerak yang disebut </text:span><text:span text:style-name="Emphasis"><text:span text:style-name="T1">pods</text:span></text:span><text:span text:style-name="T1">. Ketika sebuah pesanan masuk untuk item tertentu, sistem manajemen gudang (WMS) akan memerintahkan </text:span><text:span text:style-name="Strong_20_Emphasis"><text:span text:style-name="T1">robot Kiva</text:span></text:span><text:span text:style-name="T1"> terdekat—sebuah unit Autonomous Mobile Robot (AMR) berbentuk datar dan rendah berwarna oranye—untuk meluncur ke bawah </text:span><text:span text:style-name="Emphasis"><text:span text:style-name="T1">pod</text:span></text:span><text:span text:style-name="T1"> yang berisi item tersebut. Robot kemudian mengangkat </text:span><text:span text:style-name="Emphasis"><text:span text:style-name="T1">pod</text:span></text:span><text:span text:style-name="T1"> itu beberapa sentimeter dari lantai dan secara otonom membawanya melalui jalur yang sudah ditentukan menuju stasiun kerja tempat seorang karyawan manusia menunggu. Karyawan tersebut mengambil item yang diperlukan (dibantu sistem pemindai cahaya yang menunjuk lokasi barang di rak), lalu robot membawa </text:span><text:span text:style-name="Emphasis"><text:span text:style-name="T1">pod</text:span></text:span><text:span text:style-name="T1"> kembali ke lokasi penyimpanan (yang mungkin berbeda dari sebelumnya, dioptimalkan oleh sistem).</text:span></text:p>
            <text:p text:style-name="P1"><text:soft-page-break/>(Dampak Teknis yang Signifikan)</text:p>
            <text:p text:style-name="P1">Implementasi sistem Kiva ini menghasilkan dampak teknis yang luar biasa:</text:p>
            <text:list xml:id="list8540014991348558156" text:style-name="L103">
              <text:list-item>
                <text:p text:style-name="P260"><text:span text:style-name="Strong_20_Emphasis"><text:span text:style-name="T1">Peningkatan Kepadatan Penyimpanan:</text:span></text:span><text:span text:style-name="T1"> Karena tidak memerlukan lorong lebar untuk manusia berjalan di antara semua rak, </text:span><text:span text:style-name="Emphasis"><text:span text:style-name="T1">pods</text:span></text:span><text:span text:style-name="T1"> dapat disimpan jauh lebih rapat. Amazon mengklaim ini dapat meningkatkan kapasitas penyimpanan gudang hingga 50% atau lebih. </text:span></text:p>
              </text:list-item>
              <text:list-item>
                <text:p text:style-name="P260"><text:span text:style-name="Strong_20_Emphasis"><text:span text:style-name="T1">Percepatan Proses Pengambilan (</text:span></text:span><text:span text:style-name="Strong_20_Emphasis"><text:span text:style-name="Emphasis"><text:span text:style-name="T1">Picking</text:span></text:span></text:span><text:span text:style-name="Strong_20_Emphasis"><text:span text:style-name="T1">):</text:span></text:span><text:span text:style-name="T1"> Waktu yang terbuang karena pekerja harus berjalan berkilo-kilometer setiap hari di dalam gudang untuk mencari barang dieliminasi secara drastis. Ini secara signifikan meningkatkan kecepatan pemrosesan pesanan per jam per pekerja. </text:span></text:p>
              </text:list-item>
              <text:list-item>
                <text:p text:style-name="P113"><text:span text:style-name="Strong_20_Emphasis"><text:span text:style-name="T1">Fleksibilitas Tata Letak:</text:span></text:span><text:span text:style-name="T1"> Sistem ini memungkinkan tata letak gudang yang lebih fleksibel dan mudah diubah sesuai kebutuhan. </text:span></text:p>
              </text:list-item>
            </text:list>
            <text:p text:style-name="P1">(Evolusi Robotika Pasca-Kiva)</text:p>
            <text:p text:style-name="P1">Amazon tidak berhenti pada Kiva. Melalui Amazon Robotics dan tim R&amp;D internalnya, mereka terus berinvestasi besar dalam mengembangkan dan menerapkan teknologi robotika yang lebih canggih:</text:p>
            <text:list xml:id="list5450087688515890434" text:style-name="L104">
              <text:list-item>
                <text:p text:style-name="P261"><text:span text:style-name="Strong_20_Emphasis"><text:span text:style-name="T1">Lengan Robotik:</text:span></text:span><text:span text:style-name="T1"> Robot seperti </text:span><text:span text:style-name="Strong_20_Emphasis"><text:span text:style-name="T1">Robin</text:span></text:span><text:span text:style-name="T1"> dan </text:span><text:span text:style-name="Strong_20_Emphasis"><text:span text:style-name="T1">Sparrow</text:span></text:span><text:span text:style-name="T1"> (nama-nama internal yang kadang diungkap) dirancang untuk tugas-tugas yang membutuhkan manipulasi lebih halus, seperti mengambil item individual dari </text:span><text:span text:style-name="Emphasis"><text:span text:style-name="T1">tote</text:span></text:span><text:span text:style-name="T1"> atau </text:span><text:span text:style-name="Emphasis"><text:span text:style-name="T1">bin</text:span></text:span><text:span text:style-name="T1">, memilah paket, atau memindahkan tumpukan kotak. Tujuannya adalah mengotomatisasi tugas-tugas yang lebih repetitif atau berisiko cedera bagi manusia. Robot </text:span><text:span text:style-name="Strong_20_Emphasis"><text:span text:style-name="T1">Cardinal</text:span></text:span><text:span text:style-name="T1"> dirancang untuk mengangkat dan memindahkan paket yang lebih berat. </text:span></text:p>
              </text:list-item>
              <text:list-item>
                <text:p text:style-name="P114"><text:span text:style-name="Strong_20_Emphasis"><text:span text:style-name="T1">Generasi Baru AMR:</text:span></text:span><text:span text:style-name="T1"> Amazon terus mengembangkan AMR yang lebih cerdas dan mungkin lebih kolaboratif dengan manusia, serta robot yang dapat beroperasi di berbagai bagian lain dari proses logistik. </text:span></text:p>
              </text:list-item>
            </text:list>
            <text:p text:style-name="P1">Investasi berkelanjutan dalam riset dan pengembangan (R&amp;D) robotika ini menunjukkan komitmen Amazon untuk terus mendorong batas efisiensi operasional. Otomatisasi gudang bukan lagi sekadar keunggulan kompetitif; ia telah menjadi bagian integral dan tak terpisahkan dari cara kerja mesin logistik global Amazon.</text:p>
            <text:p text:style-name="P322"/>
            <text:p text:style-name="P1">Silakan berikan perintah "YAX" jika Anda ingin saya melanjutkan ke prompt <text:soft-page-break/>berikutnya (Prompt untuk Subbab 8.1.4: "Arsitektur Layanan Mikro (Internal)").</text:p>
          </text:section>
          <text:section text:style-name="Sect1" text:name="feedback-form-63">
            <text:p text:style-name="P171"/>
          </text:section>
        </text:section>
        <text:section text:style-name="Sect1" text:name="395bce840a8f886a">
          <text:p text:style-name="P1"/>
          <text:section text:style-name="Sect1" text:name="user-query-content-64">
            <text:p text:style-name="P318">yax </text:p>
          </text:section>
          <text:p text:style-name="P171">Tampilkan alur berpikir</text:p>
          <text:section text:style-name="Sect2" text:name="model-response-message-contentr_395bce840a8f886a">
            <text:p text:style-name="P171"/>
          </text:section>
          <text:section text:style-name="Sect1" text:name="feedback-form-64">
            <text:p text:style-name="P171"/>
          </text:section>
        </text:section>
        <text:section text:style-name="Sect1" text:name="b8c41dc1b290c8a8">
          <text:p text:style-name="P1"/>
          <text:section text:style-name="Sect1" text:name="user-query-content-65">
            <text:p text:style-name="P318">present it </text:p>
          </text:section>
          <text:p text:style-name="P171">Tampilkan alur berpikir</text:p>
          <text:section text:style-name="Sect2" text:name="model-response-message-contentr_b8c41dc1b290c8a8">
            <text:p text:style-name="P1">Baik, saya sajikan jawaban untuk prompt subbab 8.1.4, yang membahas arsitektur internal Amazon, dengan memperhatikan konteks waktu saat ini (Rabu, 23 April 2025 pukul 14:08:43 WIB di Indonesia).</text:p>
            <text:p text:style-name="P322"/>
            <text:p text:style-name="P23"><text:span text:style-name="Strong_20_Emphasis"><text:span text:style-name="T1">Prompt yang Dijawab:</text:span></text:span></text:p>
            <text:list xml:id="list3352320253581128066" text:style-name="L105">
              <text:list-item>
                <text:p text:style-name="P262"><text:span text:style-name="Strong_20_Emphasis"><text:span text:style-name="T1">Subbab 8.1.4:</text:span></text:span><text:span text:style-name="T1"> Arsitektur Layanan Mikro (Internal) </text:span></text:p>
                <text:list>
                  <text:list-item>
                    <text:p text:style-name="P115"><text:span text:style-name="Strong_20_Emphasis"><text:span text:style-name="T1">Prompt:</text:span></text:span><text:span text:style-name="T1"> </text:span></text:p>
                    <text:p text:style-name="P407"><text:span text:style-name="T1">"Jelaskan konsep arsitektur </text:span><text:span text:style-name="Emphasis"><text:span text:style-name="T1">microservices</text:span></text:span><text:span text:style-name="T1"> (layanan mikro) dan mengapa Amazon menjadi salah satu pionir awal dalam mengadopsi pendekatan ini secara masif untuk membangun dan mengelola platform e-commerce Amazon.com yang sangat kompleks. Kontraskan arsitektur </text:span><text:span text:style-name="Emphasis"><text:span text:style-name="T1">microservices</text:span></text:span><text:span text:style-name="T1"> (di mana aplikasi dipecah menjadi banyak layanan kecil yang independen dan berkomunikasi melalui API) dengan arsitektur monolitik tradisional. Uraikan manfaat utama yang diperoleh Amazon dari adopsi </text:span><text:span text:style-name="Emphasis"><text:span text:style-name="T1">microservices</text:span></text:span><text:span text:style-name="T1">: kemampuan untuk menskalakan komponen secara independen, peningkatan ketahanan (</text:span><text:span text:style-name="Emphasis"><text:span text:style-name="T1">resilience</text:span></text:span><text:span text:style-name="T1">) karena kegagalan satu layanan tidak meruntuhkan seluruh sistem, memungkinkan tim-tim kecil (</text:span><text:span text:style-name="Emphasis"><text:span text:style-name="T1">two-pizza teams</text:span></text:span><text:span text:style-name="T1">) untuk mengembangkan dan menerapkan (</text:span><text:span text:style-name="Emphasis"><text:span text:style-name="T1">deploy</text:span></text:span><text:span text:style-name="T1">) layanan mereka secara mandiri dan cepat, serta memfasilitasi evolusi platform yang berkelanjutan. </text:span><text:soft-page-break/><text:span text:style-name="T1">Tekankan bagaimana pilihan arsitektur internal ini sangat krusial bagi kemampuan Amazon untuk berinovasi dan berkembang dengan kecepatan tinggi."</text:span></text:p>
                  </text:list-item>
                </text:list>
              </text:list-item>
            </text:list>
            <text:p text:style-name="P322"/>
            <text:p text:style-name="P23"><text:span text:style-name="Strong_20_Emphasis"><text:span text:style-name="T1">Jawaban Prompt:</text:span></text:span></text:p>
            <text:p text:style-name="P1">(Di Balik Layar Amazon.com: Memecah Monolit)</text:p>
            <text:p text:style-name="P23"><text:span text:style-name="T1">Kecepatan inovasi dan kemampuan Amazon.com untuk menangani skala masif (melayani jutaan pelanggan secara bersamaan di seluruh dunia, termasuk Indonesia) tidak hanya dimungkinkan oleh infrastruktur fisik dan algoritma cerdas, tetapi juga oleh pilihan </text:span><text:span text:style-name="Strong_20_Emphasis"><text:span text:style-name="T1">arsitektur perangkat lunak internal</text:span></text:span><text:span text:style-name="T1"> yang diadopsi sejak awal tahun 2000-an. Amazon adalah salah satu pionir awal yang beralih dari </text:span><text:span text:style-name="Strong_20_Emphasis"><text:span text:style-name="T1">arsitektur monolitik</text:span></text:span><text:span text:style-name="T1"> tradisional menuju </text:span><text:span text:style-name="Strong_20_Emphasis"><text:span text:style-name="T1">arsitektur layanan mikro (</text:span></text:span><text:span text:style-name="Strong_20_Emphasis"><text:span text:style-name="Emphasis"><text:span text:style-name="T1">microservices</text:span></text:span></text:span><text:span text:style-name="Strong_20_Emphasis"><text:span text:style-name="T1">)</text:span></text:span><text:span text:style-name="T1">.</text:span></text:p>
            <text:p text:style-name="P23"><text:span text:style-name="T1">Apa bedanya? Bayangkan sebuah aplikasi </text:span><text:span text:style-name="Strong_20_Emphasis"><text:span text:style-name="T1">monolitik</text:span></text:span><text:span text:style-name="T1"> seperti satu bangunan besar yang saling terkait erat; jika Anda ingin mengubah satu bagian kecil (misalnya, sistem pembayaran), Anda mungkin harus merenovasi atau bahkan membangun ulang sebagian besar bangunan itu, dan jika satu bagian runtuh (mengalami </text:span><text:span text:style-name="Emphasis"><text:span text:style-name="T1">bug</text:span></text:span><text:span text:style-name="T1">), seluruh bangunan bisa ikut terpengaruh. Sebaliknya, </text:span><text:span text:style-name="Strong_20_Emphasis"><text:span text:style-name="T1">arsitektur </text:span></text:span><text:span text:style-name="Strong_20_Emphasis"><text:span text:style-name="Emphasis"><text:span text:style-name="T1">microservices</text:span></text:span></text:span><text:span text:style-name="T1"> seperti membangun kota yang terdiri dari banyak bangunan kecil yang independen (setiap 'bangunan' adalah satu layanan spesifik, misalnya: layanan keranjang belanja, layanan rekomendasi, layanan pembayaran, layanan inventaris). Setiap layanan ini memiliki fungsi yang jelas, dikelola oleh tim tersendiri, dan berkomunikasi satu sama lain melalui 'jalan' standar yang disebut </text:span><text:span text:style-name="Strong_20_Emphasis"><text:span text:style-name="T1">API (Application Programming Interface)</text:span></text:span><text:span text:style-name="T1">.</text:span></text:p>
            <text:p text:style-name="P1">(Manfaat Krusial Microservices bagi Amazon)</text:p>
            <text:p text:style-name="P1">Mengapa Amazon memilih pendekatan yang (pada awalnya) lebih kompleks ini? Karena manfaatnya sangat krusial untuk skala dan kecepatan mereka:</text:p>
            <text:list xml:id="list4844173305636557022" text:style-name="L106">
              <text:list-item>
                <text:p text:style-name="P263"><text:span text:style-name="Strong_20_Emphasis"><text:span text:style-name="T1">Skalabilitas Independen:</text:span></text:span><text:span text:style-name="T1"> Jika layanan rekomendasi produk tiba-tiba membutuhkan lebih banyak sumber daya komputasi karena lonjakan trafik, Amazon bisa menambah kapasitas </text:span><text:span text:style-name="Emphasis"><text:span text:style-name="T1">hanya</text:span></text:span><text:span text:style-name="T1"> untuk layanan tersebut, tanpa perlu menskalakan seluruh platform Amazon.com. Ini jauh lebih efisien. </text:span></text:p>
              </text:list-item>
              <text:list-item>
                <text:p text:style-name="P263"><text:span text:style-name="Strong_20_Emphasis"><text:span text:style-name="T1">Peningkatan Ketahanan (</text:span></text:span><text:span text:style-name="Strong_20_Emphasis"><text:span text:style-name="Emphasis"><text:span text:style-name="T1">Resilience</text:span></text:span></text:span><text:span text:style-name="Strong_20_Emphasis"><text:span text:style-name="T1">):</text:span></text:span><text:span text:style-name="T1"> Jika satu layanan mikro mengalami masalah atau </text:span><text:span text:style-name="Emphasis"><text:span text:style-name="T1">bug</text:span></text:span><text:span text:style-name="T1"> (misalnya, layanan ulasan pelanggan </text:span><text:soft-page-break/><text:span text:style-name="T1">sedang </text:span><text:span text:style-name="Emphasis"><text:span text:style-name="T1">down</text:span></text:span><text:span text:style-name="T1">), idealnya hal itu tidak akan meruntuhkan fungsi inti lain seperti kemampuan mencari produk atau melakukan </text:span><text:span text:style-name="Emphasis"><text:span text:style-name="T1">checkout</text:span></text:span><text:span text:style-name="T1">. Aplikasi secara keseluruhan menjadi lebih tahan terhadap kegagalan parsial. </text:span></text:p>
              </text:list-item>
              <text:list-item>
                <text:p text:style-name="P263"><text:span text:style-name="Strong_20_Emphasis"><text:span text:style-name="T1">Penerapan (</text:span></text:span><text:span text:style-name="Strong_20_Emphasis"><text:span text:style-name="Emphasis"><text:span text:style-name="T1">Deployment</text:span></text:span></text:span><text:span text:style-name="Strong_20_Emphasis"><text:span text:style-name="T1">) Mandiri dan Cepat:</text:span></text:span><text:span text:style-name="T1"> Setiap tim yang bertanggung jawab atas satu layanan mikro dapat mengembangkan, menguji, dan menerapkan pembaruan untuk layanan mereka secara independen, tanpa harus berkoordinasi secara ekstensif dengan ratusan tim lain. Ini secara drastis </text:span><text:span text:style-name="Strong_20_Emphasis"><text:span text:style-name="T1">mempercepat siklus pengembangan</text:span></text:span><text:span text:style-name="T1"> dan memungkinkan Amazon meluncurkan fitur baru dengan sangat cepat. Pendekatan ini sangat cocok dengan struktur organisasi </text:span><text:span text:style-name="Strong_20_Emphasis"><text:span text:style-name="T1">"tim dua pizza" (</text:span></text:span><text:span text:style-name="Strong_20_Emphasis"><text:span text:style-name="Emphasis"><text:span text:style-name="T1">two-pizza teams</text:span></text:span></text:span><text:span text:style-name="Strong_20_Emphasis"><text:span text:style-name="T1">)</text:span></text:span><text:span text:style-name="T1"> Amazon, di mana tim kecil memiliki kepemilikan penuh atas layanan mereka. </text:span></text:p>
              </text:list-item>
              <text:list-item>
                <text:p text:style-name="P263"><text:span text:style-name="Strong_20_Emphasis"><text:span text:style-name="T1">Fleksibilitas Teknologi:</text:span></text:span><text:span text:style-name="T1"> Setiap layanan mikro bahkan bisa dibangun menggunakan bahasa pemrograman atau teknologi database yang berbeda, sesuai dengan kebutuhan spesifiknya, memberikan fleksibilitas yang lebih besar bagi tim pengembang. </text:span></text:p>
              </text:list-item>
              <text:list-item>
                <text:p text:style-name="P116"><text:span text:style-name="Strong_20_Emphasis"><text:span text:style-name="T1">Memfasilitasi Evolusi Berkelanjutan:</text:span></text:span><text:span text:style-name="T1"> Memecah platform menjadi layanan-layanan kecil memudahkan Amazon untuk terus memodifikasi, mengganti, atau menambahkan fungsionalitas baru tanpa harus 'membongkar' keseluruhan sistem setiap saat. </text:span></text:p>
              </text:list-item>
            </text:list>
            <text:p text:style-name="P1">(Kunci Kecepatan Inovasi)</text:p>
            <text:p text:style-name="P23"><text:span text:style-name="T1">Keputusan arsitektural untuk mengadopsi </text:span><text:span text:style-name="Emphasis"><text:span text:style-name="T1">microservices</text:span></text:span><text:span text:style-name="T1"> secara internal ini, meskipun menantang untuk diimplementasikan pada awalnya, terbukti menjadi </text:span><text:span text:style-name="Strong_20_Emphasis"><text:span text:style-name="T1">faktor kunci</text:span></text:span><text:span text:style-name="T1"> yang memungkinkan platform Amazon.com untuk berkembang secepat dan sebesar sekarang. Tanpa fleksibilitas, ketahanan, dan kecepatan penerapan yang dimungkinkan oleh arsitektur ini, sulit membayangkan bagaimana Amazon bisa terus berinovasi dan mempertahankan keunggulannya di pasar e-commerce global yang sangat dinamis. Ini adalah contoh bagaimana pilihan teknologi internal yang 'tidak terlihat' oleh pelanggan dapat memiliki dampak fundamental pada kemampuan perusahaan untuk melayani pelanggannya dengan lebih baik dan lebih cepat.</text:span></text:p>
            <text:p text:style-name="P322"/>
            <text:p text:style-name="P1">Ini adalah akhir dari subbab 8.1 (Teknologi Kunci Sukses). Silakan berikan perintah "YAX" jika Anda ingin saya melanjutkan ke prompt berikutnya (Prompt untuk Subbab 8.2.1: "Fire Phone: Pelajaran Mahal di Pasar Smartphone" - kita akan mulai membahas kegagalan).</text:p>
          </text:section>
          <text:section text:style-name="Sect1" text:name="feedback-form-65">
            <text:p text:style-name="P171"><text:soft-page-break/></text:p>
          </text:section>
        </text:section>
        <text:section text:style-name="Sect1" text:name="c70e805668ff7d89">
          <text:p text:style-name="P1"/>
          <text:section text:style-name="Sect1" text:name="user-query-content-66">
            <text:p text:style-name="P318">yax </text:p>
          </text:section>
          <text:p text:style-name="P171">Tampilkan alur berpikir</text:p>
          <text:section text:style-name="Sect2" text:name="model-response-message-contentr_c70e805668ff7d89">
            <text:p text:style-name="P1">Baik, kita beralih ke sisi lain dari inovasi Amazon: kegagalan. Kita mulai dengan kasus yang paling terkenal, dengan memperhatikan konteks waktu saat ini (Rabu, 23 April 2025 pukul 14:09:17 WIB di Indonesia).</text:p>
            <text:p text:style-name="P322"/>
            <text:p text:style-name="P23"><text:span text:style-name="Strong_20_Emphasis"><text:span text:style-name="T1">Prompt yang Dijawab:</text:span></text:span></text:p>
            <text:list xml:id="list453300855614239182" text:style-name="L107">
              <text:list-item>
                <text:p text:style-name="P264"><text:span text:style-name="Strong_20_Emphasis"><text:span text:style-name="T1">Subbab 8.2.1:</text:span></text:span><text:span text:style-name="T1"> Fire Phone: Pelajaran Mahal di Pasar Smartphone </text:span></text:p>
                <text:list>
                  <text:list-item>
                    <text:p text:style-name="P117"><text:span text:style-name="Strong_20_Emphasis"><text:span text:style-name="T1">Prompt:</text:span></text:span><text:span text:style-name="T1"> </text:span></text:p>
                    <text:p text:style-name="P408"><text:span text:style-name="T1">"Lakukan analisis mendalam terhadap kegagalan spektakuler Amazon Fire Phone yang diluncurkan pada tahun 2014. Deskripsikan fitur-fitur unik yang diunggulkannya, seperti </text:span><text:span text:style-name="Emphasis"><text:span text:style-name="T1">Dynamic Perspective</text:span></text:span><text:span text:style-name="T1"> (efek 3D berbasis pelacakan kepala) dan </text:span><text:span text:style-name="Emphasis"><text:span text:style-name="T1">Firefly</text:span></text:span><text:span text:style-name="T1"> (teknologi pengenalan objek/media). Analisis faktor-faktor utama yang menyebabkan kegagalannya: harga yang dianggap terlalu mahal tanpa nilai pembeda yang kuat, keterikatan eksklusif dengan operator AT&amp;T di AS, ulasan yang umumnya negatif, ekosistem aplikasi yang jauh tertinggal dibandingkan iOS dan Android, dan kemungkinan kesalahan asumsi strategis tentang apa yang diinginkan konsumen dari sebuah smartphone. Jelaskan bagaimana kegagalan ini mengakibatkan kerugian finansial yang signifikan bagi Amazon (write-down $170 juta) dan menjadi pelajaran berharga tentang kesulitan memasuki pasar perangkat keras yang sudah matang dan didominasi pemain kuat."</text:span></text:p>
                  </text:list-item>
                </text:list>
              </text:list-item>
            </text:list>
            <text:p text:style-name="P322"/>
            <text:p text:style-name="P23"><text:span text:style-name="Strong_20_Emphasis"><text:span text:style-name="T1">Jawaban Prompt:</text:span></text:span></text:p>
            <text:p text:style-name="P1">(Pertaruhan Besar di Pasar Smartphone)</text:p>
            <text:p text:style-name="P23"><text:span text:style-name="T1">Setelah meraih sukses dengan perangkat keras seperti Kindle e-reader dan </text:span><text:soft-page-break/><text:span text:style-name="T1">tablet Fire, Amazon pada tahun 2014 memutuskan untuk melakukan pertaruhan yang jauh lebih besar: memasuki pasar smartphone yang sangat kompetitif dan didominasi oleh Apple (iOS) dan Google (Android) beserta para mitranya seperti Samsung (pemain yang juga sangat kuat di pasar Indonesia). Hasilnya adalah </text:span><text:span text:style-name="Strong_20_Emphasis"><text:span text:style-name="T1">Amazon Fire Phone</text:span></text:span><text:span text:style-name="T1">, sebuah produk yang diluncurkan dengan gembar-gembor namun dengan cepat menjadi salah satu kegagalan produk paling spektakuler dan mahal dalam sejarah Amazon.</text:span></text:p>
            <text:p text:style-name="P1">(Fitur Unik yang Gagal Memikat)</text:p>
            <text:p text:style-name="P1">Fire Phone bukannya tanpa inovasi. Amazon mencoba membedakannya dengan beberapa fitur unik:</text:p>
            <text:list xml:id="list6887103206902993925" text:style-name="L108">
              <text:list-item>
                <text:p text:style-name="P265"><text:span text:style-name="Strong_20_Emphasis"><text:span text:style-name="Emphasis"><text:span text:style-name="T1">Dynamic Perspective</text:span></text:span></text:span><text:span text:style-name="Strong_20_Emphasis"><text:span text:style-name="T1">:</text:span></text:span><text:span text:style-name="T1"> Menggunakan empat kamera inframerah di sudut depan ponsel untuk melacak posisi kepala pengguna, fitur ini menciptakan efek paralaks atau '3D semu' pada layar kunci, ikon aplikasi, dan beberapa aplikasi yang didukung. Tujuannya adalah menciptakan antarmuka yang lebih imersif. </text:span></text:p>
              </text:list-item>
              <text:list-item>
                <text:p text:style-name="P118"><text:span text:style-name="Strong_20_Emphasis"><text:span text:style-name="Emphasis"><text:span text:style-name="T1">Firefly</text:span></text:span></text:span><text:span text:style-name="Strong_20_Emphasis"><text:span text:style-name="T1">:</text:span></text:span><text:span text:style-name="T1"> Sebuah teknologi pengenalan visual dan audio yang mengesankan. Dengan menekan tombol khusus, Firefly dapat mengidentifikasi jutaan objek fisik (buku, DVD, produk rumah tangga), lagu, acara TV, atau film, dan kemudian langsung menyediakan tautan untuk membelinya di Amazon atau mendapatkan informasi lebih lanjut. Ini adalah upaya terang-terangan untuk menjadikan ponsel sebagai alat belanja Amazon yang lebih canggih. </text:span></text:p>
              </text:list-item>
            </text:list>
            <text:p text:style-name="P1">(Mengapa Fire Phone Gagal Total?)</text:p>
            <text:p text:style-name="P1">Meskipun memiliki teknologi menarik, Fire Phone gagal total di pasaran karena kombinasi beberapa faktor krusial:</text:p>
            <text:list xml:id="list3373997454582920656" text:style-name="L109">
              <text:list-item>
                <text:p text:style-name="P266"><text:span text:style-name="Strong_20_Emphasis"><text:span text:style-name="T1">Harga Terlalu Mahal:</text:span></text:span><text:span text:style-name="T1"> Diluncurkan dengan harga setara iPhone atau ponsel Android premium lainnya, Fire Phone tidak menawarkan nilai yang cukup bagi konsumen untuk membenarkan harganya. Fitur uniknya (Dynamic Perspective, Firefly) dianggap lebih sebagai </text:span><text:span text:style-name="Emphasis"><text:span text:style-name="T1">gimmick</text:span></text:span><text:span text:style-name="T1"> daripada fungsi esensial yang mengubah pengalaman pengguna secara fundamental. </text:span></text:p>
              </text:list-item>
              <text:list-item>
                <text:p text:style-name="P266"><text:span text:style-name="Strong_20_Emphasis"><text:span text:style-name="T1">Eksklusivitas Operator:</text:span></text:span><text:span text:style-name="T1"> Di pasar AS yang penting, Fire Phone awalnya hanya tersedia secara eksklusif melalui operator AT&amp;T, sangat membatasi jangkauan pasarnya. </text:span></text:p>
              </text:list-item>
              <text:list-item>
                <text:p text:style-name="P266"><text:span text:style-name="Strong_20_Emphasis"><text:span text:style-name="T1">Ekosistem Aplikasi yang Lemah:</text:span></text:span><text:span text:style-name="T1"> Fire Phone berjalan pada Fire OS, </text:span><text:soft-page-break/><text:span text:style-name="T1">versi modifikasi Android milik Amazon, namun tidak memiliki akses penuh ke Google Play Store dan jutaan aplikasinya. Amazon Appstore, meskipun berkembang, tidak bisa menandingi kelengkapan ekosistem iOS atau Android, sebuah kekurangan fatal bagi pengguna smartphone modern. </text:span></text:p>
              </text:list-item>
              <text:list-item>
                <text:p text:style-name="P266"><text:span text:style-name="Strong_20_Emphasis"><text:span text:style-name="T1">Kesalahan Asumsi Strategis:</text:span></text:span><text:span text:style-name="T1"> Amazon tampaknya terlalu fokus pada bagaimana ponsel bisa menjadi alat belanja yang lebih baik (</text:span><text:span text:style-name="Emphasis"><text:span text:style-name="T1">Firefly</text:span></text:span><text:span text:style-name="T1">), daripada memahami apa yang benar-benar diinginkan konsumen dari sebuah smartphone (ekosistem aplikasi yang kaya, kamera hebat, desain menarik, kemudahan penggunaan). Mereka mencoba mendikte pasar alih-alih mendengarkannya. </text:span></text:p>
              </text:list-item>
              <text:list-item>
                <text:p text:style-name="P119"><text:span text:style-name="Strong_20_Emphasis"><text:span text:style-name="T1">Ulasan Negatif:</text:span></text:span><text:span text:style-name="T1"> Sebagian besar ulasan dari media teknologi bersifat negatif atau suam-suam kuku, mengkritik harga, fitur </text:span><text:span text:style-name="Emphasis"><text:span text:style-name="T1">gimmick</text:span></text:span><text:span text:style-name="T1">, dan keterbatasan ekosistem. </text:span></text:p>
              </text:list-item>
            </text:list>
            <text:p text:style-name="P1">(Pelajaran Mahal)</text:p>
            <text:p text:style-name="P23"><text:span text:style-name="T1">Kegagalan Fire Phone berdampak finansial langsung: Amazon harus melakukan </text:span><text:span text:style-name="Strong_20_Emphasis"><text:span text:style-name="Emphasis"><text:span text:style-name="T1">write-down</text:span></text:span></text:span><text:span text:style-name="Strong_20_Emphasis"><text:span text:style-name="T1"> (penurunan nilai aset) sebesar $170 juta</text:span></text:span><text:span text:style-name="T1"> terkait inventaris yang tidak terjual pada akhir 2014. Lebih dari itu, ini menjadi </text:span><text:span text:style-name="Strong_20_Emphasis"><text:span text:style-name="T1">pelajaran yang sangat mahal</text:span></text:span><text:span text:style-name="T1"> bagi Amazon tentang betapa sulitnya menembus pasar perangkat keras yang sudah sangat matang dan dikuasai oleh pemain-pemain dengan ekosistem yang kuat dan basis pengguna yang loyal. Kegagalan ini menunjukkan bahwa bahkan perusahaan sekuat Amazon, dengan sumber daya dan kehebatan teknologinya, tidak kebal terhadap kesalahan strategi produk dan penilaian pasar, terutama ketika mencoba bersaing langsung di wilayah kekuasaan Apple dan Google. Namun, seperti yang akan kita lihat nanti, Amazon juga belajar dari kegagalan ini.</text:span></text:p>
            <text:p text:style-name="P322"/>
            <text:p text:style-name="P1">Silakan berikan perintah "YAX" jika Anda ingin saya melanjutkan ke prompt berikutnya (Prompt untuk Subbab 8.2.2: "Amazon Destinations (Layanan Perjalanan)").</text:p>
          </text:section>
          <text:section text:style-name="Sect1" text:name="feedback-form-66">
            <text:p text:style-name="P171"/>
          </text:section>
        </text:section>
        <text:section text:style-name="Sect1" text:name="e689ab3b7faa16fd">
          <text:p text:style-name="P1"/>
          <text:section text:style-name="Sect1" text:name="user-query-content-67">
            <text:p text:style-name="P318">yax </text:p>
          </text:section>
          <text:p text:style-name="P171">Tampilkan alur berpikir</text:p>
          <text:section text:style-name="Sect2" text:name="model-response-message-contentr_e689ab3b7faa16fd">
            <text:p text:style-name="P1">Baik, saya lanjutkan ke contoh kegagalan Amazon berikutnya, dengan <text:soft-page-break/>memperhatikan konteks waktu saat ini (Rabu, 23 April 2025 pukul 14:09:48 WIB di Indonesia).</text:p>
            <text:p text:style-name="P322"/>
            <text:p text:style-name="P23"><text:span text:style-name="Strong_20_Emphasis"><text:span text:style-name="T1">Prompt yang Dijawab:</text:span></text:span></text:p>
            <text:list xml:id="list1580478692708064181" text:style-name="L110">
              <text:list-item>
                <text:p text:style-name="P267"><text:span text:style-name="Strong_20_Emphasis"><text:span text:style-name="T1">Subbab 8.2.2:</text:span></text:span><text:span text:style-name="T1"> Amazon Destinations (Layanan Perjalanan) </text:span></text:p>
                <text:list>
                  <text:list-item>
                    <text:p text:style-name="P120"><text:span text:style-name="Strong_20_Emphasis"><text:span text:style-name="T1">Prompt:</text:span></text:span><text:span text:style-name="T1"> </text:span></text:p>
                    <text:p text:style-name="P409"><text:span text:style-name="T1">"Jelaskan secara singkat tentang Amazon Destinations, upaya singkat Amazon untuk memasuki pasar pemesanan perjalanan online yang diluncurkan dan ditutup dengan cepat pada tahun 2015. Deskripsikan fokus layanannya (pemesanan hotel untuk liburan lokal/akhir pekan). Analisis kemungkinan alasan mengapa eksperimen ini tidak bertahan lama: persaingan yang sangat ketat dari pemain OTA (</text:span><text:span text:style-name="Emphasis"><text:span text:style-name="T1">Online Travel Agency</text:span></text:span><text:span text:style-name="T1">) yang sudah mapan seperti Expedia dan Booking.com, kesulitan menawarkan nilai unik yang signifikan, atau mungkin keputusan strategis untuk memfokuskan kembali sumber daya pada area lain yang lebih menjanjikan. Gunakan ini sebagai contoh bagaimana Amazon tidak takut untuk mematikan inisiatif yang tidak menunjukkan traksi."</text:span></text:p>
                  </text:list-item>
                </text:list>
              </text:list-item>
            </text:list>
            <text:p text:style-name="P322"/>
            <text:p text:style-name="P23"><text:span text:style-name="Strong_20_Emphasis"><text:span text:style-name="T1">Jawaban Prompt:</text:span></text:span></text:p>
            <text:p text:style-name="P1">(Eksperimen Singkat di Dunia Perjalanan)</text:p>
            <text:p text:style-name="P23"><text:span text:style-name="T1">Selain kegagalan besar seperti Fire Phone, Amazon juga memiliki sejarah melakukan eksperimen di berbagai pasar yang kemudian dengan cepat dihentikan jika tidak menunjukkan hasil yang menjanjikan. Salah satu contohnya adalah </text:span><text:span text:style-name="Strong_20_Emphasis"><text:span text:style-name="T1">Amazon Destinations</text:span></text:span><text:span text:style-name="T1">. Diluncurkan pada bulan April 2015, layanan ini menandai upaya Amazon untuk masuk ke pasar pemesanan perjalanan online, sebuah industri yang sangat besar namun juga sangat kompetitif. Fokus awal Amazon Destinations cukup spesifik: menawarkan pemesanan hotel untuk </text:span><text:span text:style-name="Strong_20_Emphasis"><text:span text:style-name="T1">liburan jarak pendek atau akhir pekan (local getaways)</text:span></text:span><text:span text:style-name="T1"> di beberapa wilayah metropolitan utama di Amerika Serikat. Tujuannya tampak seperti mencoba memanfaatkan basis pelanggan Amazon yang besar untuk menjual layanan </text:span><text:soft-page-break/><text:span text:style-name="T1">perjalanan lokal.</text:span></text:p>
            <text:p text:style-name="P1">(Alasan Kegagalan yang Cepat)</text:p>
            <text:p text:style-name="P1">Namun, umur Amazon Destinations sangatlah pendek. Hanya sekitar enam bulan setelah diluncurkan, pada Oktober 2015, Amazon secara diam-diam menutup layanan ini. Mengapa eksperimen ini gagal begitu cepat? Beberapa alasan kemungkinan besar berperan:</text:p>
            <text:list xml:id="list4283099076147633244" text:style-name="L111">
              <text:list-item>
                <text:p text:style-name="P268"><text:span text:style-name="Strong_20_Emphasis"><text:span text:style-name="T1">Persaingan Super Ketat:</text:span></text:span><text:span text:style-name="T1"> Pasar pemesanan perjalanan online sudah didominasi oleh pemain raksasa yang sangat mapan seperti </text:span><text:span text:style-name="Strong_20_Emphasis"><text:span text:style-name="T1">Booking.com (Booking Holdings)</text:span></text:span><text:span text:style-name="T1"> dan </text:span><text:span text:style-name="Strong_20_Emphasis"><text:span text:style-name="T1">Expedia Group</text:span></text:span><text:span text:style-name="T1">. Kedua perusahaan ini memiliki inventaris hotel global yang luas, merek yang kuat, anggaran pemasaran masif, dan teknologi pemesanan yang canggih. Sulit bagi pendatang baru, bahkan sekelas Amazon, untuk merebut pangsa pasar yang signifikan tanpa keunggulan yang jelas. </text:span></text:p>
              </text:list-item>
              <text:list-item>
                <text:p text:style-name="P268"><text:span text:style-name="Strong_20_Emphasis"><text:span text:style-name="T1">Kurangnya Nilai Pembeda:</text:span></text:span><text:span text:style-name="T1"> Amazon Destinations tampaknya kesulitan menawarkan </text:span><text:span text:style-name="Strong_20_Emphasis"><text:span text:style-name="T1">proposisi nilai yang unik</text:span></text:span><text:span text:style-name="T1"> kepada pelanggan. Apa alasan kuat bagi pelanggan untuk memesan hotel melalui Amazon Destinations daripada melalui Booking.com atau Expedia yang sudah biasa mereka gunakan? Amazon tidak berhasil menjawab pertanyaan ini secara meyakinkan dalam waktu singkat. </text:span></text:p>
              </text:list-item>
              <text:list-item>
                <text:p text:style-name="P121"><text:span text:style-name="Strong_20_Emphasis"><text:span text:style-name="T1">Keputusan Strategis untuk Fokus Ulang:</text:span></text:span><text:span text:style-name="T1"> Mungkin juga Amazon dengan cepat menyadari bahwa sumber daya (uang, talenta, fokus manajemen) yang dibutuhkan untuk benar-benar bersaing di pasar perjalanan online sangatlah besar. Mereka mungkin memutuskan bahwa lebih baik mengalokasikan sumber daya tersebut ke area lain yang dianggap lebih strategis atau memiliki potensi keuntungan lebih tinggi, seperti AWS, Prime, atau e-commerce inti. </text:span></text:p>
              </text:list-item>
            </text:list>
            <text:p text:style-name="P1">(Pelajaran tentang Memotong Kerugian)</text:p>
            <text:p text:style-name="P23"><text:span text:style-name="T1">Kegagalan Amazon Destinations, meskipun tidak semahal Fire Phone, menjadi contoh nyata dari </text:span><text:span text:style-name="Strong_20_Emphasis"><text:span text:style-name="T1">filosofi Amazon untuk tidak takut bereksperimen, tetapi juga tidak ragu untuk memotong kerugian dengan cepat</text:span></text:span><text:span text:style-name="T1"> jika sebuah inisiatif tidak menunjukkan tanda-tanda keberhasilan sesuai harapan. Ini menunjukkan disiplin dalam mengalokasikan sumber daya dan kemauan untuk mengakui ketika sebuah taruhan tidak berhasil, sebuah aspek penting dari budaya inovasi mereka.</text:span></text:p>
            <text:p text:style-name="P322"/>
            <text:p text:style-name="P1"><text:soft-page-break/>Silakan berikan perintah "YAX" jika Anda ingin saya melanjutkan ke prompt berikutnya (Prompt untuk Subbab 8.2.3: "Amazon Restaurants (Pengiriman Makanan)").</text:p>
          </text:section>
          <text:section text:style-name="Sect1" text:name="feedback-form-67">
            <text:p text:style-name="P171"/>
          </text:section>
        </text:section>
        <text:section text:style-name="Sect1" text:name="3b0591586dd6ad6f">
          <text:p text:style-name="P1"/>
          <text:section text:style-name="Sect1" text:name="user-query-content-68">
            <text:p text:style-name="P318">yax </text:p>
          </text:section>
          <text:section text:style-name="Sect2" text:name="model-response-message-contentr_3b0591586dd6ad6f">
            <text:p text:style-name="P1">Baik, saya lanjutkan ke contoh kegagalan Amazon lainnya, kali ini di bidang pengiriman makanan, dengan memperhatikan konteks waktu saat ini (Rabu, 23 April 2025 pukul 14:10:20 WIB di Indonesia).</text:p>
          </text:section>
          <text:section text:style-name="Sect1" text:name="feedback-form-68">
            <text:p text:style-name="P1"/>
          </text:section>
        </text:section>
        <text:section text:style-name="Sect1" text:name="3daba4ddff35d4db">
          <text:p text:style-name="P1"/>
          <text:section text:style-name="Sect1" text:name="user-query-content-69">
            <text:p text:style-name="P318">yax </text:p>
          </text:section>
          <text:p text:style-name="P171">Tampilkan alur berpikir</text:p>
          <text:section text:style-name="Sect2" text:name="model-response-message-contentr_3daba4ddff35d4db">
            <text:p text:style-name="P1">Baik, saya sajikan jawaban untuk prompt subbab 8.2.3, mengenai upaya Amazon di pengiriman makanan, dengan memperhatikan konteks waktu saat ini (Rabu, 23 April 2025 pukul 14:11:49 WIB di Indonesia).</text:p>
            <text:p text:style-name="P322"/>
            <text:p text:style-name="P23"><text:span text:style-name="Strong_20_Emphasis"><text:span text:style-name="T1">Prompt yang Dijawab:</text:span></text:span></text:p>
            <text:list xml:id="list1553798012302901197" text:style-name="L112">
              <text:list-item>
                <text:p text:style-name="P269"><text:span text:style-name="Strong_20_Emphasis"><text:span text:style-name="T1">Subbab 8.2.3:</text:span></text:span><text:span text:style-name="T1"> Amazon Restaurants (Pengiriman Makanan) </text:span></text:p>
                <text:list>
                  <text:list-item>
                    <text:p text:style-name="P122"><text:span text:style-name="Strong_20_Emphasis"><text:span text:style-name="T1">Prompt:</text:span></text:span><text:span text:style-name="T1"> </text:span></text:p>
                    <text:p text:style-name="P361">"Uraikan tentang Amazon Restaurants, layanan pengiriman makanan dari restoran lokal yang dioperasikan Amazon selama beberapa tahun sebelum akhirnya ditutup di pasar utamanya (AS) pada tahun 2019. Jelaskan bagaimana layanan ini bersaing langsung di pasar pengiriman makanan yang sangat kompetitif dengan pemain seperti DoorDash, Uber Eats, dan Grubhub. Analisis tantangan-tantangan berat yang kemungkinan besar menyebabkan penutupannya: margin keuntungan yang sangat tipis di industri ini, kompleksitas logistik pengiriman makanan (membutuhkan kecepatan dan penanganan khusus), serta persaingan 'bakar uang' yang intens. Bedakan <text:soft-page-break/>penutupan Amazon Restaurants dari layanan pengiriman bahan makanan (grocery) melalui Prime Now/Amazon Fresh yang terus berlanjut."</text:p>
                  </text:list-item>
                </text:list>
              </text:list-item>
            </text:list>
            <text:p text:style-name="P322"/>
            <text:p text:style-name="P23"><text:span text:style-name="Strong_20_Emphasis"><text:span text:style-name="T1">Jawaban Prompt:</text:span></text:span></text:p>
            <text:p text:style-name="P1">(Mencoba Peruntungan di Pengiriman Makanan)</text:p>
            <text:p text:style-name="P23"><text:span text:style-name="T1">Pasar pengiriman makanan dari restoran lokal adalah arena lain yang coba dimasuki oleh Amazon melalui layanan bernama </text:span><text:span text:style-name="Strong_20_Emphasis"><text:span text:style-name="T1">Amazon Restaurants</text:span></text:span><text:span text:style-name="T1">. Diluncurkan di beberapa kota di AS mulai sekitar tahun 2015, layanan ini memungkinkan pelanggan (terutama anggota Prime) memesan makanan dari restoran-restoran mitra dan diantarkan ke rumah mereka, mirip dengan layanan yang sangat populer di Indonesia seperti GoFood atau GrabFood. Dengan kekuatan logistik dan basis pelanggan Prime yang besar, Amazon tampak memiliki potensi untuk menjadi pemain signifikan di pasar ini.</text:span></text:p>
            <text:p text:style-name="P1">(Tantangan Pasar yang Brutal)</text:p>
            <text:p text:style-name="P23"><text:span text:style-name="T1">Namun, Amazon Restaurants menghadapi kenyataan pahit di salah satu pasar paling kompetitif dan menantang di dunia digital. Mereka harus bersaing langsung dengan pemain-pemain yang sudah lebih dulu fokus di bidang ini dan didanai besar-besaran oleh investor ventura, seperti </text:span><text:span text:style-name="Strong_20_Emphasis"><text:span text:style-name="T1">DoorDash, Grubhub, dan Uber Eats</text:span></text:span><text:span text:style-name="T1"> di AS. Tantangan utama yang dihadapi Amazon (dan semua pemain di industri ini) meliputi:</text:span></text:p>
            <text:list xml:id="list6326735258713795597" text:style-name="L113">
              <text:list-item>
                <text:p text:style-name="P270"><text:span text:style-name="Strong_20_Emphasis"><text:span text:style-name="T1">Margin Keuntungan Sangat Tipis:</text:span></text:span><text:span text:style-name="T1"> Biaya untuk mengakuisisi pelanggan, membayar pengemudi, dan komisi yang bisa dibebankan ke restoran seringkali menyisakan margin keuntungan yang sangat kecil, bahkan negatif. Banyak perusahaan di sektor ini beroperasi dengan kerugian demi merebut pangsa pasar. </text:span></text:p>
              </text:list-item>
              <text:list-item>
                <text:p text:style-name="P270"><text:span text:style-name="Strong_20_Emphasis"><text:span text:style-name="T1">Kompleksitas Logistik Makanan:</text:span></text:span><text:span text:style-name="T1"> Mengirimkan makanan panas atau dingin dalam kondisi baik dan tepat waktu adalah tantangan logistik yang jauh lebih kompleks dibandingkan mengirimkan paket buku atau elektronik. Kecepatan adalah segalanya, dan koordinasi antara restoran, pengemudi, dan pelanggan harus mulus. </text:span></text:p>
              </text:list-item>
              <text:list-item>
                <text:p text:style-name="P123"><text:span text:style-name="Strong_20_Emphasis"><text:span text:style-name="T1">Persaingan 'Bakar Uang' yang Intens:</text:span></text:span><text:span text:style-name="T1"> Pasar ini ditandai dengan persaingan harga yang brutal, promosi besar-besaran, dan investasi besar dalam pemasaran untuk menarik pelanggan dan pengemudi—</text:span><text:soft-page-break/><text:span text:style-name="T1">sebuah 'perang gesekan' yang memakan banyak biaya. </text:span></text:p>
              </text:list-item>
            </text:list>
            <text:p text:style-name="P1">(Penutupan Layanan dan Perbedaan dengan Grosir)</text:p>
            <text:p text:style-name="P23"><text:span text:style-name="T1">Menghadapi tantangan-tantangan ini, Amazon tampaknya kesulitan mendapatkan traksi pasar yang cukup signifikan untuk membenarkan investasi berkelanjutan. Pada bulan Juni 2019, Amazon </text:span><text:span text:style-name="Strong_20_Emphasis"><text:span text:style-name="T1">menutup layanan Amazon Restaurants</text:span></text:span><text:span text:style-name="T1"> di Amerika Serikat (setelah sebelumnya juga menutup operasinya di London). Keputusan ini menunjukkan bahwa bahkan dengan kekuatan logistik dan mereknya, Amazon tidak mampu 'menaklukkan' pasar pengiriman makanan restoran yang memiliki dinamika unik dan sangat kompetitif ini. Penting untuk </text:span><text:span text:style-name="Strong_20_Emphasis"><text:span text:style-name="T1">membedakan</text:span></text:span><text:span text:style-name="T1"> penutupan Amazon Restaurants dari layanan pengiriman </text:span><text:span text:style-name="Strong_20_Emphasis"><text:span text:style-name="T1">bahan makanan mentah (</text:span></text:span><text:span text:style-name="Strong_20_Emphasis"><text:span text:style-name="Emphasis"><text:span text:style-name="T1">grocery</text:span></text:span></text:span><text:span text:style-name="Strong_20_Emphasis"><text:span text:style-name="T1">)</text:span></text:span><text:span text:style-name="T1"> dari Whole Foods atau melalui Amazon Fresh (sebelumnya sebagian lewat Prime Now), yang terus menjadi fokus strategis Amazon hingga saat ini (April 2025). Kegagalan Amazon Restaurants sekali lagi menggarisbawahi kemauan Amazon untuk keluar dari pasar jika tidak melihat jalur yang jelas menuju kepemimpinan atau profitabilitas yang signifikan.</text:span></text:p>
            <text:p text:style-name="P322"/>
            <text:p text:style-name="P1">Silakan berikan perintah "YAX" jika Anda ingin saya melanjutkan ke prompt berikutnya (Prompt untuk Subbab 8.2.4: "Eksperimen Kecil Lainnya yang Tak Bertahan Lama").</text:p>
          </text:section>
          <text:section text:style-name="Sect1" text:name="feedback-form-69">
            <text:p text:style-name="P171"/>
          </text:section>
        </text:section>
        <text:section text:style-name="Sect1" text:name="f6ef3f293f65d79a">
          <text:p text:style-name="P1"/>
          <text:section text:style-name="Sect1" text:name="user-query-content-70">
            <text:p text:style-name="P318">yax </text:p>
          </text:section>
          <text:p text:style-name="P171">Tampilkan alur berpikir</text:p>
          <text:section text:style-name="Sect2" text:name="model-response-message-contentr_f6ef3f293f65d79a">
            <text:p text:style-name="P1">Baik, saya lanjutkan dengan contoh-contoh eksperimen Amazon lainnya yang tidak bertahan lama, dengan memperhatikan konteks waktu saat ini (Rabu, 23 April 2025 pukul 14:13:27 WIB di Indonesia).</text:p>
            <text:p text:style-name="P322"/>
            <text:p text:style-name="P23"><text:span text:style-name="Strong_20_Emphasis"><text:span text:style-name="T1">Prompt yang Dijawab:</text:span></text:span></text:p>
            <text:list xml:id="list7646551550920833251" text:style-name="L114">
              <text:list-item>
                <text:p text:style-name="P271"><text:span text:style-name="Strong_20_Emphasis"><text:span text:style-name="T1">Subbab 8.2.4:</text:span></text:span><text:span text:style-name="T1"> Eksperimen Kecil Lainnya yang Tak Bertahan Lama </text:span></text:p>
                <text:list>
                  <text:list-item>
                    <text:p text:style-name="P124"><text:span text:style-name="Strong_20_Emphasis"><text:span text:style-name="T1">Prompt:</text:span></text:span><text:span text:style-name="T1"> </text:span></text:p>
                    <text:p text:style-name="P362">"Berikan beberapa contoh tambahan dari produk, fitur, atau layanan Amazon yang diluncurkan sebagai <text:soft-page-break/>eksperimen namun kemudian dihentikan karena tidak berhasil mendapatkan daya tarik pasar atau tidak sesuai lagi dengan strategi perusahaan. Contohnya bisa mencakup:</text:p>
                    <text:list>
                      <text:list-item>
                        <text:p text:style-name="P432"><text:span text:style-name="Strong_20_Emphasis"><text:span text:style-name="T1">Amazon Spark:</text:span></text:span><text:span text:style-name="T1"> Upaya menciptakan platform media sosial berbasis belanja. </text:span></text:p>
                      </text:list-item>
                      <text:list-item>
                        <text:p text:style-name="P432"><text:span text:style-name="Strong_20_Emphasis"><text:span text:style-name="T1">Tombol Dash Fisik (Dash Buttons):</text:span></text:span><text:span text:style-name="T1"> Tombol fisik IoT untuk memesan ulang produk tertentu (meskipun konsepnya hidup dalam bentuk virtual). </text:span></text:p>
                      </text:list-item>
                      <text:list-item>
                        <text:p text:style-name="P410"><text:span text:style-name="T1">Penutupan beberapa toko fisik eksperimental atau kategori ritel </text:span><text:span text:style-name="Emphasis"><text:span text:style-name="T1">niche</text:span></text:span><text:span text:style-name="T1"> tertentu. Gunakan contoh-contoh ini untuk mengilustrasikan pola eksperimen Amazon yang luas: mencoba banyak ide baru di berbagai bidang, mengukur hasilnya dengan cepat, dan tidak ragu untuk menghentikan ('mematikan') inisiatif yang tidak berjalan sesuai harapan." </text:span></text:p>
                      </text:list-item>
                    </text:list>
                  </text:list-item>
                </text:list>
              </text:list-item>
            </text:list>
            <text:p text:style-name="P322"/>
            <text:p text:style-name="P23"><text:span text:style-name="Strong_20_Emphasis"><text:span text:style-name="T1">Jawaban Prompt:</text:span></text:span></text:p>
            <text:p text:style-name="P1">(Pola Eksperimen dan Penghentian Cepat)</text:p>
            <text:p text:style-name="P23"><text:span text:style-name="T1">Selain kegagalan besar seperti Fire Phone atau penutupan layanan seperti Destinations dan Restaurants, sejarah Amazon juga dipenuhi dengan banyak </text:span><text:span text:style-name="Strong_20_Emphasis"><text:span text:style-name="T1">eksperimen skala lebih kecil</text:span></text:span><text:span text:style-name="T1"> yang diluncurkan dengan harapan tertentu namun kemudian diam-diam dihentikan. Ini bukanlah tanda kelemahan, melainkan justru ilustrasi dari </text:span><text:span text:style-name="Strong_20_Emphasis"><text:span text:style-name="T1">pola inovasi Amazon</text:span></text:span><text:span text:style-name="T1">: mencoba banyak hal (</text:span><text:span text:style-name="Emphasis"><text:span text:style-name="T1">throw spaghetti on the wall and see what sticks</text:span></text:span><text:span text:style-name="T1">), mengukur data kinerjanya dengan cepat, dan tidak memiliki 'ego' untuk mempertahankan proyek yang jelas-jelas tidak berhasil atau tidak lagi strategis. Beberapa contohnya meliputi:</text:span></text:p>
            <text:list xml:id="list5275346584598553954" text:style-name="L115">
              <text:list-item>
                <text:p text:style-name="P125"><text:span text:style-name="Strong_20_Emphasis"><text:span text:style-name="T1">Amazon Spark (2017-2019):</text:span></text:span><text:span text:style-name="T1"> Ini adalah upaya Amazon untuk memasuki ranah media sosial dengan fokus pada belanja. Pengguna (terutama anggota Prime) bisa memposting gambar produk yang mereka sukai, berbagi cerita, dan menandai produk yang bisa dibeli di Amazon, mirip dengan Instagram atau Pinterest tetapi terintegrasi langsung dengan </text:span><text:soft-page-break/><text:span text:style-name="T1">platform belanja. Namun, Spark gagal mendapatkan daya tarik pengguna yang signifikan di tengah dominasi platform media sosial yang sudah ada, dan akhirnya ditutup.</text:span></text:p>
              </text:list-item>
              <text:list-item>
                <text:p text:style-name="P125"><text:span text:style-name="Strong_20_Emphasis"><text:span text:style-name="T1">Tombol Dash Fisik (Dash Buttons) (Dihentikan penjualannya 2019, fungsionalitas berakhir 2019/2020):</text:span></text:span><text:span text:style-name="T1"> Ini adalah ide unik di ranah Internet of Things (IoT). Amazon menjual tombol fisik kecil bermerek (misalnya, deterjen Tide, kopi Folgers) yang bisa ditempel di dekat produk tersebut di rumah. Ketika produk hampir habis, pengguna cukup menekan tombol, dan pesanan baru akan otomatis dibuat di Amazon. Meskipun konsepnya cerdas untuk menyederhanakan pemesanan ulang, adopsinya mungkin terbatas dan akhirnya kalah oleh cara pemesanan ulang yang lebih mudah melalui Alexa (perintah suara) atau langganan otomatis (</text:span><text:span text:style-name="Emphasis"><text:span text:style-name="T1">Subscribe &amp; Save</text:span></text:span><text:span text:style-name="T1">). Penjualan tombol fisik dihentikan, meskipun konsep 'tombol virtual' mungkin masih ada di beberapa antarmuka Amazon.</text:span></text:p>
              </text:list-item>
              <text:list-item>
                <text:p text:style-name="P125"><text:span text:style-name="Strong_20_Emphasis"><text:span text:style-name="T1">Penutupan Toko Fisik Eksperimental/Niche:</text:span></text:span><text:span text:style-name="T1"> Amazon telah bereksperimen dengan berbagai format toko fisik selain Whole Foods dan Amazon Go, seperti toko buku fisik (Amazon Books), toko "4-star" (menjual produk dengan rating tinggi), dan toko pop-up. Namun, pada tahun 2022, Amazon mengumumkan penutupan semua toko Amazon Books, 4-star, dan pop-up-nya di AS dan Inggris, menunjukkan keputusan untuk fokus pada format ritel fisik lain (seperti grosir dan teknologi tanpa kasir) yang dianggap lebih menjanjikan.</text:span></text:p>
              </text:list-item>
            </text:list>
            <text:p text:style-name="P23"><text:span text:style-name="T1">Contoh-contoh ini (dan banyak lagi lainnya yang mungkin kurang terekspos) menggarisbawahi budaya eksperimen Amazon yang sangat aktif. Mereka tidak takut mencoba ide baru, bahkan yang terlihat aneh sekalipun. Namun, yang sama pentingnya adalah </text:span><text:span text:style-name="Strong_20_Emphasis"><text:span text:style-name="T1">disiplin untuk mengakui kegagalan dan menghentikan proyek yang tidak berjalan</text:span></text:span><text:span text:style-name="T1">, mengalihkan sumber daya ke peluang lain yang lebih baik. Pola 'coba-ukur-hentikan (jika perlu)' ini adalah bagian integral dari cara Amazon berinovasi dan bertahan di lanskap bisnis yang terus berubah.</text:span></text:p>
            <text:p text:style-name="P322"/>
            <text:p text:style-name="P1">Silakan berikan perintah "YAX" jika Anda ingin saya melanjutkan ke prompt berikutnya (Prompt untuk Subbab 8.3: "Belajar dari Kegagalan: Filosofi Eksperimen Amazon").</text:p>
          </text:section>
          <text:section text:style-name="Sect1" text:name="feedback-form-70">
            <text:p text:style-name="P171"><text:soft-page-break/></text:p>
          </text:section>
        </text:section>
        <text:section text:style-name="Sect1" text:name="e0100086b50256d6">
          <text:p text:style-name="P1"/>
          <text:section text:style-name="Sect1" text:name="user-query-content-71">
            <text:p text:style-name="P318">yax </text:p>
          </text:section>
          <text:p text:style-name="P171">Tampilkan alur berpikir</text:p>
          <text:section text:style-name="Sect2" text:name="model-response-message-contentr_e0100086b50256d6">
            <text:p text:style-name="P1">Baik, saya lanjutkan ke subbab terakhir dari Bab 8, yang membahas filosofi di balik keberhasilan dan kegagalan teknologi Amazon, dengan memperhatikan konteks waktu saat ini (Rabu, 23 April 2025 pukul 14:13:57 WIB di Indonesia).</text:p>
            <text:p text:style-name="P322"/>
            <text:p text:style-name="P23"><text:span text:style-name="Strong_20_Emphasis"><text:span text:style-name="T1">Prompt yang Dijawab:</text:span></text:span></text:p>
            <text:list xml:id="list315107168022646112" text:style-name="L116">
              <text:list-item>
                <text:p text:style-name="P272"><text:span text:style-name="Strong_20_Emphasis"><text:span text:style-name="T1">Subbab 8.3:</text:span></text:span><text:span text:style-name="T1"> Belajar dari Kegagalan: Filosofi Eksperimen Amazon </text:span></text:p>
                <text:list>
                  <text:list-item>
                    <text:p text:style-name="P126"><text:span text:style-name="Strong_20_Emphasis"><text:span text:style-name="T1">Prompt:</text:span></text:span><text:span text:style-name="T1"> </text:span></text:p>
                    <text:p text:style-name="P411"><text:span text:style-name="T1">"Simpulkan bab ini dengan menjelaskan filosofi Amazon yang mendasari baik keberhasilan maupun kegagalan teknologinya: pandangan bahwa kegagalan adalah bagian yang tak terpisahkan dan bahkan diperlukan dari proses inovasi dan eksperimen. Kutip atau rujuk pandangan Jeff Bezos mengenai pentingnya menerima kegagalan sebagai syarat untuk melakukan 'taruhan' besar yang bisa menghasilkan penemuan transformasional. Jelaskan konsep pengambilan keputusan di Amazon, khususnya perbedaan antara 'Keputusan Tipe 1' (konsekuensial, tidak mudah dibalik) dan 'Keputusan Tipe 2' (mudah dibalik, bisa diambil dengan cepat) dan bagaimana ini mendorong eksperimen. Tekankan bagaimana Amazon berusaha untuk belajar dari setiap kegagalan (seperti Fire Phone) untuk menginformasikan upaya inovasi di masa depan. Kaitkan filosofi ini kembali dengan Prinsip Kepemimpinan seperti </text:span><text:span text:style-name="Emphasis"><text:span text:style-name="T1">Invent and Simplify</text:span></text:span><text:span text:style-name="T1"> dan </text:span><text:span text:style-name="Emphasis"><text:span text:style-name="T1">Bias for Action</text:span></text:span><text:span text:style-name="T1">, yang secara eksplisit mendorong pengambilan risiko yang diperhitungkan dan eksperimen."</text:span></text:p>
                  </text:list-item>
                </text:list>
              </text:list-item>
            </text:list>
            <text:p text:style-name="P322"/>
            <text:p text:style-name="P23"><text:span text:style-name="Strong_20_Emphasis"><text:span text:style-name="T1">Jawaban Prompt:</text:span></text:span></text:p>
            <text:p text:style-name="P1"><text:soft-page-break/>(Kegagalan sebagai 'Saudara Kembar' Inovasi)</text:p>
            <text:p text:style-name="P23"><text:span text:style-name="T1">Melihat rentetan keberhasilan teknologi Amazon (AWS, AI, robotika) berdampingan dengan kegagalannya (Fire Phone, Destinations, dll.) mungkin tampak membingungkan. Namun, bagi Amazon, kedua hal ini bukanlah anomali, melainkan dua sisi dari mata uang yang sama: </text:span><text:span text:style-name="Strong_20_Emphasis"><text:span text:style-name="T1">inovasi melalui eksperimen</text:span></text:span><text:span text:style-name="T1">. Filosofi inti yang ditanamkan oleh Jeff Bezos dan terus dianut perusahaan adalah bahwa </text:span><text:span text:style-name="Strong_20_Emphasis"><text:span text:style-name="T1">jika Anda tidak pernah gagal, berarti Anda tidak cukup berinovasi</text:span></text:span><text:span text:style-name="T1">. Kegagalan bukanlah sesuatu yang harus ditakuti atau dihindari mati-matian, melainkan dianggap sebagai </text:span><text:span text:style-name="Strong_20_Emphasis"><text:span text:style-name="T1">bagian tak terpisahkan dan bahkan prasyarat</text:span></text:span><text:span text:style-name="T1"> untuk mencapai penemuan besar yang transformasional. Bezos sering berargumen bahwa kesuksesan besar seperti AWS lebih dari cukup untuk 'membayar' biaya dari banyak kegagalan kecil atau bahkan besar sekalipun.</text:span></text:p>
            <text:p text:style-name="P1">(Keputusan Tipe 1 vs. Tipe 2: Mendorong Eksperimen)</text:p>
            <text:p text:style-name="P1">Filosofi ini diterjemahkan ke dalam kerangka kerja pengambilan keputusan praktis di Amazon. Bezos membedakan antara dua jenis keputusan:</text:p>
            <text:list xml:id="list4911584339178160039" text:style-name="L117">
              <text:list-item>
                <text:p text:style-name="P273"><text:span text:style-name="Strong_20_Emphasis"><text:span text:style-name="T1">Keputusan Tipe 1:</text:span></text:span><text:span text:style-name="T1"> Ini adalah keputusan yang sangat konsekuensial dan </text:span><text:span text:style-name="Strong_20_Emphasis"><text:span text:style-name="T1">tidak mudah (atau tidak mungkin) dibalik</text:span></text:span><text:span text:style-name="T1">—seperti 'berjalan melewati pintu satu arah'. Keputusan semacam ini harus diambil dengan sangat hati-hati, lambat, dan penuh pertimbangan serta analisis mendalam. </text:span></text:p>
              </text:list-item>
              <text:list-item>
                <text:p text:style-name="P127"><text:span text:style-name="Strong_20_Emphasis"><text:span text:style-name="T1">Keputusan Tipe 2:</text:span></text:span><text:span text:style-name="T1"> Ini adalah keputusan yang </text:span><text:span text:style-name="Strong_20_Emphasis"><text:span text:style-name="T1">dapat dibalik</text:span></text:span><text:span text:style-name="T1"> jika ternyata salah—seperti 'berjalan melewati pintu dan bisa kembali lagi'. Amazon secara aktif mendorong para pemimpin dan timnya untuk </text:span><text:span text:style-name="Strong_20_Emphasis"><text:span text:style-name="T1">mengambil Keputusan Tipe 2 ini dengan cepat</text:span></text:span><text:span text:style-name="T1">. Jika sebuah eksperimen (yang dianggap sebagai Keputusan Tipe 2) gagal, dampaknya terbatas dan perusahaan bisa dengan cepat mundur, belajar, dan mencoba pendekatan lain. Kerangka kerja ini secara eksplisit </text:span><text:span text:style-name="Strong_20_Emphasis"><text:span text:style-name="T1">memberi ruang dan izin untuk bereksperimen dan mengambil risiko yang diperhitungkan</text:span></text:span><text:span text:style-name="T1">, tanpa rasa takut berlebihan akan kegagalan untuk jenis keputusan ini. </text:span></text:p>
              </text:list-item>
            </text:list>
            <text:p text:style-name="P1">(Belajar dari Kegagalan untuk Masa Depan)</text:p>
            <text:p text:style-name="P23"><text:span text:style-name="T1">Penting untuk dicatat bahwa tujuan Amazon bukanlah untuk gagal, melainkan untuk </text:span><text:span text:style-name="Strong_20_Emphasis"><text:span text:style-name="T1">belajar dari kegagalan</text:span></text:span><text:span text:style-name="T1">. Setiap eksperimen yang gagal, seperti Fire Phone, dianalisis secara mendalam untuk memahami apa yang salah—apakah asumsi pasarnya keliru? Apakah teknologinya belum matang? Apakah </text:span><text:soft-page-break/><text:span text:style-name="T1">eksekusinya kurang baik? Pelajaran yang didapat dari kegagalan ini kemudian </text:span><text:span text:style-name="Strong_20_Emphasis"><text:span text:style-name="T1">diinternalisasi dan digunakan untuk menginformasikan</text:span></text:span><text:span text:style-name="T1"> upaya inovasi di masa depan. Mungkin saja teknologi atau wawasan yang diperoleh dari pengembangan Fire Phone, meskipun produknya gagal, berkontribusi pada pengembangan produk lain seperti perangkat Echo atau teknologi AI Alexa di kemudian hari.</text:span></text:p>
            <text:p text:style-name="P1">(Kaitan dengan Prinsip Kepemimpinan)</text:p>
            <text:p text:style-name="P23"><text:span text:style-name="T1">Filosofi eksperimen dan penerimaan terhadap kegagalan ini tertanam kuat dalam Prinsip Kepemimpinan Amazon. Prinsip </text:span><text:span text:style-name="Strong_20_Emphasis"><text:span text:style-name="Emphasis"><text:span text:style-name="T1">Invent and Simplify</text:span></text:span></text:span><text:span text:style-name="T1"> secara eksplisit menuntut inovasi dan penemuan, yang secara inheren melibatkan risiko. Prinsip </text:span><text:span text:style-name="Strong_20_Emphasis"><text:span text:style-name="Emphasis"><text:span text:style-name="T1">Bias for Action</text:span></text:span></text:span><text:span text:style-name="T1"> mendorong pengambilan keputusan dan tindakan cepat, terutama untuk Keputusan Tipe 2, bahkan dengan informasi yang tidak lengkap. Kemauan untuk mencoba hal baru, mengukur hasilnya, belajar dari kesalahan, dan terus bergerak maju adalah inti dari mesin inovasi Amazon—sebuah pendekatan yang relevan bagi siapa saja yang ingin berinovasi, termasuk para pelaku bisnis di Indonesia yang menghadapi lanskap yang terus berubah. Kegagalan, dalam pandangan Amazon, bukanlah akhir cerita, melainkan hanya sebuah data poin dalam perjalanan panjang menuju penemuan besar berikutnya.</text:span></text:p>
            <text:p text:style-name="P322"/>
            <text:p text:style-name="P1">Ini adalah akhir dari Bab 8. Silakan berikan perintah "YAX" jika Anda ingin saya melanjutkan ke prompt berikutnya (Prompt untuk Pengantar Bab 9).</text:p>
          </text:section>
          <text:section text:style-name="Sect1" text:name="feedback-form-71">
            <text:p text:style-name="P171"/>
          </text:section>
        </text:section>
        <text:section text:style-name="Sect1" text:name="86b474796eaa1c38">
          <text:p text:style-name="P1"/>
          <text:section text:style-name="Sect1" text:name="user-query-content-72">
            <text:p text:style-name="P318">yax </text:p>
          </text:section>
          <text:p text:style-name="P171">Tampilkan alur berpikir</text:p>
          <text:section text:style-name="Sect2" text:name="model-response-message-contentr_86b474796eaa1c38">
            <text:p text:style-name="P1">Baik, kita memasuki Bab 9, yang akan membahas tantangan dan kritik terhadap Amazon, dengan memperhatikan konteks waktu saat ini (Rabu, 23 April 2025 pukul 14:14:28 WIB di Indonesia).</text:p>
            <text:p text:style-name="P322"/>
            <text:p text:style-name="P23"><text:span text:style-name="Strong_20_Emphasis"><text:span text:style-name="T1">Prompt yang Dijawab:</text:span></text:span></text:p>
            <text:list xml:id="list1455567538261218351" text:style-name="L118">
              <text:list-item>
                <text:p text:style-name="P274"><text:span text:style-name="Strong_20_Emphasis"><text:span text:style-name="T1">Pengantar Bab 9:</text:span></text:span><text:span text:style-name="T1"> Raksasa di Panggung Dunia - Tantangan dan Kritik </text:span></text:p>
                <text:list>
                  <text:list-item>
                    <text:p text:style-name="P128"><text:span text:style-name="Strong_20_Emphasis"><text:span text:style-name="T1">Prompt:</text:span></text:span><text:span text:style-name="T1"> </text:span></text:p>
                    <text:p text:style-name="P363"><text:soft-page-break/>"Tulis paragraf pengantar untuk Bab 9. Jelaskan bahwa ukuran dan kesuksesan Amazon yang luar biasa, seperti yang telah dibahas, secara tak terhindarkan membawa serta serangkaian tantangan, kritik, dan pengawasan (skrutini) yang intens di panggung global. Fokuskan bab ini pada 'sisi lain' dari menjadi raksasa: isu-isu kompleks dan kontroversial yang dihadapi Amazon karena kekuatan pasarnya yang masif, dampaknya pada tenaga kerja dan lingkungan, pengaruh politiknya, serta pertarungan regulasi yang dihadapinya di berbagai belahan dunia. Sinyalkan bahwa bab ini akan mengupas tuntas area-area utama di mana Amazon menghadapi tekanan dan tuntutan pertanggungjawaban—mulai dari tuduhan praktik monopoli hingga isu kondisi kerja dan jejak karbonnya. Tekankan bahwa memahami tantangan-tantangan ini penting untuk mendapatkan gambaran utuh tentang posisi Amazon di dunia saat ini (hingga 2025)."</text:p>
                  </text:list-item>
                </text:list>
              </text:list-item>
            </text:list>
            <text:p text:style-name="P322"/>
            <text:p text:style-name="P23"><text:span text:style-name="Strong_20_Emphasis"><text:span text:style-name="T1">Jawaban Prompt:</text:span></text:span></text:p>
            <text:p text:style-name="P23"><text:span text:style-name="T1">Keberhasilan Amazon membangun imperium bisnis global yang merambah begitu banyak aspek kehidupan kita adalah sebuah pencapaian yang luar biasa. Namun, seperti pepatah 'semakin tinggi pohon, semakin kencang angin menerpa', ukuran dan pengaruh Amazon yang masif secara tak terhindarkan juga mengundang </text:span><text:span text:style-name="Strong_20_Emphasis"><text:span text:style-name="T1">tantangan, kritik, dan pengawasan (skrutini) yang semakin intens</text:span></text:span><text:span text:style-name="T1"> dari berbagai penjuru dunia. Jika bab-bab sebelumnya banyak mengupas kunci kesuksesan Amazon, maka Bab 9 ini akan fokus pada </text:span><text:span text:style-name="Strong_20_Emphasis"><text:span text:style-name="T1">'sisi lain' dari menjadi raksasa</text:span></text:span><text:span text:style-name="T1">: isu-isu kompleks, kontroversial, dan seringkali problematik yang muncul sebagai konsekuensi dari kekuatan dan jangkauannya yang luar biasa.</text:span></text:p>
            <text:p text:style-name="P23"><text:span text:style-name="T1">Bab ini akan menyelami area-area utama di mana Amazon menghadapi tekanan publik, aktivisme, dan upaya regulasi yang signifikan. Kita akan memeriksa tuduhan mengenai </text:span><text:span text:style-name="Strong_20_Emphasis"><text:span text:style-name="T1">kekuatan pasarnya</text:span></text:span><text:span text:style-name="T1"> yang dianggap terlalu dominan dan praktik bisnisnya yang dituduh anti-persaingan atau monopolistik. Kita akan kembali menyoroti </text:span><text:span text:style-name="Strong_20_Emphasis"><text:span text:style-name="T1">isu perlakuan terhadap tenaga kerja</text:span></text:span><text:span text:style-name="T1">, terutama </text:span><text:soft-page-break/><text:span text:style-name="T1">di gudang dan jaringan pengirimannya, yang terus menjadi sumber kontroversi global. Kita juga akan menganalisis </text:span><text:span text:style-name="Strong_20_Emphasis"><text:span text:style-name="T1">dampak lingkungan</text:span></text:span><text:span text:style-name="T1"> dari operasi Amazon yang masif dan tantangan keberlanjutan yang dihadapinya. Selain itu, kita akan melihat bagaimana Amazon menggunakan </text:span><text:span text:style-name="Strong_20_Emphasis"><text:span text:style-name="T1">pengaruh politik dan lobi</text:span></text:span><text:span text:style-name="T1"> untuk membentuk kebijakan yang menguntungkannya, serta </text:span><text:span text:style-name="Strong_20_Emphasis"><text:span text:style-name="T1">pertarungan regulasi</text:span></text:span><text:span text:style-name="T1"> spesifik yang dihadapinya di berbagai negara di luar basis utamanya di AS.</text:span></text:p>
            <text:p text:style-name="P23"><text:span text:style-name="T1">Fokus bab ini adalah pada </text:span><text:span text:style-name="Strong_20_Emphasis"><text:span text:style-name="T1">tuntutan pertanggungjawaban (accountability)</text:span></text:span><text:span text:style-name="T1"> yang semakin besar yang dibebankan pada Amazon sebagai salah satu entitas korporat paling kuat di planet ini (hingga April 2025). Memahami berbagai tantangan dan kritik ini—mulai dari isu antitrust hingga jejak karbon—sangatlah penting untuk mendapatkan gambaran yang lengkap dan berimbang tentang posisi Amazon di dunia, serta untuk mengantisipasi potensi hambatan dan perubahan yang mungkin dihadapinya di masa depan. Ini adalah kisah tentang harga dan tanggung jawab yang datang bersama kesuksesan dan skala global yang belum pernah terjadi sebelumnya.</text:span></text:p>
            <text:p text:style-name="P322"/>
            <text:p text:style-name="P1">Silakan berikan perintah "YAX" jika Anda ingin saya melanjutkan ke prompt berikutnya (Prompt untuk Subbab 9.1: "Kekuatan Pasar: Tuduhan Monopoli dan Praktik Anti-Persaingan").</text:p>
          </text:section>
          <text:section text:style-name="Sect1" text:name="feedback-form-72">
            <text:p text:style-name="P171"/>
          </text:section>
        </text:section>
        <text:section text:style-name="Sect1" text:name="01d83560fce962f4">
          <text:p text:style-name="P1"/>
          <text:section text:style-name="Sect1" text:name="user-query-content-73">
            <text:p text:style-name="P318">yax </text:p>
          </text:section>
          <text:p text:style-name="P171">Tampilkan alur berpikir</text:p>
          <text:section text:style-name="Sect2" text:name="model-response-message-contentr_01d83560fce962f4">
            <text:p text:style-name="P1">Baik, saya lanjutkan ke pembahasan mengenai kekuatan pasar Amazon dan isu persaingan, dengan memperhatikan konteks waktu saat ini (Rabu, 23 April 2025 pukul 14:16:15 WIB di Indonesia).</text:p>
            <text:p text:style-name="P322"/>
            <text:p text:style-name="P23"><text:span text:style-name="Strong_20_Emphasis"><text:span text:style-name="T1">Prompt yang Dijawab:</text:span></text:span></text:p>
            <text:list xml:id="list4391009433114079553" text:style-name="L119">
              <text:list-item>
                <text:p text:style-name="P275"><text:span text:style-name="Strong_20_Emphasis"><text:span text:style-name="T1">Subbab 9.1:</text:span></text:span><text:span text:style-name="T1"> Kekuatan Pasar: Tuduhan Monopoli dan Praktik Anti-Persaingan </text:span></text:p>
                <text:list>
                  <text:list-item>
                    <text:p text:style-name="P129"><text:span text:style-name="Strong_20_Emphasis"><text:span text:style-name="T1">Prompt:</text:span></text:span><text:span text:style-name="T1"> </text:span></text:p>
                    <text:p text:style-name="P412"><text:span text:style-name="T1">"Bahas secara mendalam kekhawatiran luas mengenai kekuatan pasar Amazon yang sangat besar, terutama di </text:span><text:soft-page-break/><text:span text:style-name="T1">sektor e-commerce dan </text:span><text:span text:style-name="Emphasis"><text:span text:style-name="T1">cloud computing</text:span></text:span><text:span text:style-name="T1"> (AWS). Uraikan tuduhan-tuduhan spesifik mengenai praktik anti-persaingan yang sering dilontarkan terhadap Amazon:</text:span></text:p>
                    <text:list>
                      <text:list-item>
                        <text:p text:style-name="P424">Penggunaan data dari penjual pihak ketiga di Marketplace untuk mengembangkan produk pesaing merek sendiri (misalnya, AmazonBasics). </text:p>
                      </text:list-item>
                      <text:list-item>
                        <text:p text:style-name="P433"><text:span text:style-name="T1">Praktik </text:span><text:span text:style-name="Emphasis"><text:span text:style-name="T1">self-preferencing</text:span></text:span><text:span text:style-name="T1">, yaitu dugaan mengutamakan produk atau layanan Amazon sendiri dalam hasil pencarian atau rekomendasi. </text:span></text:p>
                      </text:list-item>
                      <text:list-item>
                        <text:p text:style-name="P433"><text:span text:style-name="T1">Potensi </text:span><text:span text:style-name="Emphasis"><text:span text:style-name="T1">predatory pricing</text:span></text:span><text:span text:style-name="T1"> untuk menyingkirkan pesaing. </text:span></text:p>
                      </text:list-item>
                      <text:list-item>
                        <text:p text:style-name="P364">Memanfaatkan dominasi di satu pasar (misalnya, e-commerce) untuk mendapatkan keuntungan di pasar lain (misalnya, periklanan). Jelaskan argumen pro dan kontra mengenai apakah Amazon dapat dianggap sebagai monopoli menurut definisi hukum. Sebutkan investigasi antimonopoli atau tuntutan hukum yang sedang berlangsung atau telah terjadi di yurisdiksi utama seperti Amerika Serikat (oleh FTC atau Departemen Kehakiman) dan Uni Eropa (oleh Komisi Eropa) hingga periode waktu penulisan (2025)." </text:p>
                      </text:list-item>
                    </text:list>
                  </text:list-item>
                </text:list>
              </text:list-item>
            </text:list>
            <text:p text:style-name="P322"/>
            <text:p text:style-name="P23"><text:span text:style-name="Strong_20_Emphasis"><text:span text:style-name="T1">Jawaban Prompt:</text:span></text:span></text:p>
            <text:p text:style-name="P1">(Kekuatan Pasar yang Mendominasi)</text:p>
            <text:p text:style-name="P23"><text:span text:style-name="T1">Salah satu sumber kritik dan pengawasan paling intens terhadap Amazon adalah </text:span><text:span text:style-name="Strong_20_Emphasis"><text:span text:style-name="T1">kekuatan pasarnya yang luar biasa besar</text:span></text:span><text:span text:style-name="T1">, terutama di dua arena utamanya: </text:span><text:span text:style-name="Strong_20_Emphasis"><text:span text:style-name="T1">e-commerce</text:span></text:span><text:span text:style-name="T1"> dan </text:span><text:span text:style-name="Strong_20_Emphasis"><text:span text:style-name="Emphasis"><text:span text:style-name="T1">cloud computing</text:span></text:span></text:span><text:span text:style-name="Strong_20_Emphasis"><text:span text:style-name="T1"> (AWS)</text:span></text:span><text:span text:style-name="T1">. Di banyak negara maju, Amazon menguasai pangsa pasar ritel online yang sangat signifikan. Sementara itu, AWS tetap menjadi pemimpin global dalam infrastruktur </text:span><text:span text:style-name="Emphasis"><text:span text:style-name="T1">cloud</text:span></text:span><text:span text:style-name="T1">, meskipun persaingan semakin ketat. Dominasi ganda ini menimbulkan kekhawatiran serius di kalangan regulator, pesaing, dan bahkan beberapa mitra bisnisnya </text:span><text:soft-page-break/><text:span text:style-name="T1">mengenai potensi penyalahgunaan kekuatan pasar dan praktik anti-persaingan.</text:span></text:p>
            <text:p text:style-name="P1">(Tuduhan Praktik Anti-Persaingan Spesifik)</text:p>
            <text:p text:style-name="P1">Beberapa tuduhan praktik anti-persaingan yang paling sering dilontarkan kepada Amazon (dan menjadi fokus investigasi regulator) meliputi:</text:p>
            <text:list xml:id="list7217048202807958779" text:style-name="L120">
              <text:list-item>
                <text:p text:style-name="P276"><text:span text:style-name="Strong_20_Emphasis"><text:span text:style-name="T1">Penyalahgunaan Data Penjual Pihak Ketiga:</text:span></text:span><text:span text:style-name="T1"> Amazon dituduh menggunakan data penjualan internal dari para penjual independen di Marketplace-nya untuk mengidentifikasi produk-produk yang laris manis, lalu membuat dan mempromosikan produk serupa di bawah merek privatnya sendiri (seperti AmazonBasics). Ini dianggap tidak adil karena Amazon bertindak sebagai 'pemain' sekaligus 'wasit' di platformnya sendiri. </text:span></text:p>
              </text:list-item>
              <text:list-item>
                <text:p text:style-name="P276"><text:span text:style-name="Strong_20_Emphasis"><text:span text:style-name="Emphasis"><text:span text:style-name="T1">Self-Preferencing</text:span></text:span></text:span><text:span text:style-name="Strong_20_Emphasis"><text:span text:style-name="T1"> (Mengutamakan Diri Sendiri):</text:span></text:span><text:span text:style-name="T1"> Kritik lain menuduh Amazon secara sistematis mengutamakan produk atau layanan miliknya sendiri (termasuk produk merek privat atau produk yang menggunakan layanan FBA) dalam hasil pencarian, kotak 'Buy Box', atau rekomendasi produk di situsnya, sehingga merugikan penjual pihak ketiga atau produk pesaing. </text:span></text:p>
              </text:list-item>
              <text:list-item>
                <text:p text:style-name="P276"><text:span text:style-name="Strong_20_Emphasis"><text:span text:style-name="Emphasis"><text:span text:style-name="T1">Predatory Pricing</text:span></text:span></text:span><text:span text:style-name="Strong_20_Emphasis"><text:span text:style-name="T1"> (Harga Pemangsa):</text:span></text:span><text:span text:style-name="T1"> Ada dugaan bahwa Amazon terkadang menggunakan kekuatannya untuk menetapkan harga produk tertentu sangat rendah (bahkan mungkin merugi) untuk jangka waktu tertentu, dengan tujuan menyingkirkan pesaing yang lebih kecil dari pasar. </text:span></text:p>
              </text:list-item>
              <text:list-item>
                <text:p text:style-name="P130"><text:span text:style-name="Strong_20_Emphasis"><text:span text:style-name="T1">Leveraging Dominasi Lintas Pasar:</text:span></text:span><text:span text:style-name="T1"> Kekhawatiran juga muncul bahwa Amazon memanfaatkan dominasinya di satu pasar (misalnya, data pelanggan dari e-commerce) untuk mendapatkan keuntungan tidak adil di pasar lain yang sedang berkembang, seperti periklanan digital atau bahkan layanan kesehatan. Dominasi AWS juga dilihat sebagai potensi 'pengunci' pelanggan ke ekosistem Amazon secara lebih luas. </text:span></text:p>
              </text:list-item>
            </text:list>
            <text:p text:style-name="P1">(Perdebatan Monopoli dan Investigasi Regulator)</text:p>
            <text:p text:style-name="P23"><text:span text:style-name="T1">Apakah Amazon secara teknis merupakan </text:span><text:span text:style-name="Strong_20_Emphasis"><text:span text:style-name="T1">monopoli</text:span></text:span><text:span text:style-name="T1">? Perdebatan hukum dan ekonominya kompleks. Pendukung argumen 'tidak' seringkali menunjuk pada fakta bahwa Amazon masih menghadapi persaingan signifikan (Walmart di ritel, Azure/GCP di </text:span><text:span text:style-name="Emphasis"><text:span text:style-name="T1">cloud</text:span></text:span><text:span text:style-name="T1">) dan pangsa pasarnya di </text:span><text:span text:style-name="Emphasis"><text:span text:style-name="T1">total</text:span></text:span><text:span text:style-name="T1"> pasar ritel (termasuk offline) mungkin tidak sebesar yang terlihat jika hanya melihat online. Selain itu, hukum antimonopoli tradisional (terutama di AS) seringkali fokus pada dampak </text:span><text:soft-page-break/><text:span text:style-name="T1">terhadap harga bagi konsumen, dan Amazon seringkali justru menurunkan harga. Namun, pihak yang 'pro' argumen monopoli (atau setidaknya penyalahgunaan kekuatan pasar dominan) berpendapat bahwa fokus sempit pada harga mengabaikan dampak negatif Amazon pada persaingan, inovasi jangka panjang, pilihan konsumen (jika pesaing mati), dan perlakuan terhadap mitra bisnis (penjual pihak ketiga).</text:span></text:p>
            <text:p text:style-name="P23"><text:span text:style-name="T1">Kekhawatiran ini telah memicu </text:span><text:span text:style-name="Strong_20_Emphasis"><text:span text:style-name="T1">investigasi antimonopoli yang serius</text:span></text:span><text:span text:style-name="T1"> oleh otoritas di berbagai belahan dunia. Di </text:span><text:span text:style-name="Strong_20_Emphasis"><text:span text:style-name="T1">Amerika Serikat</text:span></text:span><text:span text:style-name="T1">, Federal Trade Commission (FTC) dan Departemen Kehakiman (DOJ) telah melakukan penyelidikan mendalam, bahkan mengajukan tuntutan hukum terhadap Amazon terkait praktik bisnisnya. Di </text:span><text:span text:style-name="Strong_20_Emphasis"><text:span text:style-name="T1">Uni Eropa</text:span></text:span><text:span text:style-name="T1">, Komisi Eropa juga telah membuka investigasi formal mengenai penggunaan data penjual dan praktik </text:span><text:span text:style-name="Emphasis"><text:span text:style-name="T1">self-preferencing</text:span></text:span><text:span text:style-name="T1"> Amazon. Hasil dari investigasi dan tuntutan hukum ini (yang mungkin masih berlangsung atau menghasilkan keputusan/penyelesaian pada April 2025) akan memiliki implikasi besar terhadap bagaimana Amazon diizinkan beroperasi di masa depan, tidak hanya di AS dan Eropa tetapi juga berpotensi menjadi preseden bagi regulator di negara lain, termasuk yang relevan bagi operasi atau pengaruh Amazon di kawasan Asia Pasifik seperti Indonesia. Pertarungan mengenai kekuatan pasar Amazon ini adalah salah satu isu sentral yang akan membentuk masa depan perusahaan.</text:span></text:p>
            <text:p text:style-name="P322"/>
            <text:p text:style-name="P1">Silakan berikan perintah "YAX" jika Anda ingin saya melanjutkan ke prompt berikutnya (Prompt untuk Subbab 9.2: "Perlakuan terhadap Pekerja: Gudang, Pengemudi, dan Serikat Pekerja").</text:p>
          </text:section>
          <text:section text:style-name="Sect1" text:name="feedback-form-73">
            <text:p text:style-name="P171"/>
          </text:section>
        </text:section>
        <text:section text:style-name="Sect1" text:name="e92b1c1413b841b7">
          <text:p text:style-name="P1"/>
          <text:section text:style-name="Sect1" text:name="user-query-content-74">
            <text:p text:style-name="P318">yax </text:p>
          </text:section>
          <text:p text:style-name="P171">Tampilkan alur berpikir</text:p>
          <text:section text:style-name="Sect2" text:name="model-response-message-contentr_e92b1c1413b841b7">
            <text:p text:style-name="P1">Baik, saya lanjutkan ke pembahasan isu perburuhan di Amazon, dengan memperhatikan konteks waktu saat ini (Rabu, 23 April 2025 pukul 14:16:47 WIB di Indonesia).</text:p>
            <text:p text:style-name="P322"/>
            <text:p text:style-name="P23"><text:span text:style-name="Strong_20_Emphasis"><text:span text:style-name="T1">Prompt yang Dijawab:</text:span></text:span></text:p>
            <text:list xml:id="list7310656974589648702" text:style-name="L121">
              <text:list-item>
                <text:p text:style-name="P277"><text:span text:style-name="Strong_20_Emphasis"><text:span text:style-name="T1">Subbab 9.2:</text:span></text:span><text:span text:style-name="T1"> Perlakuan terhadap Pekerja: Gudang, Pengemudi, dan </text:span><text:soft-page-break/><text:span text:style-name="T1">Serikat Pekerja </text:span></text:p>
                <text:list>
                  <text:list-item>
                    <text:p text:style-name="P131"><text:span text:style-name="Strong_20_Emphasis"><text:span text:style-name="T1">Prompt:</text:span></text:span><text:span text:style-name="T1"> </text:span></text:p>
                    <text:p text:style-name="P365">"Lakukan pendalaman lebih lanjut pada isu perlakuan Amazon terhadap tenaga kerjanya, yang menjadi sumber kritik berkelanjutan. Fokus pada:</text:p>
                    <text:list>
                      <text:list-item>
                        <text:p text:style-name="P434"><text:span text:style-name="Strong_20_Emphasis"><text:span text:style-name="T1">Kondisi Kerja di Pusat Pemenuhan:</text:span></text:span><text:span text:style-name="T1"> Detailkan laporan dan data (jika tersedia, hingga 2025) mengenai tingkat cedera yang tinggi, kecepatan kerja yang dipaksakan oleh sistem dan metrik, serta tingkat pengawasan terhadap pekerja gudang. </text:span></text:p>
                      </text:list-item>
                      <text:list-item>
                        <text:p text:style-name="P434"><text:span text:style-name="Strong_20_Emphasis"><text:span text:style-name="T1">Program Delivery Service Partner (DSP):</text:span></text:span><text:span text:style-name="T1"> Analisis kritik terhadap model DSP untuk pengemudi pengiriman, yang menurut beberapa pihak memberikan Amazon kontrol seperti majikan tanpa tanggung jawab penuh, sementara menempatkan tekanan dan risiko pada pemilik DSP kecil dan pengemudinya. </text:span></text:p>
                      </text:list-item>
                      <text:list-item>
                        <text:p text:style-name="P413"><text:span text:style-name="Strong_20_Emphasis"><text:span text:style-name="T1">Sikap Anti-Serikat Pekerja:</text:span></text:span><text:span text:style-name="T1"> Uraikan secara detail sikap dan taktik historis maupun terkini yang digunakan Amazon untuk secara aktif menentang upaya pembentukan serikat pekerja (unionisasi) di fasilitasnya di AS dan negara lain. Berikan contoh kasus spesifik dari upaya pengorganisasian serikat pekerja yang signifikan (misalnya, di Bessemer, Alabama, atau Staten Island, New York) dan bagaimana Amazon meresponsnya. Sertakan suara dari para pekerja atau aktivis buruh jika memungkinkan." </text:span></text:p>
                      </text:list-item>
                    </text:list>
                  </text:list-item>
                </text:list>
              </text:list-item>
            </text:list>
            <text:p text:style-name="P322"/>
            <text:p text:style-name="P23"><text:span text:style-name="Strong_20_Emphasis"><text:span text:style-name="T1">Jawaban Prompt:</text:span></text:span></text:p>
            <text:p text:style-name="P1">(Sorotan Tajam pada Praktik Ketenagakerjaan)</text:p>
            <text:p text:style-name="P1">Di antara berbagai kritik yang dihadapi Amazon, isu perlakuan terhadap ratusan ribu (bahkan jutaan, jika termasuk pekerja musiman dan DSP) tenaga kerjanya <text:soft-page-break/>adalah salah satu yang paling persisten dan menimbulkan keprihatinan luas secara global. Meskipun Amazon seringkali mengklaim menawarkan upah kompetitif dan tunjangan, berbagai laporan investigasi, studi, dan kesaksian pekerja terus menyoroti sisi-sisi problematik, terutama di lapisan operasionalnya.</text:p>
            <text:list xml:id="list541321540713520857" text:style-name="L122">
              <text:list-item>
                <text:p text:style-name="P132"><text:span text:style-name="Strong_20_Emphasis"><text:span text:style-name="T1">Kondisi Kerja di Pusat Pemenuhan (Gudang):</text:span></text:span><text:span text:style-name="T1"> Ini adalah area yang paling sering mendapat sorotan tajam:</text:span></text:p>
                <text:list>
                  <text:list-item>
                    <text:p text:style-name="P278"><text:span text:style-name="Strong_20_Emphasis"><text:span text:style-name="T1">Tingkat Cedera:</text:span></text:span><text:span text:style-name="T1"> Berbagai laporan (termasuk analisis data OSHA di AS) secara konsisten menunjukkan bahwa tingkat cedera serius di gudang Amazon secara signifikan lebih tinggi dibandingkan rata-rata industri pergudangan. Penyebabnya sering dikaitkan dengan kecepatan kerja yang sangat tinggi dan tugas fisik yang repetitif. </text:span></text:p>
                  </text:list-item>
                  <text:list-item>
                    <text:p text:style-name="P278"><text:span text:style-name="Strong_20_Emphasis"><text:span text:style-name="T1">Kecepatan dan Pengawasan:</text:span></text:span><text:span text:style-name="T1"> Pekerja gudang menghadapi target produktivitas yang ketat, seringkali diukur per jam atau bahkan per menit oleh sistem elektronik. Waktu istirahat, termasuk waktu ke toilet, dilaporkan dipantau secara ketat, menciptakan lingkungan yang penuh tekanan dan minim otonomi. Penggunaan teknologi pengawasan ini dikritik karena dianggap dehumanisasi. </text:span></text:p>
                  </text:list-item>
                  <text:list-item>
                    <text:p text:style-name="P278"><text:span text:style-name="Strong_20_Emphasis"><text:span text:style-name="T1">Keamanan Kerja:</text:span></text:span><text:span text:style-name="T1"> Meskipun Amazon menyatakan keselamatan adalah prioritas, insiden terkait keselamatan kerja, termasuk tuntutan kondisi kerja yang tidak aman selama pandemi COVID-19 atau peristiwa cuaca ekstrem, terus muncul. </text:span></text:p>
                  </text:list-item>
                </text:list>
              </text:list-item>
              <text:list-item>
                <text:p text:style-name="P132"><text:span text:style-name="Strong_20_Emphasis"><text:span text:style-name="T1">Program Delivery Service Partner (DSP):</text:span></text:span><text:span text:style-name="T1"> Untuk menangani volume pengiriman </text:span><text:span text:style-name="Emphasis"><text:span text:style-name="T1">last-mile</text:span></text:span><text:span text:style-name="T1"> yang masif, Amazon menciptakan program DSP, di mana pengusaha independen (pemilik DSP) mempekerjakan pengemudi untuk mengirimkan paket Amazon menggunakan van berlogo Amazon. Model ini menuai kritik karena:</text:span></text:p>
                <text:list>
                  <text:list-item>
                    <text:p text:style-name="P278"><text:span text:style-name="Strong_20_Emphasis"><text:span text:style-name="T1">Kontrol vs. Tanggung Jawab:</text:span></text:span><text:span text:style-name="T1"> Para kritikus berpendapat bahwa Amazon menerapkan kontrol yang sangat ketat atas operasi DSP (rute, target pengiriman, teknologi pemantauan di van) mirip seperti majikan, namun secara hukum menghindari tanggung jawab langsung sebagai majikan terkait upah, tunjangan, atau kondisi kerja pengemudi. </text:span></text:p>
                  </text:list-item>
                  <text:list-item>
                    <text:p text:style-name="P278"><text:span text:style-name="Strong_20_Emphasis"><text:span text:style-name="T1">Tekanan pada DSP dan Pengemudi:</text:span></text:span><text:span text:style-name="T1"> Pemilik DSP kecil seringkali beroperasi dengan margin tipis dan menghadapi tekanan besar </text:span><text:soft-page-break/><text:span text:style-name="T1">dari Amazon untuk memenuhi target pengiriman yang sangat tinggi, yang kemudian diteruskan kepada para pengemudi dalam bentuk jadwal yang padat dan ekspektasi kecepatan tinggi. </text:span></text:p>
                  </text:list-item>
                </text:list>
              </text:list-item>
              <text:list-item>
                <text:p text:style-name="P132"><text:span text:style-name="Strong_20_Emphasis"><text:span text:style-name="T1">Perlawanan Keras terhadap Serikat Pekerja:</text:span></text:span><text:span text:style-name="T1"> Amazon memiliki reputasi global sebagai perusahaan yang sangat </text:span><text:span text:style-name="Strong_20_Emphasis"><text:span text:style-name="T1">anti terhadap serikat pekerja (anti-union)</text:span></text:span><text:span text:style-name="T1">. Ketika muncul upaya pengorganisasian serikat pekerja di fasilitasnya, Amazon secara historis merespons dengan kampanye perlawanan yang agresif dan didanai besar-besaran. Taktik yang dilaporkan digunakan meliputi:</text:span></text:p>
                <text:list>
                  <text:list-item>
                    <text:p text:style-name="P278"><text:span text:style-name="Strong_20_Emphasis"><text:span text:style-name="T1">Rapat Wajib (Captive Audience Meetings):</text:span></text:span><text:span text:style-name="T1"> Mengumpulkan pekerja untuk mendengarkan presentasi anti-serikat. </text:span></text:p>
                  </text:list-item>
                  <text:list-item>
                    <text:p text:style-name="P278"><text:span text:style-name="Strong_20_Emphasis"><text:span text:style-name="T1">Konsultan Anti-Serikat:</text:span></text:span><text:span text:style-name="T1"> Mempekerjakan firma konsultan khusus untuk melawan upaya pengorganisasian. </text:span></text:p>
                  </text:list-item>
                  <text:list-item>
                    <text:p text:style-name="P278"><text:span text:style-name="Strong_20_Emphasis"><text:span text:style-name="T1">Materi Propaganda:</text:span></text:span><text:span text:style-name="T1"> Menyebarkan brosur, poster, atau pesan digital yang menyoroti sisi negatif bergabung dengan serikat pekerja. </text:span></text:p>
                  </text:list-item>
                  <text:list-item>
                    <text:p text:style-name="P132"><text:span text:style-name="Strong_20_Emphasis"><text:span text:style-name="T1">Pengawasan dan Potensi Intimidasi:</text:span></text:span><text:span text:style-name="T1"> Tuduhan pengawasan terhadap aktivis serikat pekerja atau bahkan tindakan balasan (meskipun sulit dibuktikan). Contoh paling menonjol dari pertarungan ini terjadi di </text:span><text:span text:style-name="Strong_20_Emphasis"><text:span text:style-name="T1">Bessemer, Alabama</text:span></text:span><text:span text:style-name="T1"> (di mana upaya serikat pekerja awalnya gagal namun kemudian diperkarakan) dan </text:span><text:span text:style-name="Strong_20_Emphasis"><text:span text:style-name="T1">Staten Island, New York</text:span></text:span><text:span text:style-name="T1"> (di mana sebuah serikat pekerja independen, Amazon Labor Union, secara mengejutkan berhasil memenangkan pemilihan pertama di gudang Amazon AS pada tahun 2022, meskipun proses negosiasi kontrak berjalan alot). Perlawanan keras Amazon terhadap serikat pekerja ini kontras dengan Prinsip Kepemimpinan baru mereka yang bertujuan menjadi "Pemberi Kerja Terbaik di Bumi", dan terus menjadi titik konflik utama dengan gerakan buruh secara global. Isu-isu ini membentuk persepsi tentang Amazon sebagai perusahaan yang mungkin sangat efisien, namun seringkali dengan mengorbankan kesejahteraan pekerjanya di garis depan. </text:span></text:p>
                  </text:list-item>
                </text:list>
              </text:list-item>
            </text:list>
            <text:p text:style-name="P322"/>
            <text:p text:style-name="P1">Silakan berikan perintah "YAX" jika Anda ingin saya melanjutkan ke prompt berikutnya (Prompt untuk Subbab 9.3: "Jejak Karbon: Tantangan Keberlanjutan dan Lingkungan").</text:p>
          </text:section>
          <text:section text:style-name="Sect1" text:name="feedback-form-74">
            <text:p text:style-name="P171"><text:soft-page-break/></text:p>
          </text:section>
        </text:section>
        <text:section text:style-name="Sect1" text:name="d0da2d615c4d4471">
          <text:p text:style-name="P1"/>
          <text:section text:style-name="Sect1" text:name="user-query-content-75">
            <text:p text:style-name="P318">yax </text:p>
          </text:section>
          <text:p text:style-name="P171">Tampilkan alur berpikir</text:p>
          <text:section text:style-name="Sect2" text:name="model-response-message-contentr_d0da2d615c4d4471">
            <text:p text:style-name="P1">Baik, saya lanjutkan ke pembahasan dampak lingkungan Amazon, dengan memperhatikan konteks waktu saat ini (Rabu, 23 April 2025 pukul 14:18:27 WIB di Indonesia).</text:p>
            <text:p text:style-name="P322"/>
            <text:p text:style-name="P23"><text:span text:style-name="Strong_20_Emphasis"><text:span text:style-name="T1">Prompt yang Dijawab:</text:span></text:span></text:p>
            <text:list xml:id="list4659744660039742265" text:style-name="L123">
              <text:list-item>
                <text:p text:style-name="P279"><text:span text:style-name="Strong_20_Emphasis"><text:span text:style-name="T1">Subbab 9.3:</text:span></text:span><text:span text:style-name="T1"> Jejak Karbon: Tantangan Keberlanjutan dan Lingkungan </text:span></text:p>
                <text:list>
                  <text:list-item>
                    <text:p text:style-name="P133"><text:span text:style-name="Strong_20_Emphasis"><text:span text:style-name="T1">Prompt:</text:span></text:span><text:span text:style-name="T1"> </text:span></text:p>
                    <text:p text:style-name="P366">"Analisis secara mendalam dampak lingkungan dari operasi global Amazon yang masif dan tantangan keberlanjutan yang dihadapinya. Uraikan sumber-sumber utama jejak karbonnya:</text:p>
                    <text:list>
                      <text:list-item>
                        <text:p text:style-name="P435"><text:span text:style-name="Strong_20_Emphasis"><text:span text:style-name="T1">Pusat Data AWS:</text:span></text:span><text:span text:style-name="T1"> Konsumsi energi yang sangat besar untuk menjalankan infrastruktur </text:span><text:span text:style-name="Emphasis"><text:span text:style-name="T1">cloud</text:span></text:span><text:span text:style-name="T1"> global. </text:span></text:p>
                      </text:list-item>
                      <text:list-item>
                        <text:p text:style-name="P435"><text:span text:style-name="Strong_20_Emphasis"><text:span text:style-name="T1">Transportasi &amp; Logistik:</text:span></text:span><text:span text:style-name="T1"> Emisi dari armada pesawat kargo (Amazon Air), truk pengiriman darat, dan kapal laut. </text:span></text:p>
                      </text:list-item>
                      <text:list-item>
                        <text:p text:style-name="P414"><text:span text:style-name="Strong_20_Emphasis"><text:span text:style-name="T1">Kemasan:</text:span></text:span><text:span text:style-name="T1"> Volume besar material kemasan (kardus, plastik) yang digunakan dan masalah daur ulang atau limbahnya. Diskusikan komitmen publik Amazon, terutama The Climate Pledge (target net-zero carbon pada 2040). Evaluasi ambisi janji ini dibandingkan dengan skala tantangan dekarbonisasi operasinya. Angkat kritik yang sering muncul mengenai kurangnya transparansi data emisi, ketergantungan pada pembelian </text:span><text:span text:style-name="Emphasis"><text:span text:style-name="T1">carbon offset</text:span></text:span><text:span text:style-name="T1"> (yang kontroversial), dan kecepatan transisi ke energi terbarukan atau kendaraan listrik. Singgung juga isu limbah lain seperti potensi pemusnahan barang retur yang </text:span><text:soft-page-break/><text:span text:style-name="T1">masih layak pakai." </text:span></text:p>
                      </text:list-item>
                    </text:list>
                  </text:list-item>
                </text:list>
              </text:list-item>
            </text:list>
            <text:p text:style-name="P322"/>
            <text:p text:style-name="P23"><text:span text:style-name="Strong_20_Emphasis"><text:span text:style-name="T1">Jawaban Prompt:</text:span></text:span></text:p>
            <text:p text:style-name="P1">(Jejak Lingkungan Raksasa Global)</text:p>
            <text:p text:style-name="P23"><text:span text:style-name="T1">Operasi Amazon yang menjangkau seluruh penjuru dunia untuk mengirimkan miliaran paket dan menjalankan infrastruktur digital bagi jutaan pelanggan (termasuk di Indonesia) secara tak terhindarkan meninggalkan </text:span><text:span text:style-name="Strong_20_Emphasis"><text:span text:style-name="T1">jejak lingkungan yang sangat besar</text:span></text:span><text:span text:style-name="T1">. Seiring dengan meningkatnya kesadaran global akan krisis iklim—isu yang dampaknya sangat dirasakan di negara kepulauan seperti Indonesia—tekanan terhadap Amazon untuk bertanggung jawab atas dampak lingkungannya pun semakin kuat. Beberapa sumber utama jejak lingkungan Amazon meliputi:</text:span></text:p>
            <text:list xml:id="list2603275993224653964" text:style-name="L124">
              <text:list-item>
                <text:p text:style-name="P280"><text:span text:style-name="Strong_20_Emphasis"><text:span text:style-name="T1">Konsumsi Energi Pusat Data AWS:</text:span></text:span><text:span text:style-name="T1"> Menjalankan pusat-pusat data (</text:span><text:span text:style-name="Emphasis"><text:span text:style-name="T1">data centers</text:span></text:span><text:span text:style-name="T1">) berskala masif yang menjadi tulang punggung AWS membutuhkan </text:span><text:span text:style-name="Strong_20_Emphasis"><text:span text:style-name="T1">energi listrik dalam jumlah kolosal</text:span></text:span><text:span text:style-name="T1">, 24 jam sehari, 7 hari seminggu. Meskipun AWS berupaya meningkatkan efisiensi dan berinvestasi pada energi terbarukan, memenuhi kebutuhan energi yang terus tumbuh dari sumber yang sepenuhnya bersih tetap menjadi tantangan besar. </text:span></text:p>
              </text:list-item>
              <text:list-item>
                <text:p text:style-name="P280"><text:span text:style-name="Strong_20_Emphasis"><text:span text:style-name="T1">Emisi Transportasi dan Logistik:</text:span></text:span><text:span text:style-name="T1"> Jaringan logistik global Amazon yang kompleks—melibatkan armada </text:span><text:span text:style-name="Strong_20_Emphasis"><text:span text:style-name="T1">pesawat kargo (Amazon Air)</text:span></text:span><text:span text:style-name="T1">, ribuan </text:span><text:span text:style-name="Strong_20_Emphasis"><text:span text:style-name="T1">truk pengiriman</text:span></text:span><text:span text:style-name="T1"> darat (termasuk van listrik dari Rivian, namun transisi armada masih berjalan), dan </text:span><text:span text:style-name="Strong_20_Emphasis"><text:span text:style-name="T1">transportasi laut</text:span></text:span><text:span text:style-name="T1">—menghasilkan emisi gas rumah kaca (GRK) yang signifikan dari pembakaran bahan bakar fosil. Janji pengiriman super cepat seringkali berarti ketergantungan pada transportasi udara yang lebih intensif karbon. </text:span></text:p>
              </text:list-item>
              <text:list-item>
                <text:p text:style-name="P134"><text:span text:style-name="Strong_20_Emphasis"><text:span text:style-name="T1">Limbah Kemasan:</text:span></text:span><text:span text:style-name="T1"> Setiap paket yang dikirim Amazon dibungkus dalam </text:span><text:span text:style-name="Strong_20_Emphasis"><text:span text:style-name="T1">kemasan</text:span></text:span><text:span text:style-name="T1">, umumnya kardus atau plastik. Meskipun Amazon telah berupaya mengurangi material kemasan (misalnya melalui program </text:span><text:span text:style-name="Emphasis"><text:span text:style-name="T1">Frustration-Free Packaging</text:span></text:span><text:span text:style-name="T1">) dan menggunakan bahan daur ulang, volume absolut kemasan yang dihasilkan tetap sangat besar, menimbulkan tantangan dalam pengelolaan sampah dan daur ulang di tingkat konsumen. </text:span></text:p>
              </text:list-item>
            </text:list>
            <text:p text:style-name="P1">(Komitmen Iklim vs. Realitas dan Kritik)</text:p>
            <text:p text:style-name="P23"><text:soft-page-break/><text:span text:style-name="T1">Menanggapi tekanan ini, Amazon pada tahun 2019 turut mendirikan </text:span><text:span text:style-name="Strong_20_Emphasis"><text:span text:style-name="T1">The Climate Pledge</text:span></text:span><text:span text:style-name="T1">, sebuah komitmen ambisius untuk mencapai </text:span><text:span text:style-name="Strong_20_Emphasis"><text:span text:style-name="T1">net-zero carbon di seluruh bisnisnya pada tahun 2040</text:span></text:span><text:span text:style-name="T1">—sepuluh tahun lebih cepat dari target Perjanjian Paris. Komitmen ini mencakup investasi pada energi terbarukan, elektrifikasi armada transportasi (pesanan besar van listrik dari Rivian), pengurangan limbah kemasan, dan investasi pada solusi berbasis alam.</text:span></text:p>
            <text:p text:style-name="P1">Namun, komitmen ini tidak lepas dari kritik dan skeptisisme:</text:p>
            <text:list xml:id="list8310466097797723314" text:style-name="L125">
              <text:list-item>
                <text:p text:style-name="P281"><text:span text:style-name="Strong_20_Emphasis"><text:span text:style-name="T1">Transparansi Data:</text:span></text:span><text:span text:style-name="T1"> Para aktivis lingkungan seringkali mengkritik Amazon karena dianggap kurang transparan dalam melaporkan data emisi totalnya secara rinci (terutama emisi Scope 3 dari rantai pasoknya), sehingga sulit untuk memverifikasi kemajuan nyata menuju target net-zero. </text:span></text:p>
              </text:list-item>
              <text:list-item>
                <text:p text:style-name="P281"><text:span text:style-name="Strong_20_Emphasis"><text:span text:style-name="T1">Ketergantungan pada </text:span></text:span><text:span text:style-name="Strong_20_Emphasis"><text:span text:style-name="Emphasis"><text:span text:style-name="T1">Carbon Offset</text:span></text:span></text:span><text:span text:style-name="Strong_20_Emphasis"><text:span text:style-name="T1">:</text:span></text:span><text:span text:style-name="T1"> Ada kekhawatiran bahwa Amazon mungkin akan terlalu bergantung pada pembelian kredit karbon (</text:span><text:span text:style-name="Emphasis"><text:span text:style-name="T1">carbon offset</text:span></text:span><text:span text:style-name="T1">)—yang efektivitas dan kredibilitasnya sering diperdebatkan—alih-alih fokus pada pengurangan emisi absolut dari operasinya sendiri. </text:span></text:p>
              </text:list-item>
              <text:list-item>
                <text:p text:style-name="P135"><text:span text:style-name="Strong_20_Emphasis"><text:span text:style-name="T1">Kecepatan Transisi:</text:span></text:span><text:span text:style-name="T1"> Mengingat skala dan pertumbuhan bisnisnya, beberapa pihak meragukan apakah kecepatan transisi Amazon ke energi terbarukan 100% atau elektrifikasi penuh armadanya cukup cepat untuk memenuhi target 2040 atau untuk mengatasi urgensi krisis iklim. </text:span></text:p>
              </text:list-item>
            </text:list>
            <text:p text:style-name="P1">(Isu Limbah Tambahan)</text:p>
            <text:p text:style-name="P23"><text:span text:style-name="T1">Selain jejak karbon dan kemasan, isu lain yang kadang muncul adalah praktik </text:span><text:span text:style-name="Strong_20_Emphasis"><text:span text:style-name="T1">pemusnahan barang retur</text:span></text:span><text:span text:style-name="T1"> atau inventaris yang tidak terjual di beberapa gudang, yang dianggap sebagai pemborosan sumber daya dan produk yang masih layak pakai.</text:span></text:p>
            <text:p text:style-name="P1">Secara keseluruhan, sementara Amazon telah membuat komitmen publik yang signifikan terhadap keberlanjutan, tantangan untuk benar-benar mendekarbonisasi operasi globalnya yang masif dan kompleks tetaplah sangat besar. Memenuhi The Climate Pledge akan membutuhkan investasi berkelanjutan, inovasi teknologi, transparansi yang lebih besar, dan kemungkinan perubahan fundamental dalam cara bisnisnya beroperasi.</text:p>
            <text:p text:style-name="P322"/>
            <text:p text:style-name="P1">Silakan berikan perintah "YAX" jika Anda ingin saya melanjutkan ke prompt <text:soft-page-break/>berikutnya (Prompt untuk Subbab 9.4: "Pengaruh Politik dan Lobi").</text:p>
          </text:section>
          <text:section text:style-name="Sect1" text:name="feedback-form-75">
            <text:p text:style-name="P171"/>
          </text:section>
        </text:section>
        <text:section text:style-name="Sect1" text:name="cf7b292b8f54d7a2">
          <text:p text:style-name="P1"/>
          <text:section text:style-name="Sect1" text:name="user-query-content-76">
            <text:p text:style-name="P318">yax </text:p>
          </text:section>
          <text:p text:style-name="P171">Tampilkan alur berpikir</text:p>
          <text:section text:style-name="Sect2" text:name="model-response-message-contentr_cf7b292b8f54d7a2">
            <text:p text:style-name="P1">Baik, saya lanjutkan ke pembahasan pengaruh politik Amazon, dengan memperhatikan konteks waktu saat ini (Rabu, 23 April 2025 pukul 14:19:30 WIB di Indonesia).</text:p>
            <text:p text:style-name="P322"/>
            <text:p text:style-name="P23"><text:span text:style-name="Strong_20_Emphasis"><text:span text:style-name="T1">Prompt yang Dijawab:</text:span></text:span></text:p>
            <text:list xml:id="list3708915563702457723" text:style-name="L126">
              <text:list-item>
                <text:p text:style-name="P282"><text:span text:style-name="Strong_20_Emphasis"><text:span text:style-name="T1">Subbab 9.4:</text:span></text:span><text:span text:style-name="T1"> Pengaruh Politik dan Lobi </text:span></text:p>
                <text:list>
                  <text:list-item>
                    <text:p text:style-name="P136"><text:span text:style-name="Strong_20_Emphasis"><text:span text:style-name="T1">Prompt:</text:span></text:span><text:span text:style-name="T1"> </text:span></text:p>
                    <text:p text:style-name="P415"><text:span text:style-name="T1">"Jelaskan bagaimana Amazon, seiring dengan pertumbuhan kekuatan ekonominya, juga secara signifikan meningkatkan pengaruh politiknya. Detailkan peningkatan dramatis dalam pengeluaran Amazon untuk aktivitas lobi (</text:span><text:span text:style-name="Emphasis"><text:span text:style-name="T1">lobbying</text:span></text:span><text:span text:style-name="T1">) di pusat-pusat kekuasaan seperti Washington D.C. dan Brussels. Analisis area-area kebijakan utama yang menjadi fokus upaya lobi Amazon: regulasi terkait e-commerce, upaya memenangkan kontrak pemerintah (khususnya untuk AWS), isu ketenagakerjaan dan serikat pekerja, kebijakan pajak perusahaan, undang-undang privasi data, dan tentunya, perdebatan mengenai hukum antimonopoli. Diskusikan fenomena 'pintu berputar' (</text:span><text:span text:style-name="Emphasis"><text:span text:style-name="T1">revolving door</text:span></text:span><text:span text:style-name="T1">), di mana Amazon merekrut mantan pejabat pemerintah atau regulator untuk memperkuat tim lobi dan hubungan pemerintahannya. Analisis implikasi dari kekuatan lobi korporat sebesar Amazon terhadap proses pembuatan kebijakan dan potensi dampaknya pada demokrasi."</text:span></text:p>
                  </text:list-item>
                </text:list>
              </text:list-item>
            </text:list>
            <text:p text:style-name="P322"/>
            <text:p text:style-name="P23"><text:span text:style-name="Strong_20_Emphasis"><text:span text:style-name="T1">Jawaban Prompt:</text:span></text:span></text:p>
            <text:p text:style-name="P1"><text:soft-page-break/>(Dari Kekuatan Ekonomi ke Pengaruh Politik)</text:p>
            <text:p text:style-name="P23"><text:span text:style-name="T1">Seiring dengan meroketnya kekuatan ekonomi dan jangkauan global Amazon, secara paralel juga terjadi peningkatan signifikan dalam </text:span><text:span text:style-name="Strong_20_Emphasis"><text:span text:style-name="T1">pengaruh politik</text:span></text:span><text:span text:style-name="T1"> perusahaan ini. Menyadari bahwa keputusan kebijakan dan regulasi dapat secara dramatis mempengaruhi bisnisnya, Amazon telah berinvestasi besar-besaran untuk memastikan suaranya didengar (dan kepentingannya dilindungi) di koridor-koridor kekuasaan, terutama di </text:span><text:span text:style-name="Strong_20_Emphasis"><text:span text:style-name="T1">Washington D.C.</text:span></text:span><text:span text:style-name="T1"> (pusat pemerintahan AS) dan </text:span><text:span text:style-name="Strong_20_Emphasis"><text:span text:style-name="T1">Brussels</text:span></text:span><text:span text:style-name="T1"> (pusat Uni Eropa). Data publik secara konsisten menunjukkan </text:span><text:span text:style-name="Strong_20_Emphasis"><text:span text:style-name="T1">peningkatan dramatis dalam pengeluaran Amazon untuk aktivitas lobi</text:span></text:span><text:span text:style-name="T1"> dalam dekade terakhir, menempatkannya di antara perusahaan-perusahaan dengan anggaran lobi terbesar di dunia.</text:span></text:p>
            <text:p text:style-name="P1">(Area Kebijakan yang Menjadi Target Lobi)</text:p>
            <text:p text:style-name="P1">Upaya lobi Amazon mencakup spektrum isu kebijakan yang luas, yang secara langsung atau tidak langsung berkaitan dengan berbagai lini bisnisnya:</text:p>
            <text:list xml:id="list1185697165644838522" text:style-name="L127">
              <text:list-item>
                <text:p text:style-name="P283"><text:span text:style-name="Strong_20_Emphasis"><text:span text:style-name="T1">Regulasi E-commerce &amp; Persaingan:</text:span></text:span><text:span text:style-name="T1"> Termasuk isu-isu terkait kewajiban pajak penjualan online, tanggung jawab platform atas produk pihak ketiga, dan yang paling krusial, upaya untuk mempengaruhi atau melawan legislasi </text:span><text:span text:style-name="Strong_20_Emphasis"><text:span text:style-name="T1">antimonopoli</text:span></text:span><text:span text:style-name="T1"> baru yang dapat membatasi praktik bisnisnya atau bahkan memaksanya memecah perusahaan. </text:span></text:p>
              </text:list-item>
              <text:list-item>
                <text:p text:style-name="P283"><text:span text:style-name="Strong_20_Emphasis"><text:span text:style-name="T1">Kontrak Pemerintah (Cloud):</text:span></text:span><text:span text:style-name="T1"> Memenangkan kontrak besar dari lembaga pemerintah untuk layanan </text:span><text:span text:style-name="Emphasis"><text:span text:style-name="T1">cloud</text:span></text:span><text:span text:style-name="T1"> AWS (seperti kontrak JEDI yang kontroversial di masa lalu, atau kontrak JWCC) adalah prioritas utama, sehingga lobi di bidang pertahanan dan teknologi pemerintahan menjadi sangat penting. </text:span></text:p>
              </text:list-item>
              <text:list-item>
                <text:p text:style-name="P283"><text:span text:style-name="Strong_20_Emphasis"><text:span text:style-name="T1">Ketenagakerjaan dan Serikat Pekerja:</text:span></text:span><text:span text:style-name="T1"> Amazon secara aktif melobi menentang undang-undang yang akan memudahkan pembentukan serikat pekerja (seperti PRO Act di AS) atau yang akan meningkatkan standar upah dan kondisi kerja minimum secara signifikan. </text:span></text:p>
              </text:list-item>
              <text:list-item>
                <text:p text:style-name="P283"><text:span text:style-name="Strong_20_Emphasis"><text:span text:style-name="T1">Kebijakan Pajak:</text:span></text:span><text:span text:style-name="T1"> Melobi untuk mempertahankan atau menciptakan struktur pajak perusahaan yang menguntungkan, baik di tingkat nasional maupun internasional. </text:span></text:p>
              </text:list-item>
              <text:list-item>
                <text:p text:style-name="P137"><text:span text:style-name="Strong_20_Emphasis"><text:span text:style-name="T1">Privasi Data dan Regulasi AI:</text:span></text:span><text:span text:style-name="T1"> Seiring dengan meningkatnya pengawasan terhadap pengumpulan dan penggunaan data pelanggan serta pengembangan AI, Amazon berusaha mempengaruhi pembentukan regulasi di area ini. </text:span></text:p>
              </text:list-item>
            </text:list>
            <text:p text:style-name="P1"><text:soft-page-break/>(Fenomena 'Pintu Berputar')</text:p>
            <text:p text:style-name="P23"><text:span text:style-name="T1">Untuk memperkuat efektivitas lobinya, Amazon (seperti banyak perusahaan besar lainnya) juga aktif memanfaatkan fenomena </text:span><text:span text:style-name="Strong_20_Emphasis"><text:span text:style-name="T1">'pintu berputar' (</text:span></text:span><text:span text:style-name="Strong_20_Emphasis"><text:span text:style-name="Emphasis"><text:span text:style-name="T1">revolving door</text:span></text:span></text:span><text:span text:style-name="Strong_20_Emphasis"><text:span text:style-name="T1">)</text:span></text:span><text:span text:style-name="T1">. Ini merujuk pada praktik merekrut mantan pejabat pemerintah, anggota parlemen, staf ahli kongres/parlemen, atau regulator—orang-orang yang memiliki pengetahuan mendalam tentang proses pembuatan kebijakan dan jaringan kontak yang luas—untuk bergabung dengan tim lobi atau hubungan pemerintahannya. Praktik ini, meskipun legal, sering dikritik karena dianggap memberikan keuntungan akses dan pengaruh yang tidak semestinya kepada korporasi besar.</text:span></text:p>
            <text:p text:style-name="P1">(Implikasi Kekuatan Lobi Korporat)</text:p>
            <text:p text:style-name="P23"><text:span text:style-name="T1">Kekuatan lobi yang dimiliki oleh entitas korporat sebesar Amazon menimbulkan pertanyaan penting tentang </text:span><text:span text:style-name="Strong_20_Emphasis"><text:span text:style-name="T1">keseimbangan kekuasaan dalam proses demokrasi</text:span></text:span><text:span text:style-name="T1">. Ketika perusahaan dengan sumber daya hampir tak terbatas dapat membanjiri ibu kota dengan pelobi profesional dan sumbangan politik (jika diizinkan), apakah suara warga negara biasa atau bisnis kecil masih dapat didengar secara efektif? Apakah kebijakan yang dihasilkan akan lebih mencerminkan kepentingan korporat daripada kepentingan publik yang lebih luas? Meskipun aktivitas lobi adalah bagian legal dari proses politik di banyak negara, skala dan pengaruh lobi Amazon menyoroti tantangan yang lebih besar mengenai peran uang dan kekuasaan korporat dalam pembuatan kebijakan di era modern—sebuah isu dengan relevansi global, termasuk bagaimana perusahaan multinasional berinteraksi dengan pemerintah di negara-negara seperti Indonesia untuk mempengaruhi regulasi pasar atau investasi.</text:span></text:p>
            <text:p text:style-name="P322"/>
            <text:p text:style-name="P1">Silakan berikan perintah "YAX" jika Anda ingin saya melanjutkan ke prompt berikutnya (Prompt untuk Subbab 9.5: "Pertarungan Regulasi di Berbagai Negara").</text:p>
          </text:section>
          <text:section text:style-name="Sect1" text:name="feedback-form-76">
            <text:p text:style-name="P171"/>
          </text:section>
        </text:section>
        <text:section text:style-name="Sect1" text:name="1c22b2fd9bbe81ec">
          <text:p text:style-name="P1"/>
          <text:section text:style-name="Sect1" text:name="user-query-content-77">
            <text:p text:style-name="P318">yax </text:p>
          </text:section>
          <text:p text:style-name="P171">Tampilkan alur berpikir</text:p>
          <text:section text:style-name="Sect2" text:name="model-response-message-contentr_1c22b2fd9bbe81ec">
            <text:p text:style-name="P1">Baik, saya lanjutkan ke pembahasan pertarungan regulasi global Amazon, dengan memperhatikan konteks waktu saat ini (Rabu, 23 April 2025 pukul <text:soft-page-break/>14:20:09 WIB di Indonesia).</text:p>
            <text:p text:style-name="P322"/>
            <text:p text:style-name="P23"><text:span text:style-name="Strong_20_Emphasis"><text:span text:style-name="T1">Prompt yang Dijawab:</text:span></text:span></text:p>
            <text:list xml:id="list4811520341939275345" text:style-name="L128">
              <text:list-item>
                <text:p text:style-name="P284"><text:span text:style-name="Strong_20_Emphasis"><text:span text:style-name="T1">Subbab 9.5:</text:span></text:span><text:span text:style-name="T1"> Pertarungan Regulasi di Berbagai Negara </text:span></text:p>
                <text:list>
                  <text:list-item>
                    <text:p text:style-name="P138"><text:span text:style-name="Strong_20_Emphasis"><text:span text:style-name="T1">Prompt:</text:span></text:span><text:span text:style-name="T1"> </text:span></text:p>
                    <text:p text:style-name="P367">"Tekankan bahwa tantangan regulasi yang dihadapi Amazon bersifat global dan tidak terbatas pada AS atau Uni Eropa. Berikan contoh-contoh spesifik tentang bagaimana Amazon menghadapi pengawasan atau pertarungan regulasi di negara atau wilayah lain yang penting bagi operasinya (berdasarkan informasi hingga 2025):</text:p>
                    <text:list>
                      <text:list-item>
                        <text:p text:style-name="P436"><text:span text:style-name="Strong_20_Emphasis"><text:span text:style-name="T1">India:</text:span></text:span><text:span text:style-name="T1"> Pertarungan terkait aturan investasi asing langsung (FDI) di e-commerce, tuduhan mengutamakan penjual tertentu atau merek sendiri, dan tekanan untuk mendukung penjual lokal kecil. </text:span></text:p>
                      </text:list-item>
                      <text:list-item>
                        <text:p text:style-name="P436"><text:span text:style-name="Strong_20_Emphasis"><text:span text:style-name="T1">Tiongkok:</text:span></text:span><text:span text:style-name="T1"> Tantangan operasional historis yang menyebabkan penarikan sebagian besar bisnis e-commerce konsumennya, menyisakan fokus pada AWS dan penjualan lintas batas. </text:span></text:p>
                      </text:list-item>
                      <text:list-item>
                        <text:p text:style-name="P436"><text:span text:style-name="Strong_20_Emphasis"><text:span text:style-name="T1">Australia:</text:span></text:span><text:span text:style-name="T1"> Pengawasan dari Komisi Persaingan dan Konsumen Australia (ACCC) terkait isu persaingan dan pajak. </text:span></text:p>
                      </text:list-item>
                      <text:list-item>
                        <text:p text:style-name="P416"><text:span text:style-name="Strong_20_Emphasis"><text:span text:style-name="T1">Wilayah Lain (jika relevan dan ada data):</text:span></text:span><text:span text:style-name="T1"> Potensi isu regulasi di pasar berkembang lainnya seperti Asia Tenggara atau Amerika Latin terkait persaingan, pajak, atau ketenagakerjaan. Jelaskan bagaimana contoh-contoh ini menggambarkan kompleksitas bagi Amazon dalam menavigasi lanskap hukum, politik, dan budaya yang beragam di seluruh dunia dalam upayanya untuk terus berekspansi secara global." </text:span></text:p>
                      </text:list-item>
                    </text:list>
                  </text:list-item>
                </text:list>
              </text:list-item>
            </text:list>
            <text:p text:style-name="P322"><text:soft-page-break/></text:p>
            <text:p text:style-name="P23"><text:span text:style-name="Strong_20_Emphasis"><text:span text:style-name="T1">Jawaban Prompt:</text:span></text:span></text:p>
            <text:p text:style-name="P1">(Tantangan Regulasi yang Mendunia)</text:p>
            <text:p text:style-name="P23"><text:span text:style-name="T1">Pengawasan dan tekanan regulasi yang dihadapi Amazon bukanlah fenomena yang terbatas pada Amerika Serikat dan Uni Eropa saja. Sebagai perusahaan yang beroperasi di hampir setiap sudut dunia, Amazon harus terus-menerus menavigasi lanskap hukum, politik, dan budaya yang sangat beragam dan seringkali menantang di berbagai negara. Pertarungan regulasi ini bersifat </text:span><text:span text:style-name="Strong_20_Emphasis"><text:span text:style-name="T1">global</text:span></text:span><text:span text:style-name="T1"> dan menunjukkan kompleksitas luar biasa dalam menjalankan bisnis berskala internasional di era saat ini (April 2025). Beberapa contoh menonjol meliputi:</text:span></text:p>
            <text:list xml:id="list1020414399569031659" text:style-name="L129">
              <text:list-item>
                <text:p text:style-name="P139"><text:span text:style-name="Strong_20_Emphasis"><text:span text:style-name="T1">India:</text:span></text:span><text:span text:style-name="T1"> Pasar India yang sangat besar dan potensial juga menjadi medan pertempuran regulasi yang sengit bagi Amazon. Pemerintah India menerapkan aturan </text:span><text:span text:style-name="Strong_20_Emphasis"><text:span text:style-name="T1">Investasi Asing Langsung (FDI)</text:span></text:span><text:span text:style-name="T1"> yang kompleks untuk sektor e-commerce, yang dirancang untuk melindungi pengecer lokal kecil. Amazon (bersama pesaingnya seperti Flipkart milik Walmart) berulang kali menghadapi tuduhan melanggar aturan ini, misalnya dengan diduga memberikan perlakuan istimewa kepada penjual tertentu yang memiliki hubungan terafiliasi atau secara tidak adil mempromosikan merek privatnya sendiri. Tekanan dari asosiasi pedagang lokal sangat kuat, dan Amazon harus terus beradaptasi dengan perubahan aturan yang seringkali bertujuan membatasi dominasi platform asing.</text:span></text:p>
              </text:list-item>
              <text:list-item>
                <text:p text:style-name="P139"><text:span text:style-name="Strong_20_Emphasis"><text:span text:style-name="T1">Tiongkok:</text:span></text:span><text:span text:style-name="T1"> Pengalaman Amazon di Tiongkok adalah contoh nyata betapa sulitnya bersaing di pasar yang didominasi oleh pemain lokal yang kuat (seperti Alibaba dan JD.com) dan lingkungan regulasi yang unik. Setelah bertahun-tahun berjuang untuk mendapatkan pangsa pasar yang signifikan, Amazon pada tahun 2019 secara efektif </text:span><text:span text:style-name="Strong_20_Emphasis"><text:span text:style-name="T1">menyerah pada bisnis e-commerce domestiknya</text:span></text:span><text:span text:style-name="T1"> di Tiongkok, dan lebih memfokuskan operasinya di sana pada bisnis AWS (yang juga menghadapi persaingan ketat dari penyedia cloud lokal) serta memfasilitasi penjualan lintas batas bagi pedagang Tiongkok ke pasar global Amazon.</text:span></text:p>
              </text:list-item>
              <text:list-item>
                <text:p text:style-name="P139"><text:span text:style-name="Strong_20_Emphasis"><text:span text:style-name="T1">Australia:</text:span></text:span><text:span text:style-name="T1"> Di Australia, Komisi Persaingan dan Konsumen Australia (ACCC) secara aktif mengawasi praktik bisnis Amazon, terutama terkait isu </text:span><text:span text:style-name="Strong_20_Emphasis"><text:span text:style-name="T1">persaingan di Marketplace</text:span></text:span><text:span text:style-name="T1"> dan potensi dampak pada pengecer </text:span><text:soft-page-break/><text:span text:style-name="T1">lokal. Isu </text:span><text:span text:style-name="Strong_20_Emphasis"><text:span text:style-name="T1">perpajakan</text:span></text:span><text:span text:style-name="T1"> perusahaan multinasional seperti Amazon juga menjadi perhatian regulator Australia, sejalan dengan tren global.</text:span></text:p>
              </text:list-item>
              <text:list-item>
                <text:p text:style-name="P139"><text:span text:style-name="Strong_20_Emphasis"><text:span text:style-name="T1">Wilayah Lain (Termasuk Asia Tenggara):</text:span></text:span><text:span text:style-name="T1"> Di pasar-pasar berkembang lainnya, termasuk </text:span><text:span text:style-name="Strong_20_Emphasis"><text:span text:style-name="T1">Asia Tenggara</text:span></text:span><text:span text:style-name="T1"> (di mana Indonesia adalah pasar terbesar), Amazon (atau pemain e-commerce global serupa) juga harus menghadapi tantangan regulasi yang unik. Isu-isu seperti perlindungan data konsumen, aturan persaingan usaha yang mungkin berbeda, kebijakan pajak digital, persyaratan konten lokal, atau bahkan isu ketenagakerjaan dapat muncul seiring dengan pertumbuhan kehadiran mereka. Menavigasi keragaman peraturan dan prioritas kebijakan di masing-masing negara ASEAN, misalnya, membutuhkan pemahaman lokal yang mendalam dan strategi hubungan pemerintah yang cermat. Hal serupa juga terjadi di </text:span><text:span text:style-name="Strong_20_Emphasis"><text:span text:style-name="T1">Amerika Latin</text:span></text:span><text:span text:style-name="T1"> dan wilayah lainnya.</text:span></text:p>
              </text:list-item>
            </text:list>
            <text:p text:style-name="P1">(Kompleksitas Navigasi Global)</text:p>
            <text:p text:style-name="P23"><text:span text:style-name="T1">Contoh-contoh ini secara jelas menggambarkan </text:span><text:span text:style-name="Strong_20_Emphasis"><text:span text:style-name="T1">kompleksitas luar biasa</text:span></text:span><text:span text:style-name="T1"> yang dihadapi Amazon dalam operasinya di seluruh dunia. Setiap negara memiliki prioritas kebijakan, kerangka hukum, dinamika politik, dan sensitivitas budaya yang berbeda. Apa yang diizinkan atau dianggap normal di satu negara bisa jadi ilegal atau tidak dapat diterima secara sosial di negara lain. Kemampuan Amazon untuk terus berekspansi secara global sangat bergantung pada kelihaiannya dalam memahami, beradaptasi, dan terkadang melawan lanskap regulasi yang beragam dan terus berubah ini. Tantangan ini kemungkinan besar akan semakin meningkat seiring dengan semakin besarnya skala Amazon dan semakin fokusnya pemerintah di seluruh dunia pada kekuatan perusahaan teknologi raksasa.</text:span></text:p>
            <text:p text:style-name="P322"/>
            <text:p text:style-name="P1">Ini adalah akhir dari Bab 9. Silakan berikan perintah "YAX" jika Anda ingin saya melanjutkan ke prompt berikutnya (Prompt untuk Pengantar Bab 10).</text:p>
          </text:section>
          <text:section text:style-name="Sect1" text:name="feedback-form-77">
            <text:p text:style-name="P171"/>
          </text:section>
        </text:section>
        <text:section text:style-name="Sect1" text:name="a6c5c63ac2b1634b">
          <text:p text:style-name="P1"/>
          <text:section text:style-name="Sect1" text:name="user-query-content-78">
            <text:p text:style-name="P318">yax </text:p>
          </text:section>
          <text:p text:style-name="P171">Tampilkan alur berpikir</text:p>
          <text:section text:style-name="Sect2" text:name="model-response-message-contentr_a6c5c63ac2b1634b">
            <text:p text:style-name="P1">Baik, kita memasuki bab terakhir yang melihat ke depan, Bab 10, dengan memperhatikan konteks waktu saat ini (Rabu, 23 April 2025 pukul 14:21:15 WIB <text:soft-page-break/>di Indonesia).</text:p>
            <text:p text:style-name="P322"/>
            <text:p text:style-name="P23"><text:span text:style-name="Strong_20_Emphasis"><text:span text:style-name="T1">Prompt yang Dijawab:</text:span></text:span></text:p>
            <text:list xml:id="list5462641852975559703" text:style-name="L130">
              <text:list-item>
                <text:p text:style-name="P285"><text:span text:style-name="Strong_20_Emphasis"><text:span text:style-name="T1">Pengantar Bab 10:</text:span></text:span><text:span text:style-name="T1"> Masa Depan Amazon - Inovasi Tanpa Batas? </text:span></text:p>
                <text:list>
                  <text:list-item>
                    <text:p text:style-name="P140"><text:span text:style-name="Strong_20_Emphasis"><text:span text:style-name="T1">Prompt:</text:span></text:span><text:span text:style-name="T1"> </text:span></text:p>
                    <text:p text:style-name="P368">"Tulis paragraf pengantar untuk Bab 10. Setelah menelusuri sejarah, kesuksesan, kegagalan, dan tantangan Amazon hingga saat ini (April 2025), bab terakhir ini akan mengarahkan pandangan ke masa depan. Ajukan pertanyaan: Ke mana arah raksasa teknologi ini selanjutnya? Apakah inovasinya benar-benar tanpa batas? Jelaskan bahwa bab ini akan mengeksplorasi area-area utama di mana Amazon sedang berinvestasi dan bereksperimen untuk pertumbuhan di masa depan: mulai dari potensi transformasional AI Generatif, realisasi pengiriman otonom dengan drone dan robot, ekspansi lebih lanjut ke industri-industri besar seperti kesehatan dan otomotif, hingga evolusi pengalaman ritel itu sendiri. Namun, seimbangkan optimisme inovasi ini dengan pengakuan terhadap tantangan pertumbuhan yang tak terhindarkan dan tekanan regulasi yang terus membayangi. Bingkai bab ini sebagai upaya untuk memahami visi jangka panjang Amazon dan memetakan kemungkinan trajektorinya di tahun-tahun mendatang, berdasarkan tren dan inisiatif yang terlihat saat ini."</text:p>
                  </text:list-item>
                </text:list>
              </text:list-item>
            </text:list>
            <text:p text:style-name="P322"/>
            <text:p text:style-name="P23"><text:span text:style-name="Strong_20_Emphasis"><text:span text:style-name="T1">Jawaban Prompt:</text:span></text:span></text:p>
            <text:p text:style-name="P23"><text:span text:style-name="T1">Setelah menjelajahi perjalanan panjang Amazon—dari garasi hingga menjadi raksasa global, lengkap dengan kesuksesan gemilang, kegagalan berharga, budaya unik, dan tantangan berat yang dihadapinya hingga pertengahan dekade 2020-an ini—pertanyaan wajar yang muncul adalah: </text:span><text:span text:style-name="Strong_20_Emphasis"><text:span text:style-name="T1">Apa selanjutnya?</text:span></text:span><text:span text:style-name="T1"> Ke mana lagi 'sungai' Amazon ini akan mengalir? Apakah mesin inovasinya, </text:span><text:soft-page-break/><text:span text:style-name="T1">yang tampak begitu perkasa, benar-benar tanpa batas? Bab penutup ini mencoba menjawab pertanyaan-pertanyaan tersebut dengan melihat ke depan, mengeksplorasi area-area utama di mana Amazon saat ini (April 2025) sedang menanam investasi besar dan melakukan eksperimen ambisius untuk membentuk masa depannya.</text:span></text:p>
            <text:p text:style-name="P23"><text:span text:style-name="T1">Kita akan menyelami potensi </text:span><text:span text:style-name="Strong_20_Emphasis"><text:span text:style-name="T1">Kecerdasan Buatan (AI) Generatif</text:span></text:span><text:span text:style-name="T1"> yang sedang booming dan bagaimana Amazon memanfaatkannya, baik untuk pelanggan AWS maupun untuk merevolusi operasinya sendiri. Kita akan mengkaji kemajuan (dan tantangan) dalam mewujudkan impian </text:span><text:span text:style-name="Strong_20_Emphasis"><text:span text:style-name="T1">pengiriman masa depan</text:span></text:span><text:span text:style-name="T1"> menggunakan drone (Prime Air) dan robot otonom—sebuah visi yang, jika terwujud, bisa sangat relevan untuk geografi kepulauan seperti Indonesia. Kita juga akan melihat upaya berkelanjutan Amazon untuk </text:span><text:span text:style-name="Strong_20_Emphasis"><text:span text:style-name="T1">merambah industri-industri baru</text:span></text:span><text:span text:style-name="T1"> yang masif, seperti layanan kesehatan, otomotif, dan bahkan penyediaan internet global melalui konstelasi satelit Project Kuiper. Tak ketinggalan, kita akan membahas </text:span><text:span text:style-name="Strong_20_Emphasis"><text:span text:style-name="T1">evolusi pengalaman ritel</text:span></text:span><text:span text:style-name="T1">, baik online maupun melalui inovasi toko fisik seperti Amazon Go.</text:span></text:p>
            <text:p text:style-name="P23"><text:span text:style-name="T1">Namun, pandangan ke depan ini tidak akan lengkap tanpa mengakui </text:span><text:span text:style-name="Strong_20_Emphasis"><text:span text:style-name="T1">realitas tantangan</text:span></text:span><text:span text:style-name="T1"> yang menghadang. Seperti yang dibahas di Bab 9, Amazon menghadapi potensi kejenuhan di pasar intinya, persaingan yang semakin ketat, dan terutama, tekanan regulasi yang terus meningkat di seluruh dunia. Oleh karena itu, bab ini akan mencoba menyajikan gambaran yang seimbang antara optimisme inovasi teknologi dan realisme tantangan pertumbuhan. Ini adalah upaya untuk memetakan kemungkinan </text:span><text:span text:style-name="Strong_20_Emphasis"><text:span text:style-name="T1">trajektori masa depan Amazon</text:span></text:span><text:span text:style-name="T1">, memahami visi jangka panjangnya, dan berspekulasi secara terinformasi mengenai babak selanjutnya dalam kisah salah satu perusahaan paling transformasional di zaman kita.</text:span></text:p>
            <text:p text:style-name="P322"/>
            <text:p text:style-name="P1">Silakan berikan perintah "YAX" jika Anda ingin saya melanjutkan ke prompt berikutnya (Prompt untuk Subbab 10.1: "Kecerdasan Buatan (AI) Generatif dan Aplikasinya").</text:p>
          </text:section>
          <text:section text:style-name="Sect1" text:name="feedback-form-78">
            <text:p text:style-name="P171"/>
          </text:section>
        </text:section>
        <text:section text:style-name="Sect1" text:name="37b4df3a5817c13d">
          <text:p text:style-name="P1"/>
          <text:section text:style-name="Sect1" text:name="user-query-content-79">
            <text:p text:style-name="P318">yax </text:p>
          </text:section>
          <text:p text:style-name="P171">Tampilkan alur berpikir</text:p>
          <text:section text:style-name="Sect2" text:name="model-response-message-contentr_37b4df3a5817c13d">
            <text:p text:style-name="P1">Baik, saya lanjutkan ke pembahasan mengenai AI Generatif di Amazon, dengan <text:soft-page-break/>memperhatikan konteks waktu saat ini (Rabu, 23 April 2025 pukul 14:21:41 WIB di Indonesia).</text:p>
            <text:p text:style-name="P322"/>
            <text:p text:style-name="P23"><text:span text:style-name="Strong_20_Emphasis"><text:span text:style-name="T1">Prompt yang Dijawab:</text:span></text:span></text:p>
            <text:list xml:id="list1562011277259065574" text:style-name="L131">
              <text:list-item>
                <text:p text:style-name="P286"><text:span text:style-name="Strong_20_Emphasis"><text:span text:style-name="T1">Subbab 10.1:</text:span></text:span><text:span text:style-name="T1"> Kecerdasan Buatan (AI) Generatif dan Aplikasinya </text:span></text:p>
                <text:list>
                  <text:list-item>
                    <text:p text:style-name="P141"><text:span text:style-name="Strong_20_Emphasis"><text:span text:style-name="T1">Prompt:</text:span></text:span><text:span text:style-name="T1"> </text:span></text:p>
                    <text:p text:style-name="P417"><text:span text:style-name="T1">"Bahas secara mendalam posisi, strategi, dan investasi Amazon dalam bidang kecerdasan buatan generatif (Generative AI) yang sedang meledak (berdasarkan perkembangan hingga April 2025). Jelaskan bagaimana Amazon merespons tren ini, baik melalui pengembangan modelnya sendiri (misalnya, keluarga model Amazon Titan) maupun melalui kemitraan strategis (seperti investasi signifikan di Anthropic). Uraikan bagaimana AWS menjadi platform kunci untuk adopsi GenAI oleh perusahaan lain melalui layanan seperti Amazon Bedrock dan kapabilitas SageMaker yang diperluas. Analisis potensi penerapan GenAI di dalam operasi Amazon sendiri: peningkatan drastis pada personalisasi pengalaman belanja e-commerce, evolusi kemampuan percakapan Alexa, otomatisasi pembuatan konten (deskripsi produk, materi pemasaran), bantuan </text:span><text:span text:style-name="Emphasis"><text:span text:style-name="T1">coding</text:span></text:span><text:span text:style-name="T1"> untuk developer internal (CodeWhisperer), dan lainnya. Bandingkan pendekatan Amazon dengan pesaing utamanya di ranah AI (Microsoft/OpenAI, Google)."</text:span></text:p>
                  </text:list-item>
                </text:list>
              </text:list-item>
            </text:list>
            <text:p text:style-name="P322"/>
            <text:p text:style-name="P23"><text:span text:style-name="Strong_20_Emphasis"><text:span text:style-name="T1">Jawaban Prompt:</text:span></text:span></text:p>
            <text:p text:style-name="P1">(Amazon Merangkul Gelombang AI Generatif)</text:p>
            <text:p text:style-name="P23"><text:span text:style-name="T1">Ledakan </text:span><text:span text:style-name="Strong_20_Emphasis"><text:span text:style-name="T1">Kecerdasan Buatan Generatif (Generative AI)</text:span></text:span><text:span text:style-name="T1">—teknologi di balik sistem seperti ChatGPT yang mampu menghasilkan teks, gambar, atau kode baru yang koheren—menjadi fenomena teknologi paling signifikan dalam beberapa tahun terakhir. Amazon, sebagai raksasa teknologi dan pemimpin </text:span><text:span text:style-name="Emphasis"><text:span text:style-name="T1">cloud</text:span></text:span><text:span text:style-name="T1">, tidak tinggal diam dalam menghadapi gelombang baru ini. Hingga </text:span><text:soft-page-break/><text:span text:style-name="T1">pertengahan 2025, Amazon terlihat mengadopsi strategi multi-cabang untuk memanfaatkan dan memimpin di era GenAI.</text:span></text:p>
            <text:p text:style-name="P1">(Strategi Multi-Cabang: Model Internal, Kemitraan, dan Platform AWS)</text:p>
            <text:p text:style-name="P1">Pendekatan Amazon terhadap GenAI meliputi:</text:p>
            <text:list xml:id="list6357490103260724519" text:style-name="L132">
              <text:list-item>
                <text:p text:style-name="P287"><text:span text:style-name="Strong_20_Emphasis"><text:span text:style-name="T1">Pengembangan Model Internal (Amazon Titan):</text:span></text:span><text:span text:style-name="T1"> Amazon mengembangkan keluarga model fondasi (</text:span><text:span text:style-name="Emphasis"><text:span text:style-name="T1">foundation models</text:span></text:span><text:span text:style-name="T1">) miliknya sendiri yang diberi nama </text:span><text:span text:style-name="Strong_20_Emphasis"><text:span text:style-name="T1">Amazon Titan</text:span></text:span><text:span text:style-name="T1">. Model-model ini dirancang untuk berbagai tugas, termasuk pembuatan teks, ringkasan, dan pencarian semantik, serta dioptimalkan untuk berjalan efisien di infrastruktur AWS. </text:span></text:p>
              </text:list-item>
              <text:list-item>
                <text:p text:style-name="P287"><text:span text:style-name="Strong_20_Emphasis"><text:span text:style-name="T1">Investasi Strategis (Anthropic):</text:span></text:span><text:span text:style-name="T1"> Menyadari kekuatan model dari pemain lain, Amazon melakukan investasi strategis besar-besaran (miliaran dolar) di </text:span><text:span text:style-name="Strong_20_Emphasis"><text:span text:style-name="T1">Anthropic</text:span></text:span><text:span text:style-name="T1">, sebuah startup AI terkemuka yang dikenal dengan model Claude-nya dan fokus pada keamanan AI. Kemitraan ini memberikan akses preferensial bagi pelanggan AWS ke model Anthropic dan memperkuat posisi kompetitif Amazon. </text:span></text:p>
              </text:list-item>
              <text:list-item>
                <text:p text:style-name="P142"><text:span text:style-name="Strong_20_Emphasis"><text:span text:style-name="T1">Platform AWS sebagai Enabler:</text:span></text:span><text:span text:style-name="T1"> Strategi kunci Amazon adalah menjadikan </text:span><text:span text:style-name="Strong_20_Emphasis"><text:span text:style-name="T1">AWS sebagai platform pilihan</text:span></text:span><text:span text:style-name="T1"> bagi perusahaan lain untuk membangun dan menerapkan aplikasi GenAI mereka sendiri. Layanan utama dalam hal ini adalah </text:span><text:span text:style-name="Strong_20_Emphasis"><text:span text:style-name="T1">Amazon Bedrock</text:span></text:span><text:span text:style-name="T1">, sebuah layanan terkelola yang memberikan akses mudah ke berbagai model fondasi terkemuka (termasuk Titan, model dari Anthropic, Stability AI, AI21 Labs, dll.) melalui satu API. Selain itu, </text:span><text:span text:style-name="Strong_20_Emphasis"><text:span text:style-name="T1">Amazon SageMaker</text:span></text:span><text:span text:style-name="T1">, platform ML komprehensif AWS, juga diperkaya dengan fitur-fitur khusus untuk mendukung siklus hidup pengembangan model GenAI. Pendekatan platform ini memungkinkan bisnis di seluruh dunia, termasuk di Indonesia, untuk bereksperimen dan memanfaatkan GenAI tanpa harus membangun infrastruktur atau model dari nol. </text:span></text:p>
              </text:list-item>
            </text:list>
            <text:p text:style-name="P1">(Potensi Aplikasi Internal Amazon)</text:p>
            <text:p text:style-name="P1">Di dalam operasinya sendiri, Amazon memiliki potensi besar untuk menerapkan GenAI guna meningkatkan berbagai aspek bisnisnya:</text:p>
            <text:list xml:id="list7929557474589683160" text:style-name="L133">
              <text:list-item>
                <text:p text:style-name="P288"><text:span text:style-name="Strong_20_Emphasis"><text:span text:style-name="T1">Revolusi E-commerce:</text:span></text:span><text:span text:style-name="T1"> GenAI dapat digunakan untuk menciptakan pengalaman pencarian produk yang jauh lebih percakapan dan kontekstual, menghasilkan deskripsi produk yang lebih menarik secara otomatis, mempersonalisasi rekomendasi dengan cara yang lebih </text:span><text:soft-page-break/><text:span text:style-name="T1">mendalam, dan bahkan membantu pelanggan merancang atau memvisualisasikan produk. </text:span></text:p>
              </text:list-item>
              <text:list-item>
                <text:p text:style-name="P288"><text:span text:style-name="Strong_20_Emphasis"><text:span text:style-name="T1">Evolusi Alexa:</text:span></text:span><text:span text:style-name="T1"> Kemampuan percakapan Alexa dapat ditingkatkan secara dramatis, membuatnya lebih alami, mampu memahami konteks yang kompleks, dan melakukan tugas-tugas yang lebih bernuansa. </text:span></text:p>
              </text:list-item>
              <text:list-item>
                <text:p text:style-name="P288"><text:span text:style-name="Strong_20_Emphasis"><text:span text:style-name="T1">Otomatisasi Konten:</text:span></text:span><text:span text:style-name="T1"> Pembuatan materi pemasaran, ringkasan ulasan produk, atau bahkan draf email layanan pelanggan dapat diotomatisasi atau dibantu oleh GenAI. </text:span></text:p>
              </text:list-item>
              <text:list-item>
                <text:p text:style-name="P143"><text:span text:style-name="Strong_20_Emphasis"><text:span text:style-name="T1">Peningkatan Produktivitas Developer:</text:span></text:span><text:span text:style-name="T1"> Alat seperti </text:span><text:span text:style-name="Strong_20_Emphasis"><text:span text:style-name="T1">Amazon CodeWhisperer</text:span></text:span><text:span text:style-name="T1"> (pesaing GitHub Copilot) menggunakan GenAI untuk memberikan saran kode secara </text:span><text:span text:style-name="Emphasis"><text:span text:style-name="T1">real-time</text:span></text:span><text:span text:style-name="T1">, membantu developer internal (dan eksternal) menulis kode lebih cepat dan efisien. </text:span></text:p>
              </text:list-item>
            </text:list>
            <text:p text:style-name="P1">(Perbandingan dengan Pesaing)</text:p>
            <text:p text:style-name="P23"><text:span text:style-name="T1">Pendekatan Amazon terhadap GenAI (hingga awal 2025) tampak sedikit berbeda dari pesaing utamanya. Sementara </text:span><text:span text:style-name="Strong_20_Emphasis"><text:span text:style-name="T1">Microsoft</text:span></text:span><text:span text:style-name="T1"> bertaruh besar pada kemitraan eratnya dengan </text:span><text:span text:style-name="Strong_20_Emphasis"><text:span text:style-name="T1">OpenAI (ChatGPT)</text:span></text:span><text:span text:style-name="T1"> dan mengintegrasikannya secara mendalam ke produk-produknya (Windows, Office, Bing), dan </text:span><text:span text:style-name="Strong_20_Emphasis"><text:span text:style-name="T1">Google</text:span></text:span><text:span text:style-name="T1"> fokus pada pengembangan modelnya sendiri yang kuat (</text:span><text:span text:style-name="Strong_20_Emphasis"><text:span text:style-name="T1">Gemini</text:span></text:span><text:span text:style-name="T1">) serta integrasi ke dalam mesin pencari dan layanan cloudnya (GCP), Amazon mengambil </text:span><text:span text:style-name="Strong_20_Emphasis"><text:span text:style-name="T1">pendekatan yang lebih berorientasi pada platform dan pilihan</text:span></text:span><text:span text:style-name="T1">. Melalui Bedrock, Amazon menawarkan akses ke berbagai model, memposisikan dirinya sebagai 'Swiss'-nya model GenAI, sambil tetap mengembangkan modelnya sendiri (Titan) dan menjalin kemitraan kunci (Anthropic). Pertarungan untuk supremasi di era AI Generatif ini masih sangat awal, dan strategi Amazon yang multi-cabang ini memberikannya fleksibilitas untuk beradaptasi di lanskap yang berubah cepat.</text:span></text:p>
            <text:p text:style-name="P322"/>
            <text:p text:style-name="P1">Silakan berikan perintah "YAX" jika Anda ingin saya melanjutkan ke prompt berikutnya (Prompt untuk Subbab 10.2: "Pengiriman Masa Depan: Drone (Prime Air) dan Robot Otonom").</text:p>
          </text:section>
          <text:section text:style-name="Sect1" text:name="feedback-form-79">
            <text:p text:style-name="P171"/>
          </text:section>
        </text:section>
        <text:section text:style-name="Sect1" text:name="15607b0c90fe31a9">
          <text:p text:style-name="P1"/>
          <text:section text:style-name="Sect1" text:name="user-query-content-80">
            <text:p text:style-name="P318">yax </text:p>
          </text:section>
          <text:p text:style-name="P171">Tampilkan alur berpikir</text:p>
          <text:section text:style-name="Sect2" text:name="model-response-message-contentr_15607b0c90fe31a9">
            <text:p text:style-name="P1"><text:soft-page-break/>Baik, saya lanjutkan ke pembahasan tentang masa depan pengiriman Amazon, dengan memperhatikan konteks waktu saat ini (Rabu, 23 April 2025 pukul 14:22:58 WIB di Indonesia).</text:p>
            <text:p text:style-name="P322"/>
            <text:p text:style-name="P23"><text:span text:style-name="Strong_20_Emphasis"><text:span text:style-name="T1">Prompt yang Dijawab:</text:span></text:span></text:p>
            <text:list xml:id="list5515280576701139609" text:style-name="L134">
              <text:list-item>
                <text:p text:style-name="P289"><text:span text:style-name="Strong_20_Emphasis"><text:span text:style-name="T1">Subbab 10.2:</text:span></text:span><text:span text:style-name="T1"> Pengiriman Masa Depan: Drone (Prime Air) dan Robot Otonom </text:span></text:p>
                <text:list>
                  <text:list-item>
                    <text:p text:style-name="P144"><text:span text:style-name="Strong_20_Emphasis"><text:span text:style-name="T1">Prompt:</text:span></text:span><text:span text:style-name="T1"> </text:span></text:p>
                    <text:p text:style-name="P418"><text:span text:style-name="T1">"Jelaskan secara rinci upaya jangka panjang Amazon untuk merevolusi pengiriman </text:span><text:span text:style-name="Emphasis"><text:span text:style-name="T1">last-mile</text:span></text:span><text:span text:style-name="T1"> melalui teknologi otonom. Fokus pada:</text:span></text:p>
                    <text:list>
                      <text:list-item>
                        <text:p text:style-name="P437"><text:span text:style-name="Strong_20_Emphasis"><text:span text:style-name="T1">Prime Air (Drone):</text:span></text:span><text:span text:style-name="T1"> Uraikan perkembangan program pengiriman menggunakan drone Amazon. Apa status operasinya saat ini (April 2025)? Di lokasi mana saja sudah diimplementasikan (meskipun mungkin masih terbatas)? Apa tantangan utama yang masih dihadapi (terutama hambatan regulasi dari FAA di AS dan badan serupa di negara lain, masalah skalabilitas, keamanan, dan penerimaan publik)? </text:span></text:p>
                      </text:list-item>
                      <text:list-item>
                        <text:p text:style-name="P418"><text:span text:style-name="Strong_20_Emphasis"><text:span text:style-name="T1">Robot Otonom Darat:</text:span></text:span><text:span text:style-name="T1"> Diskusikan upaya Amazon dengan robot pengiriman trotoar (seperti Amazon Scout – periksa statusnya, karena mungkin telah dikurangi atau diubah fokusnya pada 2025). Apakah ada indikasi eksplorasi kendaraan otonom darat yang lebih besar (mungkin terkait kemitraan dengan Rivian di luar van listrik)? Analisis signifikansi strategis dari upaya ini: potensi pengurangan biaya logistik secara drastis, peningkatan kecepatan pengiriman, dan keunggulan kompetitif jika berhasil diimplementasikan dalam skala besar." </text:span></text:p>
                      </text:list-item>
                    </text:list>
                  </text:list-item>
                </text:list>
              </text:list-item>
            </text:list>
            <text:p text:style-name="P322"/>
            <text:p text:style-name="P23"><text:soft-page-break/><text:span text:style-name="Strong_20_Emphasis"><text:span text:style-name="T1">Jawaban Prompt:</text:span></text:span></text:p>
            <text:p text:style-name="P1">(Mimpi Pengiriman Otonom)</text:p>
            <text:p text:style-name="P23"><text:span text:style-name="T1">Salah satu 'taruhan' jangka panjang Amazon yang paling menarik perhatian publik adalah upaya merevolusi pengiriman </text:span><text:span text:style-name="Emphasis"><text:span text:style-name="T1">last-mile</text:span></text:span><text:span text:style-name="T1">—tahap terakhir dan seringkali paling mahal dalam proses logistik—menggunakan </text:span><text:span text:style-name="Strong_20_Emphasis"><text:span text:style-name="T1">teknologi otonom</text:span></text:span><text:span text:style-name="T1">, yaitu drone dan robot. Visi utamanya adalah mengirimkan paket kecil kepada pelanggan dalam waktu sangat singkat (kurang dari 30 menit dalam beberapa skenario) dengan biaya operasional yang jauh lebih rendah dibandingkan menggunakan tenaga manusia.</text:span></text:p>
            <text:list xml:id="list4379289652397526523" text:style-name="L135">
              <text:list-item>
                <text:p text:style-name="P145"><text:span text:style-name="Strong_20_Emphasis"><text:span text:style-name="T1">Prime Air (Pengiriman Drone): Mengejar Langit</text:span></text:span></text:p>
                <text:list>
                  <text:list-item>
                    <text:p text:style-name="P290"><text:span text:style-name="Strong_20_Emphasis"><text:span text:style-name="T1">Status (April 2025):</text:span></text:span><text:span text:style-name="T1"> Program </text:span><text:span text:style-name="Strong_20_Emphasis"><text:span text:style-name="T1">Prime Air</text:span></text:span><text:span text:style-name="T1"> telah mengalami perjalanan panjang sejak pertama kali diumumkan pada 2013. Setelah bertahun-tahun pengembangan, pengujian, dan menghadapi tantangan regulasi yang signifikan, Amazon telah meluncurkan layanan pengiriman drone komersial secara </text:span><text:span text:style-name="Strong_20_Emphasis"><text:span text:style-name="T1">sangat terbatas</text:span></text:span><text:span text:style-name="T1"> di beberapa lokasi terpilih di Amerika Serikat (misalnya, kota-kota kecil di California dan Texas) dan mungkin beberapa lokasi uji coba lain secara global. Operasinya masih dalam skala kecil dan melayani area geografis yang sempit di sekitar pusat pemenuhan yang dilengkapi fasilitas drone. </text:span></text:p>
                  </text:list-item>
                  <text:list-item>
                    <text:p text:style-name="P290"><text:span text:style-name="Strong_20_Emphasis"><text:span text:style-name="T1">Tantangan Utama:</text:span></text:span><text:span text:style-name="T1"> Hambatan terbesar tetaplah </text:span><text:span text:style-name="Strong_20_Emphasis"><text:span text:style-name="T1">regulasi</text:span></text:span><text:span text:style-name="T1">. Otoritas penerbangan seperti FAA di AS (dan badan serupa di negara lain) sangat berhati-hati dalam mengizinkan operasi drone otonom berskala besar di wilayah padat penduduk, terutama untuk penerbangan di luar jangkauan pandang operator (</text:span><text:span text:style-name="Emphasis"><text:span text:style-name="T1">Beyond Visual Line of Sight</text:span></text:span><text:span text:style-name="T1"> - BVLOS). Selain itu, tantangan teknis terkait </text:span><text:span text:style-name="Strong_20_Emphasis"><text:span text:style-name="T1">keamanan</text:span></text:span><text:span text:style-name="T1"> (menghindari tabrakan, pengiriman aman), </text:span><text:span text:style-name="Strong_20_Emphasis"><text:span text:style-name="T1">ketahanan terhadap cuaca</text:span></text:span><text:span text:style-name="T1">, </text:span><text:span text:style-name="Strong_20_Emphasis"><text:span text:style-name="T1">kebisingan</text:span></text:span><text:span text:style-name="T1">, </text:span><text:span text:style-name="Strong_20_Emphasis"><text:span text:style-name="T1">skalabilitas</text:span></text:span><text:span text:style-name="T1"> operasi, dan </text:span><text:span text:style-name="Strong_20_Emphasis"><text:span text:style-name="T1">penerimaan publik</text:span></text:span><text:span text:style-name="T1"> masih perlu diatasi sepenuhnya sebelum layanan ini bisa menjadi mainstream. Potensi aplikasinya di negara kepulauan dengan medan beragam seperti Indonesia juga akan menghadapi tantangan regulasi dan infrastruktur tersendiri. </text:span></text:p>
                  </text:list-item>
                </text:list>
              </text:list-item>
              <text:list-item>
                <text:p text:style-name="P145"><text:span text:style-name="Strong_20_Emphasis"><text:span text:style-name="T1">Robot Otonom Darat: Menjelajah Trotoar (dan Mungkin Jalan Raya?)</text:span></text:span></text:p>
                <text:list>
                  <text:list-item>
                    <text:p text:style-name="P290"><text:span text:style-name="Strong_20_Emphasis"><text:span text:style-name="T1">Amazon Scout:</text:span></text:span><text:span text:style-name="T1"> Amazon selama beberapa tahun menguji coba robot pengiriman trotoar kecil bernama </text:span><text:span text:style-name="Strong_20_Emphasis"><text:span text:style-name="T1">Scout</text:span></text:span><text:span text:style-name="T1"> di beberapa </text:span><text:soft-page-break/><text:span text:style-name="T1">lingkungan perumahan. Robot ini dirancang untuk membawa paket kecil langsung ke depan pintu rumah pelanggan. Namun, pada akhir 2022, Amazon dilaporkan </text:span><text:span text:style-name="Strong_20_Emphasis"><text:span text:style-name="T1">mengurangi secara signifikan atau menghentikan sementara</text:span></text:span><text:span text:style-name="T1"> pengembangan aktif Scout, kemungkinan karena kemajuan yang lebih lambat dari perkiraan, tantangan operasional di dunia nyata (menavigasi trotoar yang tidak rata, cuaca buruk, interaksi dengan pejalan kaki), dan mungkin fokus ulang sumber daya. Status program ini pada April 2025 kemungkinan masih terbatas atau dalam tahap evaluasi ulang. </text:span></text:p>
                  </text:list-item>
                  <text:list-item>
                    <text:p text:style-name="P145"><text:span text:style-name="Strong_20_Emphasis"><text:span text:style-name="T1">Kendaraan Otonom Lebih Besar:</text:span></text:span><text:span text:style-name="T1"> Meskipun Amazon memiliki kemitraan besar dengan </text:span><text:span text:style-name="Strong_20_Emphasis"><text:span text:style-name="T1">Rivian</text:span></text:span><text:span text:style-name="T1"> untuk van pengiriman listrik, fokus utama kemitraan itu sejauh ini adalah pada elektrifikasi, bukan otomatisasi penuh (mengemudi tanpa sopir). Belum ada indikasi kuat (per April 2025) bahwa Amazon secara agresif mengembangkan armada kendaraan pengiriman darat yang sepenuhnya otonom untuk jalan raya, meskipun teknologi ini terus berkembang di industri otomotif secara umum dan bisa menjadi area eksplorasi Amazon di masa depan. </text:span></text:p>
                  </text:list-item>
                </text:list>
              </text:list-item>
            </text:list>
            <text:p text:style-name="P1">(Signifikansi Strategis Jangka Panjang)</text:p>
            <text:p text:style-name="P23"><text:span text:style-name="T1">Meskipun kemajuannya mungkin lebih lambat dari visi awal yang ambisius, upaya Amazon dalam pengiriman otonom memiliki </text:span><text:span text:style-name="Strong_20_Emphasis"><text:span text:style-name="T1">signifikansi strategis yang sangat besar</text:span></text:span><text:span text:style-name="T1">. Jika berhasil diimplementasikan dalam skala besar, teknologi ini berpotensi </text:span><text:span text:style-name="Strong_20_Emphasis"><text:span text:style-name="T1">mengurangi biaya pengiriman </text:span></text:span><text:span text:style-name="Strong_20_Emphasis"><text:span text:style-name="Emphasis"><text:span text:style-name="T1">last-mile</text:span></text:span></text:span><text:span text:style-name="T1"> secara drastis (mengurangi ketergantungan pada tenaga kerja manusia yang mahal), </text:span><text:span text:style-name="Strong_20_Emphasis"><text:span text:style-name="T1">mempercepat waktu pengiriman</text:span></text:span><text:span text:style-name="T1"> hingga di bawah satu jam untuk item tertentu, dan memberikan </text:span><text:span text:style-name="Strong_20_Emphasis"><text:span text:style-name="T1">keunggulan kompetitif</text:span></text:span><text:span text:style-name="T1"> yang sulit ditandingi dalam hal efisiensi logistik. Oleh karena itu, meskipun penuh tantangan, Amazon kemungkinan akan terus berinvestasi dan bereksperimen di bidang ini sebagai bagian dari visi jangka panjangnya untuk mendominasi seluruh rantai nilai e-commerce.</text:span></text:p>
            <text:p text:style-name="P322"/>
            <text:p text:style-name="P1">Silakan berikan perintah "YAX" jika Anda ingin saya melanjutkan ke prompt berikutnya (Prompt untuk Subbab 10.3: "Ekspansi ke Industri Baru: Kesehatan, Otomotif, Satelit (Project Kuiper)").</text:p>
          </text:section>
          <text:section text:style-name="Sect1" text:name="feedback-form-80">
            <text:p text:style-name="P171"><text:soft-page-break/></text:p>
          </text:section>
        </text:section>
        <text:section text:style-name="Sect1" text:name="52f156b79a717936">
          <text:p text:style-name="P1"/>
          <text:section text:style-name="Sect1" text:name="user-query-content-81">
            <text:p text:style-name="P318">yax </text:p>
          </text:section>
          <text:p text:style-name="P171">Tampilkan alur berpikir</text:p>
          <text:section text:style-name="Sect2" text:name="model-response-message-contentr_52f156b79a717936">
            <text:p text:style-name="P1">Baik, saya lanjutkan ke pembahasan ekspansi Amazon ke industri-industri baru lainnya, dengan memperhatikan konteks waktu saat ini (Rabu, 23 April 2025 pukul 14:23:35 WIB di Indonesia).</text:p>
            <text:p text:style-name="P322"/>
            <text:p text:style-name="P23"><text:span text:style-name="Strong_20_Emphasis"><text:span text:style-name="T1">Prompt yang Dijawab:</text:span></text:span></text:p>
            <text:list xml:id="list2011876903957007884" text:style-name="L136">
              <text:list-item>
                <text:p text:style-name="P291"><text:span text:style-name="Strong_20_Emphasis"><text:span text:style-name="T1">Subbab 10.3:</text:span></text:span><text:span text:style-name="T1"> Ekspansi ke Industri Baru: Kesehatan, Otomotif, Satelit (Project Kuiper) </text:span></text:p>
                <text:list>
                  <text:list-item>
                    <text:p text:style-name="P146"><text:span text:style-name="Strong_20_Emphasis"><text:span text:style-name="T1">Prompt:</text:span></text:span><text:span text:style-name="T1"> </text:span></text:p>
                    <text:p text:style-name="P369">"Bahas secara mendalam ambisi Amazon untuk berekspansi lebih jauh ke industri-industri besar yang padat modal dan teregulasi. Telusuri perkembangan terkini (hingga 2025) di beberapa area kunci:</text:p>
                    <text:list>
                      <text:list-item>
                        <text:p text:style-name="P438"><text:span text:style-name="Strong_20_Emphasis"><text:span text:style-name="T1">Layanan Kesehatan:</text:span></text:span><text:span text:style-name="T1"> Apa langkah Amazon selanjutnya di bidang kesehatan setelah Amazon Pharmacy? Apakah ada pengembangan di area diagnostik, perangkat </text:span><text:span text:style-name="Emphasis"><text:span text:style-name="T1">wearable</text:span></text:span><text:span text:style-name="T1"> kesehatan (cek status Amazon Halo), atau model layanan kesehatan primer baru? Apa visi jangka panjangnya? </text:span></text:p>
                      </text:list-item>
                      <text:list-item>
                        <text:p text:style-name="P438"><text:span text:style-name="Strong_20_Emphasis"><text:span text:style-name="T1">Industri Otomotif:</text:span></text:span><text:span text:style-name="T1"> Jelaskan keterlibatan Amazon di sektor otomotif, melampaui sekadar integrasi Alexa di mobil. Bagaimana peran AWS dalam mendukung mobil terhubung (</text:span><text:span text:style-name="Emphasis"><text:span text:style-name="T1">connected cars</text:span></text:span><text:span text:style-name="T1">) dan kendaraan otonom oleh pabrikan lain? Bagaimana perkembangan kemitraan strategis dengan Rivian (terkait van pengiriman listrik dan mungkin lebih)? </text:span></text:p>
                      </text:list-item>
                      <text:list-item>
                        <text:p text:style-name="P419"><text:span text:style-name="Strong_20_Emphasis"><text:span text:style-name="T1">Internet Satelit (Project Kuiper):</text:span></text:span><text:span text:style-name="T1"> Uraikan secara detail Project Kuiper, inisiatif ambisius Amazon untuk membangun konstelasi satelit </text:span><text:soft-page-break/><text:span text:style-name="T1">orbit rendah Bumi (LEO) guna menyediakan akses internet broadband global. Apa status peluncuran satelit prototipe dan rencana peluncuran operasionalnya? Bagaimana posisinya dibandingkan pesaing utama seperti Starlink (SpaceX)? Apa target pasarnya?" </text:span></text:p>
                      </text:list-item>
                    </text:list>
                  </text:list-item>
                </text:list>
              </text:list-item>
            </text:list>
            <text:p text:style-name="P322"/>
            <text:p text:style-name="P23"><text:span text:style-name="Strong_20_Emphasis"><text:span text:style-name="T1">Jawaban Prompt:</text:span></text:span></text:p>
            <text:p text:style-name="P1">(Membidik Industri Raksasa Berikutnya)</text:p>
            <text:p text:style-name="P1">Dorongan Amazon untuk mencari pertumbuhan baru dan mendisrupsi pasar tidak menunjukkan tanda-tanda melambat. Perusahaan ini terus mengarahkan pandangannya pada industri-industri raksasa yang secara tradisional dianggap kompleks, padat modal, dan sarat regulasi. Tiga area utama yang menjadi fokus ekspansi ambisius Amazon hingga pertengahan dekade 2020-an ini adalah layanan kesehatan, otomotif, dan konektivitas internet satelit.</text:p>
            <text:list xml:id="list2310616243348792550" text:style-name="L137">
              <text:list-item>
                <text:p text:style-name="P147"><text:span text:style-name="Strong_20_Emphasis"><text:span text:style-name="T1">Layanan Kesehatan: Visi Jangka Panjang yang Kompleks</text:span></text:span></text:p>
                <text:list>
                  <text:list-item>
                    <text:p text:style-name="P292"><text:span text:style-name="Strong_20_Emphasis"><text:span text:style-name="T1">Status (April 2025):</text:span></text:span><text:span text:style-name="T1"> Setelah membangun fondasi dengan </text:span><text:span text:style-name="Strong_20_Emphasis"><text:span text:style-name="T1">Amazon Pharmacy</text:span></text:span><text:span text:style-name="T1">, langkah Amazon selanjutnya di bidang kesehatan tampak hati-hati namun persisten. Pengembangan layanan </text:span><text:span text:style-name="Strong_20_Emphasis"><text:span text:style-name="T1">diagnostik</text:span></text:span><text:span text:style-name="T1"> di rumah atau melalui kemitraan mungkin sedang dieksplorasi. Nasib perangkat </text:span><text:span text:style-name="Emphasis"><text:span text:style-name="T1">wearable</text:span></text:span><text:span text:style-name="T1"> kesehatan </text:span><text:span text:style-name="Strong_20_Emphasis"><text:span text:style-name="T1">Amazon Halo</text:span></text:span><text:span text:style-name="T1"> mungkin tidak pasti atau telah bergeser fokusnya, menunjukkan kesulitan bersaing di pasar yang sudah ramai. Upaya sebelumnya di layanan kesehatan primer (seperti </text:span><text:span text:style-name="Strong_20_Emphasis"><text:span text:style-name="T1">Amazon Care</text:span></text:span><text:span text:style-name="T1"> untuk perusahaan) juga telah mengalami restrukturisasi, menggarisbawahi betapa rumitnya mendisrupsi sistem perawatan kesehatan, terutama di AS. Namun, visi jangka panjang Amazon kemungkinan masih melibatkan pemanfaatan kekuatan data, logistik, dan fokus pelanggannya untuk menyederhanakan akses dan menurunkan biaya di bagian-bagian tertentu dari ekosistem kesehatan, meskipun realisasinya mungkin membutuhkan waktu lebih lama dan pendekatan yang lebih bertahap. </text:span></text:p>
                  </text:list-item>
                </text:list>
              </text:list-item>
              <text:list-item>
                <text:p text:style-name="P147"><text:span text:style-name="Strong_20_Emphasis"><text:span text:style-name="T1">Industri Otomotif: Dari Asisten Suara hingga Infrastruktur Cloud</text:span></text:span></text:p>
                <text:list>
                  <text:list-item>
                    <text:p text:style-name="P292"><text:span text:style-name="Strong_20_Emphasis"><text:span text:style-name="T1">Status (April 2025):</text:span></text:span><text:span text:style-name="T1"> Keterlibatan Amazon di dunia otomotif </text:span><text:soft-page-break/><text:span text:style-name="T1">bersifat multi-lapis. Integrasi </text:span><text:span text:style-name="Strong_20_Emphasis"><text:span text:style-name="T1">Alexa Auto</text:span></text:span><text:span text:style-name="T1"> sebagai asisten suara di dalam mobil terus diperluas melalui kemitraan dengan berbagai produsen mobil. Namun, peran yang lebih signifikan mungkin dimainkan oleh </text:span><text:span text:style-name="Strong_20_Emphasis"><text:span text:style-name="T1">AWS</text:span></text:span><text:span text:style-name="T1">, yang menjadi platform </text:span><text:span text:style-name="Emphasis"><text:span text:style-name="T1">cloud</text:span></text:span><text:span text:style-name="T1"> pilihan bagi banyak perusahaan otomotif untuk mengembangkan layanan </text:span><text:span text:style-name="Strong_20_Emphasis"><text:span text:style-name="T1">mobil terhubung (</text:span></text:span><text:span text:style-name="Strong_20_Emphasis"><text:span text:style-name="Emphasis"><text:span text:style-name="T1">connected car</text:span></text:span></text:span><text:span text:style-name="Strong_20_Emphasis"><text:span text:style-name="T1">)</text:span></text:span><text:span text:style-name="T1">, analisis data kendaraan, dan bahkan platform untuk </text:span><text:span text:style-name="Strong_20_Emphasis"><text:span text:style-name="T1">kendaraan otonom</text:span></text:span><text:span text:style-name="T1">. Kemitraan strategis dengan </text:span><text:span text:style-name="Strong_20_Emphasis"><text:span text:style-name="T1">Rivian</text:span></text:span><text:span text:style-name="T1"> terus berjalan, dengan ribuan van pengiriman listrik Rivian beroperasi di armada Amazon, memberikan Amazon pengalaman langsung dalam elektrifikasi armada skala besar dan potensi kolaborasi teknologi lebih lanjut di masa depan. </text:span></text:p>
                  </text:list-item>
                </text:list>
              </text:list-item>
              <text:list-item>
                <text:p text:style-name="P147"><text:span text:style-name="Strong_20_Emphasis"><text:span text:style-name="T1">Internet Satelit: Project Kuiper Mengejar Bintang</text:span></text:span></text:p>
                <text:list>
                  <text:list-item>
                    <text:p text:style-name="P147"><text:span text:style-name="Strong_20_Emphasis"><text:span text:style-name="T1">Status (April 2025):</text:span></text:span><text:span text:style-name="T1"> </text:span><text:span text:style-name="Strong_20_Emphasis"><text:span text:style-name="T1">Project Kuiper</text:span></text:span><text:span text:style-name="T1"> adalah salah satu 'taruhan' masa depan Amazon yang paling ambisius dan padat modal. Tujuannya adalah meluncurkan konstelasi lebih dari 3.200 satelit di Orbit Rendah Bumi (LEO) untuk menyediakan </text:span><text:span text:style-name="Strong_20_Emphasis"><text:span text:style-name="T1">akses internet broadband berkecepatan tinggi dan berlatensi rendah</text:span></text:span><text:span text:style-name="T1"> ke seluruh penjuru dunia, termasuk area-area yang saat ini tidak terlayani atau kurang terlayani oleh infrastruktur terestrial. Hingga awal 2025, Amazon telah berhasil meluncurkan </text:span><text:span text:style-name="Strong_20_Emphasis"><text:span text:style-name="T1">satelit prototipe</text:span></text:span><text:span text:style-name="T1"> (KuiperSat-1 dan KuiperSat-2) dan sedang bersiap untuk memulai peluncuran satelit operasional skala besar menggunakan roket dari berbagai penyedia (termasuk Blue Origin milik Bezos, ULA, dan Arianespace). Persaingan utamanya adalah </text:span><text:span text:style-name="Strong_20_Emphasis"><text:span text:style-name="T1">Starlink</text:span></text:span><text:span text:style-name="T1"> dari SpaceX, yang sudah lebih dulu beroperasi. Target pasar Kuiper mencakup konsumen individu, bisnis, telekomunikasi, dan pemerintah. Bagi negara kepulauan seperti Indonesia dengan tantangan konektivitas geografis yang besar, keberhasilan Project Kuiper di masa depan berpotensi menawarkan solusi akses internet yang signifikan. </text:span></text:p>
                  </text:list-item>
                </text:list>
              </text:list-item>
            </text:list>
            <text:p text:style-name="P1">Ekspansi ke tiga industri ini menunjukkan bahwa Amazon tidak takut memasuki arena yang kompleks dan membutuhkan investasi jangka panjang. Keberhasilan di area-area ini akan sangat bergantung pada kemampuan Amazon menavigasi regulasi yang ketat, membangun kemitraan strategis, dan menerapkan keunggulan teknologinya di domain yang sangat berbeda dari bisnis intinya.</text:p>
            <text:p text:style-name="P322"><text:soft-page-break/></text:p>
            <text:p text:style-name="P1">Silakan berikan perintah "YAX" jika Anda ingin saya melanjutkan ke prompt berikutnya (Prompt untuk Subbab 10.4: "Evolusi Ritel: Toko Fisik Tanpa Kasir (Amazon Go), Pengalaman Belanja Baru").</text:p>
          </text:section>
          <text:section text:style-name="Sect1" text:name="feedback-form-81">
            <text:p text:style-name="P171"/>
          </text:section>
        </text:section>
        <text:section text:style-name="Sect1" text:name="f257a104ee7277ef">
          <text:p text:style-name="P1"/>
          <text:section text:style-name="Sect1" text:name="user-query-content-82">
            <text:p text:style-name="P318">yax </text:p>
          </text:section>
          <text:p text:style-name="P171">Tampilkan alur berpikir</text:p>
          <text:section text:style-name="Sect2" text:name="model-response-message-contentr_f257a104ee7277ef">
            <text:p text:style-name="P1">Baik, saya lanjutkan ke pembahasan evolusi ritel oleh Amazon, dengan memperhatikan konteks waktu saat ini (Rabu, 23 April 2025 pukul 14:25:31 WIB di Indonesia).</text:p>
            <text:p text:style-name="P322"/>
            <text:p text:style-name="P23"><text:span text:style-name="Strong_20_Emphasis"><text:span text:style-name="T1">Prompt yang Dijawab:</text:span></text:span></text:p>
            <text:list xml:id="list686041729139014419" text:style-name="L138">
              <text:list-item>
                <text:p text:style-name="P293"><text:span text:style-name="Strong_20_Emphasis"><text:span text:style-name="T1">Subbab 10.4:</text:span></text:span><text:span text:style-name="T1"> Evolusi Ritel: Toko Fisik Tanpa Kasir (Amazon Go), Pengalaman Belanja Baru </text:span></text:p>
                <text:list>
                  <text:list-item>
                    <text:p text:style-name="P148"><text:span text:style-name="Strong_20_Emphasis"><text:span text:style-name="T1">Prompt:</text:span></text:span><text:span text:style-name="T1"> </text:span></text:p>
                    <text:p text:style-name="P370">"Jelaskan bagaimana Amazon terus berupaya membentuk masa depan ritel, baik di ranah fisik maupun online. Fokus pada:</text:p>
                    <text:list>
                      <text:list-item>
                        <text:p text:style-name="P439"><text:span text:style-name="Strong_20_Emphasis"><text:span text:style-name="T1">Ritel Fisik Inovatif:</text:span></text:span><text:span text:style-name="T1"> Bagaimana perkembangan toko tanpa kasir Amazon Go dengan teknologi 'Just Walk Out'? Apakah teknologi ini berhasil diskalakan secara luas atau dilisensikan secara signifikan ke pengecer lain (per April 2025)? Bagaimana dengan inovasi lain seperti kereta belanja pintar (Dash Carts) atau format toko fisik Amazon lainnya (misalnya, Amazon Fresh, Amazon Style)? Apa visi Amazon untuk masa depan toko fisik? </text:span></text:p>
                      </text:list-item>
                      <text:list-item>
                        <text:p text:style-name="P420"><text:span text:style-name="Strong_20_Emphasis"><text:span text:style-name="T1">Evolusi E-commerce:</text:span></text:span><text:span text:style-name="T1"> Di luar peningkatan efisiensi logistik, inovasi apa lagi yang mungkin terjadi di platform e-commerce Amazon? Apakah ada eksplorasi lebih lanjut dalam penggunaan </text:span><text:soft-page-break/><text:span text:style-name="Emphasis"><text:span text:style-name="T1">Augmented Reality</text:span></text:span><text:span text:style-name="T1"> (AR) untuk mencoba produk secara virtual? Bagaimana dengan potensi pengalaman belanja </text:span><text:span text:style-name="Emphasis"><text:span text:style-name="T1">Virtual Reality</text:span></text:span><text:span text:style-name="T1"> (VR) atau integrasi yang lebih dalam dengan </text:span><text:span text:style-name="Emphasis"><text:span text:style-name="T1">social commerce</text:span></text:span><text:span text:style-name="T1">? Bagaimana personalisasi akan terus berkembang?" </text:span></text:p>
                      </text:list-item>
                    </text:list>
                  </text:list-item>
                </text:list>
              </text:list-item>
            </text:list>
            <text:p text:style-name="P322"/>
            <text:p text:style-name="P23"><text:span text:style-name="Strong_20_Emphasis"><text:span text:style-name="T1">Jawaban Prompt:</text:span></text:span></text:p>
            <text:p text:style-name="P1">(Mendefinisikan Ulang Pengalaman Berbelanja)</text:p>
            <text:p text:style-name="P1">Meskipun telah mendominasi e-commerce selama bertahun-tahun, Amazon tidak berhenti berinovasi dalam mencari cara baru untuk mendefinisikan ulang pengalaman berbelanja, baik di dunia fisik yang semakin dirambahnya maupun di ranah online asalnya. Tujuannya tetap sama: membuat proses belanja semudah, senyaman, dan sepersonal mungkin bagi pelanggan.</text:p>
            <text:list xml:id="list6716044702893276948" text:style-name="L139">
              <text:list-item>
                <text:p text:style-name="P149"><text:span text:style-name="Strong_20_Emphasis"><text:span text:style-name="T1">Inovasi di Ritel Fisik: Melampaui Antrean Kasir</text:span></text:span></text:p>
                <text:list>
                  <text:list-item>
                    <text:p text:style-name="P294"><text:span text:style-name="Strong_20_Emphasis"><text:span text:style-name="T1">Teknologi 'Just Walk Out' (Amazon Go):</text:span></text:span><text:span text:style-name="T1"> Inovasi paling mencolok dari Amazon di ritel fisik adalah teknologi "Just Walk Out" yang pertama kali diperkenalkan di toko </text:span><text:span text:style-name="Strong_20_Emphasis"><text:span text:style-name="T1">Amazon Go</text:span></text:span><text:span text:style-name="T1">. Menggunakan kombinasi visi komputer, sensor, dan AI, teknologi ini memungkinkan pelanggan mengambil barang yang mereka inginkan dari rak dan langsung keluar toko tanpa perlu berhenti di kasir—tagihan akan otomatis dikirim ke akun Amazon mereka. Hingga April 2025, Amazon telah menerapkan teknologi ini di sejumlah toko Amazon Go dan toko grosir </text:span><text:span text:style-name="Strong_20_Emphasis"><text:span text:style-name="T1">Amazon Fresh</text:span></text:span><text:span text:style-name="T1"> miliknya. Namun, </text:span><text:span text:style-name="Strong_20_Emphasis"><text:span text:style-name="T1">penskalaan secara masif</text:span></text:span><text:span text:style-name="T1"> mungkin masih menghadapi tantangan biaya implementasi dan kompleksitas teknis. Upaya untuk </text:span><text:span text:style-name="Strong_20_Emphasis"><text:span text:style-name="T1">melisensikan teknologi 'Just Walk Out'</text:span></text:span><text:span text:style-name="T1"> kepada pengecer pihak ketiga juga telah dimulai, meskipun adopsinya mungkin masih terbatas. Teknologi ini, meskipun belum hadir di Indonesia, menetapkan visi ambisius untuk masa depan belanja tanpa antrean. </text:span></text:p>
                  </text:list-item>
                  <text:list-item>
                    <text:p text:style-name="P294"><text:span text:style-name="Strong_20_Emphasis"><text:span text:style-name="T1">Inovasi Lain di Toko Fisik:</text:span></text:span><text:span text:style-name="T1"> Amazon juga bereksperimen dengan teknologi lain seperti </text:span><text:span text:style-name="Strong_20_Emphasis"><text:span text:style-name="T1">Dash Carts</text:span></text:span><text:span text:style-name="T1">, kereta belanja pintar yang dilengkapi pemindai dan layar untuk memungkinkan pelanggan </text:span><text:soft-page-break/><text:span text:style-name="T1">memindai barang saat memasukkannya ke keranjang dan membayar langsung melalui kereta tanpa perlu ke kasir terpisah. Eksperimen dengan format toko lain seperti toko pakaian </text:span><text:span text:style-name="Strong_20_Emphasis"><text:span text:style-name="T1">Amazon Style</text:span></text:span><text:span text:style-name="T1"> (yang mengintegrasikan pengalaman online dan offline) menunjukkan upaya berkelanjutan Amazon mencari formula ritel fisik yang paling efektif dan menarik bagi konsumen modern. Visi keseluruhannya tampak menuju pengalaman belanja fisik yang lebih terintegrasi dengan teknologi digital, personal, dan efisien. </text:span></text:p>
                  </text:list-item>
                </text:list>
              </text:list-item>
              <text:list-item>
                <text:p text:style-name="P149"><text:span text:style-name="Strong_20_Emphasis"><text:span text:style-name="T1">Evolusi Pengalaman E-commerce:</text:span></text:span></text:p>
                <text:list>
                  <text:list-item>
                    <text:p text:style-name="P294"><text:span text:style-name="Strong_20_Emphasis"><text:span text:style-name="T1">Personalisasi Tingkat Lanjut:</text:span></text:span><text:span text:style-name="T1"> Dengan kemajuan AI Generatif (dibahas di 10.1), personalisasi di situs web dan aplikasi Amazon kemungkinan akan menjadi jauh lebih canggih, melampaui sekadar rekomendasi produk menjadi pengalaman percakapan yang lebih alami, panduan belanja interaktif, dan penawaran yang disesuaikan secara hiper-individual. </text:span></text:p>
                  </text:list-item>
                  <text:list-item>
                    <text:p text:style-name="P294"><text:span text:style-name="Strong_20_Emphasis"><text:span text:style-name="T1">Belanja Imersif (AR/VR):</text:span></text:span><text:span text:style-name="T1"> Amazon telah bereksperimen dengan fitur </text:span><text:span text:style-name="Strong_20_Emphasis"><text:span text:style-name="Emphasis"><text:span text:style-name="T1">Augmented Reality</text:span></text:span></text:span><text:span text:style-name="Strong_20_Emphasis"><text:span text:style-name="T1"> (AR)</text:span></text:span><text:span text:style-name="T1"> yang memungkinkan pelanggan memvisualisasikan bagaimana furnitur atau dekorasi akan terlihat di rumah mereka melalui kamera ponsel. Di masa depan, penggunaan AR (dan mungkin </text:span><text:span text:style-name="Strong_20_Emphasis"><text:span text:style-name="Emphasis"><text:span text:style-name="T1">Virtual Reality</text:span></text:span></text:span><text:span text:style-name="Strong_20_Emphasis"><text:span text:style-name="T1"> - VR</text:span></text:span><text:span text:style-name="T1">) dapat diperluas untuk 'mencoba' pakaian secara virtual, mendapatkan pengalaman produk yang lebih mendalam, atau bahkan menciptakan 'toko virtual' yang imersif. </text:span></text:p>
                  </text:list-item>
                  <text:list-item>
                    <text:p text:style-name="P149"><text:span text:style-name="Strong_20_Emphasis"><text:span text:style-name="T1">Integrasi Sosial dan Live Commerce:</text:span></text:span><text:span text:style-name="T1"> Mengikuti tren global (yang sangat kuat di Asia, termasuk Indonesia), Amazon kemungkinan akan terus mengeksplorasi cara untuk mengintegrasikan elemen </text:span><text:span text:style-name="Strong_20_Emphasis"><text:span text:style-name="Emphasis"><text:span text:style-name="T1">social commerce</text:span></text:span></text:span><text:span text:style-name="T1"> (belanja melalui platform sosial atau fitur komunitas) dan </text:span><text:span text:style-name="Strong_20_Emphasis"><text:span text:style-name="Emphasis"><text:span text:style-name="T1">live commerce</text:span></text:span></text:span><text:span text:style-name="T1"> (penjualan produk melalui siaran langsung interaktif) ke dalam platformnya untuk meningkatkan keterlibatan dan mendorong penjualan. </text:span></text:p>
                  </text:list-item>
                </text:list>
              </text:list-item>
            </text:list>
            <text:p text:style-name="P1">Secara keseluruhan, Amazon tampaknya terus berupaya menghilangkan batas antara belanja online dan offline, memanfaatkan teknologi AI, data, dan pemahaman mendalam tentang pelanggan untuk menciptakan pengalaman belanja masa depan yang semakin mulus, personal, dan (bagi Amazon) efisien.</text:p>
            <text:p text:style-name="P322"/>
            <text:p text:style-name="P1"><text:soft-page-break/>Silakan berikan perintah "YAX" jika Anda ingin saya melanjutkan ke prompt berikutnya (Prompt untuk Subbab 10.5: "Tantangan Pertumbuhan di Masa Depan").</text:p>
          </text:section>
          <text:section text:style-name="Sect1" text:name="feedback-form-82">
            <text:p text:style-name="P171"/>
          </text:section>
        </text:section>
        <text:section text:style-name="Sect1" text:name="97fe439556fb1e29">
          <text:p text:style-name="P1"/>
          <text:section text:style-name="Sect1" text:name="user-query-content-83">
            <text:p text:style-name="P318">yax </text:p>
          </text:section>
          <text:p text:style-name="P171">Tampilkan alur berpikir</text:p>
          <text:section text:style-name="Sect2" text:name="model-response-message-contentr_97fe439556fb1e29">
            <text:p text:style-name="P1">Baik, saya lanjutkan ke pembahasan tentang tantangan pertumbuhan yang dihadapi Amazon, dengan memperhatikan konteks waktu saat ini (Rabu, 23 April 2025 pukul 14:26:06 WIB di Indonesia).</text:p>
            <text:p text:style-name="P322"/>
            <text:p text:style-name="P23"><text:span text:style-name="Strong_20_Emphasis"><text:span text:style-name="T1">Prompt yang Dijawab:</text:span></text:span></text:p>
            <text:list xml:id="list354401245590495960" text:style-name="L140">
              <text:list-item>
                <text:p text:style-name="P295"><text:span text:style-name="Strong_20_Emphasis"><text:span text:style-name="T1">Subbab 10.5:</text:span></text:span><text:span text:style-name="T1"> Tantangan Pertumbuhan di Masa Depan </text:span></text:p>
                <text:list>
                  <text:list-item>
                    <text:p text:style-name="P150"><text:span text:style-name="Strong_20_Emphasis"><text:span text:style-name="T1">Prompt:</text:span></text:span><text:span text:style-name="T1"> </text:span></text:p>
                    <text:p text:style-name="P371">"Sajikan analisis yang realistis mengenai tantangan-tantangan signifikan yang dihadapi Amazon dalam upayanya untuk mempertahankan tingkat pertumbuhan yang tinggi di masa depan. Diskusikan beberapa hambatan utama:</text:p>
                    <text:list>
                      <text:list-item>
                        <text:p text:style-name="P440"><text:span text:style-name="Strong_20_Emphasis"><text:span text:style-name="T1">Kejenuhan Pasar &amp; Hukum Angka Besar:</text:span></text:span><text:span text:style-name="T1"> Apakah pasar inti Amazon (e-commerce di negara maju, </text:span><text:span text:style-name="Emphasis"><text:span text:style-name="T1">cloud computing</text:span></text:span><text:span text:style-name="T1">) mendekati titik jenuh? Bagaimana 'hukum angka besar' mempersulit pencapaian persentase pertumbuhan yang sama seperti di masa lalu? </text:span></text:p>
                      </text:list-item>
                      <text:list-item>
                        <text:p text:style-name="P440"><text:span text:style-name="Strong_20_Emphasis"><text:span text:style-name="T1">Persaingan yang Semakin Ketat:</text:span></text:span><text:span text:style-name="T1"> Bagaimana tekanan dari pesaing </text:span><text:span text:style-name="Emphasis"><text:span text:style-name="T1">cloud</text:span></text:span><text:span text:style-name="T1"> (Azure, GCP) dan pesaing e-commerce baru atau yang bangkit kembali (misalnya, Shein, Temu, Walmart) memengaruhi prospek pertumbuhan? </text:span></text:p>
                      </text:list-item>
                      <text:list-item>
                        <text:p text:style-name="P440"><text:span text:style-name="Strong_20_Emphasis"><text:span text:style-name="T1">Tekanan Regulasi Global:</text:span></text:span><text:span text:style-name="T1"> Bagaimana peningkatan pengawasan dan potensi regulasi baru di bidang antimonopoli, ketenagakerjaan, privasi data, dan lainnya di berbagai negara </text:span><text:soft-page-break/><text:span text:style-name="T1">dapat menghambat ekspansi atau model bisnis Amazon? </text:span></text:p>
                      </text:list-item>
                      <text:list-item>
                        <text:p text:style-name="P440"><text:span text:style-name="Strong_20_Emphasis"><text:span text:style-name="T1">Tantangan Internal:</text:span></text:span><text:span text:style-name="T1"> Bagaimana Amazon dapat mempertahankan budaya inovasi dan kelincahannya seiring dengan ukurannya yang terus membengkak? Bagaimana mengelola kompleksitas organisasi yang masif? </text:span></text:p>
                      </text:list-item>
                      <text:list-item>
                        <text:p text:style-name="P421"><text:span text:style-name="Strong_20_Emphasis"><text:span text:style-name="T1">Risiko Eksternal:</text:span></text:span><text:span text:style-name="T1"> Bagaimana potensi perlambatan ekonomi global, ketidakpastian geopolitik, atau gangguan rantai pasokan dapat memengaruhi bisnis Amazon?" </text:span></text:p>
                      </text:list-item>
                    </text:list>
                  </text:list-item>
                </text:list>
              </text:list-item>
            </text:list>
            <text:p text:style-name="P322"/>
            <text:p text:style-name="P23"><text:span text:style-name="Strong_20_Emphasis"><text:span text:style-name="T1">Jawaban Prompt:</text:span></text:span></text:p>
            <text:p text:style-name="P1">(Mendaki Gunung yang Semakin Curam)</text:p>
            <text:p text:style-name="P1">Meskipun Amazon terus berinovasi dan merambah pasar baru, mempertahankan tingkat pertumbuhan eksplosif seperti yang dinikmatinya di masa lalu menjadi tantangan yang semakin berat. Sebagai salah satu perusahaan terbesar di dunia, Amazon kini menghadapi serangkaian hambatan signifikan yang dapat memperlambat laju ekspansinya di masa depan (hingga April 2025 dan seterusnya).</text:p>
            <text:list xml:id="list3755285505015608580" text:style-name="L141">
              <text:list-item>
                <text:p text:style-name="P151"><text:span text:style-name="Strong_20_Emphasis"><text:span text:style-name="T1">Kejenuhan Pasar dan 'Hukum Angka Besar':</text:span></text:span></text:p>
                <text:list>
                  <text:list-item>
                    <text:p text:style-name="P296"><text:span text:style-name="T1">Di pasar-pasar intinya, terutama </text:span><text:span text:style-name="Strong_20_Emphasis"><text:span text:style-name="T1">e-commerce di negara maju</text:span></text:span><text:span text:style-name="T1"> seperti Amerika Utara dan Eropa Barat, tingkat penetrasi belanja online sudah cukup tinggi, menyisakan ruang pertumbuhan organik yang lebih terbatas. </text:span></text:p>
                  </text:list-item>
                  <text:list-item>
                    <text:p text:style-name="P296"><text:span text:style-name="T1">Bisnis </text:span><text:span text:style-name="Strong_20_Emphasis"><text:span text:style-name="T1">AWS</text:span></text:span><text:span text:style-name="T1">, meskipun masih tumbuh kuat, menghadapi persaingan yang lebih matang dan mungkin mendekati tingkat pertumbuhan yang lebih normal dibandingkan fase awal ledakannya. </text:span></text:p>
                  </text:list-item>
                  <text:list-item>
                    <text:p text:style-name="P296"><text:span text:style-name="Strong_20_Emphasis"><text:span text:style-name="T1">'Hukum angka besar'</text:span></text:span><text:span text:style-name="T1"> mulai berlaku: semakin besar sebuah perusahaan, semakin sulit baginya untuk mempertahankan persentase pertumbuhan dua digit yang tinggi secara konsisten. Menambah pendapatan $10 miliar jauh lebih mudah bagi perusahaan $100 miliar daripada bagi perusahaan $500 miliar </text:span><text:soft-page-break/><text:span text:style-name="T1">(angka ilustratif). </text:span></text:p>
                  </text:list-item>
                </text:list>
              </text:list-item>
              <text:list-item>
                <text:p text:style-name="P151"><text:span text:style-name="Strong_20_Emphasis"><text:span text:style-name="T1">Persaingan yang Semakin Intensif:</text:span></text:span></text:p>
                <text:list>
                  <text:list-item>
                    <text:p text:style-name="P296"><text:span text:style-name="T1">Di </text:span><text:span text:style-name="Strong_20_Emphasis"><text:span text:style-name="Emphasis"><text:span text:style-name="T1">cloud computing</text:span></text:span></text:span><text:span text:style-name="T1">, </text:span><text:span text:style-name="Strong_20_Emphasis"><text:span text:style-name="T1">Microsoft Azure</text:span></text:span><text:span text:style-name="T1"> dan </text:span><text:span text:style-name="Strong_20_Emphasis"><text:span text:style-name="T1">Google Cloud Platform (GCP)</text:span></text:span><text:span text:style-name="T1"> terus merebut pangsa pasar dan bersaing ketat dalam hal fitur dan harga. </text:span></text:p>
                  </text:list-item>
                  <text:list-item>
                    <text:p text:style-name="P296"><text:span text:style-name="T1">Di </text:span><text:span text:style-name="Strong_20_Emphasis"><text:span text:style-name="T1">e-commerce</text:span></text:span><text:span text:style-name="T1">, Amazon menghadapi tekanan dari berbagai arah: pengecer tradisional seperti </text:span><text:span text:style-name="Strong_20_Emphasis"><text:span text:style-name="T1">Walmart</text:span></text:span><text:span text:style-name="T1"> yang semakin lihai dalam strategi omnichannel; platform khusus seperti </text:span><text:span text:style-name="Strong_20_Emphasis"><text:span text:style-name="T1">Shopify</text:span></text:span><text:span text:style-name="T1"> yang memberdayakan merek independen; dan terutama, pemain </text:span><text:span text:style-name="Emphasis"><text:span text:style-name="T1">fast fashion</text:span></text:span><text:span text:style-name="T1"> ultra-murah dari Tiongkok seperti </text:span><text:span text:style-name="Strong_20_Emphasis"><text:span text:style-name="T1">Shein</text:span></text:span><text:span text:style-name="T1"> dan </text:span><text:span text:style-name="Strong_20_Emphasis"><text:span text:style-name="T1">Temu</text:span></text:span><text:span text:style-name="T1"> yang mengganggu pasar global dengan model bisnis mereka. Di pasar regional seperti </text:span><text:span text:style-name="Strong_20_Emphasis"><text:span text:style-name="T1">Asia Tenggara (termasuk Indonesia)</text:span></text:span><text:span text:style-name="T1">, Amazon juga harus bersaing dengan pemain e-commerce lokal atau regional yang sudah mapan dan memiliki pemahaman pasar lokal yang kuat (seperti Shopee, Lazada, Tokopedia, dll., tergantung dinamika pasar 2025). </text:span></text:p>
                  </text:list-item>
                </text:list>
              </text:list-item>
              <text:list-item>
                <text:p text:style-name="P151"><text:span text:style-name="Strong_20_Emphasis"><text:span text:style-name="T1">Tekanan Regulasi Global yang Meningkat:</text:span></text:span><text:span text:style-name="T1"> Seperti dibahas di Bab 9, Amazon berada di bawah mikroskop regulator di seluruh dunia. Potensi </text:span><text:span text:style-name="Strong_20_Emphasis"><text:span text:style-name="T1">undang-undang antimonopoli baru</text:span></text:span><text:span text:style-name="T1">, aturan </text:span><text:span text:style-name="Strong_20_Emphasis"><text:span text:style-name="T1">privasi data</text:span></text:span><text:span text:style-name="T1"> yang lebih ketat (seperti GDPR di Eropa), undang-undang </text:span><text:span text:style-name="Strong_20_Emphasis"><text:span text:style-name="T1">ketenagakerjaan</text:span></text:span><text:span text:style-name="T1"> yang lebih pro-pekerja, dan </text:span><text:span text:style-name="Strong_20_Emphasis"><text:span text:style-name="T1">pajak digital global</text:span></text:span><text:span text:style-name="T1"> dapat secara signifikan membatasi praktik bisnis Amazon, menghambat kemampuannya untuk melakukan akuisisi, atau meningkatkan biaya operasinya. Risiko litigasi dan denda besar juga terus membayangi.</text:span></text:p>
              </text:list-item>
              <text:list-item>
                <text:p text:style-name="P151"><text:span text:style-name="Strong_20_Emphasis"><text:span text:style-name="T1">Tantangan Internal Skala Besar:</text:span></text:span></text:p>
                <text:list>
                  <text:list-item>
                    <text:p text:style-name="P296"><text:span text:style-name="Strong_20_Emphasis"><text:span text:style-name="T1">Mempertahankan Budaya Inovasi:</text:span></text:span><text:span text:style-name="T1"> Seiring perusahaan tumbuh menjadi birokrasi yang lebih besar, menjaga kelincahan, semangat 'Day 1', dan kemampuan untuk mengambil risiko inovatif menjadi semakin sulit. </text:span></text:p>
                  </text:list-item>
                  <text:list-item>
                    <text:p text:style-name="P296"><text:span text:style-name="Strong_20_Emphasis"><text:span text:style-name="T1">Mengelola Kompleksitas:</text:span></text:span><text:span text:style-name="T1"> Mengkoordinasikan operasi global yang masif dengan lini bisnis yang sangat beragam (ritel, cloud, iklan, logistik, hiburan, dll.) adalah tantangan manajerial yang luar biasa. </text:span></text:p>
                  </text:list-item>
                  <text:list-item>
                    <text:p text:style-name="P296"><text:span text:style-name="Strong_20_Emphasis"><text:span text:style-name="T1">Retensi Talenta:</text:span></text:span><text:span text:style-name="T1"> Di tengah persaingan ketat untuk talenta teknologi dan potensi kritik terhadap budaya kerja, mempertahankan dan menarik karyawan terbaik tetap menjadi </text:span><text:soft-page-break/><text:span text:style-name="T1">prioritas sekaligus tantangan. </text:span></text:p>
                  </text:list-item>
                </text:list>
              </text:list-item>
              <text:list-item>
                <text:p text:style-name="P151"><text:span text:style-name="Strong_20_Emphasis"><text:span text:style-name="T1">Risiko Eksternal (Makroekonomi &amp; Geopolitik):</text:span></text:span><text:span text:style-name="T1"> Bisnis global Amazon sangat rentan terhadap faktor-faktor eksternal di luar kendalinya. </text:span><text:span text:style-name="Strong_20_Emphasis"><text:span text:style-name="T1">Perlambatan ekonomi global</text:span></text:span><text:span text:style-name="T1"> dapat menekan belanja konsumen dan pengeluaran IT perusahaan. </text:span><text:span text:style-name="Strong_20_Emphasis"><text:span text:style-name="T1">Ketidakpastian geopolitik</text:span></text:span><text:span text:style-name="T1">, perang dagang, atau </text:span><text:span text:style-name="Strong_20_Emphasis"><text:span text:style-name="T1">gangguan rantai pasokan</text:span></text:span><text:span text:style-name="T1"> (seperti yang terlihat selama pandemi) dapat secara signifikan mengganggu operasi logistik dan ketersediaan produk.</text:span></text:p>
              </text:list-item>
            </text:list>
            <text:p text:style-name="P1">Menghadapi kombinasi tantangan ini membutuhkan kepemimpinan yang sangat strategis dan kemampuan adaptasi yang tinggi dari Amazon jika ingin terus mendefinisikan ulang batas-batas pertumbuhan di masa depan.</text:p>
            <text:p text:style-name="P322"/>
            <text:p text:style-name="P1">Silakan berikan perintah "YAX" jika Anda ingin saya melanjutkan ke prompt berikutnya (Prompt untuk Subbab 10.6: "Visi Jangka Panjang: Apa Lagi yang Akan Ditaklukkan Amazon? (Spekulasi Terinformasi)").</text:p>
          </text:section>
          <text:section text:style-name="Sect1" text:name="feedback-form-83">
            <text:p text:style-name="P171"/>
          </text:section>
        </text:section>
        <text:section text:style-name="Sect1" text:name="06215592f4c8cea0">
          <text:p text:style-name="P1"/>
          <text:section text:style-name="Sect1" text:name="user-query-content-84">
            <text:p text:style-name="P318">yax </text:p>
          </text:section>
          <text:p text:style-name="P171">Tampilkan alur berpikir</text:p>
          <text:section text:style-name="Sect2" text:name="model-response-message-contentr_06215592f4c8cea0">
            <text:p text:style-name="P1">Baik, saya lanjutkan ke subbab terakhir dari Bab 10, yang berisi spekulasi terinformasi mengenai visi jangka panjang Amazon, dengan memperhatikan konteks waktu saat ini (Rabu, 23 April 2025 pukul 14:26:44 WIB di Indonesia).</text:p>
            <text:p text:style-name="P322"/>
            <text:p text:style-name="P23"><text:span text:style-name="Strong_20_Emphasis"><text:span text:style-name="T1">Prompt yang Dijawab:</text:span></text:span></text:p>
            <text:list xml:id="list8701806278065530503" text:style-name="L142">
              <text:list-item>
                <text:p text:style-name="P297"><text:span text:style-name="Strong_20_Emphasis"><text:span text:style-name="T1">Subbab 10.6:</text:span></text:span><text:span text:style-name="T1"> Visi Jangka Panjang: Apa Lagi yang Akan Ditaklukkan Amazon? (Spekulasi Terinformasi) </text:span></text:p>
                <text:list>
                  <text:list-item>
                    <text:p text:style-name="P152"><text:span text:style-name="Strong_20_Emphasis"><text:span text:style-name="T1">Prompt:</text:span></text:span><text:span text:style-name="T1"> </text:span></text:p>
                    <text:p text:style-name="P372">"Akhiri bab ini dengan melakukan spekulasi yang terinformasi (berdasarkan DNA, kompetensi inti, dan pernyataan masa lalu Amazon) mengenai visi jangka panjang perusahaan. Di luar proyek-proyek yang sudah terlihat (AI, drone, Kuiper, dll.), ke arah mana lagi ambisi Amazon mungkin akan bergerak dalam satu <text:soft-page-break/>atau dua dekade mendatang? Apakah ada potensi untuk masuk lebih dalam ke sektor keuangan (di luar pembayaran dan pinjaman saat ini)? Pendidikan? Transportasi yang lebih luas (misalnya, logistik B2B global, angkutan barang)? Jelajahi bagaimana Amazon mungkin terus menerapkan prinsip 'obsesi pelanggan', keunggulan operasional, dan pemanfaatan data/AI untuk mengidentifikasi dan mencoba mendominasi pasar-pasar baru. Gunakan ini untuk memperkuat gagasan tentang filosofi 'Day 1' dan ekspansi yang seolah tak berujung. Tutup dengan pertanyaan terbuka tentang batas akhir dari pertumbuhan dan pengaruh Amazon."</text:p>
                  </text:list-item>
                </text:list>
              </text:list-item>
            </text:list>
            <text:p text:style-name="P322"/>
            <text:p text:style-name="P23"><text:span text:style-name="Strong_20_Emphasis"><text:span text:style-name="T1">Jawaban Prompt:</text:span></text:span></text:p>
            <text:p text:style-name="P1">(Melampaui Horizon Saat Ini: Menebak Langkah Amazon Berikutnya)</text:p>
            <text:p text:style-name="P23"><text:span text:style-name="T1">Memprediksi langkah spesifik Amazon di masa depan adalah tugas yang sulit, mengingat kerahasiaan dan kecepatan manuvernya. Namun, dengan memahami DNA perusahaan—obsesi pada pelanggan, bias untuk bertindak, fokus jangka panjang, dan keunggulan dalam logistik, data, serta AI—kita bisa melakukan </text:span><text:span text:style-name="Strong_20_Emphasis"><text:span text:style-name="T1">spekulasi yang terinformasi</text:span></text:span><text:span text:style-name="T1"> mengenai area-area besar mana lagi yang mungkin menjadi target 'disrupsi' Amazon dalam satu atau dua dekade mendatang, jauh melampaui inisiatif yang sudah berjalan seperti AI Generatif, Project Kuiper, atau evolusi ritel saat ini.</text:span></text:p>
            <text:p text:style-name="P1">(Potensi Arena Baru: Keuangan, Pendidikan, Logistik B2B?)</text:p>
            <text:p text:style-name="P1">Beberapa kemungkinan arena baru yang secara logis bisa dimasuki atau diperdalam oleh Amazon meliputi:</text:p>
            <text:list xml:id="list7898617236943657576" text:style-name="L143">
              <text:list-item>
                <text:p text:style-name="P298"><text:span text:style-name="Strong_20_Emphasis"><text:span text:style-name="T1">Layanan Keuangan (Fintech):</text:span></text:span><text:span text:style-name="T1"> Amazon sudah memiliki bisnis pembayaran (Amazon Pay) dan memberikan pinjaman kepada penjual Marketplace-nya. Dengan basis pelanggan yang masif, data transaksi yang kaya, dan merek yang (bagi sebagian orang) tepercaya, potensi Amazon untuk berekspansi lebih jauh ke layanan perbankan konsumen, asuransi, manajemen investasi, atau bahkan mata uang digital (di luar sekadar pembayaran) tampak signifikan, meskipun akan menghadapi </text:span><text:soft-page-break/><text:span text:style-name="T1">tantangan regulasi keuangan yang sangat ketat. Potensi untuk melayani segmen </text:span><text:span text:style-name="Emphasis"><text:span text:style-name="T1">underbanked</text:span></text:span><text:span text:style-name="T1"> di pasar berkembang juga bisa menjadi peluang. </text:span></text:p>
              </text:list-item>
              <text:list-item>
                <text:p text:style-name="P298"><text:span text:style-name="Strong_20_Emphasis"><text:span text:style-name="T1">Pendidikan (EdTech):</text:span></text:span><text:span text:style-name="T1"> Amazon memiliki AWS yang banyak digunakan institusi pendidikan, platform konten (Kindle, Audible, Prime Video), dan keahlian dalam personalisasi. Mereka berpotensi memasuki pasar teknologi pendidikan (EdTech) secara lebih agresif, mungkin dengan platform pembelajaran online yang dipersonalisasi, alat untuk institusi pendidikan, atau solusi pelatihan korporat berskala besar. </text:span></text:p>
              </text:list-item>
              <text:list-item>
                <text:p text:style-name="P298"><text:span text:style-name="Strong_20_Emphasis"><text:span text:style-name="T1">Logistik B2B dan Angkutan Barang Global:</text:span></text:span><text:span text:style-name="T1"> Amazon telah membangun salah satu jaringan logistik paling canggih di dunia untuk melayani bisnis e-commerce-nya. Sangat mungkin mereka akan terus memperluas penawaran layanan logistik ini kepada pihak ketiga (di luar FBA saat ini), berpotensi menjadi pemain global utama dalam </text:span><text:span text:style-name="Strong_20_Emphasis"><text:span text:style-name="T1">angkutan barang (freight forwarding)</text:span></text:span><text:span text:style-name="T1">, </text:span><text:span text:style-name="Strong_20_Emphasis"><text:span text:style-name="T1">logistik pihak ketiga (3PL)</text:span></text:span><text:span text:style-name="T1"> untuk bisnis-ke-bisnis (B2B), atau bahkan transportasi otonom untuk kargo jarak jauh. Mengatasi tantangan logistik di geografi kompleks seperti Indonesia bisa menjadi salah satu targetnya. </text:span></text:p>
              </text:list-item>
              <text:list-item>
                <text:p text:style-name="P153"><text:span text:style-name="Strong_20_Emphasis"><text:span text:style-name="T1">Energi atau Utilitas Lain?</text:span></text:span><text:span text:style-name="T1"> Mengingat kebutuhan energinya yang masif untuk AWS dan logistik, serta investasi pada energi terbarukan, mungkinkah Amazon di masa depan berperan lebih besar di sektor energi itu sendiri? Atau adakah 'utilitas' fundamental lain yang siap didisrupsi dengan pendekatan berbasis data dan skala Amazon? </text:span></text:p>
              </text:list-item>
            </text:list>
            <text:p text:style-name="P1">(Filosofi 'Day 1' dan Batas Pertumbuhan)</text:p>
            <text:p text:style-name="P23"><text:span text:style-name="T1">Apapun arena baru yang akan dipilih, kemungkinan besar Amazon akan mendekatinya dengan filosofi </text:span><text:span text:style-name="Strong_20_Emphasis"><text:span text:style-name="T1">'Day 1'</text:span></text:span><text:span text:style-name="T1"> yang sama: selalu merasa seperti baru memulai, fokus pada pelanggan, berani bereksperimen, dan beroperasi dengan urgensi. Mereka akan terus mencari 'masalah besar' yang dapat dipecahkan dengan kombinasi unik dari keunggulan operasional, pemanfaatan data/AI, dan kemauan berinvestasi jangka panjang.</text:span></text:p>
            <text:p text:style-name="P23"><text:span text:style-name="T1">Namun, pertanyaan pamungkas tetap menggantung: </text:span><text:span text:style-name="Strong_20_Emphasis"><text:span text:style-name="T1">Apakah ada batas akhir bagi pertumbuhan dan pengaruh Amazon?</text:span></text:span><text:span text:style-name="T1"> Seberapa besar sebuah perusahaan diizinkan tumbuh sebelum dianggap terlalu kuat oleh masyarakat atau regulator? Bagaimana perusahaan akan menyeimbangkan ambisi bisnisnya yang tak terbatas dengan tanggung jawab sosial, etis, dan lingkungan yang semakin kompleks di dunia yang saling terhubung ini? Masa depan Amazon, meskipun penuh dengan potensi inovasi yang memukau, juga </text:span><text:soft-page-break/><text:span text:style-name="T1">dibayangi oleh pertanyaan-pertanyaan fundamental ini, yang jawabannya akan membentuk tidak hanya nasib perusahaan itu sendiri, tetapi juga lanskap ekonomi dan sosial global di dekade-dekade mendatang.</text:span></text:p>
            <text:p text:style-name="P322"/>
            <text:p text:style-name="P1">Ini adalah akhir dari Bab 10. Silakan berikan perintah "YAX" jika Anda ingin saya melanjutkan ke prompt berikutnya (Prompt untuk subbab pertama Penutup: "Merangkum Perjalanan Amazon dari Awal hingga Kini").</text:p>
          </text:section>
          <text:section text:style-name="Sect1" text:name="feedback-form-84">
            <text:p text:style-name="P171"/>
          </text:section>
        </text:section>
        <text:section text:style-name="Sect1" text:name="1f561e7b8b14a95b">
          <text:p text:style-name="P1"/>
          <text:section text:style-name="Sect1" text:name="user-query-content-85">
            <text:p text:style-name="P318">yax </text:p>
          </text:section>
          <text:p text:style-name="P171">Tampilkan alur berpikir</text:p>
          <text:section text:style-name="Sect2" text:name="model-response-message-contentr_1f561e7b8b14a95b">
            <text:p text:style-name="P23"><text:span text:style-name="T1">Baik, kita memasuki bagian </text:span><text:span text:style-name="Strong_20_Emphasis"><text:span text:style-name="T1">Penutup</text:span></text:span><text:span text:style-name="T1"> buku ini. Saya akan menjawab prompt pertama untuk bagian ini, dengan memperhatikan konteks waktu saat ini (Rabu, 23 April 2025 pukul 14:27:20 WIB di Indonesia).</text:span></text:p>
            <text:p text:style-name="P322"/>
            <text:p text:style-name="P23"><text:span text:style-name="Strong_20_Emphasis"><text:span text:style-name="T1">Prompt yang Dijawab:</text:span></text:span></text:p>
            <text:list xml:id="list6976792540560981912" text:style-name="L144">
              <text:list-item>
                <text:p text:style-name="P299"><text:span text:style-name="Strong_20_Emphasis"><text:span text:style-name="T1">Subbab Penutup:</text:span></text:span><text:span text:style-name="T1"> Merangkum Perjalanan Amazon dari Awal hingga Kini </text:span></text:p>
                <text:list>
                  <text:list-item>
                    <text:p text:style-name="P154"><text:span text:style-name="Strong_20_Emphasis"><text:span text:style-name="T1">Prompt:</text:span></text:span><text:span text:style-name="T1"> </text:span></text:p>
                    <text:p text:style-name="P373">"Tulis rangkuman singkat namun komprehensif mengenai keseluruhan perjalanan Amazon yang telah dibahas dalam buku ini. Ingatkan kembali titik-titik penting transformasinya: dari toko buku online sederhana di garasi, menjadi 'toko segalanya' melalui Marketplace dan Prime, kebangkitan AWS sebagai raksasa cloud, ekspansi ke perangkat keras dan hiburan, hingga upaya merambah industri baru. Tekankan skala perubahan dan pertumbuhan luar biasa yang telah dicapai perusahaan dari awal berdirinya hingga kondisi saat ini (April 2025), memberikan pembaca ringkasan padat dari narasi utama buku."</text:p>
                  </text:list-item>
                </text:list>
              </text:list-item>
            </text:list>
            <text:p text:style-name="P322"/>
            <text:p text:style-name="P23"><text:span text:style-name="Strong_20_Emphasis"><text:span text:style-name="T1">Jawaban Prompt:</text:span></text:span></text:p>
            <text:p text:style-name="P1"><text:soft-page-break/>(Menyusuri Kembali Aliran Sungai Amazon)</text:p>
            <text:p text:style-name="P23"><text:span text:style-name="T1">Perjalanan Amazon, seperti yang telah kita telusuri bersama dalam buku ini, adalah sebuah epik bisnis dan teknologi modern yang nyaris tak tertandingi dalam skala transformasi dan dampaknya. Dimulai pada pertengahan dekade 90-an dari sebuah </text:span><text:span text:style-name="Strong_20_Emphasis"><text:span text:style-name="T1">ide sederhana namun radikal di sebuah garasi</text:span></text:span><text:span text:style-name="T1">—menjual buku melalui internet—Amazon, di bawah visi dan dorongan tanpa henti Jeff Bezos, memulai pendakiannya yang luar biasa. Kita telah menyaksikan bagaimana perusahaan ini tidak hanya </text:span><text:span text:style-name="Strong_20_Emphasis"><text:span text:style-name="T1">selamat dari ledakan gelembung dot-com</text:span></text:span><text:span text:style-name="T1"> yang mematikan banyak pesaingnya, tetapi justru keluar dengan fondasi yang lebih kuat.</text:span></text:p>
            <text:p text:style-name="P23"><text:span text:style-name="T1">Dari akarnya sebagai toko buku online, Amazon secara bertahap namun pasti </text:span><text:span text:style-name="Strong_20_Emphasis"><text:span text:style-name="T1">melebarkan alirannya</text:span></text:span><text:span text:style-name="T1">. Peluncuran </text:span><text:span text:style-name="Strong_20_Emphasis"><text:span text:style-name="T1">Marketplace</text:span></text:span><text:span text:style-name="T1"> mengubahnya menjadi platform "toko segalanya", sementara program loyalitas </text:span><text:span text:style-name="Strong_20_Emphasis"><text:span text:style-name="T1">Prime</text:span></text:span><text:span text:style-name="T1"> merevolusi ekspektasi konsumen dan mengunci kesetiaan mereka. Di saat yang sama, secara tak terduga, lahir </text:span><text:span text:style-name="Strong_20_Emphasis"><text:span text:style-name="T1">AWS (Amazon Web Services)</text:span></text:span><text:span text:style-name="T1"> dari kebutuhan internal, yang kemudian tumbuh menjadi pilar profitabilitas utama dan pemimpin pasar </text:span><text:span text:style-name="Emphasis"><text:span text:style-name="T1">cloud computing</text:span></text:span><text:span text:style-name="T1"> global. Ambisi Amazon tidak berhenti di situ; ia merambah dunia </text:span><text:span text:style-name="Strong_20_Emphasis"><text:span text:style-name="T1">perangkat keras</text:span></text:span><text:span text:style-name="T1"> dengan Kindle dan Echo (bersama Alexa), membangun </text:span><text:span text:style-name="Strong_20_Emphasis"><text:span text:style-name="T1">kerajaan hiburan</text:span></text:span><text:span text:style-name="T1"> melalui Prime Video dan akuisisi MGM, serta secara agresif memasuki </text:span><text:span text:style-name="Strong_20_Emphasis"><text:span text:style-name="T1">arena-arena baru</text:span></text:span><text:span text:style-name="T1"> seperti ritel fisik (Whole Foods), periklanan digital, layanan kesehatan, hingga internet satelit (Project Kuiper).</text:span></text:p>
            <text:p text:style-name="P23"><text:span text:style-name="T1">Sepanjang perjalanan ini, kita telah melihat bagaimana </text:span><text:span text:style-name="Strong_20_Emphasis"><text:span text:style-name="T1">budaya perusahaan</text:span></text:span><text:span text:style-name="T1"> yang unik—dengan Prinsip Kepemimpinan sebagai intinya—menjadi pendorong inovasi sekaligus sumber kontroversi. Kita telah mempelajari </text:span><text:span text:style-name="Strong_20_Emphasis"><text:span text:style-name="T1">teknologi-teknologi kunci</text:span></text:span><text:span text:style-name="T1"> yang memungkinkan operasinya yang masif, namun juga melihat </text:span><text:span text:style-name="Strong_20_Emphasis"><text:span text:style-name="T1">kegagalan-kegagalan</text:span></text:span><text:span text:style-name="T1"> yang menjadi bagian dari filosofi eksperimennya. Tak lupa, kita juga telah mengupas </text:span><text:span text:style-name="Strong_20_Emphasis"><text:span text:style-name="T1">tantangan dan kritik</text:span></text:span><text:span text:style-name="T1"> yang tak terhindarkan menyertai statusnya sebagai raksasa global—mulai dari isu antitrust hingga dampak sosial dan lingkungan. Dari sebuah startup garasi hingga menjadi salah satu entitas korporat paling kuat dan berpengaruh di planet ini pada April 2025, kisah Amazon adalah studi kasus luar biasa tentang visi jangka panjang, eksekusi tanpa henti, inovasi disruptif, dan kompleksitas yang datang bersama skala dan kesuksesan di era digital.</text:span></text:p>
            <text:p text:style-name="P322"/>
            <text:p text:style-name="P1">Silakan berikan perintah "YAX" jika Anda ingin saya melanjutkan ke prompt <text:soft-page-break/>berikutnya (Prompt untuk subbab kedua Penutup: "Menilai Kembali Dampak Amazon pada Ekonomi dan Masyarakat Global").</text:p>
          </text:section>
          <text:section text:style-name="Sect1" text:name="feedback-form-85">
            <text:p text:style-name="P171"/>
          </text:section>
        </text:section>
        <text:section text:style-name="Sect1" text:name="4ca9c426484b5c78">
          <text:p text:style-name="P1"/>
          <text:section text:style-name="Sect1" text:name="user-query-content-86">
            <text:p text:style-name="P318">yax </text:p>
          </text:section>
          <text:p text:style-name="P171">Tampilkan alur berpikir</text:p>
          <text:section text:style-name="Sect2" text:name="model-response-message-contentr_4ca9c426484b5c78">
            <text:p text:style-name="P171"/>
          </text:section>
          <text:section text:style-name="Sect1" text:name="feedback-form-86">
            <text:p text:style-name="P171"/>
          </text:section>
        </text:section>
        <text:section text:style-name="Sect1" text:name="49b5dcc52dcfaf32">
          <text:p text:style-name="P1"/>
          <text:section text:style-name="Sect1" text:name="user-query-content-87">
            <text:p text:style-name="P318">present it </text:p>
          </text:section>
          <text:p text:style-name="P171">Tampilkan alur berpikir</text:p>
          <text:section text:style-name="Sect2" text:name="model-response-message-contentr_49b5dcc52dcfaf32">
            <text:p text:style-name="P1">Baik, saya sajikan jawaban untuk prompt kedua dari bagian Penutup, yang mengevaluasi dampak Amazon, dengan memperhatikan konteks waktu saat ini (Rabu, 23 April 2025 pukul 14:29:32 WIB di Indonesia).</text:p>
            <text:p text:style-name="P322"/>
            <text:p text:style-name="P23"><text:span text:style-name="Strong_20_Emphasis"><text:span text:style-name="T1">Prompt yang Dijawab:</text:span></text:span></text:p>
            <text:list xml:id="list1912527968216894911" text:style-name="L145">
              <text:list-item>
                <text:p text:style-name="P300"><text:span text:style-name="Strong_20_Emphasis"><text:span text:style-name="T1">Subbab Penutup:</text:span></text:span><text:span text:style-name="T1"> Menilai Kembali Dampak Amazon pada Ekonomi dan Masyarakat Global </text:span></text:p>
                <text:list>
                  <text:list-item>
                    <text:p text:style-name="P155"><text:span text:style-name="Strong_20_Emphasis"><text:span text:style-name="T1">Prompt:</text:span></text:span><text:span text:style-name="T1"> </text:span></text:p>
                    <text:p text:style-name="P374">"Sajikan penilaian reflektif dan berimbang mengenai dampak luas yang telah ditimbulkan Amazon pada ekonomi dan masyarakat global hingga saat ini (April 2025). Sintesiskan berbagai dampak yang telah dibahas sepanjang buku: bagaimana Amazon merevolusi industri ritel dan komputasi awan, mengubah perilaku konsumen secara fundamental, menciptakan peluang ekonomi (bagi penjual Marketplace, pengguna AWS) sekaligus menimbulkan kontroversi (terkait kondisi kerja, persaingan, pajak). Evaluasi warisan (legacy) Amazon sejauh ini, mengakui kontribusi inovatif dan kenyamanannya, sambil tetap kritis terhadap biaya sosial dan lingkungannya. Tawarkan perspektif akhir mengenai signifikansi historis Amazon dalam membentuk era digital."</text:p>
                  </text:list-item>
                </text:list>
              </text:list-item>
            </text:list>
            <text:p text:style-name="P322"><text:soft-page-break/></text:p>
            <text:p text:style-name="P23"><text:span text:style-name="Strong_20_Emphasis"><text:span text:style-name="T1">Jawaban Prompt:</text:span></text:span></text:p>
            <text:p text:style-name="P1">(Warisan Ganda Sang Raksasa Digital)</text:p>
            <text:p text:style-name="P23"><text:span text:style-name="T1">Menilai dampak Amazon pada dunia hingga pertengahan dekade 2020-an ini adalah tugas yang kompleks, karena warisannya begitu luas dan bersifat ganda—penuh dengan inovasi yang memukau sekaligus kontroversi yang meresahkan. Amazon tidak diragukan lagi telah menjadi salah satu kekuatan </text:span><text:span text:style-name="Strong_20_Emphasis"><text:span text:style-name="T1">paling transformasional</text:span></text:span><text:span text:style-name="T1"> dalam sejarah ekonomi modern, meninggalkan jejak yang tak terhapuskan di berbagai bidang.</text:span></text:p>
            <text:p text:style-name="P23"><text:span text:style-name="Strong_20_Emphasis"><text:span text:style-name="T1">Di sisi positif</text:span></text:span><text:span text:style-name="T1">, kontribusi Amazon sangatlah nyata:</text:span></text:p>
            <text:list xml:id="list588104665942583848" text:style-name="L146">
              <text:list-item>
                <text:p text:style-name="P301"><text:span text:style-name="Strong_20_Emphasis"><text:span text:style-name="T1">Revolusi Ritel:</text:span></text:span><text:span text:style-name="T1"> Amazon secara fundamental mengubah cara dunia berbelanja, membawa kenyamanan, seleksi luas, dan kecepatan pengiriman ke tingkat yang belum pernah ada sebelumnya. Ia menetapkan standar baru yang memaksa seluruh industri ritel untuk beradaptasi. </text:span></text:p>
              </text:list-item>
              <text:list-item>
                <text:p text:style-name="P301"><text:span text:style-name="Strong_20_Emphasis"><text:span text:style-name="T1">Demokratisasi Infrastruktur IT:</text:span></text:span><text:span text:style-name="T1"> Melalui AWS, Amazon memelopori revolusi </text:span><text:span text:style-name="Emphasis"><text:span text:style-name="T1">cloud computing</text:span></text:span><text:span text:style-name="T1">, memberikan akses ke infrastruktur teknologi canggih bagi jutaan bisnis, startup (termasuk banyak di Indonesia), dan organisasi di seluruh dunia, memungkinkan gelombang inovasi digital baru. </text:span></text:p>
              </text:list-item>
              <text:list-item>
                <text:p text:style-name="P301"><text:span text:style-name="Strong_20_Emphasis"><text:span text:style-name="T1">Fokus pada Pelanggan:</text:span></text:span><text:span text:style-name="T1"> Obsesinya pada pelanggan telah menghasilkan banyak inovasi yang benar-benar meningkatkan pengalaman konsumen. </text:span></text:p>
              </text:list-item>
              <text:list-item>
                <text:p text:style-name="P156"><text:span text:style-name="Strong_20_Emphasis"><text:span text:style-name="T1">Penciptaan Peluang Ekonomi:</text:span></text:span><text:span text:style-name="T1"> Marketplace Amazon telah memberdayakan jutaan penjual pihak ketiga untuk menjangkau pasar global, sementara AWS menjadi platform bagi bisnis digital yang tak terhitung jumlahnya. Amazon juga secara langsung mempekerjakan lebih dari satu juta orang di seluruh dunia (meskipun kondisi kerjanya sering dikritik). </text:span></text:p>
              </text:list-item>
            </text:list>
            <text:p text:style-name="P23"><text:span text:style-name="Strong_20_Emphasis"><text:span text:style-name="T1">Namun, di sisi lain</text:span></text:span><text:span text:style-name="T1">, dampak negatif dan kontroversial Amazon juga tidak dapat diabaikan:</text:span></text:p>
            <text:list xml:id="list3818850856750277367" text:style-name="L147">
              <text:list-item>
                <text:p text:style-name="P302"><text:span text:style-name="Strong_20_Emphasis"><text:span text:style-name="T1">Disrupsi dan Konsentrasi Pasar:</text:span></text:span><text:span text:style-name="T1"> Kehadirannya telah menyebabkan kesulitan besar bagi banyak pengecer tradisional dan menimbulkan kekhawatiran serius tentang konsentrasi kekuatan pasar di tangan satu perusahaan raksasa, yang berpotensi menghambat persaingan jangka </text:span><text:soft-page-break/><text:span text:style-name="T1">panjang. </text:span></text:p>
              </text:list-item>
              <text:list-item>
                <text:p text:style-name="P302"><text:span text:style-name="Strong_20_Emphasis"><text:span text:style-name="T1">Isu Ketenagakerjaan:</text:span></text:span><text:span text:style-name="T1"> Kritik tajam mengenai kondisi kerja di gudang, upah, keamanan, dan perlawanan terhadap serikat pekerja terus membayangi citra perusahaan sebagai pemberi kerja. </text:span></text:p>
              </text:list-item>
              <text:list-item>
                <text:p text:style-name="P302"><text:span text:style-name="Strong_20_Emphasis"><text:span text:style-name="T1">Tantangan Pajak dan Regulasi:</text:span></text:span><text:span text:style-name="T1"> Praktik perpajakan globalnya dan pertarungannya dengan regulator antimonopoli menimbulkan pertanyaan tentang keadilan dan tanggung jawab korporat. </text:span></text:p>
              </text:list-item>
              <text:list-item>
                <text:p text:style-name="P157"><text:span text:style-name="Strong_20_Emphasis"><text:span text:style-name="T1">Jejak Lingkungan:</text:span></text:span><text:span text:style-name="T1"> Skala operasinya yang masif menghasilkan dampak lingkungan yang signifikan, dan upaya keberlanjutannya masih terus diawasi dan dikritik. </text:span></text:p>
              </text:list-item>
            </text:list>
            <text:p text:style-name="P1">(Menilai Warisan Sejauh Ini)</text:p>
            <text:p text:style-name="P23"><text:span text:style-name="T1">Mengevaluasi warisan Amazon hingga April 2025 berarti mengakui </text:span><text:span text:style-name="Strong_20_Emphasis"><text:span text:style-name="T1">kontradiksi inheren</text:span></text:span><text:span text:style-name="T1"> ini. Ia adalah mesin inovasi dan efisiensi yang luar biasa, sebuah perwujudan dari kekuatan kapitalisme digital. Namun, ia juga merupakan studi kasus tentang tantangan etis, sosial, dan lingkungan yang muncul ketika sebuah perusahaan mencapai skala dan kekuatan yang begitu besar. Signifikansi historis Amazon dalam membentuk era digital tidak terbantahkan; ia telah mengubah cara kita hidup, bekerja, dan berbelanja. Namun, apakah warisan akhirnya akan lebih dikenang karena inovasinya yang memberdayakan atau karena kontroversi yang menyertainya, masih menjadi pertanyaan terbuka yang jawabannya akan terus ditulis di masa depan.</text:span></text:p>
            <text:p text:style-name="P322"/>
            <text:p text:style-name="P1">Silakan berikan perintah "YAX" jika Anda ingin saya melanjutkan ke prompt berikutnya (Prompt untuk subbab ketiga dan terakhir Penutup: "Pertanyaan Terbuka tentang Masa Depan Perusahaan dan Pengaruhnya").</text:p>
          </text:section>
          <text:section text:style-name="Sect1" text:name="feedback-form-87">
            <text:p text:style-name="P171"/>
          </text:section>
        </text:section>
        <text:section text:style-name="Sect1" text:name="5c98e3dd618cbcd6">
          <text:p text:style-name="P1"/>
          <text:section text:style-name="Sect1" text:name="user-query-content-88">
            <text:p text:style-name="P318">yax </text:p>
          </text:section>
          <text:p text:style-name="P171">Tampilkan alur berpikir</text:p>
          <text:section text:style-name="Sect2" text:name="model-response-message-contentr_5c98e3dd618cbcd6">
            <text:p text:style-name="P1">Baik, saya sajikan jawaban untuk prompt terakhir dari bagian Penutup buku ini, dengan memperhatikan konteks waktu saat ini (Rabu, 23 April 2025 pukul 14:30:02 WIB di Indonesia).</text:p>
            <text:p text:style-name="P322"/>
            <text:p text:style-name="P23"><text:span text:style-name="Strong_20_Emphasis"><text:span text:style-name="T1">Prompt yang Dijawab:</text:span></text:span></text:p>
            <text:list xml:id="list5882813365039842756" text:style-name="L148">
              <text:list-item>
                <text:p text:style-name="P303"><text:soft-page-break/><text:span text:style-name="Strong_20_Emphasis"><text:span text:style-name="T1">Subbab Penutup:</text:span></text:span><text:span text:style-name="T1"> Pertanyaan Terbuka tentang Masa Depan Perusahaan dan Pengaruhnya </text:span></text:p>
                <text:list>
                  <text:list-item>
                    <text:p text:style-name="P158"><text:span text:style-name="Strong_20_Emphasis"><text:span text:style-name="T1">Prompt:</text:span></text:span><text:span text:style-name="T1"> </text:span></text:p>
                    <text:p text:style-name="P375">"Akhiri buku dengan mengajukan beberapa pertanyaan kunci yang menggugah pemikiran dan masih terbuka mengenai masa depan Amazon serta pengaruhnya yang berkelanjutan. Berdasarkan tantangan dan potensi yang dibahas di Bab 9 dan 10, formulasikan pertanyaan-pertanyaan seperti: Seberapa jauh kekuatan Amazon akan terus tumbuh sebelum dibatasi oleh regulasi atau batas pasar alami? Mampukah perusahaan mempertahankan budaya inovatifnya ('Day 1') seiring skala dan kompleksitas yang terus meningkat? Bagaimana Amazon akan menyeimbangkan tuntutan pertumbuhan bisnis dengan tanggung jawab sosial dan lingkungannya yang semakin besar? Apa warisan jangka panjang yang akan ditinggalkan Amazon bagi dunia? Biarkan pembaca merenungkan pertanyaan-pertanyaan ini sebagai penutup."</text:p>
                  </text:list-item>
                </text:list>
              </text:list-item>
            </text:list>
            <text:p text:style-name="P322"/>
            <text:p text:style-name="P23"><text:span text:style-name="Strong_20_Emphasis"><text:span text:style-name="T1">Jawaban Prompt:</text:span></text:span></text:p>
            <text:p text:style-name="P1">(Menatap Masa Depan: Pertanyaan yang Tersisa)</text:p>
            <text:p text:style-name="P23"><text:span text:style-name="T1">Kisah Amazon masih jauh dari selesai. Seiring kita menutup lembaran buku ini pada April 2025, perusahaan ini berdiri di puncak kekuatan global, namun juga di persimpangan jalan yang penuh dengan ketidakpastian dan pertanyaan fundamental mengenai masa depannya. Perjalanan yang telah kita saksikan memunculkan beberapa </text:span><text:span text:style-name="Strong_20_Emphasis"><text:span text:style-name="T1">pertanyaan kunci yang masih terbuka</text:span></text:span><text:span text:style-name="T1">, yang jawabannya akan membentuk tidak hanya nasib Amazon, tetapi juga lanskap teknologi, ekonomi, dan sosial di tahun-tahun mendatang:</text:span></text:p>
            <text:list xml:id="list7925804737522065151" text:style-name="L149">
              <text:list-item>
                <text:p text:style-name="P304"><text:span text:style-name="Strong_20_Emphasis"><text:span text:style-name="T1">Seberapa Besar Lagi Amazon Bisa Tumbuh?</text:span></text:span><text:span text:style-name="T1"> Adakah batas 'alami' atau batas yang akan dipaksakan oleh regulator terhadap ekspansi Amazon yang seolah tak berujung? Akankah upaya antimonopoli di berbagai negara berhasil secara signifikan mengekang kekuatan pasarnya atau </text:span><text:soft-page-break/><text:span text:style-name="T1">bahkan memaksanya untuk memecah diri? </text:span></text:p>
              </text:list-item>
              <text:list-item>
                <text:p text:style-name="P304"><text:span text:style-name="Strong_20_Emphasis"><text:span text:style-name="T1">Mampukah 'Day 1' Bertahan?</text:span></text:span><text:span text:style-name="T1"> Seiring dengan skala yang semakin masif dan kepemimpinan generasi baru, dapatkah Amazon mempertahankan budaya inovasi, kelincahan, dan kemauan mengambil risiko yang menjadi ciri khasnya selama ini? Atau akankah birokrasi dan kehati-hatian tak terhindarkan merayap masuk? </text:span></text:p>
              </text:list-item>
              <text:list-item>
                <text:p text:style-name="P304"><text:span text:style-name="Strong_20_Emphasis"><text:span text:style-name="T1">Keseimbangan Antara Laba dan Tanggung Jawab?</text:span></text:span><text:span text:style-name="T1"> Bagaimana Amazon akan menavigasi tekanan yang semakin kuat untuk menyeimbangkan tujuan bisnisnya (pertumbuhan pendapatan, profitabilitas) dengan tuntutan tanggung jawab yang lebih besar terhadap pekerjanya, komunitas tempatnya beroperasi, dan planet ini? Akankah Prinsip Kepemimpinan baru tentang menjadi 'Pemberi Kerja Terbaik' dan 'Tanggung Jawab Skala Besar' benar-benar mengubah praktik bisnisnya secara fundamental? </text:span></text:p>
              </text:list-item>
              <text:list-item>
                <text:p text:style-name="P304"><text:span text:style-name="Strong_20_Emphasis"><text:span text:style-name="T1">Apa Inovasi Besar Berikutnya?</text:span></text:span><text:span text:style-name="T1"> Di luar AI, Kuiper, atau evolusi ritel, akankah Amazon berhasil menemukan atau mendisrupsi 'industri besar' berikutnya? Atau akankah fokusnya lebih pada optimalisasi dan perluasan bisnis yang sudah ada? </text:span></text:p>
              </text:list-item>
              <text:list-item>
                <text:p text:style-name="P159"><text:span text:style-name="Strong_20_Emphasis"><text:span text:style-name="T1">Warisan Jangka Panjang?</text:span></text:span><text:span text:style-name="T1"> Ketika sejarawan masa depan melihat kembali era kita, bagaimana Amazon akan dikenang? Sebagai simbol puncak inovasi kapitalisme digital yang membawa kenyamanan tak tertandingi? Atau sebagai studi kasus tentang kekuatan korporat yang tak terkendali dengan biaya sosial dan ekonomi yang tersembunyi? </text:span></text:p>
              </text:list-item>
            </text:list>
            <text:p text:style-name="P1">Pertanyaan-pertanyaan ini tidak memiliki jawaban yang mudah. Masa depan Amazon akan dibentuk oleh interaksi kompleks antara strategi internalnya, dinamika persaingan pasar, perkembangan teknologi, tekanan sosial, dan, yang mungkin paling penting, keputusan yang dibuat oleh para pembuat kebijakan dan regulator di seluruh dunia. Memahami pertanyaan-pertanyaan ini adalah langkah awal untuk terus mengamati dan secara kritis mengevaluasi peran berkelanjutan dari salah satu entitas paling berpengaruh di zaman kita. Perjalanan sungai Amazon ini masih akan terus mengalir, dan arahnya tetap menjadi salah satu cerita paling penting untuk diikuti di abad ke-21.</text:p>
            <text:p text:style-name="P322"/>
            <text:p text:style-name="P1">Ini adalah jawaban untuk prompt terakhir dalam outline yang Anda minta. Saya telah berusaha menjawab setiap prompt secara bertahap sesuai permintaan, menggunakan gaya bahasa dan tips pengayaan yang disarankan.</text:p>
          </text:section>
          <text:section text:style-name="Sect1" text:name="feedback-form-88">
            <text:p text:style-name="P171"><text:soft-page-break/></text:p>
          </text:section>
        </text:section>
        <text:section text:style-name="Sect1" text:name="0b0c312ebdee6a41">
          <text:p text:style-name="P1"/>
          <text:section text:style-name="Sect1" text:name="user-query-content-89">
            <text:p text:style-name="P318">buat glosarium </text:p>
          </text:section>
          <text:p text:style-name="P171">Tampilkan alur berpikir</text:p>
          <text:section text:style-name="Sect2" text:name="model-response-message-contentr_0b0c312ebdee6a41">
            <text:p text:style-name="P1">Baik, berikut adalah draf Glosarium (daftar istilah) yang relevan dengan pembahasan buku tentang Amazon ini, disajikan dalam Bahasa Indonesia dan ditujukan untuk pemahaman masyarakat umum (per Rabu, 23 April 2025 pukul 14:31:17 WIB di Indonesia):</text:p>
            <text:p text:style-name="P322"/>
            <text:p text:style-name="P23"><text:span text:style-name="Strong_20_Emphasis"><text:span text:style-name="T1">Glosarium</text:span></text:span></text:p>
            <text:list xml:id="list8361627118990911049" text:style-name="L150">
              <text:list-item>
                <text:p text:style-name="P305"><text:span text:style-name="Strong_20_Emphasis"><text:span text:style-name="T1">AI (Artificial Intelligence / Kecerdasan Buatan):</text:span></text:span><text:span text:style-name="T1"> Bidang ilmu komputer yang bertujuan menciptakan mesin atau program yang dapat melakukan tugas-tugas yang biasanya membutuhkan kecerdasan manusia, seperti belajar, memecahkan masalah, mengenali pola, dan membuat keputusan. </text:span></text:p>
              </text:list-item>
              <text:list-item>
                <text:p text:style-name="P305"><text:span text:style-name="Strong_20_Emphasis"><text:span text:style-name="T1">Alexa:</text:span></text:span><text:span text:style-name="T1"> Asisten suara virtual berbasis AI yang dikembangkan oleh Amazon, biasanya diakses melalui perangkat pintar seperti Amazon Echo. Alexa dapat menjawab pertanyaan, memutar musik, mengontrol perangkat rumah pintar, dan melakukan banyak tugas lain melalui perintah suara. </text:span></text:p>
              </text:list-item>
              <text:list-item>
                <text:p text:style-name="P305"><text:span text:style-name="Strong_20_Emphasis"><text:span text:style-name="T1">Amazon Go:</text:span></text:span><text:span text:style-name="T1"> Format toko fisik Amazon yang menggunakan teknologi "Just Walk Out", memungkinkan pelanggan mengambil barang dan keluar tanpa melalui kasir tradisional. </text:span></text:p>
              </text:list-item>
              <text:list-item>
                <text:p text:style-name="P305"><text:span text:style-name="Strong_20_Emphasis"><text:span text:style-name="T1">Amazon Prime:</text:span></text:span><text:span text:style-name="T1"> Program keanggotaan berbayar Amazon yang menawarkan berbagai manfaat, paling dikenal dengan pengiriman cepat gratis, tetapi juga mencakup akses ke layanan streaming (Prime Video, Prime Music), penyimpanan foto, dan penawaran eksklusif lainnya. </text:span></text:p>
              </text:list-item>
              <text:list-item>
                <text:p text:style-name="P305"><text:span text:style-name="Strong_20_Emphasis"><text:span text:style-name="T1">Amazon Robotics (sebelumnya Kiva Systems):</text:span></text:span><text:span text:style-name="T1"> Anak perusahaan Amazon yang mengembangkan dan menerapkan robotika canggih, terutama robot bergerak otonom (AMR), untuk otomatisasi di pusat pemenuhan (gudang) Amazon. </text:span></text:p>
              </text:list-item>
              <text:list-item>
                <text:p text:style-name="P305"><text:span text:style-name="Strong_20_Emphasis"><text:span text:style-name="T1">Amazon Web Services (AWS):</text:span></text:span><text:span text:style-name="T1"> Divisi Amazon yang menyediakan layanan </text:span><text:span text:style-name="Emphasis"><text:span text:style-name="T1">cloud computing</text:span></text:span><text:span text:style-name="T1"> (komputasi awan) sesuai permintaan kepada individu, perusahaan, dan pemerintah melalui internet. AWS adalah pemimpin pasar global di bidang ini dan sumber keuntungan utama </text:span><text:soft-page-break/><text:span text:style-name="T1">Amazon. </text:span></text:p>
              </text:list-item>
              <text:list-item>
                <text:p text:style-name="P305"><text:span text:style-name="Strong_20_Emphasis"><text:span text:style-name="T1">Antitrust (Antimonopoli):</text:span></text:span><text:span text:style-name="T1"> Hukum atau peraturan yang dirancang untuk mencegah atau mengendalikan praktik bisnis yang dianggap tidak adil atau anti-persaingan, seperti pembentukan monopoli atau penyalahgunaan kekuatan pasar dominan. </text:span></text:p>
              </text:list-item>
              <text:list-item>
                <text:p text:style-name="P305"><text:span text:style-name="Strong_20_Emphasis"><text:span text:style-name="T1">API (Application Programming Interface / Antarmuka Pemrograman Aplikasi):</text:span></text:span><text:span text:style-name="T1"> Sekumpulan aturan atau protokol yang memungkinkan berbagai program perangkat lunak berkomunikasi satu sama lain. Ini adalah 'jembatan' yang memungkinkan layanan mikro atau aplikasi berbeda saling berinteraksi. </text:span></text:p>
              </text:list-item>
              <text:list-item>
                <text:p text:style-name="P305"><text:span text:style-name="Strong_20_Emphasis"><text:span text:style-name="T1">AR (Augmented Reality / Realitas Tertambah):</text:span></text:span><text:span text:style-name="T1"> Teknologi yang menggabungkan objek virtual (digital) ke dalam pandangan dunia nyata pengguna secara </text:span><text:span text:style-name="Emphasis"><text:span text:style-name="T1">real-time</text:span></text:span><text:span text:style-name="T1">, biasanya melalui kamera ponsel atau kacamata khusus. Contoh: melihat bagaimana furnitur virtual terlihat di ruangan nyata Anda. </text:span></text:p>
              </text:list-item>
              <text:list-item>
                <text:p text:style-name="P305"><text:span text:style-name="Strong_20_Emphasis"><text:span text:style-name="T1">AWS Bedrock:</text:span></text:span><text:span text:style-name="T1"> Layanan AWS yang menyediakan akses mudah ke berbagai model fondasi AI Generatif dari Amazon dan penyedia pihak ketiga lainnya melalui satu API. </text:span></text:p>
              </text:list-item>
              <text:list-item>
                <text:p text:style-name="P305"><text:span text:style-name="Strong_20_Emphasis"><text:span text:style-name="T1">Bias for Action (Bias untuk Bertindak):</text:span></text:span><text:span text:style-name="T1"> Salah satu Prinsip Kepemimpinan Amazon yang menekankan pentingnya kecepatan dan pengambilan keputusan cepat (terutama untuk keputusan yang bisa dibalik) daripada terjebak dalam analisis berlebihan. </text:span></text:p>
              </text:list-item>
              <text:list-item>
                <text:p text:style-name="P305"><text:span text:style-name="Strong_20_Emphasis"><text:span text:style-name="T1">CapEx (Capital Expenditure / Belanja Modal):</text:span></text:span><text:span text:style-name="T1"> Pengeluaran besar yang dilakukan perusahaan untuk membeli aset tetap jangka panjang, seperti bangunan, mesin, atau server fisik. </text:span><text:span text:style-name="Emphasis"><text:span text:style-name="T1">Cloud computing</text:span></text:span><text:span text:style-name="T1"> membantu perusahaan mengurangi CapEx untuk IT. </text:span></text:p>
              </text:list-item>
              <text:list-item>
                <text:p text:style-name="P305"><text:span text:style-name="Strong_20_Emphasis"><text:span text:style-name="T1">Cloud Computing (Komputasi Awan):</text:span></text:span><text:span text:style-name="T1"> Model penyediaan sumber daya komputasi (seperti server, penyimpanan data, database, jaringan, perangkat lunak) melalui internet sesuai permintaan, biasanya dengan model bayar-sesuai-pemakaian. Analogi: seperti menggunakan listrik dari PLN daripada membangun pembangkit sendiri. </text:span></text:p>
              </text:list-item>
              <text:list-item>
                <text:p text:style-name="P305"><text:span text:style-name="Strong_20_Emphasis"><text:span text:style-name="T1">Customer Obsession (Obsesi Pelanggan):</text:span></text:span><text:span text:style-name="T1"> Prinsip Kepemimpinan #1 Amazon, yang berarti memulai segala sesuatu dari kebutuhan pelanggan dan bekerja mundur untuk menciptakan solusi, serta berusaha keras mendapatkan dan menjaga kepercayaan pelanggan. </text:span></text:p>
              </text:list-item>
              <text:list-item>
                <text:p text:style-name="P305"><text:span text:style-name="Strong_20_Emphasis"><text:span text:style-name="T1">Dot-com Bubble (Gelembung Dot-com):</text:span></text:span><text:span text:style-name="T1"> Periode spekulasi pasar saham yang ekstrem terhadap perusahaan-perusahaan berbasis internet </text:span><text:soft-page-break/><text:span text:style-name="T1">(dot-com) pada akhir 1990-an, yang diikuti oleh kejatuhan pasar yang tajam pada tahun 2000-2001, menyebabkan banyak perusahaan dot-com bangkrut. </text:span></text:p>
              </text:list-item>
              <text:list-item>
                <text:p text:style-name="P305"><text:span text:style-name="Strong_20_Emphasis"><text:span text:style-name="T1">DSP (Delivery Service Partner):</text:span></text:span><text:span text:style-name="T1"> Program Amazon di mana pengusaha independen (pemilik DSP) mempekerjakan dan mengelola tim pengemudi mereka sendiri untuk mengirimkan paket Amazon, menggunakan van berlogo Amazon dan teknologi rute dari Amazon. </text:span></text:p>
              </text:list-item>
              <text:list-item>
                <text:p text:style-name="P305"><text:span text:style-name="Strong_20_Emphasis"><text:span text:style-name="T1">EC2 (Elastic Compute Cloud):</text:span></text:span><text:span text:style-name="T1"> Layanan inti AWS yang memungkinkan pengguna menyewa server virtual ('komputer' di </text:span><text:span text:style-name="Emphasis"><text:span text:style-name="T1">cloud</text:span></text:span><text:span text:style-name="T1">) dengan kapasitas yang dapat disesuaikan (elastis) sesuai kebutuhan. </text:span></text:p>
              </text:list-item>
              <text:list-item>
                <text:p text:style-name="P305"><text:span text:style-name="Strong_20_Emphasis"><text:span text:style-name="T1">FBA (Fulfillment by Amazon):</text:span></text:span><text:span text:style-name="T1"> Layanan yang ditawarkan Amazon kepada penjual Marketplace, di mana Amazon menangani penyimpanan inventaris, pengambilan, pengepakan, pengiriman, dan layanan pelanggan untuk produk penjual tersebut dari pusat pemenuhan Amazon. </text:span></text:p>
              </text:list-item>
              <text:list-item>
                <text:p text:style-name="P305"><text:span text:style-name="Strong_20_Emphasis"><text:span text:style-name="T1">Fire Phone:</text:span></text:span><text:span text:style-name="T1"> Smartphone yang diluncurkan (dan gagal) oleh Amazon pada tahun 2014. </text:span></text:p>
              </text:list-item>
              <text:list-item>
                <text:p text:style-name="P305"><text:span text:style-name="Strong_20_Emphasis"><text:span text:style-name="T1">Flywheel Effect (Efek Roda Gila):</text:span></text:span><text:span text:style-name="T1"> Konsep bisnis yang dipopulerkan oleh Jim Collins dan sering dirujuk oleh Amazon. Menggambarkan bagaimana serangkaian inisiatif yang saling memperkuat menciptakan momentum pertumbuhan yang berkelanjutan. Contoh: harga murah menarik pelanggan -&gt; lebih banyak penjualan menarik penjual pihak ketiga -&gt; lebih banyak pilihan menarik lebih banyak pelanggan -&gt; skala lebih besar memungkinkan efisiensi dan harga lebih murah lagi. </text:span></text:p>
              </text:list-item>
              <text:list-item>
                <text:p text:style-name="P305"><text:span text:style-name="Strong_20_Emphasis"><text:span text:style-name="T1">Frugality (Hemat):</text:span></text:span><text:span text:style-name="T1"> Salah satu Prinsip Kepemimpinan Amazon yang menekankan pencapaian hasil lebih banyak dengan sumber daya lebih sedikit, menghindari pemborosan, dan menemukan solusi inovatif dalam keterbatasan. </text:span></text:p>
              </text:list-item>
              <text:list-item>
                <text:p text:style-name="P305"><text:span text:style-name="Strong_20_Emphasis"><text:span text:style-name="T1">Generative AI (AI Generatif):</text:span></text:span><text:span text:style-name="T1"> Jenis kecerdasan buatan yang mampu menghasilkan konten baru (teks, gambar, kode, musik) yang orisinal dan koheren, berdasarkan data yang telah dipelajarinya. Contoh: ChatGPT, Claude, model Titan Amazon. </text:span></text:p>
              </text:list-item>
              <text:list-item>
                <text:p text:style-name="P305"><text:span text:style-name="Strong_20_Emphasis"><text:span text:style-name="T1">IaaS (Infrastructure as a Service):</text:span></text:span><text:span text:style-name="T1"> Model layanan </text:span><text:span text:style-name="Emphasis"><text:span text:style-name="T1">cloud computing</text:span></text:span><text:span text:style-name="T1"> paling dasar, di mana penyedia menyewakan infrastruktur IT inti seperti server virtual, penyimpanan data, dan jaringan. Pengguna masih mengelola sistem operasi dan aplikasi. </text:span></text:p>
              </text:list-item>
              <text:list-item>
                <text:p text:style-name="P305"><text:span text:style-name="Strong_20_Emphasis"><text:span text:style-name="T1">IoT (Internet of Things):</text:span></text:span><text:span text:style-name="T1"> Jaringan perangkat fisik, kendaraan, peralatan </text:span><text:soft-page-break/><text:span text:style-name="T1">rumah tangga, dan item lain yang dilengkapi dengan sensor, perangkat lunak, dan konektivitas jaringan, yang memungkinkan perangkat tersebut mengumpulkan dan bertukar data. </text:span></text:p>
              </text:list-item>
              <text:list-item>
                <text:p text:style-name="P305"><text:span text:style-name="Strong_20_Emphasis"><text:span text:style-name="T1">Just Walk Out:</text:span></text:span><text:span text:style-name="T1"> Teknologi Amazon (pertama kali digunakan di Amazon Go) yang memungkinkan pembeli mengambil barang dari toko dan keluar tanpa melalui proses checkout atau pemindaian manual; pembayaran dilakukan secara otomatis melalui akun mereka. </text:span></text:p>
              </text:list-item>
              <text:list-item>
                <text:p text:style-name="P305"><text:span text:style-name="Strong_20_Emphasis"><text:span text:style-name="T1">Kindle:</text:span></text:span><text:span text:style-name="T1"> Lini perangkat e-reader (pembaca buku elektronik) yang dikembangkan oleh Amazon, serta aplikasi dan platform untuk membeli dan membaca e-book. </text:span></text:p>
              </text:list-item>
              <text:list-item>
                <text:p text:style-name="P305"><text:span text:style-name="Strong_20_Emphasis"><text:span text:style-name="T1">Leadership Principles (LPs) / Prinsip Kepemimpinan:</text:span></text:span><text:span text:style-name="T1"> Kumpulan 16 prinsip (per 2021) yang menjadi inti budaya Amazon, memandu perilaku, pengambilan keputusan, dan evaluasi kinerja karyawan. </text:span></text:p>
              </text:list-item>
              <text:list-item>
                <text:p text:style-name="P305"><text:span text:style-name="Strong_20_Emphasis"><text:span text:style-name="T1">LEO (Low Earth Orbit / Orbit Bumi Rendah):</text:span></text:span><text:span text:style-name="T1"> Area di luar angkasa, sekitar 160 hingga 2.000 kilometer di atas permukaan Bumi, tempat banyak satelit komunikasi modern (termasuk yang direncanakan untuk Project Kuiper dan Starlink) ditempatkan untuk latensi yang lebih rendah. </text:span></text:p>
              </text:list-item>
              <text:list-item>
                <text:p text:style-name="P305"><text:span text:style-name="Strong_20_Emphasis"><text:span text:style-name="T1">LLM (Large Language Model / Model Bahasa Besar):</text:span></text:span><text:span text:style-name="T1"> Jenis model AI Generatif yang sangat besar dan dilatih pada data teks dalam jumlah masif, memungkinkannya untuk memahami, menghasilkan, dan berinteraksi menggunakan bahasa manusia. Contoh: GPT-4, Claude, LaMDA/Gemini, Titan Text. </text:span></text:p>
              </text:list-item>
              <text:list-item>
                <text:p text:style-name="P305"><text:span text:style-name="Strong_20_Emphasis"><text:span text:style-name="T1">Lobi (Lobbying):</text:span></text:span><text:span text:style-name="T1"> Upaya terorganisir untuk mempengaruhi keputusan pembuat kebijakan (anggota parlemen, pejabat pemerintah, regulator) atas nama individu, kelompok kepentingan, atau perusahaan. </text:span></text:p>
              </text:list-item>
              <text:list-item>
                <text:p text:style-name="P305"><text:span text:style-name="Strong_20_Emphasis"><text:span text:style-name="T1">Marketplace (Pasar daring):</text:span></text:span><text:span text:style-name="T1"> Model bisnis Amazon di mana platform e-commerce-nya dibuka untuk penjual pihak ketiga (independen) untuk menawarkan dan menjual produk mereka sendiri secara langsung kepada pelanggan Amazon. </text:span></text:p>
              </text:list-item>
              <text:list-item>
                <text:p text:style-name="P305"><text:span text:style-name="Strong_20_Emphasis"><text:span text:style-name="T1">Microservices (Layanan Mikro):</text:span></text:span><text:span text:style-name="T1"> Pendekatan arsitektur perangkat lunak di mana aplikasi kompleks dipecah menjadi kumpulan layanan kecil yang independen, masing-masing bertanggung jawab atas fungsi bisnis tertentu dan berkomunikasi melalui API. Amazon menggunakan ini secara ekstensif untuk platformnya. </text:span></text:p>
              </text:list-item>
              <text:list-item>
                <text:p text:style-name="P305"><text:span text:style-name="Strong_20_Emphasis"><text:span text:style-name="T1">MGM (Metro-Goldwyn-Mayer):</text:span></text:span><text:span text:style-name="T1"> Studio film dan televisi Hollywood legendaris yang diakuisisi oleh Amazon pada tahun 2022, memberikan Amazon kepemilikan atas pustaka konten besar termasuk franchise </text:span><text:soft-page-break/><text:span text:style-name="T1">James Bond. </text:span></text:p>
              </text:list-item>
              <text:list-item>
                <text:p text:style-name="P305"><text:span text:style-name="Strong_20_Emphasis"><text:span text:style-name="T1">Net-Zero Carbon:</text:span></text:span><text:span text:style-name="T1"> Target untuk mencapai keseimbangan antara jumlah emisi gas rumah kaca yang dihasilkan dan jumlah yang dihilangkan dari atmosfer (misalnya melalui penyerapan karbon atau teknologi penangkapan). Amazon berkomitmen mencapai ini pada 2040 melalui The Climate Pledge. </text:span></text:p>
              </text:list-item>
              <text:list-item>
                <text:p text:style-name="P305"><text:span text:style-name="Strong_20_Emphasis"><text:span text:style-name="T1">Omnichannel:</text:span></text:span><text:span text:style-name="T1"> Strategi ritel yang bertujuan memberikan pengalaman belanja yang terintegrasi dan mulus kepada pelanggan di semua saluran penjualan, baik online (situs web, aplikasi) maupun offline (toko fisik). </text:span></text:p>
              </text:list-item>
              <text:list-item>
                <text:p text:style-name="P305"><text:span text:style-name="Strong_20_Emphasis"><text:span text:style-name="T1">OpEx (Operational Expenditure / Belanja Operasional):</text:span></text:span><text:span text:style-name="T1"> Biaya rutin yang dikeluarkan perusahaan untuk menjalankan operasinya sehari-hari, seperti gaji, sewa, utilitas, atau biaya langganan </text:span><text:span text:style-name="Emphasis"><text:span text:style-name="T1">cloud</text:span></text:span><text:span text:style-name="T1">. </text:span></text:p>
              </text:list-item>
              <text:list-item>
                <text:p text:style-name="P305"><text:span text:style-name="Strong_20_Emphasis"><text:span text:style-name="T1">PaaS (Platform as a Service):</text:span></text:span><text:span text:style-name="T1"> Model layanan </text:span><text:span text:style-name="Emphasis"><text:span text:style-name="T1">cloud computing</text:span></text:span><text:span text:style-name="T1"> di mana penyedia menawarkan platform (termasuk infrastruktur, sistem operasi, alat pengembangan) yang memungkinkan pelanggan mengembangkan, menjalankan, dan mengelola aplikasi tanpa kompleksitas mengelola infrastruktur di bawahnya. </text:span></text:p>
              </text:list-item>
              <text:list-item>
                <text:p text:style-name="P305"><text:span text:style-name="Strong_20_Emphasis"><text:span text:style-name="T1">Prime Video:</text:span></text:span><text:span text:style-name="T1"> Layanan streaming video on-demand Amazon, tersedia sebagai bagian dari keanggotaan Prime atau langganan terpisah, menawarkan film, serial TV, dan konten orisinal Amazon Studios. </text:span></text:p>
              </text:list-item>
              <text:list-item>
                <text:p text:style-name="P305"><text:span text:style-name="Strong_20_Emphasis"><text:span text:style-name="T1">Project Kuiper:</text:span></text:span><text:span text:style-name="T1"> Inisiatif Amazon untuk membangun dan mengoperasikan konstelasi ribuan satelit internet di Orbit Bumi Rendah (LEO) untuk menyediakan konektivitas broadband global. </text:span></text:p>
              </text:list-item>
              <text:list-item>
                <text:p text:style-name="P305"><text:span text:style-name="Strong_20_Emphasis"><text:span text:style-name="T1">S3 (Simple Storage Service):</text:span></text:span><text:span text:style-name="T1"> Layanan penyimpanan objek AWS yang sangat populer, dikenal karena skalabilitas, ketahanan data, dan biayanya yang relatif rendah. </text:span></text:p>
              </text:list-item>
              <text:list-item>
                <text:p text:style-name="P305"><text:span text:style-name="Strong_20_Emphasis"><text:span text:style-name="T1">SaaS (Software as a Service):</text:span></text:span><text:span text:style-name="T1"> Model layanan </text:span><text:span text:style-name="Emphasis"><text:span text:style-name="T1">cloud computing</text:span></text:span><text:span text:style-name="T1"> di mana perangkat lunak aplikasi di-host oleh penyedia dan ditawarkan kepada pelanggan melalui internet, biasanya dengan model berlangganan. Pengguna mengaksesnya melalui browser web atau aplikasi. Contoh: Gmail, Salesforce. </text:span></text:p>
              </text:list-item>
              <text:list-item>
                <text:p text:style-name="P305"><text:span text:style-name="Strong_20_Emphasis"><text:span text:style-name="T1">Startup:</text:span></text:span><text:span text:style-name="T1"> Perusahaan baru, biasanya masih dalam tahap awal pengembangan, yang didirikan untuk mengembangkan produk atau layanan unik, seringkali di bidang teknologi, dan dirancang untuk tumbuh cepat. </text:span></text:p>
              </text:list-item>
              <text:list-item>
                <text:p text:style-name="P305"><text:span text:style-name="Strong_20_Emphasis"><text:span text:style-name="T1">Third-Party Seller (Penjual Pihak Ketiga):</text:span></text:span><text:span text:style-name="T1"> Bisnis atau individu independen yang menjual produk mereka sendiri di platform e-</text:span><text:soft-page-break/><text:span text:style-name="T1">commerce milik perusahaan lain, seperti Amazon Marketplace. </text:span></text:p>
              </text:list-item>
              <text:list-item>
                <text:p text:style-name="P305"><text:span text:style-name="Strong_20_Emphasis"><text:span text:style-name="T1">Twitch:</text:span></text:span><text:span text:style-name="T1"> Platform </text:span><text:span text:style-name="Emphasis"><text:span text:style-name="T1">live streaming</text:span></text:span><text:span text:style-name="T1"> yang sangat populer, terutama untuk konten game, yang diakuisisi oleh Amazon pada tahun 2014. </text:span></text:p>
              </text:list-item>
              <text:list-item>
                <text:p text:style-name="P305"><text:span text:style-name="Strong_20_Emphasis"><text:span text:style-name="T1">Unicorn:</text:span></text:span><text:span text:style-name="T1"> Istilah dalam dunia bisnis ventura untuk perusahaan rintisan (startup) swasta yang memiliki valuasi (nilai perusahaan) mencapai $1 miliar atau lebih. </text:span></text:p>
              </text:list-item>
              <text:list-item>
                <text:p text:style-name="P160"><text:span text:style-name="Strong_20_Emphasis"><text:span text:style-name="T1">VR (Virtual Reality / Realitas Maya):</text:span></text:span><text:span text:style-name="T1"> Teknologi yang menciptakan lingkungan simulasi imersif yang sepenuhnya digital, biasanya dialami melalui headset khusus, menggantikan pandangan pengguna tentang dunia nyata. </text:span></text:p>
              </text:list-item>
            </text:list>
            <text:p text:style-name="P322"/>
            <text:p text:style-name="P1">Semoga glosarium ini bermanfaat untuk memperjelas istilah-istilah kunci yang digunakan dalam pembahasan mengenai Amazon!</text:p>
          </text:section>
          <text:section text:style-name="Sect1" text:name="feedback-form-89">
            <text:p text:style-name="P171"/>
          </text:section>
        </text:section>
        <text:section text:style-name="Sect1" text:name="fbc953eecb1c8f01">
          <text:p text:style-name="P1"/>
          <text:section text:style-name="Sect1" text:name="user-query-content-90">
            <text:p text:style-name="P318">buat daftar pustaka </text:p>
          </text:section>
          <text:p text:style-name="P171">Tampilkan alur berpikir</text:p>
          <text:section text:style-name="Sect2" text:name="model-response-message-contentr_fbc953eecb1c8f01">
            <text:p text:style-name="P23"><text:span text:style-name="T1">Baik, karena buku ini bersifat hipotetis dan belum benar-benar ditulis, saya tidak bisa menyediakan daftar pustaka yang aktual. Namun, saya dapat membuat </text:span><text:span text:style-name="Strong_20_Emphasis"><text:span text:style-name="T1">contoh daftar pustaka (bibliografi ilustratif)</text:span></text:span><text:span text:style-name="T1"> yang menunjukkan jenis-jenis sumber yang kemungkinan besar akan dirujuk oleh seorang penulis saat menyusun buku komprehensif tentang Amazon hingga tahun 2025.</text:span></text:p>
            <text:p text:style-name="P1">Daftar ini mencakup contoh buku-buku terkenal, jenis artikel jurnalistik, laporan perusahaan, dan sumber akademis/industri yang relevan. Penulis sebenarnya tentu akan menggunakan sumber yang jauh lebih banyak dan spesifik.</text:p>
            <text:p text:style-name="P322"/>
            <text:p text:style-name="P23"><text:span text:style-name="Strong_20_Emphasis"><text:span text:style-name="T1">Contoh Daftar Pustaka (Ilustratif)</text:span></text:span></text:p>
            <text:p text:style-name="P23"><text:span text:style-name="Strong_20_Emphasis"><text:span text:style-name="T1">Buku (Books)</text:span></text:span></text:p>
            <text:list xml:id="list3166850664094245977" text:style-name="L151">
              <text:list-item>
                <text:p text:style-name="P306"><text:span text:style-name="T1">Stone, Brad. </text:span><text:span text:style-name="Emphasis"><text:span text:style-name="T1">The Everything Store: Jeff Bezos and the Age of Amazon</text:span></text:span><text:span text:style-name="T1">. New York: Little, Brown and Company, 2013. (Buku fundamental tentang sejarah awal Amazon). </text:span></text:p>
              </text:list-item>
              <text:list-item>
                <text:p text:style-name="P306"><text:span text:style-name="T1">Stone, Brad. </text:span><text:span text:style-name="Emphasis"><text:span text:style-name="T1">Amazon Unbound: Jeff Bezos and the Invention of a Global Empire</text:span></text:span><text:span text:style-name="T1">. New York: Simon &amp; Schuster, 2021. (Melanjutkan kisah Amazon, </text:span><text:soft-page-break/><text:span text:style-name="T1">fokus pada era modern, AWS, dan ekspansi). </text:span></text:p>
              </text:list-item>
              <text:list-item>
                <text:p text:style-name="P306"><text:span text:style-name="T1">Anders, George. </text:span><text:span text:style-name="Emphasis"><text:span text:style-name="T1">You Can Do Anything: The Surprising Power of a "Useless" Liberal Arts Education</text:span></text:span><text:span text:style-name="T1">. New York: Little, Brown and Company, 2017. (Meskipun bukan hanya tentang Amazon, membahas budaya dan perekrutan di perusahaan teknologi termasuk Amazon).   </text:span></text:p>
              </text:list-item>
              <text:list-item>
                <text:p text:style-name="P306"><text:span text:style-name="T1">Gallagher, Leigh. </text:span><text:span text:style-name="Emphasis"><text:span text:style-name="T1">The Airbnb Story: How Three Ordinary Guys Disrupted an Industry, Made Billions...and Created Plenty of Controversy</text:span></text:span><text:span text:style-name="T1">. Boston: Houghton Mifflin Harcourt, 2017. (Memberikan konteks tentang disrupsi industri oleh perusahaan teknologi lain).   </text:span></text:p>
              </text:list-item>
              <text:list-item>
                <text:p text:style-name="P306"><text:span text:style-name="T1">Isaacson, Walter. </text:span><text:span text:style-name="Emphasis"><text:span text:style-name="T1">Steve Jobs</text:span></text:span><text:span text:style-name="T1">. New York: Simon &amp; Schuster, 2011. (Biografi penting tentang tokoh teknologi lain untuk perbandingan gaya kepemimpinan dan inovasi). </text:span></text:p>
              </text:list-item>
              <text:list-item>
                <text:p text:style-name="P15">[Buku-buku lain yang terbit antara 2021-2025 yang menganalisis Amazon, AWS, isu antitrust teknologi, atau biografi tokoh kunci lainnya]. </text:p>
              </text:list-item>
            </text:list>
            <text:p text:style-name="P23"><text:span text:style-name="Strong_20_Emphasis"><text:span text:style-name="T1">Artikel Jurnalistik, Laporan Investigasi, dan Sumber Berita Online</text:span></text:span><text:span text:style-name="T1"> </text:span><text:span text:style-name="Emphasis"><text:span text:style-name="T1">(Penulis akan merujuk ratusan artikel spesifik, ini hanya contoh sumbernya)</text:span></text:span></text:p>
            <text:list xml:id="list1615244679899075817" text:style-name="L152">
              <text:list-item>
                <text:p text:style-name="P307"><text:span text:style-name="Emphasis"><text:span text:style-name="T1">The New York Times</text:span></text:span><text:span text:style-name="T1">. Berbagai artikel dan laporan mendalam mengenai praktik bisnis, kondisi kerja, isu antitrust, dan dampak sosial Amazon. </text:span></text:p>
              </text:list-item>
              <text:list-item>
                <text:p text:style-name="P307"><text:span text:style-name="Emphasis"><text:span text:style-name="T1">The Wall Street Journal</text:span></text:span><text:span text:style-name="T1">. Laporan keuangan, analisis strategi bisnis, liputan persaingan pasar, dan investigasi terkait Amazon. </text:span></text:p>
              </text:list-item>
              <text:list-item>
                <text:p text:style-name="P307"><text:span text:style-name="Emphasis"><text:span text:style-name="T1">Bloomberg Businessweek &amp; Bloomberg News</text:span></text:span><text:span text:style-name="T1">. Analisis mendalam mengenai strategi AWS, logistik, ekspansi internasional, dan profil eksekutif. </text:span></text:p>
              </text:list-item>
              <text:list-item>
                <text:p text:style-name="P307"><text:span text:style-name="Emphasis"><text:span text:style-name="T1">Financial Times</text:span></text:span><text:span text:style-name="T1">. Perspektif global mengenai dampak ekonomi, regulasi, dan perpajakan Amazon. </text:span></text:p>
              </text:list-item>
              <text:list-item>
                <text:p text:style-name="P307"><text:span text:style-name="Emphasis"><text:span text:style-name="T1">Reuters</text:span></text:span><text:span text:style-name="T1">. Berita terkini mengenai perkembangan perusahaan, laporan keuangan, dan isu regulasi. </text:span></text:p>
              </text:list-item>
              <text:list-item>
                <text:p text:style-name="P307"><text:span text:style-name="Emphasis"><text:span text:style-name="T1">The Information</text:span></text:span><text:span text:style-name="T1">. Sumber berita teknologi berlangganan yang seringkali memiliki laporan eksklusif mengenai operasi internal dan strategi Amazon. </text:span></text:p>
              </text:list-item>
              <text:list-item>
                <text:p text:style-name="P307"><text:span text:style-name="Emphasis"><text:span text:style-name="T1">Wired</text:span></text:span><text:span text:style-name="T1">. Artikel fitur mengenai teknologi, budaya inovasi, dan dampak sosial Amazon. </text:span></text:p>
              </text:list-item>
              <text:list-item>
                <text:p text:style-name="P307"><text:span text:style-name="Emphasis"><text:span text:style-name="T1">ProPublica</text:span></text:span><text:span text:style-name="T1">. Laporan investigasi nirlaba yang mungkin menyentuh isu ketenagakerjaan, pajak, atau dampak lingkungan Amazon. </text:span></text:p>
              </text:list-item>
              <text:list-item>
                <text:p text:style-name="P161"><text:span text:style-name="Emphasis"><text:span text:style-name="T1">Berbagai media berita teknologi lainnya</text:span></text:span><text:span text:style-name="T1"> (seperti </text:span><text:span text:style-name="Emphasis"><text:span text:style-name="T1">The Verge</text:span></text:span><text:span text:style-name="T1">, </text:span><text:span text:style-name="Emphasis"><text:span text:style-name="T1">TechCrunch</text:span></text:span><text:span text:style-name="T1">, </text:span><text:span text:style-name="Emphasis"><text:span text:style-name="T1">Recode</text:span></text:span><text:span text:style-name="T1">, dll.). </text:span></text:p>
              </text:list-item>
            </text:list>
            <text:p text:style-name="P23"><text:soft-page-break/><text:span text:style-name="Strong_20_Emphasis"><text:span text:style-name="T1">Laporan Keuangan dan Dokumen Perusahaan</text:span></text:span></text:p>
            <text:list xml:id="list4778159903079280354" text:style-name="L153">
              <text:list-item>
                <text:p text:style-name="P185">Amazon.com, Inc. Laporan Tahunan (Annual Reports) dan Laporan Kuartalan (Formulir 10-K dan 10-Q) yang diajukan ke U.S. Securities and Exchange Commission (SEC). </text:p>
              </text:list-item>
              <text:list-item>
                <text:p text:style-name="P185">Amazon.com, Inc. Surat Tahunan kepada Pemegang Saham (Annual Shareholder Letters), terutama yang ditulis oleh Jeff Bezos (hingga 2020) dan Andy Jassy. </text:p>
              </text:list-item>
              <text:list-item>
                <text:p text:style-name="P185">Amazon.com, Inc. Laporan Keberlanjutan (Sustainability Reports). </text:p>
              </text:list-item>
              <text:list-item>
                <text:p text:style-name="P16">Transkrip Panggilan Pendapatan (Earnings Call Transcripts) Amazon. </text:p>
              </text:list-item>
            </text:list>
            <text:p text:style-name="P23"><text:span text:style-name="Strong_20_Emphasis"><text:span text:style-name="T1">Sumber Akademis dan Laporan Industri</text:span></text:span></text:p>
            <text:list xml:id="list3376785126370975907" text:style-name="L154">
              <text:list-item>
                <text:p text:style-name="P308"><text:span text:style-name="T1">Jurnal-jurnal akademis di bidang bisnis, manajemen, ekonomi, hukum (terutama terkait antitrust dan regulasi teknologi), etika bisnis, dan ilmu komputer. (Contoh: </text:span><text:span text:style-name="Emphasis"><text:span text:style-name="T1">Harvard Business Review</text:span></text:span><text:span text:style-name="T1">, </text:span><text:span text:style-name="Emphasis"><text:span text:style-name="T1">MIT Sloan Management Review</text:span></text:span><text:span text:style-name="T1">, jurnal hukum terkait persaingan). </text:span></text:p>
              </text:list-item>
              <text:list-item>
                <text:p text:style-name="P308"><text:span text:style-name="T1">Laporan analisis industri dari firma riset terkemuka seperti Gartner, Forrester Research, IDC (terutama untuk analisis pasar </text:span><text:span text:style-name="Emphasis"><text:span text:style-name="T1">cloud computing</text:span></text:span><text:span text:style-name="T1"> AWS dan persaingannya). </text:span></text:p>
              </text:list-item>
              <text:list-item>
                <text:p text:style-name="P186">Studi kasus dari sekolah bisnis ternama (seperti Harvard Business School, Stanford GSB) mengenai strategi atau operasi Amazon. </text:p>
              </text:list-item>
              <text:list-item>
                <text:p text:style-name="P17">Laporan dari lembaga think tank atau organisasi nirlaba yang fokus pada isu kekuatan korporat, ketenagakerjaan, atau dampak teknologi. </text:p>
              </text:list-item>
            </text:list>
            <text:p text:style-name="P23"><text:span text:style-name="Strong_20_Emphasis"><text:span text:style-name="T1">Sumber Lainnya</text:span></text:span></text:p>
            <text:list xml:id="list951305334658008851" text:style-name="L155">
              <text:list-item>
                <text:p text:style-name="P187">Wawancara dengan mantan karyawan, eksekutif, pesaing, analis industri, pakar hukum, aktivis buruh, dan sumber relevan lainnya (jika dilakukan oleh penulis). </text:p>
              </text:list-item>
              <text:list-item>
                <text:p text:style-name="P187">Dokumen pengadilan terkait tuntutan hukum antimonopoli atau ketenagakerjaan. </text:p>
              </text:list-item>
              <text:list-item>
                <text:p text:style-name="P18">Materi konferensi industri (misalnya, presentasi dari AWS re:Invent). </text:p>
              </text:list-item>
            </text:list>
            <text:p text:style-name="P322"/>
            <text:p text:style-name="P1">Daftar ini bersifat ilustratif untuk memberikan gambaran jenis sumber yang akan digunakan dalam penulisan buku semacam ini. Proses riset sebenarnya akan jauh lebih ekstensif.</text:p>
          </text:section>
          <text:p text:style-name="P171">Sumber dan konten terkait</text:p>
          <text:p text:style-name="P191"><text:a xlink:type="simple" xlink:href="https://pdfcoffee.com/the-fourth-industrial-revolution-and-higher-education-pdf-free.html" office:target-frame-name="_blank" xlink:show="new" text:style-name="Internet_20_link" text:visited-style-name="Visited_20_Internet_20_Link"><text:span text:style-name="T1">pdfcoffee.com </text:span></text:a></text:p>
          <text:p text:style-name="P191"><text:soft-page-break/><text:a xlink:type="simple" xlink:href="https://pdfcoffee.com/the-fourth-industrial-revolution-and-higher-education-pdf-free.html" office:target-frame-name="_blank" xlink:show="new" text:style-name="Internet_20_link" text:visited-style-name="Visited_20_Internet_20_Link"><text:span text:style-name="T1">pdfcoffee.com</text:span></text:a></text:p>
          <text:p text:style-name="P191"><text:a xlink:type="simple" xlink:href="https://www.scribd.com/document/493951389/Alan-Stein-Jr-Jon-Sternfeld-Raise-Your-Game-High-Performance-Secrets-From-the-Best-of-the-Best-Center-Street-8-Jan-2019" office:target-frame-name="_blank" xlink:show="new" text:style-name="Internet_20_link" text:visited-style-name="Visited_20_Internet_20_Link"><text:span text:style-name="T1">www.scribd.com </text:span></text:a></text:p>
          <text:p text:style-name="P191"><text:a xlink:type="simple" xlink:href="https://www.scribd.com/document/493951389/Alan-Stein-Jr-Jon-Sternfeld-Raise-Your-Game-High-Performance-Secrets-From-the-Best-of-the-Best-Center-Street-8-Jan-2019" office:target-frame-name="_blank" xlink:show="new" text:style-name="Internet_20_link" text:visited-style-name="Visited_20_Internet_20_Link"><text:span text:style-name="T1">www.scribd.com</text:span></text:a></text:p>
          <text:section text:style-name="Sect1" text:name="feedback-form-90">
            <text:p text:style-name="P171"/>
          </text:section>
        </text:section>
        <text:section text:style-name="Sect1" text:name="437b5e91d448bcb5">
          <text:p text:style-name="P1"/>
          <text:section text:style-name="Sect1" text:name="user-query-content-91">
            <text:p text:style-name="P318">buat limimasa perusahaan </text:p>
          </text:section>
          <text:p text:style-name="P171">Tampilkan alur berpikir</text:p>
          <text:section text:style-name="Sect2" text:name="model-response-message-contentr_437b5e91d448bcb5">
            <text:p text:style-name="P1">Tentu, berikut adalah linimasa (timeline) yang merangkum beberapa tonggak sejarah dan peristiwa penting dalam perjalanan perusahaan Amazon, dari awal berdirinya hingga mendekati pertengahan dekade 2020-an (disusun per Rabu, 23 April 2025 pukul 14:33:03 WIB di Indonesia):</text:p>
            <text:p text:style-name="P322"/>
            <text:p text:style-name="P23"><text:span text:style-name="Strong_20_Emphasis"><text:span text:style-name="T1">Linimasa Perusahaan Amazon (Pilihan Peristiwa Penting)</text:span></text:span></text:p>
            <text:list xml:id="list3059620620674238928" text:style-name="L156">
              <text:list-item>
                <text:p text:style-name="P309"><text:span text:style-name="Strong_20_Emphasis"><text:span text:style-name="T1">1994:</text:span></text:span><text:span text:style-name="T1"> Jeff Bezos mendirikan perusahaan dengan nama "Cadabra, Inc." (segera diganti menjadi Amazon.com, Inc.) setelah meninggalkan pekerjaannya di D.E. Shaw. Ia pindah ke Bellevue, Washington. </text:span></text:p>
              </text:list-item>
              <text:list-item>
                <text:p text:style-name="P309"><text:span text:style-name="Strong_20_Emphasis"><text:span text:style-name="T1">1995:</text:span></text:span><text:span text:style-name="T1"> </text:span><text:span text:style-name="Strong_20_Emphasis"><text:span text:style-name="T1">Amazon.com diluncurkan secara online</text:span></text:span><text:span text:style-name="T1"> pada bulan Juli, awalnya hanya menjual buku. </text:span></text:p>
              </text:list-item>
              <text:list-item>
                <text:p text:style-name="P309"><text:span text:style-name="Strong_20_Emphasis"><text:span text:style-name="T1">1997:</text:span></text:span><text:span text:style-name="T1"> Amazon </text:span><text:span text:style-name="Strong_20_Emphasis"><text:span text:style-name="T1">melakukan penawaran umum perdana (IPO)</text:span></text:span><text:span text:style-name="T1"> di bursa saham NASDAQ dengan simbol AMZN. </text:span></text:p>
              </text:list-item>
              <text:list-item>
                <text:p text:style-name="P309"><text:span text:style-name="Strong_20_Emphasis"><text:span text:style-name="T1">1998:</text:span></text:span><text:span text:style-name="T1"> Amazon mulai </text:span><text:span text:style-name="Strong_20_Emphasis"><text:span text:style-name="T1">diversifikasi</text:span></text:span><text:span text:style-name="T1"> produknya secara signifikan, menambahkan penjualan CD musik dan video/DVD. Melakukan akuisisi awal terhadap perusahaan seperti Junglee (perbandingan belanja) dan Bookpages (toko buku online Inggris). </text:span></text:p>
              </text:list-item>
              <text:list-item>
                <text:p text:style-name="P309"><text:span text:style-name="Strong_20_Emphasis"><text:span text:style-name="T1">1999:</text:span></text:span><text:span text:style-name="T1"> Majalah Time menobatkan Jeff Bezos sebagai "Person of the Year". Amazon meluncurkan </text:span><text:span text:style-name="Strong_20_Emphasis"><text:span text:style-name="T1">zShops</text:span></text:span><text:span text:style-name="T1">, cikal bakal Marketplace, yang memungkinkan pedagang lain menjual barang di platformnya. </text:span></text:p>
              </text:list-item>
              <text:list-item>
                <text:p text:style-name="P309"><text:span text:style-name="Strong_20_Emphasis"><text:span text:style-name="T1">2000:</text:span></text:span><text:span text:style-name="T1"> Amazon meluncurkan </text:span><text:span text:style-name="Strong_20_Emphasis"><text:span text:style-name="T1">Marketplace</text:span></text:span><text:span text:style-name="T1"> secara resmi, membuka platformnya secara luas bagi penjual pihak ketiga. Logo dengan panah tersenyum dari A ke Z diperkenalkan. </text:span></text:p>
              </text:list-item>
              <text:list-item>
                <text:p text:style-name="P309"><text:span text:style-name="Strong_20_Emphasis"><text:span text:style-name="T1">2000-2001:</text:span></text:span><text:span text:style-name="T1"> Amazon berhasil </text:span><text:span text:style-name="Strong_20_Emphasis"><text:span text:style-name="T1">bertahan melewati ledakan gelembung dot-com</text:span></text:span><text:span text:style-name="T1">, sementara banyak pesaingnya bangkrut. Fokus beralih ke efisiensi operasional dan profitabilitas. </text:span></text:p>
              </text:list-item>
              <text:list-item>
                <text:p text:style-name="P309"><text:span text:style-name="Strong_20_Emphasis"><text:span text:style-name="T1">2001 (Q4):</text:span></text:span><text:span text:style-name="T1"> Amazon melaporkan </text:span><text:span text:style-name="Strong_20_Emphasis"><text:span text:style-name="T1">laba kuartalan pertamanya</text:span></text:span><text:span text:style-name="T1">. </text:span></text:p>
              </text:list-item>
              <text:list-item>
                <text:p text:style-name="P309"><text:span text:style-name="Strong_20_Emphasis"><text:span text:style-name="T1">2005:</text:span></text:span><text:span text:style-name="T1"> </text:span><text:span text:style-name="Strong_20_Emphasis"><text:span text:style-name="T1">Amazon Prime diluncurkan</text:span></text:span><text:span text:style-name="T1"> di AS, menawarkan pengiriman dua </text:span><text:soft-page-break/><text:span text:style-name="T1">hari gratis tanpa batas dengan biaya keanggotaan tahunan, mengubah ekspektasi konsumen dan loyalitas secara drastis. </text:span></text:p>
              </text:list-item>
              <text:list-item>
                <text:p text:style-name="P309"><text:span text:style-name="Strong_20_Emphasis"><text:span text:style-name="T1">2006:</text:span></text:span><text:span text:style-name="T1"> </text:span><text:span text:style-name="Strong_20_Emphasis"><text:span text:style-name="T1">Amazon Web Services (AWS) diluncurkan secara resmi</text:span></text:span><text:span text:style-name="T1"> dengan layanan inti seperti S3 (penyimpanan) dan EC2 (komputasi elastis - beta), menandai dimulainya revolusi </text:span><text:span text:style-name="Emphasis"><text:span text:style-name="T1">cloud computing</text:span></text:span><text:span text:style-name="T1">. Layanan </text:span><text:span text:style-name="Strong_20_Emphasis"><text:span text:style-name="T1">Fulfillment by Amazon (FBA)</text:span></text:span><text:span text:style-name="T1"> juga diluncurkan, memungkinkan penjual Marketplace menggunakan logistik Amazon. </text:span></text:p>
              </text:list-item>
              <text:list-item>
                <text:p text:style-name="P309"><text:span text:style-name="Strong_20_Emphasis"><text:span text:style-name="T1">2007:</text:span></text:span><text:span text:style-name="T1"> </text:span><text:span text:style-name="Strong_20_Emphasis"><text:span text:style-name="T1">Kindle generasi pertama diluncurkan</text:span></text:span><text:span text:style-name="T1">, merevolusi pasar e-book dan memperkuat posisi Amazon di industri penerbitan digital. </text:span></text:p>
              </text:list-item>
              <text:list-item>
                <text:p text:style-name="P309"><text:span text:style-name="Strong_20_Emphasis"><text:span text:style-name="T1">2009:</text:span></text:span><text:span text:style-name="T1"> Amazon mengakuisisi </text:span><text:span text:style-name="Strong_20_Emphasis"><text:span text:style-name="T1">Zappos</text:span></text:span><text:span text:style-name="T1">, toko sepatu dan pakaian online yang terkenal dengan layanan pelanggannya. </text:span></text:p>
              </text:list-item>
              <text:list-item>
                <text:p text:style-name="P309"><text:span text:style-name="Strong_20_Emphasis"><text:span text:style-name="T1">2010:</text:span></text:span><text:span text:style-name="T1"> </text:span><text:span text:style-name="Strong_20_Emphasis"><text:span text:style-name="T1">Amazon Studios</text:span></text:span><text:span text:style-name="T1"> diluncurkan untuk mengembangkan konten film dan televisi orisinal. </text:span></text:p>
              </text:list-item>
              <text:list-item>
                <text:p text:style-name="P309"><text:span text:style-name="Strong_20_Emphasis"><text:span text:style-name="T1">2011:</text:span></text:span><text:span text:style-name="T1"> Prime Video (awalnya bernama Amazon Instant Video) mulai dimasukkan sebagai bagian dari keanggotaan Prime. Tablet </text:span><text:span text:style-name="Strong_20_Emphasis"><text:span text:style-name="T1">Kindle Fire</text:span></text:span><text:span text:style-name="T1"> diluncurkan sebagai pesaing iPad. </text:span></text:p>
              </text:list-item>
              <text:list-item>
                <text:p text:style-name="P309"><text:span text:style-name="Strong_20_Emphasis"><text:span text:style-name="T1">2012:</text:span></text:span><text:span text:style-name="T1"> Amazon mengakuisisi </text:span><text:span text:style-name="Strong_20_Emphasis"><text:span text:style-name="T1">Kiva Systems</text:span></text:span><text:span text:style-name="T1"> (sekarang Amazon Robotics) senilai $775 juta untuk mengotomatisasi pusat pemenuhannya. </text:span></text:p>
              </text:list-item>
              <text:list-item>
                <text:p text:style-name="P309"><text:span text:style-name="Strong_20_Emphasis"><text:span text:style-name="T1">2014:</text:span></text:span><text:span text:style-name="T1"> Amazon mengakuisisi </text:span><text:span text:style-name="Strong_20_Emphasis"><text:span text:style-name="T1">Twitch</text:span></text:span><text:span text:style-name="T1">, platform </text:span><text:span text:style-name="Emphasis"><text:span text:style-name="T1">live streaming</text:span></text:span><text:span text:style-name="T1"> game terkemuka, senilai $970 juta. Meluncurkan (dan kemudian gagal total dengan) </text:span><text:span text:style-name="Strong_20_Emphasis"><text:span text:style-name="T1">Amazon Fire Phone</text:span></text:span><text:span text:style-name="T1">. Meluncurkan speaker pintar </text:span><text:span text:style-name="Strong_20_Emphasis"><text:span text:style-name="T1">Amazon Echo</text:span></text:span><text:span text:style-name="T1"> yang ditenagai asisten suara </text:span><text:span text:style-name="Strong_20_Emphasis"><text:span text:style-name="T1">Alexa</text:span></text:span><text:span text:style-name="T1">. </text:span></text:p>
              </text:list-item>
              <text:list-item>
                <text:p text:style-name="P309"><text:span text:style-name="Strong_20_Emphasis"><text:span text:style-name="T1">2015:</text:span></text:span><text:span text:style-name="T1"> Layanan pengiriman makanan </text:span><text:span text:style-name="Strong_20_Emphasis"><text:span text:style-name="T1">Amazon Restaurants</text:span></text:span><text:span text:style-name="T1"> diluncurkan (kemudian ditutup di AS pada 2019). </text:span><text:span text:style-name="Strong_20_Emphasis"><text:span text:style-name="T1">Amazon Business</text:span></text:span><text:span text:style-name="T1"> diluncurkan untuk melayani pelanggan korporat. </text:span></text:p>
              </text:list-item>
              <text:list-item>
                <text:p text:style-name="P309"><text:span text:style-name="Strong_20_Emphasis"><text:span text:style-name="T1">2016:</text:span></text:span><text:span text:style-name="T1"> Toko fisik tanpa kasir pertama </text:span><text:span text:style-name="Strong_20_Emphasis"><text:span text:style-name="T1">Amazon Go</text:span></text:span><text:span text:style-name="T1"> dibuka untuk karyawan Amazon di Seattle (dibuka untuk publik pada 2018). </text:span></text:p>
              </text:list-item>
              <text:list-item>
                <text:p text:style-name="P309"><text:span text:style-name="Strong_20_Emphasis"><text:span text:style-name="T1">2017:</text:span></text:span><text:span text:style-name="T1"> Amazon melakukan akuisisi terbesarnya saat itu, membeli jaringan supermarket </text:span><text:span text:style-name="Strong_20_Emphasis"><text:span text:style-name="T1">Whole Foods Market</text:span></text:span><text:span text:style-name="T1"> senilai $13.7 miliar. </text:span></text:p>
              </text:list-item>
              <text:list-item>
                <text:p text:style-name="P309"><text:span text:style-name="Strong_20_Emphasis"><text:span text:style-name="T1">2018:</text:span></text:span><text:span text:style-name="T1"> Amazon mengakuisisi apotek online </text:span><text:span text:style-name="Strong_20_Emphasis"><text:span text:style-name="T1">PillPack</text:span></text:span><text:span text:style-name="T1">, menandai langkah serius ke sektor layanan kesehatan. </text:span></text:p>
              </text:list-item>
              <text:list-item>
                <text:p text:style-name="P309"><text:span text:style-name="Strong_20_Emphasis"><text:span text:style-name="T1">2019:</text:span></text:span><text:span text:style-name="T1"> Amazon turut mendirikan </text:span><text:span text:style-name="Strong_20_Emphasis"><text:span text:style-name="T1">The Climate Pledge</text:span></text:span><text:span text:style-name="T1">, berkomitmen mencapai net-zero carbon pada tahun 2040. Mengumumkan investasi besar pada produsen kendaraan listrik </text:span><text:span text:style-name="Strong_20_Emphasis"><text:span text:style-name="T1">Rivian</text:span></text:span><text:span text:style-name="T1">. </text:span></text:p>
              </text:list-item>
              <text:list-item>
                <text:p text:style-name="P309"><text:span text:style-name="Strong_20_Emphasis"><text:span text:style-name="T1">2020:</text:span></text:span><text:span text:style-name="T1"> Pandemi COVID-19 menyebabkan lonjakan besar dalam permintaan e-commerce dan layanan AWS, namun juga menghadirkan tantangan operasional dan isu keselamatan kerja. </text:span><text:span text:style-name="Strong_20_Emphasis"><text:span text:style-name="T1">Amazon Pharmacy</text:span></text:span><text:span text:style-name="T1"> </text:span><text:soft-page-break/><text:span text:style-name="T1">diluncurkan. </text:span></text:p>
              </text:list-item>
              <text:list-item>
                <text:p text:style-name="P309"><text:span text:style-name="Strong_20_Emphasis"><text:span text:style-name="T1">2021:</text:span></text:span><text:span text:style-name="T1"> </text:span><text:span text:style-name="Strong_20_Emphasis"><text:span text:style-name="T1">Andy Jassy</text:span></text:span><text:span text:style-name="T1"> (sebelumnya CEO AWS) mengambil alih posisi CEO Amazon dari Jeff Bezos pada bulan Juli. Bezos menjadi Executive Chair. </text:span></text:p>
              </text:list-item>
              <text:list-item>
                <text:p text:style-name="P309"><text:span text:style-name="Strong_20_Emphasis"><text:span text:style-name="T1">2022:</text:span></text:span><text:span text:style-name="T1"> Amazon menyelesaikan akuisisi studio film </text:span><text:span text:style-name="Strong_20_Emphasis"><text:span text:style-name="T1">MGM (Metro-Goldwyn-Mayer)</text:span></text:span><text:span text:style-name="T1"> senilai $8.5 miliar. Upaya serikat pekerja pertama berhasil di gudang Amazon AS (Staten Island). </text:span></text:p>
              </text:list-item>
              <text:list-item>
                <text:p text:style-name="P309"><text:span text:style-name="Strong_20_Emphasis"><text:span text:style-name="T1">2023:</text:span></text:span><text:span text:style-name="T1"> Amazon melakukan investasi strategis awal yang signifikan di perusahaan AI </text:span><text:span text:style-name="Strong_20_Emphasis"><text:span text:style-name="T1">Anthropic</text:span></text:span><text:span text:style-name="T1">. Meluncurkan </text:span><text:span text:style-name="Strong_20_Emphasis"><text:span text:style-name="T1">satelit prototipe Project Kuiper</text:span></text:span><text:span text:style-name="T1"> ke orbit. </text:span></text:p>
              </text:list-item>
              <text:list-item>
                <text:p text:style-name="P309"><text:span text:style-name="Strong_20_Emphasis"><text:span text:style-name="T1">2024 (Perkiraan):</text:span></text:span><text:span text:style-name="T1"> Peningkatan fokus pada integrasi </text:span><text:span text:style-name="Strong_20_Emphasis"><text:span text:style-name="T1">AI Generatif</text:span></text:span><text:span text:style-name="T1"> di seluruh lini bisnis (AWS Bedrock, Titan, aplikasi internal). Peluncuran operasional awal </text:span><text:span text:style-name="Strong_20_Emphasis"><text:span text:style-name="T1">Project Kuiper</text:span></text:span><text:span text:style-name="T1"> mungkin dimulai. Ekspansi layanan </text:span><text:span text:style-name="Strong_20_Emphasis"><text:span text:style-name="T1">Prime Air</text:span></text:span><text:span text:style-name="T1"> (drone) terus berlanjut secara terbatas. Tekanan </text:span><text:span text:style-name="Strong_20_Emphasis"><text:span text:style-name="T1">regulasi antimonopoli</text:span></text:span><text:span text:style-name="T1"> terus meningkat. </text:span></text:p>
              </text:list-item>
              <text:list-item>
                <text:p text:style-name="P162"><text:span text:style-name="Strong_20_Emphasis"><text:span text:style-name="T1">2025 (Hingga April):</text:span></text:span><text:span text:style-name="T1"> Tren dari tahun 2024 berlanjut, dengan fokus pada profitabilitas, efisiensi, pengembangan AI, dan navigasi lanskap regulasi global yang kompleks. </text:span></text:p>
              </text:list-item>
            </text:list>
            <text:p text:style-name="P322"/>
            <text:p text:style-name="P1">Linimasa ini bersifat selektif dan menyoroti beberapa peristiwa paling signifikan dalam sejarah Amazon yang panjang dan kompleks.</text:p>
          </text:section>
          <text:section text:style-name="Sect1" text:name="feedback-form-91">
            <text:p text:style-name="P171"/>
          </text:section>
        </text:section>
        <text:section text:style-name="Sect1" text:name="db1f938372105267">
          <text:p text:style-name="P1"/>
          <text:section text:style-name="Sect1" text:name="user-query-content-92">
            <text:p text:style-name="P318">buat daftar tokoh utama </text:p>
          </text:section>
          <text:p text:style-name="P171">Tampilkan alur berpikir</text:p>
          <text:section text:style-name="Sect2" text:name="model-response-message-contentr_db1f938372105267">
            <text:p text:style-name="P1">Tentu, berikut adalah daftar beberapa tokoh utama yang memainkan peran sangat penting dalam sejarah dan perkembangan perusahaan Amazon, hingga konteks waktu saat ini (Rabu, 23 April 2025 pukul 14:33:53 WIB di Indonesia):</text:p>
            <text:p text:style-name="P322"/>
            <text:p text:style-name="P23"><text:span text:style-name="Strong_20_Emphasis"><text:span text:style-name="T1">Daftar Tokoh Utama Terkait Amazon</text:span></text:span></text:p>
            <text:list xml:id="list3112013852175843065" text:style-name="L157">
              <text:list-item>
                <text:p text:style-name="P163"><text:span text:style-name="Strong_20_Emphasis"><text:span text:style-name="T1">Jeff Bezos:</text:span></text:span></text:p>
                <text:list>
                  <text:list-item>
                    <text:p text:style-name="P310"><text:span text:style-name="Strong_20_Emphasis"><text:span text:style-name="T1">Peran:</text:span></text:span><text:span text:style-name="T1"> Pendiri Amazon (1994), CEO selama 27 tahun (1994-2021), saat ini (April 2025) menjabat sebagai Executive Chair di Dewan Direksi Amazon. </text:span></text:p>
                  </text:list-item>
                  <text:list-item>
                    <text:p text:style-name="P310"><text:span text:style-name="Strong_20_Emphasis"><text:span text:style-name="T1">Signifikansi:</text:span></text:span><text:span text:style-name="T1"> Visi, kepemimpinan, dan dorongan tanpa henti </text:span><text:soft-page-break/><text:span text:style-name="T1">Bezos adalah kekuatan utama di balik kelahiran dan pertumbuhan Amazon menjadi raksasa global. Filosofi bisnisnya (seperti Obsesi Pelanggan, fokus jangka panjang, 'Day 1') dan Prinsip Kepemimpinan membentuk DNA perusahaan. Ia juga pendiri perusahaan eksplorasi luar angkasa Blue Origin. </text:span></text:p>
                  </text:list-item>
                </text:list>
              </text:list-item>
              <text:list-item>
                <text:p text:style-name="P163"><text:span text:style-name="Strong_20_Emphasis"><text:span text:style-name="T1">Andy Jassy:</text:span></text:span></text:p>
                <text:list>
                  <text:list-item>
                    <text:p text:style-name="P310"><text:span text:style-name="Strong_20_Emphasis"><text:span text:style-name="T1">Peran:</text:span></text:span><text:span text:style-name="T1"> CEO Amazon saat ini (sejak Juli 2021). Sebelumnya adalah CEO Amazon Web Services (AWS) sejak awal berdirinya divisi tersebut. </text:span></text:p>
                  </text:list-item>
                  <text:list-item>
                    <text:p text:style-name="P310"><text:span text:style-name="Strong_20_Emphasis"><text:span text:style-name="T1">Signifikansi:</text:span></text:span><text:span text:style-name="T1"> Sebagai arsitek utama kesuksesan AWS, Jassy adalah sosok kepercayaan Bezos yang dipilih untuk menggantikannya. Kepemimpinannya kini mengarahkan keseluruhan strategi Amazon di era pasca-Bezos, menghadapi tantangan skala, regulasi, dan menjaga momentum inovasi. </text:span></text:p>
                  </text:list-item>
                </text:list>
              </text:list-item>
              <text:list-item>
                <text:p text:style-name="P163"><text:span text:style-name="Strong_20_Emphasis"><text:span text:style-name="T1">MacKenzie Scott (sebelumnya Bezos):</text:span></text:span></text:p>
                <text:list>
                  <text:list-item>
                    <text:p text:style-name="P310"><text:span text:style-name="Strong_20_Emphasis"><text:span text:style-name="T1">Peran:</text:span></text:span><text:span text:style-name="T1"> Turut terlibat dalam pendirian Amazon di masa-masa awal (1994-1995), membantu berbagai tugas termasuk pembukuan dan negosiasi kontrak awal. </text:span></text:p>
                  </text:list-item>
                  <text:list-item>
                    <text:p text:style-name="P310"><text:span text:style-name="Strong_20_Emphasis"><text:span text:style-name="T1">Signifikansi:</text:span></text:span><text:span text:style-name="T1"> Meskipun kemudian lebih dikenal sebagai novelis dan filantropis besar setelah perceraiannya dengan Jeff Bezos, perannya di tahap paling awal perusahaan (termasuk mendukung keputusan Bezos meninggalkan D.E. Shaw) sangatlah penting. </text:span></text:p>
                  </text:list-item>
                </text:list>
              </text:list-item>
              <text:list-item>
                <text:p text:style-name="P163"><text:span text:style-name="Strong_20_Emphasis"><text:span text:style-name="T1">Jeff Wilke:</text:span></text:span></text:p>
                <text:list>
                  <text:list-item>
                    <text:p text:style-name="P310"><text:span text:style-name="Strong_20_Emphasis"><text:span text:style-name="T1">Peran:</text:span></text:span><text:span text:style-name="T1"> Mantan CEO Worldwide Consumer Amazon (unit bisnis ritel global). Bergabung pada 1999 dan menjadi salah satu letnan paling tepercaya Bezos selama dua dekade sebelum pensiun pada awal 2021. </text:span></text:p>
                  </text:list-item>
                  <text:list-item>
                    <text:p text:style-name="P310"><text:span text:style-name="Strong_20_Emphasis"><text:span text:style-name="T1">Signifikansi:</text:span></text:span><text:span text:style-name="T1"> Wilke adalah tokoh kunci di balik pembangunan mesin operasional dan logistik Amazon yang sangat efisien. Ia memainkan peran sentral dalam menskalakan bisnis ritel Amazon secara masif. </text:span></text:p>
                  </text:list-item>
                </text:list>
              </text:list-item>
              <text:list-item>
                <text:p text:style-name="P163"><text:span text:style-name="Strong_20_Emphasis"><text:span text:style-name="T1">Adam Selipsky:</text:span></text:span></text:p>
                <text:list>
                  <text:list-item>
                    <text:p text:style-name="P310"><text:span text:style-name="Strong_20_Emphasis"><text:span text:style-name="T1">Peran:</text:span></text:span><text:span text:style-name="T1"> CEO Amazon Web Services (AWS) saat ini (menggantikan Andy Jassy pada 2021). Ia adalah salah satu eksekutif awal AWS, sempat keluar untuk memimpin Tableau, lalu kembali lagi untuk </text:span><text:soft-page-break/><text:span text:style-name="T1">memimpin AWS. </text:span></text:p>
                  </text:list-item>
                  <text:list-item>
                    <text:p text:style-name="P310"><text:span text:style-name="Strong_20_Emphasis"><text:span text:style-name="T1">Signifikansi:</text:span></text:span><text:span text:style-name="T1"> Memimpin divisi yang menjadi mesin laba utama Amazon dan terus menghadapi persaingan ketat di pasar </text:span><text:span text:style-name="Emphasis"><text:span text:style-name="T1">cloud computing</text:span></text:span><text:span text:style-name="T1"> global. Strateginya di AWS sangat krusial bagi keseluruhan kinerja finansial Amazon. </text:span></text:p>
                  </text:list-item>
                </text:list>
              </text:list-item>
              <text:list-item>
                <text:p text:style-name="P163"><text:span text:style-name="Strong_20_Emphasis"><text:span text:style-name="T1">Shel Kaphan:</text:span></text:span></text:p>
                <text:list>
                  <text:list-item>
                    <text:p text:style-name="P310"><text:span text:style-name="Strong_20_Emphasis"><text:span text:style-name="T1">Peran:</text:span></text:span><text:span text:style-name="T1"> Karyawan pertama Amazon dan Chief Technology Officer (CTO) pertamanya. </text:span></text:p>
                  </text:list-item>
                  <text:list-item>
                    <text:p text:style-name="P163"><text:span text:style-name="Strong_20_Emphasis"><text:span text:style-name="T1">Signifikansi:</text:span></text:span><text:span text:style-name="T1"> Memainkan peran teknis yang sangat krusial dalam membangun infrastruktur awal Amazon.com dari nol di masa-masa garasi yang penuh keterbatasan. </text:span></text:p>
                  </text:list-item>
                </text:list>
              </text:list-item>
            </text:list>
            <text:p text:style-name="P23"><text:span text:style-name="Strong_20_Emphasis"><text:span text:style-name="T1">Tokoh Penting Lainnya (Perlu Dicatat):</text:span></text:span></text:p>
            <text:list xml:id="list4789708337014852712" text:style-name="L158">
              <text:list-item>
                <text:p text:style-name="P311"><text:span text:style-name="Strong_20_Emphasis"><text:span text:style-name="T1">David Limp:</text:span></text:span><text:span text:style-name="T1"> Mantan Senior Vice President (SVP) Devices &amp; Services, tokoh kunci di balik pengembangan produk perangkat keras seperti Kindle, Echo, dan Alexa sebelum meninggalkan Amazon pada 2023. </text:span></text:p>
              </text:list-item>
              <text:list-item>
                <text:p text:style-name="P311"><text:span text:style-name="Strong_20_Emphasis"><text:span text:style-name="T1">Figur-figur Kunci Awal AWS (seperti Benjamin Black &amp; Chris Pinkham):</text:span></text:span><text:span text:style-name="T1"> Meskipun tidak seterkenal yang lain, visi teknis mereka sangat penting dalam konsepsi awal AWS. </text:span></text:p>
              </text:list-item>
              <text:list-item>
                <text:p text:style-name="P164"><text:span text:style-name="Strong_20_Emphasis"><text:span text:style-name="T1">Eksekutif Puncak Saat Ini (2025):</text:span></text:span><text:span text:style-name="T1"> Tentu saja ada banyak eksekutif lain yang memegang posisi sangat penting saat ini di berbagai divisi (Ritel Internasional, Periklanan, Keuangan/CFO, Hukum/General Counsel, dll.) yang membentuk arah strategis perusahaan di bawah Andy Jassy. </text:span></text:p>
              </text:list-item>
            </text:list>
            <text:p text:style-name="P322"/>
            <text:p text:style-name="P1">Daftar ini menyoroti beberapa nama paling berpengaruh dalam narasi Amazon, namun tentu saja ada ribuan pemimpin dan karyawan lain yang berkontribusi pada kesuksesan (dan tantangan) perusahaan ini.</text:p>
          </text:section>
          <text:section text:style-name="Sect1" text:name="feedback-form-92">
            <text:p text:style-name="P171"/>
          </text:section>
        </text:section>
        <text:section text:style-name="Sect1" text:name="43b946f7b2075a1f">
          <text:p text:style-name="P1"/>
          <text:section text:style-name="Sect1" text:name="user-query-content-93">
            <text:p text:style-name="P318">buat prompt pembuatan sampul buku </text:p>
          </text:section>
          <text:p text:style-name="P171">Tampilkan alur berpikir</text:p>
          <text:section text:style-name="Sect2" text:name="model-response-message-contentr_43b946f7b2075a1f">
            <text:p text:style-name="P1">Tentu, ini adalah contoh prompt yang bisa Anda berikan kepada seorang desainer grafis (atau digunakan sebagai dasar untuk generator gambar AI) untuk membuat sampul buku nonfiksi tentang Amazon yang telah kita diskusikan, dengan memperhatikan konteks waktu saat ini (Rabu, 23 April 2025 <text:soft-page-break/>pukul 14:34:47 WIB di Indonesia):</text:p>
            <text:p text:style-name="P322"/>
            <text:p text:style-name="P23"><text:span text:style-name="Strong_20_Emphasis"><text:span text:style-name="T1">Prompt Pembuatan Sampul Buku</text:span></text:span></text:p>
            <text:p text:style-name="P23"><text:span text:style-name="Strong_20_Emphasis"><text:span text:style-name="T1">1. Judul Buku:</text:span></text:span></text:p>
            <text:list xml:id="list2106778622202372433" text:style-name="L159">
              <text:list-item>
                <text:p text:style-name="P312"><text:span text:style-name="Emphasis"><text:span text:style-name="T1">Opsi 1:</text:span></text:span><text:span text:style-name="T1"> Amazon: Dari Garasi ke Galaksi </text:span></text:p>
              </text:list-item>
              <text:list-item>
                <text:p text:style-name="P312"><text:span text:style-name="Emphasis"><text:span text:style-name="T1">Opsi 2:</text:span></text:span><text:span text:style-name="T1"> Sungai Tanpa Ujung: Kisah Amazon Mengubah Dunia </text:span></text:p>
              </text:list-item>
              <text:list-item>
                <text:p text:style-name="P165"><text:span text:style-name="Emphasis"><text:span text:style-name="T1">Opsi 3:</text:span></text:span><text:span text:style-name="T1"> [Judul Lain Pilihan Anda] </text:span></text:p>
              </text:list-item>
            </text:list>
            <text:p text:style-name="P23"><text:span text:style-name="Strong_20_Emphasis"><text:span text:style-name="T1">2. Subjudul (Opsional):</text:span></text:span></text:p>
            <text:list xml:id="list6448204846434596382" text:style-name="L160">
              <text:list-item>
                <text:p text:style-name="P313"><text:span text:style-name="Emphasis"><text:span text:style-name="T1">Opsi 1:</text:span></text:span><text:span text:style-name="T1"> Bagaimana Sebuah Toko Buku Online Menjadi Imperium Global yang Mendefinisikan Ulang Bisnis dan Teknologi. </text:span></text:p>
              </text:list-item>
              <text:list-item>
                <text:p text:style-name="P313"><text:span text:style-name="Emphasis"><text:span text:style-name="T1">Opsi 2:</text:span></text:span><text:span text:style-name="T1"> Sejarah, Teknologi, Kontroversi, dan Masa Depan Raksasa dari Seattle. </text:span></text:p>
              </text:list-item>
              <text:list-item>
                <text:p text:style-name="P166"><text:span text:style-name="Emphasis"><text:span text:style-name="T1">Opsi 3:</text:span></text:span><text:span text:style-name="T1"> [Subjudul Lain Pilihan Anda] </text:span></text:p>
              </text:list-item>
            </text:list>
            <text:p text:style-name="P23"><text:span text:style-name="Strong_20_Emphasis"><text:span text:style-name="T1">3. Nama Penulis:</text:span></text:span></text:p>
            <text:list xml:id="list1782163602467785262" text:style-name="L161">
              <text:list-item>
                <text:p text:style-name="P19">[Nama Penulis Anda] </text:p>
              </text:list-item>
            </text:list>
            <text:p text:style-name="P23"><text:span text:style-name="Strong_20_Emphasis"><text:span text:style-name="T1">4. Target Pembaca:</text:span></text:span></text:p>
            <text:list xml:id="list7632761238118555053" text:style-name="L162">
              <text:list-item>
                <text:p text:style-name="P188">Masyarakat umum di Indonesia. </text:p>
              </text:list-item>
              <text:list-item>
                <text:p text:style-name="P188">Tertarik pada kisah bisnis inspiratif, perkembangan teknologi, dampak perusahaan besar, dan isu-isu ekonomi digital. </text:p>
              </text:list-item>
              <text:list-item>
                <text:p text:style-name="P20">Bukan audiens teknis atau akademis murni. </text:p>
              </text:list-item>
            </text:list>
            <text:p text:style-name="P23"><text:span text:style-name="Strong_20_Emphasis"><text:span text:style-name="T1">5. Tema Utama yang Harus Tercermin (Pilih beberapa yang paling kuat):</text:span></text:span></text:p>
            <text:list xml:id="list6282895144798442906" text:style-name="L163">
              <text:list-item>
                <text:p text:style-name="P314"><text:span text:style-name="Strong_20_Emphasis"><text:span text:style-name="T1">Transformasi/Pertumbuhan:</text:span></text:span><text:span text:style-name="T1"> Dari awal yang sangat sederhana (garasi) menjadi raksasa global. </text:span></text:p>
              </text:list-item>
              <text:list-item>
                <text:p text:style-name="P314"><text:span text:style-name="Strong_20_Emphasis"><text:span text:style-name="T1">Teknologi &amp; Inovasi:</text:span></text:span><text:span text:style-name="T1"> Peran sentral AWS, AI, robotika, e-commerce. </text:span></text:p>
              </text:list-item>
              <text:list-item>
                <text:p text:style-name="P314"><text:span text:style-name="Strong_20_Emphasis"><text:span text:style-name="T1">Jangkauan Global:</text:span></text:span><text:span text:style-name="T1"> Dampak Amazon di seluruh dunia. </text:span></text:p>
              </text:list-item>
              <text:list-item>
                <text:p text:style-name="P314"><text:span text:style-name="Strong_20_Emphasis"><text:span text:style-name="T1">Dualitas:</text:span></text:span><text:span text:style-name="T1"> Kesuksesan besar versus tantangan/kontroversi (mungkin tersirat). </text:span></text:p>
              </text:list-item>
              <text:list-item>
                <text:p text:style-name="P167"><text:span text:style-name="Strong_20_Emphasis"><text:span text:style-name="T1">Masa Depan:</text:span></text:span><text:span text:style-name="T1"> Inovasi berkelanjutan, ambisi tak terbatas. </text:span></text:p>
              </text:list-item>
            </text:list>
            <text:p text:style-name="P23"><text:span text:style-name="Strong_20_Emphasis"><text:span text:style-name="T1">6. Suasana/Mood yang Diinginkan:</text:span></text:span></text:p>
            <text:list xml:id="list2467474417005877728" text:style-name="L164">
              <text:list-item>
                <text:p text:style-name="P315"><text:span text:style-name="Strong_20_Emphasis"><text:span text:style-name="T1">Informatif tapi Menarik:</text:span></text:span><text:span text:style-name="T1"> Terlihat serius namun mengundang untuk dibaca. </text:span></text:p>
              </text:list-item>
              <text:list-item>
                <text:p text:style-name="P315"><text:span text:style-name="Strong_20_Emphasis"><text:span text:style-name="T1">Modern &amp; Dinamis:</text:span></text:span><text:span text:style-name="T1"> Mencerminkan perusahaan teknologi yang bergerak </text:span><text:soft-page-break/><text:span text:style-name="T1">cepat. </text:span></text:p>
              </text:list-item>
              <text:list-item>
                <text:p text:style-name="P315"><text:span text:style-name="Strong_20_Emphasis"><text:span text:style-name="T1">Transformasional/Epik (secukupnya):</text:span></text:span><text:span text:style-name="T1"> Menunjukkan skala dampak Amazon. </text:span></text:p>
              </text:list-item>
              <text:list-item>
                <text:p text:style-name="P315"><text:span text:style-name="Strong_20_Emphasis"><text:span text:style-name="T1">Aksesibel:</text:span></text:span><text:span text:style-name="T1"> Tidak terlihat terlalu berat, teknis, atau eksklusif. </text:span></text:p>
              </text:list-item>
              <text:list-item>
                <text:p text:style-name="P168"><text:span text:style-name="Strong_20_Emphasis"><text:span text:style-name="T1">Seimbang:</text:span></text:span><text:span text:style-name="T1"> Hindari kesan terlalu 'glorifikasi' atau terlalu 'kritis/gelap'. Profesional. </text:span></text:p>
              </text:list-item>
            </text:list>
            <text:p text:style-name="P23"><text:span text:style-name="Strong_20_Emphasis"><text:span text:style-name="T1">7. Ide Visual/Imajinasi (Ini hanya saran, desainer bebas berkreasi):</text:span></text:span></text:p>
            <text:list xml:id="list4495354260322709377" text:style-name="L165">
              <text:list-item>
                <text:p text:style-name="P316"><text:span text:style-name="Strong_20_Emphasis"><text:span text:style-name="T1">Kontras Skala:</text:span></text:span><text:span text:style-name="T1"> Mungkin juxtapose gambar garasi kecil dengan elemen yang mewakili skala global (misalnya, globe, jaringan digital, awan [untuk AWS]). </text:span></text:p>
              </text:list-item>
              <text:list-item>
                <text:p text:style-name="P316"><text:span text:style-name="Strong_20_Emphasis"><text:span text:style-name="T1">Metafora Sungai/Aliran:</text:span></text:span><text:span text:style-name="T1"> Visualisasi sungai yang mengalir dan melebar, mungkin dimulai dari sumber kecil. </text:span></text:p>
              </text:list-item>
              <text:list-item>
                <text:p text:style-name="P316"><text:span text:style-name="Strong_20_Emphasis"><text:span text:style-name="T1">Ikonografi Khas:</text:span></text:span><text:span text:style-name="T1"> Penggunaan panah senyum A-ke-Z secara subtil atau dominan, siluet kotak paket Amazon, ikon awan untuk AWS, atau siluet drone/robot/Kindle/Echo (pilih satu atau dua agar tidak ramai). </text:span></text:p>
              </text:list-item>
              <text:list-item>
                <text:p text:style-name="P316"><text:span text:style-name="Strong_20_Emphasis"><text:span text:style-name="T1">Jaringan/Konektivitas:</text:span></text:span><text:span text:style-name="T1"> Menggambarkan bagaimana Amazon menghubungkan penjual, pembeli, data, dan infrastruktur secara global. </text:span></text:p>
              </text:list-item>
              <text:list-item>
                <text:p text:style-name="P316"><text:span text:style-name="Strong_20_Emphasis"><text:span text:style-name="T1">Abstrak Modern:</text:span></text:span><text:span text:style-name="T1"> Menggunakan bentuk geometris, gradasi warna, atau pola yang mewakili pertumbuhan, data, atau jaringan. </text:span></text:p>
              </text:list-item>
              <text:list-item>
                <text:p text:style-name="P169"><text:span text:style-name="Strong_20_Emphasis"><text:span text:style-name="T1">Palet Warna:</text:span></text:span><text:span text:style-name="T1"> Bisa menggunakan warna korporat Amazon (oranye, biru muda) sebagai basis atau aksen, atau memilih skema warna lain yang terasa modern, bersih, dan menarik (misalnya, biru tua, putih, dengan aksen cerah). Gradasi dari gelap ke terang bisa menyimbolkan pertumbuhan. </text:span></text:p>
              </text:list-item>
            </text:list>
            <text:p text:style-name="P23"><text:span text:style-name="Strong_20_Emphasis"><text:span text:style-name="T1">8. Gaya Desain:</text:span></text:span></text:p>
            <text:list xml:id="list603706102036813608" text:style-name="L166">
              <text:list-item>
                <text:p text:style-name="P317"><text:span text:style-name="Strong_20_Emphasis"><text:span text:style-name="T1">Bersih (Clean) dan Modern:</text:span></text:span><text:span text:style-name="T1"> Hindari desain yang terlalu ramai atau kuno. </text:span></text:p>
              </text:list-item>
              <text:list-item>
                <text:p text:style-name="P317"><text:span text:style-name="Strong_20_Emphasis"><text:span text:style-name="T1">Tipografi Kuat:</text:span></text:span><text:span text:style-name="T1"> Judul harus sangat jelas, mudah dibaca, dan menonjol. Pilih font yang modern dan profesional. </text:span></text:p>
              </text:list-item>
              <text:list-item>
                <text:p text:style-name="P317"><text:span text:style-name="Strong_20_Emphasis"><text:span text:style-name="T1">Hierarki Visual Jelas:</text:span></text:span><text:span text:style-name="T1"> Judul, subjudul (jika ada), dan nama penulis harus tertata dengan baik. </text:span></text:p>
              </text:list-item>
              <text:list-item>
                <text:p text:style-name="P170"><text:span text:style-name="Strong_20_Emphasis"><text:span text:style-name="T1">Kualitas Profesional:</text:span></text:span><text:span text:style-name="T1"> Terlihat seperti buku nonfiksi berkualitas yang dijual di toko buku besar. </text:span></text:p>
              </text:list-item>
            </text:list>
            <text:p text:style-name="P23"><text:span text:style-name="Strong_20_Emphasis"><text:span text:style-name="T1">9. Hal yang Harus Dihindari:</text:span></text:span></text:p>
            <text:list xml:id="list8878717751092508619" text:style-name="L167">
              <text:list-item>
                <text:p text:style-name="P189">Desain yang terlalu 'korporat' atau seperti laporan tahunan. </text:p>
              </text:list-item>
              <text:list-item>
                <text:p text:style-name="P189"><text:soft-page-break/>Gambar Jeff Bezos yang terlalu dominan (kecuali jika buku ini fokus biografi). </text:p>
              </text:list-item>
              <text:list-item>
                <text:p text:style-name="P189">Terlalu banyak ikon atau elemen visual yang membuat ramai. </text:p>
              </text:list-item>
              <text:list-item>
                <text:p text:style-name="P21">Desain yang terlihat murahan atau amatir. </text:p>
              </text:list-item>
            </text:list>
            <text:p text:style-name="P23"><text:span text:style-name="Strong_20_Emphasis"><text:span text:style-name="T1">10. Informasi Tambahan (Opsional):</text:span></text:span></text:p>
            <text:list xml:id="list2305962013505159268" text:style-name="L168">
              <text:list-item>
                <text:p text:style-name="P190">Tempatkan logo penerbit [Nama Penerbit Fiktif Anda] di bagian bawah sampul depan atau belakang. </text:p>
              </text:list-item>
              <text:list-item>
                <text:p text:style-name="P22">Siapkan ruang di sampul belakang untuk sinopsis singkat dan mungkin beberapa testimonial/blurb. </text:p>
              </text:list-item>
            </text:list>
            <text:p text:style-name="P322"/>
            <text:p text:style-name="P1">Semoga prompt ini cukup detail untuk memandu proses desain sampul buku Anda!</text:p>
          </text:section>
          <text:section text:style-name="Sect1" text:name="feedback-form-93">
            <text:p text:style-name="P171"/>
          </text:section>
        </text:section>
      </text:section>
      <text:p text:style-name="P171"><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1">Buat Ringkasan Audio </text:p>
      <text:p text:style-name="P1"/>
      <text:p text:style-name="P171">Deep Research </text:p>
      <text:p text:style-name="P1">Canvas </text:p>
      <text:p text:style-name="P1">Gemini dapat membuat kesalahan, jadi periksa kembali responsnya</text:p>
      <text:p text:style-name="P171">Aplikasi Google</text:p>
      <text:p text:style-name="P171">Akun Google</text:p>
      <text:p text:style-name="P171">Ujang Amadu</text:p>
      <text:p text:style-name="P171">darminahdaryono@gmail.com</text:p>
      <text:section text:style-name="Sect1" text:name="cdk-live-announcer-0">
        <text:p text:style-name="P171"/>
      </text:section>
      <text:p text:style-name="P3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5in" fo:margin-bottom="0.65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4T12:18:26.41</meta:creation-date>
    <meta:document-statistic meta:table-count="0" meta:image-count="1" meta:object-count="0" meta:page-count="235" meta:paragraph-count="1867" meta:word-count="54655" meta:character-count="408800"/>
    <dc:date>2025-04-24T12:19:28.63</dc:date>
    <dc:creator>OJie </dc:creator>
    <meta:editing-duration>PT1M2S</meta:editing-duration>
    <meta:editing-cycles>1</meta:editing-cycles>
    <meta:generator>OpenOffice/4.1.15$Win32 OpenOffice.org_project/4115m2$Build-9813</meta:generator>
  </office:meta>
</office:document-meta>
</file>